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25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6181in"/>
    </style:style>
    <style:style style:name="co7" style:family="table-column">
      <style:table-column-properties fo:break-before="auto" style:column-width="1.5484in"/>
    </style:style>
    <style:style style:name="co8" style:family="table-column">
      <style:table-column-properties fo:break-before="auto" style:column-width="1.4799in"/>
    </style:style>
    <style:style style:name="co9" style:family="table-column">
      <style:table-column-properties fo:break-before="auto" style:column-width="1.8937in"/>
    </style:style>
    <style:style style:name="co10" style:family="table-column">
      <style:table-column-properties fo:break-before="auto" style:column-width="1.7563in"/>
    </style:style>
    <style:style style:name="co11" style:family="table-column">
      <style:table-column-properties fo:break-before="auto" style:column-width="1.8252in"/>
    </style:style>
    <style:style style:name="co12" style:family="table-column">
      <style:table-column-properties fo:break-before="auto" style:column-width="2.1701in"/>
    </style:style>
    <style:style style:name="co13" style:family="table-column">
      <style:table-column-properties fo:break-before="auto" style:column-width="2.0319in"/>
    </style:style>
    <style:style style:name="co14" style:family="table-column">
      <style:table-column-properties fo:break-before="auto" style:column-width="2.1016in"/>
    </style:style>
    <style:style style:name="co15" style:family="table-column">
      <style:table-column-properties fo:break-before="auto" style:column-width="1.6866in"/>
    </style:style>
    <style:style style:name="co16" style:family="table-column">
      <style:table-column-properties fo:break-before="auto" style:column-width="2.4457in"/>
    </style:style>
    <style:style style:name="co17" style:family="table-column">
      <style:table-column-properties fo:break-before="auto" style:column-width="2.3075in"/>
    </style:style>
    <style:style style:name="co18" style:family="table-column">
      <style:table-column-properties fo:break-before="auto" style:column-width="2.3772in"/>
    </style:style>
    <style:style style:name="ro1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cellBes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808000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00ffff"/>
      <style:text-properties style:use-window-font-color="true"/>
    </style:style>
    <style:style style:name="ce8" style:family="table-cell" style:parent-style-name="Default">
      <style:table-cell-properties fo:background-color="#b80047"/>
    </style:style>
    <style:style style:name="ce9" style:family="table-cell" style:parent-style-name="cellWorst">
      <style:table-cell-properties fo:background-color="#b80047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ccccff"/>
    </style:style>
    <style:style style:name="ce12" style:family="table-cell" style:parent-style-name="cellWors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ext-properties fo:color="#ff00ff"/>
    </style:style>
    <style:style style:name="ce15" style:family="table-cell" style:parent-style-name="cellWorst" style:data-style-name="N1"/>
    <style:style style:name="ce16" style:family="table-cell" style:parent-style-name="cellBest" style:data-style-name="N1"/>
    <style:style style:name="ce17" style:family="table-cell" style:parent-style-name="Default" style:data-style-name="N1">
      <style:table-cell-properties fo:background-color="#b3b300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3" table:default-cell-style-name="cellBest"/>
        <table:table-column table:style-name="co12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4" table:default-cell-style-name="Default"/>
        <table:table-column table:style-name="co3" table:default-cell-style-name="cellWorst"/>
        <table:table-column table:style-name="co3" table:default-cell-style-name="Default"/>
        <table:table-column table:style-name="co3" table:number-columns-repeated="2" table:default-cell-style-name="cellWorst"/>
        <table:table-column table:style-name="co16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8" table:default-cell-style-name="Default"/>
        <table:table-column table:style-name="co3" table:number-columns-repeated="823" table:default-cell-style-name="Default"/>
        <table:table-row table:style-name="ro1">
          <table:table-cell/>
          <table:table-cell office:value-type="string">
            <text:p>bm-1/lab-vsids-n1</text:p>
          </table:table-cell>
          <table:table-cell table:number-columns-repeated="3"/>
          <table:table-cell table:style-name="ce2" office:value-type="string">
            <text:p>bm-1/lab-hvsids-n1</text:p>
          </table:table-cell>
          <table:table-cell table:style-name="ce2" table:number-columns-repeated="4"/>
          <table:table-cell office:value-type="string">
            <text:p>bm-1/lab-none-n1</text:p>
          </table:table-cell>
          <table:table-cell table:number-columns-repeated="3"/>
          <table:table-cell table:style-name="Default"/>
          <table:table-cell office:value-type="string">
            <text:p>bm-1/lab-neutral-n1</text:p>
          </table:table-cell>
          <table:table-cell table:number-columns-repeated="4"/>
          <table:table-cell office:value-type="string">
            <text:p>bm-1/lab-pref_false-n1</text:p>
          </table:table-cell>
          <table:table-cell table:number-columns-repeated="4"/>
          <table:table-cell office:value-type="string">
            <text:p>bm-1/lab-pref_true-n1</text:p>
          </table:table-cell>
          <table:table-cell table:number-columns-repeated="4"/>
          <table:table-cell office:value-type="string">
            <text:p>bm-1/lab-factor2-n1</text:p>
          </table:table-cell>
          <table:table-cell table:number-columns-repeated="4"/>
          <table:table-cell office:value-type="string">
            <text:p>bm-1/lab-factor4-n1</text:p>
          </table:table-cell>
          <table:table-cell table:number-columns-repeated="4"/>
          <table:table-cell office:value-type="string">
            <text:p>bm-1/lab-factor8-n1</text:p>
          </table:table-cell>
          <table:table-cell table:number-columns-repeated="4"/>
          <table:table-cell office:value-type="string">
            <text:p>bm-1/lab-factor16-n1</text:p>
          </table:table-cell>
          <table:table-cell table:number-columns-repeated="4"/>
          <table:table-cell office:value-type="string">
            <text:p>bm-1/lab-init2-n1</text:p>
          </table:table-cell>
          <table:table-cell table:number-columns-repeated="4"/>
          <table:table-cell office:value-type="string">
            <text:p>bm-1/lab-init4-n1</text:p>
          </table:table-cell>
          <table:table-cell table:number-columns-repeated="4"/>
          <table:table-cell office:value-type="string">
            <text:p>bm-1/lab-init8-n1</text:p>
          </table:table-cell>
          <table:table-cell table:number-columns-repeated="4"/>
          <table:table-cell office:value-type="string">
            <text:p>bm-1/lab-init16-n1</text:p>
          </table:table-cell>
          <table:table-cell table:number-columns-repeated="4"/>
          <table:table-cell office:value-type="string">
            <text:p>bm-1/lab-level1-n1</text:p>
          </table:table-cell>
          <table:table-cell table:number-columns-repeated="4"/>
          <table:table-cell office:value-type="string">
            <text:p>bm-1/lab-level-1-n1</text:p>
          </table:table-cell>
          <table:table-cell table:number-columns-repeated="3"/>
          <table:table-cell table:style-name="Default"/>
          <table:table-cell office:value-type="string">
            <text:p>bm-1/lab-ordered_factor-n1</text:p>
          </table:table-cell>
          <table:table-cell table:number-columns-repeated="4"/>
          <table:table-cell office:value-type="string">
            <text:p>bm-1/lab-ordered_init-n1</text:p>
          </table:table-cell>
          <table:table-cell table:number-columns-repeated="4"/>
          <table:table-cell office:value-type="string">
            <text:p>bm-1/lab-ordered_level-n1</text:p>
          </table:table-cell>
          <table:table-cell table:number-columns-repeated="4"/>
          <table:table-cell office:value-type="string">
            <text:p>bm-1/lab-ordered_inv_factor-n1</text:p>
          </table:table-cell>
          <table:table-cell table:number-columns-repeated="4"/>
          <table:table-cell office:value-type="string">
            <text:p>bm-1/lab-ordered_inv_init-n1</text:p>
          </table:table-cell>
          <table:table-cell table:number-columns-repeated="4"/>
          <table:table-cell office:value-type="string">
            <text:p>bm-1/lab-ordered_inv_level-n1</text:p>
          </table:table-cell>
          <table:table-cell table:number-columns-repeated="4"/>
          <table:table-cell office:value-type="string">
            <text:p>bm-1/lab-flu-neutral-n1</text:p>
          </table:table-cell>
          <table:table-cell table:number-columns-repeated="4"/>
          <table:table-cell office:value-type="string">
            <text:p>bm-1/lab-flu-pref_false-n1</text:p>
          </table:table-cell>
          <table:table-cell table:number-columns-repeated="4"/>
          <table:table-cell office:value-type="string">
            <text:p>bm-1/lab-flu-pref_true-n1</text:p>
          </table:table-cell>
          <table:table-cell table:number-columns-repeated="4"/>
          <table:table-cell office:value-type="string">
            <text:p>bm-1/lab-flu-factor2-n1</text:p>
          </table:table-cell>
          <table:table-cell table:number-columns-repeated="4"/>
          <table:table-cell office:value-type="string">
            <text:p>bm-1/lab-flu-factor4-n1</text:p>
          </table:table-cell>
          <table:table-cell table:number-columns-repeated="4"/>
          <table:table-cell office:value-type="string">
            <text:p>bm-1/lab-flu-factor8-n1</text:p>
          </table:table-cell>
          <table:table-cell table:number-columns-repeated="4"/>
          <table:table-cell office:value-type="string">
            <text:p>bm-1/lab-flu-factor16-n1</text:p>
          </table:table-cell>
          <table:table-cell table:number-columns-repeated="4"/>
          <table:table-cell office:value-type="string">
            <text:p>bm-1/lab-flu-init2-n1</text:p>
          </table:table-cell>
          <table:table-cell table:number-columns-repeated="4"/>
          <table:table-cell office:value-type="string">
            <text:p>bm-1/lab-flu-init4-n1</text:p>
          </table:table-cell>
          <table:table-cell table:number-columns-repeated="4"/>
          <table:table-cell office:value-type="string">
            <text:p>bm-1/lab-flu-init8-n1</text:p>
          </table:table-cell>
          <table:table-cell table:number-columns-repeated="4"/>
          <table:table-cell office:value-type="string">
            <text:p>bm-1/lab-flu-init16-n1</text:p>
          </table:table-cell>
          <table:table-cell table:number-columns-repeated="4"/>
          <table:table-cell office:value-type="string">
            <text:p>bm-1/lab-flu-level1-n1</text:p>
          </table:table-cell>
          <table:table-cell table:number-columns-repeated="4"/>
          <table:table-cell office:value-type="string">
            <text:p>bm-1/lab-flu-level-1-n1</text:p>
          </table:table-cell>
          <table:table-cell table:number-columns-repeated="3"/>
          <table:table-cell table:style-name="Default"/>
          <table:table-cell office:value-type="string">
            <text:p>bm-1/lab-flu-ordered_factor-n1</text:p>
          </table:table-cell>
          <table:table-cell table:number-columns-repeated="4"/>
          <table:table-cell office:value-type="string">
            <text:p>bm-1/lab-flu-ordered_init-n1</text:p>
          </table:table-cell>
          <table:table-cell table:number-columns-repeated="4"/>
          <table:table-cell office:value-type="string">
            <text:p>bm-1/lab-flu-ordered_level-n1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bm-1/lab-flu-ordered_inv_factor-n1</text:p>
          </table:table-cell>
          <table:table-cell table:number-columns-repeated="4"/>
          <table:table-cell office:value-type="string">
            <text:p>bm-1/lab-flu-ordered_inv_init-n1</text:p>
          </table:table-cell>
          <table:table-cell table:number-columns-repeated="4"/>
          <table:table-cell office:value-type="string">
            <text:p>bm-1/lab-flu-ordered_inv_level-n1</text:p>
          </table:table-cell>
          <table:table-cell table:number-columns-repeated="4"/>
          <table:table-cell office:value-type="string">
            <text:p>min</text:p>
          </table:table-cell>
          <table:table-cell table:number-columns-repeated="4"/>
          <table:table-cell office:value-type="string">
            <text:p>median</text:p>
          </table:table-cell>
          <table:table-cell table:number-columns-repeated="4"/>
          <table:table-cell office:value-type="string">
            <text:p>max</text:p>
          </table:table-cell>
          <table:table-cell table:number-columns-repeated="808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table:style-name="Default" office:value-type="string">
            <text:p>timeout</text:p>
          </table:table-cell>
          <table:table-cell office:value-type="string">
            <text:p>conflicts</text:p>
          </table:table-cell>
          <table:table-cell table:style-name="Default" office:value-type="string">
            <text:p>choices</text:p>
          </table:table-cell>
          <table:table-cell table:style-name="Default"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table:number-columns-repeated="804"/>
        </table:table-row>
        <table:table-row table:style-name="ro1">
          <table:table-cell office:value-type="string">
            <text:p>./laby_15_15_15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85841">
            <text:p>585841</text:p>
          </table:table-cell>
          <table:table-cell office:value-type="float" office:value="1463896">
            <text:p>14638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8996">
            <text:p>418996</text:p>
          </table:table-cell>
          <table:table-cell office:value-type="float" office:value="1155308">
            <text:p>115530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5107">
            <text:p>435107</text:p>
          </table:table-cell>
          <table:table-cell office:value-type="float" office:value="1214714">
            <text:p>121471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8044">
            <text:p>408044</text:p>
          </table:table-cell>
          <table:table-cell office:value-type="float" office:value="1112364">
            <text:p>1112364</text:p>
          </table:table-cell>
          <table:table-cell office:value-type="float" office:value="216430">
            <text:p>216430</text:p>
          </table:table-cell>
          <table:table-cell office:value-type="float" office:value="16.5372">
            <text:p>16.5372</text:p>
          </table:table-cell>
          <table:table-cell table:style-name="cellBest" office:value-type="float" office:value="0">
            <text:p>0</text:p>
          </table:table-cell>
          <table:table-cell office:value-type="float" office:value="18545">
            <text:p>18545</text:p>
          </table:table-cell>
          <table:table-cell office:value-type="float" office:value="113183">
            <text:p>113183</text:p>
          </table:table-cell>
          <table:table-cell office:value-type="float" office:value="16829">
            <text:p>1682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5242">
            <text:p>345242</text:p>
          </table:table-cell>
          <table:table-cell office:value-type="float" office:value="518438">
            <text:p>518438</text:p>
          </table:table-cell>
          <table:table-cell office:value-type="float" office:value="130414">
            <text:p>13041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4991">
            <text:p>254991</text:p>
          </table:table-cell>
          <table:table-cell office:value-type="float" office:value="969056">
            <text:p>969056</text:p>
          </table:table-cell>
          <table:table-cell office:value-type="float" office:value="344404">
            <text:p>344404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138349">
            <text:p>138349</text:p>
          </table:table-cell>
          <table:table-cell office:value-type="float" office:value="352240">
            <text:p>352240</text:p>
          </table:table-cell>
          <table:table-cell office:value-type="float" office:value="209517">
            <text:p>20951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5504">
            <text:p>145504</text:p>
          </table:table-cell>
          <table:table-cell office:value-type="float" office:value="292302">
            <text:p>292302</text:p>
          </table:table-cell>
          <table:table-cell office:value-type="float" office:value="226021">
            <text:p>226021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304609">
            <text:p>304609</text:p>
          </table:table-cell>
          <table:table-cell office:value-type="float" office:value="703800">
            <text:p>703800</text:p>
          </table:table-cell>
          <table:table-cell office:value-type="float" office:value="321901">
            <text:p>321901</text:p>
          </table:table-cell>
          <table:table-cell office:value-type="float" office:value="292.576">
            <text:p>292.576</text:p>
          </table:table-cell>
          <table:table-cell table:style-name="cellBest" office:value-type="float" office:value="0">
            <text:p>0</text:p>
          </table:table-cell>
          <table:table-cell office:value-type="float" office:value="239371">
            <text:p>239371</text:p>
          </table:table-cell>
          <table:table-cell office:value-type="float" office:value="677122">
            <text:p>677122</text:p>
          </table:table-cell>
          <table:table-cell office:value-type="float" office:value="145119">
            <text:p>1451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8008">
            <text:p>358008</text:p>
          </table:table-cell>
          <table:table-cell office:value-type="float" office:value="1134307">
            <text:p>1134307</text:p>
          </table:table-cell>
          <table:table-cell office:value-type="float" office:value="174505">
            <text:p>17450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5633">
            <text:p>325633</text:p>
          </table:table-cell>
          <table:table-cell office:value-type="float" office:value="914963">
            <text:p>914963</text:p>
          </table:table-cell>
          <table:table-cell office:value-type="float" office:value="130676">
            <text:p>130676</text:p>
          </table:table-cell>
          <table:table-cell office:value-type="float" office:value="162.294">
            <text:p>162.294</text:p>
          </table:table-cell>
          <table:table-cell table:style-name="cellBest" office:value-type="float" office:value="0">
            <text:p>0</text:p>
          </table:table-cell>
          <table:table-cell office:value-type="float" office:value="173063">
            <text:p>173063</text:p>
          </table:table-cell>
          <table:table-cell office:value-type="float" office:value="660528">
            <text:p>660528</text:p>
          </table:table-cell>
          <table:table-cell office:value-type="float" office:value="99461">
            <text:p>9946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575">
            <text:p>45575</text:p>
          </table:table-cell>
          <table:table-cell table:style-name="cellBest" office:value-type="float" office:value="67228">
            <text:p>67228</text:p>
          </table:table-cell>
          <table:table-cell office:value-type="float" office:value="67228">
            <text:p>6722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589178">
            <text:p>589178</text:p>
          </table:table-cell>
          <table:table-cell office:value-type="float" office:value="1592844">
            <text:p>1592844</text:p>
          </table:table-cell>
          <table:table-cell office:value-type="float" office:value="0">
            <text:p>0</text:p>
          </table:table-cell>
          <table:table-cell office:value-type="float" office:value="360.937">
            <text:p>360.937</text:p>
          </table:table-cell>
          <table:table-cell table:style-name="cellBest" office:value-type="float" office:value="0">
            <text:p>0</text:p>
          </table:table-cell>
          <table:table-cell office:value-type="float" office:value="170373">
            <text:p>170373</text:p>
          </table:table-cell>
          <table:table-cell office:value-type="float" office:value="398333">
            <text:p>398333</text:p>
          </table:table-cell>
          <table:table-cell office:value-type="float" office:value="163126">
            <text:p>16312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90886">
            <text:p>490886</text:p>
          </table:table-cell>
          <table:table-cell office:value-type="float" office:value="1346038">
            <text:p>1346038</text:p>
          </table:table-cell>
          <table:table-cell office:value-type="float" office:value="176603">
            <text:p>1766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0448">
            <text:p>190448</text:p>
          </table:table-cell>
          <table:table-cell table:number-columns-repeated="2" office:value-type="float" office:value="268882">
            <text:p>26888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7934">
            <text:p>267934</text:p>
          </table:table-cell>
          <table:table-cell office:value-type="float" office:value="561263">
            <text:p>561263</text:p>
          </table:table-cell>
          <table:table-cell office:value-type="float" office:value="206463">
            <text:p>206463</text:p>
          </table:table-cell>
          <table:table-cell table:style-name="cellBest" office:value-type="float" office:value="12.6102">
            <text:p>12.6102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9913">
            <text:p>9913</text:p>
          </table:table-cell>
          <table:table-cell office:value-type="float" office:value="73074">
            <text:p>73074</text:p>
          </table:table-cell>
          <table:table-cell office:value-type="float" office:value="9818">
            <text:p>981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2349">
            <text:p>182349</text:p>
          </table:table-cell>
          <table:table-cell office:value-type="float" office:value="251343">
            <text:p>251343</text:p>
          </table:table-cell>
          <table:table-cell office:value-type="float" office:value="232717">
            <text:p>23271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3350">
            <text:p>383350</text:p>
          </table:table-cell>
          <table:table-cell office:value-type="float" office:value="1027808">
            <text:p>1027808</text:p>
          </table:table-cell>
          <table:table-cell office:value-type="float" office:value="201105">
            <text:p>20110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1458">
            <text:p>401458</text:p>
          </table:table-cell>
          <table:table-cell office:value-type="float" office:value="1426203">
            <text:p>1426203</text:p>
          </table:table-cell>
          <table:table-cell office:value-type="float" office:value="150646">
            <text:p>15064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5922">
            <text:p>435922</text:p>
          </table:table-cell>
          <table:table-cell office:value-type="float" office:value="1331016">
            <text:p>1331016</text:p>
          </table:table-cell>
          <table:table-cell office:value-type="float" office:value="202700">
            <text:p>202700</text:p>
          </table:table-cell>
          <table:table-cell office:value-type="float" office:value="171.064">
            <text:p>171.064</text:p>
          </table:table-cell>
          <table:table-cell table:style-name="cellBest" office:value-type="float" office:value="0">
            <text:p>0</text:p>
          </table:table-cell>
          <table:table-cell office:value-type="float" office:value="182891">
            <text:p>182891</text:p>
          </table:table-cell>
          <table:table-cell office:value-type="float" office:value="393102">
            <text:p>393102</text:p>
          </table:table-cell>
          <table:table-cell office:value-type="float" office:value="235903">
            <text:p>2359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04489">
            <text:p>504489</text:p>
          </table:table-cell>
          <table:table-cell office:value-type="float" office:value="783743">
            <text:p>783743</text:p>
          </table:table-cell>
          <table:table-cell office:value-type="float" office:value="723160">
            <text:p>7231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0852">
            <text:p>360852</text:p>
          </table:table-cell>
          <table:table-cell office:value-type="float" office:value="623696">
            <text:p>623696</text:p>
          </table:table-cell>
          <table:table-cell office:value-type="float" office:value="596224">
            <text:p>5962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0103">
            <text:p>360103</text:p>
          </table:table-cell>
          <table:table-cell office:value-type="float" office:value="702496">
            <text:p>702496</text:p>
          </table:table-cell>
          <table:table-cell office:value-type="float" office:value="678292">
            <text:p>67829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2661">
            <text:p>432661</text:p>
          </table:table-cell>
          <table:table-cell office:value-type="float" office:value="1205458">
            <text:p>1205458</text:p>
          </table:table-cell>
          <table:table-cell office:value-type="float" office:value="93657">
            <text:p>936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4135">
            <text:p>374135</text:p>
          </table:table-cell>
          <table:table-cell office:value-type="float" office:value="990533">
            <text:p>990533</text:p>
          </table:table-cell>
          <table:table-cell office:value-type="float" office:value="134180">
            <text:p>1341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4909">
            <text:p>454909</text:p>
          </table:table-cell>
          <table:table-cell office:value-type="float" office:value="954312">
            <text:p>954312</text:p>
          </table:table-cell>
          <table:table-cell office:value-type="float" office:value="89989">
            <text:p>8998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28791">
            <text:p>528791</text:p>
          </table:table-cell>
          <table:table-cell office:value-type="float" office:value="1316719">
            <text:p>1316719</text:p>
          </table:table-cell>
          <table:table-cell office:value-type="float" office:value="104124">
            <text:p>1041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2796">
            <text:p>412796</text:p>
          </table:table-cell>
          <table:table-cell table:number-columns-repeated="2" office:value-type="float" office:value="714927">
            <text:p>7149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8947">
            <text:p>288947</text:p>
          </table:table-cell>
          <table:table-cell office:value-type="float" office:value="1907718">
            <text:p>190771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70830">
            <text:p>470830</text:p>
          </table:table-cell>
          <table:table-cell office:value-type="float" office:value="809085">
            <text:p>809085</text:p>
          </table:table-cell>
          <table:table-cell office:value-type="float" office:value="755103">
            <text:p>7551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1439">
            <text:p>351439</text:p>
          </table:table-cell>
          <table:table-cell office:value-type="float" office:value="1097610">
            <text:p>1097610</text:p>
          </table:table-cell>
          <table:table-cell office:value-type="float" office:value="124554">
            <text:p>124554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81235">
            <text:p>181235</text:p>
          </table:table-cell>
          <table:table-cell table:number-columns-repeated="2" office:value-type="float" office:value="8115991">
            <text:p>8115991</text:p>
          </table:table-cell>
          <table:table-cell office:value-type="float" office:value="337.074">
            <text:p>337.074</text:p>
          </table:table-cell>
          <table:table-cell table:style-name="cellBest" office:value-type="float" office:value="0">
            <text:p>0</text:p>
          </table:table-cell>
          <table:table-cell office:value-type="float" office:value="249044">
            <text:p>249044</text:p>
          </table:table-cell>
          <table:table-cell office:value-type="float" office:value="525925">
            <text:p>525925</text:p>
          </table:table-cell>
          <table:table-cell office:value-type="float" office:value="281887">
            <text:p>2818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16724">
            <text:p>516724</text:p>
          </table:table-cell>
          <table:table-cell office:value-type="float" office:value="1383763">
            <text:p>1383763</text:p>
          </table:table-cell>
          <table:table-cell office:value-type="float" office:value="116841">
            <text:p>1168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8010">
            <text:p>378010</text:p>
          </table:table-cell>
          <table:table-cell office:value-type="float" office:value="537145">
            <text:p>537145</text:p>
          </table:table-cell>
          <table:table-cell office:value-type="float" office:value="498859">
            <text:p>498859</text:p>
          </table:table-cell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12.6102">
            <text:p>12.6102</text:p>
          </table:table-cell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0">
            <text:p>0</text:p>
          </table:table-cell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9913">
            <text:p>9913</text:p>
          </table:table-cell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67228">
            <text:p>67228</text:p>
          </table:table-cell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0">
            <text:p>0</text:p>
          </table:table-cell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600">
            <text:p>600</text:p>
          </table:table-cell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1">
            <text:p>1</text:p>
          </table:table-cell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358008">
            <text:p>358008</text:p>
          </table:table-cell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809085">
            <text:p>809085</text:p>
          </table:table-cell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175554">
            <text:p>175554</text:p>
          </table:table-cell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600">
            <text:p>600</text:p>
          </table:table-cell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1">
            <text:p>1</text:p>
          </table:table-cell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589178">
            <text:p>589178</text:p>
          </table:table-cell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8115991">
            <text:p>8115991</text:p>
          </table:table-cell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8115991">
            <text:p>8115991</text:p>
          </table:table-cell>
          <table:table-cell table:number-columns-repeated="804"/>
        </table:table-row>
        <table:table-row table:style-name="ro1">
          <table:table-cell office:value-type="string">
            <text:p>./laby_15_15_16.lp</text:p>
          </table:table-cell>
          <table:table-cell office:value-type="float" office:value="6.85169">
            <text:p>6.85169</text:p>
          </table:table-cell>
          <table:table-cell office:value-type="float" office:value="0">
            <text:p>0</text:p>
          </table:table-cell>
          <table:table-cell office:value-type="float" office:value="9136">
            <text:p>9136</text:p>
          </table:table-cell>
          <table:table-cell office:value-type="float" office:value="109332">
            <text:p>109332</text:p>
          </table:table-cell>
          <table:table-cell office:value-type="float" office:value="7.34841">
            <text:p>7.34841</text:p>
          </table:table-cell>
          <table:table-cell office:value-type="float" office:value="0">
            <text:p>0</text:p>
          </table:table-cell>
          <table:table-cell office:value-type="float" office:value="9136">
            <text:p>9136</text:p>
          </table:table-cell>
          <table:table-cell office:value-type="float" office:value="109332">
            <text:p>109332</text:p>
          </table:table-cell>
          <table:table-cell office:value-type="float" office:value="0">
            <text:p>0</text:p>
          </table:table-cell>
          <table:table-cell office:value-type="float" office:value="7.51154">
            <text:p>7.51154</text:p>
          </table:table-cell>
          <table:table-cell office:value-type="float" office:value="0">
            <text:p>0</text:p>
          </table:table-cell>
          <table:table-cell office:value-type="float" office:value="9136">
            <text:p>9136</text:p>
          </table:table-cell>
          <table:table-cell office:value-type="float" office:value="109332">
            <text:p>109332</text:p>
          </table:table-cell>
          <table:table-cell office:value-type="float" office:value="0">
            <text:p>0</text:p>
          </table:table-cell>
          <table:table-cell office:value-type="float" office:value="7.72303">
            <text:p>7.72303</text:p>
          </table:table-cell>
          <table:table-cell office:value-type="float" office:value="0">
            <text:p>0</text:p>
          </table:table-cell>
          <table:table-cell office:value-type="float" office:value="9136">
            <text:p>9136</text:p>
          </table:table-cell>
          <table:table-cell office:value-type="float" office:value="109332">
            <text:p>109332</text:p>
          </table:table-cell>
          <table:table-cell office:value-type="float" office:value="8009">
            <text:p>8009</text:p>
          </table:table-cell>
          <table:table-cell office:value-type="float" office:value="168.239">
            <text:p>168.239</text:p>
          </table:table-cell>
          <table:table-cell office:value-type="float" office:value="0">
            <text:p>0</text:p>
          </table:table-cell>
          <table:table-cell office:value-type="float" office:value="123499">
            <text:p>123499</text:p>
          </table:table-cell>
          <table:table-cell office:value-type="float" office:value="1342315">
            <text:p>1342315</text:p>
          </table:table-cell>
          <table:table-cell office:value-type="float" office:value="67377">
            <text:p>67377</text:p>
          </table:table-cell>
          <table:table-cell office:value-type="float" office:value="131.376">
            <text:p>131.376</text:p>
          </table:table-cell>
          <table:table-cell office:value-type="float" office:value="0">
            <text:p>0</text:p>
          </table:table-cell>
          <table:table-cell office:value-type="float" office:value="92764">
            <text:p>92764</text:p>
          </table:table-cell>
          <table:table-cell office:value-type="float" office:value="151372">
            <text:p>151372</text:p>
          </table:table-cell>
          <table:table-cell office:value-type="float" office:value="31411">
            <text:p>31411</text:p>
          </table:table-cell>
          <table:table-cell office:value-type="float" office:value="91.4279">
            <text:p>91.4279</text:p>
          </table:table-cell>
          <table:table-cell office:value-type="float" office:value="0">
            <text:p>0</text:p>
          </table:table-cell>
          <table:table-cell office:value-type="float" office:value="59785">
            <text:p>59785</text:p>
          </table:table-cell>
          <table:table-cell office:value-type="float" office:value="358106">
            <text:p>358106</text:p>
          </table:table-cell>
          <table:table-cell office:value-type="float" office:value="76557">
            <text:p>76557</text:p>
          </table:table-cell>
          <table:table-cell office:value-type="float" office:value="318.412">
            <text:p>318.412</text:p>
          </table:table-cell>
          <table:table-cell office:value-type="float" office:value="0">
            <text:p>0</text:p>
          </table:table-cell>
          <table:table-cell office:value-type="float" office:value="163871">
            <text:p>163871</text:p>
          </table:table-cell>
          <table:table-cell office:value-type="float" office:value="381448">
            <text:p>381448</text:p>
          </table:table-cell>
          <table:table-cell office:value-type="float" office:value="225909">
            <text:p>225909</text:p>
          </table:table-cell>
          <table:table-cell office:value-type="float" office:value="39.4751">
            <text:p>39.4751</text:p>
          </table:table-cell>
          <table:table-cell office:value-type="float" office:value="0">
            <text:p>0</text:p>
          </table:table-cell>
          <table:table-cell office:value-type="float" office:value="25813">
            <text:p>25813</text:p>
          </table:table-cell>
          <table:table-cell office:value-type="float" office:value="68183">
            <text:p>68183</text:p>
          </table:table-cell>
          <table:table-cell office:value-type="float" office:value="41770">
            <text:p>41770</text:p>
          </table:table-cell>
          <table:table-cell office:value-type="float" office:value="6.80986">
            <text:p>6.80986</text:p>
          </table:table-cell>
          <table:table-cell office:value-type="float" office:value="0">
            <text:p>0</text:p>
          </table:table-cell>
          <table:table-cell table:style-name="cellBest" office:value-type="float" office:value="1796">
            <text:p>1796</text:p>
          </table:table-cell>
          <table:table-cell office:value-type="float" office:value="55362">
            <text:p>55362</text:p>
          </table:table-cell>
          <table:table-cell office:value-type="float" office:value="6912">
            <text:p>6912</text:p>
          </table:table-cell>
          <table:table-cell office:value-type="float" office:value="41.3929">
            <text:p>41.3929</text:p>
          </table:table-cell>
          <table:table-cell office:value-type="float" office:value="0">
            <text:p>0</text:p>
          </table:table-cell>
          <table:table-cell office:value-type="float" office:value="50641">
            <text:p>50641</text:p>
          </table:table-cell>
          <table:table-cell office:value-type="float" office:value="378369">
            <text:p>378369</text:p>
          </table:table-cell>
          <table:table-cell office:value-type="float" office:value="35397">
            <text:p>35397</text:p>
          </table:table-cell>
          <table:table-cell office:value-type="float" office:value="39.0238">
            <text:p>39.0238</text:p>
          </table:table-cell>
          <table:table-cell office:value-type="float" office:value="0">
            <text:p>0</text:p>
          </table:table-cell>
          <table:table-cell office:value-type="float" office:value="43529">
            <text:p>43529</text:p>
          </table:table-cell>
          <table:table-cell office:value-type="float" office:value="161460">
            <text:p>161460</text:p>
          </table:table-cell>
          <table:table-cell office:value-type="float" office:value="28882">
            <text:p>28882</text:p>
          </table:table-cell>
          <table:table-cell table:style-name="cellBest" office:value-type="float" office:value="5.48651">
            <text:p>5.48651</text:p>
          </table:table-cell>
          <table:table-cell office:value-type="float" office:value="0">
            <text:p>0</text:p>
          </table:table-cell>
          <table:table-cell office:value-type="float" office:value="4433">
            <text:p>4433</text:p>
          </table:table-cell>
          <table:table-cell table:style-name="cellBest" office:value-type="float" office:value="46887">
            <text:p>46887</text:p>
          </table:table-cell>
          <table:table-cell office:value-type="float" office:value="5831">
            <text:p>5831</text:p>
          </table:table-cell>
          <table:table-cell office:value-type="float" office:value="436.13">
            <text:p>436.13</text:p>
          </table:table-cell>
          <table:table-cell office:value-type="float" office:value="0">
            <text:p>0</text:p>
          </table:table-cell>
          <table:table-cell office:value-type="float" office:value="250498">
            <text:p>250498</text:p>
          </table:table-cell>
          <table:table-cell office:value-type="float" office:value="1669543">
            <text:p>1669543</text:p>
          </table:table-cell>
          <table:table-cell office:value-type="float" office:value="119913">
            <text:p>11991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44338">
            <text:p>44338</text:p>
          </table:table-cell>
          <table:table-cell table:number-columns-repeated="2" office:value-type="float" office:value="71145">
            <text:p>71145</text:p>
          </table:table-cell>
          <table:table-cell office:value-type="float" office:value="30.6772">
            <text:p>30.6772</text:p>
          </table:table-cell>
          <table:table-cell office:value-type="float" office:value="0">
            <text:p>0</text:p>
          </table:table-cell>
          <table:table-cell office:value-type="float" office:value="40779">
            <text:p>40779</text:p>
          </table:table-cell>
          <table:table-cell office:value-type="float" office:value="303978">
            <text:p>303978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8922">
            <text:p>168922</text:p>
          </table:table-cell>
          <table:table-cell office:value-type="float" office:value="343179">
            <text:p>343179</text:p>
          </table:table-cell>
          <table:table-cell office:value-type="float" office:value="256784">
            <text:p>256784</text:p>
          </table:table-cell>
          <table:table-cell office:value-type="float" office:value="286.291">
            <text:p>286.291</text:p>
          </table:table-cell>
          <table:table-cell office:value-type="float" office:value="0">
            <text:p>0</text:p>
          </table:table-cell>
          <table:table-cell office:value-type="float" office:value="127438">
            <text:p>127438</text:p>
          </table:table-cell>
          <table:table-cell office:value-type="float" office:value="1488390">
            <text:p>1488390</text:p>
          </table:table-cell>
          <table:table-cell office:value-type="float" office:value="92797">
            <text:p>9279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20918">
            <text:p>120918</text:p>
          </table:table-cell>
          <table:table-cell table:number-columns-repeated="2" office:value-type="float" office:value="171987">
            <text:p>171987</text:p>
          </table:table-cell>
          <table:table-cell office:value-type="float" office:value="592.954">
            <text:p>592.954</text:p>
          </table:table-cell>
          <table:table-cell office:value-type="float" office:value="0">
            <text:p>0</text:p>
          </table:table-cell>
          <table:table-cell office:value-type="float" office:value="204596">
            <text:p>204596</text:p>
          </table:table-cell>
          <table:table-cell office:value-type="float" office:value="1559185">
            <text:p>1559185</text:p>
          </table:table-cell>
          <table:table-cell office:value-type="float" office:value="123556">
            <text:p>12355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405242">
            <text:p>405242</text:p>
          </table:table-cell>
          <table:table-cell office:value-type="float" office:value="3238922">
            <text:p>3238922</text:p>
          </table:table-cell>
          <table:table-cell office:value-type="float" office:value="222234">
            <text:p>22223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9248">
            <text:p>189248</text:p>
          </table:table-cell>
          <table:table-cell office:value-type="float" office:value="281134">
            <text:p>281134</text:p>
          </table:table-cell>
          <table:table-cell office:value-type="float" office:value="247391">
            <text:p>247391</text:p>
          </table:table-cell>
          <table:table-cell office:value-type="float" office:value="7.06778">
            <text:p>7.06778</text:p>
          </table:table-cell>
          <table:table-cell office:value-type="float" office:value="0">
            <text:p>0</text:p>
          </table:table-cell>
          <table:table-cell office:value-type="float" office:value="9136">
            <text:p>9136</text:p>
          </table:table-cell>
          <table:table-cell office:value-type="float" office:value="109332">
            <text:p>109332</text:p>
          </table:table-cell>
          <table:table-cell office:value-type="float" office:value="8009">
            <text:p>8009</text:p>
          </table:table-cell>
          <table:table-cell office:value-type="float" office:value="28.6961">
            <text:p>28.6961</text:p>
          </table:table-cell>
          <table:table-cell office:value-type="float" office:value="0">
            <text:p>0</text:p>
          </table:table-cell>
          <table:table-cell office:value-type="float" office:value="33536">
            <text:p>33536</text:p>
          </table:table-cell>
          <table:table-cell office:value-type="float" office:value="207100">
            <text:p>207100</text:p>
          </table:table-cell>
          <table:table-cell office:value-type="float" office:value="24457">
            <text:p>24457</text:p>
          </table:table-cell>
          <table:table-cell office:value-type="float" office:value="51.2498">
            <text:p>51.2498</text:p>
          </table:table-cell>
          <table:table-cell office:value-type="float" office:value="0">
            <text:p>0</text:p>
          </table:table-cell>
          <table:table-cell office:value-type="float" office:value="73106">
            <text:p>73106</text:p>
          </table:table-cell>
          <table:table-cell office:value-type="float" office:value="253109">
            <text:p>253109</text:p>
          </table:table-cell>
          <table:table-cell office:value-type="float" office:value="33009">
            <text:p>3300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44870">
            <text:p>344870</text:p>
          </table:table-cell>
          <table:table-cell office:value-type="float" office:value="658932">
            <text:p>658932</text:p>
          </table:table-cell>
          <table:table-cell office:value-type="float" office:value="431475">
            <text:p>431475</text:p>
          </table:table-cell>
          <table:table-cell office:value-type="float" office:value="442.231">
            <text:p>442.231</text:p>
          </table:table-cell>
          <table:table-cell office:value-type="float" office:value="0">
            <text:p>0</text:p>
          </table:table-cell>
          <table:table-cell office:value-type="float" office:value="280233">
            <text:p>280233</text:p>
          </table:table-cell>
          <table:table-cell office:value-type="float" office:value="541202">
            <text:p>541202</text:p>
          </table:table-cell>
          <table:table-cell office:value-type="float" office:value="457541">
            <text:p>457541</text:p>
          </table:table-cell>
          <table:table-cell office:value-type="float" office:value="558.314">
            <text:p>558.314</text:p>
          </table:table-cell>
          <table:table-cell office:value-type="float" office:value="0">
            <text:p>0</text:p>
          </table:table-cell>
          <table:table-cell office:value-type="float" office:value="209636">
            <text:p>209636</text:p>
          </table:table-cell>
          <table:table-cell office:value-type="float" office:value="419525">
            <text:p>419525</text:p>
          </table:table-cell>
          <table:table-cell office:value-type="float" office:value="406228">
            <text:p>406228</text:p>
          </table:table-cell>
          <table:table-cell office:value-type="float" office:value="24.3049">
            <text:p>24.3049</text:p>
          </table:table-cell>
          <table:table-cell office:value-type="float" office:value="0">
            <text:p>0</text:p>
          </table:table-cell>
          <table:table-cell office:value-type="float" office:value="38384">
            <text:p>38384</text:p>
          </table:table-cell>
          <table:table-cell office:value-type="float" office:value="104641">
            <text:p>104641</text:p>
          </table:table-cell>
          <table:table-cell office:value-type="float" office:value="84588">
            <text:p>8458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33862">
            <text:p>333862</text:p>
          </table:table-cell>
          <table:table-cell office:value-type="float" office:value="4014946">
            <text:p>4014946</text:p>
          </table:table-cell>
          <table:table-cell office:value-type="float" office:value="84039">
            <text:p>84039</text:p>
          </table:table-cell>
          <table:table-cell office:value-type="float" office:value="139.177">
            <text:p>139.177</text:p>
          </table:table-cell>
          <table:table-cell office:value-type="float" office:value="0">
            <text:p>0</text:p>
          </table:table-cell>
          <table:table-cell office:value-type="float" office:value="101277">
            <text:p>101277</text:p>
          </table:table-cell>
          <table:table-cell office:value-type="float" office:value="1048194">
            <text:p>1048194</text:p>
          </table:table-cell>
          <table:table-cell office:value-type="float" office:value="51105">
            <text:p>51105</text:p>
          </table:table-cell>
          <table:table-cell office:value-type="float" office:value="337.525">
            <text:p>337.525</text:p>
          </table:table-cell>
          <table:table-cell office:value-type="float" office:value="0">
            <text:p>0</text:p>
          </table:table-cell>
          <table:table-cell office:value-type="float" office:value="186297">
            <text:p>186297</text:p>
          </table:table-cell>
          <table:table-cell office:value-type="float" office:value="626282">
            <text:p>626282</text:p>
          </table:table-cell>
          <table:table-cell office:value-type="float" office:value="49235">
            <text:p>49235</text:p>
          </table:table-cell>
          <table:table-cell office:value-type="float" office:value="255.279">
            <text:p>255.279</text:p>
          </table:table-cell>
          <table:table-cell office:value-type="float" office:value="0">
            <text:p>0</text:p>
          </table:table-cell>
          <table:table-cell office:value-type="float" office:value="186297">
            <text:p>186297</text:p>
          </table:table-cell>
          <table:table-cell office:value-type="float" office:value="626282">
            <text:p>626282</text:p>
          </table:table-cell>
          <table:table-cell office:value-type="float" office:value="49235">
            <text:p>4923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59078">
            <text:p>259078</text:p>
          </table:table-cell>
          <table:table-cell table:number-columns-repeated="2" office:value-type="float" office:value="433670">
            <text:p>433670</text:p>
          </table:table-cell>
          <table:table-cell office:value-type="float" office:value="16.7388">
            <text:p>16.7388</text:p>
          </table:table-cell>
          <table:table-cell office:value-type="float" office:value="0">
            <text:p>0</text:p>
          </table:table-cell>
          <table:table-cell office:value-type="float" office:value="10192">
            <text:p>10192</text:p>
          </table:table-cell>
          <table:table-cell office:value-type="float" office:value="298221">
            <text:p>298221</text:p>
          </table:table-cell>
          <table:table-cell office:value-type="float" office:value="0">
            <text:p>0</text:p>
          </table:table-cell>
          <table:table-cell office:value-type="float" office:value="11.9501">
            <text:p>11.9501</text:p>
          </table:table-cell>
          <table:table-cell office:value-type="float" office:value="0">
            <text:p>0</text:p>
          </table:table-cell>
          <table:table-cell office:value-type="float" office:value="19159">
            <text:p>19159</text:p>
          </table:table-cell>
          <table:table-cell office:value-type="float" office:value="64526">
            <text:p>64526</text:p>
          </table:table-cell>
          <table:table-cell office:value-type="float" office:value="43334">
            <text:p>43334</text:p>
          </table:table-cell>
          <table:table-cell office:value-type="float" office:value="27.9581">
            <text:p>27.9581</text:p>
          </table:table-cell>
          <table:table-cell office:value-type="float" office:value="0">
            <text:p>0</text:p>
          </table:table-cell>
          <table:table-cell office:value-type="float" office:value="23683">
            <text:p>23683</text:p>
          </table:table-cell>
          <table:table-cell office:value-type="float" office:value="136988">
            <text:p>136988</text:p>
          </table:table-cell>
          <table:table-cell office:value-type="float" office:value="43084">
            <text:p>43084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0787">
            <text:p>320787</text:p>
          </table:table-cell>
          <table:table-cell table:number-columns-repeated="2" office:value-type="float" office:value="7142357">
            <text:p>7142357</text:p>
          </table:table-cell>
          <table:table-cell office:value-type="float" office:value="181.626">
            <text:p>181.626</text:p>
          </table:table-cell>
          <table:table-cell office:value-type="float" office:value="0">
            <text:p>0</text:p>
          </table:table-cell>
          <table:table-cell office:value-type="float" office:value="153907">
            <text:p>153907</text:p>
          </table:table-cell>
          <table:table-cell office:value-type="float" office:value="590772">
            <text:p>590772</text:p>
          </table:table-cell>
          <table:table-cell office:value-type="float" office:value="154324">
            <text:p>154324</text:p>
          </table:table-cell>
          <table:table-cell office:value-type="float" office:value="62.7742">
            <text:p>62.7742</text:p>
          </table:table-cell>
          <table:table-cell office:value-type="float" office:value="0">
            <text:p>0</text:p>
          </table:table-cell>
          <table:table-cell office:value-type="float" office:value="47081">
            <text:p>47081</text:p>
          </table:table-cell>
          <table:table-cell office:value-type="float" office:value="323172">
            <text:p>323172</text:p>
          </table:table-cell>
          <table:table-cell office:value-type="float" office:value="21283">
            <text:p>2128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29403">
            <text:p>329403</text:p>
          </table:table-cell>
          <table:table-cell office:value-type="float" office:value="467704">
            <text:p>467704</text:p>
          </table:table-cell>
          <table:table-cell office:value-type="float" office:value="374340">
            <text:p>374340</text:p>
          </table:table-cell>
          <table:table-cell table:formula="of:=MI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 office:value="5.48651">
            <text:p>5.48651</text:p>
          </table:table-cell>
          <table:table-cell table:formula="of:=MI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 office:value="0">
            <text:p>0</text:p>
          </table:table-cell>
          <table:table-cell table:formula="of:=MI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 office:value="1796">
            <text:p>1796</text:p>
          </table:table-cell>
          <table:table-cell table:formula="of:=MI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 office:value="46887">
            <text:p>46887</text:p>
          </table:table-cell>
          <table:table-cell table:formula="of:=MI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 office:value="0">
            <text:p>0</text:p>
          </table:table-cell>
          <table:table-cell table:formula="of:=MEDIAN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 office:value="139.177">
            <text:p>139.177</text:p>
          </table:table-cell>
          <table:table-cell table:formula="of:=MEDIAN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 office:value="0">
            <text:p>0</text:p>
          </table:table-cell>
          <table:table-cell table:formula="of:=MEDIAN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 office:value="92764">
            <text:p>92764</text:p>
          </table:table-cell>
          <table:table-cell table:formula="of:=MEDIAN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 office:value="323172">
            <text:p>323172</text:p>
          </table:table-cell>
          <table:table-cell table:formula="of:=MEDIAN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 office:value="59241">
            <text:p>59241</text:p>
          </table:table-cell>
          <table:table-cell table:formula="of:=MAX([.$B4];[.$F4];[.$K4];[.$P4];[.$U4];[.$Z4];[.$AE4];[.$AJ4];[.$AO4];[.$AT4];[.$AY4];[.$BD4];[.$BI4];[.$BN4];[.$BS4];[.$BX4];[.$CC4];[.$CH4];[.$CM4];[.$CR4];[.$CW4];[.$DB4];[.$DG4];[.$DL4];[.$DQ4];[.$DV4];[.$EA4];[.$EF4];[.$EK4];[.$EP4];[.$EU4];[.$EZ4];[.$FE4];[.$FJ4];[.$FO4];[.$FT4];[.$FY4];[.$GD4];[.$GI4];[.$GN4];[.$GS4])" office:value-type="float" office:value="600">
            <text:p>600</text:p>
          </table:table-cell>
          <table:table-cell table:formula="of:=MAX([.$C4];[.$G4];[.$L4];[.$Q4];[.$V4];[.$AA4];[.$AF4];[.$AK4];[.$AP4];[.$AU4];[.$AZ4];[.$BE4];[.$BJ4];[.$BO4];[.$BT4];[.$BY4];[.$CD4];[.$CI4];[.$CN4];[.$CS4];[.$CX4];[.$DC4];[.$DH4];[.$DM4];[.$DR4];[.$DW4];[.$EB4];[.$EG4];[.$EL4];[.$EQ4];[.$EV4];[.$FA4];[.$FF4];[.$FK4];[.$FP4];[.$FU4];[.$FZ4];[.$GE4];[.$GJ4];[.$GO4];[.$GT4])" office:value-type="float" office:value="1">
            <text:p>1</text:p>
          </table:table-cell>
          <table:table-cell table:formula="of:=MAX([.$D4];[.$H4];[.$M4];[.$R4];[.$W4];[.$AB4];[.$AG4];[.$AL4];[.$AQ4];[.$AV4];[.$BA4];[.$BF4];[.$BK4];[.$BP4];[.$BU4];[.$BZ4];[.$CE4];[.$CJ4];[.$CO4];[.$CT4];[.$CY4];[.$DD4];[.$DI4];[.$DN4];[.$DS4];[.$DX4];[.$EC4];[.$EH4];[.$EM4];[.$ER4];[.$EW4];[.$FB4];[.$FG4];[.$FL4];[.$FQ4];[.$FV4];[.$GA4];[.$GF4];[.$GK4];[.$GP4];[.$GU4])" office:value-type="float" office:value="405242">
            <text:p>405242</text:p>
          </table:table-cell>
          <table:table-cell table:formula="of:=MAX([.$E4];[.$I4];[.$N4];[.$S4];[.$X4];[.$AC4];[.$AH4];[.$AM4];[.$AR4];[.$AW4];[.$BB4];[.$BG4];[.$BL4];[.$BQ4];[.$BV4];[.$CA4];[.$CF4];[.$CK4];[.$CP4];[.$CU4];[.$CZ4];[.$DE4];[.$DJ4];[.$DO4];[.$DT4];[.$DY4];[.$ED4];[.$EI4];[.$EN4];[.$ES4];[.$EX4];[.$FC4];[.$FH4];[.$FM4];[.$FR4];[.$FW4];[.$GB4];[.$GG4];[.$GL4];[.$GQ4];[.$GV4])" office:value-type="float" office:value="7142357">
            <text:p>7142357</text:p>
          </table:table-cell>
          <table:table-cell table:formula="of:=MAX([.$J4];[.$O4];[.$T4];[.$Y4];[.$AD4];[.$AI4];[.$AN4];[.$AS4];[.$AX4];[.$BC4];[.$BH4];[.$BM4];[.$BR4];[.$BW4];[.$CB4];[.$CG4];[.$CL4];[.$CQ4];[.$CV4];[.$DA4];[.$DF4];[.$DK4];[.$DP4];[.$DU4];[.$DZ4];[.$EE4];[.$EJ4];[.$EO4];[.$ET4];[.$EY4];[.$FD4];[.$FI4];[.$FN4];[.$FS4];[.$FX4];[.$GC4];[.$GH4];[.$GM4];[.$GR4];[.$GW4])" office:value-type="float" office:value="7142357">
            <text:p>7142357</text:p>
          </table:table-cell>
          <table:table-cell table:number-columns-repeated="804"/>
        </table:table-row>
        <table:table-row table:style-name="ro1">
          <table:table-cell office:value-type="string">
            <text:p>./laby_15_15_17.lp</text:p>
          </table:table-cell>
          <table:table-cell office:value-type="float" office:value="1.28056">
            <text:p>1.2805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496">
            <text:p>4496</text:p>
          </table:table-cell>
          <table:table-cell office:value-type="float" office:value="1.04463">
            <text:p>1.0446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496">
            <text:p>4496</text:p>
          </table:table-cell>
          <table:table-cell office:value-type="float" office:value="0">
            <text:p>0</text:p>
          </table:table-cell>
          <table:table-cell office:value-type="float" office:value="1.03839">
            <text:p>1.038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496">
            <text:p>4496</text:p>
          </table:table-cell>
          <table:table-cell office:value-type="float" office:value="0">
            <text:p>0</text:p>
          </table:table-cell>
          <table:table-cell office:value-type="float" office:value="1.05472">
            <text:p>1.0547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496">
            <text:p>4496</text:p>
          </table:table-cell>
          <table:table-cell office:value-type="float" office:value="2866">
            <text:p>2866</text:p>
          </table:table-cell>
          <table:table-cell office:value-type="float" office:value="1.98391">
            <text:p>1.98391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8951">
            <text:p>8951</text:p>
          </table:table-cell>
          <table:table-cell office:value-type="float" office:value="4446">
            <text:p>4446</text:p>
          </table:table-cell>
          <table:table-cell table:style-name="cellBest" office:value-type="float" office:value="0.975033">
            <text:p>0.975033</text:p>
          </table:table-cell>
          <table:table-cell office:value-type="float" office:value="0">
            <text:p>0</text:p>
          </table:table-cell>
          <table:table-cell table:style-name="cellBest" office:value-type="float" office:value="31">
            <text:p>31</text:p>
          </table:table-cell>
          <table:table-cell table:style-name="cellBest"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7.11909">
            <text:p>7.11909</text:p>
          </table:table-cell>
          <table:table-cell office:value-type="float" office:value="0">
            <text:p>0</text:p>
          </table:table-cell>
          <table:table-cell office:value-type="float" office:value="3852">
            <text:p>3852</text:p>
          </table:table-cell>
          <table:table-cell office:value-type="float" office:value="18989">
            <text:p>18989</text:p>
          </table:table-cell>
          <table:table-cell office:value-type="float" office:value="9811">
            <text:p>9811</text:p>
          </table:table-cell>
          <table:table-cell office:value-type="float" office:value="1.48481">
            <text:p>1.4848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781">
            <text:p>3781</text:p>
          </table:table-cell>
          <table:table-cell office:value-type="float" office:value="3055">
            <text:p>3055</text:p>
          </table:table-cell>
          <table:table-cell office:value-type="float" office:value="6.69986">
            <text:p>6.69986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19636">
            <text:p>19636</text:p>
          </table:table-cell>
          <table:table-cell office:value-type="float" office:value="11437">
            <text:p>11437</text:p>
          </table:table-cell>
          <table:table-cell office:value-type="float" office:value="15.6902">
            <text:p>15.6902</text:p>
          </table:table-cell>
          <table:table-cell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float" office:value="30156">
            <text:p>30156</text:p>
          </table:table-cell>
          <table:table-cell office:value-type="float" office:value="18954">
            <text:p>18954</text:p>
          </table:table-cell>
          <table:table-cell office:value-type="float" office:value="13.794">
            <text:p>13.794</text:p>
          </table:table-cell>
          <table:table-cell office:value-type="float" office:value="0">
            <text:p>0</text:p>
          </table:table-cell>
          <table:table-cell office:value-type="float" office:value="13941">
            <text:p>13941</text:p>
          </table:table-cell>
          <table:table-cell office:value-type="float" office:value="54708">
            <text:p>54708</text:p>
          </table:table-cell>
          <table:table-cell office:value-type="float" office:value="15894">
            <text:p>15894</text:p>
          </table:table-cell>
          <table:table-cell office:value-type="float" office:value="3.69643">
            <text:p>3.69643</text:p>
          </table:table-cell>
          <table:table-cell office:value-type="float" office:value="0">
            <text:p>0</text:p>
          </table:table-cell>
          <table:table-cell office:value-type="float" office:value="3069">
            <text:p>3069</text:p>
          </table:table-cell>
          <table:table-cell office:value-type="float" office:value="20300">
            <text:p>20300</text:p>
          </table:table-cell>
          <table:table-cell office:value-type="float" office:value="5751">
            <text:p>5751</text:p>
          </table:table-cell>
          <table:table-cell office:value-type="float" office:value="13.345">
            <text:p>13.345</text:p>
          </table:table-cell>
          <table:table-cell office:value-type="float" office:value="0">
            <text:p>0</text:p>
          </table:table-cell>
          <table:table-cell office:value-type="float" office:value="11349">
            <text:p>11349</text:p>
          </table:table-cell>
          <table:table-cell office:value-type="float" office:value="99116">
            <text:p>99116</text:p>
          </table:table-cell>
          <table:table-cell office:value-type="float" office:value="15212">
            <text:p>15212</text:p>
          </table:table-cell>
          <table:table-cell office:value-type="float" office:value="2.9336">
            <text:p>2.9336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15666">
            <text:p>15666</text:p>
          </table:table-cell>
          <table:table-cell office:value-type="float" office:value="5550">
            <text:p>5550</text:p>
          </table:table-cell>
          <table:table-cell office:value-type="float" office:value="2.13885">
            <text:p>2.13885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6146">
            <text:p>6146</text:p>
          </table:table-cell>
          <table:table-cell office:value-type="float" office:value="2.94428">
            <text:p>2.94428</text:p>
          </table:table-cell>
          <table:table-cell office:value-type="float" office:value="0">
            <text:p>0</text:p>
          </table:table-cell>
          <table:table-cell office:value-type="float" office:value="2158">
            <text:p>2158</text:p>
          </table:table-cell>
          <table:table-cell office:value-type="float" office:value="6740">
            <text:p>6740</text:p>
          </table:table-cell>
          <table:table-cell office:value-type="float" office:value="0">
            <text:p>0</text:p>
          </table:table-cell>
          <table:table-cell office:value-type="float" office:value="26.146">
            <text:p>26.146</text:p>
          </table:table-cell>
          <table:table-cell office:value-type="float" office:value="0">
            <text:p>0</text:p>
          </table:table-cell>
          <table:table-cell office:value-type="float" office:value="16728">
            <text:p>16728</text:p>
          </table:table-cell>
          <table:table-cell office:value-type="float" office:value="75272">
            <text:p>75272</text:p>
          </table:table-cell>
          <table:table-cell office:value-type="float" office:value="27870">
            <text:p>27870</text:p>
          </table:table-cell>
          <table:table-cell office:value-type="float" office:value="1.80788">
            <text:p>1.80788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11145">
            <text:p>11145</text:p>
          </table:table-cell>
          <table:table-cell office:value-type="float" office:value="7494">
            <text:p>7494</text:p>
          </table:table-cell>
          <table:table-cell office:value-type="float" office:value="62.8213">
            <text:p>62.8213</text:p>
          </table:table-cell>
          <table:table-cell office:value-type="float" office:value="0">
            <text:p>0</text:p>
          </table:table-cell>
          <table:table-cell office:value-type="float" office:value="17854">
            <text:p>17854</text:p>
          </table:table-cell>
          <table:table-cell table:number-columns-repeated="2" office:value-type="float" office:value="42430">
            <text:p>42430</text:p>
          </table:table-cell>
          <table:table-cell office:value-type="float" office:value="3.99781">
            <text:p>3.99781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15551">
            <text:p>15551</text:p>
          </table:table-cell>
          <table:table-cell office:value-type="float" office:value="5833">
            <text:p>5833</text:p>
          </table:table-cell>
          <table:table-cell office:value-type="float" office:value="2.7614">
            <text:p>2.7614</text:p>
          </table:table-cell>
          <table:table-cell office:value-type="float" office:value="0">
            <text:p>0</text:p>
          </table:table-cell>
          <table:table-cell office:value-type="float" office:value="1419">
            <text:p>1419</text:p>
          </table:table-cell>
          <table:table-cell office:value-type="float" office:value="20593">
            <text:p>20593</text:p>
          </table:table-cell>
          <table:table-cell office:value-type="float" office:value="3498">
            <text:p>3498</text:p>
          </table:table-cell>
          <table:table-cell office:value-type="float" office:value="77.3977">
            <text:p>77.3977</text:p>
          </table:table-cell>
          <table:table-cell office:value-type="float" office:value="0">
            <text:p>0</text:p>
          </table:table-cell>
          <table:table-cell office:value-type="float" office:value="39004">
            <text:p>39004</text:p>
          </table:table-cell>
          <table:table-cell office:value-type="float" office:value="61904">
            <text:p>61904</text:p>
          </table:table-cell>
          <table:table-cell office:value-type="float" office:value="50186">
            <text:p>50186</text:p>
          </table:table-cell>
          <table:table-cell office:value-type="float" office:value="1.07583">
            <text:p>1.075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4496">
            <text:p>4496</text:p>
          </table:table-cell>
          <table:table-cell office:value-type="float" office:value="2866">
            <text:p>2866</text:p>
          </table:table-cell>
          <table:table-cell office:value-type="float" office:value="1.9644">
            <text:p>1.9644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1212">
            <text:p>11212</text:p>
          </table:table-cell>
          <table:table-cell office:value-type="float" office:value="1057">
            <text:p>1057</text:p>
          </table:table-cell>
          <table:table-cell office:value-type="float" office:value="12.6886">
            <text:p>12.6886</text:p>
          </table:table-cell>
          <table:table-cell office:value-type="float" office:value="0">
            <text:p>0</text:p>
          </table:table-cell>
          <table:table-cell office:value-type="float" office:value="28399">
            <text:p>28399</text:p>
          </table:table-cell>
          <table:table-cell office:value-type="float" office:value="168253">
            <text:p>168253</text:p>
          </table:table-cell>
          <table:table-cell office:value-type="float" office:value="41861">
            <text:p>41861</text:p>
          </table:table-cell>
          <table:table-cell office:value-type="float" office:value="11.7817">
            <text:p>11.7817</text:p>
          </table:table-cell>
          <table:table-cell office:value-type="float" office:value="0">
            <text:p>0</text:p>
          </table:table-cell>
          <table:table-cell office:value-type="float" office:value="8549">
            <text:p>8549</text:p>
          </table:table-cell>
          <table:table-cell office:value-type="float" office:value="42064">
            <text:p>42064</text:p>
          </table:table-cell>
          <table:table-cell office:value-type="float" office:value="16465">
            <text:p>16465</text:p>
          </table:table-cell>
          <table:table-cell office:value-type="float" office:value="1.65612">
            <text:p>1.65612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5667">
            <text:p>5667</text:p>
          </table:table-cell>
          <table:table-cell office:value-type="float" office:value="2818">
            <text:p>2818</text:p>
          </table:table-cell>
          <table:table-cell office:value-type="float" office:value="16.1208">
            <text:p>16.1208</text:p>
          </table:table-cell>
          <table:table-cell office:value-type="float" office:value="0">
            <text:p>0</text:p>
          </table:table-cell>
          <table:table-cell office:value-type="float" office:value="14413">
            <text:p>14413</text:p>
          </table:table-cell>
          <table:table-cell office:value-type="float" office:value="44654">
            <text:p>44654</text:p>
          </table:table-cell>
          <table:table-cell office:value-type="float" office:value="36786">
            <text:p>36786</text:p>
          </table:table-cell>
          <table:table-cell office:value-type="float" office:value="2.23549">
            <text:p>2.23549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5335">
            <text:p>5335</text:p>
          </table:table-cell>
          <table:table-cell office:value-type="float" office:value="2954">
            <text:p>2954</text:p>
          </table:table-cell>
          <table:table-cell office:value-type="float" office:value="19.5755">
            <text:p>19.5755</text:p>
          </table:table-cell>
          <table:table-cell office:value-type="float" office:value="0">
            <text:p>0</text:p>
          </table:table-cell>
          <table:table-cell office:value-type="float" office:value="17406">
            <text:p>17406</text:p>
          </table:table-cell>
          <table:table-cell office:value-type="float" office:value="56322">
            <text:p>56322</text:p>
          </table:table-cell>
          <table:table-cell office:value-type="float" office:value="12281">
            <text:p>12281</text:p>
          </table:table-cell>
          <table:table-cell office:value-type="float" office:value="1.54905">
            <text:p>1.54905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10047">
            <text:p>10047</text:p>
          </table:table-cell>
          <table:table-cell office:value-type="float" office:value="6302">
            <text:p>6302</text:p>
          </table:table-cell>
          <table:table-cell office:value-type="float" office:value="7.88861">
            <text:p>7.88861</text:p>
          </table:table-cell>
          <table:table-cell office:value-type="float" office:value="0">
            <text:p>0</text:p>
          </table:table-cell>
          <table:table-cell office:value-type="float" office:value="7961">
            <text:p>7961</text:p>
          </table:table-cell>
          <table:table-cell office:value-type="float" office:value="38620">
            <text:p>38620</text:p>
          </table:table-cell>
          <table:table-cell office:value-type="float" office:value="10476">
            <text:p>10476</text:p>
          </table:table-cell>
          <table:table-cell office:value-type="float" office:value="9.56551">
            <text:p>9.56551</text:p>
          </table:table-cell>
          <table:table-cell office:value-type="float" office:value="0">
            <text:p>0</text:p>
          </table:table-cell>
          <table:table-cell office:value-type="float" office:value="7961">
            <text:p>7961</text:p>
          </table:table-cell>
          <table:table-cell office:value-type="float" office:value="38620">
            <text:p>38620</text:p>
          </table:table-cell>
          <table:table-cell office:value-type="float" office:value="10476">
            <text:p>10476</text:p>
          </table:table-cell>
          <table:table-cell office:value-type="float" office:value="2.43498">
            <text:p>2.43498</text:p>
          </table:table-cell>
          <table:table-cell office:value-type="float" office:value="0">
            <text:p>0</text:p>
          </table:table-cell>
          <table:table-cell office:value-type="float" office:value="1616">
            <text:p>1616</text:p>
          </table:table-cell>
          <table:table-cell table:number-columns-repeated="2" office:value-type="float" office:value="16872">
            <text:p>16872</text:p>
          </table:table-cell>
          <table:table-cell office:value-type="float" office:value="4.50231">
            <text:p>4.50231</text:p>
          </table:table-cell>
          <table:table-cell office:value-type="float" office:value="0">
            <text:p>0</text:p>
          </table:table-cell>
          <table:table-cell office:value-type="float" office:value="3107">
            <text:p>3107</text:p>
          </table:table-cell>
          <table:table-cell office:value-type="float" office:value="34506">
            <text:p>34506</text:p>
          </table:table-cell>
          <table:table-cell office:value-type="float" office:value="0">
            <text:p>0</text:p>
          </table:table-cell>
          <table:table-cell office:value-type="float" office:value="19.5082">
            <text:p>19.5082</text:p>
          </table:table-cell>
          <table:table-cell office:value-type="float" office:value="0">
            <text:p>0</text:p>
          </table:table-cell>
          <table:table-cell office:value-type="float" office:value="21601">
            <text:p>21601</text:p>
          </table:table-cell>
          <table:table-cell office:value-type="float" office:value="68370">
            <text:p>68370</text:p>
          </table:table-cell>
          <table:table-cell office:value-type="float" office:value="56561">
            <text:p>56561</text:p>
          </table:table-cell>
          <table:table-cell office:value-type="float" office:value="1.04495">
            <text:p>1.0449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6957">
            <text:p>16957</text:p>
          </table:table-cell>
          <table:table-cell office:value-type="float" office:value="16766">
            <text:p>16766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24430">
            <text:p>324430</text:p>
          </table:table-cell>
          <table:table-cell table:number-columns-repeated="2" office:value-type="float" office:value="4049348">
            <text:p>4049348</text:p>
          </table:table-cell>
          <table:table-cell office:value-type="float" office:value="3.55147">
            <text:p>3.55147</text:p>
          </table:table-cell>
          <table:table-cell office:value-type="float" office:value="0">
            <text:p>0</text:p>
          </table:table-cell>
          <table:table-cell office:value-type="float" office:value="3843">
            <text:p>3843</text:p>
          </table:table-cell>
          <table:table-cell office:value-type="float" office:value="21189">
            <text:p>21189</text:p>
          </table:table-cell>
          <table:table-cell office:value-type="float" office:value="8931">
            <text:p>8931</text:p>
          </table:table-cell>
          <table:table-cell office:value-type="float" office:value="1.1234">
            <text:p>1.1234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4418">
            <text:p>4418</text:p>
          </table:table-cell>
          <table:table-cell office:value-type="float" office:value="3142">
            <text:p>3142</text:p>
          </table:table-cell>
          <table:table-cell office:value-type="float" office:value="4.36135">
            <text:p>4.36135</text:p>
          </table:table-cell>
          <table:table-cell office:value-type="float" office:value="0">
            <text:p>0</text:p>
          </table:table-cell>
          <table:table-cell office:value-type="float" office:value="5834">
            <text:p>5834</text:p>
          </table:table-cell>
          <table:table-cell office:value-type="float" office:value="20279">
            <text:p>20279</text:p>
          </table:table-cell>
          <table:table-cell office:value-type="float" office:value="17093">
            <text:p>17093</text:p>
          </table:table-cell>
          <table:table-cell table:formula="of:=MI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 office:value="0.975033">
            <text:p>0.975033</text:p>
          </table:table-cell>
          <table:table-cell table:formula="of:=MI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 office:value="0">
            <text:p>0</text:p>
          </table:table-cell>
          <table:table-cell table:formula="of:=MI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 office:value="31">
            <text:p>31</text:p>
          </table:table-cell>
          <table:table-cell table:formula="of:=MI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 office:value="47">
            <text:p>47</text:p>
          </table:table-cell>
          <table:table-cell table:formula="of:=MI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 office:value="0">
            <text:p>0</text:p>
          </table:table-cell>
          <table:table-cell table:formula="of:=MEDIAN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 office:value="3.55147">
            <text:p>3.55147</text:p>
          </table:table-cell>
          <table:table-cell table:formula="of:=MEDIAN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 office:value="0">
            <text:p>0</text:p>
          </table:table-cell>
          <table:table-cell table:formula="of:=MEDIAN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 office:value="2193">
            <text:p>2193</text:p>
          </table:table-cell>
          <table:table-cell table:formula="of:=MEDIAN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 office:value="18989">
            <text:p>18989</text:p>
          </table:table-cell>
          <table:table-cell table:formula="of:=MEDIAN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 office:value="8212.5">
            <text:p>8212.5</text:p>
          </table:table-cell>
          <table:table-cell table:formula="of:=MAX([.$B5];[.$F5];[.$K5];[.$P5];[.$U5];[.$Z5];[.$AE5];[.$AJ5];[.$AO5];[.$AT5];[.$AY5];[.$BD5];[.$BI5];[.$BN5];[.$BS5];[.$BX5];[.$CC5];[.$CH5];[.$CM5];[.$CR5];[.$CW5];[.$DB5];[.$DG5];[.$DL5];[.$DQ5];[.$DV5];[.$EA5];[.$EF5];[.$EK5];[.$EP5];[.$EU5];[.$EZ5];[.$FE5];[.$FJ5];[.$FO5];[.$FT5];[.$FY5];[.$GD5];[.$GI5];[.$GN5];[.$GS5])" office:value-type="float" office:value="600">
            <text:p>600</text:p>
          </table:table-cell>
          <table:table-cell table:formula="of:=MAX([.$C5];[.$G5];[.$L5];[.$Q5];[.$V5];[.$AA5];[.$AF5];[.$AK5];[.$AP5];[.$AU5];[.$AZ5];[.$BE5];[.$BJ5];[.$BO5];[.$BT5];[.$BY5];[.$CD5];[.$CI5];[.$CN5];[.$CS5];[.$CX5];[.$DC5];[.$DH5];[.$DM5];[.$DR5];[.$DW5];[.$EB5];[.$EG5];[.$EL5];[.$EQ5];[.$EV5];[.$FA5];[.$FF5];[.$FK5];[.$FP5];[.$FU5];[.$FZ5];[.$GE5];[.$GJ5];[.$GO5];[.$GT5])" office:value-type="float" office:value="1">
            <text:p>1</text:p>
          </table:table-cell>
          <table:table-cell table:formula="of:=MAX([.$D5];[.$H5];[.$M5];[.$R5];[.$W5];[.$AB5];[.$AG5];[.$AL5];[.$AQ5];[.$AV5];[.$BA5];[.$BF5];[.$BK5];[.$BP5];[.$BU5];[.$BZ5];[.$CE5];[.$CJ5];[.$CO5];[.$CT5];[.$CY5];[.$DD5];[.$DI5];[.$DN5];[.$DS5];[.$DX5];[.$EC5];[.$EH5];[.$EM5];[.$ER5];[.$EW5];[.$FB5];[.$FG5];[.$FL5];[.$FQ5];[.$FV5];[.$GA5];[.$GF5];[.$GK5];[.$GP5];[.$GU5])" office:value-type="float" office:value="324430">
            <text:p>324430</text:p>
          </table:table-cell>
          <table:table-cell table:formula="of:=MAX([.$E5];[.$I5];[.$N5];[.$S5];[.$X5];[.$AC5];[.$AH5];[.$AM5];[.$AR5];[.$AW5];[.$BB5];[.$BG5];[.$BL5];[.$BQ5];[.$BV5];[.$CA5];[.$CF5];[.$CK5];[.$CP5];[.$CU5];[.$CZ5];[.$DE5];[.$DJ5];[.$DO5];[.$DT5];[.$DY5];[.$ED5];[.$EI5];[.$EN5];[.$ES5];[.$EX5];[.$FC5];[.$FH5];[.$FM5];[.$FR5];[.$FW5];[.$GB5];[.$GG5];[.$GL5];[.$GQ5];[.$GV5])" office:value-type="float" office:value="4049348">
            <text:p>4049348</text:p>
          </table:table-cell>
          <table:table-cell table:formula="of:=MAX([.$J5];[.$O5];[.$T5];[.$Y5];[.$AD5];[.$AI5];[.$AN5];[.$AS5];[.$AX5];[.$BC5];[.$BH5];[.$BM5];[.$BR5];[.$BW5];[.$CB5];[.$CG5];[.$CL5];[.$CQ5];[.$CV5];[.$DA5];[.$DF5];[.$DK5];[.$DP5];[.$DU5];[.$DZ5];[.$EE5];[.$EJ5];[.$EO5];[.$ET5];[.$EY5];[.$FD5];[.$FI5];[.$FN5];[.$FS5];[.$FX5];[.$GC5];[.$GH5];[.$GM5];[.$GR5];[.$GW5])" office:value-type="float" office:value="4049348">
            <text:p>4049348</text:p>
          </table:table-cell>
          <table:table-cell table:number-columns-repeated="804"/>
        </table:table-row>
        <table:table-row table:style-name="ro1">
          <table:table-cell office:value-type="string">
            <text:p>./laby_15_15_18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7765">
            <text:p>357765</text:p>
          </table:table-cell>
          <table:table-cell office:value-type="float" office:value="1106373">
            <text:p>110637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2833">
            <text:p>402833</text:p>
          </table:table-cell>
          <table:table-cell office:value-type="float" office:value="1262713">
            <text:p>126271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9562">
            <text:p>409562</text:p>
          </table:table-cell>
          <table:table-cell office:value-type="float" office:value="1276640">
            <text:p>127664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7560">
            <text:p>417560</text:p>
          </table:table-cell>
          <table:table-cell office:value-type="float" office:value="1294007">
            <text:p>1294007</text:p>
          </table:table-cell>
          <table:table-cell office:value-type="float" office:value="249426">
            <text:p>24942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0679">
            <text:p>340679</text:p>
          </table:table-cell>
          <table:table-cell office:value-type="float" office:value="947534">
            <text:p>947534</text:p>
          </table:table-cell>
          <table:table-cell office:value-type="float" office:value="163620">
            <text:p>1636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95247">
            <text:p>495247</text:p>
          </table:table-cell>
          <table:table-cell office:value-type="float" office:value="1262355">
            <text:p>1262355</text:p>
          </table:table-cell>
          <table:table-cell office:value-type="float" office:value="139767">
            <text:p>13976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1377">
            <text:p>171377</text:p>
          </table:table-cell>
          <table:table-cell office:value-type="float" office:value="532327">
            <text:p>532327</text:p>
          </table:table-cell>
          <table:table-cell office:value-type="float" office:value="224016">
            <text:p>224016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104851">
            <text:p>104851</text:p>
          </table:table-cell>
          <table:table-cell office:value-type="float" office:value="272553">
            <text:p>272553</text:p>
          </table:table-cell>
          <table:table-cell office:value-type="float" office:value="153887">
            <text:p>1538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3428">
            <text:p>223428</text:p>
          </table:table-cell>
          <table:table-cell office:value-type="float" office:value="437927">
            <text:p>437927</text:p>
          </table:table-cell>
          <table:table-cell office:value-type="float" office:value="289493">
            <text:p>289493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223603">
            <text:p>223603</text:p>
          </table:table-cell>
          <table:table-cell office:value-type="float" office:value="454636">
            <text:p>454636</text:p>
          </table:table-cell>
          <table:table-cell office:value-type="float" office:value="219850">
            <text:p>2198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6005">
            <text:p>316005</text:p>
          </table:table-cell>
          <table:table-cell office:value-type="float" office:value="1103893">
            <text:p>1103893</text:p>
          </table:table-cell>
          <table:table-cell office:value-type="float" office:value="191497">
            <text:p>1914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5030">
            <text:p>285030</text:p>
          </table:table-cell>
          <table:table-cell office:value-type="float" office:value="880799">
            <text:p>880799</text:p>
          </table:table-cell>
          <table:table-cell office:value-type="float" office:value="142483">
            <text:p>14248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3363">
            <text:p>453363</text:p>
          </table:table-cell>
          <table:table-cell office:value-type="float" office:value="2906404">
            <text:p>2906404</text:p>
          </table:table-cell>
          <table:table-cell office:value-type="float" office:value="261354">
            <text:p>2613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95767">
            <text:p>495767</text:p>
          </table:table-cell>
          <table:table-cell office:value-type="float" office:value="1198927">
            <text:p>1198927</text:p>
          </table:table-cell>
          <table:table-cell office:value-type="float" office:value="185069">
            <text:p>1850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7326">
            <text:p>47326</text:p>
          </table:table-cell>
          <table:table-cell table:style-name="cellBest" office:value-type="float" office:value="80240">
            <text:p>80240</text:p>
          </table:table-cell>
          <table:table-cell office:value-type="float" office:value="80240">
            <text:p>802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653156">
            <text:p>653156</text:p>
          </table:table-cell>
          <table:table-cell office:value-type="float" office:value="2263869">
            <text:p>226386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4332">
            <text:p>234332</text:p>
          </table:table-cell>
          <table:table-cell office:value-type="float" office:value="438905">
            <text:p>438905</text:p>
          </table:table-cell>
          <table:table-cell office:value-type="float" office:value="320331">
            <text:p>32033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0856">
            <text:p>370856</text:p>
          </table:table-cell>
          <table:table-cell office:value-type="float" office:value="2976478">
            <text:p>2976478</text:p>
          </table:table-cell>
          <table:table-cell office:value-type="float" office:value="211802">
            <text:p>21180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5323">
            <text:p>145323</text:p>
          </table:table-cell>
          <table:table-cell table:number-columns-repeated="2" office:value-type="float" office:value="217495">
            <text:p>21749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5021">
            <text:p>355021</text:p>
          </table:table-cell>
          <table:table-cell office:value-type="float" office:value="839785">
            <text:p>839785</text:p>
          </table:table-cell>
          <table:table-cell office:value-type="float" office:value="266015">
            <text:p>26601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3373">
            <text:p>333373</text:p>
          </table:table-cell>
          <table:table-cell office:value-type="float" office:value="1319097">
            <text:p>1319097</text:p>
          </table:table-cell>
          <table:table-cell office:value-type="float" office:value="218778">
            <text:p>2187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3426">
            <text:p>253426</text:p>
          </table:table-cell>
          <table:table-cell office:value-type="float" office:value="357175">
            <text:p>357175</text:p>
          </table:table-cell>
          <table:table-cell office:value-type="float" office:value="316641">
            <text:p>3166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7696">
            <text:p>397696</text:p>
          </table:table-cell>
          <table:table-cell office:value-type="float" office:value="1253432">
            <text:p>1253432</text:p>
          </table:table-cell>
          <table:table-cell office:value-type="float" office:value="234747">
            <text:p>2347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6110">
            <text:p>416110</text:p>
          </table:table-cell>
          <table:table-cell office:value-type="float" office:value="1325413">
            <text:p>1325413</text:p>
          </table:table-cell>
          <table:table-cell office:value-type="float" office:value="123732">
            <text:p>12373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8839">
            <text:p>458839</text:p>
          </table:table-cell>
          <table:table-cell office:value-type="float" office:value="1364248">
            <text:p>1364248</text:p>
          </table:table-cell>
          <table:table-cell office:value-type="float" office:value="194512">
            <text:p>1945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2729">
            <text:p>382729</text:p>
          </table:table-cell>
          <table:table-cell office:value-type="float" office:value="775597">
            <text:p>775597</text:p>
          </table:table-cell>
          <table:table-cell office:value-type="float" office:value="512406">
            <text:p>51240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3363">
            <text:p>353363</text:p>
          </table:table-cell>
          <table:table-cell office:value-type="float" office:value="559783">
            <text:p>559783</text:p>
          </table:table-cell>
          <table:table-cell office:value-type="float" office:value="527626">
            <text:p>52762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4898">
            <text:p>404898</text:p>
          </table:table-cell>
          <table:table-cell office:value-type="float" office:value="714234">
            <text:p>714234</text:p>
          </table:table-cell>
          <table:table-cell office:value-type="float" office:value="671470">
            <text:p>6714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9567">
            <text:p>399567</text:p>
          </table:table-cell>
          <table:table-cell office:value-type="float" office:value="658772">
            <text:p>658772</text:p>
          </table:table-cell>
          <table:table-cell office:value-type="float" office:value="644085">
            <text:p>64408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03604">
            <text:p>503604</text:p>
          </table:table-cell>
          <table:table-cell office:value-type="float" office:value="1265904">
            <text:p>1265904</text:p>
          </table:table-cell>
          <table:table-cell office:value-type="float" office:value="113919">
            <text:p>1139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2253">
            <text:p>422253</text:p>
          </table:table-cell>
          <table:table-cell office:value-type="float" office:value="1846087">
            <text:p>1846087</text:p>
          </table:table-cell>
          <table:table-cell office:value-type="float" office:value="91653">
            <text:p>9165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0208">
            <text:p>400208</text:p>
          </table:table-cell>
          <table:table-cell office:value-type="float" office:value="1190289">
            <text:p>1190289</text:p>
          </table:table-cell>
          <table:table-cell office:value-type="float" office:value="90336">
            <text:p>9033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5261">
            <text:p>425261</text:p>
          </table:table-cell>
          <table:table-cell office:value-type="float" office:value="1264220">
            <text:p>1264220</text:p>
          </table:table-cell>
          <table:table-cell office:value-type="float" office:value="92447">
            <text:p>924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6067">
            <text:p>436067</text:p>
          </table:table-cell>
          <table:table-cell table:number-columns-repeated="2" office:value-type="float" office:value="873597">
            <text:p>873597</text:p>
          </table:table-cell>
          <table:table-cell table:style-name="cellBest" office:value-type="float" office:value="19.7798">
            <text:p>19.7798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17940">
            <text:p>17940</text:p>
          </table:table-cell>
          <table:table-cell office:value-type="float" office:value="113513">
            <text:p>11351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37917">
            <text:p>537917</text:p>
          </table:table-cell>
          <table:table-cell office:value-type="float" office:value="1166024">
            <text:p>1166024</text:p>
          </table:table-cell>
          <table:table-cell office:value-type="float" office:value="1044590">
            <text:p>10445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9527">
            <text:p>439527</text:p>
          </table:table-cell>
          <table:table-cell office:value-type="float" office:value="1933185">
            <text:p>1933185</text:p>
          </table:table-cell>
          <table:table-cell office:value-type="float" office:value="232234">
            <text:p>232234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309860">
            <text:p>309860</text:p>
          </table:table-cell>
          <table:table-cell table:number-columns-repeated="2" office:value-type="float" office:value="3381707">
            <text:p>338170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0127">
            <text:p>400127</text:p>
          </table:table-cell>
          <table:table-cell office:value-type="float" office:value="1007820">
            <text:p>1007820</text:p>
          </table:table-cell>
          <table:table-cell office:value-type="float" office:value="430266">
            <text:p>43026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81445">
            <text:p>481445</text:p>
          </table:table-cell>
          <table:table-cell office:value-type="float" office:value="1270523">
            <text:p>1270523</text:p>
          </table:table-cell>
          <table:table-cell office:value-type="float" office:value="114016">
            <text:p>1140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8479">
            <text:p>308479</text:p>
          </table:table-cell>
          <table:table-cell office:value-type="float" office:value="461689">
            <text:p>461689</text:p>
          </table:table-cell>
          <table:table-cell office:value-type="float" office:value="420291">
            <text:p>420291</text:p>
          </table:table-cell>
          <table:table-cell table:formula="of:=MI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 office:value="19.7798">
            <text:p>19.7798</text:p>
          </table:table-cell>
          <table:table-cell table:formula="of:=MI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 office:value="0">
            <text:p>0</text:p>
          </table:table-cell>
          <table:table-cell table:formula="of:=MI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 office:value="17940">
            <text:p>17940</text:p>
          </table:table-cell>
          <table:table-cell table:formula="of:=MI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 office:value="80240">
            <text:p>80240</text:p>
          </table:table-cell>
          <table:table-cell table:formula="of:=MI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 office:value="0">
            <text:p>0</text:p>
          </table:table-cell>
          <table:table-cell table:formula="of:=MEDIAN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 office:value="600">
            <text:p>600</text:p>
          </table:table-cell>
          <table:table-cell table:formula="of:=MEDIAN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 office:value="1">
            <text:p>1</text:p>
          </table:table-cell>
          <table:table-cell table:formula="of:=MEDIAN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 office:value="397696">
            <text:p>397696</text:p>
          </table:table-cell>
          <table:table-cell table:formula="of:=MEDIAN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 office:value="1106373">
            <text:p>1106373</text:p>
          </table:table-cell>
          <table:table-cell table:formula="of:=MEDIAN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 office:value="218136.5">
            <text:p>218136.5</text:p>
          </table:table-cell>
          <table:table-cell table:formula="of:=MAX([.$B6];[.$F6];[.$K6];[.$P6];[.$U6];[.$Z6];[.$AE6];[.$AJ6];[.$AO6];[.$AT6];[.$AY6];[.$BD6];[.$BI6];[.$BN6];[.$BS6];[.$BX6];[.$CC6];[.$CH6];[.$CM6];[.$CR6];[.$CW6];[.$DB6];[.$DG6];[.$DL6];[.$DQ6];[.$DV6];[.$EA6];[.$EF6];[.$EK6];[.$EP6];[.$EU6];[.$EZ6];[.$FE6];[.$FJ6];[.$FO6];[.$FT6];[.$FY6];[.$GD6];[.$GI6];[.$GN6];[.$GS6])" office:value-type="float" office:value="600">
            <text:p>600</text:p>
          </table:table-cell>
          <table:table-cell table:formula="of:=MAX([.$C6];[.$G6];[.$L6];[.$Q6];[.$V6];[.$AA6];[.$AF6];[.$AK6];[.$AP6];[.$AU6];[.$AZ6];[.$BE6];[.$BJ6];[.$BO6];[.$BT6];[.$BY6];[.$CD6];[.$CI6];[.$CN6];[.$CS6];[.$CX6];[.$DC6];[.$DH6];[.$DM6];[.$DR6];[.$DW6];[.$EB6];[.$EG6];[.$EL6];[.$EQ6];[.$EV6];[.$FA6];[.$FF6];[.$FK6];[.$FP6];[.$FU6];[.$FZ6];[.$GE6];[.$GJ6];[.$GO6];[.$GT6])" office:value-type="float" office:value="1">
            <text:p>1</text:p>
          </table:table-cell>
          <table:table-cell table:formula="of:=MAX([.$D6];[.$H6];[.$M6];[.$R6];[.$W6];[.$AB6];[.$AG6];[.$AL6];[.$AQ6];[.$AV6];[.$BA6];[.$BF6];[.$BK6];[.$BP6];[.$BU6];[.$BZ6];[.$CE6];[.$CJ6];[.$CO6];[.$CT6];[.$CY6];[.$DD6];[.$DI6];[.$DN6];[.$DS6];[.$DX6];[.$EC6];[.$EH6];[.$EM6];[.$ER6];[.$EW6];[.$FB6];[.$FG6];[.$FL6];[.$FQ6];[.$FV6];[.$GA6];[.$GF6];[.$GK6];[.$GP6];[.$GU6])" office:value-type="float" office:value="653156">
            <text:p>653156</text:p>
          </table:table-cell>
          <table:table-cell table:formula="of:=MAX([.$E6];[.$I6];[.$N6];[.$S6];[.$X6];[.$AC6];[.$AH6];[.$AM6];[.$AR6];[.$AW6];[.$BB6];[.$BG6];[.$BL6];[.$BQ6];[.$BV6];[.$CA6];[.$CF6];[.$CK6];[.$CP6];[.$CU6];[.$CZ6];[.$DE6];[.$DJ6];[.$DO6];[.$DT6];[.$DY6];[.$ED6];[.$EI6];[.$EN6];[.$ES6];[.$EX6];[.$FC6];[.$FH6];[.$FM6];[.$FR6];[.$FW6];[.$GB6];[.$GG6];[.$GL6];[.$GQ6];[.$GV6])" office:value-type="float" office:value="3381707">
            <text:p>3381707</text:p>
          </table:table-cell>
          <table:table-cell table:formula="of:=MAX([.$J6];[.$O6];[.$T6];[.$Y6];[.$AD6];[.$AI6];[.$AN6];[.$AS6];[.$AX6];[.$BC6];[.$BH6];[.$BM6];[.$BR6];[.$BW6];[.$CB6];[.$CG6];[.$CL6];[.$CQ6];[.$CV6];[.$DA6];[.$DF6];[.$DK6];[.$DP6];[.$DU6];[.$DZ6];[.$EE6];[.$EJ6];[.$EO6];[.$ET6];[.$EY6];[.$FD6];[.$FI6];[.$FN6];[.$FS6];[.$FX6];[.$GC6];[.$GH6];[.$GM6];[.$GR6];[.$GW6])" office:value-type="float" office:value="3381707">
            <text:p>3381707</text:p>
          </table:table-cell>
          <table:table-cell table:number-columns-repeated="804"/>
        </table:table-row>
        <table:table-row table:style-name="ro1">
          <table:table-cell office:value-type="string">
            <text:p>./laby_15_15_19.lp</text:p>
          </table:table-cell>
          <table:table-cell office:value-type="float" office:value="1.76581">
            <text:p>1.76581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701">
            <text:p>701</text:p>
          </table:table-cell>
          <table:table-cell table:style-name="cellBest" office:value-type="float" office:value="8120">
            <text:p>8120</text:p>
          </table:table-cell>
          <table:table-cell table:style-name="cellBest" office:value-type="float" office:value="1.38929">
            <text:p>1.38929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701">
            <text:p>701</text:p>
          </table:table-cell>
          <table:table-cell table:style-name="cellBest" office:value-type="float" office:value="8120">
            <text:p>8120</text:p>
          </table:table-cell>
          <table:table-cell office:value-type="float" office:value="0">
            <text:p>0</text:p>
          </table:table-cell>
          <table:table-cell office:value-type="float" office:value="1.60354">
            <text:p>1.60354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701">
            <text:p>701</text:p>
          </table:table-cell>
          <table:table-cell table:style-name="cellBest" office:value-type="float" office:value="8120">
            <text:p>8120</text:p>
          </table:table-cell>
          <table:table-cell office:value-type="float" office:value="0">
            <text:p>0</text:p>
          </table:table-cell>
          <table:table-cell office:value-type="float" office:value="1.57454">
            <text:p>1.57454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701">
            <text:p>701</text:p>
          </table:table-cell>
          <table:table-cell table:style-name="cellBest" office:value-type="float" office:value="8120">
            <text:p>8120</text:p>
          </table:table-cell>
          <table:table-cell office:value-type="float" office:value="3456">
            <text:p>345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94218">
            <text:p>494218</text:p>
          </table:table-cell>
          <table:table-cell office:value-type="float" office:value="1805254">
            <text:p>1805254</text:p>
          </table:table-cell>
          <table:table-cell office:value-type="float" office:value="246146">
            <text:p>24614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621774">
            <text:p>621774</text:p>
          </table:table-cell>
          <table:table-cell office:value-type="float" office:value="1064359">
            <text:p>1064359</text:p>
          </table:table-cell>
          <table:table-cell office:value-type="float" office:value="128250">
            <text:p>128250</text:p>
          </table:table-cell>
          <table:table-cell office:value-type="float" office:value="209.956">
            <text:p>209.956</text:p>
          </table:table-cell>
          <table:table-cell table:style-name="cellBest" office:value-type="float" office:value="0">
            <text:p>0</text:p>
          </table:table-cell>
          <table:table-cell office:value-type="float" office:value="134115">
            <text:p>134115</text:p>
          </table:table-cell>
          <table:table-cell office:value-type="float" office:value="436289">
            <text:p>436289</text:p>
          </table:table-cell>
          <table:table-cell office:value-type="float" office:value="172333">
            <text:p>172333</text:p>
          </table:table-cell>
          <table:table-cell office:value-type="float" office:value="226.993">
            <text:p>226.993</text:p>
          </table:table-cell>
          <table:table-cell table:style-name="cellBest" office:value-type="float" office:value="0">
            <text:p>0</text:p>
          </table:table-cell>
          <table:table-cell office:value-type="float" office:value="69132">
            <text:p>69132</text:p>
          </table:table-cell>
          <table:table-cell office:value-type="float" office:value="176919">
            <text:p>176919</text:p>
          </table:table-cell>
          <table:table-cell office:value-type="float" office:value="109623">
            <text:p>109623</text:p>
          </table:table-cell>
          <table:table-cell office:value-type="float" office:value="21.3136">
            <text:p>21.3136</text:p>
          </table:table-cell>
          <table:table-cell table:style-name="cellBest" office:value-type="float" office:value="0">
            <text:p>0</text:p>
          </table:table-cell>
          <table:table-cell office:value-type="float" office:value="15551">
            <text:p>15551</text:p>
          </table:table-cell>
          <table:table-cell office:value-type="float" office:value="61338">
            <text:p>61338</text:p>
          </table:table-cell>
          <table:table-cell office:value-type="float" office:value="25593">
            <text:p>25593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116753">
            <text:p>116753</text:p>
          </table:table-cell>
          <table:table-cell office:value-type="float" office:value="264691">
            <text:p>264691</text:p>
          </table:table-cell>
          <table:table-cell office:value-type="float" office:value="173265">
            <text:p>173265</text:p>
          </table:table-cell>
          <table:table-cell office:value-type="float" office:value="423.181">
            <text:p>423.181</text:p>
          </table:table-cell>
          <table:table-cell table:style-name="cellBest" office:value-type="float" office:value="0">
            <text:p>0</text:p>
          </table:table-cell>
          <table:table-cell office:value-type="float" office:value="399831">
            <text:p>399831</text:p>
          </table:table-cell>
          <table:table-cell office:value-type="float" office:value="1362625">
            <text:p>1362625</text:p>
          </table:table-cell>
          <table:table-cell office:value-type="float" office:value="205060">
            <text:p>205060</text:p>
          </table:table-cell>
          <table:table-cell office:value-type="float" office:value="5.63121">
            <text:p>5.63121</text:p>
          </table:table-cell>
          <table:table-cell table:style-name="cellBest" office:value-type="float" office:value="0">
            <text:p>0</text:p>
          </table:table-cell>
          <table:table-cell office:value-type="float" office:value="3949">
            <text:p>3949</text:p>
          </table:table-cell>
          <table:table-cell office:value-type="float" office:value="31686">
            <text:p>31686</text:p>
          </table:table-cell>
          <table:table-cell office:value-type="float" office:value="6843">
            <text:p>684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1370">
            <text:p>371370</text:p>
          </table:table-cell>
          <table:table-cell office:value-type="float" office:value="1115914">
            <text:p>1115914</text:p>
          </table:table-cell>
          <table:table-cell office:value-type="float" office:value="269391">
            <text:p>269391</text:p>
          </table:table-cell>
          <table:table-cell office:value-type="float" office:value="22.7005">
            <text:p>22.7005</text:p>
          </table:table-cell>
          <table:table-cell table:style-name="cellBest" office:value-type="float" office:value="0">
            <text:p>0</text:p>
          </table:table-cell>
          <table:table-cell office:value-type="float" office:value="33795">
            <text:p>33795</text:p>
          </table:table-cell>
          <table:table-cell office:value-type="float" office:value="180467">
            <text:p>180467</text:p>
          </table:table-cell>
          <table:table-cell office:value-type="float" office:value="20126">
            <text:p>2012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60683">
            <text:p>60683</text:p>
          </table:table-cell>
          <table:table-cell table:number-columns-repeated="2" office:value-type="float" office:value="93072">
            <text:p>930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692087">
            <text:p>692087</text:p>
          </table:table-cell>
          <table:table-cell office:value-type="float" office:value="4477489">
            <text:p>4477489</text:p>
          </table:table-cell>
          <table:table-cell office:value-type="float" office:value="0">
            <text:p>0</text:p>
          </table:table-cell>
          <table:table-cell office:value-type="float" office:value="486.142">
            <text:p>486.142</text:p>
          </table:table-cell>
          <table:table-cell table:style-name="cellBest" office:value-type="float" office:value="0">
            <text:p>0</text:p>
          </table:table-cell>
          <table:table-cell office:value-type="float" office:value="238708">
            <text:p>238708</text:p>
          </table:table-cell>
          <table:table-cell office:value-type="float" office:value="440930">
            <text:p>440930</text:p>
          </table:table-cell>
          <table:table-cell office:value-type="float" office:value="287873">
            <text:p>28787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40276">
            <text:p>540276</text:p>
          </table:table-cell>
          <table:table-cell office:value-type="float" office:value="1826324">
            <text:p>1826324</text:p>
          </table:table-cell>
          <table:table-cell office:value-type="float" office:value="260057">
            <text:p>2600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19414">
            <text:p>119414</text:p>
          </table:table-cell>
          <table:table-cell table:number-columns-repeated="2" office:value-type="float" office:value="173749">
            <text:p>173749</text:p>
          </table:table-cell>
          <table:table-cell office:value-type="float" office:value="89.5657">
            <text:p>89.5657</text:p>
          </table:table-cell>
          <table:table-cell table:style-name="cellBest" office:value-type="float" office:value="0">
            <text:p>0</text:p>
          </table:table-cell>
          <table:table-cell office:value-type="float" office:value="51150">
            <text:p>51150</text:p>
          </table:table-cell>
          <table:table-cell office:value-type="float" office:value="173546">
            <text:p>173546</text:p>
          </table:table-cell>
          <table:table-cell office:value-type="float" office:value="59390">
            <text:p>593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2530">
            <text:p>402530</text:p>
          </table:table-cell>
          <table:table-cell table:style-name="cellWorst" office:value-type="float" office:value="4733071">
            <text:p>4733071</text:p>
          </table:table-cell>
          <table:table-cell office:value-type="float" office:value="257541">
            <text:p>2575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3435">
            <text:p>183435</text:p>
          </table:table-cell>
          <table:table-cell office:value-type="float" office:value="255113">
            <text:p>255113</text:p>
          </table:table-cell>
          <table:table-cell office:value-type="float" office:value="219543">
            <text:p>219543</text:p>
          </table:table-cell>
          <table:table-cell office:value-type="float" office:value="1.60477">
            <text:p>1.60477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701">
            <text:p>701</text:p>
          </table:table-cell>
          <table:table-cell table:style-name="cellBest" office:value-type="float" office:value="8120">
            <text:p>8120</text:p>
          </table:table-cell>
          <table:table-cell office:value-type="float" office:value="3456">
            <text:p>345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5536">
            <text:p>415536</text:p>
          </table:table-cell>
          <table:table-cell office:value-type="float" office:value="2642589">
            <text:p>2642589</text:p>
          </table:table-cell>
          <table:table-cell office:value-type="float" office:value="91784">
            <text:p>91784</text:p>
          </table:table-cell>
          <table:table-cell office:value-type="float" office:value="22.7482">
            <text:p>22.7482</text:p>
          </table:table-cell>
          <table:table-cell table:style-name="cellBest" office:value-type="float" office:value="0">
            <text:p>0</text:p>
          </table:table-cell>
          <table:table-cell office:value-type="float" office:value="24064">
            <text:p>24064</text:p>
          </table:table-cell>
          <table:table-cell office:value-type="float" office:value="104773">
            <text:p>104773</text:p>
          </table:table-cell>
          <table:table-cell office:value-type="float" office:value="11745">
            <text:p>1174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0402">
            <text:p>450402</text:p>
          </table:table-cell>
          <table:table-cell office:value-type="float" office:value="991801">
            <text:p>991801</text:p>
          </table:table-cell>
          <table:table-cell office:value-type="float" office:value="554247">
            <text:p>5542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6225">
            <text:p>386225</text:p>
          </table:table-cell>
          <table:table-cell office:value-type="float" office:value="753401">
            <text:p>753401</text:p>
          </table:table-cell>
          <table:table-cell office:value-type="float" office:value="680091">
            <text:p>68009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8682">
            <text:p>378682</text:p>
          </table:table-cell>
          <table:table-cell office:value-type="float" office:value="738887">
            <text:p>738887</text:p>
          </table:table-cell>
          <table:table-cell office:value-type="float" office:value="663823">
            <text:p>66382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1007">
            <text:p>451007</text:p>
          </table:table-cell>
          <table:table-cell office:value-type="float" office:value="801859">
            <text:p>801859</text:p>
          </table:table-cell>
          <table:table-cell office:value-type="float" office:value="767951">
            <text:p>7679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61067">
            <text:p>561067</text:p>
          </table:table-cell>
          <table:table-cell office:value-type="float" office:value="2085761">
            <text:p>2085761</text:p>
          </table:table-cell>
          <table:table-cell office:value-type="float" office:value="167643">
            <text:p>167643</text:p>
          </table:table-cell>
          <table:table-cell office:value-type="float" office:value="445.811">
            <text:p>445.811</text:p>
          </table:table-cell>
          <table:table-cell table:style-name="cellBest" office:value-type="float" office:value="0">
            <text:p>0</text:p>
          </table:table-cell>
          <table:table-cell office:value-type="float" office:value="333020">
            <text:p>333020</text:p>
          </table:table-cell>
          <table:table-cell office:value-type="float" office:value="1048327">
            <text:p>1048327</text:p>
          </table:table-cell>
          <table:table-cell office:value-type="float" office:value="107146">
            <text:p>10714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28250">
            <text:p>528250</text:p>
          </table:table-cell>
          <table:table-cell office:value-type="float" office:value="1493656">
            <text:p>1493656</text:p>
          </table:table-cell>
          <table:table-cell office:value-type="float" office:value="136496">
            <text:p>1364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94373">
            <text:p>494373</text:p>
          </table:table-cell>
          <table:table-cell office:value-type="float" office:value="1447976">
            <text:p>1447976</text:p>
          </table:table-cell>
          <table:table-cell office:value-type="float" office:value="129092">
            <text:p>12909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0374">
            <text:p>420374</text:p>
          </table:table-cell>
          <table:table-cell table:number-columns-repeated="2" office:value-type="float" office:value="761802">
            <text:p>761802</text:p>
          </table:table-cell>
          <table:table-cell office:value-type="float" office:value="7.56345">
            <text:p>7.56345</text:p>
          </table:table-cell>
          <table:table-cell table:style-name="cellBest" office:value-type="float" office:value="0">
            <text:p>0</text:p>
          </table:table-cell>
          <table:table-cell office:value-type="float" office:value="8518">
            <text:p>8518</text:p>
          </table:table-cell>
          <table:table-cell office:value-type="float" office:value="154668">
            <text:p>15466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4504">
            <text:p>394504</text:p>
          </table:table-cell>
          <table:table-cell office:value-type="float" office:value="639081">
            <text:p>639081</text:p>
          </table:table-cell>
          <table:table-cell office:value-type="float" office:value="602008">
            <text:p>60200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2571">
            <text:p>302571</text:p>
          </table:table-cell>
          <table:table-cell office:value-type="float" office:value="909832">
            <text:p>909832</text:p>
          </table:table-cell>
          <table:table-cell office:value-type="float" office:value="134668">
            <text:p>134668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160079">
            <text:p>160079</text:p>
          </table:table-cell>
          <table:table-cell table:style-name="Default" office:value-type="float" office:value="3657868">
            <text:p>3657868</text:p>
          </table:table-cell>
          <table:table-cell office:value-type="float" office:value="3657868">
            <text:p>365786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1632">
            <text:p>401632</text:p>
          </table:table-cell>
          <table:table-cell office:value-type="float" office:value="749279">
            <text:p>749279</text:p>
          </table:table-cell>
          <table:table-cell office:value-type="float" office:value="424169">
            <text:p>4241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5641">
            <text:p>315641</text:p>
          </table:table-cell>
          <table:table-cell office:value-type="float" office:value="1483606">
            <text:p>1483606</text:p>
          </table:table-cell>
          <table:table-cell office:value-type="float" office:value="103455">
            <text:p>10345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6275">
            <text:p>306275</text:p>
          </table:table-cell>
          <table:table-cell office:value-type="float" office:value="439238">
            <text:p>439238</text:p>
          </table:table-cell>
          <table:table-cell office:value-type="float" office:value="385264">
            <text:p>385264</text:p>
          </table:table-cell>
          <table:table-cell table:formula="of:=MI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 office:value="1.38929">
            <text:p>1.38929</text:p>
          </table:table-cell>
          <table:table-cell table:formula="of:=MI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 office:value="0">
            <text:p>0</text:p>
          </table:table-cell>
          <table:table-cell table:formula="of:=MI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 office:value="701">
            <text:p>701</text:p>
          </table:table-cell>
          <table:table-cell table:formula="of:=MI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 office:value="8120">
            <text:p>8120</text:p>
          </table:table-cell>
          <table:table-cell table:formula="of:=MI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 office:value="0">
            <text:p>0</text:p>
          </table:table-cell>
          <table:table-cell table:formula="of:=MEDIAN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 office:value="600">
            <text:p>600</text:p>
          </table:table-cell>
          <table:table-cell table:formula="of:=MEDIAN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 office:value="1">
            <text:p>1</text:p>
          </table:table-cell>
          <table:table-cell table:formula="of:=MEDIAN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 office:value="306275">
            <text:p>306275</text:p>
          </table:table-cell>
          <table:table-cell table:formula="of:=MEDIAN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 office:value="738887">
            <text:p>738887</text:p>
          </table:table-cell>
          <table:table-cell table:formula="of:=MEDIAN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 office:value="152069.5">
            <text:p>152069.5</text:p>
          </table:table-cell>
          <table:table-cell table:formula="of:=MAX([.$B7];[.$F7];[.$K7];[.$P7];[.$U7];[.$Z7];[.$AE7];[.$AJ7];[.$AO7];[.$AT7];[.$AY7];[.$BD7];[.$BI7];[.$BN7];[.$BS7];[.$BX7];[.$CC7];[.$CH7];[.$CM7];[.$CR7];[.$CW7];[.$DB7];[.$DG7];[.$DL7];[.$DQ7];[.$DV7];[.$EA7];[.$EF7];[.$EK7];[.$EP7];[.$EU7];[.$EZ7];[.$FE7];[.$FJ7];[.$FO7];[.$FT7];[.$FY7];[.$GD7];[.$GI7];[.$GN7];[.$GS7])" office:value-type="float" office:value="600">
            <text:p>600</text:p>
          </table:table-cell>
          <table:table-cell table:formula="of:=MAX([.$C7];[.$G7];[.$L7];[.$Q7];[.$V7];[.$AA7];[.$AF7];[.$AK7];[.$AP7];[.$AU7];[.$AZ7];[.$BE7];[.$BJ7];[.$BO7];[.$BT7];[.$BY7];[.$CD7];[.$CI7];[.$CN7];[.$CS7];[.$CX7];[.$DC7];[.$DH7];[.$DM7];[.$DR7];[.$DW7];[.$EB7];[.$EG7];[.$EL7];[.$EQ7];[.$EV7];[.$FA7];[.$FF7];[.$FK7];[.$FP7];[.$FU7];[.$FZ7];[.$GE7];[.$GJ7];[.$GO7];[.$GT7])" office:value-type="float" office:value="1">
            <text:p>1</text:p>
          </table:table-cell>
          <table:table-cell table:formula="of:=MAX([.$D7];[.$H7];[.$M7];[.$R7];[.$W7];[.$AB7];[.$AG7];[.$AL7];[.$AQ7];[.$AV7];[.$BA7];[.$BF7];[.$BK7];[.$BP7];[.$BU7];[.$BZ7];[.$CE7];[.$CJ7];[.$CO7];[.$CT7];[.$CY7];[.$DD7];[.$DI7];[.$DN7];[.$DS7];[.$DX7];[.$EC7];[.$EH7];[.$EM7];[.$ER7];[.$EW7];[.$FB7];[.$FG7];[.$FL7];[.$FQ7];[.$FV7];[.$GA7];[.$GF7];[.$GK7];[.$GP7];[.$GU7])" office:value-type="float" office:value="692087">
            <text:p>692087</text:p>
          </table:table-cell>
          <table:table-cell table:formula="of:=MAX([.$E7];[.$I7];[.$N7];[.$S7];[.$X7];[.$AC7];[.$AH7];[.$AM7];[.$AR7];[.$AW7];[.$BB7];[.$BG7];[.$BL7];[.$BQ7];[.$BV7];[.$CA7];[.$CF7];[.$CK7];[.$CP7];[.$CU7];[.$CZ7];[.$DE7];[.$DJ7];[.$DO7];[.$DT7];[.$DY7];[.$ED7];[.$EI7];[.$EN7];[.$ES7];[.$EX7];[.$FC7];[.$FH7];[.$FM7];[.$FR7];[.$FW7];[.$GB7];[.$GG7];[.$GL7];[.$GQ7];[.$GV7])" office:value-type="float" office:value="4733071">
            <text:p>4733071</text:p>
          </table:table-cell>
          <table:table-cell table:formula="of:=MAX([.$J7];[.$O7];[.$T7];[.$Y7];[.$AD7];[.$AI7];[.$AN7];[.$AS7];[.$AX7];[.$BC7];[.$BH7];[.$BM7];[.$BR7];[.$BW7];[.$CB7];[.$CG7];[.$CL7];[.$CQ7];[.$CV7];[.$DA7];[.$DF7];[.$DK7];[.$DP7];[.$DU7];[.$DZ7];[.$EE7];[.$EJ7];[.$EO7];[.$ET7];[.$EY7];[.$FD7];[.$FI7];[.$FN7];[.$FS7];[.$FX7];[.$GC7];[.$GH7];[.$GM7];[.$GR7];[.$GW7])" office:value-type="float" office:value="3657868">
            <text:p>3657868</text:p>
          </table:table-cell>
          <table:table-cell table:number-columns-repeated="804"/>
        </table:table-row>
        <table:table-row table:style-name="ro1">
          <table:table-cell office:value-type="string">
            <text:p>./laby_15_15_20.lp</text:p>
          </table:table-cell>
          <table:table-cell office:value-type="float" office:value="0.786344">
            <text:p>0.7863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08">
            <text:p>908</text:p>
          </table:table-cell>
          <table:table-cell office:value-type="float" office:value="0.912246">
            <text:p>0.9122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0.777108">
            <text:p>0.77710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0.746707">
            <text:p>0.7467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08">
            <text:p>908</text:p>
          </table:table-cell>
          <table:table-cell office:value-type="float" office:value="907">
            <text:p>907</text:p>
          </table:table-cell>
          <table:table-cell office:value-type="float" office:value="0.796022">
            <text:p>0.79602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05">
            <text:p>905</text:p>
          </table:table-cell>
          <table:table-cell office:value-type="float" office:value="899">
            <text:p>899</text:p>
          </table:table-cell>
          <table:table-cell office:value-type="float" office:value="12.7247">
            <text:p>12.7247</text:p>
          </table:table-cell>
          <table:table-cell office:value-type="float" office:value="0">
            <text:p>0</text:p>
          </table:table-cell>
          <table:table-cell office:value-type="float" office:value="8061">
            <text:p>8061</text:p>
          </table:table-cell>
          <table:table-cell office:value-type="float" office:value="20153">
            <text:p>20153</text:p>
          </table:table-cell>
          <table:table-cell office:value-type="float" office:value="2999">
            <text:p>2999</text:p>
          </table:table-cell>
          <table:table-cell office:value-type="float" office:value="0.78572">
            <text:p>0.7857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llBest" office:value-type="float" office:value="893">
            <text:p>893</text:p>
          </table:table-cell>
          <table:table-cell office:value-type="float" office:value="892">
            <text:p>892</text:p>
          </table:table-cell>
          <table:table-cell table:style-name="cellBest" office:value-type="float" office:value="0.736304">
            <text:p>0.73630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4">
            <text:p>904</text:p>
          </table:table-cell>
          <table:table-cell office:value-type="float" office:value="902">
            <text:p>902</text:p>
          </table:table-cell>
          <table:table-cell office:value-type="float" office:value="0.78589">
            <text:p>0.7858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5">
            <text:p>905</text:p>
          </table:table-cell>
          <table:table-cell office:value-type="float" office:value="903">
            <text:p>903</text:p>
          </table:table-cell>
          <table:table-cell office:value-type="float" office:value="0.851001">
            <text:p>0.85100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5">
            <text:p>905</text:p>
          </table:table-cell>
          <table:table-cell office:value-type="float" office:value="903">
            <text:p>903</text:p>
          </table:table-cell>
          <table:table-cell office:value-type="float" office:value="0.790786">
            <text:p>0.790786</text:p>
          </table:table-cell>
          <table:table-cell office:value-type="float" office:value="0">
            <text:p>0</text:p>
          </table:table-cell>
          <table:table-cell table:style-name="cellBest" office:value-type="float" office:value="12">
            <text:p>12</text:p>
          </table:table-cell>
          <table:table-cell table:number-columns-repeated="2" office:value-type="float" office:value="907">
            <text:p>907</text:p>
          </table:table-cell>
          <table:table-cell office:value-type="float" office:value="0.901778">
            <text:p>0.901778</text:p>
          </table:table-cell>
          <table:table-cell office:value-type="float" office:value="0">
            <text:p>0</text:p>
          </table:table-cell>
          <table:table-cell table:style-name="cellBest" office:value-type="float" office:value="12">
            <text:p>12</text:p>
          </table:table-cell>
          <table:table-cell table:number-columns-repeated="2" office:value-type="float" office:value="907">
            <text:p>907</text:p>
          </table:table-cell>
          <table:table-cell office:value-type="float" office:value="0.739979">
            <text:p>0.739979</text:p>
          </table:table-cell>
          <table:table-cell office:value-type="float" office:value="0">
            <text:p>0</text:p>
          </table:table-cell>
          <table:table-cell table:style-name="cellBest" office:value-type="float" office:value="12">
            <text:p>12</text:p>
          </table:table-cell>
          <table:table-cell table:number-columns-repeated="2" office:value-type="float" office:value="907">
            <text:p>907</text:p>
          </table:table-cell>
          <table:table-cell office:value-type="float" office:value="0.912276">
            <text:p>0.912276</text:p>
          </table:table-cell>
          <table:table-cell office:value-type="float" office:value="0">
            <text:p>0</text:p>
          </table:table-cell>
          <table:table-cell table:style-name="cellBest" office:value-type="float" office:value="12">
            <text:p>12</text:p>
          </table:table-cell>
          <table:table-cell table:number-columns-repeated="2" office:value-type="float" office:value="907">
            <text:p>907</text:p>
          </table:table-cell>
          <table:table-cell office:value-type="float" office:value="0.83095">
            <text:p>0.83095</text:p>
          </table:table-cell>
          <table:table-cell office:value-type="float" office:value="0">
            <text:p>0</text:p>
          </table:table-cell>
          <table:table-cell table:style-name="cellBest" office:value-type="float" office:value="12">
            <text:p>12</text:p>
          </table:table-cell>
          <table:table-cell table:number-columns-repeated="2" office:value-type="float" office:value="907">
            <text:p>907</text:p>
          </table:table-cell>
          <table:table-cell office:value-type="float" office:value="2.13435">
            <text:p>2.13435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5561">
            <text:p>5561</text:p>
          </table:table-cell>
          <table:table-cell office:value-type="float" office:value="0">
            <text:p>0</text:p>
          </table:table-cell>
          <table:table-cell office:value-type="float" office:value="0.764128">
            <text:p>0.7641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08">
            <text:p>908</text:p>
          </table:table-cell>
          <table:table-cell office:value-type="float" office:value="855">
            <text:p>855</text:p>
          </table:table-cell>
          <table:table-cell office:value-type="float" office:value="0.762969">
            <text:p>0.76296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float" office:value="2018">
            <text:p>2018</text:p>
          </table:table-cell>
          <table:table-cell office:value-type="float" office:value="0.79198">
            <text:p>0.7919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1768">
            <text:p>1768</text:p>
          </table:table-cell>
          <table:table-cell office:value-type="float" office:value="0.801554">
            <text:p>0.80155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08">
            <text:p>908</text:p>
          </table:table-cell>
          <table:table-cell office:value-type="float" office:value="846">
            <text:p>846</text:p>
          </table:table-cell>
          <table:table-cell office:value-type="float" office:value="4.6911">
            <text:p>4.6911</text:p>
          </table:table-cell>
          <table:table-cell office:value-type="float" office:value="0">
            <text:p>0</text:p>
          </table:table-cell>
          <table:table-cell office:value-type="float" office:value="3527">
            <text:p>3527</text:p>
          </table:table-cell>
          <table:table-cell office:value-type="float" office:value="17140">
            <text:p>17140</text:p>
          </table:table-cell>
          <table:table-cell office:value-type="float" office:value="6979">
            <text:p>6979</text:p>
          </table:table-cell>
          <table:table-cell office:value-type="float" office:value="0.805164">
            <text:p>0.805164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965">
            <text:p>965</text:p>
          </table:table-cell>
          <table:table-cell office:value-type="float" office:value="888">
            <text:p>888</text:p>
          </table:table-cell>
          <table:table-cell office:value-type="float" office:value="0.811035">
            <text:p>0.8110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08">
            <text:p>908</text:p>
          </table:table-cell>
          <table:table-cell office:value-type="float" office:value="907">
            <text:p>907</text:p>
          </table:table-cell>
          <table:table-cell office:value-type="float" office:value="0.82975">
            <text:p>0.8297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05">
            <text:p>905</text:p>
          </table:table-cell>
          <table:table-cell office:value-type="float" office:value="56">
            <text:p>56</text:p>
          </table:table-cell>
          <table:table-cell office:value-type="float" office:value="1.64876">
            <text:p>1.64876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9635">
            <text:p>9635</text:p>
          </table:table-cell>
          <table:table-cell office:value-type="float" office:value="463">
            <text:p>463</text:p>
          </table:table-cell>
          <table:table-cell office:value-type="float" office:value="0.915988">
            <text:p>0.91598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llBest" office:value-type="float" office:value="893">
            <text:p>893</text:p>
          </table:table-cell>
          <table:table-cell office:value-type="float" office:value="53">
            <text:p>53</text:p>
          </table:table-cell>
          <table:table-cell office:value-type="float" office:value="0.868245">
            <text:p>0.86824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95">
            <text:p>895</text:p>
          </table:table-cell>
          <table:table-cell office:value-type="float" office:value="55">
            <text:p>55</text:p>
          </table:table-cell>
          <table:table-cell office:value-type="float" office:value="0.914168">
            <text:p>0.91416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96">
            <text:p>896</text:p>
          </table:table-cell>
          <table:table-cell office:value-type="float" office:value="56">
            <text:p>56</text:p>
          </table:table-cell>
          <table:table-cell office:value-type="float" office:value="0.866762">
            <text:p>0.86676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96">
            <text:p>896</text:p>
          </table:table-cell>
          <table:table-cell office:value-type="float" office:value="56">
            <text:p>56</text:p>
          </table:table-cell>
          <table:table-cell office:value-type="float" office:value="8.92882">
            <text:p>8.92882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office:value-type="float" office:value="127335">
            <text:p>127335</text:p>
          </table:table-cell>
          <table:table-cell office:value-type="float" office:value="9340">
            <text:p>9340</text:p>
          </table:table-cell>
          <table:table-cell office:value-type="float" office:value="2.27086">
            <text:p>2.27086</text:p>
          </table:table-cell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office:value-type="float" office:value="12464">
            <text:p>12464</text:p>
          </table:table-cell>
          <table:table-cell office:value-type="float" office:value="6043">
            <text:p>6043</text:p>
          </table:table-cell>
          <table:table-cell office:value-type="float" office:value="2.15112">
            <text:p>2.15112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14883">
            <text:p>14883</text:p>
          </table:table-cell>
          <table:table-cell office:value-type="float" office:value="6536">
            <text:p>6536</text:p>
          </table:table-cell>
          <table:table-cell office:value-type="float" office:value="2.55304">
            <text:p>2.55304</text:p>
          </table:table-cell>
          <table:table-cell office:value-type="float" office:value="0">
            <text:p>0</text:p>
          </table:table-cell>
          <table:table-cell office:value-type="float" office:value="1363">
            <text:p>1363</text:p>
          </table:table-cell>
          <table:table-cell office:value-type="float" office:value="14883">
            <text:p>14883</text:p>
          </table:table-cell>
          <table:table-cell office:value-type="float" office:value="6536">
            <text:p>6536</text:p>
          </table:table-cell>
          <table:table-cell office:value-type="float" office:value="24.417">
            <text:p>24.417</text:p>
          </table:table-cell>
          <table:table-cell office:value-type="float" office:value="0">
            <text:p>0</text:p>
          </table:table-cell>
          <table:table-cell office:value-type="float" office:value="17018">
            <text:p>17018</text:p>
          </table:table-cell>
          <table:table-cell table:number-columns-repeated="2" office:value-type="float" office:value="120072">
            <text:p>120072</text:p>
          </table:table-cell>
          <table:table-cell office:value-type="float" office:value="4.32416">
            <text:p>4.32416</text:p>
          </table:table-cell>
          <table:table-cell office:value-type="float" office:value="0">
            <text:p>0</text:p>
          </table:table-cell>
          <table:table-cell office:value-type="float" office:value="2479">
            <text:p>2479</text:p>
          </table:table-cell>
          <table:table-cell office:value-type="float" office:value="82462">
            <text:p>82462</text:p>
          </table:table-cell>
          <table:table-cell office:value-type="float" office:value="0">
            <text:p>0</text:p>
          </table:table-cell>
          <table:table-cell office:value-type="float" office:value="0.872736">
            <text:p>0.87273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14">
            <text:p>914</text:p>
          </table:table-cell>
          <table:table-cell office:value-type="float" office:value="6">
            <text:p>6</text:p>
          </table:table-cell>
          <table:table-cell office:value-type="float" office:value="15.857">
            <text:p>15.857</text:p>
          </table:table-cell>
          <table:table-cell office:value-type="float" office:value="0">
            <text:p>0</text:p>
          </table:table-cell>
          <table:table-cell office:value-type="float" office:value="11408">
            <text:p>11408</text:p>
          </table:table-cell>
          <table:table-cell office:value-type="float" office:value="138342">
            <text:p>138342</text:p>
          </table:table-cell>
          <table:table-cell office:value-type="float" office:value="32365">
            <text:p>32365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50892">
            <text:p>350892</text:p>
          </table:table-cell>
          <table:table-cell table:number-columns-repeated="2" office:value-type="float" office:value="4140648">
            <text:p>4140648</text:p>
          </table:table-cell>
          <table:table-cell office:value-type="float" office:value="0.843872">
            <text:p>0.84387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96">
            <text:p>896</text:p>
          </table:table-cell>
          <table:table-cell office:value-type="float" office:value="56">
            <text:p>56</text:p>
          </table:table-cell>
          <table:table-cell office:value-type="float" office:value="1.32653">
            <text:p>1.32653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13905">
            <text:p>13905</text:p>
          </table:table-cell>
          <table:table-cell office:value-type="float" office:value="7086">
            <text:p>7086</text:p>
          </table:table-cell>
          <table:table-cell office:value-type="float" office:value="2.44751">
            <text:p>2.44751</text:p>
          </table:table-cell>
          <table:table-cell office:value-type="float" office:value="0">
            <text:p>0</text:p>
          </table:table-cell>
          <table:table-cell office:value-type="float" office:value="2162">
            <text:p>2162</text:p>
          </table:table-cell>
          <table:table-cell office:value-type="float" office:value="9385">
            <text:p>9385</text:p>
          </table:table-cell>
          <table:table-cell office:value-type="float" office:value="8719">
            <text:p>8719</text:p>
          </table:table-cell>
          <table:table-cell table:formula="of:=MI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 office:value="0.736304">
            <text:p>0.736304</text:p>
          </table:table-cell>
          <table:table-cell table:formula="of:=MI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 office:value="0">
            <text:p>0</text:p>
          </table:table-cell>
          <table:table-cell table:formula="of:=MI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 office:value="12">
            <text:p>12</text:p>
          </table:table-cell>
          <table:table-cell table:formula="of:=MI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 office:value="893">
            <text:p>893</text:p>
          </table:table-cell>
          <table:table-cell table:formula="of:=MI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 office:value="0">
            <text:p>0</text:p>
          </table:table-cell>
          <table:table-cell table:formula="of:=MEDIAN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 office:value="0.868245">
            <text:p>0.868245</text:p>
          </table:table-cell>
          <table:table-cell table:formula="of:=MEDIAN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 office:value="0">
            <text:p>0</text:p>
          </table:table-cell>
          <table:table-cell table:formula="of:=MEDIAN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 office:value="16">
            <text:p>16</text:p>
          </table:table-cell>
          <table:table-cell table:formula="of:=MEDIAN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 office:value="908">
            <text:p>908</text:p>
          </table:table-cell>
          <table:table-cell table:formula="of:=MEDIAN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 office:value="905">
            <text:p>905</text:p>
          </table:table-cell>
          <table:table-cell table:formula="of:=MAX([.$B8];[.$F8];[.$K8];[.$P8];[.$U8];[.$Z8];[.$AE8];[.$AJ8];[.$AO8];[.$AT8];[.$AY8];[.$BD8];[.$BI8];[.$BN8];[.$BS8];[.$BX8];[.$CC8];[.$CH8];[.$CM8];[.$CR8];[.$CW8];[.$DB8];[.$DG8];[.$DL8];[.$DQ8];[.$DV8];[.$EA8];[.$EF8];[.$EK8];[.$EP8];[.$EU8];[.$EZ8];[.$FE8];[.$FJ8];[.$FO8];[.$FT8];[.$FY8];[.$GD8];[.$GI8];[.$GN8];[.$GS8])" office:value-type="float" office:value="600">
            <text:p>600</text:p>
          </table:table-cell>
          <table:table-cell table:formula="of:=MAX([.$C8];[.$G8];[.$L8];[.$Q8];[.$V8];[.$AA8];[.$AF8];[.$AK8];[.$AP8];[.$AU8];[.$AZ8];[.$BE8];[.$BJ8];[.$BO8];[.$BT8];[.$BY8];[.$CD8];[.$CI8];[.$CN8];[.$CS8];[.$CX8];[.$DC8];[.$DH8];[.$DM8];[.$DR8];[.$DW8];[.$EB8];[.$EG8];[.$EL8];[.$EQ8];[.$EV8];[.$FA8];[.$FF8];[.$FK8];[.$FP8];[.$FU8];[.$FZ8];[.$GE8];[.$GJ8];[.$GO8];[.$GT8])" office:value-type="float" office:value="1">
            <text:p>1</text:p>
          </table:table-cell>
          <table:table-cell table:formula="of:=MAX([.$D8];[.$H8];[.$M8];[.$R8];[.$W8];[.$AB8];[.$AG8];[.$AL8];[.$AQ8];[.$AV8];[.$BA8];[.$BF8];[.$BK8];[.$BP8];[.$BU8];[.$BZ8];[.$CE8];[.$CJ8];[.$CO8];[.$CT8];[.$CY8];[.$DD8];[.$DI8];[.$DN8];[.$DS8];[.$DX8];[.$EC8];[.$EH8];[.$EM8];[.$ER8];[.$EW8];[.$FB8];[.$FG8];[.$FL8];[.$FQ8];[.$FV8];[.$GA8];[.$GF8];[.$GK8];[.$GP8];[.$GU8])" office:value-type="float" office:value="350892">
            <text:p>350892</text:p>
          </table:table-cell>
          <table:table-cell table:formula="of:=MAX([.$E8];[.$I8];[.$N8];[.$S8];[.$X8];[.$AC8];[.$AH8];[.$AM8];[.$AR8];[.$AW8];[.$BB8];[.$BG8];[.$BL8];[.$BQ8];[.$BV8];[.$CA8];[.$CF8];[.$CK8];[.$CP8];[.$CU8];[.$CZ8];[.$DE8];[.$DJ8];[.$DO8];[.$DT8];[.$DY8];[.$ED8];[.$EI8];[.$EN8];[.$ES8];[.$EX8];[.$FC8];[.$FH8];[.$FM8];[.$FR8];[.$FW8];[.$GB8];[.$GG8];[.$GL8];[.$GQ8];[.$GV8])" office:value-type="float" office:value="4140648">
            <text:p>4140648</text:p>
          </table:table-cell>
          <table:table-cell table:formula="of:=MAX([.$J8];[.$O8];[.$T8];[.$Y8];[.$AD8];[.$AI8];[.$AN8];[.$AS8];[.$AX8];[.$BC8];[.$BH8];[.$BM8];[.$BR8];[.$BW8];[.$CB8];[.$CG8];[.$CL8];[.$CQ8];[.$CV8];[.$DA8];[.$DF8];[.$DK8];[.$DP8];[.$DU8];[.$DZ8];[.$EE8];[.$EJ8];[.$EO8];[.$ET8];[.$EY8];[.$FD8];[.$FI8];[.$FN8];[.$FS8];[.$FX8];[.$GC8];[.$GH8];[.$GM8];[.$GR8];[.$GW8])" office:value-type="float" office:value="4140648">
            <text:p>4140648</text:p>
          </table:table-cell>
          <table:table-cell table:number-columns-repeated="804"/>
        </table:table-row>
        <table:table-row table:style-name="ro1">
          <table:table-cell office:value-type="string">
            <text:p>./laby_16_16_01.lp</text:p>
          </table:table-cell>
          <table:table-cell office:value-type="float" office:value="1.3666">
            <text:p>1.366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760">
            <text:p>2760</text:p>
          </table:table-cell>
          <table:table-cell office:value-type="float" office:value="1.35782">
            <text:p>1.35782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1.24325">
            <text:p>1.2432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1.20126">
            <text:p>1.2012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760">
            <text:p>2760</text:p>
          </table:table-cell>
          <table:table-cell office:value-type="float" office:value="2706">
            <text:p>2706</text:p>
          </table:table-cell>
          <table:table-cell office:value-type="float" office:value="1.29296">
            <text:p>1.2929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118">
            <text:p>3118</text:p>
          </table:table-cell>
          <table:table-cell office:value-type="float" office:value="3033">
            <text:p>3033</text:p>
          </table:table-cell>
          <table:table-cell office:value-type="float" office:value="3.14685">
            <text:p>3.14685</text:p>
          </table:table-cell>
          <table:table-cell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3716">
            <text:p>3716</text:p>
          </table:table-cell>
          <table:table-cell office:value-type="float" office:value="698">
            <text:p>698</text:p>
          </table:table-cell>
          <table:table-cell office:value-type="float" office:value="3.63497">
            <text:p>3.63497</text:p>
          </table:table-cell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 office:value-type="float" office:value="11114">
            <text:p>11114</text:p>
          </table:table-cell>
          <table:table-cell office:value-type="float" office:value="4571">
            <text:p>4571</text:p>
          </table:table-cell>
          <table:table-cell office:value-type="float" office:value="28.8834">
            <text:p>28.8834</text:p>
          </table:table-cell>
          <table:table-cell office:value-type="float" office:value="0">
            <text:p>0</text:p>
          </table:table-cell>
          <table:table-cell office:value-type="float" office:value="12099">
            <text:p>12099</text:p>
          </table:table-cell>
          <table:table-cell office:value-type="float" office:value="48126">
            <text:p>48126</text:p>
          </table:table-cell>
          <table:table-cell office:value-type="float" office:value="21757">
            <text:p>21757</text:p>
          </table:table-cell>
          <table:table-cell office:value-type="float" office:value="1.90349">
            <text:p>1.90349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5527">
            <text:p>5527</text:p>
          </table:table-cell>
          <table:table-cell office:value-type="float" office:value="3748">
            <text:p>3748</text:p>
          </table:table-cell>
          <table:table-cell office:value-type="float" office:value="2.87606">
            <text:p>2.87606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9724">
            <text:p>9724</text:p>
          </table:table-cell>
          <table:table-cell office:value-type="float" office:value="5711">
            <text:p>5711</text:p>
          </table:table-cell>
          <table:table-cell office:value-type="float" office:value="23.8885">
            <text:p>23.8885</text:p>
          </table:table-cell>
          <table:table-cell office:value-type="float" office:value="0">
            <text:p>0</text:p>
          </table:table-cell>
          <table:table-cell office:value-type="float" office:value="25755">
            <text:p>25755</text:p>
          </table:table-cell>
          <table:table-cell office:value-type="float" office:value="164200">
            <text:p>164200</text:p>
          </table:table-cell>
          <table:table-cell office:value-type="float" office:value="19958">
            <text:p>19958</text:p>
          </table:table-cell>
          <table:table-cell office:value-type="float" office:value="2.42467">
            <text:p>2.42467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5926">
            <text:p>5926</text:p>
          </table:table-cell>
          <table:table-cell office:value-type="float" office:value="3645">
            <text:p>3645</text:p>
          </table:table-cell>
          <table:table-cell office:value-type="float" office:value="93.7719">
            <text:p>93.7719</text:p>
          </table:table-cell>
          <table:table-cell office:value-type="float" office:value="0">
            <text:p>0</text:p>
          </table:table-cell>
          <table:table-cell office:value-type="float" office:value="75513">
            <text:p>75513</text:p>
          </table:table-cell>
          <table:table-cell office:value-type="float" office:value="336623">
            <text:p>336623</text:p>
          </table:table-cell>
          <table:table-cell office:value-type="float" office:value="46599">
            <text:p>46599</text:p>
          </table:table-cell>
          <table:table-cell office:value-type="float" office:value="29.3433">
            <text:p>29.3433</text:p>
          </table:table-cell>
          <table:table-cell office:value-type="float" office:value="0">
            <text:p>0</text:p>
          </table:table-cell>
          <table:table-cell office:value-type="float" office:value="38972">
            <text:p>38972</text:p>
          </table:table-cell>
          <table:table-cell office:value-type="float" office:value="195387">
            <text:p>195387</text:p>
          </table:table-cell>
          <table:table-cell office:value-type="float" office:value="17673">
            <text:p>17673</text:p>
          </table:table-cell>
          <table:table-cell office:value-type="float" office:value="1.70451">
            <text:p>1.70451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3466">
            <text:p>3466</text:p>
          </table:table-cell>
          <table:table-cell office:value-type="float" office:value="1.44472">
            <text:p>1.44472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7213">
            <text:p>7213</text:p>
          </table:table-cell>
          <table:table-cell office:value-type="float" office:value="0">
            <text:p>0</text:p>
          </table:table-cell>
          <table:table-cell office:value-type="float" office:value="2.66266">
            <text:p>2.66266</text:p>
          </table:table-cell>
          <table:table-cell office:value-type="float" office:value="0">
            <text:p>0</text:p>
          </table:table-cell>
          <table:table-cell office:value-type="float" office:value="1432">
            <text:p>1432</text:p>
          </table:table-cell>
          <table:table-cell office:value-type="float" office:value="27073">
            <text:p>27073</text:p>
          </table:table-cell>
          <table:table-cell office:value-type="float" office:value="6559">
            <text:p>6559</text:p>
          </table:table-cell>
          <table:table-cell office:value-type="float" office:value="120.897">
            <text:p>120.897</text:p>
          </table:table-cell>
          <table:table-cell office:value-type="float" office:value="0">
            <text:p>0</text:p>
          </table:table-cell>
          <table:table-cell office:value-type="float" office:value="70218">
            <text:p>70218</text:p>
          </table:table-cell>
          <table:table-cell office:value-type="float" office:value="255690">
            <text:p>255690</text:p>
          </table:table-cell>
          <table:table-cell office:value-type="float" office:value="50886">
            <text:p>50886</text:p>
          </table:table-cell>
          <table:table-cell office:value-type="float" office:value="2.14194">
            <text:p>2.1419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5264">
            <text:p>5264</text:p>
          </table:table-cell>
          <table:table-cell office:value-type="float" office:value="1.5952">
            <text:p>1.5952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6634">
            <text:p>6634</text:p>
          </table:table-cell>
          <table:table-cell office:value-type="float" office:value="3913">
            <text:p>3913</text:p>
          </table:table-cell>
          <table:table-cell office:value-type="float" office:value="1.12212">
            <text:p>1.12212</text:p>
          </table:table-cell>
          <table:table-cell office:value-type="float" office:value="0">
            <text:p>0</text:p>
          </table:table-cell>
          <table:table-cell table:style-name="cellBest" office:value-type="float" office:value="17">
            <text:p>17</text:p>
          </table:table-cell>
          <table:table-cell office:value-type="float" office:value="1023">
            <text:p>1023</text:p>
          </table:table-cell>
          <table:table-cell office:value-type="float" office:value="1016">
            <text:p>1016</text:p>
          </table:table-cell>
          <table:table-cell table:style-name="cellBest" office:value-type="float" office:value="0.977091">
            <text:p>0.97709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llBest" office:value-type="float" office:value="1020">
            <text:p>1020</text:p>
          </table:table-cell>
          <table:table-cell office:value-type="float" office:value="951">
            <text:p>951</text:p>
          </table:table-cell>
          <table:table-cell office:value-type="float" office:value="1.27029">
            <text:p>1.2702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760">
            <text:p>2760</text:p>
          </table:table-cell>
          <table:table-cell office:value-type="float" office:value="2706">
            <text:p>2706</text:p>
          </table:table-cell>
          <table:table-cell office:value-type="float" office:value="1.14165">
            <text:p>1.1416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029">
            <text:p>3029</text:p>
          </table:table-cell>
          <table:table-cell office:value-type="float" office:value="80">
            <text:p>80</text:p>
          </table:table-cell>
          <table:table-cell office:value-type="float" office:value="2.43186">
            <text:p>2.43186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3637">
            <text:p>3637</text:p>
          </table:table-cell>
          <table:table-cell office:value-type="float" office:value="141">
            <text:p>141</text:p>
          </table:table-cell>
          <table:table-cell office:value-type="float" office:value="21.2043">
            <text:p>21.2043</text:p>
          </table:table-cell>
          <table:table-cell office:value-type="float" office:value="0">
            <text:p>0</text:p>
          </table:table-cell>
          <table:table-cell office:value-type="float" office:value="11382">
            <text:p>11382</text:p>
          </table:table-cell>
          <table:table-cell office:value-type="float" office:value="112761">
            <text:p>112761</text:p>
          </table:table-cell>
          <table:table-cell office:value-type="float" office:value="34979">
            <text:p>34979</text:p>
          </table:table-cell>
          <table:table-cell office:value-type="float" office:value="1.23345">
            <text:p>1.23345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60">
            <text:p>2860</text:p>
          </table:table-cell>
          <table:table-cell office:value-type="float" office:value="121">
            <text:p>121</text:p>
          </table:table-cell>
          <table:table-cell office:value-type="float" office:value="2.75795">
            <text:p>2.75795</text:p>
          </table:table-cell>
          <table:table-cell office:value-type="float" office:value="0">
            <text:p>0</text:p>
          </table:table-cell>
          <table:table-cell office:value-type="float" office:value="827">
            <text:p>827</text:p>
          </table:table-cell>
          <table:table-cell office:value-type="float" office:value="6199">
            <text:p>6199</text:p>
          </table:table-cell>
          <table:table-cell office:value-type="float" office:value="2635">
            <text:p>2635</text:p>
          </table:table-cell>
          <table:table-cell office:value-type="float" office:value="2.44547">
            <text:p>2.44547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6266">
            <text:p>6266</text:p>
          </table:table-cell>
          <table:table-cell office:value-type="float" office:value="2787">
            <text:p>2787</text:p>
          </table:table-cell>
          <table:table-cell office:value-type="float" office:value="2.23345">
            <text:p>2.23345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office:value-type="float" office:value="16529">
            <text:p>16529</text:p>
          </table:table-cell>
          <table:table-cell office:value-type="float" office:value="7420">
            <text:p>7420</text:p>
          </table:table-cell>
          <table:table-cell office:value-type="float" office:value="24.6152">
            <text:p>24.6152</text:p>
          </table:table-cell>
          <table:table-cell office:value-type="float" office:value="0">
            <text:p>0</text:p>
          </table:table-cell>
          <table:table-cell office:value-type="float" office:value="18659">
            <text:p>18659</text:p>
          </table:table-cell>
          <table:table-cell office:value-type="float" office:value="69804">
            <text:p>69804</text:p>
          </table:table-cell>
          <table:table-cell office:value-type="float" office:value="15412">
            <text:p>15412</text:p>
          </table:table-cell>
          <table:table-cell office:value-type="float" office:value="6.25619">
            <text:p>6.25619</text:p>
          </table:table-cell>
          <table:table-cell office:value-type="float" office:value="0">
            <text:p>0</text:p>
          </table:table-cell>
          <table:table-cell office:value-type="float" office:value="3532">
            <text:p>3532</text:p>
          </table:table-cell>
          <table:table-cell office:value-type="float" office:value="25524">
            <text:p>25524</text:p>
          </table:table-cell>
          <table:table-cell office:value-type="float" office:value="7495">
            <text:p>7495</text:p>
          </table:table-cell>
          <table:table-cell office:value-type="float" office:value="6.09377">
            <text:p>6.09377</text:p>
          </table:table-cell>
          <table:table-cell office:value-type="float" office:value="0">
            <text:p>0</text:p>
          </table:table-cell>
          <table:table-cell office:value-type="float" office:value="3532">
            <text:p>3532</text:p>
          </table:table-cell>
          <table:table-cell office:value-type="float" office:value="25524">
            <text:p>25524</text:p>
          </table:table-cell>
          <table:table-cell office:value-type="float" office:value="7495">
            <text:p>7495</text:p>
          </table:table-cell>
          <table:table-cell office:value-type="float" office:value="19.5268">
            <text:p>19.5268</text:p>
          </table:table-cell>
          <table:table-cell office:value-type="float" office:value="0">
            <text:p>0</text:p>
          </table:table-cell>
          <table:table-cell office:value-type="float" office:value="11703">
            <text:p>11703</text:p>
          </table:table-cell>
          <table:table-cell table:number-columns-repeated="2" office:value-type="float" office:value="66730">
            <text:p>66730</text:p>
          </table:table-cell>
          <table:table-cell office:value-type="float" office:value="10.7154">
            <text:p>10.7154</text:p>
          </table:table-cell>
          <table:table-cell office:value-type="float" office:value="0">
            <text:p>0</text:p>
          </table:table-cell>
          <table:table-cell office:value-type="float" office:value="5608">
            <text:p>5608</text:p>
          </table:table-cell>
          <table:table-cell office:value-type="float" office:value="86740">
            <text:p>86740</text:p>
          </table:table-cell>
          <table:table-cell office:value-type="float" office:value="0">
            <text:p>0</text:p>
          </table:table-cell>
          <table:table-cell office:value-type="float" office:value="1.33308">
            <text:p>1.33308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874">
            <text:p>2874</text:p>
          </table:table-cell>
          <table:table-cell office:value-type="float" office:value="75">
            <text:p>75</text:p>
          </table:table-cell>
          <table:table-cell office:value-type="float" office:value="1.91778">
            <text:p>1.9177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40323">
            <text:p>40323</text:p>
          </table:table-cell>
          <table:table-cell office:value-type="float" office:value="37755">
            <text:p>37755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15711">
            <text:p>215711</text:p>
          </table:table-cell>
          <table:table-cell table:number-columns-repeated="2" office:value-type="float" office:value="10784930">
            <text:p>10784930</text:p>
          </table:table-cell>
          <table:table-cell office:value-type="float" office:value="1.68506">
            <text:p>1.68506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3385">
            <text:p>3385</text:p>
          </table:table-cell>
          <table:table-cell office:value-type="float" office:value="652">
            <text:p>652</text:p>
          </table:table-cell>
          <table:table-cell office:value-type="float" office:value="25.021">
            <text:p>25.021</text:p>
          </table:table-cell>
          <table:table-cell office:value-type="float" office:value="0">
            <text:p>0</text:p>
          </table:table-cell>
          <table:table-cell office:value-type="float" office:value="24204">
            <text:p>24204</text:p>
          </table:table-cell>
          <table:table-cell office:value-type="float" office:value="108701">
            <text:p>108701</text:p>
          </table:table-cell>
          <table:table-cell office:value-type="float" office:value="17469">
            <text:p>17469</text:p>
          </table:table-cell>
          <table:table-cell office:value-type="float" office:value="42.2816">
            <text:p>42.2816</text:p>
          </table:table-cell>
          <table:table-cell office:value-type="float" office:value="0">
            <text:p>0</text:p>
          </table:table-cell>
          <table:table-cell office:value-type="float" office:value="25465">
            <text:p>25465</text:p>
          </table:table-cell>
          <table:table-cell office:value-type="float" office:value="54122">
            <text:p>54122</text:p>
          </table:table-cell>
          <table:table-cell office:value-type="float" office:value="48990">
            <text:p>48990</text:p>
          </table:table-cell>
          <table:table-cell table:formula="of:=MI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 office:value="0.977091">
            <text:p>0.977091</text:p>
          </table:table-cell>
          <table:table-cell table:formula="of:=MI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 office:value="0">
            <text:p>0</text:p>
          </table:table-cell>
          <table:table-cell table:formula="of:=MI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 office:value="17">
            <text:p>17</text:p>
          </table:table-cell>
          <table:table-cell table:formula="of:=MI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 office:value="1020">
            <text:p>1020</text:p>
          </table:table-cell>
          <table:table-cell table:formula="of:=MI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 office:value="0">
            <text:p>0</text:p>
          </table:table-cell>
          <table:table-cell table:formula="of:=MEDIAN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 office:value="2.43186">
            <text:p>2.43186</text:p>
          </table:table-cell>
          <table:table-cell table:formula="of:=MEDIAN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 office:value="0">
            <text:p>0</text:p>
          </table:table-cell>
          <table:table-cell table:formula="of:=MEDIAN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 office:value="785">
            <text:p>785</text:p>
          </table:table-cell>
          <table:table-cell table:formula="of:=MEDIAN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 office:value="6634">
            <text:p>6634</text:p>
          </table:table-cell>
          <table:table-cell table:formula="of:=MEDIAN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 office:value="3830.5">
            <text:p>3830.5</text:p>
          </table:table-cell>
          <table:table-cell table:formula="of:=MAX([.$B9];[.$F9];[.$K9];[.$P9];[.$U9];[.$Z9];[.$AE9];[.$AJ9];[.$AO9];[.$AT9];[.$AY9];[.$BD9];[.$BI9];[.$BN9];[.$BS9];[.$BX9];[.$CC9];[.$CH9];[.$CM9];[.$CR9];[.$CW9];[.$DB9];[.$DG9];[.$DL9];[.$DQ9];[.$DV9];[.$EA9];[.$EF9];[.$EK9];[.$EP9];[.$EU9];[.$EZ9];[.$FE9];[.$FJ9];[.$FO9];[.$FT9];[.$FY9];[.$GD9];[.$GI9];[.$GN9];[.$GS9])" office:value-type="float" office:value="600">
            <text:p>600</text:p>
          </table:table-cell>
          <table:table-cell table:formula="of:=MAX([.$C9];[.$G9];[.$L9];[.$Q9];[.$V9];[.$AA9];[.$AF9];[.$AK9];[.$AP9];[.$AU9];[.$AZ9];[.$BE9];[.$BJ9];[.$BO9];[.$BT9];[.$BY9];[.$CD9];[.$CI9];[.$CN9];[.$CS9];[.$CX9];[.$DC9];[.$DH9];[.$DM9];[.$DR9];[.$DW9];[.$EB9];[.$EG9];[.$EL9];[.$EQ9];[.$EV9];[.$FA9];[.$FF9];[.$FK9];[.$FP9];[.$FU9];[.$FZ9];[.$GE9];[.$GJ9];[.$GO9];[.$GT9])" office:value-type="float" office:value="1">
            <text:p>1</text:p>
          </table:table-cell>
          <table:table-cell table:formula="of:=MAX([.$D9];[.$H9];[.$M9];[.$R9];[.$W9];[.$AB9];[.$AG9];[.$AL9];[.$AQ9];[.$AV9];[.$BA9];[.$BF9];[.$BK9];[.$BP9];[.$BU9];[.$BZ9];[.$CE9];[.$CJ9];[.$CO9];[.$CT9];[.$CY9];[.$DD9];[.$DI9];[.$DN9];[.$DS9];[.$DX9];[.$EC9];[.$EH9];[.$EM9];[.$ER9];[.$EW9];[.$FB9];[.$FG9];[.$FL9];[.$FQ9];[.$FV9];[.$GA9];[.$GF9];[.$GK9];[.$GP9];[.$GU9])" office:value-type="float" office:value="215711">
            <text:p>215711</text:p>
          </table:table-cell>
          <table:table-cell table:formula="of:=MAX([.$E9];[.$I9];[.$N9];[.$S9];[.$X9];[.$AC9];[.$AH9];[.$AM9];[.$AR9];[.$AW9];[.$BB9];[.$BG9];[.$BL9];[.$BQ9];[.$BV9];[.$CA9];[.$CF9];[.$CK9];[.$CP9];[.$CU9];[.$CZ9];[.$DE9];[.$DJ9];[.$DO9];[.$DT9];[.$DY9];[.$ED9];[.$EI9];[.$EN9];[.$ES9];[.$EX9];[.$FC9];[.$FH9];[.$FM9];[.$FR9];[.$FW9];[.$GB9];[.$GG9];[.$GL9];[.$GQ9];[.$GV9])" office:value-type="float" office:value="10784930">
            <text:p>10784930</text:p>
          </table:table-cell>
          <table:table-cell table:formula="of:=MAX([.$J9];[.$O9];[.$T9];[.$Y9];[.$AD9];[.$AI9];[.$AN9];[.$AS9];[.$AX9];[.$BC9];[.$BH9];[.$BM9];[.$BR9];[.$BW9];[.$CB9];[.$CG9];[.$CL9];[.$CQ9];[.$CV9];[.$DA9];[.$DF9];[.$DK9];[.$DP9];[.$DU9];[.$DZ9];[.$EE9];[.$EJ9];[.$EO9];[.$ET9];[.$EY9];[.$FD9];[.$FI9];[.$FN9];[.$FS9];[.$FX9];[.$GC9];[.$GH9];[.$GM9];[.$GR9];[.$GW9])" office:value-type="float" office:value="10784930">
            <text:p>10784930</text:p>
          </table:table-cell>
          <table:table-cell table:number-columns-repeated="804"/>
        </table:table-row>
        <table:table-row table:style-name="ro1">
          <table:table-cell office:value-type="string">
            <text:p>./laby_16_16_02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3897">
            <text:p>253897</text:p>
          </table:table-cell>
          <table:table-cell office:value-type="float" office:value="2796698">
            <text:p>279669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8864">
            <text:p>278864</text:p>
          </table:table-cell>
          <table:table-cell office:value-type="float" office:value="3036914">
            <text:p>303691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9830">
            <text:p>289830</text:p>
          </table:table-cell>
          <table:table-cell office:value-type="float" office:value="3113858">
            <text:p>311385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5024">
            <text:p>275024</text:p>
          </table:table-cell>
          <table:table-cell office:value-type="float" office:value="3007944">
            <text:p>3007944</text:p>
          </table:table-cell>
          <table:table-cell office:value-type="float" office:value="177928">
            <text:p>17792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3819">
            <text:p>283819</text:p>
          </table:table-cell>
          <table:table-cell office:value-type="float" office:value="2231169">
            <text:p>2231169</text:p>
          </table:table-cell>
          <table:table-cell office:value-type="float" office:value="201560">
            <text:p>2015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4134">
            <text:p>374134</text:p>
          </table:table-cell>
          <table:table-cell office:value-type="float" office:value="739829">
            <text:p>739829</text:p>
          </table:table-cell>
          <table:table-cell office:value-type="float" office:value="99327">
            <text:p>993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8374">
            <text:p>188374</text:p>
          </table:table-cell>
          <table:table-cell office:value-type="float" office:value="958337">
            <text:p>958337</text:p>
          </table:table-cell>
          <table:table-cell office:value-type="float" office:value="208957">
            <text:p>208957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266441">
            <text:p>266441</text:p>
          </table:table-cell>
          <table:table-cell office:value-type="float" office:value="809217">
            <text:p>809217</text:p>
          </table:table-cell>
          <table:table-cell office:value-type="float" office:value="259002">
            <text:p>25900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2197">
            <text:p>302197</text:p>
          </table:table-cell>
          <table:table-cell office:value-type="float" office:value="698222">
            <text:p>698222</text:p>
          </table:table-cell>
          <table:table-cell office:value-type="float" office:value="277178">
            <text:p>277178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73129">
            <text:p>73129</text:p>
          </table:table-cell>
          <table:table-cell office:value-type="float" office:value="197672">
            <text:p>197672</text:p>
          </table:table-cell>
          <table:table-cell office:value-type="float" office:value="117303">
            <text:p>1173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0523">
            <text:p>390523</text:p>
          </table:table-cell>
          <table:table-cell office:value-type="float" office:value="1237890">
            <text:p>1237890</text:p>
          </table:table-cell>
          <table:table-cell office:value-type="float" office:value="221879">
            <text:p>22187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6532">
            <text:p>396532</text:p>
          </table:table-cell>
          <table:table-cell office:value-type="float" office:value="896197">
            <text:p>896197</text:p>
          </table:table-cell>
          <table:table-cell office:value-type="float" office:value="166856">
            <text:p>166856</text:p>
          </table:table-cell>
          <table:table-cell office:value-type="float" office:value="324.744">
            <text:p>324.744</text:p>
          </table:table-cell>
          <table:table-cell table:style-name="cellBest" office:value-type="float" office:value="0">
            <text:p>0</text:p>
          </table:table-cell>
          <table:table-cell office:value-type="float" office:value="162695">
            <text:p>162695</text:p>
          </table:table-cell>
          <table:table-cell office:value-type="float" office:value="1557002">
            <text:p>1557002</text:p>
          </table:table-cell>
          <table:table-cell office:value-type="float" office:value="109678">
            <text:p>1096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2544">
            <text:p>332544</text:p>
          </table:table-cell>
          <table:table-cell office:value-type="float" office:value="2345361">
            <text:p>2345361</text:p>
          </table:table-cell>
          <table:table-cell office:value-type="float" office:value="214186">
            <text:p>2141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809">
            <text:p>41809</text:p>
          </table:table-cell>
          <table:table-cell table:number-columns-repeated="2" office:value-type="float" office:value="71928">
            <text:p>7192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74151">
            <text:p>474151</text:p>
          </table:table-cell>
          <table:table-cell office:value-type="float" office:value="2665214">
            <text:p>266521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8140">
            <text:p>128140</text:p>
          </table:table-cell>
          <table:table-cell office:value-type="float" office:value="996160">
            <text:p>996160</text:p>
          </table:table-cell>
          <table:table-cell office:value-type="float" office:value="158936">
            <text:p>15893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6615">
            <text:p>326615</text:p>
          </table:table-cell>
          <table:table-cell office:value-type="float" office:value="944882">
            <text:p>944882</text:p>
          </table:table-cell>
          <table:table-cell office:value-type="float" office:value="179511">
            <text:p>17951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1056">
            <text:p>151056</text:p>
          </table:table-cell>
          <table:table-cell table:number-columns-repeated="2" office:value-type="float" office:value="254997">
            <text:p>2549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41360">
            <text:p>441360</text:p>
          </table:table-cell>
          <table:table-cell office:value-type="float" office:value="1176510">
            <text:p>1176510</text:p>
          </table:table-cell>
          <table:table-cell office:value-type="float" office:value="154309">
            <text:p>15430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2272">
            <text:p>352272</text:p>
          </table:table-cell>
          <table:table-cell office:value-type="float" office:value="1321308">
            <text:p>1321308</text:p>
          </table:table-cell>
          <table:table-cell office:value-type="float" office:value="229830">
            <text:p>2298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9557">
            <text:p>129557</text:p>
          </table:table-cell>
          <table:table-cell office:value-type="float" office:value="190968">
            <text:p>190968</text:p>
          </table:table-cell>
          <table:table-cell office:value-type="float" office:value="146537">
            <text:p>14653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0328">
            <text:p>290328</text:p>
          </table:table-cell>
          <table:table-cell office:value-type="float" office:value="3119090">
            <text:p>3119090</text:p>
          </table:table-cell>
          <table:table-cell office:value-type="float" office:value="189386">
            <text:p>1893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3847">
            <text:p>413847</text:p>
          </table:table-cell>
          <table:table-cell office:value-type="float" office:value="1973219">
            <text:p>1973219</text:p>
          </table:table-cell>
          <table:table-cell office:value-type="float" office:value="109959">
            <text:p>10995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47831">
            <text:p>447831</text:p>
          </table:table-cell>
          <table:table-cell office:value-type="float" office:value="2754884">
            <text:p>2754884</text:p>
          </table:table-cell>
          <table:table-cell office:value-type="float" office:value="192178">
            <text:p>1921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8099">
            <text:p>278099</text:p>
          </table:table-cell>
          <table:table-cell office:value-type="float" office:value="513827">
            <text:p>513827</text:p>
          </table:table-cell>
          <table:table-cell office:value-type="float" office:value="325837">
            <text:p>32583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7941">
            <text:p>427941</text:p>
          </table:table-cell>
          <table:table-cell office:value-type="float" office:value="725713">
            <text:p>725713</text:p>
          </table:table-cell>
          <table:table-cell office:value-type="float" office:value="659388">
            <text:p>65938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5878">
            <text:p>385878</text:p>
          </table:table-cell>
          <table:table-cell office:value-type="float" office:value="1197079">
            <text:p>1197079</text:p>
          </table:table-cell>
          <table:table-cell office:value-type="float" office:value="960462">
            <text:p>960462</text:p>
          </table:table-cell>
          <table:table-cell table:style-name="cellBest" office:value-type="float" office:value="7.78125">
            <text:p>7.78125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4720">
            <text:p>4720</text:p>
          </table:table-cell>
          <table:table-cell table:style-name="cellBest" office:value-type="float" office:value="22799">
            <text:p>22799</text:p>
          </table:table-cell>
          <table:table-cell office:value-type="float" office:value="18586">
            <text:p>185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6772">
            <text:p>376772</text:p>
          </table:table-cell>
          <table:table-cell office:value-type="float" office:value="1519403">
            <text:p>1519403</text:p>
          </table:table-cell>
          <table:table-cell office:value-type="float" office:value="96719">
            <text:p>967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3823">
            <text:p>403823</text:p>
          </table:table-cell>
          <table:table-cell office:value-type="float" office:value="1378581">
            <text:p>1378581</text:p>
          </table:table-cell>
          <table:table-cell office:value-type="float" office:value="111373">
            <text:p>11137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2219">
            <text:p>412219</text:p>
          </table:table-cell>
          <table:table-cell office:value-type="float" office:value="1421123">
            <text:p>1421123</text:p>
          </table:table-cell>
          <table:table-cell office:value-type="float" office:value="116363">
            <text:p>11636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3915">
            <text:p>383915</text:p>
          </table:table-cell>
          <table:table-cell office:value-type="float" office:value="1315400">
            <text:p>1315400</text:p>
          </table:table-cell>
          <table:table-cell office:value-type="float" office:value="112534">
            <text:p>112534</text:p>
          </table:table-cell>
          <table:table-cell office:value-type="float" office:value="53.022">
            <text:p>53.022</text:p>
          </table:table-cell>
          <table:table-cell table:style-name="cellBest" office:value-type="float" office:value="0">
            <text:p>0</text:p>
          </table:table-cell>
          <table:table-cell office:value-type="float" office:value="40579">
            <text:p>40579</text:p>
          </table:table-cell>
          <table:table-cell table:number-columns-repeated="2" office:value-type="float" office:value="147212">
            <text:p>1472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9237">
            <text:p>349237</text:p>
          </table:table-cell>
          <table:table-cell office:value-type="float" office:value="1750814">
            <text:p>175081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510274">
            <text:p>510274</text:p>
          </table:table-cell>
          <table:table-cell office:value-type="float" office:value="984525">
            <text:p>984525</text:p>
          </table:table-cell>
          <table:table-cell office:value-type="float" office:value="890562">
            <text:p>89056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7147">
            <text:p>357147</text:p>
          </table:table-cell>
          <table:table-cell office:value-type="float" office:value="1016314">
            <text:p>1016314</text:p>
          </table:table-cell>
          <table:table-cell office:value-type="float" office:value="127251">
            <text:p>127251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36803">
            <text:p>236803</text:p>
          </table:table-cell>
          <table:table-cell table:number-columns-repeated="2" office:value-type="float" office:value="11059848">
            <text:p>1105984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4360">
            <text:p>384360</text:p>
          </table:table-cell>
          <table:table-cell office:value-type="float" office:value="818468">
            <text:p>818468</text:p>
          </table:table-cell>
          <table:table-cell office:value-type="float" office:value="384876">
            <text:p>38487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3362">
            <text:p>303362</text:p>
          </table:table-cell>
          <table:table-cell office:value-type="float" office:value="911960">
            <text:p>911960</text:p>
          </table:table-cell>
          <table:table-cell office:value-type="float" office:value="120041">
            <text:p>1200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5541">
            <text:p>285541</text:p>
          </table:table-cell>
          <table:table-cell office:value-type="float" office:value="491859">
            <text:p>491859</text:p>
          </table:table-cell>
          <table:table-cell office:value-type="float" office:value="369108">
            <text:p>369108</text:p>
          </table:table-cell>
          <table:table-cell table:formula="of:=MI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 office:value="7.78125">
            <text:p>7.78125</text:p>
          </table:table-cell>
          <table:table-cell table:formula="of:=MI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 office:value="0">
            <text:p>0</text:p>
          </table:table-cell>
          <table:table-cell table:formula="of:=MI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 office:value="4720">
            <text:p>4720</text:p>
          </table:table-cell>
          <table:table-cell table:formula="of:=MI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 office:value="22799">
            <text:p>22799</text:p>
          </table:table-cell>
          <table:table-cell table:formula="of:=MI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 office:value="0">
            <text:p>0</text:p>
          </table:table-cell>
          <table:table-cell table:formula="of:=MEDIAN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 office:value="600">
            <text:p>600</text:p>
          </table:table-cell>
          <table:table-cell table:formula="of:=MEDIAN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 office:value="1">
            <text:p>1</text:p>
          </table:table-cell>
          <table:table-cell table:formula="of:=MEDIAN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 office:value="303362">
            <text:p>303362</text:p>
          </table:table-cell>
          <table:table-cell table:formula="of:=MEDIAN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 office:value="1176510">
            <text:p>1176510</text:p>
          </table:table-cell>
          <table:table-cell table:formula="of:=MEDIAN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 office:value="162896">
            <text:p>162896</text:p>
          </table:table-cell>
          <table:table-cell table:formula="of:=MAX([.$B10];[.$F10];[.$K10];[.$P10];[.$U10];[.$Z10];[.$AE10];[.$AJ10];[.$AO10];[.$AT10];[.$AY10];[.$BD10];[.$BI10];[.$BN10];[.$BS10];[.$BX10];[.$CC10];[.$CH10];[.$CM10];[.$CR10];[.$CW10];[.$DB10];[.$DG10];[.$DL10];[.$DQ10];[.$DV10];[.$EA10];[.$EF10];[.$EK10];[.$EP10];[.$EU10];[.$EZ10];[.$FE10];[.$FJ10];[.$FO10];[.$FT10];[.$FY10];[.$GD10];[.$GI10];[.$GN10];[.$GS10])" office:value-type="float" office:value="600">
            <text:p>600</text:p>
          </table:table-cell>
          <table:table-cell table:formula="of:=MAX([.$C10];[.$G10];[.$L10];[.$Q10];[.$V10];[.$AA10];[.$AF10];[.$AK10];[.$AP10];[.$AU10];[.$AZ10];[.$BE10];[.$BJ10];[.$BO10];[.$BT10];[.$BY10];[.$CD10];[.$CI10];[.$CN10];[.$CS10];[.$CX10];[.$DC10];[.$DH10];[.$DM10];[.$DR10];[.$DW10];[.$EB10];[.$EG10];[.$EL10];[.$EQ10];[.$EV10];[.$FA10];[.$FF10];[.$FK10];[.$FP10];[.$FU10];[.$FZ10];[.$GE10];[.$GJ10];[.$GO10];[.$GT10])" office:value-type="float" office:value="1">
            <text:p>1</text:p>
          </table:table-cell>
          <table:table-cell table:formula="of:=MAX([.$D10];[.$H10];[.$M10];[.$R10];[.$W10];[.$AB10];[.$AG10];[.$AL10];[.$AQ10];[.$AV10];[.$BA10];[.$BF10];[.$BK10];[.$BP10];[.$BU10];[.$BZ10];[.$CE10];[.$CJ10];[.$CO10];[.$CT10];[.$CY10];[.$DD10];[.$DI10];[.$DN10];[.$DS10];[.$DX10];[.$EC10];[.$EH10];[.$EM10];[.$ER10];[.$EW10];[.$FB10];[.$FG10];[.$FL10];[.$FQ10];[.$FV10];[.$GA10];[.$GF10];[.$GK10];[.$GP10];[.$GU10])" office:value-type="float" office:value="510274">
            <text:p>510274</text:p>
          </table:table-cell>
          <table:table-cell table:formula="of:=MAX([.$E10];[.$I10];[.$N10];[.$S10];[.$X10];[.$AC10];[.$AH10];[.$AM10];[.$AR10];[.$AW10];[.$BB10];[.$BG10];[.$BL10];[.$BQ10];[.$BV10];[.$CA10];[.$CF10];[.$CK10];[.$CP10];[.$CU10];[.$CZ10];[.$DE10];[.$DJ10];[.$DO10];[.$DT10];[.$DY10];[.$ED10];[.$EI10];[.$EN10];[.$ES10];[.$EX10];[.$FC10];[.$FH10];[.$FM10];[.$FR10];[.$FW10];[.$GB10];[.$GG10];[.$GL10];[.$GQ10];[.$GV10])" office:value-type="float" office:value="11059848">
            <text:p>11059848</text:p>
          </table:table-cell>
          <table:table-cell table:formula="of:=MAX([.$J10];[.$O10];[.$T10];[.$Y10];[.$AD10];[.$AI10];[.$AN10];[.$AS10];[.$AX10];[.$BC10];[.$BH10];[.$BM10];[.$BR10];[.$BW10];[.$CB10];[.$CG10];[.$CL10];[.$CQ10];[.$CV10];[.$DA10];[.$DF10];[.$DK10];[.$DP10];[.$DU10];[.$DZ10];[.$EE10];[.$EJ10];[.$EO10];[.$ET10];[.$EY10];[.$FD10];[.$FI10];[.$FN10];[.$FS10];[.$FX10];[.$GC10];[.$GH10];[.$GM10];[.$GR10];[.$GW10])" office:value-type="float" office:value="11059848">
            <text:p>11059848</text:p>
          </table:table-cell>
          <table:table-cell table:number-columns-repeated="804"/>
        </table:table-row>
        <table:table-row table:style-name="ro1">
          <table:table-cell office:value-type="string">
            <text:p>./laby_16_16_03.lp</text:p>
          </table:table-cell>
          <table:table-cell office:value-type="float" office:value="17.0466">
            <text:p>17.0466</text:p>
          </table:table-cell>
          <table:table-cell office:value-type="float" office:value="0">
            <text:p>0</text:p>
          </table:table-cell>
          <table:table-cell office:value-type="float" office:value="11690">
            <text:p>11690</text:p>
          </table:table-cell>
          <table:table-cell office:value-type="float" office:value="93545">
            <text:p>93545</text:p>
          </table:table-cell>
          <table:table-cell office:value-type="float" office:value="18.6071">
            <text:p>18.6071</text:p>
          </table:table-cell>
          <table:table-cell office:value-type="float" office:value="0">
            <text:p>0</text:p>
          </table:table-cell>
          <table:table-cell office:value-type="float" office:value="11690">
            <text:p>11690</text:p>
          </table:table-cell>
          <table:table-cell office:value-type="float" office:value="93545">
            <text:p>93545</text:p>
          </table:table-cell>
          <table:table-cell office:value-type="float" office:value="0">
            <text:p>0</text:p>
          </table:table-cell>
          <table:table-cell office:value-type="float" office:value="17.9001">
            <text:p>17.9001</text:p>
          </table:table-cell>
          <table:table-cell office:value-type="float" office:value="0">
            <text:p>0</text:p>
          </table:table-cell>
          <table:table-cell office:value-type="float" office:value="11690">
            <text:p>11690</text:p>
          </table:table-cell>
          <table:table-cell office:value-type="float" office:value="93545">
            <text:p>93545</text:p>
          </table:table-cell>
          <table:table-cell office:value-type="float" office:value="0">
            <text:p>0</text:p>
          </table:table-cell>
          <table:table-cell office:value-type="float" office:value="17.3046">
            <text:p>17.3046</text:p>
          </table:table-cell>
          <table:table-cell office:value-type="float" office:value="0">
            <text:p>0</text:p>
          </table:table-cell>
          <table:table-cell office:value-type="float" office:value="11690">
            <text:p>11690</text:p>
          </table:table-cell>
          <table:table-cell office:value-type="float" office:value="93545">
            <text:p>93545</text:p>
          </table:table-cell>
          <table:table-cell office:value-type="float" office:value="11117">
            <text:p>11117</text:p>
          </table:table-cell>
          <table:table-cell office:value-type="float" office:value="8.07567">
            <text:p>8.07567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28651">
            <text:p>28651</text:p>
          </table:table-cell>
          <table:table-cell office:value-type="float" office:value="9181">
            <text:p>9181</text:p>
          </table:table-cell>
          <table:table-cell office:value-type="float" office:value="35.0944">
            <text:p>35.0944</text:p>
          </table:table-cell>
          <table:table-cell office:value-type="float" office:value="0">
            <text:p>0</text:p>
          </table:table-cell>
          <table:table-cell office:value-type="float" office:value="26168">
            <text:p>26168</text:p>
          </table:table-cell>
          <table:table-cell office:value-type="float" office:value="53329">
            <text:p>53329</text:p>
          </table:table-cell>
          <table:table-cell office:value-type="float" office:value="9287">
            <text:p>9287</text:p>
          </table:table-cell>
          <table:table-cell office:value-type="float" office:value="29.8952">
            <text:p>29.8952</text:p>
          </table:table-cell>
          <table:table-cell office:value-type="float" office:value="0">
            <text:p>0</text:p>
          </table:table-cell>
          <table:table-cell office:value-type="float" office:value="15362">
            <text:p>15362</text:p>
          </table:table-cell>
          <table:table-cell office:value-type="float" office:value="140575">
            <text:p>140575</text:p>
          </table:table-cell>
          <table:table-cell office:value-type="float" office:value="25238">
            <text:p>25238</text:p>
          </table:table-cell>
          <table:table-cell office:value-type="float" office:value="9.48951">
            <text:p>9.48951</text:p>
          </table:table-cell>
          <table:table-cell office:value-type="float" office:value="0">
            <text:p>0</text:p>
          </table:table-cell>
          <table:table-cell office:value-type="float" office:value="6744">
            <text:p>6744</text:p>
          </table:table-cell>
          <table:table-cell office:value-type="float" office:value="26378">
            <text:p>26378</text:p>
          </table:table-cell>
          <table:table-cell office:value-type="float" office:value="14651">
            <text:p>14651</text:p>
          </table:table-cell>
          <table:table-cell office:value-type="float" office:value="1.7868">
            <text:p>1.7868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5456">
            <text:p>5456</text:p>
          </table:table-cell>
          <table:table-cell office:value-type="float" office:value="3157">
            <text:p>3157</text:p>
          </table:table-cell>
          <table:table-cell office:value-type="float" office:value="9.81451">
            <text:p>9.81451</text:p>
          </table:table-cell>
          <table:table-cell office:value-type="float" office:value="0">
            <text:p>0</text:p>
          </table:table-cell>
          <table:table-cell office:value-type="float" office:value="8104">
            <text:p>8104</text:p>
          </table:table-cell>
          <table:table-cell office:value-type="float" office:value="74949">
            <text:p>74949</text:p>
          </table:table-cell>
          <table:table-cell office:value-type="float" office:value="13469">
            <text:p>13469</text:p>
          </table:table-cell>
          <table:table-cell office:value-type="float" office:value="76.2291">
            <text:p>76.2291</text:p>
          </table:table-cell>
          <table:table-cell office:value-type="float" office:value="0">
            <text:p>0</text:p>
          </table:table-cell>
          <table:table-cell office:value-type="float" office:value="68451">
            <text:p>68451</text:p>
          </table:table-cell>
          <table:table-cell office:value-type="float" office:value="653227">
            <text:p>653227</text:p>
          </table:table-cell>
          <table:table-cell office:value-type="float" office:value="46082">
            <text:p>46082</text:p>
          </table:table-cell>
          <table:table-cell office:value-type="float" office:value="2.33928">
            <text:p>2.33928</text:p>
          </table:table-cell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float" office:value="9426">
            <text:p>9426</text:p>
          </table:table-cell>
          <table:table-cell office:value-type="float" office:value="4025">
            <text:p>4025</text:p>
          </table:table-cell>
          <table:table-cell office:value-type="float" office:value="16.4559">
            <text:p>16.4559</text:p>
          </table:table-cell>
          <table:table-cell office:value-type="float" office:value="0">
            <text:p>0</text:p>
          </table:table-cell>
          <table:table-cell office:value-type="float" office:value="17823">
            <text:p>17823</text:p>
          </table:table-cell>
          <table:table-cell office:value-type="float" office:value="93774">
            <text:p>93774</text:p>
          </table:table-cell>
          <table:table-cell office:value-type="float" office:value="19237">
            <text:p>19237</text:p>
          </table:table-cell>
          <table:table-cell office:value-type="float" office:value="3.54614">
            <text:p>3.54614</text:p>
          </table:table-cell>
          <table:table-cell office:value-type="float" office:value="0">
            <text:p>0</text:p>
          </table:table-cell>
          <table:table-cell office:value-type="float" office:value="2097">
            <text:p>2097</text:p>
          </table:table-cell>
          <table:table-cell office:value-type="float" office:value="20408">
            <text:p>20408</text:p>
          </table:table-cell>
          <table:table-cell office:value-type="float" office:value="5434">
            <text:p>5434</text:p>
          </table:table-cell>
          <table:table-cell office:value-type="float" office:value="4.45744">
            <text:p>4.45744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table:number-columns-repeated="2" office:value-type="float" office:value="5524">
            <text:p>5524</text:p>
          </table:table-cell>
          <table:table-cell office:value-type="float" office:value="1.75779">
            <text:p>1.75779</text:p>
          </table:table-cell>
          <table:table-cell office:value-type="float" office:value="0">
            <text:p>0</text:p>
          </table:table-cell>
          <table:table-cell office:value-type="float" office:value="646">
            <text:p>646</text:p>
          </table:table-cell>
          <table:table-cell table:style-name="cellBest" office:value-type="float" office:value="1400">
            <text:p>1400</text:p>
          </table:table-cell>
          <table:table-cell office:value-type="float" office:value="0">
            <text:p>0</text:p>
          </table:table-cell>
          <table:table-cell office:value-type="float" office:value="4.41305">
            <text:p>4.41305</text:p>
          </table:table-cell>
          <table:table-cell office:value-type="float" office:value="0">
            <text:p>0</text:p>
          </table:table-cell>
          <table:table-cell office:value-type="float" office:value="1137">
            <text:p>1137</text:p>
          </table:table-cell>
          <table:table-cell office:value-type="float" office:value="13553">
            <text:p>13553</text:p>
          </table:table-cell>
          <table:table-cell office:value-type="float" office:value="6021">
            <text:p>6021</text:p>
          </table:table-cell>
          <table:table-cell office:value-type="float" office:value="2.05818">
            <text:p>2.05818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12534">
            <text:p>12534</text:p>
          </table:table-cell>
          <table:table-cell office:value-type="float" office:value="10052">
            <text:p>10052</text:p>
          </table:table-cell>
          <table:table-cell office:value-type="float" office:value="83.0515">
            <text:p>83.0515</text:p>
          </table:table-cell>
          <table:table-cell office:value-type="float" office:value="0">
            <text:p>0</text:p>
          </table:table-cell>
          <table:table-cell office:value-type="float" office:value="22278">
            <text:p>22278</text:p>
          </table:table-cell>
          <table:table-cell table:number-columns-repeated="2" office:value-type="float" office:value="46245">
            <text:p>46245</text:p>
          </table:table-cell>
          <table:table-cell office:value-type="float" office:value="5.58297">
            <text:p>5.58297</text:p>
          </table:table-cell>
          <table:table-cell office:value-type="float" office:value="0">
            <text:p>0</text:p>
          </table:table-cell>
          <table:table-cell office:value-type="float" office:value="3270">
            <text:p>3270</text:p>
          </table:table-cell>
          <table:table-cell office:value-type="float" office:value="22832">
            <text:p>22832</text:p>
          </table:table-cell>
          <table:table-cell office:value-type="float" office:value="8364">
            <text:p>8364</text:p>
          </table:table-cell>
          <table:table-cell office:value-type="float" office:value="4.25204">
            <text:p>4.25204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19095">
            <text:p>19095</text:p>
          </table:table-cell>
          <table:table-cell office:value-type="float" office:value="5337">
            <text:p>5337</text:p>
          </table:table-cell>
          <table:table-cell office:value-type="float" office:value="194.091">
            <text:p>194.091</text:p>
          </table:table-cell>
          <table:table-cell office:value-type="float" office:value="0">
            <text:p>0</text:p>
          </table:table-cell>
          <table:table-cell office:value-type="float" office:value="60400">
            <text:p>60400</text:p>
          </table:table-cell>
          <table:table-cell office:value-type="float" office:value="92684">
            <text:p>92684</text:p>
          </table:table-cell>
          <table:table-cell office:value-type="float" office:value="79108">
            <text:p>79108</text:p>
          </table:table-cell>
          <table:table-cell office:value-type="float" office:value="23.1343">
            <text:p>23.1343</text:p>
          </table:table-cell>
          <table:table-cell office:value-type="float" office:value="0">
            <text:p>0</text:p>
          </table:table-cell>
          <table:table-cell office:value-type="float" office:value="11690">
            <text:p>11690</text:p>
          </table:table-cell>
          <table:table-cell office:value-type="float" office:value="93545">
            <text:p>93545</text:p>
          </table:table-cell>
          <table:table-cell office:value-type="float" office:value="11117">
            <text:p>11117</text:p>
          </table:table-cell>
          <table:table-cell office:value-type="float" office:value="3.26643">
            <text:p>3.26643</text:p>
          </table:table-cell>
          <table:table-cell office:value-type="float" office:value="0">
            <text:p>0</text:p>
          </table:table-cell>
          <table:table-cell office:value-type="float" office:value="1687">
            <text:p>1687</text:p>
          </table:table-cell>
          <table:table-cell office:value-type="float" office:value="15063">
            <text:p>15063</text:p>
          </table:table-cell>
          <table:table-cell office:value-type="float" office:value="1877">
            <text:p>1877</text:p>
          </table:table-cell>
          <table:table-cell office:value-type="float" office:value="2.85524">
            <text:p>2.85524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7276">
            <text:p>7276</text:p>
          </table:table-cell>
          <table:table-cell office:value-type="float" office:value="648">
            <text:p>648</text:p>
          </table:table-cell>
          <table:table-cell office:value-type="float" office:value="4.52403">
            <text:p>4.52403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office:value-type="float" office:value="12217">
            <text:p>12217</text:p>
          </table:table-cell>
          <table:table-cell office:value-type="float" office:value="5482">
            <text:p>5482</text:p>
          </table:table-cell>
          <table:table-cell office:value-type="float" office:value="3.50574">
            <text:p>3.50574</text:p>
          </table:table-cell>
          <table:table-cell office:value-type="float" office:value="0">
            <text:p>0</text:p>
          </table:table-cell>
          <table:table-cell office:value-type="float" office:value="1720">
            <text:p>1720</text:p>
          </table:table-cell>
          <table:table-cell office:value-type="float" office:value="30396">
            <text:p>30396</text:p>
          </table:table-cell>
          <table:table-cell office:value-type="float" office:value="11063">
            <text:p>11063</text:p>
          </table:table-cell>
          <table:table-cell office:value-type="float" office:value="10.4415">
            <text:p>10.4415</text:p>
          </table:table-cell>
          <table:table-cell office:value-type="float" office:value="0">
            <text:p>0</text:p>
          </table:table-cell>
          <table:table-cell office:value-type="float" office:value="5666">
            <text:p>5666</text:p>
          </table:table-cell>
          <table:table-cell office:value-type="float" office:value="18854">
            <text:p>18854</text:p>
          </table:table-cell>
          <table:table-cell office:value-type="float" office:value="13870">
            <text:p>13870</text:p>
          </table:table-cell>
          <table:table-cell office:value-type="float" office:value="23.163">
            <text:p>23.163</text:p>
          </table:table-cell>
          <table:table-cell office:value-type="float" office:value="0">
            <text:p>0</text:p>
          </table:table-cell>
          <table:table-cell office:value-type="float" office:value="18102">
            <text:p>18102</text:p>
          </table:table-cell>
          <table:table-cell office:value-type="float" office:value="64491">
            <text:p>64491</text:p>
          </table:table-cell>
          <table:table-cell office:value-type="float" office:value="50558">
            <text:p>50558</text:p>
          </table:table-cell>
          <table:table-cell office:value-type="float" office:value="455.787">
            <text:p>455.787</text:p>
          </table:table-cell>
          <table:table-cell office:value-type="float" office:value="0">
            <text:p>0</text:p>
          </table:table-cell>
          <table:table-cell table:style-name="cellWorst" office:value-type="float" office:value="471281">
            <text:p>471281</text:p>
          </table:table-cell>
          <table:table-cell office:value-type="float" office:value="1060137">
            <text:p>1060137</text:p>
          </table:table-cell>
          <table:table-cell office:value-type="float" office:value="116479">
            <text:p>116479</text:p>
          </table:table-cell>
          <table:table-cell office:value-type="float" office:value="3.22398">
            <text:p>3.22398</text:p>
          </table:table-cell>
          <table:table-cell office:value-type="float" office:value="0">
            <text:p>0</text:p>
          </table:table-cell>
          <table:table-cell office:value-type="float" office:value="1432">
            <text:p>1432</text:p>
          </table:table-cell>
          <table:table-cell office:value-type="float" office:value="16349">
            <text:p>16349</text:p>
          </table:table-cell>
          <table:table-cell office:value-type="float" office:value="7626">
            <text:p>7626</text:p>
          </table:table-cell>
          <table:table-cell office:value-type="float" office:value="4.35851">
            <text:p>4.35851</text:p>
          </table:table-cell>
          <table:table-cell office:value-type="float" office:value="0">
            <text:p>0</text:p>
          </table:table-cell>
          <table:table-cell office:value-type="float" office:value="3103">
            <text:p>3103</text:p>
          </table:table-cell>
          <table:table-cell office:value-type="float" office:value="26569">
            <text:p>26569</text:p>
          </table:table-cell>
          <table:table-cell office:value-type="float" office:value="10784">
            <text:p>10784</text:p>
          </table:table-cell>
          <table:table-cell office:value-type="float" office:value="4.72885">
            <text:p>4.72885</text:p>
          </table:table-cell>
          <table:table-cell office:value-type="float" office:value="0">
            <text:p>0</text:p>
          </table:table-cell>
          <table:table-cell office:value-type="float" office:value="3103">
            <text:p>3103</text:p>
          </table:table-cell>
          <table:table-cell office:value-type="float" office:value="26569">
            <text:p>26569</text:p>
          </table:table-cell>
          <table:table-cell office:value-type="float" office:value="10784">
            <text:p>10784</text:p>
          </table:table-cell>
          <table:table-cell office:value-type="float" office:value="2.9108">
            <text:p>2.9108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table:number-columns-repeated="2" office:value-type="float" office:value="19638">
            <text:p>19638</text:p>
          </table:table-cell>
          <table:table-cell office:value-type="float" office:value="5.76669">
            <text:p>5.76669</text:p>
          </table:table-cell>
          <table:table-cell office:value-type="float" office:value="0">
            <text:p>0</text:p>
          </table:table-cell>
          <table:table-cell office:value-type="float" office:value="4510">
            <text:p>4510</text:p>
          </table:table-cell>
          <table:table-cell office:value-type="float" office:value="36799">
            <text:p>36799</text:p>
          </table:table-cell>
          <table:table-cell office:value-type="float" office:value="0">
            <text:p>0</text:p>
          </table:table-cell>
          <table:table-cell office:value-type="float" office:value="15.7889">
            <text:p>15.7889</text:p>
          </table:table-cell>
          <table:table-cell office:value-type="float" office:value="0">
            <text:p>0</text:p>
          </table:table-cell>
          <table:table-cell office:value-type="float" office:value="20655">
            <text:p>20655</text:p>
          </table:table-cell>
          <table:table-cell office:value-type="float" office:value="81215">
            <text:p>81215</text:p>
          </table:table-cell>
          <table:table-cell office:value-type="float" office:value="61156">
            <text:p>61156</text:p>
          </table:table-cell>
          <table:table-cell table:style-name="cellBest" office:value-type="float" office:value="1.14479">
            <text:p>1.14479</text:p>
          </table:table-cell>
          <table:table-cell office:value-type="float" office:value="0">
            <text:p>0</text:p>
          </table:table-cell>
          <table:table-cell table:style-name="cellBest" office:value-type="float" office:value="117">
            <text:p>117</text:p>
          </table:table-cell>
          <table:table-cell office:value-type="float" office:value="34723">
            <text:p>34723</text:p>
          </table:table-cell>
          <table:table-cell office:value-type="float" office:value="34498">
            <text:p>34498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98270">
            <text:p>98270</text:p>
          </table:table-cell>
          <table:table-cell table:number-columns-repeated="2" office:value-type="float" office:value="9340058">
            <text:p>9340058</text:p>
          </table:table-cell>
          <table:table-cell office:value-type="float" office:value="8.0016">
            <text:p>8.0016</text:p>
          </table:table-cell>
          <table:table-cell office:value-type="float" office:value="0">
            <text:p>0</text:p>
          </table:table-cell>
          <table:table-cell office:value-type="float" office:value="3337">
            <text:p>3337</text:p>
          </table:table-cell>
          <table:table-cell office:value-type="float" office:value="18717">
            <text:p>18717</text:p>
          </table:table-cell>
          <table:table-cell office:value-type="float" office:value="10102">
            <text:p>10102</text:p>
          </table:table-cell>
          <table:table-cell office:value-type="float" office:value="1.49693">
            <text:p>1.49693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7112">
            <text:p>7112</text:p>
          </table:table-cell>
          <table:table-cell office:value-type="float" office:value="5067">
            <text:p>5067</text:p>
          </table:table-cell>
          <table:table-cell office:value-type="float" office:value="7.87914">
            <text:p>7.87914</text:p>
          </table:table-cell>
          <table:table-cell office:value-type="float" office:value="0">
            <text:p>0</text:p>
          </table:table-cell>
          <table:table-cell office:value-type="float" office:value="8982">
            <text:p>8982</text:p>
          </table:table-cell>
          <table:table-cell office:value-type="float" office:value="27166">
            <text:p>27166</text:p>
          </table:table-cell>
          <table:table-cell office:value-type="float" office:value="23284">
            <text:p>23284</text:p>
          </table:table-cell>
          <table:table-cell table:formula="of:=MI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 office:value="1.14479">
            <text:p>1.14479</text:p>
          </table:table-cell>
          <table:table-cell table:formula="of:=MI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 office:value="0">
            <text:p>0</text:p>
          </table:table-cell>
          <table:table-cell table:formula="of:=MI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 office:value="117">
            <text:p>117</text:p>
          </table:table-cell>
          <table:table-cell table:formula="of:=MI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 office:value="1400">
            <text:p>1400</text:p>
          </table:table-cell>
          <table:table-cell table:formula="of:=MI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 office:value="0">
            <text:p>0</text:p>
          </table:table-cell>
          <table:table-cell table:formula="of:=MEDIAN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 office:value="7.87914">
            <text:p>7.87914</text:p>
          </table:table-cell>
          <table:table-cell table:formula="of:=MEDIAN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 office:value="0">
            <text:p>0</text:p>
          </table:table-cell>
          <table:table-cell table:formula="of:=MEDIAN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 office:value="4510">
            <text:p>4510</text:p>
          </table:table-cell>
          <table:table-cell table:formula="of:=MEDIAN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 office:value="27166">
            <text:p>27166</text:p>
          </table:table-cell>
          <table:table-cell table:formula="of:=MEDIAN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 office:value="10443">
            <text:p>10443</text:p>
          </table:table-cell>
          <table:table-cell table:formula="of:=MAX([.$B11];[.$F11];[.$K11];[.$P11];[.$U11];[.$Z11];[.$AE11];[.$AJ11];[.$AO11];[.$AT11];[.$AY11];[.$BD11];[.$BI11];[.$BN11];[.$BS11];[.$BX11];[.$CC11];[.$CH11];[.$CM11];[.$CR11];[.$CW11];[.$DB11];[.$DG11];[.$DL11];[.$DQ11];[.$DV11];[.$EA11];[.$EF11];[.$EK11];[.$EP11];[.$EU11];[.$EZ11];[.$FE11];[.$FJ11];[.$FO11];[.$FT11];[.$FY11];[.$GD11];[.$GI11];[.$GN11];[.$GS11])" office:value-type="float" office:value="600">
            <text:p>600</text:p>
          </table:table-cell>
          <table:table-cell table:formula="of:=MAX([.$C11];[.$G11];[.$L11];[.$Q11];[.$V11];[.$AA11];[.$AF11];[.$AK11];[.$AP11];[.$AU11];[.$AZ11];[.$BE11];[.$BJ11];[.$BO11];[.$BT11];[.$BY11];[.$CD11];[.$CI11];[.$CN11];[.$CS11];[.$CX11];[.$DC11];[.$DH11];[.$DM11];[.$DR11];[.$DW11];[.$EB11];[.$EG11];[.$EL11];[.$EQ11];[.$EV11];[.$FA11];[.$FF11];[.$FK11];[.$FP11];[.$FU11];[.$FZ11];[.$GE11];[.$GJ11];[.$GO11];[.$GT11])" office:value-type="float" office:value="1">
            <text:p>1</text:p>
          </table:table-cell>
          <table:table-cell table:formula="of:=MAX([.$D11];[.$H11];[.$M11];[.$R11];[.$W11];[.$AB11];[.$AG11];[.$AL11];[.$AQ11];[.$AV11];[.$BA11];[.$BF11];[.$BK11];[.$BP11];[.$BU11];[.$BZ11];[.$CE11];[.$CJ11];[.$CO11];[.$CT11];[.$CY11];[.$DD11];[.$DI11];[.$DN11];[.$DS11];[.$DX11];[.$EC11];[.$EH11];[.$EM11];[.$ER11];[.$EW11];[.$FB11];[.$FG11];[.$FL11];[.$FQ11];[.$FV11];[.$GA11];[.$GF11];[.$GK11];[.$GP11];[.$GU11])" office:value-type="float" office:value="471281">
            <text:p>471281</text:p>
          </table:table-cell>
          <table:table-cell table:formula="of:=MAX([.$E11];[.$I11];[.$N11];[.$S11];[.$X11];[.$AC11];[.$AH11];[.$AM11];[.$AR11];[.$AW11];[.$BB11];[.$BG11];[.$BL11];[.$BQ11];[.$BV11];[.$CA11];[.$CF11];[.$CK11];[.$CP11];[.$CU11];[.$CZ11];[.$DE11];[.$DJ11];[.$DO11];[.$DT11];[.$DY11];[.$ED11];[.$EI11];[.$EN11];[.$ES11];[.$EX11];[.$FC11];[.$FH11];[.$FM11];[.$FR11];[.$FW11];[.$GB11];[.$GG11];[.$GL11];[.$GQ11];[.$GV11])" office:value-type="float" office:value="9340058">
            <text:p>9340058</text:p>
          </table:table-cell>
          <table:table-cell table:formula="of:=MAX([.$J11];[.$O11];[.$T11];[.$Y11];[.$AD11];[.$AI11];[.$AN11];[.$AS11];[.$AX11];[.$BC11];[.$BH11];[.$BM11];[.$BR11];[.$BW11];[.$CB11];[.$CG11];[.$CL11];[.$CQ11];[.$CV11];[.$DA11];[.$DF11];[.$DK11];[.$DP11];[.$DU11];[.$DZ11];[.$EE11];[.$EJ11];[.$EO11];[.$ET11];[.$EY11];[.$FD11];[.$FI11];[.$FN11];[.$FS11];[.$FX11];[.$GC11];[.$GH11];[.$GM11];[.$GR11];[.$GW11])" office:value-type="float" office:value="9340058">
            <text:p>9340058</text:p>
          </table:table-cell>
          <table:table-cell table:number-columns-repeated="804"/>
        </table:table-row>
        <table:table-row table:style-name="ro1">
          <table:table-cell office:value-type="string">
            <text:p>./laby_16_16_04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15836">
            <text:p>515836</text:p>
          </table:table-cell>
          <table:table-cell office:value-type="float" office:value="1348170">
            <text:p>13481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67786">
            <text:p>467786</text:p>
          </table:table-cell>
          <table:table-cell office:value-type="float" office:value="1249207">
            <text:p>124920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02782">
            <text:p>502782</text:p>
          </table:table-cell>
          <table:table-cell office:value-type="float" office:value="1323147">
            <text:p>132314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5266">
            <text:p>455266</text:p>
          </table:table-cell>
          <table:table-cell office:value-type="float" office:value="1218696">
            <text:p>1218696</text:p>
          </table:table-cell>
          <table:table-cell office:value-type="float" office:value="149199">
            <text:p>149199</text:p>
          </table:table-cell>
          <table:table-cell office:value-type="float" office:value="76.1226">
            <text:p>76.1226</text:p>
          </table:table-cell>
          <table:table-cell table:style-name="cellBest" office:value-type="float" office:value="0">
            <text:p>0</text:p>
          </table:table-cell>
          <table:table-cell office:value-type="float" office:value="63284">
            <text:p>63284</text:p>
          </table:table-cell>
          <table:table-cell office:value-type="float" office:value="202139">
            <text:p>202139</text:p>
          </table:table-cell>
          <table:table-cell office:value-type="float" office:value="42616">
            <text:p>426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6048">
            <text:p>406048</text:p>
          </table:table-cell>
          <table:table-cell office:value-type="float" office:value="580237">
            <text:p>580237</text:p>
          </table:table-cell>
          <table:table-cell office:value-type="float" office:value="127594">
            <text:p>127594</text:p>
          </table:table-cell>
          <table:table-cell office:value-type="float" office:value="8.90503">
            <text:p>8.90503</text:p>
          </table:table-cell>
          <table:table-cell table:style-name="cellBest" office:value-type="float" office:value="0">
            <text:p>0</text:p>
          </table:table-cell>
          <table:table-cell office:value-type="float" office:value="7180">
            <text:p>7180</text:p>
          </table:table-cell>
          <table:table-cell office:value-type="float" office:value="104315">
            <text:p>104315</text:p>
          </table:table-cell>
          <table:table-cell office:value-type="float" office:value="13314">
            <text:p>13314</text:p>
          </table:table-cell>
          <table:table-cell office:value-type="float" office:value="87.5665">
            <text:p>87.5665</text:p>
          </table:table-cell>
          <table:table-cell table:style-name="cellBest" office:value-type="float" office:value="0">
            <text:p>0</text:p>
          </table:table-cell>
          <table:table-cell office:value-type="float" office:value="50264">
            <text:p>50264</text:p>
          </table:table-cell>
          <table:table-cell office:value-type="float" office:value="156745">
            <text:p>156745</text:p>
          </table:table-cell>
          <table:table-cell office:value-type="float" office:value="76869">
            <text:p>76869</text:p>
          </table:table-cell>
          <table:table-cell office:value-type="float" office:value="433.282">
            <text:p>433.282</text:p>
          </table:table-cell>
          <table:table-cell table:style-name="cellBest" office:value-type="float" office:value="0">
            <text:p>0</text:p>
          </table:table-cell>
          <table:table-cell office:value-type="float" office:value="189014">
            <text:p>189014</text:p>
          </table:table-cell>
          <table:table-cell office:value-type="float" office:value="544406">
            <text:p>544406</text:p>
          </table:table-cell>
          <table:table-cell office:value-type="float" office:value="195954">
            <text:p>195954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116838">
            <text:p>116838</text:p>
          </table:table-cell>
          <table:table-cell office:value-type="float" office:value="300810">
            <text:p>300810</text:p>
          </table:table-cell>
          <table:table-cell office:value-type="float" office:value="166597">
            <text:p>1665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0999">
            <text:p>410999</text:p>
          </table:table-cell>
          <table:table-cell office:value-type="float" office:value="1349012">
            <text:p>1349012</text:p>
          </table:table-cell>
          <table:table-cell office:value-type="float" office:value="188010">
            <text:p>188010</text:p>
          </table:table-cell>
          <table:table-cell office:value-type="float" office:value="2.05599">
            <text:p>2.05599</text:p>
          </table:table-cell>
          <table:table-cell table:style-name="cellBest"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5484">
            <text:p>5484</text:p>
          </table:table-cell>
          <table:table-cell office:value-type="float" office:value="3385">
            <text:p>338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5677">
            <text:p>455677</text:p>
          </table:table-cell>
          <table:table-cell office:value-type="float" office:value="1249607">
            <text:p>1249607</text:p>
          </table:table-cell>
          <table:table-cell office:value-type="float" office:value="229428">
            <text:p>22942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5471">
            <text:p>315471</text:p>
          </table:table-cell>
          <table:table-cell office:value-type="float" office:value="904017">
            <text:p>904017</text:p>
          </table:table-cell>
          <table:table-cell office:value-type="float" office:value="165771">
            <text:p>165771</text:p>
          </table:table-cell>
          <table:table-cell table:style-name="cellBest" office:value-type="float" office:value="1.04163">
            <text:p>1.04163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70">
            <text:p>70</text:p>
          </table:table-cell>
          <table:table-cell table:style-name="cellBest" office:value-type="float" office:value="3674">
            <text:p>3674</text:p>
          </table:table-cell>
          <table:table-cell office:value-type="float" office:value="3674">
            <text:p>36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60308">
            <text:p>460308</text:p>
          </table:table-cell>
          <table:table-cell office:value-type="float" office:value="2096408">
            <text:p>2096408</text:p>
          </table:table-cell>
          <table:table-cell office:value-type="float" office:value="0">
            <text:p>0</text:p>
          </table:table-cell>
          <table:table-cell office:value-type="float" office:value="580.322">
            <text:p>580.322</text:p>
          </table:table-cell>
          <table:table-cell table:style-name="cellBest" office:value-type="float" office:value="0">
            <text:p>0</text:p>
          </table:table-cell>
          <table:table-cell office:value-type="float" office:value="145217">
            <text:p>145217</text:p>
          </table:table-cell>
          <table:table-cell office:value-type="float" office:value="495949">
            <text:p>495949</text:p>
          </table:table-cell>
          <table:table-cell office:value-type="float" office:value="219423">
            <text:p>219423</text:p>
          </table:table-cell>
          <table:table-cell office:value-type="float" office:value="436.227">
            <text:p>436.227</text:p>
          </table:table-cell>
          <table:table-cell table:style-name="cellBest" office:value-type="float" office:value="0">
            <text:p>0</text:p>
          </table:table-cell>
          <table:table-cell office:value-type="float" office:value="224073">
            <text:p>224073</text:p>
          </table:table-cell>
          <table:table-cell office:value-type="float" office:value="726171">
            <text:p>726171</text:p>
          </table:table-cell>
          <table:table-cell office:value-type="float" office:value="159540">
            <text:p>1595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9158">
            <text:p>159158</text:p>
          </table:table-cell>
          <table:table-cell table:number-columns-repeated="2" office:value-type="float" office:value="224828">
            <text:p>224828</text:p>
          </table:table-cell>
          <table:table-cell office:value-type="float" office:value="214.729">
            <text:p>214.729</text:p>
          </table:table-cell>
          <table:table-cell table:style-name="cellBest" office:value-type="float" office:value="0">
            <text:p>0</text:p>
          </table:table-cell>
          <table:table-cell office:value-type="float" office:value="146577">
            <text:p>146577</text:p>
          </table:table-cell>
          <table:table-cell office:value-type="float" office:value="359279">
            <text:p>359279</text:p>
          </table:table-cell>
          <table:table-cell office:value-type="float" office:value="137976">
            <text:p>13797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41981">
            <text:p>441981</text:p>
          </table:table-cell>
          <table:table-cell office:value-type="float" office:value="1707713">
            <text:p>1707713</text:p>
          </table:table-cell>
          <table:table-cell office:value-type="float" office:value="206364">
            <text:p>20636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0021">
            <text:p>260021</text:p>
          </table:table-cell>
          <table:table-cell office:value-type="float" office:value="355127">
            <text:p>355127</text:p>
          </table:table-cell>
          <table:table-cell office:value-type="float" office:value="325940">
            <text:p>3259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6886">
            <text:p>386886</text:p>
          </table:table-cell>
          <table:table-cell office:value-type="float" office:value="1109022">
            <text:p>1109022</text:p>
          </table:table-cell>
          <table:table-cell office:value-type="float" office:value="145630">
            <text:p>1456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7241">
            <text:p>267241</text:p>
          </table:table-cell>
          <table:table-cell office:value-type="float" office:value="1002337">
            <text:p>1002337</text:p>
          </table:table-cell>
          <table:table-cell office:value-type="float" office:value="77169">
            <text:p>771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9319">
            <text:p>369319</text:p>
          </table:table-cell>
          <table:table-cell office:value-type="float" office:value="1192378">
            <text:p>1192378</text:p>
          </table:table-cell>
          <table:table-cell office:value-type="float" office:value="215029">
            <text:p>21502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0722">
            <text:p>370722</text:p>
          </table:table-cell>
          <table:table-cell office:value-type="float" office:value="854063">
            <text:p>854063</text:p>
          </table:table-cell>
          <table:table-cell office:value-type="float" office:value="543851">
            <text:p>5438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4897">
            <text:p>294897</text:p>
          </table:table-cell>
          <table:table-cell office:value-type="float" office:value="496145">
            <text:p>496145</text:p>
          </table:table-cell>
          <table:table-cell office:value-type="float" office:value="463861">
            <text:p>46386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4096">
            <text:p>304096</text:p>
          </table:table-cell>
          <table:table-cell office:value-type="float" office:value="593796">
            <text:p>593796</text:p>
          </table:table-cell>
          <table:table-cell office:value-type="float" office:value="547800">
            <text:p>5478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41479">
            <text:p>541479</text:p>
          </table:table-cell>
          <table:table-cell office:value-type="float" office:value="995678">
            <text:p>995678</text:p>
          </table:table-cell>
          <table:table-cell office:value-type="float" office:value="897336">
            <text:p>897336</text:p>
          </table:table-cell>
          <table:table-cell office:value-type="float" office:value="37.2792">
            <text:p>37.2792</text:p>
          </table:table-cell>
          <table:table-cell table:style-name="cellBest" office:value-type="float" office:value="0">
            <text:p>0</text:p>
          </table:table-cell>
          <table:table-cell office:value-type="float" office:value="27591">
            <text:p>27591</text:p>
          </table:table-cell>
          <table:table-cell office:value-type="float" office:value="143509">
            <text:p>143509</text:p>
          </table:table-cell>
          <table:table-cell office:value-type="float" office:value="20180">
            <text:p>20180</text:p>
          </table:table-cell>
          <table:table-cell office:value-type="float" office:value="9.46369">
            <text:p>9.46369</text:p>
          </table:table-cell>
          <table:table-cell table:style-name="cellBest" office:value-type="float" office:value="0">
            <text:p>0</text:p>
          </table:table-cell>
          <table:table-cell office:value-type="float" office:value="3559">
            <text:p>3559</text:p>
          </table:table-cell>
          <table:table-cell office:value-type="float" office:value="24424">
            <text:p>24424</text:p>
          </table:table-cell>
          <table:table-cell office:value-type="float" office:value="8945">
            <text:p>8945</text:p>
          </table:table-cell>
          <table:table-cell office:value-type="float" office:value="181.12">
            <text:p>181.12</text:p>
          </table:table-cell>
          <table:table-cell table:style-name="cellBest" office:value-type="float" office:value="0">
            <text:p>0</text:p>
          </table:table-cell>
          <table:table-cell office:value-type="float" office:value="139136">
            <text:p>139136</text:p>
          </table:table-cell>
          <table:table-cell office:value-type="float" office:value="392339">
            <text:p>392339</text:p>
          </table:table-cell>
          <table:table-cell office:value-type="float" office:value="52692">
            <text:p>52692</text:p>
          </table:table-cell>
          <table:table-cell office:value-type="float" office:value="199.298">
            <text:p>199.298</text:p>
          </table:table-cell>
          <table:table-cell table:style-name="cellBest" office:value-type="float" office:value="0">
            <text:p>0</text:p>
          </table:table-cell>
          <table:table-cell office:value-type="float" office:value="139136">
            <text:p>139136</text:p>
          </table:table-cell>
          <table:table-cell office:value-type="float" office:value="392339">
            <text:p>392339</text:p>
          </table:table-cell>
          <table:table-cell office:value-type="float" office:value="52692">
            <text:p>5269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9631">
            <text:p>389631</text:p>
          </table:table-cell>
          <table:table-cell table:number-columns-repeated="2" office:value-type="float" office:value="773770">
            <text:p>7737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5191">
            <text:p>265191</text:p>
          </table:table-cell>
          <table:table-cell office:value-type="float" office:value="1306625">
            <text:p>130662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622828">
            <text:p>622828</text:p>
          </table:table-cell>
          <table:table-cell office:value-type="float" office:value="1105658">
            <text:p>1105658</text:p>
          </table:table-cell>
          <table:table-cell office:value-type="float" office:value="1007414">
            <text:p>100741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2930">
            <text:p>402930</text:p>
          </table:table-cell>
          <table:table-cell office:value-type="float" office:value="1093916">
            <text:p>1093916</text:p>
          </table:table-cell>
          <table:table-cell office:value-type="float" office:value="161307">
            <text:p>161307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49768">
            <text:p>249768</text:p>
          </table:table-cell>
          <table:table-cell table:number-columns-repeated="2" office:value-type="float" office:value="8972393">
            <text:p>8972393</text:p>
          </table:table-cell>
          <table:table-cell office:value-type="float" office:value="186.417">
            <text:p>186.417</text:p>
          </table:table-cell>
          <table:table-cell table:style-name="cellBest" office:value-type="float" office:value="0">
            <text:p>0</text:p>
          </table:table-cell>
          <table:table-cell office:value-type="float" office:value="158905">
            <text:p>158905</text:p>
          </table:table-cell>
          <table:table-cell office:value-type="float" office:value="438959">
            <text:p>438959</text:p>
          </table:table-cell>
          <table:table-cell office:value-type="float" office:value="208594">
            <text:p>20859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9282">
            <text:p>329282</text:p>
          </table:table-cell>
          <table:table-cell office:value-type="float" office:value="1018400">
            <text:p>1018400</text:p>
          </table:table-cell>
          <table:table-cell office:value-type="float" office:value="82540">
            <text:p>825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3626">
            <text:p>273626</text:p>
          </table:table-cell>
          <table:table-cell office:value-type="float" office:value="404725">
            <text:p>404725</text:p>
          </table:table-cell>
          <table:table-cell office:value-type="float" office:value="377923">
            <text:p>377923</text:p>
          </table:table-cell>
          <table:table-cell table:formula="of:=MI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 office:value="1.04163">
            <text:p>1.04163</text:p>
          </table:table-cell>
          <table:table-cell table:formula="of:=MI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 office:value="0">
            <text:p>0</text:p>
          </table:table-cell>
          <table:table-cell table:formula="of:=MI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 office:value="70">
            <text:p>70</text:p>
          </table:table-cell>
          <table:table-cell table:formula="of:=MI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 office:value="3674">
            <text:p>3674</text:p>
          </table:table-cell>
          <table:table-cell table:formula="of:=MI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 office:value="0">
            <text:p>0</text:p>
          </table:table-cell>
          <table:table-cell table:formula="of:=MEDIAN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 office:value="600">
            <text:p>600</text:p>
          </table:table-cell>
          <table:table-cell table:formula="of:=MEDIAN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 office:value="1">
            <text:p>1</text:p>
          </table:table-cell>
          <table:table-cell table:formula="of:=MEDIAN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 office:value="273626">
            <text:p>273626</text:p>
          </table:table-cell>
          <table:table-cell table:formula="of:=MEDIAN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 office:value="726171">
            <text:p>726171</text:p>
          </table:table-cell>
          <table:table-cell table:formula="of:=MEDIAN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 office:value="160423.5">
            <text:p>160423.5</text:p>
          </table:table-cell>
          <table:table-cell table:formula="of:=MAX([.$B12];[.$F12];[.$K12];[.$P12];[.$U12];[.$Z12];[.$AE12];[.$AJ12];[.$AO12];[.$AT12];[.$AY12];[.$BD12];[.$BI12];[.$BN12];[.$BS12];[.$BX12];[.$CC12];[.$CH12];[.$CM12];[.$CR12];[.$CW12];[.$DB12];[.$DG12];[.$DL12];[.$DQ12];[.$DV12];[.$EA12];[.$EF12];[.$EK12];[.$EP12];[.$EU12];[.$EZ12];[.$FE12];[.$FJ12];[.$FO12];[.$FT12];[.$FY12];[.$GD12];[.$GI12];[.$GN12];[.$GS12])" office:value-type="float" office:value="600">
            <text:p>600</text:p>
          </table:table-cell>
          <table:table-cell table:formula="of:=MAX([.$C12];[.$G12];[.$L12];[.$Q12];[.$V12];[.$AA12];[.$AF12];[.$AK12];[.$AP12];[.$AU12];[.$AZ12];[.$BE12];[.$BJ12];[.$BO12];[.$BT12];[.$BY12];[.$CD12];[.$CI12];[.$CN12];[.$CS12];[.$CX12];[.$DC12];[.$DH12];[.$DM12];[.$DR12];[.$DW12];[.$EB12];[.$EG12];[.$EL12];[.$EQ12];[.$EV12];[.$FA12];[.$FF12];[.$FK12];[.$FP12];[.$FU12];[.$FZ12];[.$GE12];[.$GJ12];[.$GO12];[.$GT12])" office:value-type="float" office:value="1">
            <text:p>1</text:p>
          </table:table-cell>
          <table:table-cell table:formula="of:=MAX([.$D12];[.$H12];[.$M12];[.$R12];[.$W12];[.$AB12];[.$AG12];[.$AL12];[.$AQ12];[.$AV12];[.$BA12];[.$BF12];[.$BK12];[.$BP12];[.$BU12];[.$BZ12];[.$CE12];[.$CJ12];[.$CO12];[.$CT12];[.$CY12];[.$DD12];[.$DI12];[.$DN12];[.$DS12];[.$DX12];[.$EC12];[.$EH12];[.$EM12];[.$ER12];[.$EW12];[.$FB12];[.$FG12];[.$FL12];[.$FQ12];[.$FV12];[.$GA12];[.$GF12];[.$GK12];[.$GP12];[.$GU12])" office:value-type="float" office:value="622828">
            <text:p>622828</text:p>
          </table:table-cell>
          <table:table-cell table:formula="of:=MAX([.$E12];[.$I12];[.$N12];[.$S12];[.$X12];[.$AC12];[.$AH12];[.$AM12];[.$AR12];[.$AW12];[.$BB12];[.$BG12];[.$BL12];[.$BQ12];[.$BV12];[.$CA12];[.$CF12];[.$CK12];[.$CP12];[.$CU12];[.$CZ12];[.$DE12];[.$DJ12];[.$DO12];[.$DT12];[.$DY12];[.$ED12];[.$EI12];[.$EN12];[.$ES12];[.$EX12];[.$FC12];[.$FH12];[.$FM12];[.$FR12];[.$FW12];[.$GB12];[.$GG12];[.$GL12];[.$GQ12];[.$GV12])" office:value-type="float" office:value="8972393">
            <text:p>8972393</text:p>
          </table:table-cell>
          <table:table-cell table:formula="of:=MAX([.$J12];[.$O12];[.$T12];[.$Y12];[.$AD12];[.$AI12];[.$AN12];[.$AS12];[.$AX12];[.$BC12];[.$BH12];[.$BM12];[.$BR12];[.$BW12];[.$CB12];[.$CG12];[.$CL12];[.$CQ12];[.$CV12];[.$DA12];[.$DF12];[.$DK12];[.$DP12];[.$DU12];[.$DZ12];[.$EE12];[.$EJ12];[.$EO12];[.$ET12];[.$EY12];[.$FD12];[.$FI12];[.$FN12];[.$FS12];[.$FX12];[.$GC12];[.$GH12];[.$GM12];[.$GR12];[.$GW12])" office:value-type="float" office:value="8972393">
            <text:p>8972393</text:p>
          </table:table-cell>
          <table:table-cell table:number-columns-repeated="804"/>
        </table:table-row>
        <table:table-row table:style-name="ro1">
          <table:table-cell office:value-type="string">
            <text:p>./laby_16_16_05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9509">
            <text:p>359509</text:p>
          </table:table-cell>
          <table:table-cell office:value-type="float" office:value="1737813">
            <text:p>17378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1310">
            <text:p>381310</text:p>
          </table:table-cell>
          <table:table-cell office:value-type="float" office:value="2030602">
            <text:p>203060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6490">
            <text:p>376490</text:p>
          </table:table-cell>
          <table:table-cell office:value-type="float" office:value="1947778">
            <text:p>194777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3178">
            <text:p>383178</text:p>
          </table:table-cell>
          <table:table-cell office:value-type="float" office:value="2063019">
            <text:p>2063019</text:p>
          </table:table-cell>
          <table:table-cell office:value-type="float" office:value="225350">
            <text:p>2253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552426">
            <text:p>552426</text:p>
          </table:table-cell>
          <table:table-cell office:value-type="float" office:value="1391422">
            <text:p>1391422</text:p>
          </table:table-cell>
          <table:table-cell office:value-type="float" office:value="262210">
            <text:p>262210</text:p>
          </table:table-cell>
          <table:table-cell table:style-name="cellBest" office:value-type="float" office:value="2.33003">
            <text:p>2.33003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727">
            <text:p>727</text:p>
          </table:table-cell>
          <table:table-cell table:style-name="cellBest" office:value-type="float" office:value="1930">
            <text:p>1930</text:p>
          </table:table-cell>
          <table:table-cell office:value-type="float" office:value="464">
            <text:p>46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8554">
            <text:p>228554</text:p>
          </table:table-cell>
          <table:table-cell office:value-type="float" office:value="610691">
            <text:p>610691</text:p>
          </table:table-cell>
          <table:table-cell office:value-type="float" office:value="239612">
            <text:p>239612</text:p>
          </table:table-cell>
          <table:table-cell office:value-type="float" office:value="289.07">
            <text:p>289.07</text:p>
          </table:table-cell>
          <table:table-cell table:style-name="cellBest" office:value-type="float" office:value="0">
            <text:p>0</text:p>
          </table:table-cell>
          <table:table-cell office:value-type="float" office:value="155433">
            <text:p>155433</text:p>
          </table:table-cell>
          <table:table-cell office:value-type="float" office:value="377616">
            <text:p>377616</text:p>
          </table:table-cell>
          <table:table-cell office:value-type="float" office:value="212543">
            <text:p>212543</text:p>
          </table:table-cell>
          <table:table-cell office:value-type="float" office:value="295.669">
            <text:p>295.669</text:p>
          </table:table-cell>
          <table:table-cell table:style-name="cellBest" office:value-type="float" office:value="0">
            <text:p>0</text:p>
          </table:table-cell>
          <table:table-cell office:value-type="float" office:value="109179">
            <text:p>109179</text:p>
          </table:table-cell>
          <table:table-cell office:value-type="float" office:value="310811">
            <text:p>310811</text:p>
          </table:table-cell>
          <table:table-cell office:value-type="float" office:value="149280">
            <text:p>149280</text:p>
          </table:table-cell>
          <table:table-cell office:value-type="float" office:value="13.4016">
            <text:p>13.4016</text:p>
          </table:table-cell>
          <table:table-cell table:style-name="cellBest" office:value-type="float" office:value="0">
            <text:p>0</text:p>
          </table:table-cell>
          <table:table-cell office:value-type="float" office:value="4916">
            <text:p>4916</text:p>
          </table:table-cell>
          <table:table-cell office:value-type="float" office:value="18647">
            <text:p>18647</text:p>
          </table:table-cell>
          <table:table-cell office:value-type="float" office:value="11179">
            <text:p>1117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1819">
            <text:p>401819</text:p>
          </table:table-cell>
          <table:table-cell office:value-type="float" office:value="1338614">
            <text:p>1338614</text:p>
          </table:table-cell>
          <table:table-cell office:value-type="float" office:value="287991">
            <text:p>287991</text:p>
          </table:table-cell>
          <table:table-cell office:value-type="float" office:value="13.8443">
            <text:p>13.8443</text:p>
          </table:table-cell>
          <table:table-cell table:style-name="cellBest" office:value-type="float" office:value="0">
            <text:p>0</text:p>
          </table:table-cell>
          <table:table-cell office:value-type="float" office:value="8811">
            <text:p>8811</text:p>
          </table:table-cell>
          <table:table-cell office:value-type="float" office:value="39452">
            <text:p>39452</text:p>
          </table:table-cell>
          <table:table-cell office:value-type="float" office:value="8213">
            <text:p>82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6529">
            <text:p>426529</text:p>
          </table:table-cell>
          <table:table-cell office:value-type="float" office:value="1271898">
            <text:p>1271898</text:p>
          </table:table-cell>
          <table:table-cell office:value-type="float" office:value="163090">
            <text:p>1630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0491">
            <text:p>400491</text:p>
          </table:table-cell>
          <table:table-cell office:value-type="float" office:value="1090244">
            <text:p>1090244</text:p>
          </table:table-cell>
          <table:table-cell office:value-type="float" office:value="201674">
            <text:p>201674</text:p>
          </table:table-cell>
          <table:table-cell office:value-type="float" office:value="533.308">
            <text:p>533.308</text:p>
          </table:table-cell>
          <table:table-cell table:style-name="cellBest" office:value-type="float" office:value="0">
            <text:p>0</text:p>
          </table:table-cell>
          <table:table-cell office:value-type="float" office:value="38206">
            <text:p>38206</text:p>
          </table:table-cell>
          <table:table-cell table:number-columns-repeated="2" office:value-type="float" office:value="65189">
            <text:p>6518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3923">
            <text:p>313923</text:p>
          </table:table-cell>
          <table:table-cell office:value-type="float" office:value="1664671">
            <text:p>1664671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7604">
            <text:p>297604</text:p>
          </table:table-cell>
          <table:table-cell office:value-type="float" office:value="686534">
            <text:p>686534</text:p>
          </table:table-cell>
          <table:table-cell office:value-type="float" office:value="257471">
            <text:p>257471</text:p>
          </table:table-cell>
          <table:table-cell office:value-type="float" office:value="7.74552">
            <text:p>7.74552</text:p>
          </table:table-cell>
          <table:table-cell table:style-name="cellBest" office:value-type="float" office:value="0">
            <text:p>0</text:p>
          </table:table-cell>
          <table:table-cell office:value-type="float" office:value="7534">
            <text:p>7534</text:p>
          </table:table-cell>
          <table:table-cell office:value-type="float" office:value="52016">
            <text:p>52016</text:p>
          </table:table-cell>
          <table:table-cell office:value-type="float" office:value="15048">
            <text:p>1504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0213">
            <text:p>120213</text:p>
          </table:table-cell>
          <table:table-cell table:number-columns-repeated="2" office:value-type="float" office:value="194908">
            <text:p>194908</text:p>
          </table:table-cell>
          <table:table-cell office:value-type="float" office:value="107.428">
            <text:p>107.428</text:p>
          </table:table-cell>
          <table:table-cell table:style-name="cellBest" office:value-type="float" office:value="0">
            <text:p>0</text:p>
          </table:table-cell>
          <table:table-cell office:value-type="float" office:value="60689">
            <text:p>60689</text:p>
          </table:table-cell>
          <table:table-cell office:value-type="float" office:value="364926">
            <text:p>364926</text:p>
          </table:table-cell>
          <table:table-cell office:value-type="float" office:value="50194">
            <text:p>50194</text:p>
          </table:table-cell>
          <table:table-cell office:value-type="float" office:value="17.1626">
            <text:p>17.1626</text:p>
          </table:table-cell>
          <table:table-cell table:style-name="cellBest" office:value-type="float" office:value="0">
            <text:p>0</text:p>
          </table:table-cell>
          <table:table-cell office:value-type="float" office:value="13266">
            <text:p>13266</text:p>
          </table:table-cell>
          <table:table-cell office:value-type="float" office:value="147447">
            <text:p>147447</text:p>
          </table:table-cell>
          <table:table-cell office:value-type="float" office:value="12990">
            <text:p>1299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3314">
            <text:p>133314</text:p>
          </table:table-cell>
          <table:table-cell office:value-type="float" office:value="198189">
            <text:p>198189</text:p>
          </table:table-cell>
          <table:table-cell office:value-type="float" office:value="177786">
            <text:p>1777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3772">
            <text:p>323772</text:p>
          </table:table-cell>
          <table:table-cell office:value-type="float" office:value="1304600">
            <text:p>1304600</text:p>
          </table:table-cell>
          <table:table-cell office:value-type="float" office:value="187795">
            <text:p>187795</text:p>
          </table:table-cell>
          <table:table-cell office:value-type="float" office:value="21.2303">
            <text:p>21.2303</text:p>
          </table:table-cell>
          <table:table-cell table:style-name="cellBest" office:value-type="float" office:value="0">
            <text:p>0</text:p>
          </table:table-cell>
          <table:table-cell office:value-type="float" office:value="13527">
            <text:p>13527</text:p>
          </table:table-cell>
          <table:table-cell office:value-type="float" office:value="81719">
            <text:p>81719</text:p>
          </table:table-cell>
          <table:table-cell office:value-type="float" office:value="6370">
            <text:p>63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1676">
            <text:p>411676</text:p>
          </table:table-cell>
          <table:table-cell office:value-type="float" office:value="2267443">
            <text:p>2267443</text:p>
          </table:table-cell>
          <table:table-cell office:value-type="float" office:value="469013">
            <text:p>469013</text:p>
          </table:table-cell>
          <table:table-cell office:value-type="float" office:value="132.558">
            <text:p>132.558</text:p>
          </table:table-cell>
          <table:table-cell table:style-name="cellBest" office:value-type="float" office:value="0">
            <text:p>0</text:p>
          </table:table-cell>
          <table:table-cell office:value-type="float" office:value="91821">
            <text:p>91821</text:p>
          </table:table-cell>
          <table:table-cell office:value-type="float" office:value="226708">
            <text:p>226708</text:p>
          </table:table-cell>
          <table:table-cell office:value-type="float" office:value="136839">
            <text:p>136839</text:p>
          </table:table-cell>
          <table:table-cell office:value-type="float" office:value="102.047">
            <text:p>102.047</text:p>
          </table:table-cell>
          <table:table-cell table:style-name="cellBest" office:value-type="float" office:value="0">
            <text:p>0</text:p>
          </table:table-cell>
          <table:table-cell office:value-type="float" office:value="68861">
            <text:p>68861</text:p>
          </table:table-cell>
          <table:table-cell office:value-type="float" office:value="164547">
            <text:p>164547</text:p>
          </table:table-cell>
          <table:table-cell office:value-type="float" office:value="135511">
            <text:p>135511</text:p>
          </table:table-cell>
          <table:table-cell office:value-type="float" office:value="48.1827">
            <text:p>48.1827</text:p>
          </table:table-cell>
          <table:table-cell table:style-name="cellBest" office:value-type="float" office:value="0">
            <text:p>0</text:p>
          </table:table-cell>
          <table:table-cell office:value-type="float" office:value="48650">
            <text:p>48650</text:p>
          </table:table-cell>
          <table:table-cell office:value-type="float" office:value="186348">
            <text:p>186348</text:p>
          </table:table-cell>
          <table:table-cell office:value-type="float" office:value="117360">
            <text:p>117360</text:p>
          </table:table-cell>
          <table:table-cell office:value-type="float" office:value="13.3567">
            <text:p>13.3567</text:p>
          </table:table-cell>
          <table:table-cell table:style-name="cellBest" office:value-type="float" office:value="0">
            <text:p>0</text:p>
          </table:table-cell>
          <table:table-cell office:value-type="float" office:value="9025">
            <text:p>9025</text:p>
          </table:table-cell>
          <table:table-cell office:value-type="float" office:value="28260">
            <text:p>28260</text:p>
          </table:table-cell>
          <table:table-cell office:value-type="float" office:value="24613">
            <text:p>246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5314">
            <text:p>395314</text:p>
          </table:table-cell>
          <table:table-cell office:value-type="float" office:value="1299208">
            <text:p>1299208</text:p>
          </table:table-cell>
          <table:table-cell office:value-type="float" office:value="149513">
            <text:p>149513</text:p>
          </table:table-cell>
          <table:table-cell office:value-type="float" office:value="51.2301">
            <text:p>51.2301</text:p>
          </table:table-cell>
          <table:table-cell table:style-name="cellBest" office:value-type="float" office:value="0">
            <text:p>0</text:p>
          </table:table-cell>
          <table:table-cell office:value-type="float" office:value="38496">
            <text:p>38496</text:p>
          </table:table-cell>
          <table:table-cell office:value-type="float" office:value="113148">
            <text:p>113148</text:p>
          </table:table-cell>
          <table:table-cell office:value-type="float" office:value="16560">
            <text:p>16560</text:p>
          </table:table-cell>
          <table:table-cell office:value-type="float" office:value="248.878">
            <text:p>248.878</text:p>
          </table:table-cell>
          <table:table-cell table:style-name="cellBest" office:value-type="float" office:value="0">
            <text:p>0</text:p>
          </table:table-cell>
          <table:table-cell office:value-type="float" office:value="171339">
            <text:p>171339</text:p>
          </table:table-cell>
          <table:table-cell office:value-type="float" office:value="496355">
            <text:p>496355</text:p>
          </table:table-cell>
          <table:table-cell office:value-type="float" office:value="47619">
            <text:p>47619</text:p>
          </table:table-cell>
          <table:table-cell office:value-type="float" office:value="276.967">
            <text:p>276.967</text:p>
          </table:table-cell>
          <table:table-cell table:style-name="cellBest" office:value-type="float" office:value="0">
            <text:p>0</text:p>
          </table:table-cell>
          <table:table-cell office:value-type="float" office:value="171339">
            <text:p>171339</text:p>
          </table:table-cell>
          <table:table-cell office:value-type="float" office:value="496355">
            <text:p>496355</text:p>
          </table:table-cell>
          <table:table-cell office:value-type="float" office:value="47619">
            <text:p>4761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4592">
            <text:p>304592</text:p>
          </table:table-cell>
          <table:table-cell table:number-columns-repeated="2" office:value-type="float" office:value="597151">
            <text:p>597151</text:p>
          </table:table-cell>
          <table:table-cell office:value-type="float" office:value="50.1493">
            <text:p>50.1493</text:p>
          </table:table-cell>
          <table:table-cell table:style-name="cellBest" office:value-type="float" office:value="0">
            <text:p>0</text:p>
          </table:table-cell>
          <table:table-cell office:value-type="float" office:value="34111">
            <text:p>34111</text:p>
          </table:table-cell>
          <table:table-cell office:value-type="float" office:value="264122">
            <text:p>26412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8455">
            <text:p>418455</text:p>
          </table:table-cell>
          <table:table-cell office:value-type="float" office:value="748599">
            <text:p>748599</text:p>
          </table:table-cell>
          <table:table-cell office:value-type="float" office:value="678523">
            <text:p>67852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0988">
            <text:p>340988</text:p>
          </table:table-cell>
          <table:table-cell office:value-type="float" office:value="951094">
            <text:p>951094</text:p>
          </table:table-cell>
          <table:table-cell office:value-type="float" office:value="124033">
            <text:p>124033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66393">
            <text:p>266393</text:p>
          </table:table-cell>
          <table:table-cell table:number-columns-repeated="2" office:value-type="float" office:value="7029226">
            <text:p>702922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1595">
            <text:p>431595</text:p>
          </table:table-cell>
          <table:table-cell office:value-type="float" office:value="888876">
            <text:p>888876</text:p>
          </table:table-cell>
          <table:table-cell office:value-type="float" office:value="383120">
            <text:p>3831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7799">
            <text:p>427799</text:p>
          </table:table-cell>
          <table:table-cell office:value-type="float" office:value="1057135">
            <text:p>1057135</text:p>
          </table:table-cell>
          <table:table-cell office:value-type="float" office:value="141425">
            <text:p>14142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1527">
            <text:p>261527</text:p>
          </table:table-cell>
          <table:table-cell office:value-type="float" office:value="398044">
            <text:p>398044</text:p>
          </table:table-cell>
          <table:table-cell office:value-type="float" office:value="361361">
            <text:p>361361</text:p>
          </table:table-cell>
          <table:table-cell table:formula="of:=MI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 office:value="2.33003">
            <text:p>2.33003</text:p>
          </table:table-cell>
          <table:table-cell table:formula="of:=MI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 office:value="0">
            <text:p>0</text:p>
          </table:table-cell>
          <table:table-cell table:formula="of:=MI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 office:value="727">
            <text:p>727</text:p>
          </table:table-cell>
          <table:table-cell table:formula="of:=MI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 office:value="1930">
            <text:p>1930</text:p>
          </table:table-cell>
          <table:table-cell table:formula="of:=MI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 office:value="0">
            <text:p>0</text:p>
          </table:table-cell>
          <table:table-cell table:formula="of:=MEDIAN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 office:value="600">
            <text:p>600</text:p>
          </table:table-cell>
          <table:table-cell table:formula="of:=MEDIAN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 office:value="1">
            <text:p>1</text:p>
          </table:table-cell>
          <table:table-cell table:formula="of:=MEDIAN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 office:value="228554">
            <text:p>228554</text:p>
          </table:table-cell>
          <table:table-cell table:formula="of:=MEDIAN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 office:value="496355">
            <text:p>496355</text:p>
          </table:table-cell>
          <table:table-cell table:formula="of:=MEDIAN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 office:value="139132">
            <text:p>139132</text:p>
          </table:table-cell>
          <table:table-cell table:formula="of:=MAX([.$B13];[.$F13];[.$K13];[.$P13];[.$U13];[.$Z13];[.$AE13];[.$AJ13];[.$AO13];[.$AT13];[.$AY13];[.$BD13];[.$BI13];[.$BN13];[.$BS13];[.$BX13];[.$CC13];[.$CH13];[.$CM13];[.$CR13];[.$CW13];[.$DB13];[.$DG13];[.$DL13];[.$DQ13];[.$DV13];[.$EA13];[.$EF13];[.$EK13];[.$EP13];[.$EU13];[.$EZ13];[.$FE13];[.$FJ13];[.$FO13];[.$FT13];[.$FY13];[.$GD13];[.$GI13];[.$GN13];[.$GS13])" office:value-type="float" office:value="600">
            <text:p>600</text:p>
          </table:table-cell>
          <table:table-cell table:formula="of:=MAX([.$C13];[.$G13];[.$L13];[.$Q13];[.$V13];[.$AA13];[.$AF13];[.$AK13];[.$AP13];[.$AU13];[.$AZ13];[.$BE13];[.$BJ13];[.$BO13];[.$BT13];[.$BY13];[.$CD13];[.$CI13];[.$CN13];[.$CS13];[.$CX13];[.$DC13];[.$DH13];[.$DM13];[.$DR13];[.$DW13];[.$EB13];[.$EG13];[.$EL13];[.$EQ13];[.$EV13];[.$FA13];[.$FF13];[.$FK13];[.$FP13];[.$FU13];[.$FZ13];[.$GE13];[.$GJ13];[.$GO13];[.$GT13])" office:value-type="float" office:value="1">
            <text:p>1</text:p>
          </table:table-cell>
          <table:table-cell table:formula="of:=MAX([.$D13];[.$H13];[.$M13];[.$R13];[.$W13];[.$AB13];[.$AG13];[.$AL13];[.$AQ13];[.$AV13];[.$BA13];[.$BF13];[.$BK13];[.$BP13];[.$BU13];[.$BZ13];[.$CE13];[.$CJ13];[.$CO13];[.$CT13];[.$CY13];[.$DD13];[.$DI13];[.$DN13];[.$DS13];[.$DX13];[.$EC13];[.$EH13];[.$EM13];[.$ER13];[.$EW13];[.$FB13];[.$FG13];[.$FL13];[.$FQ13];[.$FV13];[.$GA13];[.$GF13];[.$GK13];[.$GP13];[.$GU13])" office:value-type="float" office:value="552426">
            <text:p>552426</text:p>
          </table:table-cell>
          <table:table-cell table:formula="of:=MAX([.$E13];[.$I13];[.$N13];[.$S13];[.$X13];[.$AC13];[.$AH13];[.$AM13];[.$AR13];[.$AW13];[.$BB13];[.$BG13];[.$BL13];[.$BQ13];[.$BV13];[.$CA13];[.$CF13];[.$CK13];[.$CP13];[.$CU13];[.$CZ13];[.$DE13];[.$DJ13];[.$DO13];[.$DT13];[.$DY13];[.$ED13];[.$EI13];[.$EN13];[.$ES13];[.$EX13];[.$FC13];[.$FH13];[.$FM13];[.$FR13];[.$FW13];[.$GB13];[.$GG13];[.$GL13];[.$GQ13];[.$GV13])" office:value-type="float" office:value="7029226">
            <text:p>7029226</text:p>
          </table:table-cell>
          <table:table-cell table:formula="of:=MAX([.$J13];[.$O13];[.$T13];[.$Y13];[.$AD13];[.$AI13];[.$AN13];[.$AS13];[.$AX13];[.$BC13];[.$BH13];[.$BM13];[.$BR13];[.$BW13];[.$CB13];[.$CG13];[.$CL13];[.$CQ13];[.$CV13];[.$DA13];[.$DF13];[.$DK13];[.$DP13];[.$DU13];[.$DZ13];[.$EE13];[.$EJ13];[.$EO13];[.$ET13];[.$EY13];[.$FD13];[.$FI13];[.$FN13];[.$FS13];[.$FX13];[.$GC13];[.$GH13];[.$GM13];[.$GR13];[.$GW13])" office:value-type="float" office:value="7029226">
            <text:p>7029226</text:p>
          </table:table-cell>
          <table:table-cell table:number-columns-repeated="804"/>
        </table:table-row>
        <table:table-row table:style-name="ro1">
          <table:table-cell office:value-type="string">
            <text:p>./laby_16_16_06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1267">
            <text:p>381267</text:p>
          </table:table-cell>
          <table:table-cell office:value-type="float" office:value="1145295">
            <text:p>114529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2458">
            <text:p>352458</text:p>
          </table:table-cell>
          <table:table-cell office:value-type="float" office:value="1051493">
            <text:p>105149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1781">
            <text:p>431781</text:p>
          </table:table-cell>
          <table:table-cell office:value-type="float" office:value="1313503">
            <text:p>131350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453706">
            <text:p>453706</text:p>
          </table:table-cell>
          <table:table-cell office:value-type="float" office:value="1378640">
            <text:p>1378640</text:p>
          </table:table-cell>
          <table:table-cell office:value-type="float" office:value="258136">
            <text:p>258136</text:p>
          </table:table-cell>
          <table:table-cell office:value-type="float" office:value="52.9482">
            <text:p>52.9482</text:p>
          </table:table-cell>
          <table:table-cell table:style-name="cellBest" office:value-type="float" office:value="0">
            <text:p>0</text:p>
          </table:table-cell>
          <table:table-cell office:value-type="float" office:value="51046">
            <text:p>51046</text:p>
          </table:table-cell>
          <table:table-cell office:value-type="float" office:value="242634">
            <text:p>242634</text:p>
          </table:table-cell>
          <table:table-cell office:value-type="float" office:value="31296">
            <text:p>31296</text:p>
          </table:table-cell>
          <table:table-cell office:value-type="float" office:value="3.22628">
            <text:p>3.22628</text:p>
          </table:table-cell>
          <table:table-cell table:style-name="cellBest"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3399">
            <text:p>3399</text:p>
          </table:table-cell>
          <table:table-cell office:value-type="float" office:value="893">
            <text:p>893</text:p>
          </table:table-cell>
          <table:table-cell office:value-type="float" office:value="562.841">
            <text:p>562.841</text:p>
          </table:table-cell>
          <table:table-cell table:style-name="cellBest" office:value-type="float" office:value="0">
            <text:p>0</text:p>
          </table:table-cell>
          <table:table-cell office:value-type="float" office:value="297922">
            <text:p>297922</text:p>
          </table:table-cell>
          <table:table-cell office:value-type="float" office:value="581831">
            <text:p>581831</text:p>
          </table:table-cell>
          <table:table-cell office:value-type="float" office:value="376978">
            <text:p>376978</text:p>
          </table:table-cell>
          <table:table-cell office:value-type="float" office:value="52.7396">
            <text:p>52.7396</text:p>
          </table:table-cell>
          <table:table-cell table:style-name="cellBest" office:value-type="float" office:value="0">
            <text:p>0</text:p>
          </table:table-cell>
          <table:table-cell office:value-type="float" office:value="36334">
            <text:p>36334</text:p>
          </table:table-cell>
          <table:table-cell office:value-type="float" office:value="353078">
            <text:p>353078</text:p>
          </table:table-cell>
          <table:table-cell office:value-type="float" office:value="55515">
            <text:p>5551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3800">
            <text:p>383800</text:p>
          </table:table-cell>
          <table:table-cell office:value-type="float" office:value="859742">
            <text:p>859742</text:p>
          </table:table-cell>
          <table:table-cell office:value-type="float" office:value="296538">
            <text:p>296538</text:p>
          </table:table-cell>
          <table:table-cell office:value-type="float" office:value="1.62381">
            <text:p>1.62381</text:p>
          </table:table-cell>
          <table:table-cell table:style-name="cellBest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3817">
            <text:p>3817</text:p>
          </table:table-cell>
          <table:table-cell office:value-type="float" office:value="2565">
            <text:p>256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5973">
            <text:p>405973</text:p>
          </table:table-cell>
          <table:table-cell office:value-type="float" office:value="1216845">
            <text:p>1216845</text:p>
          </table:table-cell>
          <table:table-cell office:value-type="float" office:value="214015">
            <text:p>214015</text:p>
          </table:table-cell>
          <table:table-cell office:value-type="float" office:value="279.193">
            <text:p>279.193</text:p>
          </table:table-cell>
          <table:table-cell table:style-name="cellBest" office:value-type="float" office:value="0">
            <text:p>0</text:p>
          </table:table-cell>
          <table:table-cell office:value-type="float" office:value="239038">
            <text:p>239038</text:p>
          </table:table-cell>
          <table:table-cell office:value-type="float" office:value="676605">
            <text:p>676605</text:p>
          </table:table-cell>
          <table:table-cell office:value-type="float" office:value="145990">
            <text:p>145990</text:p>
          </table:table-cell>
          <table:table-cell office:value-type="float" office:value="109.268">
            <text:p>109.268</text:p>
          </table:table-cell>
          <table:table-cell table:style-name="cellBest" office:value-type="float" office:value="0">
            <text:p>0</text:p>
          </table:table-cell>
          <table:table-cell office:value-type="float" office:value="59108">
            <text:p>59108</text:p>
          </table:table-cell>
          <table:table-cell office:value-type="float" office:value="220866">
            <text:p>220866</text:p>
          </table:table-cell>
          <table:table-cell office:value-type="float" office:value="39257">
            <text:p>392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5307">
            <text:p>345307</text:p>
          </table:table-cell>
          <table:table-cell office:value-type="float" office:value="1858643">
            <text:p>1858643</text:p>
          </table:table-cell>
          <table:table-cell office:value-type="float" office:value="195053">
            <text:p>195053</text:p>
          </table:table-cell>
          <table:table-cell office:value-type="float" office:value="1.65078">
            <text:p>1.65078</text:p>
          </table:table-cell>
          <table:table-cell table:style-name="cellBest" office:value-type="float" office:value="0">
            <text:p>0</text:p>
          </table:table-cell>
          <table:table-cell office:value-type="float" office:value="215">
            <text:p>215</text:p>
          </table:table-cell>
          <table:table-cell table:number-columns-repeated="2" office:value-type="float" office:value="2097">
            <text:p>20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9601">
            <text:p>439601</text:p>
          </table:table-cell>
          <table:table-cell office:value-type="float" office:value="1647422">
            <text:p>164742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4434">
            <text:p>284434</text:p>
          </table:table-cell>
          <table:table-cell office:value-type="float" office:value="717479">
            <text:p>717479</text:p>
          </table:table-cell>
          <table:table-cell office:value-type="float" office:value="286043">
            <text:p>286043</text:p>
          </table:table-cell>
          <table:table-cell office:value-type="float" office:value="134.091">
            <text:p>134.091</text:p>
          </table:table-cell>
          <table:table-cell table:style-name="cellBest" office:value-type="float" office:value="0">
            <text:p>0</text:p>
          </table:table-cell>
          <table:table-cell office:value-type="float" office:value="82723">
            <text:p>82723</text:p>
          </table:table-cell>
          <table:table-cell office:value-type="float" office:value="291200">
            <text:p>291200</text:p>
          </table:table-cell>
          <table:table-cell office:value-type="float" office:value="69111">
            <text:p>6911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5755">
            <text:p>205755</text:p>
          </table:table-cell>
          <table:table-cell table:number-columns-repeated="2" office:value-type="float" office:value="291917">
            <text:p>29191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6918">
            <text:p>286918</text:p>
          </table:table-cell>
          <table:table-cell office:value-type="float" office:value="1103727">
            <text:p>1103727</text:p>
          </table:table-cell>
          <table:table-cell office:value-type="float" office:value="175682">
            <text:p>17568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1209">
            <text:p>411209</text:p>
          </table:table-cell>
          <table:table-cell office:value-type="float" office:value="1793639">
            <text:p>1793639</text:p>
          </table:table-cell>
          <table:table-cell office:value-type="float" office:value="255572">
            <text:p>25557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0333">
            <text:p>190333</text:p>
          </table:table-cell>
          <table:table-cell office:value-type="float" office:value="260026">
            <text:p>260026</text:p>
          </table:table-cell>
          <table:table-cell office:value-type="float" office:value="245886">
            <text:p>2458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5558">
            <text:p>425558</text:p>
          </table:table-cell>
          <table:table-cell office:value-type="float" office:value="1287251">
            <text:p>1287251</text:p>
          </table:table-cell>
          <table:table-cell office:value-type="float" office:value="239096">
            <text:p>2390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5626">
            <text:p>305626</text:p>
          </table:table-cell>
          <table:table-cell office:value-type="float" office:value="991037">
            <text:p>991037</text:p>
          </table:table-cell>
          <table:table-cell office:value-type="float" office:value="78615">
            <text:p>7861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2740">
            <text:p>432740</text:p>
          </table:table-cell>
          <table:table-cell office:value-type="float" office:value="1019874">
            <text:p>1019874</text:p>
          </table:table-cell>
          <table:table-cell office:value-type="float" office:value="103465">
            <text:p>10346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6277">
            <text:p>276277</text:p>
          </table:table-cell>
          <table:table-cell office:value-type="float" office:value="634195">
            <text:p>634195</text:p>
          </table:table-cell>
          <table:table-cell office:value-type="float" office:value="412136">
            <text:p>412136</text:p>
          </table:table-cell>
          <table:table-cell office:value-type="float" office:value="75.8103">
            <text:p>75.8103</text:p>
          </table:table-cell>
          <table:table-cell table:style-name="cellBest" office:value-type="float" office:value="0">
            <text:p>0</text:p>
          </table:table-cell>
          <table:table-cell office:value-type="float" office:value="50251">
            <text:p>50251</text:p>
          </table:table-cell>
          <table:table-cell office:value-type="float" office:value="100596">
            <text:p>100596</text:p>
          </table:table-cell>
          <table:table-cell office:value-type="float" office:value="89910">
            <text:p>899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5414">
            <text:p>385414</text:p>
          </table:table-cell>
          <table:table-cell office:value-type="float" office:value="823434">
            <text:p>823434</text:p>
          </table:table-cell>
          <table:table-cell office:value-type="float" office:value="718870">
            <text:p>718870</text:p>
          </table:table-cell>
          <table:table-cell table:style-name="cellBest" office:value-type="float" office:value="1.39305">
            <text:p>1.39305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158">
            <text:p>158</text:p>
          </table:table-cell>
          <table:table-cell table:style-name="cellBest" office:value-type="float" office:value="2063">
            <text:p>2063</text:p>
          </table:table-cell>
          <table:table-cell office:value-type="float" office:value="308">
            <text:p>308</text:p>
          </table:table-cell>
          <table:table-cell office:value-type="float" office:value="156.482">
            <text:p>156.482</text:p>
          </table:table-cell>
          <table:table-cell table:style-name="cellBest" office:value-type="float" office:value="0">
            <text:p>0</text:p>
          </table:table-cell>
          <table:table-cell office:value-type="float" office:value="99523">
            <text:p>99523</text:p>
          </table:table-cell>
          <table:table-cell office:value-type="float" office:value="394810">
            <text:p>394810</text:p>
          </table:table-cell>
          <table:table-cell office:value-type="float" office:value="26166">
            <text:p>26166</text:p>
          </table:table-cell>
          <table:table-cell office:value-type="float" office:value="25.256">
            <text:p>25.256</text:p>
          </table:table-cell>
          <table:table-cell table:style-name="cellBest" office:value-type="float" office:value="0">
            <text:p>0</text:p>
          </table:table-cell>
          <table:table-cell office:value-type="float" office:value="17371">
            <text:p>17371</text:p>
          </table:table-cell>
          <table:table-cell office:value-type="float" office:value="95059">
            <text:p>95059</text:p>
          </table:table-cell>
          <table:table-cell office:value-type="float" office:value="14938">
            <text:p>14938</text:p>
          </table:table-cell>
          <table:table-cell office:value-type="float" office:value="443.777">
            <text:p>443.777</text:p>
          </table:table-cell>
          <table:table-cell table:style-name="cellBest" office:value-type="float" office:value="0">
            <text:p>0</text:p>
          </table:table-cell>
          <table:table-cell office:value-type="float" office:value="231865">
            <text:p>231865</text:p>
          </table:table-cell>
          <table:table-cell office:value-type="float" office:value="1078660">
            <text:p>1078660</text:p>
          </table:table-cell>
          <table:table-cell office:value-type="float" office:value="70479">
            <text:p>70479</text:p>
          </table:table-cell>
          <table:table-cell office:value-type="float" office:value="408.212">
            <text:p>408.212</text:p>
          </table:table-cell>
          <table:table-cell table:style-name="cellBest" office:value-type="float" office:value="0">
            <text:p>0</text:p>
          </table:table-cell>
          <table:table-cell office:value-type="float" office:value="231865">
            <text:p>231865</text:p>
          </table:table-cell>
          <table:table-cell office:value-type="float" office:value="1078660">
            <text:p>1078660</text:p>
          </table:table-cell>
          <table:table-cell office:value-type="float" office:value="70479">
            <text:p>70479</text:p>
          </table:table-cell>
          <table:table-cell office:value-type="float" office:value="41.2561">
            <text:p>41.2561</text:p>
          </table:table-cell>
          <table:table-cell table:style-name="cellBest" office:value-type="float" office:value="0">
            <text:p>0</text:p>
          </table:table-cell>
          <table:table-cell office:value-type="float" office:value="29053">
            <text:p>29053</text:p>
          </table:table-cell>
          <table:table-cell table:number-columns-repeated="2" office:value-type="float" office:value="133107">
            <text:p>13310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2251">
            <text:p>332251</text:p>
          </table:table-cell>
          <table:table-cell office:value-type="float" office:value="1867779">
            <text:p>1867779</text:p>
          </table:table-cell>
          <table:table-cell office:value-type="float" office:value="0">
            <text:p>0</text:p>
          </table:table-cell>
          <table:table-cell office:value-type="float" office:value="28.1181">
            <text:p>28.1181</text:p>
          </table:table-cell>
          <table:table-cell table:style-name="cellBest" office:value-type="float" office:value="0">
            <text:p>0</text:p>
          </table:table-cell>
          <table:table-cell office:value-type="float" office:value="23698">
            <text:p>23698</text:p>
          </table:table-cell>
          <table:table-cell office:value-type="float" office:value="66067">
            <text:p>66067</text:p>
          </table:table-cell>
          <table:table-cell office:value-type="float" office:value="57395">
            <text:p>57395</text:p>
          </table:table-cell>
          <table:table-cell office:value-type="float" office:value="82.1475">
            <text:p>82.1475</text:p>
          </table:table-cell>
          <table:table-cell table:style-name="cellBest" office:value-type="float" office:value="0">
            <text:p>0</text:p>
          </table:table-cell>
          <table:table-cell office:value-type="float" office:value="42957">
            <text:p>42957</text:p>
          </table:table-cell>
          <table:table-cell office:value-type="float" office:value="390036">
            <text:p>390036</text:p>
          </table:table-cell>
          <table:table-cell office:value-type="float" office:value="59106">
            <text:p>59106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25575">
            <text:p>225575</text:p>
          </table:table-cell>
          <table:table-cell table:number-columns-repeated="2" office:value-type="float" office:value="7233651">
            <text:p>72336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4447">
            <text:p>374447</text:p>
          </table:table-cell>
          <table:table-cell office:value-type="float" office:value="1052854">
            <text:p>1052854</text:p>
          </table:table-cell>
          <table:table-cell office:value-type="float" office:value="411563">
            <text:p>411563</text:p>
          </table:table-cell>
          <table:table-cell office:value-type="float" office:value="30.1343">
            <text:p>30.1343</text:p>
          </table:table-cell>
          <table:table-cell table:style-name="cellBest" office:value-type="float" office:value="0">
            <text:p>0</text:p>
          </table:table-cell>
          <table:table-cell office:value-type="float" office:value="39606">
            <text:p>39606</text:p>
          </table:table-cell>
          <table:table-cell office:value-type="float" office:value="273097">
            <text:p>273097</text:p>
          </table:table-cell>
          <table:table-cell office:value-type="float" office:value="55168">
            <text:p>55168</text:p>
          </table:table-cell>
          <table:table-cell office:value-type="float" office:value="53.6752">
            <text:p>53.6752</text:p>
          </table:table-cell>
          <table:table-cell table:style-name="cellBest" office:value-type="float" office:value="0">
            <text:p>0</text:p>
          </table:table-cell>
          <table:table-cell office:value-type="float" office:value="41989">
            <text:p>41989</text:p>
          </table:table-cell>
          <table:table-cell office:value-type="float" office:value="86566">
            <text:p>86566</text:p>
          </table:table-cell>
          <table:table-cell office:value-type="float" office:value="80632">
            <text:p>80632</text:p>
          </table:table-cell>
          <table:table-cell table:formula="of:=MI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 office:value="1.39305">
            <text:p>1.39305</text:p>
          </table:table-cell>
          <table:table-cell table:formula="of:=MI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 office:value="0">
            <text:p>0</text:p>
          </table:table-cell>
          <table:table-cell table:formula="of:=MI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 office:value="158">
            <text:p>158</text:p>
          </table:table-cell>
          <table:table-cell table:formula="of:=MI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 office:value="2063">
            <text:p>2063</text:p>
          </table:table-cell>
          <table:table-cell table:formula="of:=MI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 office:value="0">
            <text:p>0</text:p>
          </table:table-cell>
          <table:table-cell table:formula="of:=MEDIAN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 office:value="600">
            <text:p>600</text:p>
          </table:table-cell>
          <table:table-cell table:formula="of:=MEDIAN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 office:value="1">
            <text:p>1</text:p>
          </table:table-cell>
          <table:table-cell table:formula="of:=MEDIAN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 office:value="231865">
            <text:p>231865</text:p>
          </table:table-cell>
          <table:table-cell table:formula="of:=MEDIAN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 office:value="676605">
            <text:p>676605</text:p>
          </table:table-cell>
          <table:table-cell table:formula="of:=MEDIAN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 office:value="79623.5">
            <text:p>79623.5</text:p>
          </table:table-cell>
          <table:table-cell table:formula="of:=MAX([.$B14];[.$F14];[.$K14];[.$P14];[.$U14];[.$Z14];[.$AE14];[.$AJ14];[.$AO14];[.$AT14];[.$AY14];[.$BD14];[.$BI14];[.$BN14];[.$BS14];[.$BX14];[.$CC14];[.$CH14];[.$CM14];[.$CR14];[.$CW14];[.$DB14];[.$DG14];[.$DL14];[.$DQ14];[.$DV14];[.$EA14];[.$EF14];[.$EK14];[.$EP14];[.$EU14];[.$EZ14];[.$FE14];[.$FJ14];[.$FO14];[.$FT14];[.$FY14];[.$GD14];[.$GI14];[.$GN14];[.$GS14])" office:value-type="float" office:value="600">
            <text:p>600</text:p>
          </table:table-cell>
          <table:table-cell table:formula="of:=MAX([.$C14];[.$G14];[.$L14];[.$Q14];[.$V14];[.$AA14];[.$AF14];[.$AK14];[.$AP14];[.$AU14];[.$AZ14];[.$BE14];[.$BJ14];[.$BO14];[.$BT14];[.$BY14];[.$CD14];[.$CI14];[.$CN14];[.$CS14];[.$CX14];[.$DC14];[.$DH14];[.$DM14];[.$DR14];[.$DW14];[.$EB14];[.$EG14];[.$EL14];[.$EQ14];[.$EV14];[.$FA14];[.$FF14];[.$FK14];[.$FP14];[.$FU14];[.$FZ14];[.$GE14];[.$GJ14];[.$GO14];[.$GT14])" office:value-type="float" office:value="1">
            <text:p>1</text:p>
          </table:table-cell>
          <table:table-cell table:formula="of:=MAX([.$D14];[.$H14];[.$M14];[.$R14];[.$W14];[.$AB14];[.$AG14];[.$AL14];[.$AQ14];[.$AV14];[.$BA14];[.$BF14];[.$BK14];[.$BP14];[.$BU14];[.$BZ14];[.$CE14];[.$CJ14];[.$CO14];[.$CT14];[.$CY14];[.$DD14];[.$DI14];[.$DN14];[.$DS14];[.$DX14];[.$EC14];[.$EH14];[.$EM14];[.$ER14];[.$EW14];[.$FB14];[.$FG14];[.$FL14];[.$FQ14];[.$FV14];[.$GA14];[.$GF14];[.$GK14];[.$GP14];[.$GU14])" office:value-type="float" office:value="453706">
            <text:p>453706</text:p>
          </table:table-cell>
          <table:table-cell table:formula="of:=MAX([.$E14];[.$I14];[.$N14];[.$S14];[.$X14];[.$AC14];[.$AH14];[.$AM14];[.$AR14];[.$AW14];[.$BB14];[.$BG14];[.$BL14];[.$BQ14];[.$BV14];[.$CA14];[.$CF14];[.$CK14];[.$CP14];[.$CU14];[.$CZ14];[.$DE14];[.$DJ14];[.$DO14];[.$DT14];[.$DY14];[.$ED14];[.$EI14];[.$EN14];[.$ES14];[.$EX14];[.$FC14];[.$FH14];[.$FM14];[.$FR14];[.$FW14];[.$GB14];[.$GG14];[.$GL14];[.$GQ14];[.$GV14])" office:value-type="float" office:value="7233651">
            <text:p>7233651</text:p>
          </table:table-cell>
          <table:table-cell table:formula="of:=MAX([.$J14];[.$O14];[.$T14];[.$Y14];[.$AD14];[.$AI14];[.$AN14];[.$AS14];[.$AX14];[.$BC14];[.$BH14];[.$BM14];[.$BR14];[.$BW14];[.$CB14];[.$CG14];[.$CL14];[.$CQ14];[.$CV14];[.$DA14];[.$DF14];[.$DK14];[.$DP14];[.$DU14];[.$DZ14];[.$EE14];[.$EJ14];[.$EO14];[.$ET14];[.$EY14];[.$FD14];[.$FI14];[.$FN14];[.$FS14];[.$FX14];[.$GC14];[.$GH14];[.$GM14];[.$GR14];[.$GW14])" office:value-type="float" office:value="7233651">
            <text:p>7233651</text:p>
          </table:table-cell>
          <table:table-cell table:number-columns-repeated="804"/>
        </table:table-row>
        <table:table-row table:style-name="ro1">
          <table:table-cell office:value-type="string">
            <text:p>./laby_16_16_07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40111">
            <text:p>540111</text:p>
          </table:table-cell>
          <table:table-cell office:value-type="float" office:value="1975297">
            <text:p>19752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40537">
            <text:p>540537</text:p>
          </table:table-cell>
          <table:table-cell office:value-type="float" office:value="1981693">
            <text:p>198169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541469">
            <text:p>541469</text:p>
          </table:table-cell>
          <table:table-cell office:value-type="float" office:value="2003895">
            <text:p>200389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05000">
            <text:p>505000</text:p>
          </table:table-cell>
          <table:table-cell office:value-type="float" office:value="1469105">
            <text:p>1469105</text:p>
          </table:table-cell>
          <table:table-cell office:value-type="float" office:value="226150">
            <text:p>2261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5291">
            <text:p>455291</text:p>
          </table:table-cell>
          <table:table-cell office:value-type="float" office:value="1908901">
            <text:p>1908901</text:p>
          </table:table-cell>
          <table:table-cell office:value-type="float" office:value="220738">
            <text:p>2207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7497">
            <text:p>437497</text:p>
          </table:table-cell>
          <table:table-cell office:value-type="float" office:value="971735">
            <text:p>971735</text:p>
          </table:table-cell>
          <table:table-cell office:value-type="float" office:value="94147">
            <text:p>941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4404">
            <text:p>214404</text:p>
          </table:table-cell>
          <table:table-cell office:value-type="float" office:value="430195">
            <text:p>430195</text:p>
          </table:table-cell>
          <table:table-cell office:value-type="float" office:value="263419">
            <text:p>263419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282924">
            <text:p>282924</text:p>
          </table:table-cell>
          <table:table-cell office:value-type="float" office:value="709294">
            <text:p>709294</text:p>
          </table:table-cell>
          <table:table-cell office:value-type="float" office:value="250488">
            <text:p>25048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6690">
            <text:p>246690</text:p>
          </table:table-cell>
          <table:table-cell office:value-type="float" office:value="503028">
            <text:p>503028</text:p>
          </table:table-cell>
          <table:table-cell office:value-type="float" office:value="335513">
            <text:p>335513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110981">
            <text:p>110981</text:p>
          </table:table-cell>
          <table:table-cell office:value-type="float" office:value="307590">
            <text:p>307590</text:p>
          </table:table-cell>
          <table:table-cell office:value-type="float" office:value="142736">
            <text:p>14273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7128">
            <text:p>327128</text:p>
          </table:table-cell>
          <table:table-cell office:value-type="float" office:value="1581030">
            <text:p>1581030</text:p>
          </table:table-cell>
          <table:table-cell office:value-type="float" office:value="204074">
            <text:p>2040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5270">
            <text:p>275270</text:p>
          </table:table-cell>
          <table:table-cell office:value-type="float" office:value="2905396">
            <text:p>2905396</text:p>
          </table:table-cell>
          <table:table-cell office:value-type="float" office:value="177794">
            <text:p>17779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5125">
            <text:p>355125</text:p>
          </table:table-cell>
          <table:table-cell office:value-type="float" office:value="1104140">
            <text:p>1104140</text:p>
          </table:table-cell>
          <table:table-cell office:value-type="float" office:value="195507">
            <text:p>195507</text:p>
          </table:table-cell>
          <table:table-cell office:value-type="float" office:value="81.38">
            <text:p>81.38</text:p>
          </table:table-cell>
          <table:table-cell table:style-name="cellBest" office:value-type="float" office:value="0">
            <text:p>0</text:p>
          </table:table-cell>
          <table:table-cell office:value-type="float" office:value="58963">
            <text:p>58963</text:p>
          </table:table-cell>
          <table:table-cell office:value-type="float" office:value="293503">
            <text:p>293503</text:p>
          </table:table-cell>
          <table:table-cell office:value-type="float" office:value="44924">
            <text:p>449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914">
            <text:p>37914</text:p>
          </table:table-cell>
          <table:table-cell table:style-name="cellBest" office:value-type="float" office:value="63445">
            <text:p>63445</text:p>
          </table:table-cell>
          <table:table-cell office:value-type="float" office:value="63445">
            <text:p>6344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5054">
            <text:p>345054</text:p>
          </table:table-cell>
          <table:table-cell office:value-type="float" office:value="1360545">
            <text:p>136054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0346">
            <text:p>250346</text:p>
          </table:table-cell>
          <table:table-cell office:value-type="float" office:value="511999">
            <text:p>511999</text:p>
          </table:table-cell>
          <table:table-cell office:value-type="float" office:value="378927">
            <text:p>3789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75964">
            <text:p>475964</text:p>
          </table:table-cell>
          <table:table-cell office:value-type="float" office:value="2106369">
            <text:p>2106369</text:p>
          </table:table-cell>
          <table:table-cell office:value-type="float" office:value="214335">
            <text:p>21433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4050">
            <text:p>134050</text:p>
          </table:table-cell>
          <table:table-cell table:number-columns-repeated="2" office:value-type="float" office:value="207877">
            <text:p>2078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3977">
            <text:p>243977</text:p>
          </table:table-cell>
          <table:table-cell office:value-type="float" office:value="844974">
            <text:p>844974</text:p>
          </table:table-cell>
          <table:table-cell office:value-type="float" office:value="173149">
            <text:p>17314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41444">
            <text:p>441444</text:p>
          </table:table-cell>
          <table:table-cell office:value-type="float" office:value="1092153">
            <text:p>1092153</text:p>
          </table:table-cell>
          <table:table-cell office:value-type="float" office:value="159440">
            <text:p>1594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8390">
            <text:p>258390</text:p>
          </table:table-cell>
          <table:table-cell office:value-type="float" office:value="348394">
            <text:p>348394</text:p>
          </table:table-cell>
          <table:table-cell office:value-type="float" office:value="312475">
            <text:p>31247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04653">
            <text:p>504653</text:p>
          </table:table-cell>
          <table:table-cell office:value-type="float" office:value="1468134">
            <text:p>1468134</text:p>
          </table:table-cell>
          <table:table-cell office:value-type="float" office:value="225961">
            <text:p>22596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8543">
            <text:p>348543</text:p>
          </table:table-cell>
          <table:table-cell office:value-type="float" office:value="1280324">
            <text:p>1280324</text:p>
          </table:table-cell>
          <table:table-cell office:value-type="float" office:value="86342">
            <text:p>86342</text:p>
          </table:table-cell>
          <table:table-cell table:style-name="cellBest" office:value-type="float" office:value="3.80971">
            <text:p>3.80971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2716">
            <text:p>2716</text:p>
          </table:table-cell>
          <table:table-cell office:value-type="float" office:value="72204">
            <text:p>72204</text:p>
          </table:table-cell>
          <table:table-cell office:value-type="float" office:value="8008">
            <text:p>800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6792">
            <text:p>436792</text:p>
          </table:table-cell>
          <table:table-cell office:value-type="float" office:value="828566">
            <text:p>828566</text:p>
          </table:table-cell>
          <table:table-cell office:value-type="float" office:value="506654">
            <text:p>5066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9613">
            <text:p>339613</text:p>
          </table:table-cell>
          <table:table-cell office:value-type="float" office:value="748011">
            <text:p>748011</text:p>
          </table:table-cell>
          <table:table-cell office:value-type="float" office:value="662082">
            <text:p>66208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0131">
            <text:p>280131</text:p>
          </table:table-cell>
          <table:table-cell office:value-type="float" office:value="498798">
            <text:p>498798</text:p>
          </table:table-cell>
          <table:table-cell office:value-type="float" office:value="478054">
            <text:p>4780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3088">
            <text:p>353088</text:p>
          </table:table-cell>
          <table:table-cell office:value-type="float" office:value="626675">
            <text:p>626675</text:p>
          </table:table-cell>
          <table:table-cell office:value-type="float" office:value="594585">
            <text:p>59458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0590">
            <text:p>310590</text:p>
          </table:table-cell>
          <table:table-cell office:value-type="float" office:value="944248">
            <text:p>944248</text:p>
          </table:table-cell>
          <table:table-cell office:value-type="float" office:value="84327">
            <text:p>843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15984">
            <text:p>515984</text:p>
          </table:table-cell>
          <table:table-cell office:value-type="float" office:value="1113490">
            <text:p>1113490</text:p>
          </table:table-cell>
          <table:table-cell office:value-type="float" office:value="117291">
            <text:p>11729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5580">
            <text:p>355580</text:p>
          </table:table-cell>
          <table:table-cell office:value-type="float" office:value="3153161">
            <text:p>3153161</text:p>
          </table:table-cell>
          <table:table-cell office:value-type="float" office:value="127039">
            <text:p>12703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4385">
            <text:p>354385</text:p>
          </table:table-cell>
          <table:table-cell office:value-type="float" office:value="3150906">
            <text:p>3150906</text:p>
          </table:table-cell>
          <table:table-cell office:value-type="float" office:value="126822">
            <text:p>12682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4730">
            <text:p>294730</text:p>
          </table:table-cell>
          <table:table-cell table:number-columns-repeated="2" office:value-type="float" office:value="534276">
            <text:p>53427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1316">
            <text:p>261316</text:p>
          </table:table-cell>
          <table:table-cell office:value-type="float" office:value="1877245">
            <text:p>1877245</text:p>
          </table:table-cell>
          <table:table-cell office:value-type="float" office:value="0">
            <text:p>0</text:p>
          </table:table-cell>
          <table:table-cell office:value-type="float" office:value="19.1875">
            <text:p>19.1875</text:p>
          </table:table-cell>
          <table:table-cell table:style-name="cellBest" office:value-type="float" office:value="0">
            <text:p>0</text:p>
          </table:table-cell>
          <table:table-cell office:value-type="float" office:value="15940">
            <text:p>15940</text:p>
          </table:table-cell>
          <table:table-cell office:value-type="float" office:value="66318">
            <text:p>66318</text:p>
          </table:table-cell>
          <table:table-cell office:value-type="float" office:value="55110">
            <text:p>551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0190">
            <text:p>300190</text:p>
          </table:table-cell>
          <table:table-cell office:value-type="float" office:value="2479925">
            <text:p>2479925</text:p>
          </table:table-cell>
          <table:table-cell office:value-type="float" office:value="128876">
            <text:p>128876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92768">
            <text:p>292768</text:p>
          </table:table-cell>
          <table:table-cell table:number-columns-repeated="2" office:value-type="float" office:value="9651485">
            <text:p>9651485</text:p>
          </table:table-cell>
          <table:table-cell office:value-type="float" office:value="168.464">
            <text:p>168.464</text:p>
          </table:table-cell>
          <table:table-cell table:style-name="cellBest" office:value-type="float" office:value="0">
            <text:p>0</text:p>
          </table:table-cell>
          <table:table-cell office:value-type="float" office:value="179700">
            <text:p>179700</text:p>
          </table:table-cell>
          <table:table-cell office:value-type="float" office:value="584726">
            <text:p>584726</text:p>
          </table:table-cell>
          <table:table-cell office:value-type="float" office:value="154513">
            <text:p>1545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3727">
            <text:p>403727</text:p>
          </table:table-cell>
          <table:table-cell office:value-type="float" office:value="1043088">
            <text:p>1043088</text:p>
          </table:table-cell>
          <table:table-cell office:value-type="float" office:value="101565">
            <text:p>10156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5851">
            <text:p>305851</text:p>
          </table:table-cell>
          <table:table-cell office:value-type="float" office:value="466142">
            <text:p>466142</text:p>
          </table:table-cell>
          <table:table-cell office:value-type="float" office:value="417400">
            <text:p>417400</text:p>
          </table:table-cell>
          <table:table-cell table:formula="of:=MI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 office:value="3.80971">
            <text:p>3.80971</text:p>
          </table:table-cell>
          <table:table-cell table:formula="of:=MI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 office:value="0">
            <text:p>0</text:p>
          </table:table-cell>
          <table:table-cell table:formula="of:=MI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 office:value="2716">
            <text:p>2716</text:p>
          </table:table-cell>
          <table:table-cell table:formula="of:=MI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 office:value="63445">
            <text:p>63445</text:p>
          </table:table-cell>
          <table:table-cell table:formula="of:=MI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 office:value="0">
            <text:p>0</text:p>
          </table:table-cell>
          <table:table-cell table:formula="of:=MEDIAN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 office:value="600">
            <text:p>600</text:p>
          </table:table-cell>
          <table:table-cell table:formula="of:=MEDIAN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 office:value="1">
            <text:p>1</text:p>
          </table:table-cell>
          <table:table-cell table:formula="of:=MEDIAN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 office:value="310590">
            <text:p>310590</text:p>
          </table:table-cell>
          <table:table-cell table:formula="of:=MEDIAN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 office:value="971735">
            <text:p>971735</text:p>
          </table:table-cell>
          <table:table-cell table:formula="of:=MEDIAN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 office:value="175471.5">
            <text:p>175471.5</text:p>
          </table:table-cell>
          <table:table-cell table:formula="of:=MAX([.$B15];[.$F15];[.$K15];[.$P15];[.$U15];[.$Z15];[.$AE15];[.$AJ15];[.$AO15];[.$AT15];[.$AY15];[.$BD15];[.$BI15];[.$BN15];[.$BS15];[.$BX15];[.$CC15];[.$CH15];[.$CM15];[.$CR15];[.$CW15];[.$DB15];[.$DG15];[.$DL15];[.$DQ15];[.$DV15];[.$EA15];[.$EF15];[.$EK15];[.$EP15];[.$EU15];[.$EZ15];[.$FE15];[.$FJ15];[.$FO15];[.$FT15];[.$FY15];[.$GD15];[.$GI15];[.$GN15];[.$GS15])" office:value-type="float" office:value="600">
            <text:p>600</text:p>
          </table:table-cell>
          <table:table-cell table:formula="of:=MAX([.$C15];[.$G15];[.$L15];[.$Q15];[.$V15];[.$AA15];[.$AF15];[.$AK15];[.$AP15];[.$AU15];[.$AZ15];[.$BE15];[.$BJ15];[.$BO15];[.$BT15];[.$BY15];[.$CD15];[.$CI15];[.$CN15];[.$CS15];[.$CX15];[.$DC15];[.$DH15];[.$DM15];[.$DR15];[.$DW15];[.$EB15];[.$EG15];[.$EL15];[.$EQ15];[.$EV15];[.$FA15];[.$FF15];[.$FK15];[.$FP15];[.$FU15];[.$FZ15];[.$GE15];[.$GJ15];[.$GO15];[.$GT15])" office:value-type="float" office:value="1">
            <text:p>1</text:p>
          </table:table-cell>
          <table:table-cell table:formula="of:=MAX([.$D15];[.$H15];[.$M15];[.$R15];[.$W15];[.$AB15];[.$AG15];[.$AL15];[.$AQ15];[.$AV15];[.$BA15];[.$BF15];[.$BK15];[.$BP15];[.$BU15];[.$BZ15];[.$CE15];[.$CJ15];[.$CO15];[.$CT15];[.$CY15];[.$DD15];[.$DI15];[.$DN15];[.$DS15];[.$DX15];[.$EC15];[.$EH15];[.$EM15];[.$ER15];[.$EW15];[.$FB15];[.$FG15];[.$FL15];[.$FQ15];[.$FV15];[.$GA15];[.$GF15];[.$GK15];[.$GP15];[.$GU15])" office:value-type="float" office:value="541469">
            <text:p>541469</text:p>
          </table:table-cell>
          <table:table-cell table:formula="of:=MAX([.$E15];[.$I15];[.$N15];[.$S15];[.$X15];[.$AC15];[.$AH15];[.$AM15];[.$AR15];[.$AW15];[.$BB15];[.$BG15];[.$BL15];[.$BQ15];[.$BV15];[.$CA15];[.$CF15];[.$CK15];[.$CP15];[.$CU15];[.$CZ15];[.$DE15];[.$DJ15];[.$DO15];[.$DT15];[.$DY15];[.$ED15];[.$EI15];[.$EN15];[.$ES15];[.$EX15];[.$FC15];[.$FH15];[.$FM15];[.$FR15];[.$FW15];[.$GB15];[.$GG15];[.$GL15];[.$GQ15];[.$GV15])" office:value-type="float" office:value="9651485">
            <text:p>9651485</text:p>
          </table:table-cell>
          <table:table-cell table:formula="of:=MAX([.$J15];[.$O15];[.$T15];[.$Y15];[.$AD15];[.$AI15];[.$AN15];[.$AS15];[.$AX15];[.$BC15];[.$BH15];[.$BM15];[.$BR15];[.$BW15];[.$CB15];[.$CG15];[.$CL15];[.$CQ15];[.$CV15];[.$DA15];[.$DF15];[.$DK15];[.$DP15];[.$DU15];[.$DZ15];[.$EE15];[.$EJ15];[.$EO15];[.$ET15];[.$EY15];[.$FD15];[.$FI15];[.$FN15];[.$FS15];[.$FX15];[.$GC15];[.$GH15];[.$GM15];[.$GR15];[.$GW15])" office:value-type="float" office:value="9651485">
            <text:p>9651485</text:p>
          </table:table-cell>
          <table:table-cell table:number-columns-repeated="804"/>
        </table:table-row>
        <table:table-row table:style-name="ro1">
          <table:table-cell office:value-type="string">
            <text:p>./laby_16_16_08.lp</text:p>
          </table:table-cell>
          <table:table-cell office:value-type="float" office:value="232.421">
            <text:p>232.421</text:p>
          </table:table-cell>
          <table:table-cell office:value-type="float" office:value="0">
            <text:p>0</text:p>
          </table:table-cell>
          <table:table-cell office:value-type="float" office:value="161372">
            <text:p>161372</text:p>
          </table:table-cell>
          <table:table-cell office:value-type="float" office:value="467502">
            <text:p>467502</text:p>
          </table:table-cell>
          <table:table-cell office:value-type="float" office:value="238.18">
            <text:p>238.18</text:p>
          </table:table-cell>
          <table:table-cell office:value-type="float" office:value="0">
            <text:p>0</text:p>
          </table:table-cell>
          <table:table-cell office:value-type="float" office:value="161372">
            <text:p>161372</text:p>
          </table:table-cell>
          <table:table-cell office:value-type="float" office:value="467502">
            <text:p>467502</text:p>
          </table:table-cell>
          <table:table-cell office:value-type="float" office:value="0">
            <text:p>0</text:p>
          </table:table-cell>
          <table:table-cell office:value-type="float" office:value="279.622">
            <text:p>279.622</text:p>
          </table:table-cell>
          <table:table-cell office:value-type="float" office:value="0">
            <text:p>0</text:p>
          </table:table-cell>
          <table:table-cell office:value-type="float" office:value="161372">
            <text:p>161372</text:p>
          </table:table-cell>
          <table:table-cell office:value-type="float" office:value="467502">
            <text:p>467502</text:p>
          </table:table-cell>
          <table:table-cell office:value-type="float" office:value="0">
            <text:p>0</text:p>
          </table:table-cell>
          <table:table-cell office:value-type="float" office:value="318.798">
            <text:p>318.798</text:p>
          </table:table-cell>
          <table:table-cell office:value-type="float" office:value="0">
            <text:p>0</text:p>
          </table:table-cell>
          <table:table-cell office:value-type="float" office:value="161372">
            <text:p>161372</text:p>
          </table:table-cell>
          <table:table-cell office:value-type="float" office:value="467502">
            <text:p>467502</text:p>
          </table:table-cell>
          <table:table-cell office:value-type="float" office:value="116978">
            <text:p>116978</text:p>
          </table:table-cell>
          <table:table-cell office:value-type="float" office:value="12.1744">
            <text:p>12.1744</text:p>
          </table:table-cell>
          <table:table-cell office:value-type="float" office:value="0">
            <text:p>0</text:p>
          </table:table-cell>
          <table:table-cell office:value-type="float" office:value="10905">
            <text:p>10905</text:p>
          </table:table-cell>
          <table:table-cell office:value-type="float" office:value="133726">
            <text:p>133726</text:p>
          </table:table-cell>
          <table:table-cell office:value-type="float" office:value="9719">
            <text:p>9719</text:p>
          </table:table-cell>
          <table:table-cell office:value-type="float" office:value="431.964">
            <text:p>431.964</text:p>
          </table:table-cell>
          <table:table-cell office:value-type="float" office:value="0">
            <text:p>0</text:p>
          </table:table-cell>
          <table:table-cell office:value-type="float" office:value="298153">
            <text:p>298153</text:p>
          </table:table-cell>
          <table:table-cell office:value-type="float" office:value="861199">
            <text:p>861199</text:p>
          </table:table-cell>
          <table:table-cell office:value-type="float" office:value="86252">
            <text:p>8625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0628">
            <text:p>280628</text:p>
          </table:table-cell>
          <table:table-cell office:value-type="float" office:value="916323">
            <text:p>916323</text:p>
          </table:table-cell>
          <table:table-cell office:value-type="float" office:value="325820">
            <text:p>325820</text:p>
          </table:table-cell>
          <table:table-cell office:value-type="float" office:value="27.1736">
            <text:p>27.1736</text:p>
          </table:table-cell>
          <table:table-cell office:value-type="float" office:value="0">
            <text:p>0</text:p>
          </table:table-cell>
          <table:table-cell office:value-type="float" office:value="16290">
            <text:p>16290</text:p>
          </table:table-cell>
          <table:table-cell office:value-type="float" office:value="59179">
            <text:p>59179</text:p>
          </table:table-cell>
          <table:table-cell office:value-type="float" office:value="29556">
            <text:p>29556</text:p>
          </table:table-cell>
          <table:table-cell office:value-type="float" office:value="2.19996">
            <text:p>2.19996</text:p>
          </table:table-cell>
          <table:table-cell office:value-type="float" office:value="0">
            <text:p>0</text:p>
          </table:table-cell>
          <table:table-cell table:style-name="cellBest" office:value-type="float" office:value="287">
            <text:p>287</text:p>
          </table:table-cell>
          <table:table-cell table:style-name="cellBest" office:value-type="float" office:value="3306">
            <text:p>3306</text:p>
          </table:table-cell>
          <table:table-cell office:value-type="float" office:value="2868">
            <text:p>2868</text:p>
          </table:table-cell>
          <table:table-cell office:value-type="float" office:value="3.39903">
            <text:p>3.39903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6192">
            <text:p>6192</text:p>
          </table:table-cell>
          <table:table-cell office:value-type="float" office:value="4028">
            <text:p>4028</text:p>
          </table:table-cell>
          <table:table-cell table:style-name="cellBest" office:value-type="float" office:value="1.56593">
            <text:p>1.56593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6003">
            <text:p>6003</text:p>
          </table:table-cell>
          <table:table-cell office:value-type="float" office:value="2679">
            <text:p>2679</text:p>
          </table:table-cell>
          <table:table-cell office:value-type="float" office:value="3.07669">
            <text:p>3.07669</text:p>
          </table:table-cell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office:value-type="float" office:value="24663">
            <text:p>24663</text:p>
          </table:table-cell>
          <table:table-cell office:value-type="float" office:value="3493">
            <text:p>3493</text:p>
          </table:table-cell>
          <table:table-cell office:value-type="float" office:value="10.8557">
            <text:p>10.8557</text:p>
          </table:table-cell>
          <table:table-cell office:value-type="float" office:value="0">
            <text:p>0</text:p>
          </table:table-cell>
          <table:table-cell office:value-type="float" office:value="11131">
            <text:p>11131</text:p>
          </table:table-cell>
          <table:table-cell office:value-type="float" office:value="52384">
            <text:p>52384</text:p>
          </table:table-cell>
          <table:table-cell office:value-type="float" office:value="12018">
            <text:p>12018</text:p>
          </table:table-cell>
          <table:table-cell office:value-type="float" office:value="31.8217">
            <text:p>31.8217</text:p>
          </table:table-cell>
          <table:table-cell office:value-type="float" office:value="0">
            <text:p>0</text:p>
          </table:table-cell>
          <table:table-cell office:value-type="float" office:value="32520">
            <text:p>32520</text:p>
          </table:table-cell>
          <table:table-cell office:value-type="float" office:value="219345">
            <text:p>219345</text:p>
          </table:table-cell>
          <table:table-cell office:value-type="float" office:value="25140">
            <text:p>2514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48796">
            <text:p>48796</text:p>
          </table:table-cell>
          <table:table-cell table:number-columns-repeated="2" office:value-type="float" office:value="89145">
            <text:p>89145</text:p>
          </table:table-cell>
          <table:table-cell office:value-type="float" office:value="106.375">
            <text:p>106.375</text:p>
          </table:table-cell>
          <table:table-cell office:value-type="float" office:value="0">
            <text:p>0</text:p>
          </table:table-cell>
          <table:table-cell office:value-type="float" office:value="65915">
            <text:p>65915</text:p>
          </table:table-cell>
          <table:table-cell office:value-type="float" office:value="3342842">
            <text:p>3342842</text:p>
          </table:table-cell>
          <table:table-cell office:value-type="float" office:value="0">
            <text:p>0</text:p>
          </table:table-cell>
          <table:table-cell office:value-type="float" office:value="466.525">
            <text:p>466.525</text:p>
          </table:table-cell>
          <table:table-cell office:value-type="float" office:value="0">
            <text:p>0</text:p>
          </table:table-cell>
          <table:table-cell office:value-type="float" office:value="153493">
            <text:p>153493</text:p>
          </table:table-cell>
          <table:table-cell office:value-type="float" office:value="479509">
            <text:p>479509</text:p>
          </table:table-cell>
          <table:table-cell office:value-type="float" office:value="209848">
            <text:p>209848</text:p>
          </table:table-cell>
          <table:table-cell office:value-type="float" office:value="21.8034">
            <text:p>21.8034</text:p>
          </table:table-cell>
          <table:table-cell office:value-type="float" office:value="0">
            <text:p>0</text:p>
          </table:table-cell>
          <table:table-cell office:value-type="float" office:value="18553">
            <text:p>18553</text:p>
          </table:table-cell>
          <table:table-cell office:value-type="float" office:value="108624">
            <text:p>108624</text:p>
          </table:table-cell>
          <table:table-cell office:value-type="float" office:value="22207">
            <text:p>2220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0800">
            <text:p>160800</text:p>
          </table:table-cell>
          <table:table-cell table:number-columns-repeated="2" office:value-type="float" office:value="235782">
            <text:p>235782</text:p>
          </table:table-cell>
          <table:table-cell office:value-type="float" office:value="379.722">
            <text:p>379.722</text:p>
          </table:table-cell>
          <table:table-cell office:value-type="float" office:value="0">
            <text:p>0</text:p>
          </table:table-cell>
          <table:table-cell office:value-type="float" office:value="201735">
            <text:p>201735</text:p>
          </table:table-cell>
          <table:table-cell office:value-type="float" office:value="1136218">
            <text:p>1136218</text:p>
          </table:table-cell>
          <table:table-cell office:value-type="float" office:value="177782">
            <text:p>177782</text:p>
          </table:table-cell>
          <table:table-cell office:value-type="float" office:value="13.8824">
            <text:p>13.8824</text:p>
          </table:table-cell>
          <table:table-cell office:value-type="float" office:value="0">
            <text:p>0</text:p>
          </table:table-cell>
          <table:table-cell office:value-type="float" office:value="12437">
            <text:p>12437</text:p>
          </table:table-cell>
          <table:table-cell office:value-type="float" office:value="124111">
            <text:p>124111</text:p>
          </table:table-cell>
          <table:table-cell office:value-type="float" office:value="10444">
            <text:p>1044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70428">
            <text:p>170428</text:p>
          </table:table-cell>
          <table:table-cell office:value-type="float" office:value="256854">
            <text:p>256854</text:p>
          </table:table-cell>
          <table:table-cell office:value-type="float" office:value="226744">
            <text:p>226744</text:p>
          </table:table-cell>
          <table:table-cell office:value-type="float" office:value="248.363">
            <text:p>248.363</text:p>
          </table:table-cell>
          <table:table-cell office:value-type="float" office:value="0">
            <text:p>0</text:p>
          </table:table-cell>
          <table:table-cell office:value-type="float" office:value="161372">
            <text:p>161372</text:p>
          </table:table-cell>
          <table:table-cell office:value-type="float" office:value="467502">
            <text:p>467502</text:p>
          </table:table-cell>
          <table:table-cell office:value-type="float" office:value="116978">
            <text:p>116978</text:p>
          </table:table-cell>
          <table:table-cell office:value-type="float" office:value="218.108">
            <text:p>218.108</text:p>
          </table:table-cell>
          <table:table-cell office:value-type="float" office:value="0">
            <text:p>0</text:p>
          </table:table-cell>
          <table:table-cell office:value-type="float" office:value="118504">
            <text:p>118504</text:p>
          </table:table-cell>
          <table:table-cell office:value-type="float" office:value="1330989">
            <text:p>1330989</text:p>
          </table:table-cell>
          <table:table-cell office:value-type="float" office:value="45201">
            <text:p>4520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74712">
            <text:p>374712</text:p>
          </table:table-cell>
          <table:table-cell office:value-type="float" office:value="2856364">
            <text:p>2856364</text:p>
          </table:table-cell>
          <table:table-cell office:value-type="float" office:value="185630">
            <text:p>185630</text:p>
          </table:table-cell>
          <table:table-cell office:value-type="float" office:value="44.0606">
            <text:p>44.0606</text:p>
          </table:table-cell>
          <table:table-cell office:value-type="float" office:value="0">
            <text:p>0</text:p>
          </table:table-cell>
          <table:table-cell office:value-type="float" office:value="27930">
            <text:p>27930</text:p>
          </table:table-cell>
          <table:table-cell office:value-type="float" office:value="114296">
            <text:p>114296</text:p>
          </table:table-cell>
          <table:table-cell office:value-type="float" office:value="48737">
            <text:p>48737</text:p>
          </table:table-cell>
          <table:table-cell office:value-type="float" office:value="10.7544">
            <text:p>10.7544</text:p>
          </table:table-cell>
          <table:table-cell office:value-type="float" office:value="0">
            <text:p>0</text:p>
          </table:table-cell>
          <table:table-cell office:value-type="float" office:value="8619">
            <text:p>8619</text:p>
          </table:table-cell>
          <table:table-cell office:value-type="float" office:value="38146">
            <text:p>38146</text:p>
          </table:table-cell>
          <table:table-cell office:value-type="float" office:value="22746">
            <text:p>22746</text:p>
          </table:table-cell>
          <table:table-cell office:value-type="float" office:value="40.6922">
            <text:p>40.6922</text:p>
          </table:table-cell>
          <table:table-cell office:value-type="float" office:value="0">
            <text:p>0</text:p>
          </table:table-cell>
          <table:table-cell office:value-type="float" office:value="21636">
            <text:p>21636</text:p>
          </table:table-cell>
          <table:table-cell office:value-type="float" office:value="53957">
            <text:p>53957</text:p>
          </table:table-cell>
          <table:table-cell office:value-type="float" office:value="46493">
            <text:p>4649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58944">
            <text:p>358944</text:p>
          </table:table-cell>
          <table:table-cell office:value-type="float" office:value="759219">
            <text:p>759219</text:p>
          </table:table-cell>
          <table:table-cell office:value-type="float" office:value="700420">
            <text:p>700420</text:p>
          </table:table-cell>
          <table:table-cell office:value-type="float" office:value="101.032">
            <text:p>101.032</text:p>
          </table:table-cell>
          <table:table-cell office:value-type="float" office:value="0">
            <text:p>0</text:p>
          </table:table-cell>
          <table:table-cell office:value-type="float" office:value="100071">
            <text:p>100071</text:p>
          </table:table-cell>
          <table:table-cell office:value-type="float" office:value="433594">
            <text:p>433594</text:p>
          </table:table-cell>
          <table:table-cell office:value-type="float" office:value="36810">
            <text:p>3681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65414">
            <text:p>365414</text:p>
          </table:table-cell>
          <table:table-cell office:value-type="float" office:value="1358239">
            <text:p>1358239</text:p>
          </table:table-cell>
          <table:table-cell office:value-type="float" office:value="83043">
            <text:p>83043</text:p>
          </table:table-cell>
          <table:table-cell office:value-type="float" office:value="2.79021">
            <text:p>2.79021</text:p>
          </table:table-cell>
          <table:table-cell office:value-type="float" office:value="0">
            <text:p>0</text:p>
          </table:table-cell>
          <table:table-cell office:value-type="float" office:value="1311">
            <text:p>1311</text:p>
          </table:table-cell>
          <table:table-cell office:value-type="float" office:value="20272">
            <text:p>20272</text:p>
          </table:table-cell>
          <table:table-cell office:value-type="float" office:value="11190">
            <text:p>11190</text:p>
          </table:table-cell>
          <table:table-cell office:value-type="float" office:value="2.99371">
            <text:p>2.99371</text:p>
          </table:table-cell>
          <table:table-cell office:value-type="float" office:value="0">
            <text:p>0</text:p>
          </table:table-cell>
          <table:table-cell office:value-type="float" office:value="1311">
            <text:p>1311</text:p>
          </table:table-cell>
          <table:table-cell office:value-type="float" office:value="20272">
            <text:p>20272</text:p>
          </table:table-cell>
          <table:table-cell office:value-type="float" office:value="11190">
            <text:p>1119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74636">
            <text:p>374636</text:p>
          </table:table-cell>
          <table:table-cell table:number-columns-repeated="2" office:value-type="float" office:value="750513">
            <text:p>750513</text:p>
          </table:table-cell>
          <table:table-cell office:value-type="float" office:value="9.31803">
            <text:p>9.31803</text:p>
          </table:table-cell>
          <table:table-cell office:value-type="float" office:value="0">
            <text:p>0</text:p>
          </table:table-cell>
          <table:table-cell office:value-type="float" office:value="6541">
            <text:p>6541</text:p>
          </table:table-cell>
          <table:table-cell office:value-type="float" office:value="62123">
            <text:p>62123</text:p>
          </table:table-cell>
          <table:table-cell office:value-type="float" office:value="0">
            <text:p>0</text:p>
          </table:table-cell>
          <table:table-cell office:value-type="float" office:value="418.901">
            <text:p>418.901</text:p>
          </table:table-cell>
          <table:table-cell office:value-type="float" office:value="0">
            <text:p>0</text:p>
          </table:table-cell>
          <table:table-cell office:value-type="float" office:value="309636">
            <text:p>309636</text:p>
          </table:table-cell>
          <table:table-cell office:value-type="float" office:value="566961">
            <text:p>566961</text:p>
          </table:table-cell>
          <table:table-cell office:value-type="float" office:value="546076">
            <text:p>54607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483563">
            <text:p>483563</text:p>
          </table:table-cell>
          <table:table-cell office:value-type="float" office:value="1842720">
            <text:p>1842720</text:p>
          </table:table-cell>
          <table:table-cell office:value-type="float" office:value="161320">
            <text:p>161320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2420">
            <text:p>172420</text:p>
          </table:table-cell>
          <table:table-cell table:number-columns-repeated="2" office:value-type="float" office:value="5870368">
            <text:p>5870368</text:p>
          </table:table-cell>
          <table:table-cell office:value-type="float" office:value="16.6471">
            <text:p>16.6471</text:p>
          </table:table-cell>
          <table:table-cell office:value-type="float" office:value="0">
            <text:p>0</text:p>
          </table:table-cell>
          <table:table-cell office:value-type="float" office:value="13379">
            <text:p>13379</text:p>
          </table:table-cell>
          <table:table-cell office:value-type="float" office:value="81091">
            <text:p>81091</text:p>
          </table:table-cell>
          <table:table-cell office:value-type="float" office:value="35780">
            <text:p>3578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445598">
            <text:p>445598</text:p>
          </table:table-cell>
          <table:table-cell office:value-type="float" office:value="1537457">
            <text:p>1537457</text:p>
          </table:table-cell>
          <table:table-cell office:value-type="float" office:value="117744">
            <text:p>11774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40029">
            <text:p>240029</text:p>
          </table:table-cell>
          <table:table-cell office:value-type="float" office:value="395377">
            <text:p>395377</text:p>
          </table:table-cell>
          <table:table-cell office:value-type="float" office:value="374645">
            <text:p>374645</text:p>
          </table:table-cell>
          <table:table-cell table:formula="of:=MI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 office:value="1.56593">
            <text:p>1.56593</text:p>
          </table:table-cell>
          <table:table-cell table:formula="of:=MI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 office:value="0">
            <text:p>0</text:p>
          </table:table-cell>
          <table:table-cell table:formula="of:=MI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 office:value="287">
            <text:p>287</text:p>
          </table:table-cell>
          <table:table-cell table:formula="of:=MI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 office:value="3306">
            <text:p>3306</text:p>
          </table:table-cell>
          <table:table-cell table:formula="of:=MI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 office:value="0">
            <text:p>0</text:p>
          </table:table-cell>
          <table:table-cell table:formula="of:=MEDIAN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 office:value="232.421">
            <text:p>232.421</text:p>
          </table:table-cell>
          <table:table-cell table:formula="of:=MEDIAN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 office:value="0">
            <text:p>0</text:p>
          </table:table-cell>
          <table:table-cell table:formula="of:=MEDIAN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 office:value="118504">
            <text:p>118504</text:p>
          </table:table-cell>
          <table:table-cell table:formula="of:=MEDIAN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 office:value="395377">
            <text:p>395377</text:p>
          </table:table-cell>
          <table:table-cell table:formula="of:=MEDIAN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 office:value="45847">
            <text:p>45847</text:p>
          </table:table-cell>
          <table:table-cell table:formula="of:=MAX([.$B16];[.$F16];[.$K16];[.$P16];[.$U16];[.$Z16];[.$AE16];[.$AJ16];[.$AO16];[.$AT16];[.$AY16];[.$BD16];[.$BI16];[.$BN16];[.$BS16];[.$BX16];[.$CC16];[.$CH16];[.$CM16];[.$CR16];[.$CW16];[.$DB16];[.$DG16];[.$DL16];[.$DQ16];[.$DV16];[.$EA16];[.$EF16];[.$EK16];[.$EP16];[.$EU16];[.$EZ16];[.$FE16];[.$FJ16];[.$FO16];[.$FT16];[.$FY16];[.$GD16];[.$GI16];[.$GN16];[.$GS16])" office:value-type="float" office:value="600">
            <text:p>600</text:p>
          </table:table-cell>
          <table:table-cell table:formula="of:=MAX([.$C16];[.$G16];[.$L16];[.$Q16];[.$V16];[.$AA16];[.$AF16];[.$AK16];[.$AP16];[.$AU16];[.$AZ16];[.$BE16];[.$BJ16];[.$BO16];[.$BT16];[.$BY16];[.$CD16];[.$CI16];[.$CN16];[.$CS16];[.$CX16];[.$DC16];[.$DH16];[.$DM16];[.$DR16];[.$DW16];[.$EB16];[.$EG16];[.$EL16];[.$EQ16];[.$EV16];[.$FA16];[.$FF16];[.$FK16];[.$FP16];[.$FU16];[.$FZ16];[.$GE16];[.$GJ16];[.$GO16];[.$GT16])" office:value-type="float" office:value="1">
            <text:p>1</text:p>
          </table:table-cell>
          <table:table-cell table:formula="of:=MAX([.$D16];[.$H16];[.$M16];[.$R16];[.$W16];[.$AB16];[.$AG16];[.$AL16];[.$AQ16];[.$AV16];[.$BA16];[.$BF16];[.$BK16];[.$BP16];[.$BU16];[.$BZ16];[.$CE16];[.$CJ16];[.$CO16];[.$CT16];[.$CY16];[.$DD16];[.$DI16];[.$DN16];[.$DS16];[.$DX16];[.$EC16];[.$EH16];[.$EM16];[.$ER16];[.$EW16];[.$FB16];[.$FG16];[.$FL16];[.$FQ16];[.$FV16];[.$GA16];[.$GF16];[.$GK16];[.$GP16];[.$GU16])" office:value-type="float" office:value="483563">
            <text:p>483563</text:p>
          </table:table-cell>
          <table:table-cell table:formula="of:=MAX([.$E16];[.$I16];[.$N16];[.$S16];[.$X16];[.$AC16];[.$AH16];[.$AM16];[.$AR16];[.$AW16];[.$BB16];[.$BG16];[.$BL16];[.$BQ16];[.$BV16];[.$CA16];[.$CF16];[.$CK16];[.$CP16];[.$CU16];[.$CZ16];[.$DE16];[.$DJ16];[.$DO16];[.$DT16];[.$DY16];[.$ED16];[.$EI16];[.$EN16];[.$ES16];[.$EX16];[.$FC16];[.$FH16];[.$FM16];[.$FR16];[.$FW16];[.$GB16];[.$GG16];[.$GL16];[.$GQ16];[.$GV16])" office:value-type="float" office:value="5870368">
            <text:p>5870368</text:p>
          </table:table-cell>
          <table:table-cell table:formula="of:=MAX([.$J16];[.$O16];[.$T16];[.$Y16];[.$AD16];[.$AI16];[.$AN16];[.$AS16];[.$AX16];[.$BC16];[.$BH16];[.$BM16];[.$BR16];[.$BW16];[.$CB16];[.$CG16];[.$CL16];[.$CQ16];[.$CV16];[.$DA16];[.$DF16];[.$DK16];[.$DP16];[.$DU16];[.$DZ16];[.$EE16];[.$EJ16];[.$EO16];[.$ET16];[.$EY16];[.$FD16];[.$FI16];[.$FN16];[.$FS16];[.$FX16];[.$GC16];[.$GH16];[.$GM16];[.$GR16];[.$GW16])" office:value-type="float" office:value="5870368">
            <text:p>5870368</text:p>
          </table:table-cell>
          <table:table-cell table:number-columns-repeated="804"/>
        </table:table-row>
        <table:table-row table:style-name="ro1">
          <table:table-cell office:value-type="string">
            <text:p>./laby_16_16_09.lp</text:p>
          </table:table-cell>
          <table:table-cell office:value-type="float" office:value="2.93746">
            <text:p>2.93746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6596">
            <text:p>6596</text:p>
          </table:table-cell>
          <table:table-cell office:value-type="float" office:value="2.70383">
            <text:p>2.70383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6596">
            <text:p>6596</text:p>
          </table:table-cell>
          <table:table-cell office:value-type="float" office:value="0">
            <text:p>0</text:p>
          </table:table-cell>
          <table:table-cell office:value-type="float" office:value="2.62427">
            <text:p>2.62427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6596">
            <text:p>6596</text:p>
          </table:table-cell>
          <table:table-cell office:value-type="float" office:value="0">
            <text:p>0</text:p>
          </table:table-cell>
          <table:table-cell office:value-type="float" office:value="2.9533">
            <text:p>2.9533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6596">
            <text:p>6596</text:p>
          </table:table-cell>
          <table:table-cell office:value-type="float" office:value="3041">
            <text:p>3041</text:p>
          </table:table-cell>
          <table:table-cell office:value-type="float" office:value="1.63644">
            <text:p>1.63644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6085">
            <text:p>6085</text:p>
          </table:table-cell>
          <table:table-cell office:value-type="float" office:value="2670">
            <text:p>2670</text:p>
          </table:table-cell>
          <table:table-cell office:value-type="float" office:value="5.85973">
            <text:p>5.85973</text:p>
          </table:table-cell>
          <table:table-cell office:value-type="float" office:value="0">
            <text:p>0</text:p>
          </table:table-cell>
          <table:table-cell office:value-type="float" office:value="2672">
            <text:p>2672</text:p>
          </table:table-cell>
          <table:table-cell office:value-type="float" office:value="7382">
            <text:p>7382</text:p>
          </table:table-cell>
          <table:table-cell office:value-type="float" office:value="1682">
            <text:p>1682</text:p>
          </table:table-cell>
          <table:table-cell office:value-type="float" office:value="1.31169">
            <text:p>1.31169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886">
            <text:p>1886</text:p>
          </table:table-cell>
          <table:table-cell office:value-type="float" office:value="1876">
            <text:p>1876</text:p>
          </table:table-cell>
          <table:table-cell office:value-type="float" office:value="3.5802">
            <text:p>3.5802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float" office:value="8652">
            <text:p>8652</text:p>
          </table:table-cell>
          <table:table-cell office:value-type="float" office:value="4190">
            <text:p>4190</text:p>
          </table:table-cell>
          <table:table-cell office:value-type="float" office:value="2.67034">
            <text:p>2.67034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15456">
            <text:p>15456</text:p>
          </table:table-cell>
          <table:table-cell office:value-type="float" office:value="3832">
            <text:p>3832</text:p>
          </table:table-cell>
          <table:table-cell office:value-type="float" office:value="6.25851">
            <text:p>6.25851</text:p>
          </table:table-cell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float" office:value="72033">
            <text:p>72033</text:p>
          </table:table-cell>
          <table:table-cell office:value-type="float" office:value="7675">
            <text:p>7675</text:p>
          </table:table-cell>
          <table:table-cell office:value-type="float" office:value="13.1454">
            <text:p>13.1454</text:p>
          </table:table-cell>
          <table:table-cell office:value-type="float" office:value="0">
            <text:p>0</text:p>
          </table:table-cell>
          <table:table-cell office:value-type="float" office:value="16678">
            <text:p>16678</text:p>
          </table:table-cell>
          <table:table-cell office:value-type="float" office:value="159784">
            <text:p>159784</text:p>
          </table:table-cell>
          <table:table-cell office:value-type="float" office:value="11379">
            <text:p>11379</text:p>
          </table:table-cell>
          <table:table-cell office:value-type="float" office:value="193.642">
            <text:p>193.642</text:p>
          </table:table-cell>
          <table:table-cell office:value-type="float" office:value="0">
            <text:p>0</text:p>
          </table:table-cell>
          <table:table-cell office:value-type="float" office:value="148968">
            <text:p>148968</text:p>
          </table:table-cell>
          <table:table-cell office:value-type="float" office:value="690046">
            <text:p>690046</text:p>
          </table:table-cell>
          <table:table-cell office:value-type="float" office:value="87984">
            <text:p>87984</text:p>
          </table:table-cell>
          <table:table-cell office:value-type="float" office:value="44.138">
            <text:p>44.138</text:p>
          </table:table-cell>
          <table:table-cell office:value-type="float" office:value="0">
            <text:p>0</text:p>
          </table:table-cell>
          <table:table-cell office:value-type="float" office:value="33716">
            <text:p>33716</text:p>
          </table:table-cell>
          <table:table-cell office:value-type="float" office:value="268264">
            <text:p>268264</text:p>
          </table:table-cell>
          <table:table-cell office:value-type="float" office:value="30906">
            <text:p>30906</text:p>
          </table:table-cell>
          <table:table-cell office:value-type="float" office:value="1.36054">
            <text:p>1.36054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875">
            <text:p>1875</text:p>
          </table:table-cell>
          <table:table-cell office:value-type="float" office:value="1868">
            <text:p>1868</text:p>
          </table:table-cell>
          <table:table-cell office:value-type="float" office:value="1.38279">
            <text:p>1.38279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style-name="cellBest" office:value-type="float" office:value="1870">
            <text:p>1870</text:p>
          </table:table-cell>
          <table:table-cell office:value-type="float" office:value="1870">
            <text:p>1870</text:p>
          </table:table-cell>
          <table:table-cell office:value-type="float" office:value="5.22095">
            <text:p>5.22095</text:p>
          </table:table-cell>
          <table:table-cell office:value-type="float" office:value="0">
            <text:p>0</text:p>
          </table:table-cell>
          <table:table-cell office:value-type="float" office:value="3511">
            <text:p>3511</text:p>
          </table:table-cell>
          <table:table-cell office:value-type="float" office:value="96566">
            <text:p>96566</text:p>
          </table:table-cell>
          <table:table-cell office:value-type="float" office:value="0">
            <text:p>0</text:p>
          </table:table-cell>
          <table:table-cell office:value-type="float" office:value="8.22287">
            <text:p>8.22287</text:p>
          </table:table-cell>
          <table:table-cell office:value-type="float" office:value="0">
            <text:p>0</text:p>
          </table:table-cell>
          <table:table-cell office:value-type="float" office:value="2875">
            <text:p>2875</text:p>
          </table:table-cell>
          <table:table-cell office:value-type="float" office:value="205609">
            <text:p>205609</text:p>
          </table:table-cell>
          <table:table-cell office:value-type="float" office:value="7499">
            <text:p>7499</text:p>
          </table:table-cell>
          <table:table-cell table:style-name="cellBest" office:value-type="float" office:value="1.04363">
            <text:p>1.04363</text:p>
          </table:table-cell>
          <table:table-cell office:value-type="float" office:value="0">
            <text:p>0</text:p>
          </table:table-cell>
          <table:table-cell table:style-name="cellBest" office:value-type="float" office:value="44">
            <text:p>44</text:p>
          </table:table-cell>
          <table:table-cell office:value-type="float" office:value="2838">
            <text:p>2838</text:p>
          </table:table-cell>
          <table:table-cell office:value-type="float" office:value="2835">
            <text:p>2835</text:p>
          </table:table-cell>
          <table:table-cell office:value-type="float" office:value="12.0127">
            <text:p>12.0127</text:p>
          </table:table-cell>
          <table:table-cell office:value-type="float" office:value="0">
            <text:p>0</text:p>
          </table:table-cell>
          <table:table-cell office:value-type="float" office:value="2208">
            <text:p>2208</text:p>
          </table:table-cell>
          <table:table-cell table:number-columns-repeated="2" office:value-type="float" office:value="11616">
            <text:p>11616</text:p>
          </table:table-cell>
          <table:table-cell office:value-type="float" office:value="8.70701">
            <text:p>8.70701</text:p>
          </table:table-cell>
          <table:table-cell office:value-type="float" office:value="0">
            <text:p>0</text:p>
          </table:table-cell>
          <table:table-cell office:value-type="float" office:value="3254">
            <text:p>3254</text:p>
          </table:table-cell>
          <table:table-cell office:value-type="float" office:value="348922">
            <text:p>348922</text:p>
          </table:table-cell>
          <table:table-cell office:value-type="float" office:value="8065">
            <text:p>8065</text:p>
          </table:table-cell>
          <table:table-cell office:value-type="float" office:value="3.78805">
            <text:p>3.78805</text:p>
          </table:table-cell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office:value-type="float" office:value="29786">
            <text:p>29786</text:p>
          </table:table-cell>
          <table:table-cell office:value-type="float" office:value="6093">
            <text:p>6093</text:p>
          </table:table-cell>
          <table:table-cell office:value-type="float" office:value="195.698">
            <text:p>195.698</text:p>
          </table:table-cell>
          <table:table-cell office:value-type="float" office:value="0">
            <text:p>0</text:p>
          </table:table-cell>
          <table:table-cell office:value-type="float" office:value="49923">
            <text:p>49923</text:p>
          </table:table-cell>
          <table:table-cell office:value-type="float" office:value="77844">
            <text:p>77844</text:p>
          </table:table-cell>
          <table:table-cell office:value-type="float" office:value="66687">
            <text:p>66687</text:p>
          </table:table-cell>
          <table:table-cell office:value-type="float" office:value="2.62272">
            <text:p>2.62272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6596">
            <text:p>6596</text:p>
          </table:table-cell>
          <table:table-cell office:value-type="float" office:value="3041">
            <text:p>3041</text:p>
          </table:table-cell>
          <table:table-cell office:value-type="float" office:value="3.91047">
            <text:p>3.91047</text:p>
          </table:table-cell>
          <table:table-cell office:value-type="float" office:value="0">
            <text:p>0</text:p>
          </table:table-cell>
          <table:table-cell office:value-type="float" office:value="2267">
            <text:p>2267</text:p>
          </table:table-cell>
          <table:table-cell office:value-type="float" office:value="15661">
            <text:p>15661</text:p>
          </table:table-cell>
          <table:table-cell office:value-type="float" office:value="1927">
            <text:p>1927</text:p>
          </table:table-cell>
          <table:table-cell office:value-type="float" office:value="2.74133">
            <text:p>2.74133</text:p>
          </table:table-cell>
          <table:table-cell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64212">
            <text:p>64212</text:p>
          </table:table-cell>
          <table:table-cell office:value-type="float" office:value="6245">
            <text:p>6245</text:p>
          </table:table-cell>
          <table:table-cell office:value-type="float" office:value="54.9472">
            <text:p>54.9472</text:p>
          </table:table-cell>
          <table:table-cell office:value-type="float" office:value="0">
            <text:p>0</text:p>
          </table:table-cell>
          <table:table-cell office:value-type="float" office:value="35173">
            <text:p>35173</text:p>
          </table:table-cell>
          <table:table-cell office:value-type="float" office:value="113641">
            <text:p>113641</text:p>
          </table:table-cell>
          <table:table-cell office:value-type="float" office:value="57080">
            <text:p>57080</text:p>
          </table:table-cell>
          <table:table-cell office:value-type="float" office:value="8.38092">
            <text:p>8.38092</text:p>
          </table:table-cell>
          <table:table-cell office:value-type="float" office:value="0">
            <text:p>0</text:p>
          </table:table-cell>
          <table:table-cell office:value-type="float" office:value="6999">
            <text:p>6999</text:p>
          </table:table-cell>
          <table:table-cell office:value-type="float" office:value="69431">
            <text:p>69431</text:p>
          </table:table-cell>
          <table:table-cell office:value-type="float" office:value="41535">
            <text:p>41535</text:p>
          </table:table-cell>
          <table:table-cell office:value-type="float" office:value="57.7366">
            <text:p>57.7366</text:p>
          </table:table-cell>
          <table:table-cell office:value-type="float" office:value="0">
            <text:p>0</text:p>
          </table:table-cell>
          <table:table-cell office:value-type="float" office:value="32098">
            <text:p>32098</text:p>
          </table:table-cell>
          <table:table-cell office:value-type="float" office:value="98158">
            <text:p>98158</text:p>
          </table:table-cell>
          <table:table-cell office:value-type="float" office:value="76774">
            <text:p>76774</text:p>
          </table:table-cell>
          <table:table-cell office:value-type="float" office:value="2.9761">
            <text:p>2.9761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6185">
            <text:p>6185</text:p>
          </table:table-cell>
          <table:table-cell office:value-type="float" office:value="3904">
            <text:p>3904</text:p>
          </table:table-cell>
          <table:table-cell office:value-type="float" office:value="15.1102">
            <text:p>15.1102</text:p>
          </table:table-cell>
          <table:table-cell office:value-type="float" office:value="0">
            <text:p>0</text:p>
          </table:table-cell>
          <table:table-cell office:value-type="float" office:value="12260">
            <text:p>12260</text:p>
          </table:table-cell>
          <table:table-cell office:value-type="float" office:value="61568">
            <text:p>61568</text:p>
          </table:table-cell>
          <table:table-cell office:value-type="float" office:value="12937">
            <text:p>12937</text:p>
          </table:table-cell>
          <table:table-cell office:value-type="float" office:value="1.77311">
            <text:p>1.77311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924">
            <text:p>6924</text:p>
          </table:table-cell>
          <table:table-cell office:value-type="float" office:value="5219">
            <text:p>5219</text:p>
          </table:table-cell>
          <table:table-cell office:value-type="float" office:value="11.6158">
            <text:p>11.6158</text:p>
          </table:table-cell>
          <table:table-cell office:value-type="float" office:value="0">
            <text:p>0</text:p>
          </table:table-cell>
          <table:table-cell office:value-type="float" office:value="9911">
            <text:p>9911</text:p>
          </table:table-cell>
          <table:table-cell office:value-type="float" office:value="50549">
            <text:p>50549</text:p>
          </table:table-cell>
          <table:table-cell office:value-type="float" office:value="8591">
            <text:p>8591</text:p>
          </table:table-cell>
          <table:table-cell office:value-type="float" office:value="11.8607">
            <text:p>11.8607</text:p>
          </table:table-cell>
          <table:table-cell office:value-type="float" office:value="0">
            <text:p>0</text:p>
          </table:table-cell>
          <table:table-cell office:value-type="float" office:value="9911">
            <text:p>9911</text:p>
          </table:table-cell>
          <table:table-cell office:value-type="float" office:value="50549">
            <text:p>50549</text:p>
          </table:table-cell>
          <table:table-cell office:value-type="float" office:value="8591">
            <text:p>8591</text:p>
          </table:table-cell>
          <table:table-cell office:value-type="float" office:value="7.61698">
            <text:p>7.61698</text:p>
          </table:table-cell>
          <table:table-cell office:value-type="float" office:value="0">
            <text:p>0</text:p>
          </table:table-cell>
          <table:table-cell office:value-type="float" office:value="5666">
            <text:p>5666</text:p>
          </table:table-cell>
          <table:table-cell table:number-columns-repeated="2" office:value-type="float" office:value="49553">
            <text:p>49553</text:p>
          </table:table-cell>
          <table:table-cell office:value-type="float" office:value="10.7592">
            <text:p>10.7592</text:p>
          </table:table-cell>
          <table:table-cell office:value-type="float" office:value="0">
            <text:p>0</text:p>
          </table:table-cell>
          <table:table-cell office:value-type="float" office:value="6813">
            <text:p>6813</text:p>
          </table:table-cell>
          <table:table-cell office:value-type="float" office:value="91988">
            <text:p>91988</text:p>
          </table:table-cell>
          <table:table-cell office:value-type="float" office:value="0">
            <text:p>0</text:p>
          </table:table-cell>
          <table:table-cell office:value-type="float" office:value="21.53">
            <text:p>21.53</text:p>
          </table:table-cell>
          <table:table-cell office:value-type="float" office:value="0">
            <text:p>0</text:p>
          </table:table-cell>
          <table:table-cell office:value-type="float" office:value="18756">
            <text:p>18756</text:p>
          </table:table-cell>
          <table:table-cell office:value-type="float" office:value="71534">
            <text:p>71534</text:p>
          </table:table-cell>
          <table:table-cell office:value-type="float" office:value="58871">
            <text:p>58871</text:p>
          </table:table-cell>
          <table:table-cell office:value-type="float" office:value="6.0203">
            <text:p>6.0203</text:p>
          </table:table-cell>
          <table:table-cell office:value-type="float" office:value="0">
            <text:p>0</text:p>
          </table:table-cell>
          <table:table-cell office:value-type="float" office:value="4144">
            <text:p>4144</text:p>
          </table:table-cell>
          <table:table-cell office:value-type="float" office:value="78870">
            <text:p>78870</text:p>
          </table:table-cell>
          <table:table-cell office:value-type="float" office:value="58345">
            <text:p>58345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304649">
            <text:p>304649</text:p>
          </table:table-cell>
          <table:table-cell table:number-columns-repeated="2" office:value-type="float" office:value="9536224">
            <text:p>9536224</text:p>
          </table:table-cell>
          <table:table-cell office:value-type="float" office:value="91.6557">
            <text:p>91.6557</text:p>
          </table:table-cell>
          <table:table-cell office:value-type="float" office:value="0">
            <text:p>0</text:p>
          </table:table-cell>
          <table:table-cell office:value-type="float" office:value="90483">
            <text:p>90483</text:p>
          </table:table-cell>
          <table:table-cell office:value-type="float" office:value="347703">
            <text:p>347703</text:p>
          </table:table-cell>
          <table:table-cell office:value-type="float" office:value="207869">
            <text:p>207869</text:p>
          </table:table-cell>
          <table:table-cell office:value-type="float" office:value="2.56545">
            <text:p>2.56545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7577">
            <text:p>17577</text:p>
          </table:table-cell>
          <table:table-cell office:value-type="float" office:value="7654">
            <text:p>7654</text:p>
          </table:table-cell>
          <table:table-cell office:value-type="float" office:value="71.2721">
            <text:p>71.2721</text:p>
          </table:table-cell>
          <table:table-cell office:value-type="float" office:value="0">
            <text:p>0</text:p>
          </table:table-cell>
          <table:table-cell office:value-type="float" office:value="58536">
            <text:p>58536</text:p>
          </table:table-cell>
          <table:table-cell office:value-type="float" office:value="100658">
            <text:p>100658</text:p>
          </table:table-cell>
          <table:table-cell office:value-type="float" office:value="83228">
            <text:p>83228</text:p>
          </table:table-cell>
          <table:table-cell table:formula="of:=MI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 office:value="1.04363">
            <text:p>1.04363</text:p>
          </table:table-cell>
          <table:table-cell table:formula="of:=MI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 office:value="0">
            <text:p>0</text:p>
          </table:table-cell>
          <table:table-cell table:formula="of:=MI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 office:value="44">
            <text:p>44</text:p>
          </table:table-cell>
          <table:table-cell table:formula="of:=MI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 office:value="1870">
            <text:p>1870</text:p>
          </table:table-cell>
          <table:table-cell table:formula="of:=MI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 office:value="0">
            <text:p>0</text:p>
          </table:table-cell>
          <table:table-cell table:formula="of:=MEDIAN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 office:value="6.0203">
            <text:p>6.0203</text:p>
          </table:table-cell>
          <table:table-cell table:formula="of:=MEDIAN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 office:value="0">
            <text:p>0</text:p>
          </table:table-cell>
          <table:table-cell table:formula="of:=MEDIAN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 office:value="2715">
            <text:p>2715</text:p>
          </table:table-cell>
          <table:table-cell table:formula="of:=MEDIAN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 office:value="50549">
            <text:p>50549</text:p>
          </table:table-cell>
          <table:table-cell table:formula="of:=MEDIAN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 office:value="7576.5">
            <text:p>7576.5</text:p>
          </table:table-cell>
          <table:table-cell table:formula="of:=MAX([.$B17];[.$F17];[.$K17];[.$P17];[.$U17];[.$Z17];[.$AE17];[.$AJ17];[.$AO17];[.$AT17];[.$AY17];[.$BD17];[.$BI17];[.$BN17];[.$BS17];[.$BX17];[.$CC17];[.$CH17];[.$CM17];[.$CR17];[.$CW17];[.$DB17];[.$DG17];[.$DL17];[.$DQ17];[.$DV17];[.$EA17];[.$EF17];[.$EK17];[.$EP17];[.$EU17];[.$EZ17];[.$FE17];[.$FJ17];[.$FO17];[.$FT17];[.$FY17];[.$GD17];[.$GI17];[.$GN17];[.$GS17])" office:value-type="float" office:value="600">
            <text:p>600</text:p>
          </table:table-cell>
          <table:table-cell table:formula="of:=MAX([.$C17];[.$G17];[.$L17];[.$Q17];[.$V17];[.$AA17];[.$AF17];[.$AK17];[.$AP17];[.$AU17];[.$AZ17];[.$BE17];[.$BJ17];[.$BO17];[.$BT17];[.$BY17];[.$CD17];[.$CI17];[.$CN17];[.$CS17];[.$CX17];[.$DC17];[.$DH17];[.$DM17];[.$DR17];[.$DW17];[.$EB17];[.$EG17];[.$EL17];[.$EQ17];[.$EV17];[.$FA17];[.$FF17];[.$FK17];[.$FP17];[.$FU17];[.$FZ17];[.$GE17];[.$GJ17];[.$GO17];[.$GT17])" office:value-type="float" office:value="1">
            <text:p>1</text:p>
          </table:table-cell>
          <table:table-cell table:formula="of:=MAX([.$D17];[.$H17];[.$M17];[.$R17];[.$W17];[.$AB17];[.$AG17];[.$AL17];[.$AQ17];[.$AV17];[.$BA17];[.$BF17];[.$BK17];[.$BP17];[.$BU17];[.$BZ17];[.$CE17];[.$CJ17];[.$CO17];[.$CT17];[.$CY17];[.$DD17];[.$DI17];[.$DN17];[.$DS17];[.$DX17];[.$EC17];[.$EH17];[.$EM17];[.$ER17];[.$EW17];[.$FB17];[.$FG17];[.$FL17];[.$FQ17];[.$FV17];[.$GA17];[.$GF17];[.$GK17];[.$GP17];[.$GU17])" office:value-type="float" office:value="304649">
            <text:p>304649</text:p>
          </table:table-cell>
          <table:table-cell table:formula="of:=MAX([.$E17];[.$I17];[.$N17];[.$S17];[.$X17];[.$AC17];[.$AH17];[.$AM17];[.$AR17];[.$AW17];[.$BB17];[.$BG17];[.$BL17];[.$BQ17];[.$BV17];[.$CA17];[.$CF17];[.$CK17];[.$CP17];[.$CU17];[.$CZ17];[.$DE17];[.$DJ17];[.$DO17];[.$DT17];[.$DY17];[.$ED17];[.$EI17];[.$EN17];[.$ES17];[.$EX17];[.$FC17];[.$FH17];[.$FM17];[.$FR17];[.$FW17];[.$GB17];[.$GG17];[.$GL17];[.$GQ17];[.$GV17])" office:value-type="float" office:value="9536224">
            <text:p>9536224</text:p>
          </table:table-cell>
          <table:table-cell table:formula="of:=MAX([.$J17];[.$O17];[.$T17];[.$Y17];[.$AD17];[.$AI17];[.$AN17];[.$AS17];[.$AX17];[.$BC17];[.$BH17];[.$BM17];[.$BR17];[.$BW17];[.$CB17];[.$CG17];[.$CL17];[.$CQ17];[.$CV17];[.$DA17];[.$DF17];[.$DK17];[.$DP17];[.$DU17];[.$DZ17];[.$EE17];[.$EJ17];[.$EO17];[.$ET17];[.$EY17];[.$FD17];[.$FI17];[.$FN17];[.$FS17];[.$FX17];[.$GC17];[.$GH17];[.$GM17];[.$GR17];[.$GW17])" office:value-type="float" office:value="9536224">
            <text:p>9536224</text:p>
          </table:table-cell>
          <table:table-cell table:number-columns-repeated="804"/>
        </table:table-row>
        <table:table-row table:style-name="ro1">
          <table:table-cell office:value-type="string">
            <text:p>./laby_16_16_10.lp</text:p>
          </table:table-cell>
          <table:table-cell office:value-type="float" office:value="22.9783">
            <text:p>22.9783</text:p>
          </table:table-cell>
          <table:table-cell office:value-type="float" office:value="0">
            <text:p>0</text:p>
          </table:table-cell>
          <table:table-cell office:value-type="float" office:value="16511">
            <text:p>16511</text:p>
          </table:table-cell>
          <table:table-cell office:value-type="float" office:value="79497">
            <text:p>79497</text:p>
          </table:table-cell>
          <table:table-cell office:value-type="float" office:value="23.5538">
            <text:p>23.5538</text:p>
          </table:table-cell>
          <table:table-cell office:value-type="float" office:value="0">
            <text:p>0</text:p>
          </table:table-cell>
          <table:table-cell office:value-type="float" office:value="16511">
            <text:p>16511</text:p>
          </table:table-cell>
          <table:table-cell office:value-type="float" office:value="79497">
            <text:p>79497</text:p>
          </table:table-cell>
          <table:table-cell office:value-type="float" office:value="0">
            <text:p>0</text:p>
          </table:table-cell>
          <table:table-cell office:value-type="float" office:value="21.8932">
            <text:p>21.8932</text:p>
          </table:table-cell>
          <table:table-cell office:value-type="float" office:value="0">
            <text:p>0</text:p>
          </table:table-cell>
          <table:table-cell office:value-type="float" office:value="16511">
            <text:p>16511</text:p>
          </table:table-cell>
          <table:table-cell office:value-type="float" office:value="79497">
            <text:p>79497</text:p>
          </table:table-cell>
          <table:table-cell office:value-type="float" office:value="0">
            <text:p>0</text:p>
          </table:table-cell>
          <table:table-cell office:value-type="float" office:value="16.3541">
            <text:p>16.3541</text:p>
          </table:table-cell>
          <table:table-cell office:value-type="float" office:value="0">
            <text:p>0</text:p>
          </table:table-cell>
          <table:table-cell office:value-type="float" office:value="16511">
            <text:p>16511</text:p>
          </table:table-cell>
          <table:table-cell office:value-type="float" office:value="79497">
            <text:p>79497</text:p>
          </table:table-cell>
          <table:table-cell office:value-type="float" office:value="16445">
            <text:p>16445</text:p>
          </table:table-cell>
          <table:table-cell office:value-type="float" office:value="314.075">
            <text:p>314.075</text:p>
          </table:table-cell>
          <table:table-cell office:value-type="float" office:value="0">
            <text:p>0</text:p>
          </table:table-cell>
          <table:table-cell office:value-type="float" office:value="223983">
            <text:p>223983</text:p>
          </table:table-cell>
          <table:table-cell office:value-type="float" office:value="663780">
            <text:p>663780</text:p>
          </table:table-cell>
          <table:table-cell office:value-type="float" office:value="112123">
            <text:p>112123</text:p>
          </table:table-cell>
          <table:table-cell office:value-type="float" office:value="13.6216">
            <text:p>13.6216</text:p>
          </table:table-cell>
          <table:table-cell office:value-type="float" office:value="0">
            <text:p>0</text:p>
          </table:table-cell>
          <table:table-cell office:value-type="float" office:value="8470">
            <text:p>8470</text:p>
          </table:table-cell>
          <table:table-cell office:value-type="float" office:value="44980">
            <text:p>44980</text:p>
          </table:table-cell>
          <table:table-cell office:value-type="float" office:value="3414">
            <text:p>3414</text:p>
          </table:table-cell>
          <table:table-cell office:value-type="float" office:value="57.9951">
            <text:p>57.9951</text:p>
          </table:table-cell>
          <table:table-cell office:value-type="float" office:value="0">
            <text:p>0</text:p>
          </table:table-cell>
          <table:table-cell office:value-type="float" office:value="35417">
            <text:p>35417</text:p>
          </table:table-cell>
          <table:table-cell office:value-type="float" office:value="159645">
            <text:p>159645</text:p>
          </table:table-cell>
          <table:table-cell office:value-type="float" office:value="38419">
            <text:p>38419</text:p>
          </table:table-cell>
          <table:table-cell office:value-type="float" office:value="2.03152">
            <text:p>2.03152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4975">
            <text:p>4975</text:p>
          </table:table-cell>
          <table:table-cell office:value-type="float" office:value="2928">
            <text:p>2928</text:p>
          </table:table-cell>
          <table:table-cell office:value-type="float" office:value="11.4362">
            <text:p>11.4362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office:value-type="float" office:value="127577">
            <text:p>127577</text:p>
          </table:table-cell>
          <table:table-cell office:value-type="float" office:value="13555">
            <text:p>13555</text:p>
          </table:table-cell>
          <table:table-cell office:value-type="float" office:value="4.24849">
            <text:p>4.24849</text:p>
          </table:table-cell>
          <table:table-cell office:value-type="float" office:value="0">
            <text:p>0</text:p>
          </table:table-cell>
          <table:table-cell office:value-type="float" office:value="1722">
            <text:p>1722</text:p>
          </table:table-cell>
          <table:table-cell office:value-type="float" office:value="13982">
            <text:p>13982</text:p>
          </table:table-cell>
          <table:table-cell office:value-type="float" office:value="5455">
            <text:p>5455</text:p>
          </table:table-cell>
          <table:table-cell office:value-type="float" office:value="1.97642">
            <text:p>1.97642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5113">
            <text:p>5113</text:p>
          </table:table-cell>
          <table:table-cell office:value-type="float" office:value="2613">
            <text:p>2613</text:p>
          </table:table-cell>
          <table:table-cell office:value-type="float" office:value="5.36785">
            <text:p>5.36785</text:p>
          </table:table-cell>
          <table:table-cell office:value-type="float" office:value="0">
            <text:p>0</text:p>
          </table:table-cell>
          <table:table-cell office:value-type="float" office:value="3407">
            <text:p>3407</text:p>
          </table:table-cell>
          <table:table-cell office:value-type="float" office:value="18942">
            <text:p>18942</text:p>
          </table:table-cell>
          <table:table-cell office:value-type="float" office:value="5483">
            <text:p>5483</text:p>
          </table:table-cell>
          <table:table-cell office:value-type="float" office:value="13.705">
            <text:p>13.705</text:p>
          </table:table-cell>
          <table:table-cell office:value-type="float" office:value="0">
            <text:p>0</text:p>
          </table:table-cell>
          <table:table-cell office:value-type="float" office:value="11745">
            <text:p>11745</text:p>
          </table:table-cell>
          <table:table-cell office:value-type="float" office:value="43441">
            <text:p>43441</text:p>
          </table:table-cell>
          <table:table-cell office:value-type="float" office:value="13263">
            <text:p>13263</text:p>
          </table:table-cell>
          <table:table-cell office:value-type="float" office:value="1.89852">
            <text:p>1.89852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6463">
            <text:p>6463</text:p>
          </table:table-cell>
          <table:table-cell office:value-type="float" office:value="3025">
            <text:p>3025</text:p>
          </table:table-cell>
          <table:table-cell office:value-type="float" office:value="4.79604">
            <text:p>4.79604</text:p>
          </table:table-cell>
          <table:table-cell office:value-type="float" office:value="0">
            <text:p>0</text:p>
          </table:table-cell>
          <table:table-cell office:value-type="float" office:value="1093">
            <text:p>1093</text:p>
          </table:table-cell>
          <table:table-cell table:number-columns-repeated="2" office:value-type="float" office:value="4468">
            <text:p>4468</text:p>
          </table:table-cell>
          <table:table-cell office:value-type="float" office:value="60.8946">
            <text:p>60.8946</text:p>
          </table:table-cell>
          <table:table-cell office:value-type="float" office:value="0">
            <text:p>0</text:p>
          </table:table-cell>
          <table:table-cell office:value-type="float" office:value="48396">
            <text:p>48396</text:p>
          </table:table-cell>
          <table:table-cell office:value-type="float" office:value="99354">
            <text:p>99354</text:p>
          </table:table-cell>
          <table:table-cell office:value-type="float" office:value="0">
            <text:p>0</text:p>
          </table:table-cell>
          <table:table-cell office:value-type="float" office:value="2.08703">
            <text:p>2.08703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224">
            <text:p>4224</text:p>
          </table:table-cell>
          <table:table-cell office:value-type="float" office:value="2311">
            <text:p>2311</text:p>
          </table:table-cell>
          <table:table-cell office:value-type="float" office:value="2.7955">
            <text:p>2.7955</text:p>
          </table:table-cell>
          <table:table-cell office:value-type="float" office:value="0">
            <text:p>0</text:p>
          </table:table-cell>
          <table:table-cell office:value-type="float" office:value="1654">
            <text:p>1654</text:p>
          </table:table-cell>
          <table:table-cell office:value-type="float" office:value="11005">
            <text:p>11005</text:p>
          </table:table-cell>
          <table:table-cell office:value-type="float" office:value="7691">
            <text:p>7691</text:p>
          </table:table-cell>
          <table:table-cell office:value-type="float" office:value="527.327">
            <text:p>527.327</text:p>
          </table:table-cell>
          <table:table-cell office:value-type="float" office:value="0">
            <text:p>0</text:p>
          </table:table-cell>
          <table:table-cell office:value-type="float" office:value="139965">
            <text:p>139965</text:p>
          </table:table-cell>
          <table:table-cell table:number-columns-repeated="2" office:value-type="float" office:value="218285">
            <text:p>218285</text:p>
          </table:table-cell>
          <table:table-cell office:value-type="float" office:value="3.89287">
            <text:p>3.89287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float" office:value="9328">
            <text:p>9328</text:p>
          </table:table-cell>
          <table:table-cell office:value-type="float" office:value="4476">
            <text:p>4476</text:p>
          </table:table-cell>
          <table:table-cell office:value-type="float" office:value="173.93">
            <text:p>173.93</text:p>
          </table:table-cell>
          <table:table-cell office:value-type="float" office:value="0">
            <text:p>0</text:p>
          </table:table-cell>
          <table:table-cell office:value-type="float" office:value="119124">
            <text:p>119124</text:p>
          </table:table-cell>
          <table:table-cell office:value-type="float" office:value="343771">
            <text:p>343771</text:p>
          </table:table-cell>
          <table:table-cell office:value-type="float" office:value="67555">
            <text:p>6755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07132">
            <text:p>207132</text:p>
          </table:table-cell>
          <table:table-cell office:value-type="float" office:value="283050">
            <text:p>283050</text:p>
          </table:table-cell>
          <table:table-cell office:value-type="float" office:value="261731">
            <text:p>261731</text:p>
          </table:table-cell>
          <table:table-cell office:value-type="float" office:value="18.5312">
            <text:p>18.5312</text:p>
          </table:table-cell>
          <table:table-cell office:value-type="float" office:value="0">
            <text:p>0</text:p>
          </table:table-cell>
          <table:table-cell office:value-type="float" office:value="16511">
            <text:p>16511</text:p>
          </table:table-cell>
          <table:table-cell office:value-type="float" office:value="79497">
            <text:p>79497</text:p>
          </table:table-cell>
          <table:table-cell office:value-type="float" office:value="16445">
            <text:p>16445</text:p>
          </table:table-cell>
          <table:table-cell office:value-type="float" office:value="1.67381">
            <text:p>1.67381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office:value-type="float" office:value="6487">
            <text:p>6487</text:p>
          </table:table-cell>
          <table:table-cell office:value-type="float" office:value="583">
            <text:p>583</text:p>
          </table:table-cell>
          <table:table-cell office:value-type="float" office:value="11.9227">
            <text:p>11.9227</text:p>
          </table:table-cell>
          <table:table-cell office:value-type="float" office:value="0">
            <text:p>0</text:p>
          </table:table-cell>
          <table:table-cell office:value-type="float" office:value="8245">
            <text:p>8245</text:p>
          </table:table-cell>
          <table:table-cell office:value-type="float" office:value="28239">
            <text:p>28239</text:p>
          </table:table-cell>
          <table:table-cell office:value-type="float" office:value="3233">
            <text:p>3233</text:p>
          </table:table-cell>
          <table:table-cell office:value-type="float" office:value="56.8973">
            <text:p>56.8973</text:p>
          </table:table-cell>
          <table:table-cell office:value-type="float" office:value="0">
            <text:p>0</text:p>
          </table:table-cell>
          <table:table-cell office:value-type="float" office:value="38792">
            <text:p>38792</text:p>
          </table:table-cell>
          <table:table-cell office:value-type="float" office:value="85859">
            <text:p>85859</text:p>
          </table:table-cell>
          <table:table-cell office:value-type="float" office:value="54589">
            <text:p>54589</text:p>
          </table:table-cell>
          <table:table-cell office:value-type="float" office:value="216.541">
            <text:p>216.541</text:p>
          </table:table-cell>
          <table:table-cell office:value-type="float" office:value="0">
            <text:p>0</text:p>
          </table:table-cell>
          <table:table-cell office:value-type="float" office:value="131686">
            <text:p>131686</text:p>
          </table:table-cell>
          <table:table-cell office:value-type="float" office:value="285699">
            <text:p>285699</text:p>
          </table:table-cell>
          <table:table-cell office:value-type="float" office:value="244112">
            <text:p>244112</text:p>
          </table:table-cell>
          <table:table-cell office:value-type="float" office:value="3.69068">
            <text:p>3.69068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10004">
            <text:p>10004</text:p>
          </table:table-cell>
          <table:table-cell office:value-type="float" office:value="6941">
            <text:p>6941</text:p>
          </table:table-cell>
          <table:table-cell office:value-type="float" office:value="2.8023">
            <text:p>2.8023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6384">
            <text:p>6384</text:p>
          </table:table-cell>
          <table:table-cell office:value-type="float" office:value="4144">
            <text:p>4144</text:p>
          </table:table-cell>
          <table:table-cell office:value-type="float" office:value="9.61213">
            <text:p>9.61213</text:p>
          </table:table-cell>
          <table:table-cell office:value-type="float" office:value="0">
            <text:p>0</text:p>
          </table:table-cell>
          <table:table-cell office:value-type="float" office:value="8887">
            <text:p>8887</text:p>
          </table:table-cell>
          <table:table-cell office:value-type="float" office:value="36273">
            <text:p>36273</text:p>
          </table:table-cell>
          <table:table-cell office:value-type="float" office:value="7572">
            <text:p>7572</text:p>
          </table:table-cell>
          <table:table-cell office:value-type="float" office:value="8.19503">
            <text:p>8.19503</text:p>
          </table:table-cell>
          <table:table-cell office:value-type="float" office:value="0">
            <text:p>0</text:p>
          </table:table-cell>
          <table:table-cell office:value-type="float" office:value="5245">
            <text:p>5245</text:p>
          </table:table-cell>
          <table:table-cell office:value-type="float" office:value="32069">
            <text:p>32069</text:p>
          </table:table-cell>
          <table:table-cell office:value-type="float" office:value="7849">
            <text:p>7849</text:p>
          </table:table-cell>
          <table:table-cell office:value-type="float" office:value="13.8303">
            <text:p>13.8303</text:p>
          </table:table-cell>
          <table:table-cell office:value-type="float" office:value="0">
            <text:p>0</text:p>
          </table:table-cell>
          <table:table-cell office:value-type="float" office:value="8797">
            <text:p>8797</text:p>
          </table:table-cell>
          <table:table-cell office:value-type="float" office:value="25355">
            <text:p>25355</text:p>
          </table:table-cell>
          <table:table-cell office:value-type="float" office:value="8153">
            <text:p>8153</text:p>
          </table:table-cell>
          <table:table-cell office:value-type="float" office:value="12.5848">
            <text:p>12.5848</text:p>
          </table:table-cell>
          <table:table-cell office:value-type="float" office:value="0">
            <text:p>0</text:p>
          </table:table-cell>
          <table:table-cell office:value-type="float" office:value="8797">
            <text:p>8797</text:p>
          </table:table-cell>
          <table:table-cell office:value-type="float" office:value="25355">
            <text:p>25355</text:p>
          </table:table-cell>
          <table:table-cell office:value-type="float" office:value="8153">
            <text:p>8153</text:p>
          </table:table-cell>
          <table:table-cell office:value-type="float" office:value="109.634">
            <text:p>109.634</text:p>
          </table:table-cell>
          <table:table-cell office:value-type="float" office:value="0">
            <text:p>0</text:p>
          </table:table-cell>
          <table:table-cell office:value-type="float" office:value="90260">
            <text:p>90260</text:p>
          </table:table-cell>
          <table:table-cell table:number-columns-repeated="2" office:value-type="float" office:value="202739">
            <text:p>202739</text:p>
          </table:table-cell>
          <table:table-cell office:value-type="float" office:value="13.6544">
            <text:p>13.6544</text:p>
          </table:table-cell>
          <table:table-cell office:value-type="float" office:value="0">
            <text:p>0</text:p>
          </table:table-cell>
          <table:table-cell office:value-type="float" office:value="9428">
            <text:p>9428</text:p>
          </table:table-cell>
          <table:table-cell office:value-type="float" office:value="152432">
            <text:p>152432</text:p>
          </table:table-cell>
          <table:table-cell office:value-type="float" office:value="0">
            <text:p>0</text:p>
          </table:table-cell>
          <table:table-cell office:value-type="float" office:value="2.843">
            <text:p>2.843</text:p>
          </table:table-cell>
          <table:table-cell office:value-type="float" office:value="0">
            <text:p>0</text:p>
          </table:table-cell>
          <table:table-cell office:value-type="float" office:value="1838">
            <text:p>1838</text:p>
          </table:table-cell>
          <table:table-cell office:value-type="float" office:value="9214">
            <text:p>9214</text:p>
          </table:table-cell>
          <table:table-cell office:value-type="float" office:value="4822">
            <text:p>4822</text:p>
          </table:table-cell>
          <table:table-cell office:value-type="float" office:value="3.45706">
            <text:p>3.45706</text:p>
          </table:table-cell>
          <table:table-cell office:value-type="float" office:value="0">
            <text:p>0</text:p>
          </table:table-cell>
          <table:table-cell office:value-type="float" office:value="1931">
            <text:p>1931</text:p>
          </table:table-cell>
          <table:table-cell office:value-type="float" office:value="41399">
            <text:p>41399</text:p>
          </table:table-cell>
          <table:table-cell office:value-type="float" office:value="31915">
            <text:p>31915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238087">
            <text:p>238087</text:p>
          </table:table-cell>
          <table:table-cell table:number-columns-repeated="2" office:value-type="float" office:value="9193184">
            <text:p>9193184</text:p>
          </table:table-cell>
          <table:table-cell office:value-type="float" office:value="5.7664">
            <text:p>5.7664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8871">
            <text:p>8871</text:p>
          </table:table-cell>
          <table:table-cell office:value-type="float" office:value="6124">
            <text:p>6124</text:p>
          </table:table-cell>
          <table:table-cell office:value-type="float" office:value="39.8266">
            <text:p>39.8266</text:p>
          </table:table-cell>
          <table:table-cell office:value-type="float" office:value="0">
            <text:p>0</text:p>
          </table:table-cell>
          <table:table-cell office:value-type="float" office:value="29804">
            <text:p>29804</text:p>
          </table:table-cell>
          <table:table-cell office:value-type="float" office:value="105724">
            <text:p>105724</text:p>
          </table:table-cell>
          <table:table-cell office:value-type="float" office:value="13579">
            <text:p>13579</text:p>
          </table:table-cell>
          <table:table-cell table:style-name="cellBest" office:value-type="float" office:value="1.22629">
            <text:p>1.22629</text:p>
          </table:table-cell>
          <table:table-cell office:value-type="float" office:value="0">
            <text:p>0</text:p>
          </table:table-cell>
          <table:table-cell table:style-name="cellBest" office:value-type="float" office:value="160">
            <text:p>160</text:p>
          </table:table-cell>
          <table:table-cell table:style-name="cellBest" office:value-type="float" office:value="1206">
            <text:p>1206</text:p>
          </table:table-cell>
          <table:table-cell office:value-type="float" office:value="1066">
            <text:p>1066</text:p>
          </table:table-cell>
          <table:table-cell table:formula="of:=MI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 office:value="1.22629">
            <text:p>1.22629</text:p>
          </table:table-cell>
          <table:table-cell table:formula="of:=MI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 office:value="0">
            <text:p>0</text:p>
          </table:table-cell>
          <table:table-cell table:formula="of:=MI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 office:value="160">
            <text:p>160</text:p>
          </table:table-cell>
          <table:table-cell table:formula="of:=MI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 office:value="1206">
            <text:p>1206</text:p>
          </table:table-cell>
          <table:table-cell table:formula="of:=MI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 office:value="0">
            <text:p>0</text:p>
          </table:table-cell>
          <table:table-cell table:formula="of:=MEDIAN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 office:value="12.5848">
            <text:p>12.5848</text:p>
          </table:table-cell>
          <table:table-cell table:formula="of:=MEDIAN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 office:value="0">
            <text:p>0</text:p>
          </table:table-cell>
          <table:table-cell table:formula="of:=MEDIAN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 office:value="8797">
            <text:p>8797</text:p>
          </table:table-cell>
          <table:table-cell table:formula="of:=MEDIAN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 office:value="41399">
            <text:p>41399</text:p>
          </table:table-cell>
          <table:table-cell table:formula="of:=MEDIAN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 office:value="7256.5">
            <text:p>7256.5</text:p>
          </table:table-cell>
          <table:table-cell table:formula="of:=MAX([.$B18];[.$F18];[.$K18];[.$P18];[.$U18];[.$Z18];[.$AE18];[.$AJ18];[.$AO18];[.$AT18];[.$AY18];[.$BD18];[.$BI18];[.$BN18];[.$BS18];[.$BX18];[.$CC18];[.$CH18];[.$CM18];[.$CR18];[.$CW18];[.$DB18];[.$DG18];[.$DL18];[.$DQ18];[.$DV18];[.$EA18];[.$EF18];[.$EK18];[.$EP18];[.$EU18];[.$EZ18];[.$FE18];[.$FJ18];[.$FO18];[.$FT18];[.$FY18];[.$GD18];[.$GI18];[.$GN18];[.$GS18])" office:value-type="float" office:value="600">
            <text:p>600</text:p>
          </table:table-cell>
          <table:table-cell table:formula="of:=MAX([.$C18];[.$G18];[.$L18];[.$Q18];[.$V18];[.$AA18];[.$AF18];[.$AK18];[.$AP18];[.$AU18];[.$AZ18];[.$BE18];[.$BJ18];[.$BO18];[.$BT18];[.$BY18];[.$CD18];[.$CI18];[.$CN18];[.$CS18];[.$CX18];[.$DC18];[.$DH18];[.$DM18];[.$DR18];[.$DW18];[.$EB18];[.$EG18];[.$EL18];[.$EQ18];[.$EV18];[.$FA18];[.$FF18];[.$FK18];[.$FP18];[.$FU18];[.$FZ18];[.$GE18];[.$GJ18];[.$GO18];[.$GT18])" office:value-type="float" office:value="1">
            <text:p>1</text:p>
          </table:table-cell>
          <table:table-cell table:formula="of:=MAX([.$D18];[.$H18];[.$M18];[.$R18];[.$W18];[.$AB18];[.$AG18];[.$AL18];[.$AQ18];[.$AV18];[.$BA18];[.$BF18];[.$BK18];[.$BP18];[.$BU18];[.$BZ18];[.$CE18];[.$CJ18];[.$CO18];[.$CT18];[.$CY18];[.$DD18];[.$DI18];[.$DN18];[.$DS18];[.$DX18];[.$EC18];[.$EH18];[.$EM18];[.$ER18];[.$EW18];[.$FB18];[.$FG18];[.$FL18];[.$FQ18];[.$FV18];[.$GA18];[.$GF18];[.$GK18];[.$GP18];[.$GU18])" office:value-type="float" office:value="238087">
            <text:p>238087</text:p>
          </table:table-cell>
          <table:table-cell table:formula="of:=MAX([.$E18];[.$I18];[.$N18];[.$S18];[.$X18];[.$AC18];[.$AH18];[.$AM18];[.$AR18];[.$AW18];[.$BB18];[.$BG18];[.$BL18];[.$BQ18];[.$BV18];[.$CA18];[.$CF18];[.$CK18];[.$CP18];[.$CU18];[.$CZ18];[.$DE18];[.$DJ18];[.$DO18];[.$DT18];[.$DY18];[.$ED18];[.$EI18];[.$EN18];[.$ES18];[.$EX18];[.$FC18];[.$FH18];[.$FM18];[.$FR18];[.$FW18];[.$GB18];[.$GG18];[.$GL18];[.$GQ18];[.$GV18])" office:value-type="float" office:value="9193184">
            <text:p>9193184</text:p>
          </table:table-cell>
          <table:table-cell table:formula="of:=MAX([.$J18];[.$O18];[.$T18];[.$Y18];[.$AD18];[.$AI18];[.$AN18];[.$AS18];[.$AX18];[.$BC18];[.$BH18];[.$BM18];[.$BR18];[.$BW18];[.$CB18];[.$CG18];[.$CL18];[.$CQ18];[.$CV18];[.$DA18];[.$DF18];[.$DK18];[.$DP18];[.$DU18];[.$DZ18];[.$EE18];[.$EJ18];[.$EO18];[.$ET18];[.$EY18];[.$FD18];[.$FI18];[.$FN18];[.$FS18];[.$FX18];[.$GC18];[.$GH18];[.$GM18];[.$GR18];[.$GW18])" office:value-type="float" office:value="9193184">
            <text:p>9193184</text:p>
          </table:table-cell>
          <table:table-cell table:number-columns-repeated="804"/>
        </table:table-row>
        <table:table-row table:style-name="ro1">
          <table:table-cell office:value-type="string">
            <text:p>./laby_16_16_11.lp</text:p>
          </table:table-cell>
          <table:table-cell office:value-type="float" office:value="3.03458">
            <text:p>3.03458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85266">
            <text:p>85266</text:p>
          </table:table-cell>
          <table:table-cell office:value-type="float" office:value="2.54321">
            <text:p>2.54321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85266">
            <text:p>85266</text:p>
          </table:table-cell>
          <table:table-cell office:value-type="float" office:value="0">
            <text:p>0</text:p>
          </table:table-cell>
          <table:table-cell office:value-type="float" office:value="2.8263">
            <text:p>2.8263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85266">
            <text:p>85266</text:p>
          </table:table-cell>
          <table:table-cell office:value-type="float" office:value="0">
            <text:p>0</text:p>
          </table:table-cell>
          <table:table-cell office:value-type="float" office:value="3.15173">
            <text:p>3.15173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85266">
            <text:p>85266</text:p>
          </table:table-cell>
          <table:table-cell office:value-type="float" office:value="3308">
            <text:p>3308</text:p>
          </table:table-cell>
          <table:table-cell office:value-type="float" office:value="3.66865">
            <text:p>3.66865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85227">
            <text:p>85227</text:p>
          </table:table-cell>
          <table:table-cell office:value-type="float" office:value="5208">
            <text:p>5208</text:p>
          </table:table-cell>
          <table:table-cell office:value-type="float" office:value="2.16654">
            <text:p>2.16654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1953">
            <text:p>1953</text:p>
          </table:table-cell>
          <table:table-cell office:value-type="float" office:value="250">
            <text:p>250</text:p>
          </table:table-cell>
          <table:table-cell office:value-type="float" office:value="4.67797">
            <text:p>4.67797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office:value-type="float" office:value="30344">
            <text:p>30344</text:p>
          </table:table-cell>
          <table:table-cell office:value-type="float" office:value="7271">
            <text:p>7271</text:p>
          </table:table-cell>
          <table:table-cell office:value-type="float" office:value="3.31765">
            <text:p>3.31765</text:p>
          </table:table-cell>
          <table:table-cell office:value-type="float" office:value="0">
            <text:p>0</text:p>
          </table:table-cell>
          <table:table-cell office:value-type="float" office:value="932">
            <text:p>932</text:p>
          </table:table-cell>
          <table:table-cell office:value-type="float" office:value="15466">
            <text:p>15466</text:p>
          </table:table-cell>
          <table:table-cell office:value-type="float" office:value="5303">
            <text:p>5303</text:p>
          </table:table-cell>
          <table:table-cell office:value-type="float" office:value="2.70901">
            <text:p>2.70901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6259">
            <text:p>6259</text:p>
          </table:table-cell>
          <table:table-cell office:value-type="float" office:value="5050">
            <text:p>5050</text:p>
          </table:table-cell>
          <table:table-cell office:value-type="float" office:value="1.35519">
            <text:p>1.35519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4619">
            <text:p>4619</text:p>
          </table:table-cell>
          <table:table-cell office:value-type="float" office:value="3976">
            <text:p>3976</text:p>
          </table:table-cell>
          <table:table-cell office:value-type="float" office:value="4.18554">
            <text:p>4.18554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47849">
            <text:p>47849</text:p>
          </table:table-cell>
          <table:table-cell office:value-type="float" office:value="4757">
            <text:p>4757</text:p>
          </table:table-cell>
          <table:table-cell office:value-type="float" office:value="1.64181">
            <text:p>1.64181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6841">
            <text:p>6841</text:p>
          </table:table-cell>
          <table:table-cell office:value-type="float" office:value="2950">
            <text:p>2950</text:p>
          </table:table-cell>
          <table:table-cell office:value-type="float" office:value="2.78296">
            <text:p>2.78296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29924">
            <text:p>29924</text:p>
          </table:table-cell>
          <table:table-cell office:value-type="float" office:value="4856">
            <text:p>4856</text:p>
          </table:table-cell>
          <table:table-cell office:value-type="float" office:value="1.98642">
            <text:p>1.98642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42560">
            <text:p>42560</text:p>
          </table:table-cell>
          <table:table-cell office:value-type="float" office:value="4661">
            <text:p>4661</text:p>
          </table:table-cell>
          <table:table-cell office:value-type="float" office:value="7.23153">
            <text:p>7.23153</text:p>
          </table:table-cell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table:number-columns-repeated="2" office:value-type="float" office:value="7926">
            <text:p>7926</text:p>
          </table:table-cell>
          <table:table-cell office:value-type="float" office:value="0.994287">
            <text:p>0.99428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style-name="cellBest"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.63564">
            <text:p>1.63564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3995">
            <text:p>13995</text:p>
          </table:table-cell>
          <table:table-cell office:value-type="float" office:value="4630">
            <text:p>4630</text:p>
          </table:table-cell>
          <table:table-cell office:value-type="float" office:value="1.041">
            <text:p>1.0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361">
            <text:p>2361</text:p>
          </table:table-cell>
          <table:table-cell office:value-type="float" office:value="2352">
            <text:p>2352</text:p>
          </table:table-cell>
          <table:table-cell office:value-type="float" office:value="1.00053">
            <text:p>1.0005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2015">
            <text:p>2015</text:p>
          </table:table-cell>
          <table:table-cell office:value-type="float" office:value="1.73489">
            <text:p>1.73489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7242">
            <text:p>7242</text:p>
          </table:table-cell>
          <table:table-cell office:value-type="float" office:value="5677">
            <text:p>5677</text:p>
          </table:table-cell>
          <table:table-cell office:value-type="float" office:value="0.960907">
            <text:p>0.960907</text:p>
          </table:table-cell>
          <table:table-cell office:value-type="float" office:value="0">
            <text:p>0</text:p>
          </table:table-cell>
          <table:table-cell table:style-name="cellBest" office:value-type="float" office:value="7">
            <text:p>7</text:p>
          </table:table-cell>
          <table:table-cell table:number-columns-repeated="2" office:value-type="float" office:value="985">
            <text:p>985</text:p>
          </table:table-cell>
          <table:table-cell table:style-name="cellBest" office:value-type="float" office:value="0.926213">
            <text:p>0.926213</text:p>
          </table:table-cell>
          <table:table-cell office:value-type="float" office:value="0">
            <text:p>0</text:p>
          </table:table-cell>
          <table:table-cell table:style-name="cellBest" office:value-type="float" office:value="7">
            <text:p>7</text:p>
          </table:table-cell>
          <table:table-cell office:value-type="float" office:value="985">
            <text:p>985</text:p>
          </table:table-cell>
          <table:table-cell office:value-type="float" office:value="945">
            <text:p>945</text:p>
          </table:table-cell>
          <table:table-cell office:value-type="float" office:value="2.69358">
            <text:p>2.69358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85266">
            <text:p>85266</text:p>
          </table:table-cell>
          <table:table-cell office:value-type="float" office:value="3308">
            <text:p>3308</text:p>
          </table:table-cell>
          <table:table-cell office:value-type="float" office:value="8.12561">
            <text:p>8.12561</text:p>
          </table:table-cell>
          <table:table-cell office:value-type="float" office:value="0">
            <text:p>0</text:p>
          </table:table-cell>
          <table:table-cell office:value-type="float" office:value="4870">
            <text:p>4870</text:p>
          </table:table-cell>
          <table:table-cell office:value-type="float" office:value="142746">
            <text:p>142746</text:p>
          </table:table-cell>
          <table:table-cell office:value-type="float" office:value="22259">
            <text:p>22259</text:p>
          </table:table-cell>
          <table:table-cell office:value-type="float" office:value="1.054">
            <text:p>1.054</text:p>
          </table:table-cell>
          <table:table-cell office:value-type="float" office:value="0">
            <text:p>0</text:p>
          </table:table-cell>
          <table:table-cell table:style-name="cellBest" office:value-type="float" office:value="7">
            <text:p>7</text:p>
          </table:table-cell>
          <table:table-cell office:value-type="float" office:value="942">
            <text:p>942</text:p>
          </table:table-cell>
          <table:table-cell office:value-type="float" office:value="3">
            <text:p>3</text:p>
          </table:table-cell>
          <table:table-cell office:value-type="float" office:value="1.89576">
            <text:p>1.89576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9174">
            <text:p>9174</text:p>
          </table:table-cell>
          <table:table-cell office:value-type="float" office:value="484">
            <text:p>484</text:p>
          </table:table-cell>
          <table:table-cell office:value-type="float" office:value="1.62513">
            <text:p>1.62513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5405">
            <text:p>5405</text:p>
          </table:table-cell>
          <table:table-cell office:value-type="float" office:value="2040">
            <text:p>2040</text:p>
          </table:table-cell>
          <table:table-cell office:value-type="float" office:value="2.26648">
            <text:p>2.26648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6550">
            <text:p>6550</text:p>
          </table:table-cell>
          <table:table-cell office:value-type="float" office:value="3644">
            <text:p>3644</text:p>
          </table:table-cell>
          <table:table-cell office:value-type="float" office:value="8.29084">
            <text:p>8.29084</text:p>
          </table:table-cell>
          <table:table-cell office:value-type="float" office:value="0">
            <text:p>0</text:p>
          </table:table-cell>
          <table:table-cell office:value-type="float" office:value="5668">
            <text:p>5668</text:p>
          </table:table-cell>
          <table:table-cell office:value-type="float" office:value="20849">
            <text:p>20849</text:p>
          </table:table-cell>
          <table:table-cell office:value-type="float" office:value="16155">
            <text:p>16155</text:p>
          </table:table-cell>
          <table:table-cell office:value-type="float" office:value="3.29822">
            <text:p>3.29822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3950">
            <text:p>13950</text:p>
          </table:table-cell>
          <table:table-cell office:value-type="float" office:value="5829">
            <text:p>5829</text:p>
          </table:table-cell>
          <table:table-cell office:value-type="float" office:value="8.98033">
            <text:p>8.98033</text:p>
          </table:table-cell>
          <table:table-cell office:value-type="float" office:value="0">
            <text:p>0</text:p>
          </table:table-cell>
          <table:table-cell office:value-type="float" office:value="7649">
            <text:p>7649</text:p>
          </table:table-cell>
          <table:table-cell office:value-type="float" office:value="54582">
            <text:p>54582</text:p>
          </table:table-cell>
          <table:table-cell office:value-type="float" office:value="9840">
            <text:p>9840</text:p>
          </table:table-cell>
          <table:table-cell office:value-type="float" office:value="1.82976">
            <text:p>1.82976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9128">
            <text:p>9128</text:p>
          </table:table-cell>
          <table:table-cell office:value-type="float" office:value="6396">
            <text:p>6396</text:p>
          </table:table-cell>
          <table:table-cell office:value-type="float" office:value="2.37845">
            <text:p>2.37845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9128">
            <text:p>9128</text:p>
          </table:table-cell>
          <table:table-cell office:value-type="float" office:value="6396">
            <text:p>6396</text:p>
          </table:table-cell>
          <table:table-cell office:value-type="float" office:value="195.458">
            <text:p>195.458</text:p>
          </table:table-cell>
          <table:table-cell office:value-type="float" office:value="0">
            <text:p>0</text:p>
          </table:table-cell>
          <table:table-cell office:value-type="float" office:value="112934">
            <text:p>112934</text:p>
          </table:table-cell>
          <table:table-cell table:number-columns-repeated="2" office:value-type="float" office:value="329993">
            <text:p>329993</text:p>
          </table:table-cell>
          <table:table-cell office:value-type="float" office:value="1.06534">
            <text:p>1.0653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  <table:table-cell office:value-type="float" office:value="1.8819">
            <text:p>1.8819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7091">
            <text:p>7091</text:p>
          </table:table-cell>
          <table:table-cell office:value-type="float" office:value="3826">
            <text:p>3826</text:p>
          </table:table-cell>
          <table:table-cell office:value-type="float" office:value="1.3103">
            <text:p>1.3103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37159">
            <text:p>37159</text:p>
          </table:table-cell>
          <table:table-cell office:value-type="float" office:value="35839">
            <text:p>35839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193453">
            <text:p>193453</text:p>
          </table:table-cell>
          <table:table-cell table:number-columns-repeated="2" office:value-type="float" office:value="7090497">
            <text:p>7090497</text:p>
          </table:table-cell>
          <table:table-cell office:value-type="float" office:value="4.27717">
            <text:p>4.27717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27002">
            <text:p>27002</text:p>
          </table:table-cell>
          <table:table-cell office:value-type="float" office:value="10236">
            <text:p>10236</text:p>
          </table:table-cell>
          <table:table-cell office:value-type="float" office:value="20.471">
            <text:p>20.471</text:p>
          </table:table-cell>
          <table:table-cell office:value-type="float" office:value="0">
            <text:p>0</text:p>
          </table:table-cell>
          <table:table-cell office:value-type="float" office:value="12753">
            <text:p>12753</text:p>
          </table:table-cell>
          <table:table-cell office:value-type="float" office:value="67930">
            <text:p>67930</text:p>
          </table:table-cell>
          <table:table-cell office:value-type="float" office:value="10459">
            <text:p>10459</text:p>
          </table:table-cell>
          <table:table-cell office:value-type="float" office:value="2.91229">
            <text:p>2.91229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12896">
            <text:p>12896</text:p>
          </table:table-cell>
          <table:table-cell office:value-type="float" office:value="12037">
            <text:p>12037</text:p>
          </table:table-cell>
          <table:table-cell table:formula="of:=MI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 office:value="0.926213">
            <text:p>0.926213</text:p>
          </table:table-cell>
          <table:table-cell table:formula="of:=MI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 office:value="0">
            <text:p>0</text:p>
          </table:table-cell>
          <table:table-cell table:formula="of:=MI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 office:value="7">
            <text:p>7</text:p>
          </table:table-cell>
          <table:table-cell table:formula="of:=MI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 office:value="197">
            <text:p>197</text:p>
          </table:table-cell>
          <table:table-cell table:formula="of:=MI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 office:value="0">
            <text:p>0</text:p>
          </table:table-cell>
          <table:table-cell table:formula="of:=MEDIAN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 office:value="2.54321">
            <text:p>2.54321</text:p>
          </table:table-cell>
          <table:table-cell table:formula="of:=MEDIAN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 office:value="0">
            <text:p>0</text:p>
          </table:table-cell>
          <table:table-cell table:formula="of:=MEDIAN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 office:value="648">
            <text:p>648</text:p>
          </table:table-cell>
          <table:table-cell table:formula="of:=MEDIAN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 office:value="13950">
            <text:p>13950</text:p>
          </table:table-cell>
          <table:table-cell table:formula="of:=MEDIAN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 office:value="4709">
            <text:p>4709</text:p>
          </table:table-cell>
          <table:table-cell table:formula="of:=MAX([.$B19];[.$F19];[.$K19];[.$P19];[.$U19];[.$Z19];[.$AE19];[.$AJ19];[.$AO19];[.$AT19];[.$AY19];[.$BD19];[.$BI19];[.$BN19];[.$BS19];[.$BX19];[.$CC19];[.$CH19];[.$CM19];[.$CR19];[.$CW19];[.$DB19];[.$DG19];[.$DL19];[.$DQ19];[.$DV19];[.$EA19];[.$EF19];[.$EK19];[.$EP19];[.$EU19];[.$EZ19];[.$FE19];[.$FJ19];[.$FO19];[.$FT19];[.$FY19];[.$GD19];[.$GI19];[.$GN19];[.$GS19])" office:value-type="float" office:value="600">
            <text:p>600</text:p>
          </table:table-cell>
          <table:table-cell table:formula="of:=MAX([.$C19];[.$G19];[.$L19];[.$Q19];[.$V19];[.$AA19];[.$AF19];[.$AK19];[.$AP19];[.$AU19];[.$AZ19];[.$BE19];[.$BJ19];[.$BO19];[.$BT19];[.$BY19];[.$CD19];[.$CI19];[.$CN19];[.$CS19];[.$CX19];[.$DC19];[.$DH19];[.$DM19];[.$DR19];[.$DW19];[.$EB19];[.$EG19];[.$EL19];[.$EQ19];[.$EV19];[.$FA19];[.$FF19];[.$FK19];[.$FP19];[.$FU19];[.$FZ19];[.$GE19];[.$GJ19];[.$GO19];[.$GT19])" office:value-type="float" office:value="1">
            <text:p>1</text:p>
          </table:table-cell>
          <table:table-cell table:formula="of:=MAX([.$D19];[.$H19];[.$M19];[.$R19];[.$W19];[.$AB19];[.$AG19];[.$AL19];[.$AQ19];[.$AV19];[.$BA19];[.$BF19];[.$BK19];[.$BP19];[.$BU19];[.$BZ19];[.$CE19];[.$CJ19];[.$CO19];[.$CT19];[.$CY19];[.$DD19];[.$DI19];[.$DN19];[.$DS19];[.$DX19];[.$EC19];[.$EH19];[.$EM19];[.$ER19];[.$EW19];[.$FB19];[.$FG19];[.$FL19];[.$FQ19];[.$FV19];[.$GA19];[.$GF19];[.$GK19];[.$GP19];[.$GU19])" office:value-type="float" office:value="193453">
            <text:p>193453</text:p>
          </table:table-cell>
          <table:table-cell table:formula="of:=MAX([.$E19];[.$I19];[.$N19];[.$S19];[.$X19];[.$AC19];[.$AH19];[.$AM19];[.$AR19];[.$AW19];[.$BB19];[.$BG19];[.$BL19];[.$BQ19];[.$BV19];[.$CA19];[.$CF19];[.$CK19];[.$CP19];[.$CU19];[.$CZ19];[.$DE19];[.$DJ19];[.$DO19];[.$DT19];[.$DY19];[.$ED19];[.$EI19];[.$EN19];[.$ES19];[.$EX19];[.$FC19];[.$FH19];[.$FM19];[.$FR19];[.$FW19];[.$GB19];[.$GG19];[.$GL19];[.$GQ19];[.$GV19])" office:value-type="float" office:value="7090497">
            <text:p>7090497</text:p>
          </table:table-cell>
          <table:table-cell table:formula="of:=MAX([.$J19];[.$O19];[.$T19];[.$Y19];[.$AD19];[.$AI19];[.$AN19];[.$AS19];[.$AX19];[.$BC19];[.$BH19];[.$BM19];[.$BR19];[.$BW19];[.$CB19];[.$CG19];[.$CL19];[.$CQ19];[.$CV19];[.$DA19];[.$DF19];[.$DK19];[.$DP19];[.$DU19];[.$DZ19];[.$EE19];[.$EJ19];[.$EO19];[.$ET19];[.$EY19];[.$FD19];[.$FI19];[.$FN19];[.$FS19];[.$FX19];[.$GC19];[.$GH19];[.$GM19];[.$GR19];[.$GW19])" office:value-type="float" office:value="7090497">
            <text:p>7090497</text:p>
          </table:table-cell>
          <table:table-cell table:number-columns-repeated="804"/>
        </table:table-row>
        <table:table-row table:style-name="ro1">
          <table:table-cell office:value-type="string">
            <text:p>./laby_16_16_12.lp</text:p>
          </table:table-cell>
          <table:table-cell office:value-type="float" office:value="8.38355">
            <text:p>8.38355</text:p>
          </table:table-cell>
          <table:table-cell office:value-type="float" office:value="0">
            <text:p>0</text:p>
          </table:table-cell>
          <table:table-cell table:style-name="cellBest" office:value-type="float" office:value="5928">
            <text:p>5928</text:p>
          </table:table-cell>
          <table:table-cell office:value-type="float" office:value="61634">
            <text:p>61634</text:p>
          </table:table-cell>
          <table:table-cell office:value-type="float" office:value="11.2992">
            <text:p>11.2992</text:p>
          </table:table-cell>
          <table:table-cell office:value-type="float" office:value="0">
            <text:p>0</text:p>
          </table:table-cell>
          <table:table-cell table:style-name="cellBest" office:value-type="float" office:value="5928">
            <text:p>5928</text:p>
          </table:table-cell>
          <table:table-cell office:value-type="float" office:value="61634">
            <text:p>61634</text:p>
          </table:table-cell>
          <table:table-cell office:value-type="float" office:value="0">
            <text:p>0</text:p>
          </table:table-cell>
          <table:table-cell office:value-type="float" office:value="8.26743">
            <text:p>8.26743</text:p>
          </table:table-cell>
          <table:table-cell office:value-type="float" office:value="0">
            <text:p>0</text:p>
          </table:table-cell>
          <table:table-cell table:style-name="cellBest" office:value-type="float" office:value="5928">
            <text:p>5928</text:p>
          </table:table-cell>
          <table:table-cell office:value-type="float" office:value="61634">
            <text:p>61634</text:p>
          </table:table-cell>
          <table:table-cell office:value-type="float" office:value="0">
            <text:p>0</text:p>
          </table:table-cell>
          <table:table-cell table:style-name="cellBest" office:value-type="float" office:value="7.78477">
            <text:p>7.78477</text:p>
          </table:table-cell>
          <table:table-cell office:value-type="float" office:value="0">
            <text:p>0</text:p>
          </table:table-cell>
          <table:table-cell table:style-name="cellBest" office:value-type="float" office:value="5928">
            <text:p>5928</text:p>
          </table:table-cell>
          <table:table-cell office:value-type="float" office:value="61634">
            <text:p>61634</text:p>
          </table:table-cell>
          <table:table-cell office:value-type="float" office:value="8340">
            <text:p>834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39614">
            <text:p>339614</text:p>
          </table:table-cell>
          <table:table-cell office:value-type="float" office:value="1190072">
            <text:p>1190072</text:p>
          </table:table-cell>
          <table:table-cell office:value-type="float" office:value="79887">
            <text:p>79887</text:p>
          </table:table-cell>
          <table:table-cell office:value-type="float" office:value="54.2096">
            <text:p>54.2096</text:p>
          </table:table-cell>
          <table:table-cell office:value-type="float" office:value="0">
            <text:p>0</text:p>
          </table:table-cell>
          <table:table-cell office:value-type="float" office:value="43506">
            <text:p>43506</text:p>
          </table:table-cell>
          <table:table-cell office:value-type="float" office:value="108886">
            <text:p>108886</text:p>
          </table:table-cell>
          <table:table-cell office:value-type="float" office:value="12887">
            <text:p>12887</text:p>
          </table:table-cell>
          <table:table-cell office:value-type="float" office:value="149.99">
            <text:p>149.99</text:p>
          </table:table-cell>
          <table:table-cell office:value-type="float" office:value="0">
            <text:p>0</text:p>
          </table:table-cell>
          <table:table-cell office:value-type="float" office:value="58244">
            <text:p>58244</text:p>
          </table:table-cell>
          <table:table-cell office:value-type="float" office:value="301819">
            <text:p>301819</text:p>
          </table:table-cell>
          <table:table-cell office:value-type="float" office:value="88626">
            <text:p>88626</text:p>
          </table:table-cell>
          <table:table-cell office:value-type="float" office:value="80.1344">
            <text:p>80.1344</text:p>
          </table:table-cell>
          <table:table-cell office:value-type="float" office:value="0">
            <text:p>0</text:p>
          </table:table-cell>
          <table:table-cell office:value-type="float" office:value="29988">
            <text:p>29988</text:p>
          </table:table-cell>
          <table:table-cell office:value-type="float" office:value="200038">
            <text:p>200038</text:p>
          </table:table-cell>
          <table:table-cell office:value-type="float" office:value="50568">
            <text:p>5056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50681">
            <text:p>250681</text:p>
          </table:table-cell>
          <table:table-cell office:value-type="float" office:value="757841">
            <text:p>757841</text:p>
          </table:table-cell>
          <table:table-cell office:value-type="float" office:value="260766">
            <text:p>260766</text:p>
          </table:table-cell>
          <table:table-cell office:value-type="float" office:value="19.5232">
            <text:p>19.5232</text:p>
          </table:table-cell>
          <table:table-cell office:value-type="float" office:value="0">
            <text:p>0</text:p>
          </table:table-cell>
          <table:table-cell office:value-type="float" office:value="6486">
            <text:p>6486</text:p>
          </table:table-cell>
          <table:table-cell office:value-type="float" office:value="286802">
            <text:p>286802</text:p>
          </table:table-cell>
          <table:table-cell office:value-type="float" office:value="15702">
            <text:p>15702</text:p>
          </table:table-cell>
          <table:table-cell office:value-type="float" office:value="13.9985">
            <text:p>13.9985</text:p>
          </table:table-cell>
          <table:table-cell office:value-type="float" office:value="0">
            <text:p>0</text:p>
          </table:table-cell>
          <table:table-cell office:value-type="float" office:value="7694">
            <text:p>7694</text:p>
          </table:table-cell>
          <table:table-cell office:value-type="float" office:value="63369">
            <text:p>63369</text:p>
          </table:table-cell>
          <table:table-cell office:value-type="float" office:value="8567">
            <text:p>8567</text:p>
          </table:table-cell>
          <table:table-cell office:value-type="float" office:value="183.413">
            <text:p>183.413</text:p>
          </table:table-cell>
          <table:table-cell office:value-type="float" office:value="0">
            <text:p>0</text:p>
          </table:table-cell>
          <table:table-cell office:value-type="float" office:value="92080">
            <text:p>92080</text:p>
          </table:table-cell>
          <table:table-cell office:value-type="float" office:value="712536">
            <text:p>712536</text:p>
          </table:table-cell>
          <table:table-cell office:value-type="float" office:value="71984">
            <text:p>71984</text:p>
          </table:table-cell>
          <table:table-cell office:value-type="float" office:value="120.907">
            <text:p>120.907</text:p>
          </table:table-cell>
          <table:table-cell office:value-type="float" office:value="0">
            <text:p>0</text:p>
          </table:table-cell>
          <table:table-cell office:value-type="float" office:value="91163">
            <text:p>91163</text:p>
          </table:table-cell>
          <table:table-cell office:value-type="float" office:value="363821">
            <text:p>363821</text:p>
          </table:table-cell>
          <table:table-cell office:value-type="float" office:value="67831">
            <text:p>67831</text:p>
          </table:table-cell>
          <table:table-cell office:value-type="float" office:value="16.2256">
            <text:p>16.2256</text:p>
          </table:table-cell>
          <table:table-cell office:value-type="float" office:value="0">
            <text:p>0</text:p>
          </table:table-cell>
          <table:table-cell office:value-type="float" office:value="15830">
            <text:p>15830</text:p>
          </table:table-cell>
          <table:table-cell office:value-type="float" office:value="65248">
            <text:p>65248</text:p>
          </table:table-cell>
          <table:table-cell office:value-type="float" office:value="17961">
            <text:p>17961</text:p>
          </table:table-cell>
          <table:table-cell office:value-type="float" office:value="33.5247">
            <text:p>33.5247</text:p>
          </table:table-cell>
          <table:table-cell office:value-type="float" office:value="0">
            <text:p>0</text:p>
          </table:table-cell>
          <table:table-cell office:value-type="float" office:value="7689">
            <text:p>7689</text:p>
          </table:table-cell>
          <table:table-cell table:number-columns-repeated="2" office:value-type="float" office:value="43362">
            <text:p>43362</text:p>
          </table:table-cell>
          <table:table-cell office:value-type="float" office:value="30.7388">
            <text:p>30.7388</text:p>
          </table:table-cell>
          <table:table-cell office:value-type="float" office:value="0">
            <text:p>0</text:p>
          </table:table-cell>
          <table:table-cell office:value-type="float" office:value="27554">
            <text:p>27554</text:p>
          </table:table-cell>
          <table:table-cell office:value-type="float" office:value="184490">
            <text:p>184490</text:p>
          </table:table-cell>
          <table:table-cell office:value-type="float" office:value="0">
            <text:p>0</text:p>
          </table:table-cell>
          <table:table-cell office:value-type="float" office:value="28.9606">
            <text:p>28.9606</text:p>
          </table:table-cell>
          <table:table-cell office:value-type="float" office:value="0">
            <text:p>0</text:p>
          </table:table-cell>
          <table:table-cell office:value-type="float" office:value="20054">
            <text:p>20054</text:p>
          </table:table-cell>
          <table:table-cell office:value-type="float" office:value="97689">
            <text:p>97689</text:p>
          </table:table-cell>
          <table:table-cell office:value-type="float" office:value="35677">
            <text:p>3567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521366">
            <text:p>521366</text:p>
          </table:table-cell>
          <table:table-cell office:value-type="float" office:value="1564041">
            <text:p>1564041</text:p>
          </table:table-cell>
          <table:table-cell office:value-type="float" office:value="244571">
            <text:p>24457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49328">
            <text:p>149328</text:p>
          </table:table-cell>
          <table:table-cell table:number-columns-repeated="2" office:value-type="float" office:value="224290">
            <text:p>22429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2397">
            <text:p>212397</text:p>
          </table:table-cell>
          <table:table-cell office:value-type="float" office:value="791156">
            <text:p>791156</text:p>
          </table:table-cell>
          <table:table-cell office:value-type="float" office:value="122748">
            <text:p>12274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96852">
            <text:p>296852</text:p>
          </table:table-cell>
          <table:table-cell office:value-type="float" office:value="1979423">
            <text:p>1979423</text:p>
          </table:table-cell>
          <table:table-cell office:value-type="float" office:value="181051">
            <text:p>18105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59705">
            <text:p>159705</text:p>
          </table:table-cell>
          <table:table-cell office:value-type="float" office:value="220601">
            <text:p>220601</text:p>
          </table:table-cell>
          <table:table-cell office:value-type="float" office:value="183537">
            <text:p>183537</text:p>
          </table:table-cell>
          <table:table-cell office:value-type="float" office:value="8.93374">
            <text:p>8.93374</text:p>
          </table:table-cell>
          <table:table-cell office:value-type="float" office:value="0">
            <text:p>0</text:p>
          </table:table-cell>
          <table:table-cell table:style-name="cellBest" office:value-type="float" office:value="5928">
            <text:p>5928</text:p>
          </table:table-cell>
          <table:table-cell office:value-type="float" office:value="61634">
            <text:p>61634</text:p>
          </table:table-cell>
          <table:table-cell office:value-type="float" office:value="8340">
            <text:p>8340</text:p>
          </table:table-cell>
          <table:table-cell office:value-type="float" office:value="16.2954">
            <text:p>16.2954</text:p>
          </table:table-cell>
          <table:table-cell office:value-type="float" office:value="0">
            <text:p>0</text:p>
          </table:table-cell>
          <table:table-cell office:value-type="float" office:value="12377">
            <text:p>12377</text:p>
          </table:table-cell>
          <table:table-cell office:value-type="float" office:value="128281">
            <text:p>128281</text:p>
          </table:table-cell>
          <table:table-cell office:value-type="float" office:value="14065">
            <text:p>1406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475637">
            <text:p>475637</text:p>
          </table:table-cell>
          <table:table-cell office:value-type="float" office:value="1894868">
            <text:p>1894868</text:p>
          </table:table-cell>
          <table:table-cell office:value-type="float" office:value="356179">
            <text:p>356179</text:p>
          </table:table-cell>
          <table:table-cell office:value-type="float" office:value="286.869">
            <text:p>286.869</text:p>
          </table:table-cell>
          <table:table-cell office:value-type="float" office:value="0">
            <text:p>0</text:p>
          </table:table-cell>
          <table:table-cell office:value-type="float" office:value="206993">
            <text:p>206993</text:p>
          </table:table-cell>
          <table:table-cell office:value-type="float" office:value="399088">
            <text:p>399088</text:p>
          </table:table-cell>
          <table:table-cell office:value-type="float" office:value="282645">
            <text:p>282645</text:p>
          </table:table-cell>
          <table:table-cell office:value-type="float" office:value="276.793">
            <text:p>276.793</text:p>
          </table:table-cell>
          <table:table-cell office:value-type="float" office:value="0">
            <text:p>0</text:p>
          </table:table-cell>
          <table:table-cell office:value-type="float" office:value="201897">
            <text:p>201897</text:p>
          </table:table-cell>
          <table:table-cell office:value-type="float" office:value="351822">
            <text:p>351822</text:p>
          </table:table-cell>
          <table:table-cell office:value-type="float" office:value="325049">
            <text:p>325049</text:p>
          </table:table-cell>
          <table:table-cell office:value-type="float" office:value="261.974">
            <text:p>261.974</text:p>
          </table:table-cell>
          <table:table-cell office:value-type="float" office:value="0">
            <text:p>0</text:p>
          </table:table-cell>
          <table:table-cell office:value-type="float" office:value="208445">
            <text:p>208445</text:p>
          </table:table-cell>
          <table:table-cell office:value-type="float" office:value="894818">
            <text:p>894818</text:p>
          </table:table-cell>
          <table:table-cell office:value-type="float" office:value="666534">
            <text:p>666534</text:p>
          </table:table-cell>
          <table:table-cell office:value-type="float" office:value="13.4491">
            <text:p>13.4491</text:p>
          </table:table-cell>
          <table:table-cell office:value-type="float" office:value="0">
            <text:p>0</text:p>
          </table:table-cell>
          <table:table-cell office:value-type="float" office:value="7530">
            <text:p>7530</text:p>
          </table:table-cell>
          <table:table-cell table:style-name="cellBest" office:value-type="float" office:value="31440">
            <text:p>31440</text:p>
          </table:table-cell>
          <table:table-cell office:value-type="float" office:value="27324">
            <text:p>27324</text:p>
          </table:table-cell>
          <table:table-cell office:value-type="float" office:value="45.2581">
            <text:p>45.2581</text:p>
          </table:table-cell>
          <table:table-cell office:value-type="float" office:value="0">
            <text:p>0</text:p>
          </table:table-cell>
          <table:table-cell office:value-type="float" office:value="34219">
            <text:p>34219</text:p>
          </table:table-cell>
          <table:table-cell office:value-type="float" office:value="558449">
            <text:p>558449</text:p>
          </table:table-cell>
          <table:table-cell office:value-type="float" office:value="16024">
            <text:p>16024</text:p>
          </table:table-cell>
          <table:table-cell office:value-type="float" office:value="51.7221">
            <text:p>51.7221</text:p>
          </table:table-cell>
          <table:table-cell office:value-type="float" office:value="0">
            <text:p>0</text:p>
          </table:table-cell>
          <table:table-cell office:value-type="float" office:value="37448">
            <text:p>37448</text:p>
          </table:table-cell>
          <table:table-cell office:value-type="float" office:value="198848">
            <text:p>198848</text:p>
          </table:table-cell>
          <table:table-cell office:value-type="float" office:value="34589">
            <text:p>34589</text:p>
          </table:table-cell>
          <table:table-cell office:value-type="float" office:value="276.916">
            <text:p>276.916</text:p>
          </table:table-cell>
          <table:table-cell office:value-type="float" office:value="0">
            <text:p>0</text:p>
          </table:table-cell>
          <table:table-cell office:value-type="float" office:value="166720">
            <text:p>166720</text:p>
          </table:table-cell>
          <table:table-cell office:value-type="float" office:value="464583">
            <text:p>464583</text:p>
          </table:table-cell>
          <table:table-cell office:value-type="float" office:value="47832">
            <text:p>47832</text:p>
          </table:table-cell>
          <table:table-cell office:value-type="float" office:value="257.104">
            <text:p>257.104</text:p>
          </table:table-cell>
          <table:table-cell office:value-type="float" office:value="0">
            <text:p>0</text:p>
          </table:table-cell>
          <table:table-cell office:value-type="float" office:value="166720">
            <text:p>166720</text:p>
          </table:table-cell>
          <table:table-cell office:value-type="float" office:value="464583">
            <text:p>464583</text:p>
          </table:table-cell>
          <table:table-cell office:value-type="float" office:value="47832">
            <text:p>47832</text:p>
          </table:table-cell>
          <table:table-cell office:value-type="float" office:value="78.0664">
            <text:p>78.0664</text:p>
          </table:table-cell>
          <table:table-cell office:value-type="float" office:value="0">
            <text:p>0</text:p>
          </table:table-cell>
          <table:table-cell office:value-type="float" office:value="74783">
            <text:p>74783</text:p>
          </table:table-cell>
          <table:table-cell table:number-columns-repeated="2" office:value-type="float" office:value="279579">
            <text:p>27957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83138">
            <text:p>383138</text:p>
          </table:table-cell>
          <table:table-cell office:value-type="float" office:value="1194719">
            <text:p>1194719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482115">
            <text:p>482115</text:p>
          </table:table-cell>
          <table:table-cell office:value-type="float" office:value="805872">
            <text:p>805872</text:p>
          </table:table-cell>
          <table:table-cell office:value-type="float" office:value="764712">
            <text:p>764712</text:p>
          </table:table-cell>
          <table:table-cell office:value-type="float" office:value="9.34838">
            <text:p>9.34838</text:p>
          </table:table-cell>
          <table:table-cell office:value-type="float" office:value="0">
            <text:p>0</text:p>
          </table:table-cell>
          <table:table-cell office:value-type="float" office:value="8903">
            <text:p>8903</text:p>
          </table:table-cell>
          <table:table-cell office:value-type="float" office:value="71529">
            <text:p>71529</text:p>
          </table:table-cell>
          <table:table-cell office:value-type="float" office:value="42074">
            <text:p>42074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5079">
            <text:p>335079</text:p>
          </table:table-cell>
          <table:table-cell table:number-columns-repeated="2" office:value-type="float" office:value="5518584">
            <text:p>551858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71481">
            <text:p>371481</text:p>
          </table:table-cell>
          <table:table-cell office:value-type="float" office:value="881136">
            <text:p>881136</text:p>
          </table:table-cell>
          <table:table-cell office:value-type="float" office:value="499939">
            <text:p>499939</text:p>
          </table:table-cell>
          <table:table-cell office:value-type="float" office:value="46.0088">
            <text:p>46.0088</text:p>
          </table:table-cell>
          <table:table-cell office:value-type="float" office:value="0">
            <text:p>0</text:p>
          </table:table-cell>
          <table:table-cell office:value-type="float" office:value="32811">
            <text:p>32811</text:p>
          </table:table-cell>
          <table:table-cell office:value-type="float" office:value="112210">
            <text:p>112210</text:p>
          </table:table-cell>
          <table:table-cell office:value-type="float" office:value="21138">
            <text:p>2113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97147">
            <text:p>397147</text:p>
          </table:table-cell>
          <table:table-cell office:value-type="float" office:value="577788">
            <text:p>577788</text:p>
          </table:table-cell>
          <table:table-cell office:value-type="float" office:value="476267">
            <text:p>476267</text:p>
          </table:table-cell>
          <table:table-cell table:formula="of:=MI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 office:value="7.78477">
            <text:p>7.78477</text:p>
          </table:table-cell>
          <table:table-cell table:formula="of:=MI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 office:value="0">
            <text:p>0</text:p>
          </table:table-cell>
          <table:table-cell table:formula="of:=MI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 office:value="5928">
            <text:p>5928</text:p>
          </table:table-cell>
          <table:table-cell table:formula="of:=MI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 office:value="31440">
            <text:p>31440</text:p>
          </table:table-cell>
          <table:table-cell table:formula="of:=MI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 office:value="0">
            <text:p>0</text:p>
          </table:table-cell>
          <table:table-cell table:formula="of:=MEDIAN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 office:value="120.907">
            <text:p>120.907</text:p>
          </table:table-cell>
          <table:table-cell table:formula="of:=MEDIAN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 office:value="0">
            <text:p>0</text:p>
          </table:table-cell>
          <table:table-cell table:formula="of:=MEDIAN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 office:value="74783">
            <text:p>74783</text:p>
          </table:table-cell>
          <table:table-cell table:formula="of:=MEDIAN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 office:value="286802">
            <text:p>286802</text:p>
          </table:table-cell>
          <table:table-cell table:formula="of:=MEDIAN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 office:value="49200">
            <text:p>49200</text:p>
          </table:table-cell>
          <table:table-cell table:formula="of:=MAX([.$B20];[.$F20];[.$K20];[.$P20];[.$U20];[.$Z20];[.$AE20];[.$AJ20];[.$AO20];[.$AT20];[.$AY20];[.$BD20];[.$BI20];[.$BN20];[.$BS20];[.$BX20];[.$CC20];[.$CH20];[.$CM20];[.$CR20];[.$CW20];[.$DB20];[.$DG20];[.$DL20];[.$DQ20];[.$DV20];[.$EA20];[.$EF20];[.$EK20];[.$EP20];[.$EU20];[.$EZ20];[.$FE20];[.$FJ20];[.$FO20];[.$FT20];[.$FY20];[.$GD20];[.$GI20];[.$GN20];[.$GS20])" office:value-type="float" office:value="600">
            <text:p>600</text:p>
          </table:table-cell>
          <table:table-cell table:formula="of:=MAX([.$C20];[.$G20];[.$L20];[.$Q20];[.$V20];[.$AA20];[.$AF20];[.$AK20];[.$AP20];[.$AU20];[.$AZ20];[.$BE20];[.$BJ20];[.$BO20];[.$BT20];[.$BY20];[.$CD20];[.$CI20];[.$CN20];[.$CS20];[.$CX20];[.$DC20];[.$DH20];[.$DM20];[.$DR20];[.$DW20];[.$EB20];[.$EG20];[.$EL20];[.$EQ20];[.$EV20];[.$FA20];[.$FF20];[.$FK20];[.$FP20];[.$FU20];[.$FZ20];[.$GE20];[.$GJ20];[.$GO20];[.$GT20])" office:value-type="float" office:value="1">
            <text:p>1</text:p>
          </table:table-cell>
          <table:table-cell table:formula="of:=MAX([.$D20];[.$H20];[.$M20];[.$R20];[.$W20];[.$AB20];[.$AG20];[.$AL20];[.$AQ20];[.$AV20];[.$BA20];[.$BF20];[.$BK20];[.$BP20];[.$BU20];[.$BZ20];[.$CE20];[.$CJ20];[.$CO20];[.$CT20];[.$CY20];[.$DD20];[.$DI20];[.$DN20];[.$DS20];[.$DX20];[.$EC20];[.$EH20];[.$EM20];[.$ER20];[.$EW20];[.$FB20];[.$FG20];[.$FL20];[.$FQ20];[.$FV20];[.$GA20];[.$GF20];[.$GK20];[.$GP20];[.$GU20])" office:value-type="float" office:value="521366">
            <text:p>521366</text:p>
          </table:table-cell>
          <table:table-cell table:formula="of:=MAX([.$E20];[.$I20];[.$N20];[.$S20];[.$X20];[.$AC20];[.$AH20];[.$AM20];[.$AR20];[.$AW20];[.$BB20];[.$BG20];[.$BL20];[.$BQ20];[.$BV20];[.$CA20];[.$CF20];[.$CK20];[.$CP20];[.$CU20];[.$CZ20];[.$DE20];[.$DJ20];[.$DO20];[.$DT20];[.$DY20];[.$ED20];[.$EI20];[.$EN20];[.$ES20];[.$EX20];[.$FC20];[.$FH20];[.$FM20];[.$FR20];[.$FW20];[.$GB20];[.$GG20];[.$GL20];[.$GQ20];[.$GV20])" office:value-type="float" office:value="5518584">
            <text:p>5518584</text:p>
          </table:table-cell>
          <table:table-cell table:formula="of:=MAX([.$J20];[.$O20];[.$T20];[.$Y20];[.$AD20];[.$AI20];[.$AN20];[.$AS20];[.$AX20];[.$BC20];[.$BH20];[.$BM20];[.$BR20];[.$BW20];[.$CB20];[.$CG20];[.$CL20];[.$CQ20];[.$CV20];[.$DA20];[.$DF20];[.$DK20];[.$DP20];[.$DU20];[.$DZ20];[.$EE20];[.$EJ20];[.$EO20];[.$ET20];[.$EY20];[.$FD20];[.$FI20];[.$FN20];[.$FS20];[.$FX20];[.$GC20];[.$GH20];[.$GM20];[.$GR20];[.$GW20])" office:value-type="float" office:value="5518584">
            <text:p>5518584</text:p>
          </table:table-cell>
          <table:table-cell table:number-columns-repeated="804"/>
        </table:table-row>
        <table:table-row table:style-name="ro1">
          <table:table-cell office:value-type="string">
            <text:p>./laby_16_16_13.lp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65265">
            <text:p>265265</text:p>
          </table:table-cell>
          <table:table-cell office:value-type="float" office:value="1027344">
            <text:p>102734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77764">
            <text:p>377764</text:p>
          </table:table-cell>
          <table:table-cell office:value-type="float" office:value="1264686">
            <text:p>1264686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403910">
            <text:p>403910</text:p>
          </table:table-cell>
          <table:table-cell office:value-type="float" office:value="1325107">
            <text:p>1325107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3732">
            <text:p>283732</text:p>
          </table:table-cell>
          <table:table-cell office:value-type="float" office:value="1094603">
            <text:p>1094603</text:p>
          </table:table-cell>
          <table:table-cell office:value-type="float" office:value="117633">
            <text:p>117633</text:p>
          </table:table-cell>
          <table:table-cell office:value-type="float" office:value="2.46984">
            <text:p>2.46984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6286">
            <text:p>6286</text:p>
          </table:table-cell>
          <table:table-cell office:value-type="float" office:value="3362">
            <text:p>3362</text:p>
          </table:table-cell>
          <table:table-cell office:value-type="float" office:value="44.0084">
            <text:p>44.0084</text:p>
          </table:table-cell>
          <table:table-cell office:value-type="float" office:value="0">
            <text:p>0</text:p>
          </table:table-cell>
          <table:table-cell office:value-type="float" office:value="39000">
            <text:p>39000</text:p>
          </table:table-cell>
          <table:table-cell office:value-type="float" office:value="72058">
            <text:p>72058</text:p>
          </table:table-cell>
          <table:table-cell office:value-type="float" office:value="14249">
            <text:p>14249</text:p>
          </table:table-cell>
          <table:table-cell office:value-type="float" office:value="94.4253">
            <text:p>94.4253</text:p>
          </table:table-cell>
          <table:table-cell office:value-type="float" office:value="0">
            <text:p>0</text:p>
          </table:table-cell>
          <table:table-cell office:value-type="float" office:value="61533">
            <text:p>61533</text:p>
          </table:table-cell>
          <table:table-cell office:value-type="float" office:value="202417">
            <text:p>202417</text:p>
          </table:table-cell>
          <table:table-cell office:value-type="float" office:value="72762">
            <text:p>72762</text:p>
          </table:table-cell>
          <table:table-cell office:value-type="float" office:value="351.569">
            <text:p>351.569</text:p>
          </table:table-cell>
          <table:table-cell office:value-type="float" office:value="0">
            <text:p>0</text:p>
          </table:table-cell>
          <table:table-cell office:value-type="float" office:value="112911">
            <text:p>112911</text:p>
          </table:table-cell>
          <table:table-cell office:value-type="float" office:value="236227">
            <text:p>236227</text:p>
          </table:table-cell>
          <table:table-cell office:value-type="float" office:value="164698">
            <text:p>164698</text:p>
          </table:table-cell>
          <table:table-cell office:value-type="float" office:value="4.30741">
            <text:p>4.30741</text:p>
          </table:table-cell>
          <table:table-cell office:value-type="float" office:value="0">
            <text:p>0</text:p>
          </table:table-cell>
          <table:table-cell office:value-type="float" office:value="2156">
            <text:p>2156</text:p>
          </table:table-cell>
          <table:table-cell office:value-type="float" office:value="14235">
            <text:p>14235</text:p>
          </table:table-cell>
          <table:table-cell office:value-type="float" office:value="5284">
            <text:p>5284</text:p>
          </table:table-cell>
          <table:table-cell office:value-type="float" office:value="38.0134">
            <text:p>38.0134</text:p>
          </table:table-cell>
          <table:table-cell office:value-type="float" office:value="0">
            <text:p>0</text:p>
          </table:table-cell>
          <table:table-cell office:value-type="float" office:value="15966">
            <text:p>15966</text:p>
          </table:table-cell>
          <table:table-cell office:value-type="float" office:value="65132">
            <text:p>65132</text:p>
          </table:table-cell>
          <table:table-cell office:value-type="float" office:value="28468">
            <text:p>28468</text:p>
          </table:table-cell>
          <table:table-cell office:value-type="float" office:value="6.67641">
            <text:p>6.67641</text:p>
          </table:table-cell>
          <table:table-cell office:value-type="float" office:value="0">
            <text:p>0</text:p>
          </table:table-cell>
          <table:table-cell office:value-type="float" office:value="4738">
            <text:p>4738</text:p>
          </table:table-cell>
          <table:table-cell office:value-type="float" office:value="34754">
            <text:p>34754</text:p>
          </table:table-cell>
          <table:table-cell office:value-type="float" office:value="6479">
            <text:p>6479</text:p>
          </table:table-cell>
          <table:table-cell office:value-type="float" office:value="556.264">
            <text:p>556.264</text:p>
          </table:table-cell>
          <table:table-cell office:value-type="float" office:value="0">
            <text:p>0</text:p>
          </table:table-cell>
          <table:table-cell office:value-type="float" office:value="341372">
            <text:p>341372</text:p>
          </table:table-cell>
          <table:table-cell office:value-type="float" office:value="1081501">
            <text:p>1081501</text:p>
          </table:table-cell>
          <table:table-cell office:value-type="float" office:value="155354">
            <text:p>155354</text:p>
          </table:table-cell>
          <table:table-cell office:value-type="float" office:value="37.7694">
            <text:p>37.7694</text:p>
          </table:table-cell>
          <table:table-cell office:value-type="float" office:value="0">
            <text:p>0</text:p>
          </table:table-cell>
          <table:table-cell office:value-type="float" office:value="36255">
            <text:p>36255</text:p>
          </table:table-cell>
          <table:table-cell office:value-type="float" office:value="113788">
            <text:p>113788</text:p>
          </table:table-cell>
          <table:table-cell office:value-type="float" office:value="28139">
            <text:p>28139</text:p>
          </table:table-cell>
          <table:table-cell office:value-type="float" office:value="95.8174">
            <text:p>95.8174</text:p>
          </table:table-cell>
          <table:table-cell office:value-type="float" office:value="0">
            <text:p>0</text:p>
          </table:table-cell>
          <table:table-cell office:value-type="float" office:value="102984">
            <text:p>102984</text:p>
          </table:table-cell>
          <table:table-cell office:value-type="float" office:value="346311">
            <text:p>346311</text:p>
          </table:table-cell>
          <table:table-cell office:value-type="float" office:value="63763">
            <text:p>63763</text:p>
          </table:table-cell>
          <table:table-cell office:value-type="float" office:value="329.031">
            <text:p>329.031</text:p>
          </table:table-cell>
          <table:table-cell office:value-type="float" office:value="0">
            <text:p>0</text:p>
          </table:table-cell>
          <table:table-cell office:value-type="float" office:value="36349">
            <text:p>36349</text:p>
          </table:table-cell>
          <table:table-cell table:number-columns-repeated="2" office:value-type="float" office:value="63246">
            <text:p>63246</text:p>
          </table:table-cell>
          <table:table-cell office:value-type="float" office:value="26.3205">
            <text:p>26.3205</text:p>
          </table:table-cell>
          <table:table-cell office:value-type="float" office:value="0">
            <text:p>0</text:p>
          </table:table-cell>
          <table:table-cell office:value-type="float" office:value="7098">
            <text:p>7098</text:p>
          </table:table-cell>
          <table:table-cell office:value-type="float" office:value="892482">
            <text:p>892482</text:p>
          </table:table-cell>
          <table:table-cell office:value-type="float" office:value="0">
            <text:p>0</text:p>
          </table:table-cell>
          <table:table-cell office:value-type="float" office:value="14.6454">
            <text:p>14.6454</text:p>
          </table:table-cell>
          <table:table-cell office:value-type="float" office:value="0">
            <text:p>0</text:p>
          </table:table-cell>
          <table:table-cell office:value-type="float" office:value="9823">
            <text:p>9823</text:p>
          </table:table-cell>
          <table:table-cell office:value-type="float" office:value="51836">
            <text:p>51836</text:p>
          </table:table-cell>
          <table:table-cell office:value-type="float" office:value="21071">
            <text:p>21071</text:p>
          </table:table-cell>
          <table:table-cell office:value-type="float" office:value="117.504">
            <text:p>117.504</text:p>
          </table:table-cell>
          <table:table-cell office:value-type="float" office:value="0">
            <text:p>0</text:p>
          </table:table-cell>
          <table:table-cell office:value-type="float" office:value="93283">
            <text:p>93283</text:p>
          </table:table-cell>
          <table:table-cell office:value-type="float" office:value="242072">
            <text:p>242072</text:p>
          </table:table-cell>
          <table:table-cell office:value-type="float" office:value="66410">
            <text:p>66410</text:p>
          </table:table-cell>
          <table:table-cell office:value-type="float" office:value="515.167">
            <text:p>515.167</text:p>
          </table:table-cell>
          <table:table-cell office:value-type="float" office:value="0">
            <text:p>0</text:p>
          </table:table-cell>
          <table:table-cell office:value-type="float" office:value="146256">
            <text:p>146256</text:p>
          </table:table-cell>
          <table:table-cell table:number-columns-repeated="2" office:value-type="float" office:value="223542">
            <text:p>223542</text:p>
          </table:table-cell>
          <table:table-cell office:value-type="float" office:value="74.6724">
            <text:p>74.6724</text:p>
          </table:table-cell>
          <table:table-cell office:value-type="float" office:value="0">
            <text:p>0</text:p>
          </table:table-cell>
          <table:table-cell office:value-type="float" office:value="53908">
            <text:p>53908</text:p>
          </table:table-cell>
          <table:table-cell office:value-type="float" office:value="158906">
            <text:p>158906</text:p>
          </table:table-cell>
          <table:table-cell office:value-type="float" office:value="40252">
            <text:p>40252</text:p>
          </table:table-cell>
          <table:table-cell office:value-type="float" office:value="44.7537">
            <text:p>44.7537</text:p>
          </table:table-cell>
          <table:table-cell office:value-type="float" office:value="0">
            <text:p>0</text:p>
          </table:table-cell>
          <table:table-cell office:value-type="float" office:value="39839">
            <text:p>39839</text:p>
          </table:table-cell>
          <table:table-cell office:value-type="float" office:value="130681">
            <text:p>130681</text:p>
          </table:table-cell>
          <table:table-cell office:value-type="float" office:value="14699">
            <text:p>1469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19184">
            <text:p>219184</text:p>
          </table:table-cell>
          <table:table-cell office:value-type="float" office:value="298685">
            <text:p>298685</text:p>
          </table:table-cell>
          <table:table-cell office:value-type="float" office:value="262652">
            <text:p>26265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406564">
            <text:p>406564</text:p>
          </table:table-cell>
          <table:table-cell office:value-type="float" office:value="1332327">
            <text:p>1332327</text:p>
          </table:table-cell>
          <table:table-cell office:value-type="float" office:value="138368">
            <text:p>138368</text:p>
          </table:table-cell>
          <table:table-cell office:value-type="float" office:value="27.7685">
            <text:p>27.7685</text:p>
          </table:table-cell>
          <table:table-cell office:value-type="float" office:value="0">
            <text:p>0</text:p>
          </table:table-cell>
          <table:table-cell office:value-type="float" office:value="23094">
            <text:p>23094</text:p>
          </table:table-cell>
          <table:table-cell office:value-type="float" office:value="126142">
            <text:p>126142</text:p>
          </table:table-cell>
          <table:table-cell office:value-type="float" office:value="9769">
            <text:p>9769</text:p>
          </table:table-cell>
          <table:table-cell office:value-type="float" office:value="2.24783">
            <text:p>2.24783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5213">
            <text:p>5213</text:p>
          </table:table-cell>
          <table:table-cell office:value-type="float" office:value="367">
            <text:p>367</text:p>
          </table:table-cell>
          <table:table-cell office:value-type="float" office:value="30.7133">
            <text:p>30.7133</text:p>
          </table:table-cell>
          <table:table-cell office:value-type="float" office:value="0">
            <text:p>0</text:p>
          </table:table-cell>
          <table:table-cell office:value-type="float" office:value="24579">
            <text:p>24579</text:p>
          </table:table-cell>
          <table:table-cell office:value-type="float" office:value="52211">
            <text:p>52211</text:p>
          </table:table-cell>
          <table:table-cell office:value-type="float" office:value="33950">
            <text:p>33950</text:p>
          </table:table-cell>
          <table:table-cell table:style-name="cellBest" office:value-type="float" office:value="1.68688">
            <text:p>1.68688</text:p>
          </table:table-cell>
          <table:table-cell office:value-type="float" office:value="0">
            <text:p>0</text:p>
          </table:table-cell>
          <table:table-cell table:style-name="cellBest" office:value-type="float" office:value="325">
            <text:p>325</text:p>
          </table:table-cell>
          <table:table-cell table:style-name="cellBest" office:value-type="float" office:value="3494">
            <text:p>3494</text:p>
          </table:table-cell>
          <table:table-cell office:value-type="float" office:value="1028">
            <text:p>102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9042">
            <text:p>289042</text:p>
          </table:table-cell>
          <table:table-cell office:value-type="float" office:value="471238">
            <text:p>471238</text:p>
          </table:table-cell>
          <table:table-cell office:value-type="float" office:value="444088">
            <text:p>444088</text:p>
          </table:table-cell>
          <table:table-cell office:value-type="float" office:value="4.32803">
            <text:p>4.32803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7679">
            <text:p>7679</text:p>
          </table:table-cell>
          <table:table-cell office:value-type="float" office:value="5361">
            <text:p>5361</text:p>
          </table:table-cell>
          <table:table-cell office:value-type="float" office:value="50.2288">
            <text:p>50.2288</text:p>
          </table:table-cell>
          <table:table-cell office:value-type="float" office:value="0">
            <text:p>0</text:p>
          </table:table-cell>
          <table:table-cell office:value-type="float" office:value="61542">
            <text:p>61542</text:p>
          </table:table-cell>
          <table:table-cell office:value-type="float" office:value="216233">
            <text:p>216233</text:p>
          </table:table-cell>
          <table:table-cell office:value-type="float" office:value="29347">
            <text:p>29347</text:p>
          </table:table-cell>
          <table:table-cell office:value-type="float" office:value="8.41612">
            <text:p>8.41612</text:p>
          </table:table-cell>
          <table:table-cell office:value-type="float" office:value="0">
            <text:p>0</text:p>
          </table:table-cell>
          <table:table-cell office:value-type="float" office:value="3448">
            <text:p>3448</text:p>
          </table:table-cell>
          <table:table-cell office:value-type="float" office:value="24576">
            <text:p>24576</text:p>
          </table:table-cell>
          <table:table-cell office:value-type="float" office:value="8339">
            <text:p>8339</text:p>
          </table:table-cell>
          <table:table-cell office:value-type="float" office:value="42.9945">
            <text:p>42.9945</text:p>
          </table:table-cell>
          <table:table-cell office:value-type="float" office:value="0">
            <text:p>0</text:p>
          </table:table-cell>
          <table:table-cell office:value-type="float" office:value="27408">
            <text:p>27408</text:p>
          </table:table-cell>
          <table:table-cell office:value-type="float" office:value="102310">
            <text:p>102310</text:p>
          </table:table-cell>
          <table:table-cell office:value-type="float" office:value="15686">
            <text:p>15686</text:p>
          </table:table-cell>
          <table:table-cell office:value-type="float" office:value="45.2537">
            <text:p>45.2537</text:p>
          </table:table-cell>
          <table:table-cell office:value-type="float" office:value="0">
            <text:p>0</text:p>
          </table:table-cell>
          <table:table-cell office:value-type="float" office:value="27408">
            <text:p>27408</text:p>
          </table:table-cell>
          <table:table-cell office:value-type="float" office:value="102310">
            <text:p>102310</text:p>
          </table:table-cell>
          <table:table-cell office:value-type="float" office:value="15686">
            <text:p>1568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58849">
            <text:p>358849</text:p>
          </table:table-cell>
          <table:table-cell table:number-columns-repeated="2" office:value-type="float" office:value="712850">
            <text:p>712850</text:p>
          </table:table-cell>
          <table:table-cell office:value-type="float" office:value="3.73902">
            <text:p>3.73902</text:p>
          </table:table-cell>
          <table:table-cell office:value-type="float" office:value="0">
            <text:p>0</text:p>
          </table:table-cell>
          <table:table-cell office:value-type="float" office:value="1883">
            <text:p>1883</text:p>
          </table:table-cell>
          <table:table-cell office:value-type="float" office:value="15957">
            <text:p>15957</text:p>
          </table:table-cell>
          <table:table-cell office:value-type="float" office:value="0">
            <text:p>0</text:p>
          </table:table-cell>
          <table:table-cell office:value-type="float" office:value="151.562">
            <text:p>151.562</text:p>
          </table:table-cell>
          <table:table-cell office:value-type="float" office:value="0">
            <text:p>0</text:p>
          </table:table-cell>
          <table:table-cell office:value-type="float" office:value="136356">
            <text:p>136356</text:p>
          </table:table-cell>
          <table:table-cell office:value-type="float" office:value="341131">
            <text:p>341131</text:p>
          </table:table-cell>
          <table:table-cell office:value-type="float" office:value="280002">
            <text:p>280002</text:p>
          </table:table-cell>
          <table:table-cell office:value-type="float" office:value="2.45499">
            <text:p>2.45499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117493">
            <text:p>117493</text:p>
          </table:table-cell>
          <table:table-cell office:value-type="float" office:value="89596">
            <text:p>89596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9930">
            <text:p>269930</text:p>
          </table:table-cell>
          <table:table-cell table:number-columns-repeated="2" office:value-type="float" office:value="51196874">
            <text:p>51196874</text:p>
          </table:table-cell>
          <table:table-cell office:value-type="float" office:value="96.2031">
            <text:p>96.2031</text:p>
          </table:table-cell>
          <table:table-cell office:value-type="float" office:value="0">
            <text:p>0</text:p>
          </table:table-cell>
          <table:table-cell office:value-type="float" office:value="70012">
            <text:p>70012</text:p>
          </table:table-cell>
          <table:table-cell office:value-type="float" office:value="311569">
            <text:p>311569</text:p>
          </table:table-cell>
          <table:table-cell office:value-type="float" office:value="148039">
            <text:p>148039</text:p>
          </table:table-cell>
          <table:table-cell office:value-type="float" office:value="1.89703">
            <text:p>1.89703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7122">
            <text:p>7122</text:p>
          </table:table-cell>
          <table:table-cell office:value-type="float" office:value="4423">
            <text:p>442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1332">
            <text:p>281332</text:p>
          </table:table-cell>
          <table:table-cell office:value-type="float" office:value="416386">
            <text:p>416386</text:p>
          </table:table-cell>
          <table:table-cell office:value-type="float" office:value="363175">
            <text:p>363175</text:p>
          </table:table-cell>
          <table:table-cell table:formula="of:=MI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 office:value="1.68688">
            <text:p>1.68688</text:p>
          </table:table-cell>
          <table:table-cell table:formula="of:=MI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 office:value="0">
            <text:p>0</text:p>
          </table:table-cell>
          <table:table-cell table:formula="of:=MI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 office:value="325">
            <text:p>325</text:p>
          </table:table-cell>
          <table:table-cell table:formula="of:=MI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 office:value="3494">
            <text:p>3494</text:p>
          </table:table-cell>
          <table:table-cell table:formula="of:=MI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 office:value="0">
            <text:p>0</text:p>
          </table:table-cell>
          <table:table-cell table:formula="of:=MEDIAN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 office:value="50.2288">
            <text:p>50.2288</text:p>
          </table:table-cell>
          <table:table-cell table:formula="of:=MEDIAN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 office:value="0">
            <text:p>0</text:p>
          </table:table-cell>
          <table:table-cell table:formula="of:=MEDIAN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 office:value="39839">
            <text:p>39839</text:p>
          </table:table-cell>
          <table:table-cell table:formula="of:=MEDIAN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 office:value="158906">
            <text:p>158906</text:p>
          </table:table-cell>
          <table:table-cell table:formula="of:=MEDIAN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 office:value="28907.5">
            <text:p>28907.5</text:p>
          </table:table-cell>
          <table:table-cell table:formula="of:=MAX([.$B21];[.$F21];[.$K21];[.$P21];[.$U21];[.$Z21];[.$AE21];[.$AJ21];[.$AO21];[.$AT21];[.$AY21];[.$BD21];[.$BI21];[.$BN21];[.$BS21];[.$BX21];[.$CC21];[.$CH21];[.$CM21];[.$CR21];[.$CW21];[.$DB21];[.$DG21];[.$DL21];[.$DQ21];[.$DV21];[.$EA21];[.$EF21];[.$EK21];[.$EP21];[.$EU21];[.$EZ21];[.$FE21];[.$FJ21];[.$FO21];[.$FT21];[.$FY21];[.$GD21];[.$GI21];[.$GN21];[.$GS21])" office:value-type="float" office:value="600">
            <text:p>600</text:p>
          </table:table-cell>
          <table:table-cell table:formula="of:=MAX([.$C21];[.$G21];[.$L21];[.$Q21];[.$V21];[.$AA21];[.$AF21];[.$AK21];[.$AP21];[.$AU21];[.$AZ21];[.$BE21];[.$BJ21];[.$BO21];[.$BT21];[.$BY21];[.$CD21];[.$CI21];[.$CN21];[.$CS21];[.$CX21];[.$DC21];[.$DH21];[.$DM21];[.$DR21];[.$DW21];[.$EB21];[.$EG21];[.$EL21];[.$EQ21];[.$EV21];[.$FA21];[.$FF21];[.$FK21];[.$FP21];[.$FU21];[.$FZ21];[.$GE21];[.$GJ21];[.$GO21];[.$GT21])" office:value-type="float" office:value="1">
            <text:p>1</text:p>
          </table:table-cell>
          <table:table-cell table:formula="of:=MAX([.$D21];[.$H21];[.$M21];[.$R21];[.$W21];[.$AB21];[.$AG21];[.$AL21];[.$AQ21];[.$AV21];[.$BA21];[.$BF21];[.$BK21];[.$BP21];[.$BU21];[.$BZ21];[.$CE21];[.$CJ21];[.$CO21];[.$CT21];[.$CY21];[.$DD21];[.$DI21];[.$DN21];[.$DS21];[.$DX21];[.$EC21];[.$EH21];[.$EM21];[.$ER21];[.$EW21];[.$FB21];[.$FG21];[.$FL21];[.$FQ21];[.$FV21];[.$GA21];[.$GF21];[.$GK21];[.$GP21];[.$GU21])" office:value-type="float" office:value="406564">
            <text:p>406564</text:p>
          </table:table-cell>
          <table:table-cell table:formula="of:=MAX([.$E21];[.$I21];[.$N21];[.$S21];[.$X21];[.$AC21];[.$AH21];[.$AM21];[.$AR21];[.$AW21];[.$BB21];[.$BG21];[.$BL21];[.$BQ21];[.$BV21];[.$CA21];[.$CF21];[.$CK21];[.$CP21];[.$CU21];[.$CZ21];[.$DE21];[.$DJ21];[.$DO21];[.$DT21];[.$DY21];[.$ED21];[.$EI21];[.$EN21];[.$ES21];[.$EX21];[.$FC21];[.$FH21];[.$FM21];[.$FR21];[.$FW21];[.$GB21];[.$GG21];[.$GL21];[.$GQ21];[.$GV21])" office:value-type="float" office:value="51196874">
            <text:p>51196874</text:p>
          </table:table-cell>
          <table:table-cell table:formula="of:=MAX([.$J21];[.$O21];[.$T21];[.$Y21];[.$AD21];[.$AI21];[.$AN21];[.$AS21];[.$AX21];[.$BC21];[.$BH21];[.$BM21];[.$BR21];[.$BW21];[.$CB21];[.$CG21];[.$CL21];[.$CQ21];[.$CV21];[.$DA21];[.$DF21];[.$DK21];[.$DP21];[.$DU21];[.$DZ21];[.$EE21];[.$EJ21];[.$EO21];[.$ET21];[.$EY21];[.$FD21];[.$FI21];[.$FN21];[.$FS21];[.$FX21];[.$GC21];[.$GH21];[.$GM21];[.$GR21];[.$GW21])" office:value-type="float" office:value="51196874">
            <text:p>51196874</text:p>
          </table:table-cell>
          <table:table-cell table:number-columns-repeated="804"/>
        </table:table-row>
        <table:table-row table:style-name="ro1">
          <table:table-cell office:value-type="string">
            <text:p>./laby_16_16_14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6596">
            <text:p>406596</text:p>
          </table:table-cell>
          <table:table-cell office:value-type="float" office:value="1150278">
            <text:p>11502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9258">
            <text:p>389258</text:p>
          </table:table-cell>
          <table:table-cell office:value-type="float" office:value="1123285">
            <text:p>112328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3550">
            <text:p>323550</text:p>
          </table:table-cell>
          <table:table-cell office:value-type="float" office:value="1011725">
            <text:p>101172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4122">
            <text:p>414122</text:p>
          </table:table-cell>
          <table:table-cell office:value-type="float" office:value="1161659">
            <text:p>1161659</text:p>
          </table:table-cell>
          <table:table-cell office:value-type="float" office:value="206603">
            <text:p>206603</text:p>
          </table:table-cell>
          <table:table-cell office:value-type="float" office:value="102.265">
            <text:p>102.265</text:p>
          </table:table-cell>
          <table:table-cell table:style-name="cellBest" office:value-type="float" office:value="0">
            <text:p>0</text:p>
          </table:table-cell>
          <table:table-cell office:value-type="float" office:value="79633">
            <text:p>79633</text:p>
          </table:table-cell>
          <table:table-cell office:value-type="float" office:value="456834">
            <text:p>456834</text:p>
          </table:table-cell>
          <table:table-cell office:value-type="float" office:value="59285">
            <text:p>59285</text:p>
          </table:table-cell>
          <table:table-cell office:value-type="float" office:value="52.8229">
            <text:p>52.8229</text:p>
          </table:table-cell>
          <table:table-cell table:style-name="cellBest" office:value-type="float" office:value="0">
            <text:p>0</text:p>
          </table:table-cell>
          <table:table-cell office:value-type="float" office:value="38622">
            <text:p>38622</text:p>
          </table:table-cell>
          <table:table-cell office:value-type="float" office:value="155534">
            <text:p>155534</text:p>
          </table:table-cell>
          <table:table-cell office:value-type="float" office:value="13161">
            <text:p>1316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6452">
            <text:p>306452</text:p>
          </table:table-cell>
          <table:table-cell office:value-type="float" office:value="810685">
            <text:p>810685</text:p>
          </table:table-cell>
          <table:table-cell office:value-type="float" office:value="264116">
            <text:p>264116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283876">
            <text:p>283876</text:p>
          </table:table-cell>
          <table:table-cell office:value-type="float" office:value="558418">
            <text:p>558418</text:p>
          </table:table-cell>
          <table:table-cell office:value-type="float" office:value="298323">
            <text:p>29832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8114">
            <text:p>178114</text:p>
          </table:table-cell>
          <table:table-cell office:value-type="float" office:value="340048">
            <text:p>340048</text:p>
          </table:table-cell>
          <table:table-cell office:value-type="float" office:value="213156">
            <text:p>213156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194557">
            <text:p>194557</text:p>
          </table:table-cell>
          <table:table-cell office:value-type="float" office:value="510369">
            <text:p>510369</text:p>
          </table:table-cell>
          <table:table-cell office:value-type="float" office:value="185945">
            <text:p>18594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5673">
            <text:p>375673</text:p>
          </table:table-cell>
          <table:table-cell office:value-type="float" office:value="1246996">
            <text:p>1246996</text:p>
          </table:table-cell>
          <table:table-cell office:value-type="float" office:value="251443">
            <text:p>25144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9902">
            <text:p>379902</text:p>
          </table:table-cell>
          <table:table-cell office:value-type="float" office:value="1357142">
            <text:p>1357142</text:p>
          </table:table-cell>
          <table:table-cell office:value-type="float" office:value="231555">
            <text:p>23155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1036">
            <text:p>341036</text:p>
          </table:table-cell>
          <table:table-cell office:value-type="float" office:value="1170228">
            <text:p>1170228</text:p>
          </table:table-cell>
          <table:table-cell office:value-type="float" office:value="222545">
            <text:p>222545</text:p>
          </table:table-cell>
          <table:table-cell office:value-type="float" office:value="177.136">
            <text:p>177.136</text:p>
          </table:table-cell>
          <table:table-cell table:style-name="cellBest" office:value-type="float" office:value="0">
            <text:p>0</text:p>
          </table:table-cell>
          <table:table-cell office:value-type="float" office:value="106435">
            <text:p>106435</text:p>
          </table:table-cell>
          <table:table-cell office:value-type="float" office:value="319722">
            <text:p>319722</text:p>
          </table:table-cell>
          <table:table-cell office:value-type="float" office:value="69928">
            <text:p>6992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6407">
            <text:p>56407</text:p>
          </table:table-cell>
          <table:table-cell table:number-columns-repeated="2" office:value-type="float" office:value="89030">
            <text:p>890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99751">
            <text:p>499751</text:p>
          </table:table-cell>
          <table:table-cell office:value-type="float" office:value="1621747">
            <text:p>1621747</text:p>
          </table:table-cell>
          <table:table-cell office:value-type="float" office:value="0">
            <text:p>0</text:p>
          </table:table-cell>
          <table:table-cell table:style-name="cellBest" office:value-type="float" office:value="4.80792">
            <text:p>4.80792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1867">
            <text:p>1867</text:p>
          </table:table-cell>
          <table:table-cell table:style-name="cellBest" office:value-type="float" office:value="20759">
            <text:p>20759</text:p>
          </table:table-cell>
          <table:table-cell office:value-type="float" office:value="6986">
            <text:p>69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581439">
            <text:p>581439</text:p>
          </table:table-cell>
          <table:table-cell office:value-type="float" office:value="1640158">
            <text:p>1640158</text:p>
          </table:table-cell>
          <table:table-cell office:value-type="float" office:value="249528">
            <text:p>24952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34778">
            <text:p>134778</text:p>
          </table:table-cell>
          <table:table-cell table:number-columns-repeated="2" office:value-type="float" office:value="189527">
            <text:p>1895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1563">
            <text:p>341563</text:p>
          </table:table-cell>
          <table:table-cell office:value-type="float" office:value="989701">
            <text:p>989701</text:p>
          </table:table-cell>
          <table:table-cell office:value-type="float" office:value="214186">
            <text:p>2141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1941">
            <text:p>371941</text:p>
          </table:table-cell>
          <table:table-cell office:value-type="float" office:value="923580">
            <text:p>923580</text:p>
          </table:table-cell>
          <table:table-cell office:value-type="float" office:value="202673">
            <text:p>20267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3910">
            <text:p>233910</text:p>
          </table:table-cell>
          <table:table-cell office:value-type="float" office:value="319766">
            <text:p>319766</text:p>
          </table:table-cell>
          <table:table-cell office:value-type="float" office:value="210649">
            <text:p>21064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6335">
            <text:p>356335</text:p>
          </table:table-cell>
          <table:table-cell office:value-type="float" office:value="1070011">
            <text:p>1070011</text:p>
          </table:table-cell>
          <table:table-cell office:value-type="float" office:value="187604">
            <text:p>18760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2392">
            <text:p>392392</text:p>
          </table:table-cell>
          <table:table-cell office:value-type="float" office:value="1043875">
            <text:p>1043875</text:p>
          </table:table-cell>
          <table:table-cell office:value-type="float" office:value="115113">
            <text:p>11511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32311">
            <text:p>532311</text:p>
          </table:table-cell>
          <table:table-cell office:value-type="float" office:value="1784588">
            <text:p>1784588</text:p>
          </table:table-cell>
          <table:table-cell office:value-type="float" office:value="302965">
            <text:p>302965</text:p>
          </table:table-cell>
          <table:table-cell office:value-type="float" office:value="588">
            <text:p>588</text:p>
          </table:table-cell>
          <table:table-cell table:style-name="cellBest" office:value-type="float" office:value="0">
            <text:p>0</text:p>
          </table:table-cell>
          <table:table-cell office:value-type="float" office:value="424836">
            <text:p>424836</text:p>
          </table:table-cell>
          <table:table-cell office:value-type="float" office:value="911648">
            <text:p>911648</text:p>
          </table:table-cell>
          <table:table-cell office:value-type="float" office:value="492941">
            <text:p>4929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0980">
            <text:p>420980</text:p>
          </table:table-cell>
          <table:table-cell office:value-type="float" office:value="717662">
            <text:p>717662</text:p>
          </table:table-cell>
          <table:table-cell office:value-type="float" office:value="664647">
            <text:p>6646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0640">
            <text:p>390640</text:p>
          </table:table-cell>
          <table:table-cell office:value-type="float" office:value="656197">
            <text:p>656197</text:p>
          </table:table-cell>
          <table:table-cell office:value-type="float" office:value="637223">
            <text:p>63722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4481">
            <text:p>374481</text:p>
          </table:table-cell>
          <table:table-cell office:value-type="float" office:value="700056">
            <text:p>700056</text:p>
          </table:table-cell>
          <table:table-cell office:value-type="float" office:value="666615">
            <text:p>66661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77449">
            <text:p>477449</text:p>
          </table:table-cell>
          <table:table-cell office:value-type="float" office:value="1285398">
            <text:p>1285398</text:p>
          </table:table-cell>
          <table:table-cell office:value-type="float" office:value="99925">
            <text:p>9992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8040">
            <text:p>408040</text:p>
          </table:table-cell>
          <table:table-cell office:value-type="float" office:value="1228057">
            <text:p>1228057</text:p>
          </table:table-cell>
          <table:table-cell office:value-type="float" office:value="108615">
            <text:p>10861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2514">
            <text:p>352514</text:p>
          </table:table-cell>
          <table:table-cell office:value-type="float" office:value="878084">
            <text:p>878084</text:p>
          </table:table-cell>
          <table:table-cell office:value-type="float" office:value="88896">
            <text:p>888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7966">
            <text:p>317966</text:p>
          </table:table-cell>
          <table:table-cell office:value-type="float" office:value="820314">
            <text:p>820314</text:p>
          </table:table-cell>
          <table:table-cell office:value-type="float" office:value="83763">
            <text:p>8376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2316">
            <text:p>352316</text:p>
          </table:table-cell>
          <table:table-cell table:number-columns-repeated="2" office:value-type="float" office:value="649658">
            <text:p>64965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4724">
            <text:p>304724</text:p>
          </table:table-cell>
          <table:table-cell office:value-type="float" office:value="1461885">
            <text:p>146188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4293">
            <text:p>414293</text:p>
          </table:table-cell>
          <table:table-cell office:value-type="float" office:value="774551">
            <text:p>774551</text:p>
          </table:table-cell>
          <table:table-cell office:value-type="float" office:value="722214">
            <text:p>722214</text:p>
          </table:table-cell>
          <table:table-cell office:value-type="float" office:value="278.123">
            <text:p>278.123</text:p>
          </table:table-cell>
          <table:table-cell table:style-name="cellBest" office:value-type="float" office:value="0">
            <text:p>0</text:p>
          </table:table-cell>
          <table:table-cell office:value-type="float" office:value="164629">
            <text:p>164629</text:p>
          </table:table-cell>
          <table:table-cell office:value-type="float" office:value="618436">
            <text:p>618436</text:p>
          </table:table-cell>
          <table:table-cell office:value-type="float" office:value="80843">
            <text:p>80843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70508">
            <text:p>270508</text:p>
          </table:table-cell>
          <table:table-cell table:number-columns-repeated="2" office:value-type="float" office:value="9325838">
            <text:p>93258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08997">
            <text:p>508997</text:p>
          </table:table-cell>
          <table:table-cell office:value-type="float" office:value="1118158">
            <text:p>1118158</text:p>
          </table:table-cell>
          <table:table-cell office:value-type="float" office:value="356296">
            <text:p>3562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1682">
            <text:p>351682</text:p>
          </table:table-cell>
          <table:table-cell office:value-type="float" office:value="768716">
            <text:p>768716</text:p>
          </table:table-cell>
          <table:table-cell office:value-type="float" office:value="125670">
            <text:p>1256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0362">
            <text:p>400362</text:p>
          </table:table-cell>
          <table:table-cell office:value-type="float" office:value="571030">
            <text:p>571030</text:p>
          </table:table-cell>
          <table:table-cell office:value-type="float" office:value="420113">
            <text:p>420113</text:p>
          </table:table-cell>
          <table:table-cell table:formula="of:=MI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 office:value="4.80792">
            <text:p>4.80792</text:p>
          </table:table-cell>
          <table:table-cell table:formula="of:=MI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 office:value="0">
            <text:p>0</text:p>
          </table:table-cell>
          <table:table-cell table:formula="of:=MI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 office:value="1867">
            <text:p>1867</text:p>
          </table:table-cell>
          <table:table-cell table:formula="of:=MI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 office:value="20759">
            <text:p>20759</text:p>
          </table:table-cell>
          <table:table-cell table:formula="of:=MI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 office:value="0">
            <text:p>0</text:p>
          </table:table-cell>
          <table:table-cell table:formula="of:=MEDIAN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 office:value="600">
            <text:p>600</text:p>
          </table:table-cell>
          <table:table-cell table:formula="of:=MEDIAN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 office:value="1">
            <text:p>1</text:p>
          </table:table-cell>
          <table:table-cell table:formula="of:=MEDIAN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 office:value="352514">
            <text:p>352514</text:p>
          </table:table-cell>
          <table:table-cell table:formula="of:=MEDIAN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 office:value="878084">
            <text:p>878084</text:p>
          </table:table-cell>
          <table:table-cell table:formula="of:=MEDIAN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 office:value="204638">
            <text:p>204638</text:p>
          </table:table-cell>
          <table:table-cell table:formula="of:=MAX([.$B22];[.$F22];[.$K22];[.$P22];[.$U22];[.$Z22];[.$AE22];[.$AJ22];[.$AO22];[.$AT22];[.$AY22];[.$BD22];[.$BI22];[.$BN22];[.$BS22];[.$BX22];[.$CC22];[.$CH22];[.$CM22];[.$CR22];[.$CW22];[.$DB22];[.$DG22];[.$DL22];[.$DQ22];[.$DV22];[.$EA22];[.$EF22];[.$EK22];[.$EP22];[.$EU22];[.$EZ22];[.$FE22];[.$FJ22];[.$FO22];[.$FT22];[.$FY22];[.$GD22];[.$GI22];[.$GN22];[.$GS22])" office:value-type="float" office:value="600">
            <text:p>600</text:p>
          </table:table-cell>
          <table:table-cell table:formula="of:=MAX([.$C22];[.$G22];[.$L22];[.$Q22];[.$V22];[.$AA22];[.$AF22];[.$AK22];[.$AP22];[.$AU22];[.$AZ22];[.$BE22];[.$BJ22];[.$BO22];[.$BT22];[.$BY22];[.$CD22];[.$CI22];[.$CN22];[.$CS22];[.$CX22];[.$DC22];[.$DH22];[.$DM22];[.$DR22];[.$DW22];[.$EB22];[.$EG22];[.$EL22];[.$EQ22];[.$EV22];[.$FA22];[.$FF22];[.$FK22];[.$FP22];[.$FU22];[.$FZ22];[.$GE22];[.$GJ22];[.$GO22];[.$GT22])" office:value-type="float" office:value="1">
            <text:p>1</text:p>
          </table:table-cell>
          <table:table-cell table:formula="of:=MAX([.$D22];[.$H22];[.$M22];[.$R22];[.$W22];[.$AB22];[.$AG22];[.$AL22];[.$AQ22];[.$AV22];[.$BA22];[.$BF22];[.$BK22];[.$BP22];[.$BU22];[.$BZ22];[.$CE22];[.$CJ22];[.$CO22];[.$CT22];[.$CY22];[.$DD22];[.$DI22];[.$DN22];[.$DS22];[.$DX22];[.$EC22];[.$EH22];[.$EM22];[.$ER22];[.$EW22];[.$FB22];[.$FG22];[.$FL22];[.$FQ22];[.$FV22];[.$GA22];[.$GF22];[.$GK22];[.$GP22];[.$GU22])" office:value-type="float" office:value="581439">
            <text:p>581439</text:p>
          </table:table-cell>
          <table:table-cell table:formula="of:=MAX([.$E22];[.$I22];[.$N22];[.$S22];[.$X22];[.$AC22];[.$AH22];[.$AM22];[.$AR22];[.$AW22];[.$BB22];[.$BG22];[.$BL22];[.$BQ22];[.$BV22];[.$CA22];[.$CF22];[.$CK22];[.$CP22];[.$CU22];[.$CZ22];[.$DE22];[.$DJ22];[.$DO22];[.$DT22];[.$DY22];[.$ED22];[.$EI22];[.$EN22];[.$ES22];[.$EX22];[.$FC22];[.$FH22];[.$FM22];[.$FR22];[.$FW22];[.$GB22];[.$GG22];[.$GL22];[.$GQ22];[.$GV22])" office:value-type="float" office:value="9325838">
            <text:p>9325838</text:p>
          </table:table-cell>
          <table:table-cell table:formula="of:=MAX([.$J22];[.$O22];[.$T22];[.$Y22];[.$AD22];[.$AI22];[.$AN22];[.$AS22];[.$AX22];[.$BC22];[.$BH22];[.$BM22];[.$BR22];[.$BW22];[.$CB22];[.$CG22];[.$CL22];[.$CQ22];[.$CV22];[.$DA22];[.$DF22];[.$DK22];[.$DP22];[.$DU22];[.$DZ22];[.$EE22];[.$EJ22];[.$EO22];[.$ET22];[.$EY22];[.$FD22];[.$FI22];[.$FN22];[.$FS22];[.$FX22];[.$GC22];[.$GH22];[.$GM22];[.$GR22];[.$GW22])" office:value-type="float" office:value="9325838">
            <text:p>9325838</text:p>
          </table:table-cell>
          <table:table-cell table:number-columns-repeated="804"/>
        </table:table-row>
        <table:table-row table:style-name="ro1">
          <table:table-cell table:style-name="ce1" office:value-type="string">
            <text:p>./laby_16_16_15.lp</text:p>
          </table:table-cell>
          <table:table-cell table:style-name="ce1" office:value-type="float" office:value="2.47156">
            <text:p>2.471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9236">
            <text:p>9236</text:p>
          </table:table-cell>
          <table:table-cell table:style-name="ce1" office:value-type="float" office:value="3.29366">
            <text:p>3.293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9236">
            <text:p>9236</text:p>
          </table:table-cell>
          <table:table-cell table:style-name="ce3" office:value-type="float" office:value="0">
            <text:p>0</text:p>
          </table:table-cell>
          <table:table-cell table:style-name="ce1" office:value-type="float" office:value="2.60447">
            <text:p>2.604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9236">
            <text:p>9236</text:p>
          </table:table-cell>
          <table:table-cell table:style-name="ce3" office:value-type="float" office:value="0">
            <text:p>0</text:p>
          </table:table-cell>
          <table:table-cell table:style-name="ce1" office:value-type="float" office:value="2.46189">
            <text:p>2.461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9236">
            <text:p>9236</text:p>
          </table:table-cell>
          <table:table-cell table:style-name="ce1" office:value-type="float" office:value="3224">
            <text:p>3224</text:p>
          </table:table-cell>
          <table:table-cell table:style-name="ce1" office:value-type="float" office:value="91.685">
            <text:p>91.6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7122">
            <text:p>57122</text:p>
          </table:table-cell>
          <table:table-cell table:style-name="ce1" office:value-type="float" office:value="429705">
            <text:p>429705</text:p>
          </table:table-cell>
          <table:table-cell table:style-name="ce1" office:value-type="float" office:value="40410">
            <text:p>40410</text:p>
          </table:table-cell>
          <table:table-cell table:style-name="ce1" office:value-type="float" office:value="3.71011">
            <text:p>3.710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2860">
            <text:p>2860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9.4561">
            <text:p>9.45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05">
            <text:p>4205</text:p>
          </table:table-cell>
          <table:table-cell table:style-name="ce1" office:value-type="float" office:value="46570">
            <text:p>46570</text:p>
          </table:table-cell>
          <table:table-cell table:style-name="ce1" office:value-type="float" office:value="8877">
            <text:p>8877</text:p>
          </table:table-cell>
          <table:table-cell table:style-name="ce1" office:value-type="float" office:value="91.0078">
            <text:p>91.00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468">
            <text:p>58468</text:p>
          </table:table-cell>
          <table:table-cell table:style-name="ce1" office:value-type="float" office:value="210582">
            <text:p>210582</text:p>
          </table:table-cell>
          <table:table-cell table:style-name="ce1" office:value-type="float" office:value="65742">
            <text:p>65742</text:p>
          </table:table-cell>
          <table:table-cell table:style-name="ce1" office:value-type="float" office:value="13.2136">
            <text:p>13.21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64">
            <text:p>7364</text:p>
          </table:table-cell>
          <table:table-cell table:style-name="ce1" office:value-type="float" office:value="74127">
            <text:p>74127</text:p>
          </table:table-cell>
          <table:table-cell table:style-name="ce1" office:value-type="float" office:value="12904">
            <text:p>12904</text:p>
          </table:table-cell>
          <table:table-cell table:style-name="ce1" office:value-type="float" office:value="22.8255">
            <text:p>22.82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128">
            <text:p>14128</text:p>
          </table:table-cell>
          <table:table-cell table:style-name="ce1" office:value-type="float" office:value="284168">
            <text:p>284168</text:p>
          </table:table-cell>
          <table:table-cell table:style-name="ce1" office:value-type="float" office:value="18736">
            <text:p>18736</text:p>
          </table:table-cell>
          <table:table-cell table:style-name="ce1" office:value-type="float" office:value="22.4549">
            <text:p>22.45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97">
            <text:p>19297</text:p>
          </table:table-cell>
          <table:table-cell table:style-name="ce1" office:value-type="float" office:value="163375">
            <text:p>163375</text:p>
          </table:table-cell>
          <table:table-cell table:style-name="ce1" office:value-type="float" office:value="18423">
            <text:p>18423</text:p>
          </table:table-cell>
          <table:table-cell table:style-name="ce3" office:value-type="float" office:value="1.34777">
            <text:p>1.34777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1965">
            <text:p>1965</text:p>
          </table:table-cell>
          <table:table-cell table:style-name="ce1" office:value-type="float" office:value="1926">
            <text:p>1926</text:p>
          </table:table-cell>
          <table:table-cell table:style-name="ce1" office:value-type="float" office:value="2.36583">
            <text:p>2.365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15911">
            <text:p>15911</text:p>
          </table:table-cell>
          <table:table-cell table:style-name="ce1" office:value-type="float" office:value="2849">
            <text:p>2849</text:p>
          </table:table-cell>
          <table:table-cell table:style-name="ce1" office:value-type="float" office:value="7.83787">
            <text:p>7.837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52">
            <text:p>2852</text:p>
          </table:table-cell>
          <table:table-cell table:style-name="ce1" office:value-type="float" office:value="47129">
            <text:p>47129</text:p>
          </table:table-cell>
          <table:table-cell table:style-name="ce1" office:value-type="float" office:value="4729">
            <text:p>4729</text:p>
          </table:table-cell>
          <table:table-cell table:style-name="ce1" office:value-type="float" office:value="9.25392">
            <text:p>9.253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52">
            <text:p>1952</text:p>
          </table:table-cell>
          <table:table-cell table:number-columns-repeated="2" table:style-name="ce1" office:value-type="float" office:value="9343">
            <text:p>9343</text:p>
          </table:table-cell>
          <table:table-cell table:style-name="ce1" office:value-type="float" office:value="23.354">
            <text:p>23.3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209">
            <text:p>6209</text:p>
          </table:table-cell>
          <table:table-cell table:style-name="ce1" office:value-type="float" office:value="833790">
            <text:p>833790</text:p>
          </table:table-cell>
          <table:table-cell table:style-name="ce3" office:value-type="float" office:value="0">
            <text:p>0</text:p>
          </table:table-cell>
          <table:table-cell table:style-name="ce1" office:value-type="float" office:value="2.80539">
            <text:p>2.805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10170">
            <text:p>10170</text:p>
          </table:table-cell>
          <table:table-cell table:style-name="ce1" office:value-type="float" office:value="4319">
            <text:p>4319</text:p>
          </table:table-cell>
          <table:table-cell table:style-name="ce1" office:value-type="float" office:value="29.9756">
            <text:p>29.97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473">
            <text:p>23473</text:p>
          </table:table-cell>
          <table:table-cell table:style-name="ce1" office:value-type="float" office:value="158114">
            <text:p>158114</text:p>
          </table:table-cell>
          <table:table-cell table:style-name="ce1" office:value-type="float" office:value="26047">
            <text:p>26047</text:p>
          </table:table-cell>
          <table:table-cell table:style-name="ce1" office:value-type="float" office:value="13.2207">
            <text:p>13.22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53">
            <text:p>3553</text:p>
          </table:table-cell>
          <table:table-cell table:number-columns-repeated="2" table:style-name="ce1" office:value-type="float" office:value="15090">
            <text:p>15090</text:p>
          </table:table-cell>
          <table:table-cell table:style-name="ce1" office:value-type="float" office:value="16.4152">
            <text:p>16.41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14">
            <text:p>9014</text:p>
          </table:table-cell>
          <table:table-cell table:style-name="ce1" office:value-type="float" office:value="133821">
            <text:p>133821</text:p>
          </table:table-cell>
          <table:table-cell table:style-name="ce1" office:value-type="float" office:value="14855">
            <text:p>14855</text:p>
          </table:table-cell>
          <table:table-cell table:style-name="ce1" office:value-type="float" office:value="3.74897">
            <text:p>3.748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55">
            <text:p>2655</text:p>
          </table:table-cell>
          <table:table-cell table:style-name="ce1" office:value-type="float" office:value="21270">
            <text:p>21270</text:p>
          </table:table-cell>
          <table:table-cell table:style-name="ce1" office:value-type="float" office:value="5667">
            <text:p>5667</text:p>
          </table:table-cell>
          <table:table-cell table:style-name="ce1" office:value-type="float" office:value="64.4241">
            <text:p>64.42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883">
            <text:p>20883</text:p>
          </table:table-cell>
          <table:table-cell table:style-name="ce1" office:value-type="float" office:value="36949">
            <text:p>36949</text:p>
          </table:table-cell>
          <table:table-cell table:style-name="ce1" office:value-type="float" office:value="35367">
            <text:p>35367</text:p>
          </table:table-cell>
          <table:table-cell table:style-name="ce1" office:value-type="float" office:value="2.72945">
            <text:p>2.729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9236">
            <text:p>9236</text:p>
          </table:table-cell>
          <table:table-cell table:style-name="ce1" office:value-type="float" office:value="3224">
            <text:p>3224</text:p>
          </table:table-cell>
          <table:table-cell table:style-name="ce1" office:value-type="float" office:value="2.76025">
            <text:p>2.760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64">
            <text:p>1364</text:p>
          </table:table-cell>
          <table:table-cell table:style-name="ce1" office:value-type="float" office:value="25611">
            <text:p>25611</text:p>
          </table:table-cell>
          <table:table-cell table:style-name="ce1" office:value-type="float" office:value="2486">
            <text:p>2486</text:p>
          </table:table-cell>
          <table:table-cell table:style-name="ce1" office:value-type="float" office:value="3.39959">
            <text:p>3.399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30">
            <text:p>1530</text:p>
          </table:table-cell>
          <table:table-cell table:style-name="ce1" office:value-type="float" office:value="25893">
            <text:p>25893</text:p>
          </table:table-cell>
          <table:table-cell table:style-name="ce1" office:value-type="float" office:value="2690">
            <text:p>2690</text:p>
          </table:table-cell>
          <table:table-cell table:style-name="ce1" office:value-type="float" office:value="2.22678">
            <text:p>2.226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4162">
            <text:p>4162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.14877">
            <text:p>8.148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47">
            <text:p>5147</text:p>
          </table:table-cell>
          <table:table-cell table:style-name="ce1" office:value-type="float" office:value="25549">
            <text:p>25549</text:p>
          </table:table-cell>
          <table:table-cell table:style-name="ce1" office:value-type="float" office:value="15261">
            <text:p>15261</text:p>
          </table:table-cell>
          <table:table-cell table:style-name="ce1" office:value-type="float" office:value="82.6768">
            <text:p>82.67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924">
            <text:p>39924</text:p>
          </table:table-cell>
          <table:table-cell table:style-name="ce1" office:value-type="float" office:value="116907">
            <text:p>116907</text:p>
          </table:table-cell>
          <table:table-cell table:style-name="ce1" office:value-type="float" office:value="98304">
            <text:p>98304</text:p>
          </table:table-cell>
          <table:table-cell table:style-name="ce1" office:value-type="float" office:value="2.41682">
            <text:p>2.416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7062">
            <text:p>7062</text:p>
          </table:table-cell>
          <table:table-cell table:style-name="ce1" office:value-type="float" office:value="3936">
            <text:p>3936</text:p>
          </table:table-cell>
          <table:table-cell table:style-name="ce1" office:value-type="float" office:value="5.474">
            <text:p>5.4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43">
            <text:p>3043</text:p>
          </table:table-cell>
          <table:table-cell table:style-name="ce1" office:value-type="float" office:value="33456">
            <text:p>33456</text:p>
          </table:table-cell>
          <table:table-cell table:style-name="ce1" office:value-type="float" office:value="7108">
            <text:p>7108</text:p>
          </table:table-cell>
          <table:table-cell table:style-name="ce1" office:value-type="float" office:value="4.53263">
            <text:p>4.532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56">
            <text:p>3356</text:p>
          </table:table-cell>
          <table:table-cell table:style-name="ce1" office:value-type="float" office:value="17723">
            <text:p>17723</text:p>
          </table:table-cell>
          <table:table-cell table:style-name="ce1" office:value-type="float" office:value="7924">
            <text:p>7924</text:p>
          </table:table-cell>
          <table:table-cell table:style-name="ce1" office:value-type="float" office:value="2.21308">
            <text:p>2.213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11234">
            <text:p>11234</text:p>
          </table:table-cell>
          <table:table-cell table:style-name="ce1" office:value-type="float" office:value="7477">
            <text:p>7477</text:p>
          </table:table-cell>
          <table:table-cell table:style-name="ce1" office:value-type="float" office:value="2.26348">
            <text:p>2.263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11234">
            <text:p>11234</text:p>
          </table:table-cell>
          <table:table-cell table:style-name="ce1" office:value-type="float" office:value="7477">
            <text:p>7477</text:p>
          </table:table-cell>
          <table:table-cell table:style-name="ce1" office:value-type="float" office:value="12.3747">
            <text:p>12.37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027">
            <text:p>13027</text:p>
          </table:table-cell>
          <table:table-cell table:number-columns-repeated="2" table:style-name="ce1" office:value-type="float" office:value="103001">
            <text:p>103001</text:p>
          </table:table-cell>
          <table:table-cell table:style-name="ce1" office:value-type="float" office:value="4.1532">
            <text:p>4.15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23">
            <text:p>2123</text:p>
          </table:table-cell>
          <table:table-cell table:style-name="ce1" office:value-type="float" office:value="25916">
            <text:p>25916</text:p>
          </table:table-cell>
          <table:table-cell table:style-name="ce3" office:value-type="float" office:value="0">
            <text:p>0</text:p>
          </table:table-cell>
          <table:table-cell table:style-name="ce1" office:value-type="float" office:value="31.7559">
            <text:p>31.75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153">
            <text:p>26153</text:p>
          </table:table-cell>
          <table:table-cell table:style-name="ce1" office:value-type="float" office:value="62769">
            <text:p>62769</text:p>
          </table:table-cell>
          <table:table-cell table:style-name="ce1" office:value-type="float" office:value="53701">
            <text:p>53701</text:p>
          </table:table-cell>
          <table:table-cell table:style-name="ce1" office:value-type="float" office:value="1.87482">
            <text:p>1.874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92251">
            <text:p>92251</text:p>
          </table:table-cell>
          <table:table-cell table:style-name="ce1" office:value-type="float" office:value="48206">
            <text:p>48206</text:p>
          </table:table-cell>
          <table:table-cell table:style-name="ce12" office:value-type="float" office:value="600">
            <text:p>60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8036">
            <text:p>278036</text:p>
          </table:table-cell>
          <table:table-cell table:number-columns-repeated="2" table:style-name="ce12" office:value-type="float" office:value="5100180">
            <text:p>5100180</text:p>
          </table:table-cell>
          <table:table-cell table:style-name="ce1" office:value-type="float" office:value="45.5773">
            <text:p>45.57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657">
            <text:p>30657</text:p>
          </table:table-cell>
          <table:table-cell table:style-name="ce1" office:value-type="float" office:value="237649">
            <text:p>237649</text:p>
          </table:table-cell>
          <table:table-cell table:style-name="ce1" office:value-type="float" office:value="66943">
            <text:p>66943</text:p>
          </table:table-cell>
          <table:table-cell table:style-name="ce1" office:value-type="float" office:value="2.23292">
            <text:p>2.232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66">
            <text:p>1066</text:p>
          </table:table-cell>
          <table:table-cell table:style-name="ce1" office:value-type="float" office:value="14756">
            <text:p>14756</text:p>
          </table:table-cell>
          <table:table-cell table:style-name="ce1" office:value-type="float" office:value="6899">
            <text:p>6899</text:p>
          </table:table-cell>
          <table:table-cell table:style-name="ce1" office:value-type="float" office:value="2.49664">
            <text:p>2.496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92">
            <text:p>1192</text:p>
          </table:table-cell>
          <table:table-cell table:style-name="ce1" office:value-type="float" office:value="10351">
            <text:p>10351</text:p>
          </table:table-cell>
          <table:table-cell table:style-name="ce1" office:value-type="float" office:value="10066">
            <text:p>10066</text:p>
          </table:table-cell>
          <table:table-cell table:style-name="ce1" table:formula="of:=MI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 office:value="1.34777">
            <text:p>1.34777</text:p>
          </table:table-cell>
          <table:table-cell table:style-name="ce1" table:formula="of:=MI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 office:value="0">
            <text:p>0</text:p>
          </table:table-cell>
          <table:table-cell table:style-name="ce1" table:formula="of:=MI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 office:value="153">
            <text:p>153</text:p>
          </table:table-cell>
          <table:table-cell table:style-name="ce1" table:formula="of:=MI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 office:value="1965">
            <text:p>1965</text:p>
          </table:table-cell>
          <table:table-cell table:style-name="ce1" table:formula="of:=MI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 office:value="0">
            <text:p>0</text:p>
          </table:table-cell>
          <table:table-cell table:style-name="ce1" table:formula="of:=MEDIAN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 office:value="4.53263">
            <text:p>4.53263</text:p>
          </table:table-cell>
          <table:table-cell table:style-name="ce1" table:formula="of:=MEDIAN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 office:value="0">
            <text:p>0</text:p>
          </table:table-cell>
          <table:table-cell table:style-name="ce1" table:formula="of:=MEDIAN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 office:value="2655">
            <text:p>2655</text:p>
          </table:table-cell>
          <table:table-cell table:style-name="ce1" table:formula="of:=MEDIAN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 office:value="25611">
            <text:p>25611</text:p>
          </table:table-cell>
          <table:table-cell table:style-name="ce1" table:formula="of:=MEDIAN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 office:value="7700.5">
            <text:p>7700.5</text:p>
          </table:table-cell>
          <table:table-cell table:style-name="ce1" table:formula="of:=MAX([.$B23];[.$F23];[.$K23];[.$P23];[.$U23];[.$Z23];[.$AE23];[.$AJ23];[.$AO23];[.$AT23];[.$AY23];[.$BD23];[.$BI23];[.$BN23];[.$BS23];[.$BX23];[.$CC23];[.$CH23];[.$CM23];[.$CR23];[.$CW23];[.$DB23];[.$DG23];[.$DL23];[.$DQ23];[.$DV23];[.$EA23];[.$EF23];[.$EK23];[.$EP23];[.$EU23];[.$EZ23];[.$FE23];[.$FJ23];[.$FO23];[.$FT23];[.$FY23];[.$GD23];[.$GI23];[.$GN23];[.$GS23])" office:value-type="float" office:value="600">
            <text:p>600</text:p>
          </table:table-cell>
          <table:table-cell table:style-name="ce1" table:formula="of:=MAX([.$C23];[.$G23];[.$L23];[.$Q23];[.$V23];[.$AA23];[.$AF23];[.$AK23];[.$AP23];[.$AU23];[.$AZ23];[.$BE23];[.$BJ23];[.$BO23];[.$BT23];[.$BY23];[.$CD23];[.$CI23];[.$CN23];[.$CS23];[.$CX23];[.$DC23];[.$DH23];[.$DM23];[.$DR23];[.$DW23];[.$EB23];[.$EG23];[.$EL23];[.$EQ23];[.$EV23];[.$FA23];[.$FF23];[.$FK23];[.$FP23];[.$FU23];[.$FZ23];[.$GE23];[.$GJ23];[.$GO23];[.$GT23])" office:value-type="float" office:value="1">
            <text:p>1</text:p>
          </table:table-cell>
          <table:table-cell table:style-name="ce1" table:formula="of:=MAX([.$D23];[.$H23];[.$M23];[.$R23];[.$W23];[.$AB23];[.$AG23];[.$AL23];[.$AQ23];[.$AV23];[.$BA23];[.$BF23];[.$BK23];[.$BP23];[.$BU23];[.$BZ23];[.$CE23];[.$CJ23];[.$CO23];[.$CT23];[.$CY23];[.$DD23];[.$DI23];[.$DN23];[.$DS23];[.$DX23];[.$EC23];[.$EH23];[.$EM23];[.$ER23];[.$EW23];[.$FB23];[.$FG23];[.$FL23];[.$FQ23];[.$FV23];[.$GA23];[.$GF23];[.$GK23];[.$GP23];[.$GU23])" office:value-type="float" office:value="278036">
            <text:p>278036</text:p>
          </table:table-cell>
          <table:table-cell table:style-name="ce1" table:formula="of:=MAX([.$E23];[.$I23];[.$N23];[.$S23];[.$X23];[.$AC23];[.$AH23];[.$AM23];[.$AR23];[.$AW23];[.$BB23];[.$BG23];[.$BL23];[.$BQ23];[.$BV23];[.$CA23];[.$CF23];[.$CK23];[.$CP23];[.$CU23];[.$CZ23];[.$DE23];[.$DJ23];[.$DO23];[.$DT23];[.$DY23];[.$ED23];[.$EI23];[.$EN23];[.$ES23];[.$EX23];[.$FC23];[.$FH23];[.$FM23];[.$FR23];[.$FW23];[.$GB23];[.$GG23];[.$GL23];[.$GQ23];[.$GV23])" office:value-type="float" office:value="5100180">
            <text:p>5100180</text:p>
          </table:table-cell>
          <table:table-cell table:style-name="ce1" table:formula="of:=MAX([.$J23];[.$O23];[.$T23];[.$Y23];[.$AD23];[.$AI23];[.$AN23];[.$AS23];[.$AX23];[.$BC23];[.$BH23];[.$BM23];[.$BR23];[.$BW23];[.$CB23];[.$CG23];[.$CL23];[.$CQ23];[.$CV23];[.$DA23];[.$DF23];[.$DK23];[.$DP23];[.$DU23];[.$DZ23];[.$EE23];[.$EJ23];[.$EO23];[.$ET23];[.$EY23];[.$FD23];[.$FI23];[.$FN23];[.$FS23];[.$FX23];[.$GC23];[.$GH23];[.$GM23];[.$GR23];[.$GW23])" office:value-type="float" office:value="5100180">
            <text:p>5100180</text:p>
          </table:table-cell>
          <table:table-cell table:style-name="ce1" table:number-columns-repeated="804"/>
        </table:table-row>
        <table:table-row table:style-name="ro1">
          <table:table-cell office:value-type="string">
            <text:p>./laby_16_16_16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8646">
            <text:p>338646</text:p>
          </table:table-cell>
          <table:table-cell office:value-type="float" office:value="787387">
            <text:p>7873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3845">
            <text:p>393845</text:p>
          </table:table-cell>
          <table:table-cell office:value-type="float" office:value="868592">
            <text:p>86859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3682">
            <text:p>363682</text:p>
          </table:table-cell>
          <table:table-cell office:value-type="float" office:value="824610">
            <text:p>82461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3165">
            <text:p>383165</text:p>
          </table:table-cell>
          <table:table-cell office:value-type="float" office:value="852801">
            <text:p>852801</text:p>
          </table:table-cell>
          <table:table-cell office:value-type="float" office:value="176477">
            <text:p>1764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9821">
            <text:p>299821</text:p>
          </table:table-cell>
          <table:table-cell office:value-type="float" office:value="922702">
            <text:p>922702</text:p>
          </table:table-cell>
          <table:table-cell office:value-type="float" office:value="179718">
            <text:p>17971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60723">
            <text:p>460723</text:p>
          </table:table-cell>
          <table:table-cell office:value-type="float" office:value="969591">
            <text:p>969591</text:p>
          </table:table-cell>
          <table:table-cell office:value-type="float" office:value="117628">
            <text:p>11762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4693">
            <text:p>144693</text:p>
          </table:table-cell>
          <table:table-cell office:value-type="float" office:value="503449">
            <text:p>503449</text:p>
          </table:table-cell>
          <table:table-cell office:value-type="float" office:value="202270">
            <text:p>202270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169006">
            <text:p>169006</text:p>
          </table:table-cell>
          <table:table-cell office:value-type="float" office:value="471669">
            <text:p>471669</text:p>
          </table:table-cell>
          <table:table-cell office:value-type="float" office:value="231300">
            <text:p>2313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6952">
            <text:p>176952</text:p>
          </table:table-cell>
          <table:table-cell office:value-type="float" office:value="480806">
            <text:p>480806</text:p>
          </table:table-cell>
          <table:table-cell office:value-type="float" office:value="250840">
            <text:p>250840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69585">
            <text:p>69585</text:p>
          </table:table-cell>
          <table:table-cell office:value-type="float" office:value="155445">
            <text:p>155445</text:p>
          </table:table-cell>
          <table:table-cell office:value-type="float" office:value="111501">
            <text:p>11150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7762">
            <text:p>367762</text:p>
          </table:table-cell>
          <table:table-cell office:value-type="float" office:value="827381">
            <text:p>827381</text:p>
          </table:table-cell>
          <table:table-cell office:value-type="float" office:value="209741">
            <text:p>2097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7845">
            <text:p>377845</text:p>
          </table:table-cell>
          <table:table-cell office:value-type="float" office:value="1111962">
            <text:p>1111962</text:p>
          </table:table-cell>
          <table:table-cell office:value-type="float" office:value="215346">
            <text:p>21534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5663">
            <text:p>315663</text:p>
          </table:table-cell>
          <table:table-cell office:value-type="float" office:value="1028927">
            <text:p>1028927</text:p>
          </table:table-cell>
          <table:table-cell office:value-type="float" office:value="154047">
            <text:p>1540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92528">
            <text:p>492528</text:p>
          </table:table-cell>
          <table:table-cell office:value-type="float" office:value="1192850">
            <text:p>1192850</text:p>
          </table:table-cell>
          <table:table-cell office:value-type="float" office:value="160510">
            <text:p>1605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Best" office:value-type="float" office:value="52595">
            <text:p>52595</text:p>
          </table:table-cell>
          <table:table-cell table:style-name="cellBest" office:value-type="float" office:value="125009">
            <text:p>125009</text:p>
          </table:table-cell>
          <table:table-cell office:value-type="float" office:value="125009">
            <text:p>12500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6472">
            <text:p>316472</text:p>
          </table:table-cell>
          <table:table-cell office:value-type="float" office:value="2784921">
            <text:p>2784921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67144">
            <text:p>67144</text:p>
          </table:table-cell>
          <table:table-cell office:value-type="float" office:value="757458">
            <text:p>757458</text:p>
          </table:table-cell>
          <table:table-cell office:value-type="float" office:value="84407">
            <text:p>8440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7915">
            <text:p>407915</text:p>
          </table:table-cell>
          <table:table-cell office:value-type="float" office:value="1223970">
            <text:p>1223970</text:p>
          </table:table-cell>
          <table:table-cell office:value-type="float" office:value="232680">
            <text:p>2326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3707">
            <text:p>173707</text:p>
          </table:table-cell>
          <table:table-cell table:number-columns-repeated="2" office:value-type="float" office:value="257054">
            <text:p>2570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6449">
            <text:p>286449</text:p>
          </table:table-cell>
          <table:table-cell office:value-type="float" office:value="1411186">
            <text:p>1411186</text:p>
          </table:table-cell>
          <table:table-cell office:value-type="float" office:value="185784">
            <text:p>18578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4380">
            <text:p>454380</text:p>
          </table:table-cell>
          <table:table-cell office:value-type="float" office:value="1019397">
            <text:p>1019397</text:p>
          </table:table-cell>
          <table:table-cell office:value-type="float" office:value="178724">
            <text:p>1787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5872">
            <text:p>215872</text:p>
          </table:table-cell>
          <table:table-cell office:value-type="float" office:value="288794">
            <text:p>288794</text:p>
          </table:table-cell>
          <table:table-cell office:value-type="float" office:value="269477">
            <text:p>2694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4581">
            <text:p>314581</text:p>
          </table:table-cell>
          <table:table-cell office:value-type="float" office:value="751125">
            <text:p>751125</text:p>
          </table:table-cell>
          <table:table-cell office:value-type="float" office:value="147937">
            <text:p>14793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0545">
            <text:p>280545</text:p>
          </table:table-cell>
          <table:table-cell office:value-type="float" office:value="908597">
            <text:p>908597</text:p>
          </table:table-cell>
          <table:table-cell office:value-type="float" office:value="59209">
            <text:p>5920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2012">
            <text:p>372012</text:p>
          </table:table-cell>
          <table:table-cell office:value-type="float" office:value="951942">
            <text:p>951942</text:p>
          </table:table-cell>
          <table:table-cell office:value-type="float" office:value="112877">
            <text:p>11287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3633">
            <text:p>373633</text:p>
          </table:table-cell>
          <table:table-cell office:value-type="float" office:value="662122">
            <text:p>662122</text:p>
          </table:table-cell>
          <table:table-cell office:value-type="float" office:value="422106">
            <text:p>42210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509750">
            <text:p>509750</text:p>
          </table:table-cell>
          <table:table-cell office:value-type="float" office:value="1002036">
            <text:p>1002036</text:p>
          </table:table-cell>
          <table:table-cell office:value-type="float" office:value="817841">
            <text:p>81784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5266">
            <text:p>245266</text:p>
          </table:table-cell>
          <table:table-cell office:value-type="float" office:value="490798">
            <text:p>490798</text:p>
          </table:table-cell>
          <table:table-cell office:value-type="float" office:value="451149">
            <text:p>45114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6146">
            <text:p>366146</text:p>
          </table:table-cell>
          <table:table-cell office:value-type="float" office:value="665426">
            <text:p>665426</text:p>
          </table:table-cell>
          <table:table-cell office:value-type="float" office:value="626974">
            <text:p>6269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1990">
            <text:p>391990</text:p>
          </table:table-cell>
          <table:table-cell office:value-type="float" office:value="2465315">
            <text:p>2465315</text:p>
          </table:table-cell>
          <table:table-cell office:value-type="float" office:value="105070">
            <text:p>1050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9896">
            <text:p>389896</text:p>
          </table:table-cell>
          <table:table-cell office:value-type="float" office:value="1118852">
            <text:p>1118852</text:p>
          </table:table-cell>
          <table:table-cell office:value-type="float" office:value="82038">
            <text:p>820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9371">
            <text:p>349371</text:p>
          </table:table-cell>
          <table:table-cell office:value-type="float" office:value="1122089">
            <text:p>1122089</text:p>
          </table:table-cell>
          <table:table-cell office:value-type="float" office:value="89475">
            <text:p>8947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9716">
            <text:p>319716</text:p>
          </table:table-cell>
          <table:table-cell office:value-type="float" office:value="1027660">
            <text:p>1027660</text:p>
          </table:table-cell>
          <table:table-cell office:value-type="float" office:value="80748">
            <text:p>8074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8443">
            <text:p>298443</text:p>
          </table:table-cell>
          <table:table-cell table:number-columns-repeated="2" office:value-type="float" office:value="594102">
            <text:p>59410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3096">
            <text:p>293096</text:p>
          </table:table-cell>
          <table:table-cell office:value-type="float" office:value="1089194">
            <text:p>108919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6282">
            <text:p>406282</text:p>
          </table:table-cell>
          <table:table-cell office:value-type="float" office:value="669225">
            <text:p>669225</text:p>
          </table:table-cell>
          <table:table-cell office:value-type="float" office:value="632496">
            <text:p>6324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2147">
            <text:p>422147</text:p>
          </table:table-cell>
          <table:table-cell office:value-type="float" office:value="1012837">
            <text:p>1012837</text:p>
          </table:table-cell>
          <table:table-cell office:value-type="float" office:value="149266">
            <text:p>149266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23846">
            <text:p>223846</text:p>
          </table:table-cell>
          <table:table-cell table:number-columns-repeated="2" office:value-type="float" office:value="7243630">
            <text:p>72436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28807">
            <text:p>428807</text:p>
          </table:table-cell>
          <table:table-cell office:value-type="float" office:value="871851">
            <text:p>871851</text:p>
          </table:table-cell>
          <table:table-cell office:value-type="float" office:value="440665">
            <text:p>44066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6029">
            <text:p>376029</text:p>
          </table:table-cell>
          <table:table-cell office:value-type="float" office:value="1009873">
            <text:p>1009873</text:p>
          </table:table-cell>
          <table:table-cell office:value-type="float" office:value="109743">
            <text:p>10974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7068">
            <text:p>257068</text:p>
          </table:table-cell>
          <table:table-cell office:value-type="float" office:value="387275">
            <text:p>387275</text:p>
          </table:table-cell>
          <table:table-cell office:value-type="float" office:value="358245">
            <text:p>358245</text:p>
          </table:table-cell>
          <table:table-cell table:formula="of:=MI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 office:value="600">
            <text:p>600</text:p>
          </table:table-cell>
          <table:table-cell table:formula="of:=MI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 office:value="1">
            <text:p>1</text:p>
          </table:table-cell>
          <table:table-cell table:formula="of:=MI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 office:value="52595">
            <text:p>52595</text:p>
          </table:table-cell>
          <table:table-cell table:formula="of:=MI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 office:value="125009">
            <text:p>125009</text:p>
          </table:table-cell>
          <table:table-cell table:formula="of:=MI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 office:value="0">
            <text:p>0</text:p>
          </table:table-cell>
          <table:table-cell table:formula="of:=MEDIAN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 office:value="600">
            <text:p>600</text:p>
          </table:table-cell>
          <table:table-cell table:formula="of:=MEDIAN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 office:value="1">
            <text:p>1</text:p>
          </table:table-cell>
          <table:table-cell table:formula="of:=MEDIAN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 office:value="338646">
            <text:p>338646</text:p>
          </table:table-cell>
          <table:table-cell table:formula="of:=MEDIAN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 office:value="871851">
            <text:p>871851</text:p>
          </table:table-cell>
          <table:table-cell table:formula="of:=MEDIAN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 office:value="177600.5">
            <text:p>177600.5</text:p>
          </table:table-cell>
          <table:table-cell table:formula="of:=MAX([.$B24];[.$F24];[.$K24];[.$P24];[.$U24];[.$Z24];[.$AE24];[.$AJ24];[.$AO24];[.$AT24];[.$AY24];[.$BD24];[.$BI24];[.$BN24];[.$BS24];[.$BX24];[.$CC24];[.$CH24];[.$CM24];[.$CR24];[.$CW24];[.$DB24];[.$DG24];[.$DL24];[.$DQ24];[.$DV24];[.$EA24];[.$EF24];[.$EK24];[.$EP24];[.$EU24];[.$EZ24];[.$FE24];[.$FJ24];[.$FO24];[.$FT24];[.$FY24];[.$GD24];[.$GI24];[.$GN24];[.$GS24])" office:value-type="float" office:value="600">
            <text:p>600</text:p>
          </table:table-cell>
          <table:table-cell table:formula="of:=MAX([.$C24];[.$G24];[.$L24];[.$Q24];[.$V24];[.$AA24];[.$AF24];[.$AK24];[.$AP24];[.$AU24];[.$AZ24];[.$BE24];[.$BJ24];[.$BO24];[.$BT24];[.$BY24];[.$CD24];[.$CI24];[.$CN24];[.$CS24];[.$CX24];[.$DC24];[.$DH24];[.$DM24];[.$DR24];[.$DW24];[.$EB24];[.$EG24];[.$EL24];[.$EQ24];[.$EV24];[.$FA24];[.$FF24];[.$FK24];[.$FP24];[.$FU24];[.$FZ24];[.$GE24];[.$GJ24];[.$GO24];[.$GT24])" office:value-type="float" office:value="1">
            <text:p>1</text:p>
          </table:table-cell>
          <table:table-cell table:formula="of:=MAX([.$D24];[.$H24];[.$M24];[.$R24];[.$W24];[.$AB24];[.$AG24];[.$AL24];[.$AQ24];[.$AV24];[.$BA24];[.$BF24];[.$BK24];[.$BP24];[.$BU24];[.$BZ24];[.$CE24];[.$CJ24];[.$CO24];[.$CT24];[.$CY24];[.$DD24];[.$DI24];[.$DN24];[.$DS24];[.$DX24];[.$EC24];[.$EH24];[.$EM24];[.$ER24];[.$EW24];[.$FB24];[.$FG24];[.$FL24];[.$FQ24];[.$FV24];[.$GA24];[.$GF24];[.$GK24];[.$GP24];[.$GU24])" office:value-type="float" office:value="509750">
            <text:p>509750</text:p>
          </table:table-cell>
          <table:table-cell table:formula="of:=MAX([.$E24];[.$I24];[.$N24];[.$S24];[.$X24];[.$AC24];[.$AH24];[.$AM24];[.$AR24];[.$AW24];[.$BB24];[.$BG24];[.$BL24];[.$BQ24];[.$BV24];[.$CA24];[.$CF24];[.$CK24];[.$CP24];[.$CU24];[.$CZ24];[.$DE24];[.$DJ24];[.$DO24];[.$DT24];[.$DY24];[.$ED24];[.$EI24];[.$EN24];[.$ES24];[.$EX24];[.$FC24];[.$FH24];[.$FM24];[.$FR24];[.$FW24];[.$GB24];[.$GG24];[.$GL24];[.$GQ24];[.$GV24])" office:value-type="float" office:value="7243630">
            <text:p>7243630</text:p>
          </table:table-cell>
          <table:table-cell table:formula="of:=MAX([.$J24];[.$O24];[.$T24];[.$Y24];[.$AD24];[.$AI24];[.$AN24];[.$AS24];[.$AX24];[.$BC24];[.$BH24];[.$BM24];[.$BR24];[.$BW24];[.$CB24];[.$CG24];[.$CL24];[.$CQ24];[.$CV24];[.$DA24];[.$DF24];[.$DK24];[.$DP24];[.$DU24];[.$DZ24];[.$EE24];[.$EJ24];[.$EO24];[.$ET24];[.$EY24];[.$FD24];[.$FI24];[.$FN24];[.$FS24];[.$FX24];[.$GC24];[.$GH24];[.$GM24];[.$GR24];[.$GW24])" office:value-type="float" office:value="7243630">
            <text:p>7243630</text:p>
          </table:table-cell>
          <table:table-cell table:number-columns-repeated="804"/>
        </table:table-row>
        <table:table-row table:style-name="ro1">
          <table:table-cell office:value-type="string">
            <text:p>./laby_16_16_17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72728">
            <text:p>472728</text:p>
          </table:table-cell>
          <table:table-cell office:value-type="float" office:value="1698322">
            <text:p>169832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65308">
            <text:p>465308</text:p>
          </table:table-cell>
          <table:table-cell office:value-type="float" office:value="1681723">
            <text:p>168172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7394">
            <text:p>457394</text:p>
          </table:table-cell>
          <table:table-cell office:value-type="float" office:value="1663431">
            <text:p>1663431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4788">
            <text:p>414788</text:p>
          </table:table-cell>
          <table:table-cell office:value-type="float" office:value="1514258">
            <text:p>1514258</text:p>
          </table:table-cell>
          <table:table-cell office:value-type="float" office:value="236622">
            <text:p>236622</text:p>
          </table:table-cell>
          <table:table-cell office:value-type="float" office:value="573.071">
            <text:p>573.071</text:p>
          </table:table-cell>
          <table:table-cell table:style-name="cellBest" office:value-type="float" office:value="0">
            <text:p>0</text:p>
          </table:table-cell>
          <table:table-cell office:value-type="float" office:value="382549">
            <text:p>382549</text:p>
          </table:table-cell>
          <table:table-cell office:value-type="float" office:value="4289041">
            <text:p>4289041</text:p>
          </table:table-cell>
          <table:table-cell office:value-type="float" office:value="222081">
            <text:p>2220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2269">
            <text:p>382269</text:p>
          </table:table-cell>
          <table:table-cell office:value-type="float" office:value="1941596">
            <text:p>1941596</text:p>
          </table:table-cell>
          <table:table-cell office:value-type="float" office:value="141110">
            <text:p>141110</text:p>
          </table:table-cell>
          <table:table-cell table:style-name="cellBest" office:value-type="float" office:value="37.7083">
            <text:p>37.7083</text:p>
          </table:table-cell>
          <table:table-cell table:style-name="cellBest" office:value-type="float" office:value="0">
            <text:p>0</text:p>
          </table:table-cell>
          <table:table-cell office:value-type="float" office:value="39579">
            <text:p>39579</text:p>
          </table:table-cell>
          <table:table-cell office:value-type="float" office:value="167770">
            <text:p>167770</text:p>
          </table:table-cell>
          <table:table-cell office:value-type="float" office:value="36490">
            <text:p>36490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226483">
            <text:p>226483</text:p>
          </table:table-cell>
          <table:table-cell office:value-type="float" office:value="895945">
            <text:p>895945</text:p>
          </table:table-cell>
          <table:table-cell office:value-type="float" office:value="325301">
            <text:p>32530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3370">
            <text:p>123370</text:p>
          </table:table-cell>
          <table:table-cell office:value-type="float" office:value="908090">
            <text:p>908090</text:p>
          </table:table-cell>
          <table:table-cell office:value-type="float" office:value="154938">
            <text:p>154938</text:p>
          </table:table-cell>
          <table:table-cell office:value-type="float" office:value="387.606">
            <text:p>387.606</text:p>
          </table:table-cell>
          <table:table-cell table:style-name="cellBest" office:value-type="float" office:value="0">
            <text:p>0</text:p>
          </table:table-cell>
          <table:table-cell office:value-type="float" office:value="91729">
            <text:p>91729</text:p>
          </table:table-cell>
          <table:table-cell office:value-type="float" office:value="311800">
            <text:p>311800</text:p>
          </table:table-cell>
          <table:table-cell office:value-type="float" office:value="122769">
            <text:p>1227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6178">
            <text:p>396178</text:p>
          </table:table-cell>
          <table:table-cell office:value-type="float" office:value="2340235">
            <text:p>2340235</text:p>
          </table:table-cell>
          <table:table-cell office:value-type="float" office:value="200433">
            <text:p>20043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2005">
            <text:p>252005</text:p>
          </table:table-cell>
          <table:table-cell office:value-type="float" office:value="3354971">
            <text:p>3354971</text:p>
          </table:table-cell>
          <table:table-cell office:value-type="float" office:value="146738">
            <text:p>1467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1663">
            <text:p>291663</text:p>
          </table:table-cell>
          <table:table-cell office:value-type="float" office:value="4502446">
            <text:p>4502446</text:p>
          </table:table-cell>
          <table:table-cell office:value-type="float" office:value="166606">
            <text:p>16660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59372">
            <text:p>459372</text:p>
          </table:table-cell>
          <table:table-cell office:value-type="float" office:value="2824587">
            <text:p>2824587</text:p>
          </table:table-cell>
          <table:table-cell office:value-type="float" office:value="202697">
            <text:p>20269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2140">
            <text:p>52140</text:p>
          </table:table-cell>
          <table:table-cell table:style-name="cellBest" office:value-type="float" office:value="95040">
            <text:p>95040</text:p>
          </table:table-cell>
          <table:table-cell office:value-type="float" office:value="95040">
            <text:p>950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3136">
            <text:p>393136</text:p>
          </table:table-cell>
          <table:table-cell office:value-type="float" office:value="3475555">
            <text:p>347555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8327">
            <text:p>128327</text:p>
          </table:table-cell>
          <table:table-cell office:value-type="float" office:value="557966">
            <text:p>557966</text:p>
          </table:table-cell>
          <table:table-cell office:value-type="float" office:value="181309">
            <text:p>18130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2747">
            <text:p>312747</text:p>
          </table:table-cell>
          <table:table-cell office:value-type="float" office:value="1956136">
            <text:p>1956136</text:p>
          </table:table-cell>
          <table:table-cell office:value-type="float" office:value="208429">
            <text:p>20842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93276">
            <text:p>93276</text:p>
          </table:table-cell>
          <table:table-cell table:number-columns-repeated="2" office:value-type="float" office:value="154884">
            <text:p>15488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0669">
            <text:p>220669</text:p>
          </table:table-cell>
          <table:table-cell office:value-type="float" office:value="1789599">
            <text:p>1789599</text:p>
          </table:table-cell>
          <table:table-cell office:value-type="float" office:value="237006">
            <text:p>237006</text:p>
          </table:table-cell>
          <table:table-cell office:value-type="float" office:value="47.7437">
            <text:p>47.7437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26904">
            <text:p>26904</text:p>
          </table:table-cell>
          <table:table-cell office:value-type="float" office:value="112793">
            <text:p>112793</text:p>
          </table:table-cell>
          <table:table-cell office:value-type="float" office:value="20724">
            <text:p>207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7832">
            <text:p>247832</text:p>
          </table:table-cell>
          <table:table-cell office:value-type="float" office:value="334224">
            <text:p>334224</text:p>
          </table:table-cell>
          <table:table-cell office:value-type="float" office:value="270447">
            <text:p>2704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8796">
            <text:p>438796</text:p>
          </table:table-cell>
          <table:table-cell office:value-type="float" office:value="1608262">
            <text:p>1608262</text:p>
          </table:table-cell>
          <table:table-cell office:value-type="float" office:value="252029">
            <text:p>252029</text:p>
          </table:table-cell>
          <table:table-cell office:value-type="float" office:value="93.2678">
            <text:p>93.2678</text:p>
          </table:table-cell>
          <table:table-cell table:style-name="cellBest" office:value-type="float" office:value="0">
            <text:p>0</text:p>
          </table:table-cell>
          <table:table-cell office:value-type="float" office:value="71353">
            <text:p>71353</text:p>
          </table:table-cell>
          <table:table-cell office:value-type="float" office:value="671208">
            <text:p>671208</text:p>
          </table:table-cell>
          <table:table-cell office:value-type="float" office:value="34632">
            <text:p>3463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9869">
            <text:p>319869</text:p>
          </table:table-cell>
          <table:table-cell office:value-type="float" office:value="2508659">
            <text:p>2508659</text:p>
          </table:table-cell>
          <table:table-cell office:value-type="float" office:value="212558">
            <text:p>21255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3397">
            <text:p>303397</text:p>
          </table:table-cell>
          <table:table-cell office:value-type="float" office:value="695075">
            <text:p>695075</text:p>
          </table:table-cell>
          <table:table-cell office:value-type="float" office:value="520702">
            <text:p>52070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482214">
            <text:p>482214</text:p>
          </table:table-cell>
          <table:table-cell office:value-type="float" office:value="970094">
            <text:p>970094</text:p>
          </table:table-cell>
          <table:table-cell office:value-type="float" office:value="822947">
            <text:p>8229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9396">
            <text:p>259396</text:p>
          </table:table-cell>
          <table:table-cell office:value-type="float" office:value="521294">
            <text:p>521294</text:p>
          </table:table-cell>
          <table:table-cell office:value-type="float" office:value="503522">
            <text:p>50352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3673">
            <text:p>353673</text:p>
          </table:table-cell>
          <table:table-cell office:value-type="float" office:value="774310">
            <text:p>774310</text:p>
          </table:table-cell>
          <table:table-cell office:value-type="float" office:value="705952">
            <text:p>70595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7236">
            <text:p>257236</text:p>
          </table:table-cell>
          <table:table-cell office:value-type="float" office:value="3969769">
            <text:p>3969769</text:p>
          </table:table-cell>
          <table:table-cell office:value-type="float" office:value="65899">
            <text:p>6589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5164">
            <text:p>405164</text:p>
          </table:table-cell>
          <table:table-cell office:value-type="float" office:value="3673797">
            <text:p>3673797</text:p>
          </table:table-cell>
          <table:table-cell office:value-type="float" office:value="124528">
            <text:p>124528</text:p>
          </table:table-cell>
          <table:table-cell office:value-type="float" office:value="182.718">
            <text:p>182.718</text:p>
          </table:table-cell>
          <table:table-cell table:style-name="cellBest" office:value-type="float" office:value="0">
            <text:p>0</text:p>
          </table:table-cell>
          <table:table-cell office:value-type="float" office:value="127723">
            <text:p>127723</text:p>
          </table:table-cell>
          <table:table-cell office:value-type="float" office:value="995080">
            <text:p>995080</text:p>
          </table:table-cell>
          <table:table-cell office:value-type="float" office:value="50048">
            <text:p>50048</text:p>
          </table:table-cell>
          <table:table-cell office:value-type="float" office:value="231.172">
            <text:p>231.172</text:p>
          </table:table-cell>
          <table:table-cell table:style-name="cellBest" office:value-type="float" office:value="0">
            <text:p>0</text:p>
          </table:table-cell>
          <table:table-cell office:value-type="float" office:value="127723">
            <text:p>127723</text:p>
          </table:table-cell>
          <table:table-cell office:value-type="float" office:value="995080">
            <text:p>995080</text:p>
          </table:table-cell>
          <table:table-cell office:value-type="float" office:value="50048">
            <text:p>5004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5576">
            <text:p>395576</text:p>
          </table:table-cell>
          <table:table-cell table:number-columns-repeated="2" office:value-type="float" office:value="771905">
            <text:p>77190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3860">
            <text:p>263860</text:p>
          </table:table-cell>
          <table:table-cell office:value-type="float" office:value="4355110">
            <text:p>435511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2052">
            <text:p>402052</text:p>
          </table:table-cell>
          <table:table-cell office:value-type="float" office:value="737072">
            <text:p>737072</text:p>
          </table:table-cell>
          <table:table-cell office:value-type="float" office:value="700957">
            <text:p>7009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5878">
            <text:p>255878</text:p>
          </table:table-cell>
          <table:table-cell office:value-type="float" office:value="2570362">
            <text:p>2570362</text:p>
          </table:table-cell>
          <table:table-cell office:value-type="float" office:value="118448">
            <text:p>118448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43504">
            <text:p>243504</text:p>
          </table:table-cell>
          <table:table-cell table:number-columns-repeated="2" office:value-type="float" office:value="11426263">
            <text:p>1142626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9651">
            <text:p>369651</text:p>
          </table:table-cell>
          <table:table-cell office:value-type="float" office:value="2118503">
            <text:p>2118503</text:p>
          </table:table-cell>
          <table:table-cell office:value-type="float" office:value="421647">
            <text:p>4216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2652">
            <text:p>272652</text:p>
          </table:table-cell>
          <table:table-cell office:value-type="float" office:value="1821898">
            <text:p>1821898</text:p>
          </table:table-cell>
          <table:table-cell office:value-type="float" office:value="103999">
            <text:p>10399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8482">
            <text:p>298482</text:p>
          </table:table-cell>
          <table:table-cell office:value-type="float" office:value="435216">
            <text:p>435216</text:p>
          </table:table-cell>
          <table:table-cell office:value-type="float" office:value="354830">
            <text:p>354830</text:p>
          </table:table-cell>
          <table:table-cell table:formula="of:=MI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 office:value="37.7083">
            <text:p>37.7083</text:p>
          </table:table-cell>
          <table:table-cell table:formula="of:=MI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 office:value="0">
            <text:p>0</text:p>
          </table:table-cell>
          <table:table-cell table:formula="of:=MI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 office:value="26904">
            <text:p>26904</text:p>
          </table:table-cell>
          <table:table-cell table:formula="of:=MI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 office:value="95040">
            <text:p>95040</text:p>
          </table:table-cell>
          <table:table-cell table:formula="of:=MI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 office:value="0">
            <text:p>0</text:p>
          </table:table-cell>
          <table:table-cell table:formula="of:=MEDIAN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 office:value="600">
            <text:p>600</text:p>
          </table:table-cell>
          <table:table-cell table:formula="of:=MEDIAN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 office:value="1">
            <text:p>1</text:p>
          </table:table-cell>
          <table:table-cell table:formula="of:=MEDIAN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 office:value="291663">
            <text:p>291663</text:p>
          </table:table-cell>
          <table:table-cell table:formula="of:=MEDIAN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 office:value="1608262">
            <text:p>1608262</text:p>
          </table:table-cell>
          <table:table-cell table:formula="of:=MEDIAN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 office:value="173957.5">
            <text:p>173957.5</text:p>
          </table:table-cell>
          <table:table-cell table:formula="of:=MAX([.$B25];[.$F25];[.$K25];[.$P25];[.$U25];[.$Z25];[.$AE25];[.$AJ25];[.$AO25];[.$AT25];[.$AY25];[.$BD25];[.$BI25];[.$BN25];[.$BS25];[.$BX25];[.$CC25];[.$CH25];[.$CM25];[.$CR25];[.$CW25];[.$DB25];[.$DG25];[.$DL25];[.$DQ25];[.$DV25];[.$EA25];[.$EF25];[.$EK25];[.$EP25];[.$EU25];[.$EZ25];[.$FE25];[.$FJ25];[.$FO25];[.$FT25];[.$FY25];[.$GD25];[.$GI25];[.$GN25];[.$GS25])" office:value-type="float" office:value="600">
            <text:p>600</text:p>
          </table:table-cell>
          <table:table-cell table:formula="of:=MAX([.$C25];[.$G25];[.$L25];[.$Q25];[.$V25];[.$AA25];[.$AF25];[.$AK25];[.$AP25];[.$AU25];[.$AZ25];[.$BE25];[.$BJ25];[.$BO25];[.$BT25];[.$BY25];[.$CD25];[.$CI25];[.$CN25];[.$CS25];[.$CX25];[.$DC25];[.$DH25];[.$DM25];[.$DR25];[.$DW25];[.$EB25];[.$EG25];[.$EL25];[.$EQ25];[.$EV25];[.$FA25];[.$FF25];[.$FK25];[.$FP25];[.$FU25];[.$FZ25];[.$GE25];[.$GJ25];[.$GO25];[.$GT25])" office:value-type="float" office:value="1">
            <text:p>1</text:p>
          </table:table-cell>
          <table:table-cell table:formula="of:=MAX([.$D25];[.$H25];[.$M25];[.$R25];[.$W25];[.$AB25];[.$AG25];[.$AL25];[.$AQ25];[.$AV25];[.$BA25];[.$BF25];[.$BK25];[.$BP25];[.$BU25];[.$BZ25];[.$CE25];[.$CJ25];[.$CO25];[.$CT25];[.$CY25];[.$DD25];[.$DI25];[.$DN25];[.$DS25];[.$DX25];[.$EC25];[.$EH25];[.$EM25];[.$ER25];[.$EW25];[.$FB25];[.$FG25];[.$FL25];[.$FQ25];[.$FV25];[.$GA25];[.$GF25];[.$GK25];[.$GP25];[.$GU25])" office:value-type="float" office:value="482214">
            <text:p>482214</text:p>
          </table:table-cell>
          <table:table-cell table:formula="of:=MAX([.$E25];[.$I25];[.$N25];[.$S25];[.$X25];[.$AC25];[.$AH25];[.$AM25];[.$AR25];[.$AW25];[.$BB25];[.$BG25];[.$BL25];[.$BQ25];[.$BV25];[.$CA25];[.$CF25];[.$CK25];[.$CP25];[.$CU25];[.$CZ25];[.$DE25];[.$DJ25];[.$DO25];[.$DT25];[.$DY25];[.$ED25];[.$EI25];[.$EN25];[.$ES25];[.$EX25];[.$FC25];[.$FH25];[.$FM25];[.$FR25];[.$FW25];[.$GB25];[.$GG25];[.$GL25];[.$GQ25];[.$GV25])" office:value-type="float" office:value="11426263">
            <text:p>11426263</text:p>
          </table:table-cell>
          <table:table-cell table:formula="of:=MAX([.$J25];[.$O25];[.$T25];[.$Y25];[.$AD25];[.$AI25];[.$AN25];[.$AS25];[.$AX25];[.$BC25];[.$BH25];[.$BM25];[.$BR25];[.$BW25];[.$CB25];[.$CG25];[.$CL25];[.$CQ25];[.$CV25];[.$DA25];[.$DF25];[.$DK25];[.$DP25];[.$DU25];[.$DZ25];[.$EE25];[.$EJ25];[.$EO25];[.$ET25];[.$EY25];[.$FD25];[.$FI25];[.$FN25];[.$FS25];[.$FX25];[.$GC25];[.$GH25];[.$GM25];[.$GR25];[.$GW25])" office:value-type="float" office:value="11426263">
            <text:p>11426263</text:p>
          </table:table-cell>
          <table:table-cell table:number-columns-repeated="804"/>
        </table:table-row>
        <table:table-row table:style-name="ro1">
          <table:table-cell office:value-type="string">
            <text:p>./laby_16_16_18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11302">
            <text:p>311302</text:p>
          </table:table-cell>
          <table:table-cell office:value-type="float" office:value="940204">
            <text:p>94020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0375">
            <text:p>340375</text:p>
          </table:table-cell>
          <table:table-cell office:value-type="float" office:value="1027389">
            <text:p>102738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5786">
            <text:p>305786</text:p>
          </table:table-cell>
          <table:table-cell office:value-type="float" office:value="927114">
            <text:p>927114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3899">
            <text:p>393899</text:p>
          </table:table-cell>
          <table:table-cell office:value-type="float" office:value="1210192">
            <text:p>1210192</text:p>
          </table:table-cell>
          <table:table-cell office:value-type="float" office:value="267615">
            <text:p>267615</text:p>
          </table:table-cell>
          <table:table-cell office:value-type="float" office:value="517.81">
            <text:p>517.81</text:p>
          </table:table-cell>
          <table:table-cell table:style-name="cellBest" office:value-type="float" office:value="0">
            <text:p>0</text:p>
          </table:table-cell>
          <table:table-cell office:value-type="float" office:value="264736">
            <text:p>264736</text:p>
          </table:table-cell>
          <table:table-cell office:value-type="float" office:value="1093586">
            <text:p>1093586</text:p>
          </table:table-cell>
          <table:table-cell office:value-type="float" office:value="150511">
            <text:p>15051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9865">
            <text:p>379865</text:p>
          </table:table-cell>
          <table:table-cell office:value-type="float" office:value="868816">
            <text:p>868816</text:p>
          </table:table-cell>
          <table:table-cell office:value-type="float" office:value="111399">
            <text:p>111399</text:p>
          </table:table-cell>
          <table:table-cell office:value-type="float" office:value="272.423">
            <text:p>272.423</text:p>
          </table:table-cell>
          <table:table-cell table:style-name="cellBest" office:value-type="float" office:value="0">
            <text:p>0</text:p>
          </table:table-cell>
          <table:table-cell office:value-type="float" office:value="122671">
            <text:p>122671</text:p>
          </table:table-cell>
          <table:table-cell office:value-type="float" office:value="314680">
            <text:p>314680</text:p>
          </table:table-cell>
          <table:table-cell office:value-type="float" office:value="159746">
            <text:p>159746</text:p>
          </table:table-cell>
          <table:table-cell office:value-type="float" office:value="34.4475">
            <text:p>34.4475</text:p>
          </table:table-cell>
          <table:table-cell table:style-name="cellBest" office:value-type="float" office:value="0">
            <text:p>0</text:p>
          </table:table-cell>
          <table:table-cell office:value-type="float" office:value="21470">
            <text:p>21470</text:p>
          </table:table-cell>
          <table:table-cell office:value-type="float" office:value="77835">
            <text:p>77835</text:p>
          </table:table-cell>
          <table:table-cell office:value-type="float" office:value="34621">
            <text:p>34621</text:p>
          </table:table-cell>
          <table:table-cell office:value-type="float" office:value="493.565">
            <text:p>493.565</text:p>
          </table:table-cell>
          <table:table-cell table:style-name="cellBest" office:value-type="float" office:value="0">
            <text:p>0</text:p>
          </table:table-cell>
          <table:table-cell office:value-type="float" office:value="171959">
            <text:p>171959</text:p>
          </table:table-cell>
          <table:table-cell office:value-type="float" office:value="455202">
            <text:p>455202</text:p>
          </table:table-cell>
          <table:table-cell office:value-type="float" office:value="188592">
            <text:p>188592</text:p>
          </table:table-cell>
          <table:table-cell office:value-type="float" office:value="524.868">
            <text:p>524.868</text:p>
          </table:table-cell>
          <table:table-cell table:style-name="cellBest" office:value-type="float" office:value="0">
            <text:p>0</text:p>
          </table:table-cell>
          <table:table-cell office:value-type="float" office:value="199682">
            <text:p>199682</text:p>
          </table:table-cell>
          <table:table-cell office:value-type="float" office:value="587322">
            <text:p>587322</text:p>
          </table:table-cell>
          <table:table-cell office:value-type="float" office:value="294616">
            <text:p>294616</text:p>
          </table:table-cell>
          <table:table-cell office:value-type="float" office:value="449.64">
            <text:p>449.64</text:p>
          </table:table-cell>
          <table:table-cell table:style-name="cellBest" office:value-type="float" office:value="0">
            <text:p>0</text:p>
          </table:table-cell>
          <table:table-cell office:value-type="float" office:value="335036">
            <text:p>335036</text:p>
          </table:table-cell>
          <table:table-cell office:value-type="float" office:value="953057">
            <text:p>953057</text:p>
          </table:table-cell>
          <table:table-cell office:value-type="float" office:value="184573">
            <text:p>18457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1628">
            <text:p>301628</text:p>
          </table:table-cell>
          <table:table-cell office:value-type="float" office:value="885550">
            <text:p>885550</text:p>
          </table:table-cell>
          <table:table-cell office:value-type="float" office:value="149594">
            <text:p>149594</text:p>
          </table:table-cell>
          <table:table-cell office:value-type="float" office:value="139.461">
            <text:p>139.461</text:p>
          </table:table-cell>
          <table:table-cell table:style-name="cellBest" office:value-type="float" office:value="0">
            <text:p>0</text:p>
          </table:table-cell>
          <table:table-cell office:value-type="float" office:value="117881">
            <text:p>117881</text:p>
          </table:table-cell>
          <table:table-cell office:value-type="float" office:value="433099">
            <text:p>433099</text:p>
          </table:table-cell>
          <table:table-cell office:value-type="float" office:value="84098">
            <text:p>8409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3352">
            <text:p>363352</text:p>
          </table:table-cell>
          <table:table-cell office:value-type="float" office:value="1231571">
            <text:p>1231571</text:p>
          </table:table-cell>
          <table:table-cell office:value-type="float" office:value="226286">
            <text:p>226286</text:p>
          </table:table-cell>
          <table:table-cell table:style-name="cellBest" office:value-type="float" office:value="24.9561">
            <text:p>24.9561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6235">
            <text:p>6235</text:p>
          </table:table-cell>
          <table:table-cell table:style-name="cellBest" office:value-type="float" office:value="23147">
            <text:p>23147</text:p>
          </table:table-cell>
          <table:table-cell office:value-type="float" office:value="23147">
            <text:p>23147</text:p>
          </table:table-cell>
          <table:table-cell office:value-type="float" office:value="117.65">
            <text:p>117.65</text:p>
          </table:table-cell>
          <table:table-cell table:style-name="cellBest" office:value-type="float" office:value="0">
            <text:p>0</text:p>
          </table:table-cell>
          <table:table-cell office:value-type="float" office:value="58550">
            <text:p>58550</text:p>
          </table:table-cell>
          <table:table-cell office:value-type="float" office:value="970147">
            <text:p>97014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56440">
            <text:p>156440</text:p>
          </table:table-cell>
          <table:table-cell office:value-type="float" office:value="333834">
            <text:p>333834</text:p>
          </table:table-cell>
          <table:table-cell office:value-type="float" office:value="232487">
            <text:p>232487</text:p>
          </table:table-cell>
          <table:table-cell office:value-type="float" office:value="86.018">
            <text:p>86.018</text:p>
          </table:table-cell>
          <table:table-cell table:style-name="cellBest" office:value-type="float" office:value="0">
            <text:p>0</text:p>
          </table:table-cell>
          <table:table-cell office:value-type="float" office:value="63645">
            <text:p>63645</text:p>
          </table:table-cell>
          <table:table-cell office:value-type="float" office:value="199800">
            <text:p>199800</text:p>
          </table:table-cell>
          <table:table-cell office:value-type="float" office:value="55394">
            <text:p>5539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5448">
            <text:p>215448</text:p>
          </table:table-cell>
          <table:table-cell table:number-columns-repeated="2" office:value-type="float" office:value="305830">
            <text:p>305830</text:p>
          </table:table-cell>
          <table:table-cell office:value-type="float" office:value="453.615">
            <text:p>453.615</text:p>
          </table:table-cell>
          <table:table-cell table:style-name="cellBest" office:value-type="float" office:value="0">
            <text:p>0</text:p>
          </table:table-cell>
          <table:table-cell office:value-type="float" office:value="303778">
            <text:p>303778</text:p>
          </table:table-cell>
          <table:table-cell office:value-type="float" office:value="607094">
            <text:p>607094</text:p>
          </table:table-cell>
          <table:table-cell office:value-type="float" office:value="239582">
            <text:p>239582</text:p>
          </table:table-cell>
          <table:table-cell office:value-type="float" office:value="428.768">
            <text:p>428.768</text:p>
          </table:table-cell>
          <table:table-cell table:style-name="cellBest" office:value-type="float" office:value="0">
            <text:p>0</text:p>
          </table:table-cell>
          <table:table-cell office:value-type="float" office:value="202867">
            <text:p>202867</text:p>
          </table:table-cell>
          <table:table-cell office:value-type="float" office:value="1030865">
            <text:p>1030865</text:p>
          </table:table-cell>
          <table:table-cell office:value-type="float" office:value="138381">
            <text:p>1383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0741">
            <text:p>240741</text:p>
          </table:table-cell>
          <table:table-cell office:value-type="float" office:value="331430">
            <text:p>331430</text:p>
          </table:table-cell>
          <table:table-cell office:value-type="float" office:value="316335">
            <text:p>31633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1681">
            <text:p>371681</text:p>
          </table:table-cell>
          <table:table-cell office:value-type="float" office:value="1136313">
            <text:p>1136313</text:p>
          </table:table-cell>
          <table:table-cell office:value-type="float" office:value="253463">
            <text:p>25346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7107">
            <text:p>347107</text:p>
          </table:table-cell>
          <table:table-cell office:value-type="float" office:value="838242">
            <text:p>838242</text:p>
          </table:table-cell>
          <table:table-cell office:value-type="float" office:value="101388">
            <text:p>10138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500987">
            <text:p>500987</text:p>
          </table:table-cell>
          <table:table-cell office:value-type="float" office:value="1738056">
            <text:p>1738056</text:p>
          </table:table-cell>
          <table:table-cell office:value-type="float" office:value="196850">
            <text:p>19685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553467">
            <text:p>553467</text:p>
          </table:table-cell>
          <table:table-cell office:value-type="float" office:value="1096435">
            <text:p>1096435</text:p>
          </table:table-cell>
          <table:table-cell office:value-type="float" office:value="697935">
            <text:p>69793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1885">
            <text:p>301885</text:p>
          </table:table-cell>
          <table:table-cell office:value-type="float" office:value="586899">
            <text:p>586899</text:p>
          </table:table-cell>
          <table:table-cell office:value-type="float" office:value="515913">
            <text:p>515913</text:p>
          </table:table-cell>
          <table:table-cell office:value-type="float" office:value="49.3948">
            <text:p>49.3948</text:p>
          </table:table-cell>
          <table:table-cell table:style-name="cellBest" office:value-type="float" office:value="0">
            <text:p>0</text:p>
          </table:table-cell>
          <table:table-cell office:value-type="float" office:value="46029">
            <text:p>46029</text:p>
          </table:table-cell>
          <table:table-cell office:value-type="float" office:value="104750">
            <text:p>104750</text:p>
          </table:table-cell>
          <table:table-cell office:value-type="float" office:value="91880">
            <text:p>91880</text:p>
          </table:table-cell>
          <table:table-cell office:value-type="float" office:value="120.63">
            <text:p>120.63</text:p>
          </table:table-cell>
          <table:table-cell table:style-name="cellBest" office:value-type="float" office:value="0">
            <text:p>0</text:p>
          </table:table-cell>
          <table:table-cell office:value-type="float" office:value="109980">
            <text:p>109980</text:p>
          </table:table-cell>
          <table:table-cell office:value-type="float" office:value="240261">
            <text:p>240261</text:p>
          </table:table-cell>
          <table:table-cell office:value-type="float" office:value="218565">
            <text:p>21856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15739">
            <text:p>415739</text:p>
          </table:table-cell>
          <table:table-cell office:value-type="float" office:value="1188518">
            <text:p>1188518</text:p>
          </table:table-cell>
          <table:table-cell office:value-type="float" office:value="142870">
            <text:p>14287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4575">
            <text:p>364575</text:p>
          </table:table-cell>
          <table:table-cell office:value-type="float" office:value="1538916">
            <text:p>1538916</text:p>
          </table:table-cell>
          <table:table-cell office:value-type="float" office:value="121685">
            <text:p>12168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7255">
            <text:p>337255</text:p>
          </table:table-cell>
          <table:table-cell office:value-type="float" office:value="1633833">
            <text:p>1633833</text:p>
          </table:table-cell>
          <table:table-cell office:value-type="float" office:value="82686">
            <text:p>826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7713">
            <text:p>267713</text:p>
          </table:table-cell>
          <table:table-cell office:value-type="float" office:value="1375587">
            <text:p>1375587</text:p>
          </table:table-cell>
          <table:table-cell office:value-type="float" office:value="70356">
            <text:p>7035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84828">
            <text:p>384828</text:p>
          </table:table-cell>
          <table:table-cell table:number-columns-repeated="2" office:value-type="float" office:value="862136">
            <text:p>86213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9579">
            <text:p>219579</text:p>
          </table:table-cell>
          <table:table-cell office:value-type="float" office:value="1204049">
            <text:p>1204049</text:p>
          </table:table-cell>
          <table:table-cell office:value-type="float" office:value="0">
            <text:p>0</text:p>
          </table:table-cell>
          <table:table-cell office:value-type="float" office:value="81.9909">
            <text:p>81.9909</text:p>
          </table:table-cell>
          <table:table-cell table:style-name="cellBest" office:value-type="float" office:value="0">
            <text:p>0</text:p>
          </table:table-cell>
          <table:table-cell office:value-type="float" office:value="61903">
            <text:p>61903</text:p>
          </table:table-cell>
          <table:table-cell office:value-type="float" office:value="133680">
            <text:p>133680</text:p>
          </table:table-cell>
          <table:table-cell office:value-type="float" office:value="117776">
            <text:p>117776</text:p>
          </table:table-cell>
          <table:table-cell office:value-type="float" office:value="402.19">
            <text:p>402.19</text:p>
          </table:table-cell>
          <table:table-cell table:style-name="cellBest" office:value-type="float" office:value="0">
            <text:p>0</text:p>
          </table:table-cell>
          <table:table-cell office:value-type="float" office:value="259053">
            <text:p>259053</text:p>
          </table:table-cell>
          <table:table-cell office:value-type="float" office:value="869834">
            <text:p>869834</text:p>
          </table:table-cell>
          <table:table-cell office:value-type="float" office:value="111202">
            <text:p>111202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219882">
            <text:p>219882</text:p>
          </table:table-cell>
          <table:table-cell table:number-columns-repeated="2" office:value-type="float" office:value="7228380">
            <text:p>72283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68129">
            <text:p>468129</text:p>
          </table:table-cell>
          <table:table-cell office:value-type="float" office:value="1086407">
            <text:p>1086407</text:p>
          </table:table-cell>
          <table:table-cell office:value-type="float" office:value="472749">
            <text:p>472749</text:p>
          </table:table-cell>
          <table:table-cell office:value-type="float" office:value="150.047">
            <text:p>150.047</text:p>
          </table:table-cell>
          <table:table-cell table:style-name="cellBest" office:value-type="float" office:value="0">
            <text:p>0</text:p>
          </table:table-cell>
          <table:table-cell office:value-type="float" office:value="140268">
            <text:p>140268</text:p>
          </table:table-cell>
          <table:table-cell office:value-type="float" office:value="457451">
            <text:p>457451</text:p>
          </table:table-cell>
          <table:table-cell office:value-type="float" office:value="46225">
            <text:p>4622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5298">
            <text:p>275298</text:p>
          </table:table-cell>
          <table:table-cell office:value-type="float" office:value="398046">
            <text:p>398046</text:p>
          </table:table-cell>
          <table:table-cell office:value-type="float" office:value="382394">
            <text:p>382394</text:p>
          </table:table-cell>
          <table:table-cell table:formula="of:=MI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 office:value="24.9561">
            <text:p>24.9561</text:p>
          </table:table-cell>
          <table:table-cell table:formula="of:=MI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 office:value="0">
            <text:p>0</text:p>
          </table:table-cell>
          <table:table-cell table:formula="of:=MI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 office:value="6235">
            <text:p>6235</text:p>
          </table:table-cell>
          <table:table-cell table:formula="of:=MI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 office:value="23147">
            <text:p>23147</text:p>
          </table:table-cell>
          <table:table-cell table:formula="of:=MI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 office:value="0">
            <text:p>0</text:p>
          </table:table-cell>
          <table:table-cell table:formula="of:=MEDIAN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 office:value="600">
            <text:p>600</text:p>
          </table:table-cell>
          <table:table-cell table:formula="of:=MEDIAN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 office:value="1">
            <text:p>1</text:p>
          </table:table-cell>
          <table:table-cell table:formula="of:=MEDIAN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 office:value="267713">
            <text:p>267713</text:p>
          </table:table-cell>
          <table:table-cell table:formula="of:=MEDIAN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 office:value="869834">
            <text:p>869834</text:p>
          </table:table-cell>
          <table:table-cell table:formula="of:=MEDIAN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 office:value="150052.5">
            <text:p>150052.5</text:p>
          </table:table-cell>
          <table:table-cell table:formula="of:=MAX([.$B26];[.$F26];[.$K26];[.$P26];[.$U26];[.$Z26];[.$AE26];[.$AJ26];[.$AO26];[.$AT26];[.$AY26];[.$BD26];[.$BI26];[.$BN26];[.$BS26];[.$BX26];[.$CC26];[.$CH26];[.$CM26];[.$CR26];[.$CW26];[.$DB26];[.$DG26];[.$DL26];[.$DQ26];[.$DV26];[.$EA26];[.$EF26];[.$EK26];[.$EP26];[.$EU26];[.$EZ26];[.$FE26];[.$FJ26];[.$FO26];[.$FT26];[.$FY26];[.$GD26];[.$GI26];[.$GN26];[.$GS26])" office:value-type="float" office:value="600">
            <text:p>600</text:p>
          </table:table-cell>
          <table:table-cell table:formula="of:=MAX([.$C26];[.$G26];[.$L26];[.$Q26];[.$V26];[.$AA26];[.$AF26];[.$AK26];[.$AP26];[.$AU26];[.$AZ26];[.$BE26];[.$BJ26];[.$BO26];[.$BT26];[.$BY26];[.$CD26];[.$CI26];[.$CN26];[.$CS26];[.$CX26];[.$DC26];[.$DH26];[.$DM26];[.$DR26];[.$DW26];[.$EB26];[.$EG26];[.$EL26];[.$EQ26];[.$EV26];[.$FA26];[.$FF26];[.$FK26];[.$FP26];[.$FU26];[.$FZ26];[.$GE26];[.$GJ26];[.$GO26];[.$GT26])" office:value-type="float" office:value="1">
            <text:p>1</text:p>
          </table:table-cell>
          <table:table-cell table:formula="of:=MAX([.$D26];[.$H26];[.$M26];[.$R26];[.$W26];[.$AB26];[.$AG26];[.$AL26];[.$AQ26];[.$AV26];[.$BA26];[.$BF26];[.$BK26];[.$BP26];[.$BU26];[.$BZ26];[.$CE26];[.$CJ26];[.$CO26];[.$CT26];[.$CY26];[.$DD26];[.$DI26];[.$DN26];[.$DS26];[.$DX26];[.$EC26];[.$EH26];[.$EM26];[.$ER26];[.$EW26];[.$FB26];[.$FG26];[.$FL26];[.$FQ26];[.$FV26];[.$GA26];[.$GF26];[.$GK26];[.$GP26];[.$GU26])" office:value-type="float" office:value="553467">
            <text:p>553467</text:p>
          </table:table-cell>
          <table:table-cell table:formula="of:=MAX([.$E26];[.$I26];[.$N26];[.$S26];[.$X26];[.$AC26];[.$AH26];[.$AM26];[.$AR26];[.$AW26];[.$BB26];[.$BG26];[.$BL26];[.$BQ26];[.$BV26];[.$CA26];[.$CF26];[.$CK26];[.$CP26];[.$CU26];[.$CZ26];[.$DE26];[.$DJ26];[.$DO26];[.$DT26];[.$DY26];[.$ED26];[.$EI26];[.$EN26];[.$ES26];[.$EX26];[.$FC26];[.$FH26];[.$FM26];[.$FR26];[.$FW26];[.$GB26];[.$GG26];[.$GL26];[.$GQ26];[.$GV26])" office:value-type="float" office:value="7228380">
            <text:p>7228380</text:p>
          </table:table-cell>
          <table:table-cell table:formula="of:=MAX([.$J26];[.$O26];[.$T26];[.$Y26];[.$AD26];[.$AI26];[.$AN26];[.$AS26];[.$AX26];[.$BC26];[.$BH26];[.$BM26];[.$BR26];[.$BW26];[.$CB26];[.$CG26];[.$CL26];[.$CQ26];[.$CV26];[.$DA26];[.$DF26];[.$DK26];[.$DP26];[.$DU26];[.$DZ26];[.$EE26];[.$EJ26];[.$EO26];[.$ET26];[.$EY26];[.$FD26];[.$FI26];[.$FN26];[.$FS26];[.$FX26];[.$GC26];[.$GH26];[.$GM26];[.$GR26];[.$GW26])" office:value-type="float" office:value="7228380">
            <text:p>7228380</text:p>
          </table:table-cell>
          <table:table-cell table:number-columns-repeated="804"/>
        </table:table-row>
        <table:table-row table:style-name="ro1">
          <table:table-cell office:value-type="string">
            <text:p>./laby_16_16_19.lp</text:p>
          </table:table-cell>
          <table:table-cell office:value-type="float" office:value="102.89">
            <text:p>102.89</text:p>
          </table:table-cell>
          <table:table-cell office:value-type="float" office:value="0">
            <text:p>0</text:p>
          </table:table-cell>
          <table:table-cell office:value-type="float" office:value="75844">
            <text:p>75844</text:p>
          </table:table-cell>
          <table:table-cell office:value-type="float" office:value="291918">
            <text:p>291918</text:p>
          </table:table-cell>
          <table:table-cell office:value-type="float" office:value="113.328">
            <text:p>113.328</text:p>
          </table:table-cell>
          <table:table-cell office:value-type="float" office:value="0">
            <text:p>0</text:p>
          </table:table-cell>
          <table:table-cell office:value-type="float" office:value="75844">
            <text:p>75844</text:p>
          </table:table-cell>
          <table:table-cell office:value-type="float" office:value="291918">
            <text:p>291918</text:p>
          </table:table-cell>
          <table:table-cell office:value-type="float" office:value="0">
            <text:p>0</text:p>
          </table:table-cell>
          <table:table-cell office:value-type="float" office:value="109.632">
            <text:p>109.632</text:p>
          </table:table-cell>
          <table:table-cell office:value-type="float" office:value="0">
            <text:p>0</text:p>
          </table:table-cell>
          <table:table-cell office:value-type="float" office:value="75844">
            <text:p>75844</text:p>
          </table:table-cell>
          <table:table-cell office:value-type="float" office:value="291918">
            <text:p>291918</text:p>
          </table:table-cell>
          <table:table-cell office:value-type="float" office:value="0">
            <text:p>0</text:p>
          </table:table-cell>
          <table:table-cell office:value-type="float" office:value="101.383">
            <text:p>101.383</text:p>
          </table:table-cell>
          <table:table-cell office:value-type="float" office:value="0">
            <text:p>0</text:p>
          </table:table-cell>
          <table:table-cell office:value-type="float" office:value="75844">
            <text:p>75844</text:p>
          </table:table-cell>
          <table:table-cell office:value-type="float" office:value="291918">
            <text:p>291918</text:p>
          </table:table-cell>
          <table:table-cell office:value-type="float" office:value="60538">
            <text:p>60538</text:p>
          </table:table-cell>
          <table:table-cell office:value-type="float" office:value="40.1496">
            <text:p>40.1496</text:p>
          </table:table-cell>
          <table:table-cell office:value-type="float" office:value="0">
            <text:p>0</text:p>
          </table:table-cell>
          <table:table-cell office:value-type="float" office:value="34388">
            <text:p>34388</text:p>
          </table:table-cell>
          <table:table-cell office:value-type="float" office:value="138877">
            <text:p>138877</text:p>
          </table:table-cell>
          <table:table-cell office:value-type="float" office:value="31100">
            <text:p>3110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93978">
            <text:p>393978</text:p>
          </table:table-cell>
          <table:table-cell office:value-type="float" office:value="1059067">
            <text:p>1059067</text:p>
          </table:table-cell>
          <table:table-cell office:value-type="float" office:value="106114">
            <text:p>106114</text:p>
          </table:table-cell>
          <table:table-cell office:value-type="float" office:value="79.4952">
            <text:p>79.4952</text:p>
          </table:table-cell>
          <table:table-cell office:value-type="float" office:value="0">
            <text:p>0</text:p>
          </table:table-cell>
          <table:table-cell office:value-type="float" office:value="64929">
            <text:p>64929</text:p>
          </table:table-cell>
          <table:table-cell office:value-type="float" office:value="236649">
            <text:p>236649</text:p>
          </table:table-cell>
          <table:table-cell office:value-type="float" office:value="61691">
            <text:p>61691</text:p>
          </table:table-cell>
          <table:table-cell office:value-type="float" office:value="570.821">
            <text:p>570.821</text:p>
          </table:table-cell>
          <table:table-cell office:value-type="float" office:value="0">
            <text:p>0</text:p>
          </table:table-cell>
          <table:table-cell office:value-type="float" office:value="136249">
            <text:p>136249</text:p>
          </table:table-cell>
          <table:table-cell office:value-type="float" office:value="319454">
            <text:p>319454</text:p>
          </table:table-cell>
          <table:table-cell office:value-type="float" office:value="163252">
            <text:p>163252</text:p>
          </table:table-cell>
          <table:table-cell office:value-type="float" office:value="356.848">
            <text:p>356.848</text:p>
          </table:table-cell>
          <table:table-cell office:value-type="float" office:value="0">
            <text:p>0</text:p>
          </table:table-cell>
          <table:table-cell office:value-type="float" office:value="159869">
            <text:p>159869</text:p>
          </table:table-cell>
          <table:table-cell office:value-type="float" office:value="365342">
            <text:p>365342</text:p>
          </table:table-cell>
          <table:table-cell office:value-type="float" office:value="214020">
            <text:p>214020</text:p>
          </table:table-cell>
          <table:table-cell office:value-type="float" office:value="2.14917">
            <text:p>2.14917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table:style-name="cellBest" office:value-type="float" office:value="4328">
            <text:p>4328</text:p>
          </table:table-cell>
          <table:table-cell office:value-type="float" office:value="2936">
            <text:p>2936</text:p>
          </table:table-cell>
          <table:table-cell table:style-name="cellBest" office:value-type="float" office:value="1.7471">
            <text:p>1.7471</text:p>
          </table:table-cell>
          <table:table-cell office:value-type="float" office:value="0">
            <text:p>0</text:p>
          </table:table-cell>
          <table:table-cell table:style-name="cellBest" office:value-type="float" office:value="384">
            <text:p>384</text:p>
          </table:table-cell>
          <table:table-cell office:value-type="float" office:value="4603">
            <text:p>4603</text:p>
          </table:table-cell>
          <table:table-cell office:value-type="float" office:value="2672">
            <text:p>2672</text:p>
          </table:table-cell>
          <table:table-cell office:value-type="float" office:value="337.91">
            <text:p>337.91</text:p>
          </table:table-cell>
          <table:table-cell office:value-type="float" office:value="0">
            <text:p>0</text:p>
          </table:table-cell>
          <table:table-cell office:value-type="float" office:value="269509">
            <text:p>269509</text:p>
          </table:table-cell>
          <table:table-cell office:value-type="float" office:value="675032">
            <text:p>675032</text:p>
          </table:table-cell>
          <table:table-cell office:value-type="float" office:value="138092">
            <text:p>13809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471742">
            <text:p>471742</text:p>
          </table:table-cell>
          <table:table-cell office:value-type="float" office:value="1272467">
            <text:p>1272467</text:p>
          </table:table-cell>
          <table:table-cell office:value-type="float" office:value="305415">
            <text:p>305415</text:p>
          </table:table-cell>
          <table:table-cell office:value-type="float" office:value="61.1031">
            <text:p>61.1031</text:p>
          </table:table-cell>
          <table:table-cell office:value-type="float" office:value="0">
            <text:p>0</text:p>
          </table:table-cell>
          <table:table-cell office:value-type="float" office:value="44174">
            <text:p>44174</text:p>
          </table:table-cell>
          <table:table-cell office:value-type="float" office:value="143949">
            <text:p>143949</text:p>
          </table:table-cell>
          <table:table-cell office:value-type="float" office:value="35957">
            <text:p>35957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54573">
            <text:p>54573</text:p>
          </table:table-cell>
          <table:table-cell table:number-columns-repeated="2" office:value-type="float" office:value="88941">
            <text:p>8894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74769">
            <text:p>374769</text:p>
          </table:table-cell>
          <table:table-cell office:value-type="float" office:value="1427232">
            <text:p>1427232</text:p>
          </table:table-cell>
          <table:table-cell office:value-type="float" office:value="0">
            <text:p>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83153">
            <text:p>183153</text:p>
          </table:table-cell>
          <table:table-cell office:value-type="float" office:value="426254">
            <text:p>426254</text:p>
          </table:table-cell>
          <table:table-cell office:value-type="float" office:value="241040">
            <text:p>241040</text:p>
          </table:table-cell>
          <table:table-cell office:value-type="float" office:value="4.05663">
            <text:p>4.05663</text:p>
          </table:table-cell>
          <table:table-cell office:value-type="float" office:value="0">
            <text:p>0</text:p>
          </table:table-cell>
          <table:table-cell office:value-type="float" office:value="2656">
            <text:p>2656</text:p>
          </table:table-cell>
          <table:table-cell office:value-type="float" office:value="32758">
            <text:p>32758</text:p>
          </table:table-cell>
          <table:table-cell office:value-type="float" office:value="9815">
            <text:p>981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2108">
            <text:p>192108</text:p>
          </table:table-cell>
          <table:table-cell table:number-columns-repeated="2" office:value-type="float" office:value="279396">
            <text:p>279396</text:p>
          </table:table-cell>
          <table:table-cell office:value-type="float" office:value="93.2148">
            <text:p>93.2148</text:p>
          </table:table-cell>
          <table:table-cell office:value-type="float" office:value="0">
            <text:p>0</text:p>
          </table:table-cell>
          <table:table-cell office:value-type="float" office:value="67273">
            <text:p>67273</text:p>
          </table:table-cell>
          <table:table-cell office:value-type="float" office:value="195917">
            <text:p>195917</text:p>
          </table:table-cell>
          <table:table-cell office:value-type="float" office:value="66412">
            <text:p>66412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442844">
            <text:p>442844</text:p>
          </table:table-cell>
          <table:table-cell office:value-type="float" office:value="1236708">
            <text:p>1236708</text:p>
          </table:table-cell>
          <table:table-cell office:value-type="float" office:value="190050">
            <text:p>19005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1302">
            <text:p>191302</text:p>
          </table:table-cell>
          <table:table-cell office:value-type="float" office:value="262362">
            <text:p>262362</text:p>
          </table:table-cell>
          <table:table-cell office:value-type="float" office:value="246092">
            <text:p>246092</text:p>
          </table:table-cell>
          <table:table-cell office:value-type="float" office:value="113.812">
            <text:p>113.812</text:p>
          </table:table-cell>
          <table:table-cell office:value-type="float" office:value="0">
            <text:p>0</text:p>
          </table:table-cell>
          <table:table-cell office:value-type="float" office:value="75844">
            <text:p>75844</text:p>
          </table:table-cell>
          <table:table-cell office:value-type="float" office:value="291918">
            <text:p>291918</text:p>
          </table:table-cell>
          <table:table-cell office:value-type="float" office:value="60538">
            <text:p>6053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94473">
            <text:p>294473</text:p>
          </table:table-cell>
          <table:table-cell office:value-type="float" office:value="993756">
            <text:p>993756</text:p>
          </table:table-cell>
          <table:table-cell office:value-type="float" office:value="55473">
            <text:p>55473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611475">
            <text:p>611475</text:p>
          </table:table-cell>
          <table:table-cell office:value-type="float" office:value="1407823">
            <text:p>1407823</text:p>
          </table:table-cell>
          <table:table-cell office:value-type="float" office:value="145430">
            <text:p>145430</text:p>
          </table:table-cell>
          <table:table-cell office:value-type="float" office:value="117.706">
            <text:p>117.706</text:p>
          </table:table-cell>
          <table:table-cell office:value-type="float" office:value="0">
            <text:p>0</text:p>
          </table:table-cell>
          <table:table-cell office:value-type="float" office:value="69795">
            <text:p>69795</text:p>
          </table:table-cell>
          <table:table-cell office:value-type="float" office:value="171522">
            <text:p>171522</text:p>
          </table:table-cell>
          <table:table-cell office:value-type="float" office:value="99139">
            <text:p>99139</text:p>
          </table:table-cell>
          <table:table-cell office:value-type="float" office:value="317.652">
            <text:p>317.652</text:p>
          </table:table-cell>
          <table:table-cell office:value-type="float" office:value="0">
            <text:p>0</text:p>
          </table:table-cell>
          <table:table-cell office:value-type="float" office:value="176812">
            <text:p>176812</text:p>
          </table:table-cell>
          <table:table-cell office:value-type="float" office:value="332624">
            <text:p>332624</text:p>
          </table:table-cell>
          <table:table-cell office:value-type="float" office:value="292039">
            <text:p>292039</text:p>
          </table:table-cell>
          <table:table-cell office:value-type="float" office:value="332.496">
            <text:p>332.496</text:p>
          </table:table-cell>
          <table:table-cell office:value-type="float" office:value="0">
            <text:p>0</text:p>
          </table:table-cell>
          <table:table-cell office:value-type="float" office:value="287299">
            <text:p>287299</text:p>
          </table:table-cell>
          <table:table-cell office:value-type="float" office:value="542910">
            <text:p>542910</text:p>
          </table:table-cell>
          <table:table-cell office:value-type="float" office:value="463614">
            <text:p>463614</text:p>
          </table:table-cell>
          <table:table-cell office:value-type="float" office:value="88.8693">
            <text:p>88.8693</text:p>
          </table:table-cell>
          <table:table-cell office:value-type="float" office:value="0">
            <text:p>0</text:p>
          </table:table-cell>
          <table:table-cell office:value-type="float" office:value="48656">
            <text:p>48656</text:p>
          </table:table-cell>
          <table:table-cell office:value-type="float" office:value="97003">
            <text:p>97003</text:p>
          </table:table-cell>
          <table:table-cell office:value-type="float" office:value="92311">
            <text:p>9231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95324">
            <text:p>395324</text:p>
          </table:table-cell>
          <table:table-cell office:value-type="float" office:value="1288558">
            <text:p>1288558</text:p>
          </table:table-cell>
          <table:table-cell office:value-type="float" office:value="97688">
            <text:p>97688</text:p>
          </table:table-cell>
          <table:table-cell office:value-type="float" office:value="158.424">
            <text:p>158.424</text:p>
          </table:table-cell>
          <table:table-cell office:value-type="float" office:value="0">
            <text:p>0</text:p>
          </table:table-cell>
          <table:table-cell office:value-type="float" office:value="119131">
            <text:p>119131</text:p>
          </table:table-cell>
          <table:table-cell office:value-type="float" office:value="533300">
            <text:p>533300</text:p>
          </table:table-cell>
          <table:table-cell office:value-type="float" office:value="44661">
            <text:p>4466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81192">
            <text:p>381192</text:p>
          </table:table-cell>
          <table:table-cell office:value-type="float" office:value="1209996">
            <text:p>1209996</text:p>
          </table:table-cell>
          <table:table-cell office:value-type="float" office:value="95810">
            <text:p>9581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77713">
            <text:p>377713</text:p>
          </table:table-cell>
          <table:table-cell office:value-type="float" office:value="1199093">
            <text:p>1199093</text:p>
          </table:table-cell>
          <table:table-cell office:value-type="float" office:value="95201">
            <text:p>95201</text:p>
          </table:table-cell>
          <table:table-cell office:value-type="float" office:value="98.769">
            <text:p>98.769</text:p>
          </table:table-cell>
          <table:table-cell office:value-type="float" office:value="0">
            <text:p>0</text:p>
          </table:table-cell>
          <table:table-cell office:value-type="float" office:value="68874">
            <text:p>68874</text:p>
          </table:table-cell>
          <table:table-cell table:number-columns-repeated="2" office:value-type="float" office:value="210538">
            <text:p>210538</text:p>
          </table:table-cell>
          <table:table-cell office:value-type="float" office:value="101.573">
            <text:p>101.573</text:p>
          </table:table-cell>
          <table:table-cell office:value-type="float" office:value="0">
            <text:p>0</text:p>
          </table:table-cell>
          <table:table-cell office:value-type="float" office:value="98879">
            <text:p>98879</text:p>
          </table:table-cell>
          <table:table-cell office:value-type="float" office:value="342529">
            <text:p>342529</text:p>
          </table:table-cell>
          <table:table-cell office:value-type="float" office:value="0">
            <text:p>0</text:p>
          </table:table-cell>
          <table:table-cell office:value-type="float" office:value="508.92">
            <text:p>508.92</text:p>
          </table:table-cell>
          <table:table-cell office:value-type="float" office:value="0">
            <text:p>0</text:p>
          </table:table-cell>
          <table:table-cell office:value-type="float" office:value="446262">
            <text:p>446262</text:p>
          </table:table-cell>
          <table:table-cell office:value-type="float" office:value="720621">
            <text:p>720621</text:p>
          </table:table-cell>
          <table:table-cell office:value-type="float" office:value="696496">
            <text:p>69649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80463">
            <text:p>280463</text:p>
          </table:table-cell>
          <table:table-cell office:value-type="float" office:value="774008">
            <text:p>774008</text:p>
          </table:table-cell>
          <table:table-cell office:value-type="float" office:value="106151">
            <text:p>106151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3079">
            <text:p>233079</text:p>
          </table:table-cell>
          <table:table-cell table:number-columns-repeated="2" office:value-type="float" office:value="11071250">
            <text:p>11071250</text:p>
          </table:table-cell>
          <table:table-cell office:value-type="float" office:value="144.051">
            <text:p>144.051</text:p>
          </table:table-cell>
          <table:table-cell office:value-type="float" office:value="0">
            <text:p>0</text:p>
          </table:table-cell>
          <table:table-cell office:value-type="float" office:value="199836">
            <text:p>199836</text:p>
          </table:table-cell>
          <table:table-cell office:value-type="float" office:value="439352">
            <text:p>439352</text:p>
          </table:table-cell>
          <table:table-cell office:value-type="float" office:value="156430">
            <text:p>15643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47752">
            <text:p>247752</text:p>
          </table:table-cell>
          <table:table-cell office:value-type="float" office:value="1141298">
            <text:p>1141298</text:p>
          </table:table-cell>
          <table:table-cell office:value-type="float" office:value="78913">
            <text:p>78913</text:p>
          </table:table-cell>
          <table:table-cell office:value-type="float" office:value="48.2809">
            <text:p>48.2809</text:p>
          </table:table-cell>
          <table:table-cell office:value-type="float" office:value="0">
            <text:p>0</text:p>
          </table:table-cell>
          <table:table-cell office:value-type="float" office:value="41593">
            <text:p>41593</text:p>
          </table:table-cell>
          <table:table-cell office:value-type="float" office:value="86349">
            <text:p>86349</text:p>
          </table:table-cell>
          <table:table-cell office:value-type="float" office:value="81789">
            <text:p>81789</text:p>
          </table:table-cell>
          <table:table-cell table:formula="of:=MI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 office:value="1.7471">
            <text:p>1.7471</text:p>
          </table:table-cell>
          <table:table-cell table:formula="of:=MI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 office:value="0">
            <text:p>0</text:p>
          </table:table-cell>
          <table:table-cell table:formula="of:=MI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 office:value="384">
            <text:p>384</text:p>
          </table:table-cell>
          <table:table-cell table:formula="of:=MI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 office:value="4328">
            <text:p>4328</text:p>
          </table:table-cell>
          <table:table-cell table:formula="of:=MI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 office:value="0">
            <text:p>0</text:p>
          </table:table-cell>
          <table:table-cell table:formula="of:=MEDIAN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 office:value="332.496">
            <text:p>332.496</text:p>
          </table:table-cell>
          <table:table-cell table:formula="of:=MEDIAN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 office:value="0">
            <text:p>0</text:p>
          </table:table-cell>
          <table:table-cell table:formula="of:=MEDIAN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 office:value="159869">
            <text:p>159869</text:p>
          </table:table-cell>
          <table:table-cell table:formula="of:=MEDIAN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 office:value="332624">
            <text:p>332624</text:p>
          </table:table-cell>
          <table:table-cell table:formula="of:=MEDIAN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 office:value="95505.5">
            <text:p>95505.5</text:p>
          </table:table-cell>
          <table:table-cell table:formula="of:=MAX([.$B27];[.$F27];[.$K27];[.$P27];[.$U27];[.$Z27];[.$AE27];[.$AJ27];[.$AO27];[.$AT27];[.$AY27];[.$BD27];[.$BI27];[.$BN27];[.$BS27];[.$BX27];[.$CC27];[.$CH27];[.$CM27];[.$CR27];[.$CW27];[.$DB27];[.$DG27];[.$DL27];[.$DQ27];[.$DV27];[.$EA27];[.$EF27];[.$EK27];[.$EP27];[.$EU27];[.$EZ27];[.$FE27];[.$FJ27];[.$FO27];[.$FT27];[.$FY27];[.$GD27];[.$GI27];[.$GN27];[.$GS27])" office:value-type="float" office:value="600">
            <text:p>600</text:p>
          </table:table-cell>
          <table:table-cell table:formula="of:=MAX([.$C27];[.$G27];[.$L27];[.$Q27];[.$V27];[.$AA27];[.$AF27];[.$AK27];[.$AP27];[.$AU27];[.$AZ27];[.$BE27];[.$BJ27];[.$BO27];[.$BT27];[.$BY27];[.$CD27];[.$CI27];[.$CN27];[.$CS27];[.$CX27];[.$DC27];[.$DH27];[.$DM27];[.$DR27];[.$DW27];[.$EB27];[.$EG27];[.$EL27];[.$EQ27];[.$EV27];[.$FA27];[.$FF27];[.$FK27];[.$FP27];[.$FU27];[.$FZ27];[.$GE27];[.$GJ27];[.$GO27];[.$GT27])" office:value-type="float" office:value="1">
            <text:p>1</text:p>
          </table:table-cell>
          <table:table-cell table:formula="of:=MAX([.$D27];[.$H27];[.$M27];[.$R27];[.$W27];[.$AB27];[.$AG27];[.$AL27];[.$AQ27];[.$AV27];[.$BA27];[.$BF27];[.$BK27];[.$BP27];[.$BU27];[.$BZ27];[.$CE27];[.$CJ27];[.$CO27];[.$CT27];[.$CY27];[.$DD27];[.$DI27];[.$DN27];[.$DS27];[.$DX27];[.$EC27];[.$EH27];[.$EM27];[.$ER27];[.$EW27];[.$FB27];[.$FG27];[.$FL27];[.$FQ27];[.$FV27];[.$GA27];[.$GF27];[.$GK27];[.$GP27];[.$GU27])" office:value-type="float" office:value="611475">
            <text:p>611475</text:p>
          </table:table-cell>
          <table:table-cell table:formula="of:=MAX([.$E27];[.$I27];[.$N27];[.$S27];[.$X27];[.$AC27];[.$AH27];[.$AM27];[.$AR27];[.$AW27];[.$BB27];[.$BG27];[.$BL27];[.$BQ27];[.$BV27];[.$CA27];[.$CF27];[.$CK27];[.$CP27];[.$CU27];[.$CZ27];[.$DE27];[.$DJ27];[.$DO27];[.$DT27];[.$DY27];[.$ED27];[.$EI27];[.$EN27];[.$ES27];[.$EX27];[.$FC27];[.$FH27];[.$FM27];[.$FR27];[.$FW27];[.$GB27];[.$GG27];[.$GL27];[.$GQ27];[.$GV27])" office:value-type="float" office:value="11071250">
            <text:p>11071250</text:p>
          </table:table-cell>
          <table:table-cell table:formula="of:=MAX([.$J27];[.$O27];[.$T27];[.$Y27];[.$AD27];[.$AI27];[.$AN27];[.$AS27];[.$AX27];[.$BC27];[.$BH27];[.$BM27];[.$BR27];[.$BW27];[.$CB27];[.$CG27];[.$CL27];[.$CQ27];[.$CV27];[.$DA27];[.$DF27];[.$DK27];[.$DP27];[.$DU27];[.$DZ27];[.$EE27];[.$EJ27];[.$EO27];[.$ET27];[.$EY27];[.$FD27];[.$FI27];[.$FN27];[.$FS27];[.$FX27];[.$GC27];[.$GH27];[.$GM27];[.$GR27];[.$GW27])" office:value-type="float" office:value="11071250">
            <text:p>11071250</text:p>
          </table:table-cell>
          <table:table-cell table:number-columns-repeated="804"/>
        </table:table-row>
        <table:table-row table:style-name="ro1">
          <table:table-cell office:value-type="string">
            <text:p>./laby_16_16_20.lp</text:p>
          </table:table-cell>
          <table:table-cell office:value-type="float" office:value="1.76954">
            <text:p>1.7695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203">
            <text:p>2203</text:p>
          </table:table-cell>
          <table:table-cell office:value-type="float" office:value="1.7882">
            <text:p>1.788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1.79181">
            <text:p>1.7918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1.71514">
            <text:p>1.7151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203">
            <text:p>2203</text:p>
          </table:table-cell>
          <table:table-cell office:value-type="float" office:value="2003">
            <text:p>2003</text:p>
          </table:table-cell>
          <table:table-cell office:value-type="float" office:value="3.11985">
            <text:p>3.11985</text:p>
          </table:table-cell>
          <table:table-cell office:value-type="float" office:value="0">
            <text:p>0</text:p>
          </table:table-cell>
          <table:table-cell office:value-type="float" office:value="1027">
            <text:p>1027</text:p>
          </table:table-cell>
          <table:table-cell office:value-type="float" office:value="10190">
            <text:p>10190</text:p>
          </table:table-cell>
          <table:table-cell office:value-type="float" office:value="3016">
            <text:p>3016</text:p>
          </table:table-cell>
          <table:table-cell office:value-type="float" office:value="48.7914">
            <text:p>48.7914</text:p>
          </table:table-cell>
          <table:table-cell office:value-type="float" office:value="0">
            <text:p>0</text:p>
          </table:table-cell>
          <table:table-cell office:value-type="float" office:value="42825">
            <text:p>42825</text:p>
          </table:table-cell>
          <table:table-cell office:value-type="float" office:value="258324">
            <text:p>258324</text:p>
          </table:table-cell>
          <table:table-cell office:value-type="float" office:value="8466">
            <text:p>8466</text:p>
          </table:table-cell>
          <table:table-cell office:value-type="float" office:value="1.75716">
            <text:p>1.75716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2065">
            <text:p>2065</text:p>
          </table:table-cell>
          <table:table-cell office:value-type="float" office:value="2047">
            <text:p>2047</text:p>
          </table:table-cell>
          <table:table-cell office:value-type="float" office:value="2.72791">
            <text:p>2.72791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11857">
            <text:p>11857</text:p>
          </table:table-cell>
          <table:table-cell office:value-type="float" office:value="3806">
            <text:p>3806</text:p>
          </table:table-cell>
          <table:table-cell office:value-type="float" office:value="3.38101">
            <text:p>3.38101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17966">
            <text:p>17966</text:p>
          </table:table-cell>
          <table:table-cell office:value-type="float" office:value="4855">
            <text:p>4855</text:p>
          </table:table-cell>
          <table:table-cell office:value-type="float" office:value="3.28479">
            <text:p>3.28479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7282">
            <text:p>7282</text:p>
          </table:table-cell>
          <table:table-cell office:value-type="float" office:value="3086">
            <text:p>3086</text:p>
          </table:table-cell>
          <table:table-cell office:value-type="float" office:value="1.62808">
            <text:p>1.6280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table:style-name="cellBest" office:value-type="float" office:value="1953">
            <text:p>1953</text:p>
          </table:table-cell>
          <table:table-cell office:value-type="float" office:value="1854">
            <text:p>1854</text:p>
          </table:table-cell>
          <table:table-cell office:value-type="float" office:value="1.6994">
            <text:p>1.699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168">
            <text:p>2168</text:p>
          </table:table-cell>
          <table:table-cell office:value-type="float" office:value="2054">
            <text:p>2054</text:p>
          </table:table-cell>
          <table:table-cell office:value-type="float" office:value="3.40149">
            <text:p>3.40149</text:p>
          </table:table-cell>
          <table:table-cell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19790">
            <text:p>19790</text:p>
          </table:table-cell>
          <table:table-cell office:value-type="float" office:value="2898">
            <text:p>2898</text:p>
          </table:table-cell>
          <table:table-cell office:value-type="float" office:value="2.25592">
            <text:p>2.25592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2146">
            <text:p>2146</text:p>
          </table:table-cell>
          <table:table-cell office:value-type="float" office:value="1997">
            <text:p>1997</text:p>
          </table:table-cell>
          <table:table-cell office:value-type="float" office:value="4.73773">
            <text:p>4.73773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table:number-columns-repeated="2" office:value-type="float" office:value="3803">
            <text:p>3803</text:p>
          </table:table-cell>
          <table:table-cell office:value-type="float" office:value="37.2724">
            <text:p>37.2724</text:p>
          </table:table-cell>
          <table:table-cell office:value-type="float" office:value="0">
            <text:p>0</text:p>
          </table:table-cell>
          <table:table-cell office:value-type="float" office:value="6130">
            <text:p>6130</text:p>
          </table:table-cell>
          <table:table-cell office:value-type="float" office:value="1681829">
            <text:p>1681829</text:p>
          </table:table-cell>
          <table:table-cell office:value-type="float" office:value="0">
            <text:p>0</text:p>
          </table:table-cell>
          <table:table-cell office:value-type="float" office:value="1.60174">
            <text:p>1.60174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2079">
            <text:p>2079</text:p>
          </table:table-cell>
          <table:table-cell office:value-type="float" office:value="1841">
            <text:p>1841</text:p>
          </table:table-cell>
          <table:table-cell office:value-type="float" office:value="3.87739">
            <text:p>3.87739</text:p>
          </table:table-cell>
          <table:table-cell office:value-type="float" office:value="0">
            <text:p>0</text:p>
          </table:table-cell>
          <table:table-cell office:value-type="float" office:value="2248">
            <text:p>2248</text:p>
          </table:table-cell>
          <table:table-cell office:value-type="float" office:value="29043">
            <text:p>29043</text:p>
          </table:table-cell>
          <table:table-cell office:value-type="float" office:value="11352">
            <text:p>11352</text:p>
          </table:table-cell>
          <table:table-cell office:value-type="float" office:value="11.1681">
            <text:p>11.1681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table:number-columns-repeated="2" office:value-type="float" office:value="9420">
            <text:p>9420</text:p>
          </table:table-cell>
          <table:table-cell office:value-type="float" office:value="3.91473">
            <text:p>3.91473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office:value-type="float" office:value="20549">
            <text:p>20549</text:p>
          </table:table-cell>
          <table:table-cell office:value-type="float" office:value="4958">
            <text:p>4958</text:p>
          </table:table-cell>
          <table:table-cell office:value-type="float" office:value="1.79066">
            <text:p>1.79066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27676">
            <text:p>27676</text:p>
          </table:table-cell>
          <table:table-cell office:value-type="float" office:value="3963">
            <text:p>3963</text:p>
          </table:table-cell>
          <table:table-cell office:value-type="float" office:value="1.39645">
            <text:p>1.39645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3657">
            <text:p>3657</text:p>
          </table:table-cell>
          <table:table-cell office:value-type="float" office:value="3054">
            <text:p>3054</text:p>
          </table:table-cell>
          <table:table-cell office:value-type="float" office:value="1.89092">
            <text:p>1.890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203">
            <text:p>2203</text:p>
          </table:table-cell>
          <table:table-cell office:value-type="float" office:value="2003">
            <text:p>2003</text:p>
          </table:table-cell>
          <table:table-cell office:value-type="float" office:value="5.08708">
            <text:p>5.08708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16364">
            <text:p>16364</text:p>
          </table:table-cell>
          <table:table-cell office:value-type="float" office:value="1706">
            <text:p>1706</text:p>
          </table:table-cell>
          <table:table-cell office:value-type="float" office:value="13.9987">
            <text:p>13.9987</text:p>
          </table:table-cell>
          <table:table-cell office:value-type="float" office:value="0">
            <text:p>0</text:p>
          </table:table-cell>
          <table:table-cell office:value-type="float" office:value="31852">
            <text:p>31852</text:p>
          </table:table-cell>
          <table:table-cell office:value-type="float" office:value="775038">
            <text:p>775038</text:p>
          </table:table-cell>
          <table:table-cell office:value-type="float" office:value="225925">
            <text:p>225925</text:p>
          </table:table-cell>
          <table:table-cell office:value-type="float" office:value="11.2578">
            <text:p>11.2578</text:p>
          </table:table-cell>
          <table:table-cell office:value-type="float" office:value="0">
            <text:p>0</text:p>
          </table:table-cell>
          <table:table-cell office:value-type="float" office:value="7608">
            <text:p>7608</text:p>
          </table:table-cell>
          <table:table-cell office:value-type="float" office:value="31666">
            <text:p>31666</text:p>
          </table:table-cell>
          <table:table-cell office:value-type="float" office:value="15081">
            <text:p>15081</text:p>
          </table:table-cell>
          <table:table-cell office:value-type="float" office:value="3.40517">
            <text:p>3.40517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7360">
            <text:p>7360</text:p>
          </table:table-cell>
          <table:table-cell office:value-type="float" office:value="3728">
            <text:p>3728</text:p>
          </table:table-cell>
          <table:table-cell office:value-type="float" office:value="109.799">
            <text:p>109.799</text:p>
          </table:table-cell>
          <table:table-cell office:value-type="float" office:value="0">
            <text:p>0</text:p>
          </table:table-cell>
          <table:table-cell office:value-type="float" office:value="90019">
            <text:p>90019</text:p>
          </table:table-cell>
          <table:table-cell office:value-type="float" office:value="355789">
            <text:p>355789</text:p>
          </table:table-cell>
          <table:table-cell office:value-type="float" office:value="252193">
            <text:p>252193</text:p>
          </table:table-cell>
          <table:table-cell office:value-type="float" office:value="7.77306">
            <text:p>7.77306</text:p>
          </table:table-cell>
          <table:table-cell office:value-type="float" office:value="0">
            <text:p>0</text:p>
          </table:table-cell>
          <table:table-cell office:value-type="float" office:value="3043">
            <text:p>3043</text:p>
          </table:table-cell>
          <table:table-cell office:value-type="float" office:value="8849">
            <text:p>8849</text:p>
          </table:table-cell>
          <table:table-cell office:value-type="float" office:value="6839">
            <text:p>6839</text:p>
          </table:table-cell>
          <table:table-cell table:style-name="cellBest" office:value-type="float" office:value="0.963712">
            <text:p>0.963712</text:p>
          </table:table-cell>
          <table:table-cell office:value-type="float" office:value="0">
            <text:p>0</text:p>
          </table:table-cell>
          <table:table-cell table:style-name="cellBest" office:value-type="float" office:value="19">
            <text:p>19</text:p>
          </table:table-cell>
          <table:table-cell office:value-type="float" office:value="2638">
            <text:p>2638</text:p>
          </table:table-cell>
          <table:table-cell office:value-type="float" office:value="2617">
            <text:p>2617</text:p>
          </table:table-cell>
          <table:table-cell office:value-type="float" office:value="4.88563">
            <text:p>4.88563</text:p>
          </table:table-cell>
          <table:table-cell office:value-type="float" office:value="0">
            <text:p>0</text:p>
          </table:table-cell>
          <table:table-cell office:value-type="float" office:value="3440">
            <text:p>3440</text:p>
          </table:table-cell>
          <table:table-cell office:value-type="float" office:value="20787">
            <text:p>20787</text:p>
          </table:table-cell>
          <table:table-cell office:value-type="float" office:value="8305">
            <text:p>8305</text:p>
          </table:table-cell>
          <table:table-cell office:value-type="float" office:value="1.0411">
            <text:p>1.041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964">
            <text:p>4964</text:p>
          </table:table-cell>
          <table:table-cell office:value-type="float" office:value="4886">
            <text:p>4886</text:p>
          </table:table-cell>
          <table:table-cell office:value-type="float" office:value="1.10301">
            <text:p>1.1030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964">
            <text:p>4964</text:p>
          </table:table-cell>
          <table:table-cell office:value-type="float" office:value="4886">
            <text:p>4886</text:p>
          </table:table-cell>
          <table:table-cell office:value-type="float" office:value="2.41504">
            <text:p>2.41504</text:p>
          </table:table-cell>
          <table:table-cell office:value-type="float" office:value="0">
            <text:p>0</text:p>
          </table:table-cell>
          <table:table-cell office:value-type="float" office:value="1619">
            <text:p>1619</text:p>
          </table:table-cell>
          <table:table-cell table:number-columns-repeated="2" office:value-type="float" office:value="16844">
            <text:p>16844</text:p>
          </table:table-cell>
          <table:table-cell office:value-type="float" office:value="1.61088">
            <text:p>1.61088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13740">
            <text:p>13740</text:p>
          </table:table-cell>
          <table:table-cell office:value-type="float" office:value="0">
            <text:p>0</text:p>
          </table:table-cell>
          <table:table-cell office:value-type="float" office:value="2.7963">
            <text:p>2.7963</text:p>
          </table:table-cell>
          <table:table-cell office:value-type="float" office:value="0">
            <text:p>0</text:p>
          </table:table-cell>
          <table:table-cell office:value-type="float" office:value="731">
            <text:p>731</text:p>
          </table:table-cell>
          <table:table-cell office:value-type="float" office:value="2939">
            <text:p>2939</text:p>
          </table:table-cell>
          <table:table-cell office:value-type="float" office:value="371">
            <text:p>371</text:p>
          </table:table-cell>
          <table:table-cell office:value-type="float" office:value="2.56027">
            <text:p>2.56027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office:value-type="float" office:value="56871">
            <text:p>56871</text:p>
          </table:table-cell>
          <table:table-cell office:value-type="float" office:value="50489">
            <text:p>50489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60326">
            <text:p>160326</text:p>
          </table:table-cell>
          <table:table-cell table:number-columns-repeated="2" office:value-type="float" office:value="11231006">
            <text:p>11231006</text:p>
          </table:table-cell>
          <table:table-cell office:value-type="float" office:value="2.12425">
            <text:p>2.12425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4554">
            <text:p>4554</text:p>
          </table:table-cell>
          <table:table-cell office:value-type="float" office:value="2125">
            <text:p>2125</text:p>
          </table:table-cell>
          <table:table-cell office:value-type="float" office:value="4.91852">
            <text:p>4.91852</text:p>
          </table:table-cell>
          <table:table-cell office:value-type="float" office:value="0">
            <text:p>0</text:p>
          </table:table-cell>
          <table:table-cell office:value-type="float" office:value="3670">
            <text:p>3670</text:p>
          </table:table-cell>
          <table:table-cell office:value-type="float" office:value="108875">
            <text:p>108875</text:p>
          </table:table-cell>
          <table:table-cell office:value-type="float" office:value="30846">
            <text:p>3084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298963">
            <text:p>298963</text:p>
          </table:table-cell>
          <table:table-cell office:value-type="float" office:value="447225">
            <text:p>447225</text:p>
          </table:table-cell>
          <table:table-cell office:value-type="float" office:value="312864">
            <text:p>312864</text:p>
          </table:table-cell>
          <table:table-cell table:formula="of:=MI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 office:value="0.963712">
            <text:p>0.963712</text:p>
          </table:table-cell>
          <table:table-cell table:formula="of:=MI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 office:value="0">
            <text:p>0</text:p>
          </table:table-cell>
          <table:table-cell table:formula="of:=MI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 office:value="19">
            <text:p>19</text:p>
          </table:table-cell>
          <table:table-cell table:formula="of:=MI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 office:value="1953">
            <text:p>1953</text:p>
          </table:table-cell>
          <table:table-cell table:formula="of:=MI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 office:value="0">
            <text:p>0</text:p>
          </table:table-cell>
          <table:table-cell table:formula="of:=MEDIAN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 office:value="2.7963">
            <text:p>2.7963</text:p>
          </table:table-cell>
          <table:table-cell table:formula="of:=MEDIAN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 office:value="0">
            <text:p>0</text:p>
          </table:table-cell>
          <table:table-cell table:formula="of:=MEDIAN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 office:value="856">
            <text:p>856</text:p>
          </table:table-cell>
          <table:table-cell table:formula="of:=MEDIAN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 office:value="9420">
            <text:p>9420</text:p>
          </table:table-cell>
          <table:table-cell table:formula="of:=MEDIAN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 office:value="3765.5">
            <text:p>3765.5</text:p>
          </table:table-cell>
          <table:table-cell table:formula="of:=MAX([.$B28];[.$F28];[.$K28];[.$P28];[.$U28];[.$Z28];[.$AE28];[.$AJ28];[.$AO28];[.$AT28];[.$AY28];[.$BD28];[.$BI28];[.$BN28];[.$BS28];[.$BX28];[.$CC28];[.$CH28];[.$CM28];[.$CR28];[.$CW28];[.$DB28];[.$DG28];[.$DL28];[.$DQ28];[.$DV28];[.$EA28];[.$EF28];[.$EK28];[.$EP28];[.$EU28];[.$EZ28];[.$FE28];[.$FJ28];[.$FO28];[.$FT28];[.$FY28];[.$GD28];[.$GI28];[.$GN28];[.$GS28])" office:value-type="float" office:value="600">
            <text:p>600</text:p>
          </table:table-cell>
          <table:table-cell table:formula="of:=MAX([.$C28];[.$G28];[.$L28];[.$Q28];[.$V28];[.$AA28];[.$AF28];[.$AK28];[.$AP28];[.$AU28];[.$AZ28];[.$BE28];[.$BJ28];[.$BO28];[.$BT28];[.$BY28];[.$CD28];[.$CI28];[.$CN28];[.$CS28];[.$CX28];[.$DC28];[.$DH28];[.$DM28];[.$DR28];[.$DW28];[.$EB28];[.$EG28];[.$EL28];[.$EQ28];[.$EV28];[.$FA28];[.$FF28];[.$FK28];[.$FP28];[.$FU28];[.$FZ28];[.$GE28];[.$GJ28];[.$GO28];[.$GT28])" office:value-type="float" office:value="1">
            <text:p>1</text:p>
          </table:table-cell>
          <table:table-cell table:formula="of:=MAX([.$D28];[.$H28];[.$M28];[.$R28];[.$W28];[.$AB28];[.$AG28];[.$AL28];[.$AQ28];[.$AV28];[.$BA28];[.$BF28];[.$BK28];[.$BP28];[.$BU28];[.$BZ28];[.$CE28];[.$CJ28];[.$CO28];[.$CT28];[.$CY28];[.$DD28];[.$DI28];[.$DN28];[.$DS28];[.$DX28];[.$EC28];[.$EH28];[.$EM28];[.$ER28];[.$EW28];[.$FB28];[.$FG28];[.$FL28];[.$FQ28];[.$FV28];[.$GA28];[.$GF28];[.$GK28];[.$GP28];[.$GU28])" office:value-type="float" office:value="298963">
            <text:p>298963</text:p>
          </table:table-cell>
          <table:table-cell table:formula="of:=MAX([.$E28];[.$I28];[.$N28];[.$S28];[.$X28];[.$AC28];[.$AH28];[.$AM28];[.$AR28];[.$AW28];[.$BB28];[.$BG28];[.$BL28];[.$BQ28];[.$BV28];[.$CA28];[.$CF28];[.$CK28];[.$CP28];[.$CU28];[.$CZ28];[.$DE28];[.$DJ28];[.$DO28];[.$DT28];[.$DY28];[.$ED28];[.$EI28];[.$EN28];[.$ES28];[.$EX28];[.$FC28];[.$FH28];[.$FM28];[.$FR28];[.$FW28];[.$GB28];[.$GG28];[.$GL28];[.$GQ28];[.$GV28])" office:value-type="float" office:value="11231006">
            <text:p>11231006</text:p>
          </table:table-cell>
          <table:table-cell table:formula="of:=MAX([.$J28];[.$O28];[.$T28];[.$Y28];[.$AD28];[.$AI28];[.$AN28];[.$AS28];[.$AX28];[.$BC28];[.$BH28];[.$BM28];[.$BR28];[.$BW28];[.$CB28];[.$CG28];[.$CL28];[.$CQ28];[.$CV28];[.$DA28];[.$DF28];[.$DK28];[.$DP28];[.$DU28];[.$DZ28];[.$EE28];[.$EJ28];[.$EO28];[.$ET28];[.$EY28];[.$FD28];[.$FI28];[.$FN28];[.$FS28];[.$FX28];[.$GC28];[.$GH28];[.$GM28];[.$GR28];[.$GW28])" office:value-type="float" office:value="11231006">
            <text:p>11231006</text:p>
          </table:table-cell>
          <table:table-cell table:number-columns-repeated="804"/>
        </table:table-row>
        <table:table-row table:style-name="ro1">
          <table:table-cell office:value-type="string">
            <text:p>./laby_17_17_01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0075">
            <text:p>230075</text:p>
          </table:table-cell>
          <table:table-cell office:value-type="float" office:value="3595916">
            <text:p>359591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7058">
            <text:p>247058</text:p>
          </table:table-cell>
          <table:table-cell office:value-type="float" office:value="3623216">
            <text:p>362321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5349">
            <text:p>275349</text:p>
          </table:table-cell>
          <table:table-cell office:value-type="float" office:value="3667553">
            <text:p>366755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8542">
            <text:p>288542</text:p>
          </table:table-cell>
          <table:table-cell office:value-type="float" office:value="3688838">
            <text:p>3688838</text:p>
          </table:table-cell>
          <table:table-cell office:value-type="float" office:value="183539">
            <text:p>18353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9905">
            <text:p>249905</text:p>
          </table:table-cell>
          <table:table-cell office:value-type="float" office:value="2701212">
            <text:p>2701212</text:p>
          </table:table-cell>
          <table:table-cell office:value-type="float" office:value="174082">
            <text:p>174082</text:p>
          </table:table-cell>
          <table:table-cell office:value-type="float" office:value="128.943">
            <text:p>128.943</text:p>
          </table:table-cell>
          <table:table-cell table:style-name="cellBest" office:value-type="float" office:value="0">
            <text:p>0</text:p>
          </table:table-cell>
          <table:table-cell office:value-type="float" office:value="91304">
            <text:p>91304</text:p>
          </table:table-cell>
          <table:table-cell office:value-type="float" office:value="129571">
            <text:p>129571</text:p>
          </table:table-cell>
          <table:table-cell office:value-type="float" office:value="31468">
            <text:p>31468</text:p>
          </table:table-cell>
          <table:table-cell office:value-type="float" office:value="31.3156">
            <text:p>31.3156</text:p>
          </table:table-cell>
          <table:table-cell table:style-name="cellBest" office:value-type="float" office:value="0">
            <text:p>0</text:p>
          </table:table-cell>
          <table:table-cell office:value-type="float" office:value="15960">
            <text:p>15960</text:p>
          </table:table-cell>
          <table:table-cell office:value-type="float" office:value="178582">
            <text:p>178582</text:p>
          </table:table-cell>
          <table:table-cell office:value-type="float" office:value="23933">
            <text:p>23933</text:p>
          </table:table-cell>
          <table:table-cell office:value-type="float" office:value="158.635">
            <text:p>158.635</text:p>
          </table:table-cell>
          <table:table-cell table:style-name="cellBest" office:value-type="float" office:value="0">
            <text:p>0</text:p>
          </table:table-cell>
          <table:table-cell office:value-type="float" office:value="52533">
            <text:p>52533</text:p>
          </table:table-cell>
          <table:table-cell office:value-type="float" office:value="265333">
            <text:p>265333</text:p>
          </table:table-cell>
          <table:table-cell office:value-type="float" office:value="75942">
            <text:p>75942</text:p>
          </table:table-cell>
          <table:table-cell office:value-type="float" office:value="303.198">
            <text:p>303.198</text:p>
          </table:table-cell>
          <table:table-cell table:style-name="cellBest" office:value-type="float" office:value="0">
            <text:p>0</text:p>
          </table:table-cell>
          <table:table-cell office:value-type="float" office:value="81589">
            <text:p>81589</text:p>
          </table:table-cell>
          <table:table-cell office:value-type="float" office:value="528216">
            <text:p>528216</text:p>
          </table:table-cell>
          <table:table-cell office:value-type="float" office:value="111337">
            <text:p>111337</text:p>
          </table:table-cell>
          <table:table-cell office:value-type="float" office:value="68.3179">
            <text:p>68.3179</text:p>
          </table:table-cell>
          <table:table-cell table:style-name="cellBest" office:value-type="float" office:value="0">
            <text:p>0</text:p>
          </table:table-cell>
          <table:table-cell office:value-type="float" office:value="26123">
            <text:p>26123</text:p>
          </table:table-cell>
          <table:table-cell office:value-type="float" office:value="141315">
            <text:p>141315</text:p>
          </table:table-cell>
          <table:table-cell office:value-type="float" office:value="44744">
            <text:p>4474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2349">
            <text:p>282349</text:p>
          </table:table-cell>
          <table:table-cell office:value-type="float" office:value="3383392">
            <text:p>3383392</text:p>
          </table:table-cell>
          <table:table-cell office:value-type="float" office:value="119300">
            <text:p>1193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3232">
            <text:p>233232</text:p>
          </table:table-cell>
          <table:table-cell office:value-type="float" office:value="1527162">
            <text:p>1527162</text:p>
          </table:table-cell>
          <table:table-cell office:value-type="float" office:value="145251">
            <text:p>1452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4018">
            <text:p>264018</text:p>
          </table:table-cell>
          <table:table-cell office:value-type="float" office:value="2754674">
            <text:p>2754674</text:p>
          </table:table-cell>
          <table:table-cell office:value-type="float" office:value="123954">
            <text:p>12395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12644">
            <text:p>212644</text:p>
          </table:table-cell>
          <table:table-cell office:value-type="float" office:value="1448478">
            <text:p>1448478</text:p>
          </table:table-cell>
          <table:table-cell office:value-type="float" office:value="147809">
            <text:p>147809</text:p>
          </table:table-cell>
          <table:table-cell office:value-type="float" office:value="48.3427">
            <text:p>48.3427</text:p>
          </table:table-cell>
          <table:table-cell table:style-name="cellBest" office:value-type="float" office:value="0">
            <text:p>0</text:p>
          </table:table-cell>
          <table:table-cell office:value-type="float" office:value="8364">
            <text:p>8364</text:p>
          </table:table-cell>
          <table:table-cell table:style-name="cellBest" office:value-type="float" office:value="29977">
            <text:p>29977</text:p>
          </table:table-cell>
          <table:table-cell office:value-type="float" office:value="29977">
            <text:p>29977</text:p>
          </table:table-cell>
          <table:table-cell office:value-type="float" office:value="471.352">
            <text:p>471.352</text:p>
          </table:table-cell>
          <table:table-cell table:style-name="cellBest" office:value-type="float" office:value="0">
            <text:p>0</text:p>
          </table:table-cell>
          <table:table-cell office:value-type="float" office:value="302430">
            <text:p>302430</text:p>
          </table:table-cell>
          <table:table-cell office:value-type="float" office:value="2517373">
            <text:p>251737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7197">
            <text:p>187197</text:p>
          </table:table-cell>
          <table:table-cell office:value-type="float" office:value="746597">
            <text:p>746597</text:p>
          </table:table-cell>
          <table:table-cell office:value-type="float" office:value="197692">
            <text:p>197692</text:p>
          </table:table-cell>
          <table:table-cell office:value-type="float" office:value="571.993">
            <text:p>571.993</text:p>
          </table:table-cell>
          <table:table-cell table:style-name="cellBest" office:value-type="float" office:value="0">
            <text:p>0</text:p>
          </table:table-cell>
          <table:table-cell office:value-type="float" office:value="291671">
            <text:p>291671</text:p>
          </table:table-cell>
          <table:table-cell office:value-type="float" office:value="3400501">
            <text:p>3400501</text:p>
          </table:table-cell>
          <table:table-cell office:value-type="float" office:value="161815">
            <text:p>16181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5996">
            <text:p>85996</text:p>
          </table:table-cell>
          <table:table-cell table:number-columns-repeated="2" office:value-type="float" office:value="133651">
            <text:p>13365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80662">
            <text:p>180662</text:p>
          </table:table-cell>
          <table:table-cell office:value-type="float" office:value="1455089">
            <text:p>1455089</text:p>
          </table:table-cell>
          <table:table-cell office:value-type="float" office:value="165542">
            <text:p>165542</text:p>
          </table:table-cell>
          <table:table-cell office:value-type="float" office:value="30.7426">
            <text:p>30.7426</text:p>
          </table:table-cell>
          <table:table-cell table:style-name="cellBest" office:value-type="float" office:value="0">
            <text:p>0</text:p>
          </table:table-cell>
          <table:table-cell office:value-type="float" office:value="20098">
            <text:p>20098</text:p>
          </table:table-cell>
          <table:table-cell office:value-type="float" office:value="114184">
            <text:p>114184</text:p>
          </table:table-cell>
          <table:table-cell office:value-type="float" office:value="15603">
            <text:p>1560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20720">
            <text:p>120720</text:p>
          </table:table-cell>
          <table:table-cell office:value-type="float" office:value="179719">
            <text:p>179719</text:p>
          </table:table-cell>
          <table:table-cell office:value-type="float" office:value="158030">
            <text:p>15803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6149">
            <text:p>276149</text:p>
          </table:table-cell>
          <table:table-cell office:value-type="float" office:value="3668971">
            <text:p>3668971</text:p>
          </table:table-cell>
          <table:table-cell office:value-type="float" office:value="179361">
            <text:p>17936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4244">
            <text:p>304244</text:p>
          </table:table-cell>
          <table:table-cell office:value-type="float" office:value="2083879">
            <text:p>2083879</text:p>
          </table:table-cell>
          <table:table-cell office:value-type="float" office:value="87037">
            <text:p>8703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9907">
            <text:p>299907</text:p>
          </table:table-cell>
          <table:table-cell office:value-type="float" office:value="1799098">
            <text:p>1799098</text:p>
          </table:table-cell>
          <table:table-cell office:value-type="float" office:value="110168">
            <text:p>11016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9673">
            <text:p>279673</text:p>
          </table:table-cell>
          <table:table-cell office:value-type="float" office:value="604353">
            <text:p>604353</text:p>
          </table:table-cell>
          <table:table-cell office:value-type="float" office:value="425533">
            <text:p>42553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1493">
            <text:p>331493</text:p>
          </table:table-cell>
          <table:table-cell office:value-type="float" office:value="716339">
            <text:p>716339</text:p>
          </table:table-cell>
          <table:table-cell office:value-type="float" office:value="609559">
            <text:p>609559</text:p>
          </table:table-cell>
          <table:table-cell office:value-type="float" office:value="16.0358">
            <text:p>16.0358</text:p>
          </table:table-cell>
          <table:table-cell table:style-name="cellBest" office:value-type="float" office:value="0">
            <text:p>0</text:p>
          </table:table-cell>
          <table:table-cell office:value-type="float" office:value="9444">
            <text:p>9444</text:p>
          </table:table-cell>
          <table:table-cell office:value-type="float" office:value="39053">
            <text:p>39053</text:p>
          </table:table-cell>
          <table:table-cell office:value-type="float" office:value="28784">
            <text:p>2878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2482">
            <text:p>372482</text:p>
          </table:table-cell>
          <table:table-cell office:value-type="float" office:value="743486">
            <text:p>743486</text:p>
          </table:table-cell>
          <table:table-cell office:value-type="float" office:value="672574">
            <text:p>6725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9058">
            <text:p>249058</text:p>
          </table:table-cell>
          <table:table-cell office:value-type="float" office:value="3180308">
            <text:p>3180308</text:p>
          </table:table-cell>
          <table:table-cell office:value-type="float" office:value="64899">
            <text:p>64899</text:p>
          </table:table-cell>
          <table:table-cell table:style-name="cellBest" office:value-type="float" office:value="11.4049">
            <text:p>11.4049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7936">
            <text:p>7936</text:p>
          </table:table-cell>
          <table:table-cell office:value-type="float" office:value="111809">
            <text:p>111809</text:p>
          </table:table-cell>
          <table:table-cell office:value-type="float" office:value="21545">
            <text:p>21545</text:p>
          </table:table-cell>
          <table:table-cell office:value-type="float" office:value="531.931">
            <text:p>531.931</text:p>
          </table:table-cell>
          <table:table-cell table:style-name="cellBest" office:value-type="float" office:value="0">
            <text:p>0</text:p>
          </table:table-cell>
          <table:table-cell office:value-type="float" office:value="260160">
            <text:p>260160</text:p>
          </table:table-cell>
          <table:table-cell office:value-type="float" office:value="1497102">
            <text:p>1497102</text:p>
          </table:table-cell>
          <table:table-cell office:value-type="float" office:value="79486">
            <text:p>79486</text:p>
          </table:table-cell>
          <table:table-cell office:value-type="float" office:value="545.993">
            <text:p>545.993</text:p>
          </table:table-cell>
          <table:table-cell table:style-name="cellBest" office:value-type="float" office:value="0">
            <text:p>0</text:p>
          </table:table-cell>
          <table:table-cell office:value-type="float" office:value="260160">
            <text:p>260160</text:p>
          </table:table-cell>
          <table:table-cell office:value-type="float" office:value="1497102">
            <text:p>1497102</text:p>
          </table:table-cell>
          <table:table-cell office:value-type="float" office:value="79486">
            <text:p>79486</text:p>
          </table:table-cell>
          <table:table-cell office:value-type="float" office:value="222.389">
            <text:p>222.389</text:p>
          </table:table-cell>
          <table:table-cell table:style-name="cellBest" office:value-type="float" office:value="0">
            <text:p>0</text:p>
          </table:table-cell>
          <table:table-cell office:value-type="float" office:value="148338">
            <text:p>148338</text:p>
          </table:table-cell>
          <table:table-cell table:number-columns-repeated="2" office:value-type="float" office:value="429566">
            <text:p>429566</text:p>
          </table:table-cell>
          <table:table-cell office:value-type="float" office:value="293.003">
            <text:p>293.003</text:p>
          </table:table-cell>
          <table:table-cell table:style-name="cellBest" office:value-type="float" office:value="0">
            <text:p>0</text:p>
          </table:table-cell>
          <table:table-cell office:value-type="float" office:value="156503">
            <text:p>156503</text:p>
          </table:table-cell>
          <table:table-cell office:value-type="float" office:value="662943">
            <text:p>662943</text:p>
          </table:table-cell>
          <table:table-cell office:value-type="float" office:value="0">
            <text:p>0</text:p>
          </table:table-cell>
          <table:table-cell office:value-type="float" office:value="23.3091">
            <text:p>23.3091</text:p>
          </table:table-cell>
          <table:table-cell table:style-name="cellBest" office:value-type="float" office:value="0">
            <text:p>0</text:p>
          </table:table-cell>
          <table:table-cell office:value-type="float" office:value="35285">
            <text:p>35285</text:p>
          </table:table-cell>
          <table:table-cell office:value-type="float" office:value="114476">
            <text:p>114476</text:p>
          </table:table-cell>
          <table:table-cell office:value-type="float" office:value="82821">
            <text:p>8282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2437">
            <text:p>292437</text:p>
          </table:table-cell>
          <table:table-cell office:value-type="float" office:value="1584746">
            <text:p>1584746</text:p>
          </table:table-cell>
          <table:table-cell office:value-type="float" office:value="189512">
            <text:p>189512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cellWorst" office:value-type="float" office:value="996998">
            <text:p>996998</text:p>
          </table:table-cell>
          <table:table-cell table:number-columns-repeated="2" office:value-type="float" office:value="16596403">
            <text:p>16596403</text:p>
          </table:table-cell>
          <table:table-cell office:value-type="float" office:value="423.22">
            <text:p>423.22</text:p>
          </table:table-cell>
          <table:table-cell table:style-name="cellBest" office:value-type="float" office:value="0">
            <text:p>0</text:p>
          </table:table-cell>
          <table:table-cell office:value-type="float" office:value="306989">
            <text:p>306989</text:p>
          </table:table-cell>
          <table:table-cell office:value-type="float" office:value="781454">
            <text:p>781454</text:p>
          </table:table-cell>
          <table:table-cell office:value-type="float" office:value="458961">
            <text:p>45896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00401">
            <text:p>300401</text:p>
          </table:table-cell>
          <table:table-cell office:value-type="float" office:value="1306450">
            <text:p>1306450</text:p>
          </table:table-cell>
          <table:table-cell office:value-type="float" office:value="114987">
            <text:p>11498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44452">
            <text:p>244452</text:p>
          </table:table-cell>
          <table:table-cell office:value-type="float" office:value="364865">
            <text:p>364865</text:p>
          </table:table-cell>
          <table:table-cell office:value-type="float" office:value="338474">
            <text:p>338474</text:p>
          </table:table-cell>
          <table:table-cell table:formula="of:=MI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 office:value="11.4049">
            <text:p>11.4049</text:p>
          </table:table-cell>
          <table:table-cell table:formula="of:=MI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 office:value="0">
            <text:p>0</text:p>
          </table:table-cell>
          <table:table-cell table:formula="of:=MI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 office:value="7936">
            <text:p>7936</text:p>
          </table:table-cell>
          <table:table-cell table:formula="of:=MI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 office:value="29977">
            <text:p>29977</text:p>
          </table:table-cell>
          <table:table-cell table:formula="of:=MI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 office:value="0">
            <text:p>0</text:p>
          </table:table-cell>
          <table:table-cell table:formula="of:=MEDIAN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 office:value="600">
            <text:p>600</text:p>
          </table:table-cell>
          <table:table-cell table:formula="of:=MEDIAN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 office:value="1">
            <text:p>1</text:p>
          </table:table-cell>
          <table:table-cell table:formula="of:=MEDIAN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 office:value="247058">
            <text:p>247058</text:p>
          </table:table-cell>
          <table:table-cell table:formula="of:=MEDIAN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 office:value="1306450">
            <text:p>1306450</text:p>
          </table:table-cell>
          <table:table-cell table:formula="of:=MEDIAN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 office:value="117143.5">
            <text:p>117143.5</text:p>
          </table:table-cell>
          <table:table-cell table:formula="of:=MAX([.$B29];[.$F29];[.$K29];[.$P29];[.$U29];[.$Z29];[.$AE29];[.$AJ29];[.$AO29];[.$AT29];[.$AY29];[.$BD29];[.$BI29];[.$BN29];[.$BS29];[.$BX29];[.$CC29];[.$CH29];[.$CM29];[.$CR29];[.$CW29];[.$DB29];[.$DG29];[.$DL29];[.$DQ29];[.$DV29];[.$EA29];[.$EF29];[.$EK29];[.$EP29];[.$EU29];[.$EZ29];[.$FE29];[.$FJ29];[.$FO29];[.$FT29];[.$FY29];[.$GD29];[.$GI29];[.$GN29];[.$GS29])" office:value-type="float" office:value="600">
            <text:p>600</text:p>
          </table:table-cell>
          <table:table-cell table:formula="of:=MAX([.$C29];[.$G29];[.$L29];[.$Q29];[.$V29];[.$AA29];[.$AF29];[.$AK29];[.$AP29];[.$AU29];[.$AZ29];[.$BE29];[.$BJ29];[.$BO29];[.$BT29];[.$BY29];[.$CD29];[.$CI29];[.$CN29];[.$CS29];[.$CX29];[.$DC29];[.$DH29];[.$DM29];[.$DR29];[.$DW29];[.$EB29];[.$EG29];[.$EL29];[.$EQ29];[.$EV29];[.$FA29];[.$FF29];[.$FK29];[.$FP29];[.$FU29];[.$FZ29];[.$GE29];[.$GJ29];[.$GO29];[.$GT29])" office:value-type="float" office:value="1">
            <text:p>1</text:p>
          </table:table-cell>
          <table:table-cell table:formula="of:=MAX([.$D29];[.$H29];[.$M29];[.$R29];[.$W29];[.$AB29];[.$AG29];[.$AL29];[.$AQ29];[.$AV29];[.$BA29];[.$BF29];[.$BK29];[.$BP29];[.$BU29];[.$BZ29];[.$CE29];[.$CJ29];[.$CO29];[.$CT29];[.$CY29];[.$DD29];[.$DI29];[.$DN29];[.$DS29];[.$DX29];[.$EC29];[.$EH29];[.$EM29];[.$ER29];[.$EW29];[.$FB29];[.$FG29];[.$FL29];[.$FQ29];[.$FV29];[.$GA29];[.$GF29];[.$GK29];[.$GP29];[.$GU29])" office:value-type="float" office:value="996998">
            <text:p>996998</text:p>
          </table:table-cell>
          <table:table-cell table:formula="of:=MAX([.$E29];[.$I29];[.$N29];[.$S29];[.$X29];[.$AC29];[.$AH29];[.$AM29];[.$AR29];[.$AW29];[.$BB29];[.$BG29];[.$BL29];[.$BQ29];[.$BV29];[.$CA29];[.$CF29];[.$CK29];[.$CP29];[.$CU29];[.$CZ29];[.$DE29];[.$DJ29];[.$DO29];[.$DT29];[.$DY29];[.$ED29];[.$EI29];[.$EN29];[.$ES29];[.$EX29];[.$FC29];[.$FH29];[.$FM29];[.$FR29];[.$FW29];[.$GB29];[.$GG29];[.$GL29];[.$GQ29];[.$GV29])" office:value-type="float" office:value="16596403">
            <text:p>16596403</text:p>
          </table:table-cell>
          <table:table-cell table:formula="of:=MAX([.$J29];[.$O29];[.$T29];[.$Y29];[.$AD29];[.$AI29];[.$AN29];[.$AS29];[.$AX29];[.$BC29];[.$BH29];[.$BM29];[.$BR29];[.$BW29];[.$CB29];[.$CG29];[.$CL29];[.$CQ29];[.$CV29];[.$DA29];[.$DF29];[.$DK29];[.$DP29];[.$DU29];[.$DZ29];[.$EE29];[.$EJ29];[.$EO29];[.$ET29];[.$EY29];[.$FD29];[.$FI29];[.$FN29];[.$FS29];[.$FX29];[.$GC29];[.$GH29];[.$GM29];[.$GR29];[.$GW29])" office:value-type="float" office:value="16596403">
            <text:p>16596403</text:p>
          </table:table-cell>
          <table:table-cell table:number-columns-repeated="804"/>
        </table:table-row>
        <table:table-row table:style-name="ro1">
          <table:table-cell office:value-type="string">
            <text:p>./laby_17_17_02.lp</text:p>
          </table:table-cell>
          <table:table-cell office:value-type="float" office:value="324.893">
            <text:p>324.893</text:p>
          </table:table-cell>
          <table:table-cell office:value-type="float" office:value="0">
            <text:p>0</text:p>
          </table:table-cell>
          <table:table-cell office:value-type="float" office:value="172413">
            <text:p>172413</text:p>
          </table:table-cell>
          <table:table-cell office:value-type="float" office:value="542943">
            <text:p>542943</text:p>
          </table:table-cell>
          <table:table-cell office:value-type="float" office:value="279.041">
            <text:p>279.041</text:p>
          </table:table-cell>
          <table:table-cell office:value-type="float" office:value="0">
            <text:p>0</text:p>
          </table:table-cell>
          <table:table-cell office:value-type="float" office:value="172413">
            <text:p>172413</text:p>
          </table:table-cell>
          <table:table-cell office:value-type="float" office:value="542943">
            <text:p>542943</text:p>
          </table:table-cell>
          <table:table-cell office:value-type="float" office:value="0">
            <text:p>0</text:p>
          </table:table-cell>
          <table:table-cell office:value-type="float" office:value="341.6">
            <text:p>341.6</text:p>
          </table:table-cell>
          <table:table-cell office:value-type="float" office:value="0">
            <text:p>0</text:p>
          </table:table-cell>
          <table:table-cell office:value-type="float" office:value="172413">
            <text:p>172413</text:p>
          </table:table-cell>
          <table:table-cell office:value-type="float" office:value="542943">
            <text:p>542943</text:p>
          </table:table-cell>
          <table:table-cell office:value-type="float" office:value="0">
            <text:p>0</text:p>
          </table:table-cell>
          <table:table-cell office:value-type="float" office:value="265.512">
            <text:p>265.512</text:p>
          </table:table-cell>
          <table:table-cell office:value-type="float" office:value="0">
            <text:p>0</text:p>
          </table:table-cell>
          <table:table-cell office:value-type="float" office:value="172413">
            <text:p>172413</text:p>
          </table:table-cell>
          <table:table-cell office:value-type="float" office:value="542943">
            <text:p>542943</text:p>
          </table:table-cell>
          <table:table-cell office:value-type="float" office:value="129395">
            <text:p>12939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37363">
            <text:p>337363</text:p>
          </table:table-cell>
          <table:table-cell office:value-type="float" office:value="1483184">
            <text:p>1483184</text:p>
          </table:table-cell>
          <table:table-cell office:value-type="float" office:value="191584">
            <text:p>191584</text:p>
          </table:table-cell>
          <table:table-cell table:style-name="cellBest" office:value-type="float" office:value="1.48675">
            <text:p>1.48675</text:p>
          </table:table-cell>
          <table:table-cell office:value-type="float" office:value="0">
            <text:p>0</text:p>
          </table:table-cell>
          <table:table-cell table:style-name="cellBest" office:value-type="float" office:value="38">
            <text:p>38</text:p>
          </table:table-cell>
          <table:table-cell table:style-name="cellBest" office:value-type="float" office:value="58">
            <text:p>58</text:p>
          </table:table-cell>
          <table:table-cell office:value-type="float" office:value="35">
            <text:p>3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99897">
            <text:p>199897</text:p>
          </table:table-cell>
          <table:table-cell office:value-type="float" office:value="662513">
            <text:p>662513</text:p>
          </table:table-cell>
          <table:table-cell office:value-type="float" office:value="258913">
            <text:p>258913</text:p>
          </table:table-cell>
          <table:table-cell office:value-type="float" office:value="6.09357">
            <text:p>6.09357</text:p>
          </table:table-cell>
          <table:table-cell office:value-type="float" office:value="0">
            <text:p>0</text:p>
          </table:table-cell>
          <table:table-cell office:value-type="float" office:value="2822">
            <text:p>2822</text:p>
          </table:table-cell>
          <table:table-cell office:value-type="float" office:value="37061">
            <text:p>37061</text:p>
          </table:table-cell>
          <table:table-cell office:value-type="float" office:value="5985">
            <text:p>5985</text:p>
          </table:table-cell>
          <table:table-cell office:value-type="float" office:value="7.92261">
            <text:p>7.92261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43268">
            <text:p>43268</text:p>
          </table:table-cell>
          <table:table-cell office:value-type="float" office:value="9235">
            <text:p>9235</text:p>
          </table:table-cell>
          <table:table-cell table:style-name="cellWorst" office:value-type="float" office:value="600">
            <text:p>600</text:p>
          </table:table-cell>
          <table:table-cell table:style-name="ce9" office:value-type="float" office:value="1">
            <text:p>1</text:p>
          </table:table-cell>
          <table:table-cell office:value-type="float" office:value="162263">
            <text:p>162263</text:p>
          </table:table-cell>
          <table:table-cell office:value-type="float" office:value="480327">
            <text:p>480327</text:p>
          </table:table-cell>
          <table:table-cell office:value-type="float" office:value="236148">
            <text:p>23614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92992">
            <text:p>292992</text:p>
          </table:table-cell>
          <table:table-cell office:value-type="float" office:value="1199489">
            <text:p>1199489</text:p>
          </table:table-cell>
          <table:table-cell office:value-type="float" office:value="162589">
            <text:p>16258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22055">
            <text:p>322055</text:p>
          </table:table-cell>
          <table:table-cell office:value-type="float" office:value="978279">
            <text:p>978279</text:p>
          </table:table-cell>
          <table:table-cell office:value-type="float" office:value="152652">
            <text:p>152652</text:p>
          </table:table-cell>
          <table:table-cell office:value-type="float" office:value="75.8653">
            <text:p>75.8653</text:p>
          </table:table-cell>
          <table:table-cell office:value-type="float" office:value="0">
            <text:p>0</text:p>
          </table:table-cell>
          <table:table-cell office:value-type="float" office:value="69169">
            <text:p>69169</text:p>
          </table:table-cell>
          <table:table-cell office:value-type="float" office:value="496031">
            <text:p>496031</text:p>
          </table:table-cell>
          <table:table-cell office:value-type="float" office:value="54800">
            <text:p>5480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317335">
            <text:p>317335</text:p>
          </table:table-cell>
          <table:table-cell office:value-type="float" office:value="964372">
            <text:p>964372</text:p>
          </table:table-cell>
          <table:table-cell office:value-type="float" office:value="191068">
            <text:p>191068</text:p>
          </table:table-cell>
          <table:table-cell office:value-type="float" office:value="3.79033">
            <text:p>3.79033</text:p>
          </table:table-cell>
          <table:table-cell office:value-type="float" office:value="0">
            <text:p>0</text:p>
          </table:table-cell>
          <table:table-cell office:value-type="float" office:value="1354">
            <text:p>1354</text:p>
          </table:table-cell>
          <table:table-cell table:number-columns-repeated="2" office:value-type="float" office:value="6671">
            <text:p>6671</text:p>
          </table:table-cell>
          <table:table-cell office:value-type="float" office:value="336.685">
            <text:p>336.685</text:p>
          </table:table-cell>
          <table:table-cell office:value-type="float" office:value="0">
            <text:p>0</text:p>
          </table:table-cell>
          <table:table-cell office:value-type="float" office:value="235769">
            <text:p>235769</text:p>
          </table:table-cell>
          <table:table-cell office:value-type="float" office:value="538340">
            <text:p>538340</text:p>
          </table:table-cell>
          <table:table-cell office:value-type="float" office:value="0">
            <text:p>0</text:p>
          </table:table-cell>
          <table:table-cell office:value-type="float" office:value="6.53505">
            <text:p>6.53505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office:value-type="float" office:value="104732">
            <text:p>104732</text:p>
          </table:table-cell>
          <table:table-cell office:value-type="float" office:value="11320">
            <text:p>1132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390332">
            <text:p>390332</text:p>
          </table:table-cell>
          <table:table-cell office:value-type="float" office:value="1176722">
            <text:p>1176722</text:p>
          </table:table-cell>
          <table:table-cell office:value-type="float" office:value="201711">
            <text:p>201711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41169">
            <text:p>141169</text:p>
          </table:table-cell>
          <table:table-cell table:number-columns-repeated="2" office:value-type="float" office:value="232164">
            <text:p>232164</text:p>
          </table:table-cell>
          <table:table-cell office:value-type="float" office:value="3.98696">
            <text:p>3.98696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5245">
            <text:p>15245</text:p>
          </table:table-cell>
          <table:table-cell office:value-type="float" office:value="4067">
            <text:p>4067</text:p>
          </table:table-cell>
          <table:table-cell office:value-type="float" office:value="16.0924">
            <text:p>16.0924</text:p>
          </table:table-cell>
          <table:table-cell office:value-type="float" office:value="0">
            <text:p>0</text:p>
          </table:table-cell>
          <table:table-cell office:value-type="float" office:value="7579">
            <text:p>7579</text:p>
          </table:table-cell>
          <table:table-cell office:value-type="float" office:value="64983">
            <text:p>64983</text:p>
          </table:table-cell>
          <table:table-cell office:value-type="float" office:value="10496">
            <text:p>10496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33702">
            <text:p>133702</text:p>
          </table:table-cell>
          <table:table-cell office:value-type="float" office:value="190903">
            <text:p>190903</text:p>
          </table:table-cell>
          <table:table-cell office:value-type="float" office:value="165173">
            <text:p>165173</text:p>
          </table:table-cell>
          <table:table-cell office:value-type="float" office:value="301.046">
            <text:p>301.046</text:p>
          </table:table-cell>
          <table:table-cell office:value-type="float" office:value="0">
            <text:p>0</text:p>
          </table:table-cell>
          <table:table-cell office:value-type="float" office:value="172413">
            <text:p>172413</text:p>
          </table:table-cell>
          <table:table-cell office:value-type="float" office:value="542943">
            <text:p>542943</text:p>
          </table:table-cell>
          <table:table-cell office:value-type="float" office:value="129395">
            <text:p>129395</text:p>
          </table:table-cell>
          <table:table-cell office:value-type="float" office:value="352.08">
            <text:p>352.08</text:p>
          </table:table-cell>
          <table:table-cell office:value-type="float" office:value="0">
            <text:p>0</text:p>
          </table:table-cell>
          <table:table-cell office:value-type="float" office:value="202896">
            <text:p>202896</text:p>
          </table:table-cell>
          <table:table-cell office:value-type="float" office:value="765673">
            <text:p>765673</text:p>
          </table:table-cell>
          <table:table-cell office:value-type="float" office:value="104390">
            <text:p>10439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96265">
            <text:p>296265</text:p>
          </table:table-cell>
          <table:table-cell office:value-type="float" office:value="867551">
            <text:p>867551</text:p>
          </table:table-cell>
          <table:table-cell office:value-type="float" office:value="92973">
            <text:p>92973</text:p>
          </table:table-cell>
          <table:table-cell office:value-type="float" office:value="170.367">
            <text:p>170.367</text:p>
          </table:table-cell>
          <table:table-cell office:value-type="float" office:value="0">
            <text:p>0</text:p>
          </table:table-cell>
          <table:table-cell office:value-type="float" office:value="132557">
            <text:p>132557</text:p>
          </table:table-cell>
          <table:table-cell office:value-type="float" office:value="424725">
            <text:p>424725</text:p>
          </table:table-cell>
          <table:table-cell office:value-type="float" office:value="256213">
            <text:p>256213</text:p>
          </table:table-cell>
          <table:table-cell office:value-type="float" office:value="16.2207">
            <text:p>16.2207</text:p>
          </table:table-cell>
          <table:table-cell office:value-type="float" office:value="0">
            <text:p>0</text:p>
          </table:table-cell>
          <table:table-cell office:value-type="float" office:value="8489">
            <text:p>8489</text:p>
          </table:table-cell>
          <table:table-cell office:value-type="float" office:value="28913">
            <text:p>28913</text:p>
          </table:table-cell>
          <table:table-cell office:value-type="float" office:value="19310">
            <text:p>1931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63125">
            <text:p>263125</text:p>
          </table:table-cell>
          <table:table-cell office:value-type="float" office:value="538681">
            <text:p>538681</text:p>
          </table:table-cell>
          <table:table-cell office:value-type="float" office:value="483745">
            <text:p>483745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60725">
            <text:p>260725</text:p>
          </table:table-cell>
          <table:table-cell office:value-type="float" office:value="536426">
            <text:p>536426</text:p>
          </table:table-cell>
          <table:table-cell office:value-type="float" office:value="496309">
            <text:p>496309</text:p>
          </table:table-cell>
          <table:table-cell office:value-type="float" office:value="34.9519">
            <text:p>34.9519</text:p>
          </table:table-cell>
          <table:table-cell office:value-type="float" office:value="0">
            <text:p>0</text:p>
          </table:table-cell>
          <table:table-cell office:value-type="float" office:value="28280">
            <text:p>28280</text:p>
          </table:table-cell>
          <table:table-cell office:value-type="float" office:value="113324">
            <text:p>113324</text:p>
          </table:table-cell>
          <table:table-cell office:value-type="float" office:value="16984">
            <text:p>16984</text:p>
          </table:table-cell>
          <table:table-cell office:value-type="float" office:value="258.034">
            <text:p>258.034</text:p>
          </table:table-cell>
          <table:table-cell office:value-type="float" office:value="0">
            <text:p>0</text:p>
          </table:table-cell>
          <table:table-cell office:value-type="float" office:value="148646">
            <text:p>148646</text:p>
          </table:table-cell>
          <table:table-cell office:value-type="float" office:value="593511">
            <text:p>593511</text:p>
          </table:table-cell>
          <table:table-cell office:value-type="float" office:value="49400">
            <text:p>49400</text:p>
          </table:table-cell>
          <table:table-cell office:value-type="float" office:value="171.155">
            <text:p>171.155</text:p>
          </table:table-cell>
          <table:table-cell office:value-type="float" office:value="0">
            <text:p>0</text:p>
          </table:table-cell>
          <table:table-cell office:value-type="float" office:value="99284">
            <text:p>99284</text:p>
          </table:table-cell>
          <table:table-cell office:value-type="float" office:value="378874">
            <text:p>378874</text:p>
          </table:table-cell>
          <table:table-cell office:value-type="float" office:value="30648">
            <text:p>30648</text:p>
          </table:table-cell>
          <table:table-cell office:value-type="float" office:value="177.367">
            <text:p>177.367</text:p>
          </table:table-cell>
          <table:table-cell office:value-type="float" office:value="0">
            <text:p>0</text:p>
          </table:table-cell>
          <table:table-cell office:value-type="float" office:value="99284">
            <text:p>99284</text:p>
          </table:table-cell>
          <table:table-cell office:value-type="float" office:value="378874">
            <text:p>378874</text:p>
          </table:table-cell>
          <table:table-cell office:value-type="float" office:value="30648">
            <text:p>30648</text:p>
          </table:table-cell>
          <table:table-cell office:value-type="float" office:value="2.36164">
            <text:p>2.36164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8113">
            <text:p>18113</text:p>
          </table:table-cell>
          <table:table-cell office:value-type="float" office:value="41.8765">
            <text:p>41.8765</text:p>
          </table:table-cell>
          <table:table-cell office:value-type="float" office:value="0">
            <text:p>0</text:p>
          </table:table-cell>
          <table:table-cell office:value-type="float" office:value="26991">
            <text:p>26991</text:p>
          </table:table-cell>
          <table:table-cell office:value-type="float" office:value="166692">
            <text:p>166692</text:p>
          </table:table-cell>
          <table:table-cell office:value-type="float" office:value="0">
            <text:p>0</text:p>
          </table:table-cell>
          <table:table-cell office:value-type="float" office:value="40.6205">
            <text:p>40.6205</text:p>
          </table:table-cell>
          <table:table-cell office:value-type="float" office:value="0">
            <text:p>0</text:p>
          </table:table-cell>
          <table:table-cell office:value-type="float" office:value="29342">
            <text:p>29342</text:p>
          </table:table-cell>
          <table:table-cell office:value-type="float" office:value="78844">
            <text:p>78844</text:p>
          </table:table-cell>
          <table:table-cell office:value-type="float" office:value="66928">
            <text:p>66928</text:p>
          </table:table-cell>
          <table:table-cell office:value-type="float" office:value="7.74399">
            <text:p>7.74399</text:p>
          </table:table-cell>
          <table:table-cell office:value-type="float" office:value="0">
            <text:p>0</text:p>
          </table:table-cell>
          <table:table-cell office:value-type="float" office:value="3427">
            <text:p>3427</text:p>
          </table:table-cell>
          <table:table-cell office:value-type="float" office:value="85611">
            <text:p>85611</text:p>
          </table:table-cell>
          <table:table-cell office:value-type="float" office:value="48013">
            <text:p>48013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7656">
            <text:p>297656</text:p>
          </table:table-cell>
          <table:table-cell table:number-columns-repeated="2" office:value-type="float" office:value="10032997">
            <text:p>10032997</text:p>
          </table:table-cell>
          <table:table-cell office:value-type="float" office:value="282.669">
            <text:p>282.669</text:p>
          </table:table-cell>
          <table:table-cell office:value-type="float" office:value="0">
            <text:p>0</text:p>
          </table:table-cell>
          <table:table-cell office:value-type="float" office:value="145168">
            <text:p>145168</text:p>
          </table:table-cell>
          <table:table-cell office:value-type="float" office:value="404325">
            <text:p>404325</text:p>
          </table:table-cell>
          <table:table-cell office:value-type="float" office:value="249009">
            <text:p>249009</text:p>
          </table:table-cell>
          <table:table-cell office:value-type="float" office:value="67.37">
            <text:p>67.37</text:p>
          </table:table-cell>
          <table:table-cell office:value-type="float" office:value="0">
            <text:p>0</text:p>
          </table:table-cell>
          <table:table-cell office:value-type="float" office:value="34132">
            <text:p>34132</text:p>
          </table:table-cell>
          <table:table-cell office:value-type="float" office:value="247905">
            <text:p>247905</text:p>
          </table:table-cell>
          <table:table-cell office:value-type="float" office:value="45229">
            <text:p>45229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62902">
            <text:p>262902</text:p>
          </table:table-cell>
          <table:table-cell office:value-type="float" office:value="379936">
            <text:p>379936</text:p>
          </table:table-cell>
          <table:table-cell office:value-type="float" office:value="354658">
            <text:p>354658</text:p>
          </table:table-cell>
          <table:table-cell table:formula="of:=MI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 office:value="1.48675">
            <text:p>1.48675</text:p>
          </table:table-cell>
          <table:table-cell table:formula="of:=MI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 office:value="0">
            <text:p>0</text:p>
          </table:table-cell>
          <table:table-cell table:formula="of:=MI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 office:value="38">
            <text:p>38</text:p>
          </table:table-cell>
          <table:table-cell table:formula="of:=MI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 office:value="58">
            <text:p>58</text:p>
          </table:table-cell>
          <table:table-cell table:formula="of:=MI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 office:value="0">
            <text:p>0</text:p>
          </table:table-cell>
          <table:table-cell table:formula="of:=MEDIAN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 office:value="279.041">
            <text:p>279.041</text:p>
          </table:table-cell>
          <table:table-cell table:formula="of:=MEDIAN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 office:value="0">
            <text:p>0</text:p>
          </table:table-cell>
          <table:table-cell table:formula="of:=MEDIAN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 office:value="145168">
            <text:p>145168</text:p>
          </table:table-cell>
          <table:table-cell table:formula="of:=MEDIAN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 office:value="424725">
            <text:p>424725</text:p>
          </table:table-cell>
          <table:table-cell table:formula="of:=MEDIAN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 office:value="60864">
            <text:p>60864</text:p>
          </table:table-cell>
          <table:table-cell table:formula="of:=MAX([.$B30];[.$F30];[.$K30];[.$P30];[.$U30];[.$Z30];[.$AE30];[.$AJ30];[.$AO30];[.$AT30];[.$AY30];[.$BD30];[.$BI30];[.$BN30];[.$BS30];[.$BX30];[.$CC30];[.$CH30];[.$CM30];[.$CR30];[.$CW30];[.$DB30];[.$DG30];[.$DL30];[.$DQ30];[.$DV30];[.$EA30];[.$EF30];[.$EK30];[.$EP30];[.$EU30];[.$EZ30];[.$FE30];[.$FJ30];[.$FO30];[.$FT30];[.$FY30];[.$GD30];[.$GI30];[.$GN30];[.$GS30])" office:value-type="float" office:value="600">
            <text:p>600</text:p>
          </table:table-cell>
          <table:table-cell table:formula="of:=MAX([.$C30];[.$G30];[.$L30];[.$Q30];[.$V30];[.$AA30];[.$AF30];[.$AK30];[.$AP30];[.$AU30];[.$AZ30];[.$BE30];[.$BJ30];[.$BO30];[.$BT30];[.$BY30];[.$CD30];[.$CI30];[.$CN30];[.$CS30];[.$CX30];[.$DC30];[.$DH30];[.$DM30];[.$DR30];[.$DW30];[.$EB30];[.$EG30];[.$EL30];[.$EQ30];[.$EV30];[.$FA30];[.$FF30];[.$FK30];[.$FP30];[.$FU30];[.$FZ30];[.$GE30];[.$GJ30];[.$GO30];[.$GT30])" office:value-type="float" office:value="1">
            <text:p>1</text:p>
          </table:table-cell>
          <table:table-cell table:formula="of:=MAX([.$D30];[.$H30];[.$M30];[.$R30];[.$W30];[.$AB30];[.$AG30];[.$AL30];[.$AQ30];[.$AV30];[.$BA30];[.$BF30];[.$BK30];[.$BP30];[.$BU30];[.$BZ30];[.$CE30];[.$CJ30];[.$CO30];[.$CT30];[.$CY30];[.$DD30];[.$DI30];[.$DN30];[.$DS30];[.$DX30];[.$EC30];[.$EH30];[.$EM30];[.$ER30];[.$EW30];[.$FB30];[.$FG30];[.$FL30];[.$FQ30];[.$FV30];[.$GA30];[.$GF30];[.$GK30];[.$GP30];[.$GU30])" office:value-type="float" office:value="390332">
            <text:p>390332</text:p>
          </table:table-cell>
          <table:table-cell table:formula="of:=MAX([.$E30];[.$I30];[.$N30];[.$S30];[.$X30];[.$AC30];[.$AH30];[.$AM30];[.$AR30];[.$AW30];[.$BB30];[.$BG30];[.$BL30];[.$BQ30];[.$BV30];[.$CA30];[.$CF30];[.$CK30];[.$CP30];[.$CU30];[.$CZ30];[.$DE30];[.$DJ30];[.$DO30];[.$DT30];[.$DY30];[.$ED30];[.$EI30];[.$EN30];[.$ES30];[.$EX30];[.$FC30];[.$FH30];[.$FM30];[.$FR30];[.$FW30];[.$GB30];[.$GG30];[.$GL30];[.$GQ30];[.$GV30])" office:value-type="float" office:value="10032997">
            <text:p>10032997</text:p>
          </table:table-cell>
          <table:table-cell table:formula="of:=MAX([.$J30];[.$O30];[.$T30];[.$Y30];[.$AD30];[.$AI30];[.$AN30];[.$AS30];[.$AX30];[.$BC30];[.$BH30];[.$BM30];[.$BR30];[.$BW30];[.$CB30];[.$CG30];[.$CL30];[.$CQ30];[.$CV30];[.$DA30];[.$DF30];[.$DK30];[.$DP30];[.$DU30];[.$DZ30];[.$EE30];[.$EJ30];[.$EO30];[.$ET30];[.$EY30];[.$FD30];[.$FI30];[.$FN30];[.$FS30];[.$FX30];[.$GC30];[.$GH30];[.$GM30];[.$GR30];[.$GW30])" office:value-type="float" office:value="10032997">
            <text:p>10032997</text:p>
          </table:table-cell>
          <table:table-cell table:number-columns-repeated="804"/>
        </table:table-row>
        <table:table-row table:style-name="ro1">
          <table:table-cell office:value-type="string">
            <text:p>./laby_17_17_03.lp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2973">
            <text:p>402973</text:p>
          </table:table-cell>
          <table:table-cell office:value-type="float" office:value="1423791">
            <text:p>142379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95112">
            <text:p>395112</text:p>
          </table:table-cell>
          <table:table-cell office:value-type="float" office:value="1407149">
            <text:p>140714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8800">
            <text:p>288800</text:p>
          </table:table-cell>
          <table:table-cell office:value-type="float" office:value="1172643">
            <text:p>1172643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6089">
            <text:p>296089</text:p>
          </table:table-cell>
          <table:table-cell office:value-type="float" office:value="1188772">
            <text:p>1188772</text:p>
          </table:table-cell>
          <table:table-cell office:value-type="float" office:value="163195">
            <text:p>16319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06907">
            <text:p>406907</text:p>
          </table:table-cell>
          <table:table-cell office:value-type="float" office:value="1810685">
            <text:p>1810685</text:p>
          </table:table-cell>
          <table:table-cell office:value-type="float" office:value="194786">
            <text:p>19478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31150">
            <text:p>231150</text:p>
          </table:table-cell>
          <table:table-cell office:value-type="float" office:value="696484">
            <text:p>696484</text:p>
          </table:table-cell>
          <table:table-cell office:value-type="float" office:value="89124">
            <text:p>8912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2576">
            <text:p>222576</text:p>
          </table:table-cell>
          <table:table-cell office:value-type="float" office:value="1217461">
            <text:p>1217461</text:p>
          </table:table-cell>
          <table:table-cell office:value-type="float" office:value="217360">
            <text:p>217360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120916">
            <text:p>120916</text:p>
          </table:table-cell>
          <table:table-cell office:value-type="float" office:value="424428">
            <text:p>424428</text:p>
          </table:table-cell>
          <table:table-cell office:value-type="float" office:value="181134">
            <text:p>18113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05401">
            <text:p>105401</text:p>
          </table:table-cell>
          <table:table-cell office:value-type="float" office:value="261154">
            <text:p>261154</text:p>
          </table:table-cell>
          <table:table-cell office:value-type="float" office:value="153647">
            <text:p>153647</text:p>
          </table:table-cell>
          <table:table-cell office:value-type="float" office:value="600">
            <text:p>600</text:p>
          </table:table-cell>
          <table:table-cell table:style-name="ce8" office:value-type="float" office:value="1">
            <text:p>1</text:p>
          </table:table-cell>
          <table:table-cell office:value-type="float" office:value="141850">
            <text:p>141850</text:p>
          </table:table-cell>
          <table:table-cell office:value-type="float" office:value="381284">
            <text:p>381284</text:p>
          </table:table-cell>
          <table:table-cell office:value-type="float" office:value="155452">
            <text:p>15545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6939">
            <text:p>366939</text:p>
          </table:table-cell>
          <table:table-cell office:value-type="float" office:value="1277308">
            <text:p>1277308</text:p>
          </table:table-cell>
          <table:table-cell office:value-type="float" office:value="141678">
            <text:p>1416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54566">
            <text:p>354566</text:p>
          </table:table-cell>
          <table:table-cell office:value-type="float" office:value="1073190">
            <text:p>1073190</text:p>
          </table:table-cell>
          <table:table-cell office:value-type="float" office:value="99175">
            <text:p>9917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79529">
            <text:p>279529</text:p>
          </table:table-cell>
          <table:table-cell office:value-type="float" office:value="1142437">
            <text:p>1142437</text:p>
          </table:table-cell>
          <table:table-cell office:value-type="float" office:value="173710">
            <text:p>1737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8400">
            <text:p>328400</text:p>
          </table:table-cell>
          <table:table-cell office:value-type="float" office:value="1335367">
            <text:p>1335367</text:p>
          </table:table-cell>
          <table:table-cell office:value-type="float" office:value="197578">
            <text:p>19757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3856">
            <text:p>43856</text:p>
          </table:table-cell>
          <table:table-cell table:style-name="cellBest" office:value-type="float" office:value="76145">
            <text:p>76145</text:p>
          </table:table-cell>
          <table:table-cell office:value-type="float" office:value="76145">
            <text:p>7614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32529">
            <text:p>332529</text:p>
          </table:table-cell>
          <table:table-cell office:value-type="float" office:value="1977110">
            <text:p>197711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71006">
            <text:p>171006</text:p>
          </table:table-cell>
          <table:table-cell office:value-type="float" office:value="1036862">
            <text:p>1036862</text:p>
          </table:table-cell>
          <table:table-cell office:value-type="float" office:value="212671">
            <text:p>21267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89854">
            <text:p>289854</text:p>
          </table:table-cell>
          <table:table-cell office:value-type="float" office:value="2889770">
            <text:p>2889770</text:p>
          </table:table-cell>
          <table:table-cell office:value-type="float" office:value="131735">
            <text:p>13173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93855">
            <text:p>193855</text:p>
          </table:table-cell>
          <table:table-cell table:number-columns-repeated="2" office:value-type="float" office:value="283966">
            <text:p>28396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02750">
            <text:p>202750</text:p>
          </table:table-cell>
          <table:table-cell office:value-type="float" office:value="654905">
            <text:p>654905</text:p>
          </table:table-cell>
          <table:table-cell office:value-type="float" office:value="171702">
            <text:p>171702</text:p>
          </table:table-cell>
          <table:table-cell table:style-name="cellBest" office:value-type="float" office:value="49.6569">
            <text:p>49.6569</text:p>
          </table:table-cell>
          <table:table-cell table:style-name="cellBest" office:value-type="float" office:value="0">
            <text:p>0</text:p>
          </table:table-cell>
          <table:table-cell table:style-name="cellBest" office:value-type="float" office:value="30618">
            <text:p>30618</text:p>
          </table:table-cell>
          <table:table-cell office:value-type="float" office:value="262584">
            <text:p>262584</text:p>
          </table:table-cell>
          <table:table-cell office:value-type="float" office:value="24406">
            <text:p>2440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149156">
            <text:p>149156</text:p>
          </table:table-cell>
          <table:table-cell office:value-type="float" office:value="226641">
            <text:p>226641</text:p>
          </table:table-cell>
          <table:table-cell office:value-type="float" office:value="215769">
            <text:p>215769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72316">
            <text:p>372316</text:p>
          </table:table-cell>
          <table:table-cell office:value-type="float" office:value="1360644">
            <text:p>1360644</text:p>
          </table:table-cell>
          <table:table-cell office:value-type="float" office:value="180038">
            <text:p>18003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6616">
            <text:p>266616</text:p>
          </table:table-cell>
          <table:table-cell office:value-type="float" office:value="1769758">
            <text:p>1769758</text:p>
          </table:table-cell>
          <table:table-cell office:value-type="float" office:value="65647">
            <text:p>6564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91310">
            <text:p>291310</text:p>
          </table:table-cell>
          <table:table-cell office:value-type="float" office:value="3087966">
            <text:p>3087966</text:p>
          </table:table-cell>
          <table:table-cell office:value-type="float" office:value="356137">
            <text:p>35613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4947">
            <text:p>324947</text:p>
          </table:table-cell>
          <table:table-cell office:value-type="float" office:value="642971">
            <text:p>642971</text:p>
          </table:table-cell>
          <table:table-cell office:value-type="float" office:value="442192">
            <text:p>44219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9791">
            <text:p>269791</text:p>
          </table:table-cell>
          <table:table-cell office:value-type="float" office:value="550459">
            <text:p>550459</text:p>
          </table:table-cell>
          <table:table-cell office:value-type="float" office:value="486102">
            <text:p>48610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58046">
            <text:p>258046</text:p>
          </table:table-cell>
          <table:table-cell office:value-type="float" office:value="468794">
            <text:p>468794</text:p>
          </table:table-cell>
          <table:table-cell office:value-type="float" office:value="446481">
            <text:p>44648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69107">
            <text:p>369107</text:p>
          </table:table-cell>
          <table:table-cell office:value-type="float" office:value="883766">
            <text:p>883766</text:p>
          </table:table-cell>
          <table:table-cell office:value-type="float" office:value="786983">
            <text:p>786983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9903">
            <text:p>269903</text:p>
          </table:table-cell>
          <table:table-cell office:value-type="float" office:value="923159">
            <text:p>923159</text:p>
          </table:table-cell>
          <table:table-cell office:value-type="float" office:value="93996">
            <text:p>9399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2297780">
            <text:p>2297780</text:p>
          </table:table-cell>
          <table:table-cell office:value-type="float" office:value="72880">
            <text:p>72880</text:p>
          </table:table-cell>
          <table:table-cell office:value-type="float" office:value="454.753">
            <text:p>454.753</text:p>
          </table:table-cell>
          <table:table-cell table:style-name="cellBest" office:value-type="float" office:value="0">
            <text:p>0</text:p>
          </table:table-cell>
          <table:table-cell office:value-type="float" office:value="297409">
            <text:p>297409</text:p>
          </table:table-cell>
          <table:table-cell office:value-type="float" office:value="955611">
            <text:p>955611</text:p>
          </table:table-cell>
          <table:table-cell office:value-type="float" office:value="111264">
            <text:p>111264</text:p>
          </table:table-cell>
          <table:table-cell office:value-type="float" office:value="597.248">
            <text:p>597.248</text:p>
          </table:table-cell>
          <table:table-cell table:style-name="cellBest" office:value-type="float" office:value="0">
            <text:p>0</text:p>
          </table:table-cell>
          <table:table-cell office:value-type="float" office:value="297409">
            <text:p>297409</text:p>
          </table:table-cell>
          <table:table-cell office:value-type="float" office:value="955611">
            <text:p>955611</text:p>
          </table:table-cell>
          <table:table-cell office:value-type="float" office:value="111264">
            <text:p>11126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26061">
            <text:p>326061</text:p>
          </table:table-cell>
          <table:table-cell table:number-columns-repeated="2" office:value-type="float" office:value="760474">
            <text:p>76047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style-name="cellWorst" office:value-type="float" office:value="453997">
            <text:p>453997</text:p>
          </table:table-cell>
          <table:table-cell office:value-type="float" office:value="2622735">
            <text:p>2622735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443614">
            <text:p>443614</text:p>
          </table:table-cell>
          <table:table-cell office:value-type="float" office:value="773679">
            <text:p>773679</text:p>
          </table:table-cell>
          <table:table-cell office:value-type="float" office:value="723527">
            <text:p>723527</text:p>
          </table:table-cell>
          <table:table-cell office:value-type="float" office:value="351.311">
            <text:p>351.311</text:p>
          </table:table-cell>
          <table:table-cell table:style-name="cellBest" office:value-type="float" office:value="0">
            <text:p>0</text:p>
          </table:table-cell>
          <table:table-cell office:value-type="float" office:value="245708">
            <text:p>245708</text:p>
          </table:table-cell>
          <table:table-cell office:value-type="float" office:value="803841">
            <text:p>803841</text:p>
          </table:table-cell>
          <table:table-cell office:value-type="float" office:value="146805">
            <text:p>146805</text:p>
          </table:table-cell>
          <table:table-cell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office:value-type="float" office:value="300553">
            <text:p>300553</text:p>
          </table:table-cell>
          <table:table-cell table:number-columns-repeated="2" office:value-type="float" office:value="5927327">
            <text:p>592732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345411">
            <text:p>345411</text:p>
          </table:table-cell>
          <table:table-cell office:value-type="float" office:value="1031842">
            <text:p>1031842</text:p>
          </table:table-cell>
          <table:table-cell office:value-type="float" office:value="564180">
            <text:p>56418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4226">
            <text:p>264226</text:p>
          </table:table-cell>
          <table:table-cell office:value-type="float" office:value="2350014">
            <text:p>2350014</text:p>
          </table:table-cell>
          <table:table-cell office:value-type="float" office:value="85657">
            <text:p>85657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23491">
            <text:p>223491</text:p>
          </table:table-cell>
          <table:table-cell office:value-type="float" office:value="344563">
            <text:p>344563</text:p>
          </table:table-cell>
          <table:table-cell office:value-type="float" office:value="325480">
            <text:p>325480</text:p>
          </table:table-cell>
          <table:table-cell table:formula="of:=MI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 office:value="49.6569">
            <text:p>49.6569</text:p>
          </table:table-cell>
          <table:table-cell table:formula="of:=MI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 office:value="0">
            <text:p>0</text:p>
          </table:table-cell>
          <table:table-cell table:formula="of:=MI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 office:value="30618">
            <text:p>30618</text:p>
          </table:table-cell>
          <table:table-cell table:formula="of:=MI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 office:value="76145">
            <text:p>76145</text:p>
          </table:table-cell>
          <table:table-cell table:formula="of:=MI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 office:value="0">
            <text:p>0</text:p>
          </table:table-cell>
          <table:table-cell table:formula="of:=MEDIAN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 office:value="600">
            <text:p>600</text:p>
          </table:table-cell>
          <table:table-cell table:formula="of:=MEDIAN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 office:value="1">
            <text:p>1</text:p>
          </table:table-cell>
          <table:table-cell table:formula="of:=MEDIAN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 office:value="288800">
            <text:p>288800</text:p>
          </table:table-cell>
          <table:table-cell table:formula="of:=MEDIAN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 office:value="1031842">
            <text:p>1031842</text:p>
          </table:table-cell>
          <table:table-cell table:formula="of:=MEDIAN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 office:value="167448.5">
            <text:p>167448.5</text:p>
          </table:table-cell>
          <table:table-cell table:formula="of:=MAX([.$B31];[.$F31];[.$K31];[.$P31];[.$U31];[.$Z31];[.$AE31];[.$AJ31];[.$AO31];[.$AT31];[.$AY31];[.$BD31];[.$BI31];[.$BN31];[.$BS31];[.$BX31];[.$CC31];[.$CH31];[.$CM31];[.$CR31];[.$CW31];[.$DB31];[.$DG31];[.$DL31];[.$DQ31];[.$DV31];[.$EA31];[.$EF31];[.$EK31];[.$EP31];[.$EU31];[.$EZ31];[.$FE31];[.$FJ31];[.$FO31];[.$FT31];[.$FY31];[.$GD31];[.$GI31];[.$GN31];[.$GS31])" office:value-type="float" office:value="600">
            <text:p>600</text:p>
          </table:table-cell>
          <table:table-cell table:formula="of:=MAX([.$C31];[.$G31];[.$L31];[.$Q31];[.$V31];[.$AA31];[.$AF31];[.$AK31];[.$AP31];[.$AU31];[.$AZ31];[.$BE31];[.$BJ31];[.$BO31];[.$BT31];[.$BY31];[.$CD31];[.$CI31];[.$CN31];[.$CS31];[.$CX31];[.$DC31];[.$DH31];[.$DM31];[.$DR31];[.$DW31];[.$EB31];[.$EG31];[.$EL31];[.$EQ31];[.$EV31];[.$FA31];[.$FF31];[.$FK31];[.$FP31];[.$FU31];[.$FZ31];[.$GE31];[.$GJ31];[.$GO31];[.$GT31])" office:value-type="float" office:value="1">
            <text:p>1</text:p>
          </table:table-cell>
          <table:table-cell table:formula="of:=MAX([.$D31];[.$H31];[.$M31];[.$R31];[.$W31];[.$AB31];[.$AG31];[.$AL31];[.$AQ31];[.$AV31];[.$BA31];[.$BF31];[.$BK31];[.$BP31];[.$BU31];[.$BZ31];[.$CE31];[.$CJ31];[.$CO31];[.$CT31];[.$CY31];[.$DD31];[.$DI31];[.$DN31];[.$DS31];[.$DX31];[.$EC31];[.$EH31];[.$EM31];[.$ER31];[.$EW31];[.$FB31];[.$FG31];[.$FL31];[.$FQ31];[.$FV31];[.$GA31];[.$GF31];[.$GK31];[.$GP31];[.$GU31])" office:value-type="float" office:value="453997">
            <text:p>453997</text:p>
          </table:table-cell>
          <table:table-cell table:formula="of:=MAX([.$E31];[.$I31];[.$N31];[.$S31];[.$X31];[.$AC31];[.$AH31];[.$AM31];[.$AR31];[.$AW31];[.$BB31];[.$BG31];[.$BL31];[.$BQ31];[.$BV31];[.$CA31];[.$CF31];[.$CK31];[.$CP31];[.$CU31];[.$CZ31];[.$DE31];[.$DJ31];[.$DO31];[.$DT31];[.$DY31];[.$ED31];[.$EI31];[.$EN31];[.$ES31];[.$EX31];[.$FC31];[.$FH31];[.$FM31];[.$FR31];[.$FW31];[.$GB31];[.$GG31];[.$GL31];[.$GQ31];[.$GV31])" office:value-type="float" office:value="5927327">
            <text:p>5927327</text:p>
          </table:table-cell>
          <table:table-cell table:formula="of:=MAX([.$J31];[.$O31];[.$T31];[.$Y31];[.$AD31];[.$AI31];[.$AN31];[.$AS31];[.$AX31];[.$BC31];[.$BH31];[.$BM31];[.$BR31];[.$BW31];[.$CB31];[.$CG31];[.$CL31];[.$CQ31];[.$CV31];[.$DA31];[.$DF31];[.$DK31];[.$DP31];[.$DU31];[.$DZ31];[.$EE31];[.$EJ31];[.$EO31];[.$ET31];[.$EY31];[.$FD31];[.$FI31];[.$FN31];[.$FS31];[.$FX31];[.$GC31];[.$GH31];[.$GM31];[.$GR31];[.$GW31])" office:value-type="float" office:value="5927327">
            <text:p>5927327</text:p>
          </table:table-cell>
          <table:table-cell table:number-columns-repeated="804"/>
        </table:table-row>
        <table:table-row table:style-name="ro1">
          <table:table-cell office:value-type="string">
            <text:p>./laby_17_17_04.lp</text:p>
          </table:table-cell>
          <table:table-cell office:value-type="float" office:value="2.21386">
            <text:p>2.21386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5741">
            <text:p>15741</text:p>
          </table:table-cell>
          <table:table-cell table:style-name="cellBest" office:value-type="float" office:value="1.72596">
            <text:p>1.72596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5741">
            <text:p>15741</text:p>
          </table:table-cell>
          <table:table-cell office:value-type="float" office:value="0">
            <text:p>0</text:p>
          </table:table-cell>
          <table:table-cell office:value-type="float" office:value="2.09966">
            <text:p>2.09966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5741">
            <text:p>15741</text:p>
          </table:table-cell>
          <table:table-cell office:value-type="float" office:value="0">
            <text:p>0</text:p>
          </table:table-cell>
          <table:table-cell office:value-type="float" office:value="2.03103">
            <text:p>2.03103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5741">
            <text:p>15741</text:p>
          </table:table-cell>
          <table:table-cell office:value-type="float" office:value="3677">
            <text:p>3677</text:p>
          </table:table-cell>
          <table:table-cell office:value-type="float" office:value="18.6177">
            <text:p>18.6177</text:p>
          </table:table-cell>
          <table:table-cell office:value-type="float" office:value="0">
            <text:p>0</text:p>
          </table:table-cell>
          <table:table-cell office:value-type="float" office:value="11947">
            <text:p>11947</text:p>
          </table:table-cell>
          <table:table-cell office:value-type="float" office:value="127652">
            <text:p>127652</text:p>
          </table:table-cell>
          <table:table-cell office:value-type="float" office:value="14195">
            <text:p>14195</text:p>
          </table:table-cell>
          <table:table-cell office:value-type="float" office:value="436.171">
            <text:p>436.171</text:p>
          </table:table-cell>
          <table:table-cell office:value-type="float" office:value="0">
            <text:p>0</text:p>
          </table:table-cell>
          <table:table-cell office:value-type="float" office:value="221671">
            <text:p>221671</text:p>
          </table:table-cell>
          <table:table-cell office:value-type="float" office:value="340710">
            <text:p>340710</text:p>
          </table:table-cell>
          <table:table-cell office:value-type="float" office:value="92364">
            <text:p>92364</text:p>
          </table:table-cell>
          <table:table-cell office:value-type="float" office:value="141.461">
            <text:p>141.461</text:p>
          </table:table-cell>
          <table:table-cell office:value-type="float" office:value="0">
            <text:p>0</text:p>
          </table:table-cell>
          <table:table-cell office:value-type="float" office:value="83378">
            <text:p>83378</text:p>
          </table:table-cell>
          <table:table-cell office:value-type="float" office:value="280977">
            <text:p>280977</text:p>
          </table:table-cell>
          <table:table-cell office:value-type="float" office:value="90328">
            <text:p>90328</text:p>
          </table:table-cell>
          <table:table-cell office:value-type="float" office:value="2.62491">
            <text:p>2.62491</text:p>
          </table:table-cell>
          <table:table-cell office:value-type="float" office:value="0">
            <text:p>0</text:p>
          </table:table-cell>
          <table:table-cell table:style-name="cellBest" office:value-type="float" office:value="204">
            <text:p>204</text:p>
          </table:table-cell>
          <table:table-cell office:value-type="float" office:value="7699">
            <text:p>7699</text:p>
          </table:table-cell>
          <table:table-cell office:value-type="float" office:value="4185">
            <text:p>4185</text:p>
          </table:table-cell>
          <table:table-cell office:value-type="float" office:value="2.70714">
            <text:p>2.70714</text:p>
          </table:table-cell>
          <table:table-cell office:value-type="float" office:value="0">
            <text:p>0</text:p>
          </table:table-cell>
          <table:table-cell table:style-name="cellBest" office:value-type="float" office:value="204">
            <text:p>204</text:p>
          </table:table-cell>
          <table:table-cell office:value-type="float" office:value="5447">
            <text:p>5447</text:p>
          </table:table-cell>
          <table:table-cell office:value-type="float" office:value="3860">
            <text:p>3860</text:p>
          </table:table-cell>
          <table:table-cell office:value-type="float" office:value="2.986">
            <text:p>2.98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5584">
            <text:p>5584</text:p>
          </table:table-cell>
          <table:table-cell office:value-type="float" office:value="3947">
            <text:p>3947</text:p>
          </table:table-cell>
          <table:table-cell office:value-type="float" office:value="32.632">
            <text:p>32.632</text:p>
          </table:table-cell>
          <table:table-cell office:value-type="float" office:value="0">
            <text:p>0</text:p>
          </table:table-cell>
          <table:table-cell office:value-type="float" office:value="24560">
            <text:p>24560</text:p>
          </table:table-cell>
          <table:table-cell office:value-type="float" office:value="207945">
            <text:p>207945</text:p>
          </table:table-cell>
          <table:table-cell office:value-type="float" office:value="21113">
            <text:p>21113</text:p>
          </table:table-cell>
          <table:table-cell office:value-type="float" office:value="2.40533">
            <text:p>2.40533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table:style-name="cellBest" office:value-type="float" office:value="5049">
            <text:p>5049</text:p>
          </table:table-cell>
          <table:table-cell office:value-type="float" office:value="3489">
            <text:p>3489</text:p>
          </table:table-cell>
          <table:table-cell office:value-type="float" office:value="2.92184">
            <text:p>2.92184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19825">
            <text:p>19825</text:p>
          </table:table-cell>
          <table:table-cell office:value-type="float" office:value="3604">
            <text:p>3604</text:p>
          </table:table-cell>
          <table:table-cell office:value-type="float" office:value="32.624">
            <text:p>32.624</text:p>
          </table:table-cell>
          <table:table-cell office:value-type="float" office:value="0">
            <text:p>0</text:p>
          </table:table-cell>
          <table:table-cell office:value-type="float" office:value="21713">
            <text:p>21713</text:p>
          </table:table-cell>
          <table:table-cell office:value-type="float" office:value="128527">
            <text:p>128527</text:p>
          </table:table-cell>
          <table:table-cell office:value-type="float" office:value="14806">
            <text:p>14806</text:p>
          </table:table-cell>
          <table:table-cell office:value-type="float" office:value="12.0212">
            <text:p>12.0212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 office:value-type="float" office:value="9028">
            <text:p>9028</text:p>
          </table:table-cell>
          <table:table-cell office:value-type="float" office:value="19.3264">
            <text:p>19.3264</text:p>
          </table:table-cell>
          <table:table-cell office:value-type="float" office:value="0">
            <text:p>0</text:p>
          </table:table-cell>
          <table:table-cell office:value-type="float" office:value="6418">
            <text:p>6418</text:p>
          </table:table-cell>
          <table:table-cell office:value-type="float" office:value="582978">
            <text:p>582978</text:p>
          </table:table-cell>
          <table:table-cell office:value-type="float" office:value="0">
            <text:p>0</text:p>
          </table:table-cell>
          <table:table-cell office:value-type="float" office:value="179.211">
            <text:p>179.211</text:p>
          </table:table-cell>
          <table:table-cell office:value-type="float" office:value="0">
            <text:p>0</text:p>
          </table:table-cell>
          <table:table-cell office:value-type="float" office:value="38915">
            <text:p>38915</text:p>
          </table:table-cell>
          <table:table-cell office:value-type="float" office:value="226450">
            <text:p>226450</text:p>
          </table:table-cell>
          <table:table-cell office:value-type="float" office:value="52181">
            <text:p>52181</text:p>
          </table:table-cell>
          <table:table-cell office:value-type="float" office:value="54.4053">
            <text:p>54.4053</text:p>
          </table:table-cell>
          <table:table-cell office:value-type="float" office:value="0">
            <text:p>0</text:p>
          </table:table-cell>
          <table:table-cell office:value-type="float" office:value="45697">
            <text:p>45697</text:p>
          </table:table-cell>
          <table:table-cell office:value-type="float" office:value="301023">
            <text:p>301023</text:p>
          </table:table-cell>
          <table:table-cell office:value-type="float" office:value="34542">
            <text:p>34542</text:p>
          </table:table-cell>
          <table:table-cell office:value-type="float" office:value="88.476">
            <text:p>88.476</text:p>
          </table:table-cell>
          <table:table-cell office:value-type="float" office:value="0">
            <text:p>0</text:p>
          </table:table-cell>
          <table:table-cell office:value-type="float" office:value="22592">
            <text:p>22592</text:p>
          </table:table-cell>
          <table:table-cell table:number-columns-repeated="2" office:value-type="float" office:value="57750">
            <text:p>57750</text:p>
          </table:table-cell>
          <table:table-cell office:value-type="float" office:value="2.47738">
            <text:p>2.47738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8869">
            <text:p>8869</text:p>
          </table:table-cell>
          <table:table-cell office:value-type="float" office:value="3982">
            <text:p>3982</text:p>
          </table:table-cell>
          <table:table-cell office:value-type="float" office:value="24.533">
            <text:p>24.533</text:p>
          </table:table-cell>
          <table:table-cell office:value-type="float" office:value="0">
            <text:p>0</text:p>
          </table:table-cell>
          <table:table-cell office:value-type="float" office:value="18260">
            <text:p>18260</text:p>
          </table:table-cell>
          <table:table-cell office:value-type="float" office:value="72020">
            <text:p>72020</text:p>
          </table:table-cell>
          <table:table-cell office:value-type="float" office:value="18010">
            <text:p>18010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169607">
            <text:p>169607</text:p>
          </table:table-cell>
          <table:table-cell office:value-type="float" office:value="232388">
            <text:p>232388</text:p>
          </table:table-cell>
          <table:table-cell office:value-type="float" office:value="217812">
            <text:p>217812</text:p>
          </table:table-cell>
          <table:table-cell office:value-type="float" office:value="1.94732">
            <text:p>1.94732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5741">
            <text:p>15741</text:p>
          </table:table-cell>
          <table:table-cell office:value-type="float" office:value="3677">
            <text:p>3677</text:p>
          </table:table-cell>
          <table:table-cell office:value-type="float" office:value="8.53835">
            <text:p>8.53835</text:p>
          </table:table-cell>
          <table:table-cell office:value-type="float" office:value="0">
            <text:p>0</text:p>
          </table:table-cell>
          <table:table-cell office:value-type="float" office:value="4794">
            <text:p>4794</text:p>
          </table:table-cell>
          <table:table-cell office:value-type="float" office:value="69100">
            <text:p>69100</text:p>
          </table:table-cell>
          <table:table-cell office:value-type="float" office:value="5199">
            <text:p>5199</text:p>
          </table:table-cell>
          <table:table-cell office:value-type="float" office:value="22.383">
            <text:p>22.383</text:p>
          </table:table-cell>
          <table:table-cell office:value-type="float" office:value="0">
            <text:p>0</text:p>
          </table:table-cell>
          <table:table-cell office:value-type="float" office:value="29576">
            <text:p>29576</text:p>
          </table:table-cell>
          <table:table-cell office:value-type="float" office:value="712416">
            <text:p>712416</text:p>
          </table:table-cell>
          <table:table-cell office:value-type="float" office:value="246039">
            <text:p>246039</text:p>
          </table:table-cell>
          <table:table-cell office:value-type="float" office:value="3.42693">
            <text:p>3.42693</text:p>
          </table:table-cell>
          <table:table-cell office:value-type="float" office:value="0">
            <text:p>0</text:p>
          </table:table-cell>
          <table:table-cell office:value-type="float" office:value="1562">
            <text:p>1562</text:p>
          </table:table-cell>
          <table:table-cell office:value-type="float" office:value="11753">
            <text:p>11753</text:p>
          </table:table-cell>
          <table:table-cell office:value-type="float" office:value="2770">
            <text:p>2770</text:p>
          </table:table-cell>
          <table:table-cell office:value-type="float" office:value="113.029">
            <text:p>113.029</text:p>
          </table:table-cell>
          <table:table-cell office:value-type="float" office:value="0">
            <text:p>0</text:p>
          </table:table-cell>
          <table:table-cell office:value-type="float" office:value="59723">
            <text:p>59723</text:p>
          </table:table-cell>
          <table:table-cell office:value-type="float" office:value="138615">
            <text:p>138615</text:p>
          </table:table-cell>
          <table:table-cell office:value-type="float" office:value="120290">
            <text:p>120290</text:p>
          </table:table-cell>
          <table:table-cell office:value-type="float" office:value="4.78405">
            <text:p>4.78405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11331">
            <text:p>11331</text:p>
          </table:table-cell>
          <table:table-cell office:value-type="float" office:value="7584">
            <text:p>758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table:style-name="cellWorst" office:value-type="float" office:value="359413">
            <text:p>359413</text:p>
          </table:table-cell>
          <table:table-cell office:value-type="float" office:value="632339">
            <text:p>632339</text:p>
          </table:table-cell>
          <table:table-cell office:value-type="float" office:value="614329">
            <text:p>614329</text:p>
          </table:table-cell>
          <table:table-cell office:value-type="float" office:value="45.2913">
            <text:p>45.2913</text:p>
          </table:table-cell>
          <table:table-cell office:value-type="float" office:value="0">
            <text:p>0</text:p>
          </table:table-cell>
          <table:table-cell office:value-type="float" office:value="30390">
            <text:p>30390</text:p>
          </table:table-cell>
          <table:table-cell office:value-type="float" office:value="243785">
            <text:p>243785</text:p>
          </table:table-cell>
          <table:table-cell office:value-type="float" office:value="29948">
            <text:p>29948</text:p>
          </table:table-cell>
          <table:table-cell office:value-type="float" office:value="62.9359">
            <text:p>62.9359</text:p>
          </table:table-cell>
          <table:table-cell office:value-type="float" office:value="0">
            <text:p>0</text:p>
          </table:table-cell>
          <table:table-cell office:value-type="float" office:value="58916">
            <text:p>58916</text:p>
          </table:table-cell>
          <table:table-cell office:value-type="float" office:value="213049">
            <text:p>213049</text:p>
          </table:table-cell>
          <table:table-cell office:value-type="float" office:value="34345">
            <text:p>34345</text:p>
          </table:table-cell>
          <table:table-cell office:value-type="float" office:value="54.7199">
            <text:p>54.7199</text:p>
          </table:table-cell>
          <table:table-cell office:value-type="float" office:value="0">
            <text:p>0</text:p>
          </table:table-cell>
          <table:table-cell office:value-type="float" office:value="61196">
            <text:p>61196</text:p>
          </table:table-cell>
          <table:table-cell office:value-type="float" office:value="235465">
            <text:p>235465</text:p>
          </table:table-cell>
          <table:table-cell office:value-type="float" office:value="32298">
            <text:p>32298</text:p>
          </table:table-cell>
          <table:table-cell office:value-type="float" office:value="63.389">
            <text:p>63.389</text:p>
          </table:table-cell>
          <table:table-cell office:value-type="float" office:value="0">
            <text:p>0</text:p>
          </table:table-cell>
          <table:table-cell office:value-type="float" office:value="61196">
            <text:p>61196</text:p>
          </table:table-cell>
          <table:table-cell office:value-type="float" office:value="235465">
            <text:p>235465</text:p>
          </table:table-cell>
          <table:table-cell office:value-type="float" office:value="32298">
            <text:p>32298</text:p>
          </table:table-cell>
          <table:table-cell office:value-type="float" office:value="3.56637">
            <text:p>3.56637</text:p>
          </table:table-cell>
          <table:table-cell office:value-type="float" office:value="0">
            <text:p>0</text:p>
          </table:table-cell>
          <table:table-cell office:value-type="float" office:value="2763">
            <text:p>2763</text:p>
          </table:table-cell>
          <table:table-cell table:number-columns-repeated="2" office:value-type="float" office:value="29949">
            <text:p>29949</text:p>
          </table:table-cell>
          <table:table-cell office:value-type="float" office:value="28.8427">
            <text:p>28.8427</text:p>
          </table:table-cell>
          <table:table-cell office:value-type="float" office:value="0">
            <text:p>0</text:p>
          </table:table-cell>
          <table:table-cell office:value-type="float" office:value="15247">
            <text:p>15247</text:p>
          </table:table-cell>
          <table:table-cell office:value-type="float" office:value="118933">
            <text:p>118933</text:p>
          </table:table-cell>
          <table:table-cell office:value-type="float" office:value="0">
            <text:p>0</text:p>
          </table:table-cell>
          <table:table-cell office:value-type="float" office:value="291.034">
            <text:p>291.034</text:p>
          </table:table-cell>
          <table:table-cell office:value-type="float" office:value="0">
            <text:p>0</text:p>
          </table:table-cell>
          <table:table-cell office:value-type="float" office:value="197441">
            <text:p>197441</text:p>
          </table:table-cell>
          <table:table-cell office:value-type="float" office:value="425237">
            <text:p>425237</text:p>
          </table:table-cell>
          <table:table-cell office:value-type="float" office:value="393584">
            <text:p>393584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62420">
            <text:p>262420</text:p>
          </table:table-cell>
          <table:table-cell office:value-type="float" office:value="2029621">
            <text:p>2029621</text:p>
          </table:table-cell>
          <table:table-cell office:value-type="float" office:value="134895">
            <text:p>134895</text:p>
          </table:table-cell>
          <table:table-cell table:style-name="cellWorst"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66692">
            <text:p>266692</text:p>
          </table:table-cell>
          <table:table-cell table:number-columns-repeated="2" office:value-type="float" office:value="13490329">
            <text:p>13490329</text:p>
          </table:table-cell>
          <table:table-cell office:value-type="float" office:value="82.5694">
            <text:p>82.5694</text:p>
          </table:table-cell>
          <table:table-cell office:value-type="float" office:value="0">
            <text:p>0</text:p>
          </table:table-cell>
          <table:table-cell office:value-type="float" office:value="42015">
            <text:p>42015</text:p>
          </table:table-cell>
          <table:table-cell office:value-type="float" office:value="162202">
            <text:p>162202</text:p>
          </table:table-cell>
          <table:table-cell office:value-type="float" office:value="62189">
            <text:p>62189</text:p>
          </table:table-cell>
          <table:table-cell office:value-type="float" office:value="52.5233">
            <text:p>52.5233</text:p>
          </table:table-cell>
          <table:table-cell office:value-type="float" office:value="0">
            <text:p>0</text:p>
          </table:table-cell>
          <table:table-cell office:value-type="float" office:value="25738">
            <text:p>25738</text:p>
          </table:table-cell>
          <table:table-cell office:value-type="float" office:value="115332">
            <text:p>115332</text:p>
          </table:table-cell>
          <table:table-cell office:value-type="float" office:value="17188">
            <text:p>17188</text:p>
          </table:table-cell>
          <table:table-cell table:style-name="cellWorst" office:value-type="float" office:value="600">
            <text:p>600</text:p>
          </table:table-cell>
          <table:table-cell table:style-name="cellWorst" office:value-type="float" office:value="1">
            <text:p>1</text:p>
          </table:table-cell>
          <table:table-cell office:value-type="float" office:value="242953">
            <text:p>242953</text:p>
          </table:table-cell>
          <table:table-cell office:value-type="float" office:value="387624">
            <text:p>387624</text:p>
          </table:table-cell>
          <table:table-cell office:value-type="float" office:value="368143">
            <text:p>368143</text:p>
          </table:table-cell>
          <table:table-cell table:formula="of:=MI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 office:value="1.72596">
            <text:p>1.72596</text:p>
          </table:table-cell>
          <table:table-cell table:formula="of:=MI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 office:value="0">
            <text:p>0</text:p>
          </table:table-cell>
          <table:table-cell table:formula="of:=MI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 office:value="204">
            <text:p>204</text:p>
          </table:table-cell>
          <table:table-cell table:formula="of:=MI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 office:value="5049">
            <text:p>5049</text:p>
          </table:table-cell>
          <table:table-cell table:formula="of:=MI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 office:value="0">
            <text:p>0</text:p>
          </table:table-cell>
          <table:table-cell table:formula="of:=MEDIAN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 office:value="28.8427">
            <text:p>28.8427</text:p>
          </table:table-cell>
          <table:table-cell table:formula="of:=MEDIAN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 office:value="0">
            <text:p>0</text:p>
          </table:table-cell>
          <table:table-cell table:formula="of:=MEDIAN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 office:value="21713">
            <text:p>21713</text:p>
          </table:table-cell>
          <table:table-cell table:formula="of:=MEDIAN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 office:value="127652">
            <text:p>127652</text:p>
          </table:table-cell>
          <table:table-cell table:formula="of:=MEDIAN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 office:value="19561.5">
            <text:p>19561.5</text:p>
          </table:table-cell>
          <table:table-cell table:formula="of:=MAX([.$B32];[.$F32];[.$K32];[.$P32];[.$U32];[.$Z32];[.$AE32];[.$AJ32];[.$AO32];[.$AT32];[.$AY32];[.$BD32];[.$BI32];[.$BN32];[.$BS32];[.$BX32];[.$CC32];[.$CH32];[.$CM32];[.$CR32];[.$CW32];[.$DB32];[.$DG32];[.$DL32];[.$DQ32];[.$DV32];[.$EA32];[.$EF32];[.$EK32];[.$EP32];[.$EU32];[.$EZ32];[.$FE32];[.$FJ32];[.$FO32];[.$FT32];[.$FY32];[.$GD32];[.$GI32];[.$GN32];[.$GS32])" office:value-type="float" office:value="600">
            <text:p>600</text:p>
          </table:table-cell>
          <table:table-cell table:formula="of:=MAX([.$C32];[.$G32];[.$L32];[.$Q32];[.$V32];[.$AA32];[.$AF32];[.$AK32];[.$AP32];[.$AU32];[.$AZ32];[.$BE32];[.$BJ32];[.$BO32];[.$BT32];[.$BY32];[.$CD32];[.$CI32];[.$CN32];[.$CS32];[.$CX32];[.$DC32];[.$DH32];[.$DM32];[.$DR32];[.$DW32];[.$EB32];[.$EG32];[.$EL32];[.$EQ32];[.$EV32];[.$FA32];[.$FF32];[.$FK32];[.$FP32];[.$FU32];[.$FZ32];[.$GE32];[.$GJ32];[.$GO32];[.$GT32])" office:value-type="float" office:value="1">
            <text:p>1</text:p>
          </table:table-cell>
          <table:table-cell table:formula="of:=MAX([.$D32];[.$H32];[.$M32];[.$R32];[.$W32];[.$AB32];[.$AG32];[.$AL32];[.$AQ32];[.$AV32];[.$BA32];[.$BF32];[.$BK32];[.$BP32];[.$BU32];[.$BZ32];[.$CE32];[.$CJ32];[.$CO32];[.$CT32];[.$CY32];[.$DD32];[.$DI32];[.$DN32];[.$DS32];[.$DX32];[.$EC32];[.$EH32];[.$EM32];[.$ER32];[.$EW32];[.$FB32];[.$FG32];[.$FL32];[.$FQ32];[.$FV32];[.$GA32];[.$GF32];[.$GK32];[.$GP32];[.$GU32])" office:value-type="float" office:value="359413">
            <text:p>359413</text:p>
          </table:table-cell>
          <table:table-cell table:formula="of:=MAX([.$E32];[.$I32];[.$N32];[.$S32];[.$X32];[.$AC32];[.$AH32];[.$AM32];[.$AR32];[.$AW32];[.$BB32];[.$BG32];[.$BL32];[.$BQ32];[.$BV32];[.$CA32];[.$CF32];[.$CK32];[.$CP32];[.$CU32];[.$CZ32];[.$DE32];[.$DJ32];[.$DO32];[.$DT32];[.$DY32];[.$ED32];[.$EI32];[.$EN32];[.$ES32];[.$EX32];[.$FC32];[.$FH32];[.$FM32];[.$FR32];[.$FW32];[.$GB32];[.$GG32];[.$GL32];[.$GQ32];[.$GV32])" office:value-type="float" office:value="13490329">
            <text:p>13490329</text:p>
          </table:table-cell>
          <table:table-cell table:formula="of:=MAX([.$J32];[.$O32];[.$T32];[.$Y32];[.$AD32];[.$AI32];[.$AN32];[.$AS32];[.$AX32];[.$BC32];[.$BH32];[.$BM32];[.$BR32];[.$BW32];[.$CB32];[.$CG32];[.$CL32];[.$CQ32];[.$CV32];[.$DA32];[.$DF32];[.$DK32];[.$DP32];[.$DU32];[.$DZ32];[.$EE32];[.$EJ32];[.$EO32];[.$ET32];[.$EY32];[.$FD32];[.$FI32];[.$FN32];[.$FS32];[.$FX32];[.$GC32];[.$GH32];[.$GM32];[.$GR32];[.$GW32])" office:value-type="float" office:value="13490329">
            <text:p>13490329</text:p>
          </table:table-cell>
          <table:table-cell table:number-columns-repeated="804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64"/>
          <table:table-cell table:style-name="Default"/>
          <table:table-cell table:number-columns-repeated="94"/>
          <table:table-cell table:style-name="Default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834"/>
        </table:table-row>
        <table:table-row table:style-name="ro1">
          <table:table-cell office:value-type="string">
            <text:p>SUM</text:p>
          </table:table-cell>
          <table:table-cell table:formula="of:=SUM([.B3:.B32])" office:value-type="float" office:value="9133.090454">
            <text:p>9133.090454</text:p>
          </table:table-cell>
          <table:table-cell table:formula="of:=SUM([.C3:.C32])" office:value-type="float" office:value="14">
            <text:p>14</text:p>
          </table:table-cell>
          <table:table-cell table:formula="of:=SUM([.D3:.D32])" office:value-type="float" office:value="5878758">
            <text:p>5878758</text:p>
          </table:table-cell>
          <table:table-cell table:formula="of:=SUM([.E3:.E32])" office:value-type="float" office:value="23978481">
            <text:p>23978481</text:p>
          </table:table-cell>
          <table:table-cell table:style-name="ce2" table:formula="of:=SUM([.F3:.F32])" office:value-type="float" office:value="9108.116356">
            <text:p>9108.116356</text:p>
          </table:table-cell>
          <table:table-cell table:formula="of:=SUM([.G3:.G32])" office:value-type="float" office:value="14">
            <text:p>14</text:p>
          </table:table-cell>
          <table:table-cell table:formula="of:=SUM([.H3:.H32])" office:value-type="float" office:value="5908451">
            <text:p>5908451</text:p>
          </table:table-cell>
          <table:table-cell table:style-name="ce2" table:formula="of:=SUM([.I3:.I32])" office:value-type="float" office:value="24545667">
            <text:p>24545667</text:p>
          </table:table-cell>
          <table:table-cell table:formula="of:=SUM([.J3:.J32])" office:value-type="float" office:value="0">
            <text:p>0</text:p>
          </table:table-cell>
          <table:table-cell table:formula="of:=SUM([.K3:.K32])" office:value-type="float" office:value="9203.035068">
            <text:p>9203.035068</text:p>
          </table:table-cell>
          <table:table-cell table:formula="of:=SUM([.L3:.L32])" office:value-type="float" office:value="14">
            <text:p>14</text:p>
          </table:table-cell>
          <table:table-cell table:formula="of:=SUM([.M3:.M32])" office:value-type="float" office:value="5862439">
            <text:p>5862439</text:p>
          </table:table-cell>
          <table:table-cell table:formula="of:=SUM([.N3:.N32])" office:value-type="float" office:value="24567415">
            <text:p>24567415</text:p>
          </table:table-cell>
          <table:table-cell table:formula="of:=SUM([.O3:.O32])" office:value-type="float" office:value="0">
            <text:p>0</text:p>
          </table:table-cell>
          <table:table-cell table:formula="of:=SUM([.P3:.P32])" office:value-type="float" office:value="9151.749817">
            <text:p>9151.749817</text:p>
          </table:table-cell>
          <table:table-cell table:formula="of:=SUM([.Q3:.Q32])" office:value-type="float" office:value="14">
            <text:p>14</text:p>
          </table:table-cell>
          <table:table-cell table:formula="of:=SUM([.R3:.R32])" office:value-type="float" office:value="5829062">
            <text:p>5829062</text:p>
          </table:table-cell>
          <table:table-cell table:formula="of:=SUM([.S3:.S32])" office:value-type="float" office:value="24036595">
            <text:p>24036595</text:p>
          </table:table-cell>
          <table:table-cell table:style-name="ce5" table:formula="of:=SUM([.T3:.T32])" office:value-type="float" office:value="3230313">
            <text:p>3230313</text:p>
          </table:table-cell>
          <table:table-cell table:formula="of:=SUM([.U3:.U32])" office:value-type="float" office:value="8006.738042">
            <text:p>8006.738042</text:p>
          </table:table-cell>
          <table:table-cell table:formula="of:=SUM([.V3:.V32])" office:value-type="float" office:value="10">
            <text:p>10</text:p>
          </table:table-cell>
          <table:table-cell table:formula="of:=SUM([.W3:.W32])" office:value-type="float" office:value="5092272">
            <text:p>5092272</text:p>
          </table:table-cell>
          <table:table-cell table:formula="of:=SUM([.X3:.X32])" office:value-type="float" office:value="25775020">
            <text:p>25775020</text:p>
          </table:table-cell>
          <table:table-cell table:formula="of:=SUM([.Y3:.Y32])" office:value-type="float" office:value="2743688">
            <text:p>2743688</text:p>
          </table:table-cell>
          <table:table-cell table:formula="of:=SUM([.Z3:.Z32])" office:value-type="float" office:value="8012.628323">
            <text:p>8012.628323</text:p>
          </table:table-cell>
          <table:table-cell table:formula="of:=SUM([.AA3:.AA32])" office:value-type="float" office:value="11">
            <text:p>11</text:p>
          </table:table-cell>
          <table:table-cell table:formula="of:=SUM([.AB3:.AB32])" office:value-type="float" office:value="5445137">
            <text:p>5445137</text:p>
          </table:table-cell>
          <table:table-cell table:formula="of:=SUM([.AC3:.AC32])" office:value-type="float" office:value="12889968">
            <text:p>12889968</text:p>
          </table:table-cell>
          <table:table-cell table:formula="of:=SUM([.AD3:.AD32])" office:value-type="float" office:value="1595440">
            <text:p>1595440</text:p>
          </table:table-cell>
          <table:table-cell table:formula="of:=SUM([.AE3:.AE32])" office:value-type="float" office:value="7796.58133">
            <text:p>7796.58133</text:p>
          </table:table-cell>
          <table:table-cell table:formula="of:=SUM([.AF3:.AF32])" office:value-type="float" office:value="10">
            <text:p>10</text:p>
          </table:table-cell>
          <table:table-cell table:formula="of:=SUM([.AG3:.AG32])" office:value-type="float" office:value="3219386">
            <text:p>3219386</text:p>
          </table:table-cell>
          <table:table-cell table:formula="of:=SUM([.AH3:.AH32])" office:value-type="float" office:value="11186553">
            <text:p>11186553</text:p>
          </table:table-cell>
          <table:table-cell table:formula="of:=SUM([.AI3:.AI32])" office:value-type="float" office:value="3820647">
            <text:p>3820647</text:p>
          </table:table-cell>
          <table:table-cell table:formula="of:=SUM([.AJ3:.AJ32])" office:value-type="float" office:value="7149.539184">
            <text:p>7149.539184</text:p>
          </table:table-cell>
          <table:table-cell table:style-name="cellBest" table:formula="of:=SUM([.AK3:.AK32])" office:value-type="float" office:value="8">
            <text:p>8</text:p>
          </table:table-cell>
          <table:table-cell table:formula="of:=SUM([.AL3:.AL32])" office:value-type="float" office:value="2521412">
            <text:p>2521412</text:p>
          </table:table-cell>
          <table:table-cell table:formula="of:=SUM([.AM3:.AM32])" office:value-type="float" office:value="7473117">
            <text:p>7473117</text:p>
          </table:table-cell>
          <table:table-cell table:formula="of:=SUM([.AN3:.AN32])" office:value-type="float" office:value="3240552">
            <text:p>3240552</text:p>
          </table:table-cell>
          <table:table-cell table:formula="of:=SUM([.AO3:.AO32])" office:value-type="float" office:value="8005.07402">
            <text:p>8005.07402</text:p>
          </table:table-cell>
          <table:table-cell table:formula="of:=SUM([.AP3:.AP32])" office:value-type="float" office:value="10">
            <text:p>10</text:p>
          </table:table-cell>
          <table:table-cell table:formula="of:=SUM([.AQ3:.AQ32])" office:value-type="float" office:value="2917388">
            <text:p>2917388</text:p>
          </table:table-cell>
          <table:table-cell table:formula="of:=SUM([.AR3:.AR32])" office:value-type="float" office:value="8211823">
            <text:p>8211823</text:p>
          </table:table-cell>
          <table:table-cell table:formula="of:=SUM([.AS3:.AS32])" office:value-type="float" office:value="3465324">
            <text:p>3465324</text:p>
          </table:table-cell>
          <table:table-cell table:style-name="cellBest" table:formula="of:=SUM([.AT3:.AT32])" office:value-type="float" office:value="7135.902221">
            <text:p>7135.902221</text:p>
          </table:table-cell>
          <table:table-cell table:formula="of:=SUM([.AU3:.AU32])" office:value-type="float" office:value="10">
            <text:p>10</text:p>
          </table:table-cell>
          <table:table-cell table:formula="of:=SUM([.AV3:.AV32])" office:value-type="float" office:value="1900040">
            <text:p>1900040</text:p>
          </table:table-cell>
          <table:table-cell table:formula="of:=SUM([.AW3:.AW32])" office:value-type="float" office:value="5740743">
            <text:p>5740743</text:p>
          </table:table-cell>
          <table:table-cell table:formula="of:=SUM([.AX3:.AX32])" office:value-type="float" office:value="2446529">
            <text:p>2446529</text:p>
          </table:table-cell>
          <table:table-cell table:formula="of:=SUM([.AY3:.AY32])" office:value-type="float" office:value="8621.502566">
            <text:p>8621.502566</text:p>
          </table:table-cell>
          <table:table-cell table:formula="of:=SUM([.AZ3:.AZ32])" office:value-type="float" office:value="12">
            <text:p>12</text:p>
          </table:table-cell>
          <table:table-cell table:formula="of:=SUM([.BA3:.BA32])" office:value-type="float" office:value="5543603">
            <text:p>5543603</text:p>
          </table:table-cell>
          <table:table-cell table:formula="of:=SUM([.BB3:.BB32])" office:value-type="float" office:value="23041048">
            <text:p>23041048</text:p>
          </table:table-cell>
          <table:table-cell table:formula="of:=SUM([.BC3:.BC32])" office:value-type="float" office:value="3126176">
            <text:p>3126176</text:p>
          </table:table-cell>
          <table:table-cell table:formula="of:=SUM([.BD3:.BD32])" office:value-type="float" office:value="8235.878308">
            <text:p>8235.878308</text:p>
          </table:table-cell>
          <table:table-cell table:formula="of:=SUM([.BE3:.BE32])" office:value-type="float" office:value="11">
            <text:p>11</text:p>
          </table:table-cell>
          <table:table-cell table:formula="of:=SUM([.BF3:.BF32])" office:value-type="float" office:value="4693538">
            <text:p>4693538</text:p>
          </table:table-cell>
          <table:table-cell table:formula="of:=SUM([.BG3:.BG32])" office:value-type="float" office:value="20274944">
            <text:p>20274944</text:p>
          </table:table-cell>
          <table:table-cell table:formula="of:=SUM([.BH3:.BH32])" office:value-type="float" office:value="2482399">
            <text:p>2482399</text:p>
          </table:table-cell>
          <table:table-cell table:formula="of:=SUM([.BI3:.BI32])" office:value-type="float" office:value="8217.984809">
            <text:p>8217.984809</text:p>
          </table:table-cell>
          <table:table-cell table:formula="of:=SUM([.BJ3:.BJ32])" office:value-type="float" office:value="12">
            <text:p>12</text:p>
          </table:table-cell>
          <table:table-cell table:formula="of:=SUM([.BK3:.BK32])" office:value-type="float" office:value="5056217">
            <text:p>5056217</text:p>
          </table:table-cell>
          <table:table-cell table:formula="of:=SUM([.BL3:.BL32])" office:value-type="float" office:value="24645558">
            <text:p>24645558</text:p>
          </table:table-cell>
          <table:table-cell table:formula="of:=SUM([.BM3:.BM32])" office:value-type="float" office:value="2937706">
            <text:p>2937706</text:p>
          </table:table-cell>
          <table:table-cell table:formula="of:=SUM([.BN3:.BN32])" office:value-type="float" office:value="7769.306886">
            <text:p>7769.306886</text:p>
          </table:table-cell>
          <table:table-cell table:formula="of:=SUM([.BO3:.BO32])" office:value-type="float" office:value="11">
            <text:p>11</text:p>
          </table:table-cell>
          <table:table-cell table:formula="of:=SUM([.BP3:.BP32])" office:value-type="float" office:value="4950880">
            <text:p>4950880</text:p>
          </table:table-cell>
          <table:table-cell table:formula="of:=SUM([.BQ3:.BQ32])" office:value-type="float" office:value="20754101">
            <text:p>20754101</text:p>
          </table:table-cell>
          <table:table-cell table:formula="of:=SUM([.BR3:.BR32])" office:value-type="float" office:value="2645524">
            <text:p>2645524</text:p>
          </table:table-cell>
          <table:table-cell table:formula="of:=SUM([.BS3:.BS32])" office:value-type="float" office:value="8224.2002">
            <text:p>8224.2002</text:p>
          </table:table-cell>
          <table:table-cell table:formula="of:=SUM([.BT3:.BT32])" office:value-type="float" office:value="12">
            <text:p>12</text:p>
          </table:table-cell>
          <table:table-cell table:style-name="cellBest" table:formula="of:=SUM([.BU3:.BU32])" office:value-type="float" office:value="691489">
            <text:p>691489</text:p>
          </table:table-cell>
          <table:table-cell table:style-name="ce3" table:formula="of:=SUM([.BV3:.BV32])" office:value-type="float" office:value="1300212">
            <text:p>1300212</text:p>
          </table:table-cell>
          <table:table-cell table:formula="of:=SUM([.BW3:.BW32])" office:value-type="float" office:value="1300212">
            <text:p>1300212</text:p>
          </table:table-cell>
          <table:table-cell table:formula="of:=SUM([.BX3:.BX32])" office:value-type="float" office:value="9075.142277">
            <text:p>9075.142277</text:p>
          </table:table-cell>
          <table:table-cell table:formula="of:=SUM([.BY3:.BY32])" office:value-type="float" office:value="13">
            <text:p>13</text:p>
          </table:table-cell>
          <table:table-cell table:formula="of:=SUM([.BZ3:.BZ32])" office:value-type="float" office:value="6696945">
            <text:p>6696945</text:p>
          </table:table-cell>
          <table:table-cell table:formula="of:=SUM([.CA3:.CA32])" office:value-type="float" office:value="41120307">
            <text:p>41120307</text:p>
          </table:table-cell>
          <table:table-cell table:formula="of:=SUM([.CB3:.CB32])" office:value-type="float" office:value="0">
            <text:p>0</text:p>
          </table:table-cell>
          <table:table-cell table:formula="of:=SUM([.CC3:.CC32])" office:value-type="float" office:value="9378.424478">
            <text:p>9378.424478</text:p>
          </table:table-cell>
          <table:table-cell table:formula="of:=SUM([.CD3:.CD32])" office:value-type="float" office:value="12">
            <text:p>12</text:p>
          </table:table-cell>
          <table:table-cell table:formula="of:=SUM([.CE3:.CE32])" office:value-type="float" office:value="3061822">
            <text:p>3061822</text:p>
          </table:table-cell>
          <table:table-cell table:formula="of:=SUM([.CF3:.CF32])" office:value-type="float" office:value="10222297">
            <text:p>10222297</text:p>
          </table:table-cell>
          <table:table-cell table:formula="of:=SUM([.CG3:.CG32])" office:value-type="float" office:value="3877508">
            <text:p>3877508</text:p>
          </table:table-cell>
          <table:table-cell table:formula="of:=SUM([.CH3:.CH32])" office:value-type="float" office:value="8484.393999">
            <text:p>8484.393999</text:p>
          </table:table-cell>
          <table:table-cell table:formula="of:=SUM([.CI3:.CI32])" office:value-type="float" office:value="11">
            <text:p>11</text:p>
          </table:table-cell>
          <table:table-cell table:formula="of:=SUM([.CJ3:.CJ32])" office:value-type="float" office:value="5764426">
            <text:p>5764426</text:p>
          </table:table-cell>
          <table:table-cell table:formula="of:=SUM([.CK3:.CK32])" office:value-type="float" office:value="26978193">
            <text:p>26978193</text:p>
          </table:table-cell>
          <table:table-cell table:formula="of:=SUM([.CL3:.CL32])" office:value-type="float" office:value="3118368">
            <text:p>3118368</text:p>
          </table:table-cell>
          <table:table-cell table:formula="of:=SUM([.CM3:.CM32])" office:value-type="float" office:value="12717.17875">
            <text:p>12717.17875</text:p>
          </table:table-cell>
          <table:table-cell table:formula="of:=SUM([.CN3:.CN32])" office:value-type="float" office:value="19">
            <text:p>19</text:p>
          </table:table-cell>
          <table:table-cell table:formula="of:=SUM([.CO3:.CO32])" office:value-type="float" office:value="3243433">
            <text:p>3243433</text:p>
          </table:table-cell>
          <table:table-cell table:formula="of:=SUM([.CP3:.CP32])" office:value-type="float" office:value="4936609">
            <text:p>4936609</text:p>
          </table:table-cell>
          <table:table-cell table:formula="of:=SUM([.CQ3:.CQ32])" office:value-type="float" office:value="4936609">
            <text:p>4936609</text:p>
          </table:table-cell>
          <table:table-cell table:formula="of:=SUM([.CR3:.CR32])" office:value-type="float" office:value="8659.007474">
            <text:p>8659.007474</text:p>
          </table:table-cell>
          <table:table-cell table:formula="of:=SUM([.CS3:.CS32])" office:value-type="float" office:value="11">
            <text:p>11</text:p>
          </table:table-cell>
          <table:table-cell table:formula="of:=SUM([.CT3:.CT32])" office:value-type="float" office:value="4152245">
            <text:p>4152245</text:p>
          </table:table-cell>
          <table:table-cell table:formula="of:=SUM([.CU3:.CU32])" office:value-type="float" office:value="16762867">
            <text:p>16762867</text:p>
          </table:table-cell>
          <table:table-cell table:formula="of:=SUM([.CV3:.CV32])" office:value-type="float" office:value="3032766">
            <text:p>3032766</text:p>
          </table:table-cell>
          <table:table-cell table:formula="of:=SUM([.CW3:.CW32])" office:value-type="float" office:value="7482.990747">
            <text:p>7482.990747</text:p>
          </table:table-cell>
          <table:table-cell table:formula="of:=SUM([.CX3:.CX32])" office:value-type="float" office:value="11">
            <text:p>11</text:p>
          </table:table-cell>
          <table:table-cell table:formula="of:=SUM([.CY3:.CY32])" office:value-type="float" office:value="4868324">
            <text:p>4868324</text:p>
          </table:table-cell>
          <table:table-cell table:formula="of:=SUM([.CZ3:.CZ32])" office:value-type="float" office:value="22979092">
            <text:p>22979092</text:p>
          </table:table-cell>
          <table:table-cell table:formula="of:=SUM([.DA3:.DA32])" office:value-type="float" office:value="2678921">
            <text:p>2678921</text:p>
          </table:table-cell>
          <table:table-cell table:formula="of:=SUM([.DB3:.DB32])" office:value-type="float" office:value="13735.715718">
            <text:p>13735.715718</text:p>
          </table:table-cell>
          <table:table-cell table:formula="of:=SUM([.DC3:.DC32])" office:value-type="float" office:value="22">
            <text:p>22</text:p>
          </table:table-cell>
          <table:table-cell table:formula="of:=SUM([.DD3:.DD32])" office:value-type="float" office:value="4410100">
            <text:p>4410100</text:p>
          </table:table-cell>
          <table:table-cell table:formula="of:=SUM([.DE3:.DE32])" office:value-type="float" office:value="6198894">
            <text:p>6198894</text:p>
          </table:table-cell>
          <table:table-cell table:formula="of:=SUM([.DF3:.DF32])" office:value-type="float" office:value="5466550">
            <text:p>5466550</text:p>
          </table:table-cell>
          <table:table-cell table:formula="of:=SUM([.DG3:.DG32])" office:value-type="float" office:value="9137.533935">
            <text:p>9137.533935</text:p>
          </table:table-cell>
          <table:table-cell table:formula="of:=SUM([.DH3:.DH32])" office:value-type="float" office:value="14">
            <text:p>14</text:p>
          </table:table-cell>
          <table:table-cell table:formula="of:=SUM([.DI3:.DI32])" office:value-type="float" office:value="5705612">
            <text:p>5705612</text:p>
          </table:table-cell>
          <table:table-cell table:formula="of:=SUM([.DJ3:.DJ32])" office:value-type="float" office:value="23278687">
            <text:p>23278687</text:p>
          </table:table-cell>
          <table:table-cell table:formula="of:=SUM([.DK3:.DK32])" office:value-type="float" office:value="3138530">
            <text:p>3138530</text:p>
          </table:table-cell>
          <table:table-cell table:formula="of:=SUM([.DL3:.DL32])" office:value-type="float" office:value="8594.7439">
            <text:p>8594.7439</text:p>
          </table:table-cell>
          <table:table-cell table:formula="of:=SUM([.DM3:.DM32])" office:value-type="float" office:value="13">
            <text:p>13</text:p>
          </table:table-cell>
          <table:table-cell table:formula="of:=SUM([.DN3:.DN32])" office:value-type="float" office:value="4948419">
            <text:p>4948419</text:p>
          </table:table-cell>
          <table:table-cell table:formula="of:=SUM([.DO3:.DO32])" office:value-type="float" office:value="21896519">
            <text:p>21896519</text:p>
          </table:table-cell>
          <table:table-cell table:formula="of:=SUM([.DP3:.DP32])" office:value-type="float" office:value="1478228">
            <text:p>1478228</text:p>
          </table:table-cell>
          <table:table-cell table:formula="of:=SUM([.DQ3:.DQ32])" office:value-type="float" office:value="9755.17932">
            <text:p>9755.17932</text:p>
          </table:table-cell>
          <table:table-cell table:formula="of:=SUM([.DR3:.DR32])" office:value-type="float" office:value="16">
            <text:p>16</text:p>
          </table:table-cell>
          <table:table-cell table:formula="of:=SUM([.DS3:.DS32])" office:value-type="float" office:value="6833811">
            <text:p>6833811</text:p>
          </table:table-cell>
          <table:table-cell table:formula="of:=SUM([.DT3:.DT32])" office:value-type="float" office:value="31057598">
            <text:p>31057598</text:p>
          </table:table-cell>
          <table:table-cell table:formula="of:=SUM([.DU3:.DU32])" office:value-type="float" office:value="4029041">
            <text:p>4029041</text:p>
          </table:table-cell>
          <table:table-cell table:formula="of:=SUM([.DV3:.DV32])" office:value-type="float" office:value="8910.415688">
            <text:p>8910.415688</text:p>
          </table:table-cell>
          <table:table-cell table:formula="of:=SUM([.DW3:.DW32])" office:value-type="float" office:value="12">
            <text:p>12</text:p>
          </table:table-cell>
          <table:table-cell table:formula="of:=SUM([.DX3:.DX32])" office:value-type="float" office:value="5642319">
            <text:p>5642319</text:p>
          </table:table-cell>
          <table:table-cell table:formula="of:=SUM([.DY3:.DY32])" office:value-type="float" office:value="12075427">
            <text:p>12075427</text:p>
          </table:table-cell>
          <table:table-cell table:formula="of:=SUM([.DZ3:.DZ32])" office:value-type="float" office:value="7569221">
            <text:p>7569221</text:p>
          </table:table-cell>
          <table:table-cell table:formula="of:=SUM([.EA3:.EA32])" office:value-type="float" office:value="8801.588825">
            <text:p>8801.588825</text:p>
          </table:table-cell>
          <table:table-cell table:formula="of:=SUM([.EB3:.EB32])" office:value-type="float" office:value="12">
            <text:p>12</text:p>
          </table:table-cell>
          <table:table-cell table:formula="of:=SUM([.EC3:.EC32])" office:value-type="float" office:value="5626090">
            <text:p>5626090</text:p>
          </table:table-cell>
          <table:table-cell table:formula="of:=SUM([.ED3:.ED32])" office:value-type="float" office:value="10743506">
            <text:p>10743506</text:p>
          </table:table-cell>
          <table:table-cell table:formula="of:=SUM([.EE3:.EE32])" office:value-type="float" office:value="9417374">
            <text:p>9417374</text:p>
          </table:table-cell>
          <table:table-cell table:formula="of:=SUM([.EF3:.EF32])" office:value-type="float" office:value="9398.277528">
            <text:p>9398.277528</text:p>
          </table:table-cell>
          <table:table-cell table:formula="of:=SUM([.EG3:.EG32])" office:value-type="float" office:value="13">
            <text:p>13</text:p>
          </table:table-cell>
          <table:table-cell table:formula="of:=SUM([.EH3:.EH32])" office:value-type="float" office:value="5224233">
            <text:p>5224233</text:p>
          </table:table-cell>
          <table:table-cell table:formula="of:=SUM([.EI3:.EI32])" office:value-type="float" office:value="11247629">
            <text:p>11247629</text:p>
          </table:table-cell>
          <table:table-cell table:formula="of:=SUM([.EJ3:.EJ32])" office:value-type="float" office:value="9922591">
            <text:p>9922591</text:p>
          </table:table-cell>
          <table:table-cell table:formula="of:=SUM([.EK3:.EK32])" office:value-type="float" office:value="8127.082172">
            <text:p>8127.082172</text:p>
          </table:table-cell>
          <table:table-cell table:formula="of:=SUM([.EL3:.EL32])" office:value-type="float" office:value="13">
            <text:p>13</text:p>
          </table:table-cell>
          <table:table-cell table:formula="of:=SUM([.EM3:.EM32])" office:value-type="float" office:value="5172631">
            <text:p>5172631</text:p>
          </table:table-cell>
          <table:table-cell table:formula="of:=SUM([.EN3:.EN32])" office:value-type="float" office:value="10140971">
            <text:p>10140971</text:p>
          </table:table-cell>
          <table:table-cell table:formula="of:=SUM([.EO3:.EO32])" office:value-type="float" office:value="9415394">
            <text:p>9415394</text:p>
          </table:table-cell>
          <table:table-cell table:formula="of:=SUM([.EP3:.EP32])" office:value-type="float" office:value="9391.506332">
            <text:p>9391.506332</text:p>
          </table:table-cell>
          <table:table-cell table:formula="of:=SUM([.EQ3:.EQ32])" office:value-type="float" office:value="14">
            <text:p>14</text:p>
          </table:table-cell>
          <table:table-cell table:formula="of:=SUM([.ER3:.ER32])" office:value-type="float" office:value="6273412">
            <text:p>6273412</text:p>
          </table:table-cell>
          <table:table-cell table:formula="of:=SUM([.ES3:.ES32])" office:value-type="float" office:value="30147865">
            <text:p>30147865</text:p>
          </table:table-cell>
          <table:table-cell table:formula="of:=SUM([.ET3:.ET32])" office:value-type="float" office:value="1817206">
            <text:p>1817206</text:p>
          </table:table-cell>
          <table:table-cell table:formula="of:=SUM([.EU3:.EU32])" office:value-type="float" office:value="7281.90063">
            <text:p>7281.90063</text:p>
          </table:table-cell>
          <table:table-cell table:formula="of:=SUM([.EV3:.EV32])" office:value-type="float" office:value="10">
            <text:p>10</text:p>
          </table:table-cell>
          <table:table-cell table:formula="of:=SUM([.EW3:.EW32])" office:value-type="float" office:value="4790260">
            <text:p>4790260</text:p>
          </table:table-cell>
          <table:table-cell table:formula="of:=SUM([.EX3:.EX32])" office:value-type="float" office:value="20789326">
            <text:p>20789326</text:p>
          </table:table-cell>
          <table:table-cell table:formula="of:=SUM([.EY3:.EY32])" office:value-type="float" office:value="1513379">
            <text:p>1513379</text:p>
          </table:table-cell>
          <table:table-cell table:formula="of:=SUM([.EZ3:.EZ32])" office:value-type="float" office:value="8380.46208">
            <text:p>8380.46208</text:p>
          </table:table-cell>
          <table:table-cell table:formula="of:=SUM([.FA3:.FA32])" office:value-type="float" office:value="9">
            <text:p>9</text:p>
          </table:table-cell>
          <table:table-cell table:formula="of:=SUM([.FB3:.FB32])" office:value-type="float" office:value="5377543">
            <text:p>5377543</text:p>
          </table:table-cell>
          <table:table-cell table:formula="of:=SUM([.FC3:.FC32])" office:value-type="float" office:value="20506302">
            <text:p>20506302</text:p>
          </table:table-cell>
          <table:table-cell table:formula="of:=SUM([.FD3:.FD32])" office:value-type="float" office:value="1586361">
            <text:p>1586361</text:p>
          </table:table-cell>
          <table:table-cell table:formula="of:=SUM([.FE3:.FE32])" office:value-type="float" office:value="8513.40802">
            <text:p>8513.40802</text:p>
          </table:table-cell>
          <table:table-cell table:formula="of:=SUM([.FF3:.FF32])" office:value-type="float" office:value="9">
            <text:p>9</text:p>
          </table:table-cell>
          <table:table-cell table:formula="of:=SUM([.FG3:.FG32])" office:value-type="float" office:value="5275878">
            <text:p>5275878</text:p>
          </table:table-cell>
          <table:table-cell table:formula="of:=SUM([.FH3:.FH32])" office:value-type="float" office:value="20367634">
            <text:p>20367634</text:p>
          </table:table-cell>
          <table:table-cell table:formula="of:=SUM([.FI3:.FI32])" office:value-type="float" office:value="1564358">
            <text:p>1564358</text:p>
          </table:table-cell>
          <table:table-cell table:formula="of:=SUM([.FJ3:.FJ32])" office:value-type="float" office:value="9276.21881">
            <text:p>9276.21881</text:p>
          </table:table-cell>
          <table:table-cell table:formula="of:=SUM([.FK3:.FK32])" office:value-type="float" office:value="14">
            <text:p>14</text:p>
          </table:table-cell>
          <table:table-cell table:formula="of:=SUM([.FL3:.FL32])" office:value-type="float" office:value="5628043">
            <text:p>5628043</text:p>
          </table:table-cell>
          <table:table-cell table:formula="of:=SUM([.FM3:.FM32])" office:value-type="float" office:value="11964337">
            <text:p>11964337</text:p>
          </table:table-cell>
          <table:table-cell table:formula="of:=SUM([.FN3:.FN32])" office:value-type="float" office:value="11964337">
            <text:p>11964337</text:p>
          </table:table-cell>
          <table:table-cell table:formula="of:=SUM([.FO3:.FO32])" office:value-type="float" office:value="7229.13518">
            <text:p>7229.13518</text:p>
          </table:table-cell>
          <table:table-cell table:formula="of:=SUM([.FP3:.FP32])" office:value-type="float" office:value="11">
            <text:p>11</text:p>
          </table:table-cell>
          <table:table-cell table:formula="of:=SUM([.FQ3:.FQ32])" office:value-type="float" office:value="3826606">
            <text:p>3826606</text:p>
          </table:table-cell>
          <table:table-cell table:formula="of:=SUM([.FR3:.FR32])" office:value-type="float" office:value="23364096">
            <text:p>23364096</text:p>
          </table:table-cell>
          <table:table-cell table:formula="of:=SUM([.FS3:.FS32])" office:value-type="float" office:value="0">
            <text:p>0</text:p>
          </table:table-cell>
          <table:table-cell table:formula="of:=SUM([.FT3:.FT32])" office:value-type="float" office:value="8273.903216">
            <text:p>8273.903216</text:p>
          </table:table-cell>
          <table:table-cell table:formula="of:=SUM([.FU3:.FU32])" office:value-type="float" office:value="11">
            <text:p>11</text:p>
          </table:table-cell>
          <table:table-cell table:formula="of:=SUM([.FV3:.FV32])" office:value-type="float" office:value="6468339">
            <text:p>6468339</text:p>
          </table:table-cell>
          <table:table-cell table:formula="of:=SUM([.FW3:.FW32])" office:value-type="float" office:value="12098152">
            <text:p>12098152</text:p>
          </table:table-cell>
          <table:table-cell table:formula="of:=SUM([.FX3:.FX32])" office:value-type="float" office:value="11101017">
            <text:p>11101017</text:p>
          </table:table-cell>
          <table:table-cell table:formula="of:=SUM([.FY3:.FY32])" office:value-type="float" office:value="8996.46423">
            <text:p>8996.46423</text:p>
          </table:table-cell>
          <table:table-cell table:formula="of:=SUM([.FZ3:.FZ32])" office:value-type="float" office:value="13">
            <text:p>13</text:p>
          </table:table-cell>
          <table:table-cell table:formula="of:=SUM([.GA3:.GA32])" office:value-type="float" office:value="5261876">
            <text:p>5261876</text:p>
          </table:table-cell>
          <table:table-cell table:formula="of:=SUM([.GB3:.GB32])" office:value-type="float" office:value="22926833">
            <text:p>22926833</text:p>
          </table:table-cell>
          <table:table-cell table:formula="of:=SUM([.GC3:.GC32])" office:value-type="float" office:value="2859416">
            <text:p>2859416</text:p>
          </table:table-cell>
          <table:table-cell table:style-name="cellWorst" table:formula="of:=SUM([.GD3:.GD32])" office:value-type="float" office:value="18000">
            <text:p>18000</text:p>
          </table:table-cell>
          <table:table-cell table:formula="of:=SUM([.GE3:.GE32])" office:value-type="float" office:value="30">
            <text:p>30</text:p>
          </table:table-cell>
          <table:table-cell table:style-name="cellWorst" table:formula="of:=SUM([.GF3:.GF32])" office:value-type="float" office:value="8237269">
            <text:p>8237269</text:p>
          </table:table-cell>
          <table:table-cell table:formula="of:=SUM([.GG3:.GG32])" office:value-type="float" office:value="291638844">
            <text:p>291638844</text:p>
          </table:table-cell>
          <table:table-cell table:formula="of:=SUM([.GH3:.GH32])" office:value-type="float" office:value="291638844">
            <text:p>291638844</text:p>
          </table:table-cell>
          <table:table-cell table:formula="of:=SUM([.GI3:.GI32])" office:value-type="float" office:value="8682.423422">
            <text:p>8682.423422</text:p>
          </table:table-cell>
          <table:table-cell table:formula="of:=SUM([.GJ3:.GJ32])" office:value-type="float" office:value="11">
            <text:p>11</text:p>
          </table:table-cell>
          <table:table-cell table:formula="of:=SUM([.GK3:.GK32])" office:value-type="float" office:value="6136620">
            <text:p>6136620</text:p>
          </table:table-cell>
          <table:table-cell table:formula="of:=SUM([.GL3:.GL32])" office:value-type="float" office:value="16615535">
            <text:p>16615535</text:p>
          </table:table-cell>
          <table:table-cell table:formula="of:=SUM([.GM3:.GM32])" office:value-type="float" office:value="7012234">
            <text:p>7012234</text:p>
          </table:table-cell>
          <table:table-cell table:formula="of:=SUM([.GN3:.GN32])" office:value-type="float" office:value="8909.73698">
            <text:p>8909.73698</text:p>
          </table:table-cell>
          <table:table-cell table:formula="of:=SUM([.GO3:.GO32])" office:value-type="float" office:value="14">
            <text:p>14</text:p>
          </table:table-cell>
          <table:table-cell table:formula="of:=SUM([.GP3:.GP32])" office:value-type="float" office:value="5430764">
            <text:p>5430764</text:p>
          </table:table-cell>
          <table:table-cell table:formula="of:=SUM([.GQ3:.GQ32])" office:value-type="float" office:value="20089468">
            <text:p>20089468</text:p>
          </table:table-cell>
          <table:table-cell table:formula="of:=SUM([.GR3:.GR32])" office:value-type="float" office:value="1829451">
            <text:p>1829451</text:p>
          </table:table-cell>
          <table:table-cell table:formula="of:=SUM([.GS3:.GS32])" office:value-type="float" office:value="12236.83302">
            <text:p>12236.83302</text:p>
          </table:table-cell>
          <table:table-cell table:formula="of:=SUM([.GT3:.GT32])" office:value-type="float" office:value="20">
            <text:p>20</text:p>
          </table:table-cell>
          <table:table-cell table:formula="of:=SUM([.GU3:.GU32])" office:value-type="float" office:value="6059767">
            <text:p>6059767</text:p>
          </table:table-cell>
          <table:table-cell table:formula="of:=SUM([.GV3:.GV32])" office:value-type="float" office:value="9180855">
            <text:p>9180855</text:p>
          </table:table-cell>
          <table:table-cell table:formula="of:=SUM([.GW3:.GW32])" office:value-type="float" office:value="8000738">
            <text:p>8000738</text:p>
          </table:table-cell>
          <table:table-cell table:formula="of:=SUM([.GX3:.GX32])" office:value-type="float" office:value="809.493813">
            <text:p>809.493813</text:p>
          </table:table-cell>
          <table:table-cell table:formula="of:=SUM([.GY3:.GY32])" office:value-type="float" office:value="1">
            <text:p>1</text:p>
          </table:table-cell>
          <table:table-cell table:formula="of:=SUM([.GZ3:.GZ32])" office:value-type="float" office:value="172622">
            <text:p>172622</text:p>
          </table:table-cell>
          <table:table-cell table:formula="of:=SUM([.HA3:.HA32])" office:value-type="float" office:value="724689">
            <text:p>724689</text:p>
          </table:table-cell>
          <table:table-cell table:formula="of:=SUM([.HB3:.HB32])" office:value-type="float" office:value="0">
            <text:p>0</text:p>
          </table:table-cell>
          <table:table-cell table:formula="of:=SUM([.HC3:.HC32])" office:value-type="float" office:value="9626.321455">
            <text:p>9626.321455</text:p>
          </table:table-cell>
          <table:table-cell table:formula="of:=SUM([.HD3:.HD32])" office:value-type="float" office:value="14">
            <text:p>14</text:p>
          </table:table-cell>
          <table:table-cell table:formula="of:=SUM([.HE3:.HE32])" office:value-type="float" office:value="4872185">
            <text:p>4872185</text:p>
          </table:table-cell>
          <table:table-cell table:formula="of:=SUM([.HF3:.HF32])" office:value-type="float" office:value="15511928">
            <text:p>15511928</text:p>
          </table:table-cell>
          <table:table-cell table:formula="of:=SUM([.HG3:.HG32])" office:value-type="float" office:value="2667672.5">
            <text:p>2667672.5</text:p>
          </table:table-cell>
          <table:table-cell table:formula="of:=SUM([.HH3:.HH32])" office:value-type="float" office:value="18000">
            <text:p>18000</text:p>
          </table:table-cell>
          <table:table-cell table:formula="of:=SUM([.HI3:.HI32])" office:value-type="float" office:value="30">
            <text:p>30</text:p>
          </table:table-cell>
          <table:table-cell table:formula="of:=SUM([.HJ3:.HJ32])" office:value-type="float" office:value="14046446">
            <text:p>14046446</text:p>
          </table:table-cell>
          <table:table-cell table:formula="of:=SUM([.HK3:.HK32])" office:value-type="float" office:value="292714047">
            <text:p>292714047</text:p>
          </table:table-cell>
          <table:table-cell table:formula="of:=SUM([.HL3:.HL32])" office:value-type="float" office:value="291638844">
            <text:p>291638844</text:p>
          </table:table-cell>
          <table:table-cell table:number-columns-repeated="804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 office:value="304.436348466667">
            <text:p>304.4363484667</text:p>
          </table:table-cell>
          <table:table-cell table:formula="of:=AVERAGE([.C3:.C32])" office:value-type="float" office:value="0.466666666666667">
            <text:p>0.4666666667</text:p>
          </table:table-cell>
          <table:table-cell table:formula="of:=AVERAGE([.D3:.D32])" office:value-type="float" office:value="195958.6">
            <text:p>195958.6</text:p>
          </table:table-cell>
          <table:table-cell table:formula="of:=AVERAGE([.E3:.E32])" office:value-type="float" office:value="799282.7">
            <text:p>799282.7</text:p>
          </table:table-cell>
          <table:table-cell table:formula="of:=AVERAGE([.F3:.F32])" office:value-type="float" office:value="303.603878533333">
            <text:p>303.6038785333</text:p>
          </table:table-cell>
          <table:table-cell table:formula="of:=AVERAGE([.G3:.G32])" office:value-type="float" office:value="0.466666666666667">
            <text:p>0.4666666667</text:p>
          </table:table-cell>
          <table:table-cell table:formula="of:=AVERAGE([.H3:.H32])" office:value-type="float" office:value="196948.366666667">
            <text:p>196948.366666667</text:p>
          </table:table-cell>
          <table:table-cell table:formula="of:=AVERAGE([.I3:.I32])" office:value-type="float" office:value="818188.9">
            <text:p>818188.9</text:p>
          </table:table-cell>
          <table:table-cell table:formula="of:=AVERAGE([.J3:.J32])" office:value-type="float" office:value="0">
            <text:p>0</text:p>
          </table:table-cell>
          <table:table-cell table:formula="of:=AVERAGE([.K3:.K32])" office:value-type="float" office:value="306.7678356">
            <text:p>306.7678356</text:p>
          </table:table-cell>
          <table:table-cell table:formula="of:=AVERAGE([.L3:.L32])" office:value-type="float" office:value="0.466666666666667">
            <text:p>0.4666666667</text:p>
          </table:table-cell>
          <table:table-cell table:formula="of:=AVERAGE([.M3:.M32])" office:value-type="float" office:value="195414.633333333">
            <text:p>195414.633333333</text:p>
          </table:table-cell>
          <table:table-cell table:formula="of:=AVERAGE([.N3:.N32])" office:value-type="float" office:value="818913.833333333">
            <text:p>818913.833333333</text:p>
          </table:table-cell>
          <table:table-cell table:formula="of:=AVERAGE([.O3:.O32])" office:value-type="float" office:value="0">
            <text:p>0</text:p>
          </table:table-cell>
          <table:table-cell table:formula="of:=AVERAGE([.P3:.P32])" office:value-type="float" office:value="305.058327233333">
            <text:p>305.0583272333</text:p>
          </table:table-cell>
          <table:table-cell table:formula="of:=AVERAGE([.Q3:.Q32])" office:value-type="float" office:value="0.466666666666667">
            <text:p>0.4666666667</text:p>
          </table:table-cell>
          <table:table-cell table:formula="of:=AVERAGE([.R3:.R32])" office:value-type="float" office:value="194302.066666667">
            <text:p>194302.066666667</text:p>
          </table:table-cell>
          <table:table-cell table:formula="of:=AVERAGE([.S3:.S32])" office:value-type="float" office:value="801219.833333333">
            <text:p>801219.833333333</text:p>
          </table:table-cell>
          <table:table-cell table:formula="of:=AVERAGE([.T3:.T32])" office:value-type="float" office:value="107677.1">
            <text:p>107677.1</text:p>
          </table:table-cell>
          <table:table-cell table:formula="of:=AVERAGE([.U3:.U32])" office:value-type="float" office:value="266.891268066667">
            <text:p>266.8912680667</text:p>
          </table:table-cell>
          <table:table-cell table:formula="of:=AVERAGE([.V3:.V32])" office:value-type="float" office:value="0.333333333333333">
            <text:p>0.3333333333</text:p>
          </table:table-cell>
          <table:table-cell table:formula="of:=AVERAGE([.W3:.W32])" office:value-type="float" office:value="169742.4">
            <text:p>169742.4</text:p>
          </table:table-cell>
          <table:table-cell table:formula="of:=AVERAGE([.X3:.X32])" office:value-type="float" office:value="859167.333333333">
            <text:p>859167.333333333</text:p>
          </table:table-cell>
          <table:table-cell table:formula="of:=AVERAGE([.Y3:.Y32])" office:value-type="float" office:value="91456.2666666667">
            <text:p>91456.2666666667</text:p>
          </table:table-cell>
          <table:table-cell table:formula="of:=AVERAGE([.Z3:.Z32])" office:value-type="float" office:value="267.087610766667">
            <text:p>267.0876107667</text:p>
          </table:table-cell>
          <table:table-cell table:formula="of:=AVERAGE([.AA3:.AA32])" office:value-type="float" office:value="0.366666666666667">
            <text:p>0.3666666667</text:p>
          </table:table-cell>
          <table:table-cell table:formula="of:=AVERAGE([.AB3:.AB32])" office:value-type="float" office:value="181504.566666667">
            <text:p>181504.566666667</text:p>
          </table:table-cell>
          <table:table-cell table:formula="of:=AVERAGE([.AC3:.AC32])" office:value-type="float" office:value="429665.6">
            <text:p>429665.6</text:p>
          </table:table-cell>
          <table:table-cell table:formula="of:=AVERAGE([.AD3:.AD32])" office:value-type="float" office:value="53181.3333333333">
            <text:p>53181.3333333333</text:p>
          </table:table-cell>
          <table:table-cell table:formula="of:=AVERAGE([.AE3:.AE32])" office:value-type="float" office:value="259.886044333333">
            <text:p>259.8860443333</text:p>
          </table:table-cell>
          <table:table-cell table:formula="of:=AVERAGE([.AF3:.AF32])" office:value-type="float" office:value="0.333333333333333">
            <text:p>0.3333333333</text:p>
          </table:table-cell>
          <table:table-cell table:formula="of:=AVERAGE([.AG3:.AG32])" office:value-type="float" office:value="107312.866666667">
            <text:p>107312.866666667</text:p>
          </table:table-cell>
          <table:table-cell table:formula="of:=AVERAGE([.AH3:.AH32])" office:value-type="float" office:value="372885.1">
            <text:p>372885.1</text:p>
          </table:table-cell>
          <table:table-cell table:formula="of:=AVERAGE([.AI3:.AI32])" office:value-type="float" office:value="127354.9">
            <text:p>127354.9</text:p>
          </table:table-cell>
          <table:table-cell table:formula="of:=AVERAGE([.AJ3:.AJ32])" office:value-type="float" office:value="238.3179728">
            <text:p>238.3179728</text:p>
          </table:table-cell>
          <table:table-cell table:style-name="cellBest" table:formula="of:=AVERAGE([.AK3:.AK32])" office:value-type="float" office:value="0.266666666666667">
            <text:p>0.2666666667</text:p>
          </table:table-cell>
          <table:table-cell table:formula="of:=AVERAGE([.AL3:.AL32])" office:value-type="float" office:value="84047.0666666667">
            <text:p>84047.0666666667</text:p>
          </table:table-cell>
          <table:table-cell table:formula="of:=AVERAGE([.AM3:.AM32])" office:value-type="float" office:value="249103.9">
            <text:p>249103.9</text:p>
          </table:table-cell>
          <table:table-cell table:formula="of:=AVERAGE([.AN3:.AN32])" office:value-type="float" office:value="108018.4">
            <text:p>108018.4</text:p>
          </table:table-cell>
          <table:table-cell table:formula="of:=AVERAGE([.AO3:.AO32])" office:value-type="float" office:value="266.835800666667">
            <text:p>266.8358006667</text:p>
          </table:table-cell>
          <table:table-cell table:formula="of:=AVERAGE([.AP3:.AP32])" office:value-type="float" office:value="0.333333333333333">
            <text:p>0.3333333333</text:p>
          </table:table-cell>
          <table:table-cell table:formula="of:=AVERAGE([.AQ3:.AQ32])" office:value-type="float" office:value="97246.2666666667">
            <text:p>97246.2666666667</text:p>
          </table:table-cell>
          <table:table-cell table:formula="of:=AVERAGE([.AR3:.AR32])" office:value-type="float" office:value="273727.433333333">
            <text:p>273727.433333333</text:p>
          </table:table-cell>
          <table:table-cell table:formula="of:=AVERAGE([.AS3:.AS32])" office:value-type="float" office:value="115510.8">
            <text:p>115510.8</text:p>
          </table:table-cell>
          <table:table-cell table:style-name="cellBest" table:formula="of:=AVERAGE([.AT3:.AT32])" office:value-type="float" office:value="237.863407366667">
            <text:p>237.8634073667</text:p>
          </table:table-cell>
          <table:table-cell table:formula="of:=AVERAGE([.AU3:.AU32])" office:value-type="float" office:value="0.333333333333333">
            <text:p>0.3333333333</text:p>
          </table:table-cell>
          <table:table-cell table:formula="of:=AVERAGE([.AV3:.AV32])" office:value-type="float" office:value="63334.6666666667">
            <text:p>63334.6666666667</text:p>
          </table:table-cell>
          <table:table-cell table:formula="of:=AVERAGE([.AW3:.AW32])" office:value-type="float" office:value="191358.1">
            <text:p>191358.1</text:p>
          </table:table-cell>
          <table:table-cell table:formula="of:=AVERAGE([.AX3:.AX32])" office:value-type="float" office:value="81550.9666666667">
            <text:p>81550.9666666667</text:p>
          </table:table-cell>
          <table:table-cell table:formula="of:=AVERAGE([.AY3:.AY32])" office:value-type="float" office:value="287.383418866667">
            <text:p>287.3834188667</text:p>
          </table:table-cell>
          <table:table-cell table:formula="of:=AVERAGE([.AZ3:.AZ32])" office:value-type="float" office:value="0.4">
            <text:p>0.4</text:p>
          </table:table-cell>
          <table:table-cell table:formula="of:=AVERAGE([.BA3:.BA32])" office:value-type="float" office:value="184786.766666667">
            <text:p>184786.766666667</text:p>
          </table:table-cell>
          <table:table-cell table:formula="of:=AVERAGE([.BB3:.BB32])" office:value-type="float" office:value="768034.933333333">
            <text:p>768034.933333333</text:p>
          </table:table-cell>
          <table:table-cell table:formula="of:=AVERAGE([.BC3:.BC32])" office:value-type="float" office:value="104205.866666667">
            <text:p>104205.866666667</text:p>
          </table:table-cell>
          <table:table-cell table:formula="of:=AVERAGE([.BD3:.BD32])" office:value-type="float" office:value="274.529276933333">
            <text:p>274.5292769333</text:p>
          </table:table-cell>
          <table:table-cell table:formula="of:=AVERAGE([.BE3:.BE32])" office:value-type="float" office:value="0.366666666666667">
            <text:p>0.3666666667</text:p>
          </table:table-cell>
          <table:table-cell table:formula="of:=AVERAGE([.BF3:.BF32])" office:value-type="float" office:value="156451.266666667">
            <text:p>156451.266666667</text:p>
          </table:table-cell>
          <table:table-cell table:formula="of:=AVERAGE([.BG3:.BG32])" office:value-type="float" office:value="675831.466666667">
            <text:p>675831.466666667</text:p>
          </table:table-cell>
          <table:table-cell table:formula="of:=AVERAGE([.BH3:.BH32])" office:value-type="float" office:value="82746.6333333333">
            <text:p>82746.6333333333</text:p>
          </table:table-cell>
          <table:table-cell table:formula="of:=AVERAGE([.BI3:.BI32])" office:value-type="float" office:value="273.932826966667">
            <text:p>273.9328269667</text:p>
          </table:table-cell>
          <table:table-cell table:formula="of:=AVERAGE([.BJ3:.BJ32])" office:value-type="float" office:value="0.4">
            <text:p>0.4</text:p>
          </table:table-cell>
          <table:table-cell table:formula="of:=AVERAGE([.BK3:.BK32])" office:value-type="float" office:value="168540.566666667">
            <text:p>168540.566666667</text:p>
          </table:table-cell>
          <table:table-cell table:formula="of:=AVERAGE([.BL3:.BL32])" office:value-type="float" office:value="821518.6">
            <text:p>821518.6</text:p>
          </table:table-cell>
          <table:table-cell table:formula="of:=AVERAGE([.BM3:.BM32])" office:value-type="float" office:value="97923.5333333333">
            <text:p>97923.5333333333</text:p>
          </table:table-cell>
          <table:table-cell table:formula="of:=AVERAGE([.BN3:.BN32])" office:value-type="float" office:value="258.9768962">
            <text:p>258.9768962</text:p>
          </table:table-cell>
          <table:table-cell table:formula="of:=AVERAGE([.BO3:.BO32])" office:value-type="float" office:value="0.366666666666667">
            <text:p>0.3666666667</text:p>
          </table:table-cell>
          <table:table-cell table:formula="of:=AVERAGE([.BP3:.BP32])" office:value-type="float" office:value="165029.333333333">
            <text:p>165029.333333333</text:p>
          </table:table-cell>
          <table:table-cell table:formula="of:=AVERAGE([.BQ3:.BQ32])" office:value-type="float" office:value="691803.366666667">
            <text:p>691803.366666667</text:p>
          </table:table-cell>
          <table:table-cell table:formula="of:=AVERAGE([.BR3:.BR32])" office:value-type="float" office:value="88184.1333333333">
            <text:p>88184.1333333333</text:p>
          </table:table-cell>
          <table:table-cell table:formula="of:=AVERAGE([.BS3:.BS32])" office:value-type="float" office:value="274.140006666667">
            <text:p>274.1400066667</text:p>
          </table:table-cell>
          <table:table-cell table:formula="of:=AVERAGE([.BT3:.BT32])" office:value-type="float" office:value="0.4">
            <text:p>0.4</text:p>
          </table:table-cell>
          <table:table-cell table:style-name="cellBest" table:formula="of:=AVERAGE([.BU3:.BU32])" office:value-type="float" office:value="23049.6333333333">
            <text:p>23049.6333333333</text:p>
          </table:table-cell>
          <table:table-cell table:style-name="cellBest" table:formula="of:=AVERAGE([.BV3:.BV32])" office:value-type="float" office:value="43340.4">
            <text:p>43340.4</text:p>
          </table:table-cell>
          <table:table-cell table:formula="of:=AVERAGE([.BW3:.BW32])" office:value-type="float" office:value="43340.4">
            <text:p>43340.4</text:p>
          </table:table-cell>
          <table:table-cell table:formula="of:=AVERAGE([.BX3:.BX32])" office:value-type="float" office:value="302.504742566667">
            <text:p>302.5047425667</text:p>
          </table:table-cell>
          <table:table-cell table:formula="of:=AVERAGE([.BY3:.BY32])" office:value-type="float" office:value="0.433333333333333">
            <text:p>0.4333333333</text:p>
          </table:table-cell>
          <table:table-cell table:formula="of:=AVERAGE([.BZ3:.BZ32])" office:value-type="float" office:value="223231.5">
            <text:p>223231.5</text:p>
          </table:table-cell>
          <table:table-cell table:formula="of:=AVERAGE([.CA3:.CA32])" office:value-type="float" office:value="1370676.9">
            <text:p>1370676.9</text:p>
          </table:table-cell>
          <table:table-cell table:formula="of:=AVERAGE([.CB3:.CB32])" office:value-type="float" office:value="0">
            <text:p>0</text:p>
          </table:table-cell>
          <table:table-cell table:formula="of:=AVERAGE([.CC3:.CC32])" office:value-type="float" office:value="312.614149266667">
            <text:p>312.6141492667</text:p>
          </table:table-cell>
          <table:table-cell table:formula="of:=AVERAGE([.CD3:.CD32])" office:value-type="float" office:value="0.4">
            <text:p>0.4</text:p>
          </table:table-cell>
          <table:table-cell table:formula="of:=AVERAGE([.CE3:.CE32])" office:value-type="float" office:value="102060.733333333">
            <text:p>102060.733333333</text:p>
          </table:table-cell>
          <table:table-cell table:formula="of:=AVERAGE([.CF3:.CF32])" office:value-type="float" office:value="340743.233333333">
            <text:p>340743.233333333</text:p>
          </table:table-cell>
          <table:table-cell table:formula="of:=AVERAGE([.CG3:.CG32])" office:value-type="float" office:value="129250.266666667">
            <text:p>129250.266666667</text:p>
          </table:table-cell>
          <table:table-cell table:formula="of:=AVERAGE([.CH3:.CH32])" office:value-type="float" office:value="282.8131333">
            <text:p>282.8131333</text:p>
          </table:table-cell>
          <table:table-cell table:formula="of:=AVERAGE([.CI3:.CI32])" office:value-type="float" office:value="0.366666666666667">
            <text:p>0.3666666667</text:p>
          </table:table-cell>
          <table:table-cell table:formula="of:=AVERAGE([.CJ3:.CJ32])" office:value-type="float" office:value="192147.533333333">
            <text:p>192147.533333333</text:p>
          </table:table-cell>
          <table:table-cell table:formula="of:=AVERAGE([.CK3:.CK32])" office:value-type="float" office:value="899273.1">
            <text:p>899273.1</text:p>
          </table:table-cell>
          <table:table-cell table:formula="of:=AVERAGE([.CL3:.CL32])" office:value-type="float" office:value="103945.6">
            <text:p>103945.6</text:p>
          </table:table-cell>
          <table:table-cell table:formula="of:=AVERAGE([.CM3:.CM32])" office:value-type="float" office:value="423.905958333333">
            <text:p>423.9059583333</text:p>
          </table:table-cell>
          <table:table-cell table:formula="of:=AVERAGE([.CN3:.CN32])" office:value-type="float" office:value="0.633333333333333">
            <text:p>0.6333333333</text:p>
          </table:table-cell>
          <table:table-cell table:formula="of:=AVERAGE([.CO3:.CO32])" office:value-type="float" office:value="108114.433333333">
            <text:p>108114.433333333</text:p>
          </table:table-cell>
          <table:table-cell table:formula="of:=AVERAGE([.CP3:.CP32])" office:value-type="float" office:value="164553.633333333">
            <text:p>164553.633333333</text:p>
          </table:table-cell>
          <table:table-cell table:formula="of:=AVERAGE([.CQ3:.CQ32])" office:value-type="float" office:value="164553.633333333">
            <text:p>164553.633333333</text:p>
          </table:table-cell>
          <table:table-cell table:formula="of:=AVERAGE([.CR3:.CR32])" office:value-type="float" office:value="288.633582466667">
            <text:p>288.6335824667</text:p>
          </table:table-cell>
          <table:table-cell table:formula="of:=AVERAGE([.CS3:.CS32])" office:value-type="float" office:value="0.366666666666667">
            <text:p>0.3666666667</text:p>
          </table:table-cell>
          <table:table-cell table:formula="of:=AVERAGE([.CT3:.CT32])" office:value-type="float" office:value="138408.166666667">
            <text:p>138408.166666667</text:p>
          </table:table-cell>
          <table:table-cell table:formula="of:=AVERAGE([.CU3:.CU32])" office:value-type="float" office:value="558762.233333333">
            <text:p>558762.233333333</text:p>
          </table:table-cell>
          <table:table-cell table:formula="of:=AVERAGE([.CV3:.CV32])" office:value-type="float" office:value="101092.2">
            <text:p>101092.2</text:p>
          </table:table-cell>
          <table:table-cell table:formula="of:=AVERAGE([.CW3:.CW32])" office:value-type="float" office:value="249.4330249">
            <text:p>249.4330249</text:p>
          </table:table-cell>
          <table:table-cell table:formula="of:=AVERAGE([.CX3:.CX32])" office:value-type="float" office:value="0.366666666666667">
            <text:p>0.3666666667</text:p>
          </table:table-cell>
          <table:table-cell table:formula="of:=AVERAGE([.CY3:.CY32])" office:value-type="float" office:value="162277.466666667">
            <text:p>162277.466666667</text:p>
          </table:table-cell>
          <table:table-cell table:formula="of:=AVERAGE([.CZ3:.CZ32])" office:value-type="float" office:value="765969.733333333">
            <text:p>765969.733333333</text:p>
          </table:table-cell>
          <table:table-cell table:formula="of:=AVERAGE([.DA3:.DA32])" office:value-type="float" office:value="89297.3666666667">
            <text:p>89297.3666666667</text:p>
          </table:table-cell>
          <table:table-cell table:formula="of:=AVERAGE([.DB3:.DB32])" office:value-type="float" office:value="457.8571906">
            <text:p>457.8571906</text:p>
          </table:table-cell>
          <table:table-cell table:formula="of:=AVERAGE([.DC3:.DC32])" office:value-type="float" office:value="0.733333333333333">
            <text:p>0.7333333333</text:p>
          </table:table-cell>
          <table:table-cell table:formula="of:=AVERAGE([.DD3:.DD32])" office:value-type="float" office:value="147003.333333333">
            <text:p>147003.333333333</text:p>
          </table:table-cell>
          <table:table-cell table:formula="of:=AVERAGE([.DE3:.DE32])" office:value-type="float" office:value="206629.8">
            <text:p>206629.8</text:p>
          </table:table-cell>
          <table:table-cell table:formula="of:=AVERAGE([.DF3:.DF32])" office:value-type="float" office:value="182218.333333333">
            <text:p>182218.333333333</text:p>
          </table:table-cell>
          <table:table-cell table:formula="of:=AVERAGE([.DG3:.DG32])" office:value-type="float" office:value="304.5844645">
            <text:p>304.5844645</text:p>
          </table:table-cell>
          <table:table-cell table:formula="of:=AVERAGE([.DH3:.DH32])" office:value-type="float" office:value="0.466666666666667">
            <text:p>0.4666666667</text:p>
          </table:table-cell>
          <table:table-cell table:formula="of:=AVERAGE([.DI3:.DI32])" office:value-type="float" office:value="190187.066666667">
            <text:p>190187.066666667</text:p>
          </table:table-cell>
          <table:table-cell table:formula="of:=AVERAGE([.DJ3:.DJ32])" office:value-type="float" office:value="775956.233333333">
            <text:p>775956.233333333</text:p>
          </table:table-cell>
          <table:table-cell table:formula="of:=AVERAGE([.DK3:.DK32])" office:value-type="float" office:value="104617.666666667">
            <text:p>104617.666666667</text:p>
          </table:table-cell>
          <table:table-cell table:formula="of:=AVERAGE([.DL3:.DL32])" office:value-type="float" office:value="286.491463333333">
            <text:p>286.4914633333</text:p>
          </table:table-cell>
          <table:table-cell table:formula="of:=AVERAGE([.DM3:.DM32])" office:value-type="float" office:value="0.433333333333333">
            <text:p>0.4333333333</text:p>
          </table:table-cell>
          <table:table-cell table:formula="of:=AVERAGE([.DN3:.DN32])" office:value-type="float" office:value="164947.3">
            <text:p>164947.3</text:p>
          </table:table-cell>
          <table:table-cell table:formula="of:=AVERAGE([.DO3:.DO32])" office:value-type="float" office:value="729883.966666667">
            <text:p>729883.966666667</text:p>
          </table:table-cell>
          <table:table-cell table:formula="of:=AVERAGE([.DP3:.DP32])" office:value-type="float" office:value="49274.2666666667">
            <text:p>49274.2666666667</text:p>
          </table:table-cell>
          <table:table-cell table:formula="of:=AVERAGE([.DQ3:.DQ32])" office:value-type="float" office:value="325.172644">
            <text:p>325.172644</text:p>
          </table:table-cell>
          <table:table-cell table:formula="of:=AVERAGE([.DR3:.DR32])" office:value-type="float" office:value="0.533333333333333">
            <text:p>0.5333333333</text:p>
          </table:table-cell>
          <table:table-cell table:formula="of:=AVERAGE([.DS3:.DS32])" office:value-type="float" office:value="227793.7">
            <text:p>227793.7</text:p>
          </table:table-cell>
          <table:table-cell table:formula="of:=AVERAGE([.DT3:.DT32])" office:value-type="float" office:value="1035253.26666667">
            <text:p>1035253.26666667</text:p>
          </table:table-cell>
          <table:table-cell table:formula="of:=AVERAGE([.DU3:.DU32])" office:value-type="float" office:value="134301.366666667">
            <text:p>134301.366666667</text:p>
          </table:table-cell>
          <table:table-cell table:formula="of:=AVERAGE([.DV3:.DV32])" office:value-type="float" office:value="297.013856266667">
            <text:p>297.0138562667</text:p>
          </table:table-cell>
          <table:table-cell table:formula="of:=AVERAGE([.DW3:.DW32])" office:value-type="float" office:value="0.4">
            <text:p>0.4</text:p>
          </table:table-cell>
          <table:table-cell table:formula="of:=AVERAGE([.DX3:.DX32])" office:value-type="float" office:value="188077.3">
            <text:p>188077.3</text:p>
          </table:table-cell>
          <table:table-cell table:formula="of:=AVERAGE([.DY3:.DY32])" office:value-type="float" office:value="402514.233333333">
            <text:p>402514.233333333</text:p>
          </table:table-cell>
          <table:table-cell table:formula="of:=AVERAGE([.DZ3:.DZ32])" office:value-type="float" office:value="252307.366666667">
            <text:p>252307.366666667</text:p>
          </table:table-cell>
          <table:table-cell table:formula="of:=AVERAGE([.EA3:.EA32])" office:value-type="float" office:value="293.386294166667">
            <text:p>293.3862941667</text:p>
          </table:table-cell>
          <table:table-cell table:formula="of:=AVERAGE([.EB3:.EB32])" office:value-type="float" office:value="0.4">
            <text:p>0.4</text:p>
          </table:table-cell>
          <table:table-cell table:formula="of:=AVERAGE([.EC3:.EC32])" office:value-type="float" office:value="187536.333333333">
            <text:p>187536.333333333</text:p>
          </table:table-cell>
          <table:table-cell table:formula="of:=AVERAGE([.ED3:.ED32])" office:value-type="float" office:value="358116.866666667">
            <text:p>358116.866666667</text:p>
          </table:table-cell>
          <table:table-cell table:formula="of:=AVERAGE([.EE3:.EE32])" office:value-type="float" office:value="313912.466666667">
            <text:p>313912.466666667</text:p>
          </table:table-cell>
          <table:table-cell table:formula="of:=AVERAGE([.EF3:.EF32])" office:value-type="float" office:value="313.2759176">
            <text:p>313.2759176</text:p>
          </table:table-cell>
          <table:table-cell table:formula="of:=AVERAGE([.EG3:.EG32])" office:value-type="float" office:value="0.433333333333333">
            <text:p>0.4333333333</text:p>
          </table:table-cell>
          <table:table-cell table:formula="of:=AVERAGE([.EH3:.EH32])" office:value-type="float" office:value="174141.1">
            <text:p>174141.1</text:p>
          </table:table-cell>
          <table:table-cell table:formula="of:=AVERAGE([.EI3:.EI32])" office:value-type="float" office:value="374920.966666667">
            <text:p>374920.966666667</text:p>
          </table:table-cell>
          <table:table-cell table:formula="of:=AVERAGE([.EJ3:.EJ32])" office:value-type="float" office:value="330753.033333333">
            <text:p>330753.033333333</text:p>
          </table:table-cell>
          <table:table-cell table:formula="of:=AVERAGE([.EK3:.EK32])" office:value-type="float" office:value="270.902739066667">
            <text:p>270.9027390667</text:p>
          </table:table-cell>
          <table:table-cell table:formula="of:=AVERAGE([.EL3:.EL32])" office:value-type="float" office:value="0.433333333333333">
            <text:p>0.4333333333</text:p>
          </table:table-cell>
          <table:table-cell table:formula="of:=AVERAGE([.EM3:.EM32])" office:value-type="float" office:value="172421.033333333">
            <text:p>172421.033333333</text:p>
          </table:table-cell>
          <table:table-cell table:formula="of:=AVERAGE([.EN3:.EN32])" office:value-type="float" office:value="338032.366666667">
            <text:p>338032.366666667</text:p>
          </table:table-cell>
          <table:table-cell table:formula="of:=AVERAGE([.EO3:.EO32])" office:value-type="float" office:value="313846.466666667">
            <text:p>313846.466666667</text:p>
          </table:table-cell>
          <table:table-cell table:formula="of:=AVERAGE([.EP3:.EP32])" office:value-type="float" office:value="313.050211066667">
            <text:p>313.0502110667</text:p>
          </table:table-cell>
          <table:table-cell table:formula="of:=AVERAGE([.EQ3:.EQ32])" office:value-type="float" office:value="0.466666666666667">
            <text:p>0.4666666667</text:p>
          </table:table-cell>
          <table:table-cell table:formula="of:=AVERAGE([.ER3:.ER32])" office:value-type="float" office:value="209113.733333333">
            <text:p>209113.733333333</text:p>
          </table:table-cell>
          <table:table-cell table:formula="of:=AVERAGE([.ES3:.ES32])" office:value-type="float" office:value="1004928.83333333">
            <text:p>1004928.83333333</text:p>
          </table:table-cell>
          <table:table-cell table:formula="of:=AVERAGE([.ET3:.ET32])" office:value-type="float" office:value="60573.5333333333">
            <text:p>60573.5333333333</text:p>
          </table:table-cell>
          <table:table-cell table:formula="of:=AVERAGE([.EU3:.EU32])" office:value-type="float" office:value="242.730021">
            <text:p>242.730021</text:p>
          </table:table-cell>
          <table:table-cell table:formula="of:=AVERAGE([.EV3:.EV32])" office:value-type="float" office:value="0.333333333333333">
            <text:p>0.3333333333</text:p>
          </table:table-cell>
          <table:table-cell table:formula="of:=AVERAGE([.EW3:.EW32])" office:value-type="float" office:value="159675.333333333">
            <text:p>159675.333333333</text:p>
          </table:table-cell>
          <table:table-cell table:formula="of:=AVERAGE([.EX3:.EX32])" office:value-type="float" office:value="692977.533333333">
            <text:p>692977.533333333</text:p>
          </table:table-cell>
          <table:table-cell table:formula="of:=AVERAGE([.EY3:.EY32])" office:value-type="float" office:value="50445.9666666667">
            <text:p>50445.9666666667</text:p>
          </table:table-cell>
          <table:table-cell table:formula="of:=AVERAGE([.EZ3:.EZ32])" office:value-type="float" office:value="279.348736">
            <text:p>279.348736</text:p>
          </table:table-cell>
          <table:table-cell table:formula="of:=AVERAGE([.FA3:.FA32])" office:value-type="float" office:value="0.3">
            <text:p>0.3</text:p>
          </table:table-cell>
          <table:table-cell table:formula="of:=AVERAGE([.FB3:.FB32])" office:value-type="float" office:value="179251.433333333">
            <text:p>179251.433333333</text:p>
          </table:table-cell>
          <table:table-cell table:formula="of:=AVERAGE([.FC3:.FC32])" office:value-type="float" office:value="683543.4">
            <text:p>683543.4</text:p>
          </table:table-cell>
          <table:table-cell table:formula="of:=AVERAGE([.FD3:.FD32])" office:value-type="float" office:value="52878.7">
            <text:p>52878.7</text:p>
          </table:table-cell>
          <table:table-cell table:formula="of:=AVERAGE([.FE3:.FE32])" office:value-type="float" office:value="283.780267333333">
            <text:p>283.7802673333</text:p>
          </table:table-cell>
          <table:table-cell table:formula="of:=AVERAGE([.FF3:.FF32])" office:value-type="float" office:value="0.3">
            <text:p>0.3</text:p>
          </table:table-cell>
          <table:table-cell table:formula="of:=AVERAGE([.FG3:.FG32])" office:value-type="float" office:value="175862.6">
            <text:p>175862.6</text:p>
          </table:table-cell>
          <table:table-cell table:formula="of:=AVERAGE([.FH3:.FH32])" office:value-type="float" office:value="678921.133333333">
            <text:p>678921.133333333</text:p>
          </table:table-cell>
          <table:table-cell table:formula="of:=AVERAGE([.FI3:.FI32])" office:value-type="float" office:value="52145.2666666667">
            <text:p>52145.2666666667</text:p>
          </table:table-cell>
          <table:table-cell table:formula="of:=AVERAGE([.FJ3:.FJ32])" office:value-type="float" office:value="309.207293666667">
            <text:p>309.2072936667</text:p>
          </table:table-cell>
          <table:table-cell table:formula="of:=AVERAGE([.FK3:.FK32])" office:value-type="float" office:value="0.466666666666667">
            <text:p>0.4666666667</text:p>
          </table:table-cell>
          <table:table-cell table:formula="of:=AVERAGE([.FL3:.FL32])" office:value-type="float" office:value="187601.433333333">
            <text:p>187601.433333333</text:p>
          </table:table-cell>
          <table:table-cell table:formula="of:=AVERAGE([.FM3:.FM32])" office:value-type="float" office:value="398811.233333333">
            <text:p>398811.233333333</text:p>
          </table:table-cell>
          <table:table-cell table:formula="of:=AVERAGE([.FN3:.FN32])" office:value-type="float" office:value="398811.233333333">
            <text:p>398811.233333333</text:p>
          </table:table-cell>
          <table:table-cell table:formula="of:=AVERAGE([.FO3:.FO32])" office:value-type="float" office:value="240.971172666667">
            <text:p>240.9711726667</text:p>
          </table:table-cell>
          <table:table-cell table:formula="of:=AVERAGE([.FP3:.FP32])" office:value-type="float" office:value="0.366666666666667">
            <text:p>0.3666666667</text:p>
          </table:table-cell>
          <table:table-cell table:formula="of:=AVERAGE([.FQ3:.FQ32])" office:value-type="float" office:value="127553.533333333">
            <text:p>127553.533333333</text:p>
          </table:table-cell>
          <table:table-cell table:formula="of:=AVERAGE([.FR3:.FR32])" office:value-type="float" office:value="778803.2">
            <text:p>778803.2</text:p>
          </table:table-cell>
          <table:table-cell table:formula="of:=AVERAGE([.FS3:.FS32])" office:value-type="float" office:value="0">
            <text:p>0</text:p>
          </table:table-cell>
          <table:table-cell table:formula="of:=AVERAGE([.FT3:.FT32])" office:value-type="float" office:value="275.796773866667">
            <text:p>275.7967738667</text:p>
          </table:table-cell>
          <table:table-cell table:formula="of:=AVERAGE([.FU3:.FU32])" office:value-type="float" office:value="0.366666666666667">
            <text:p>0.3666666667</text:p>
          </table:table-cell>
          <table:table-cell table:formula="of:=AVERAGE([.FV3:.FV32])" office:value-type="float" office:value="215611.3">
            <text:p>215611.3</text:p>
          </table:table-cell>
          <table:table-cell table:formula="of:=AVERAGE([.FW3:.FW32])" office:value-type="float" office:value="403271.733333333">
            <text:p>403271.733333333</text:p>
          </table:table-cell>
          <table:table-cell table:formula="of:=AVERAGE([.FX3:.FX32])" office:value-type="float" office:value="370033.9">
            <text:p>370033.9</text:p>
          </table:table-cell>
          <table:table-cell table:formula="of:=AVERAGE([.FY3:.FY32])" office:value-type="float" office:value="299.882141">
            <text:p>299.882141</text:p>
          </table:table-cell>
          <table:table-cell table:formula="of:=AVERAGE([.FZ3:.FZ32])" office:value-type="float" office:value="0.433333333333333">
            <text:p>0.4333333333</text:p>
          </table:table-cell>
          <table:table-cell table:formula="of:=AVERAGE([.GA3:.GA32])" office:value-type="float" office:value="175395.866666667">
            <text:p>175395.866666667</text:p>
          </table:table-cell>
          <table:table-cell table:formula="of:=AVERAGE([.GB3:.GB32])" office:value-type="float" office:value="764227.766666667">
            <text:p>764227.766666667</text:p>
          </table:table-cell>
          <table:table-cell table:formula="of:=AVERAGE([.GC3:.GC32])" office:value-type="float" office:value="95313.8666666667">
            <text:p>95313.8666666667</text:p>
          </table:table-cell>
          <table:table-cell table:style-name="cellWorst" table:formula="of:=AVERAGE([.GD3:.GD32])" office:value-type="float" office:value="600">
            <text:p>600</text:p>
          </table:table-cell>
          <table:table-cell table:formula="of:=AVERAGE([.GE3:.GE32])" office:value-type="float" office:value="1">
            <text:p>1</text:p>
          </table:table-cell>
          <table:table-cell table:style-name="cellWorst" table:formula="of:=AVERAGE([.GF3:.GF32])" office:value-type="float" office:value="274575.633333333">
            <text:p>274575.633333333</text:p>
          </table:table-cell>
          <table:table-cell table:formula="of:=AVERAGE([.GG3:.GG32])" office:value-type="float" office:value="9721294.8">
            <text:p>9721294.8</text:p>
          </table:table-cell>
          <table:table-cell table:formula="of:=AVERAGE([.GH3:.GH32])" office:value-type="float" office:value="9721294.8">
            <text:p>9721294.8</text:p>
          </table:table-cell>
          <table:table-cell table:formula="of:=AVERAGE([.GI3:.GI32])" office:value-type="float" office:value="289.414114066667">
            <text:p>289.4141140667</text:p>
          </table:table-cell>
          <table:table-cell table:formula="of:=AVERAGE([.GJ3:.GJ32])" office:value-type="float" office:value="0.366666666666667">
            <text:p>0.3666666667</text:p>
          </table:table-cell>
          <table:table-cell table:formula="of:=AVERAGE([.GK3:.GK32])" office:value-type="float" office:value="204554">
            <text:p>204554</text:p>
          </table:table-cell>
          <table:table-cell table:formula="of:=AVERAGE([.GL3:.GL32])" office:value-type="float" office:value="553851.166666667">
            <text:p>553851.166666667</text:p>
          </table:table-cell>
          <table:table-cell table:formula="of:=AVERAGE([.GM3:.GM32])" office:value-type="float" office:value="233741.133333333">
            <text:p>233741.133333333</text:p>
          </table:table-cell>
          <table:table-cell table:formula="of:=AVERAGE([.GN3:.GN32])" office:value-type="float" office:value="296.991232666667">
            <text:p>296.9912326667</text:p>
          </table:table-cell>
          <table:table-cell table:formula="of:=AVERAGE([.GO3:.GO32])" office:value-type="float" office:value="0.466666666666667">
            <text:p>0.4666666667</text:p>
          </table:table-cell>
          <table:table-cell table:formula="of:=AVERAGE([.GP3:.GP32])" office:value-type="float" office:value="181025.466666667">
            <text:p>181025.466666667</text:p>
          </table:table-cell>
          <table:table-cell table:formula="of:=AVERAGE([.GQ3:.GQ32])" office:value-type="float" office:value="669648.933333333">
            <text:p>669648.933333333</text:p>
          </table:table-cell>
          <table:table-cell table:formula="of:=AVERAGE([.GR3:.GR32])" office:value-type="float" office:value="60981.7">
            <text:p>60981.7</text:p>
          </table:table-cell>
          <table:table-cell table:formula="of:=AVERAGE([.GS3:.GS32])" office:value-type="float" office:value="407.894434">
            <text:p>407.894434</text:p>
          </table:table-cell>
          <table:table-cell table:formula="of:=AVERAGE([.GT3:.GT32])" office:value-type="float" office:value="0.666666666666667">
            <text:p>0.6666666667</text:p>
          </table:table-cell>
          <table:table-cell table:formula="of:=AVERAGE([.GU3:.GU32])" office:value-type="float" office:value="201992.233333333">
            <text:p>201992.233333333</text:p>
          </table:table-cell>
          <table:table-cell table:formula="of:=AVERAGE([.GV3:.GV32])" office:value-type="float" office:value="306028.5">
            <text:p>306028.5</text:p>
          </table:table-cell>
          <table:table-cell table:formula="of:=AVERAGE([.GW3:.GW32])" office:value-type="float" office:value="266691.266666667">
            <text:p>266691.266666667</text:p>
          </table:table-cell>
          <table:table-cell table:formula="of:=AVERAGE([.GX3:.GX32])" office:value-type="float" office:value="26.9831271">
            <text:p>26.9831271</text:p>
          </table:table-cell>
          <table:table-cell table:formula="of:=AVERAGE([.GY3:.GY32])" office:value-type="float" office:value="0.0333333333333333">
            <text:p>0.0333333333</text:p>
          </table:table-cell>
          <table:table-cell table:formula="of:=AVERAGE([.GZ3:.GZ32])" office:value-type="float" office:value="5754.06666666667">
            <text:p>5754.0666666667</text:p>
          </table:table-cell>
          <table:table-cell table:formula="of:=AVERAGE([.HA3:.HA32])" office:value-type="float" office:value="24156.3">
            <text:p>24156.3</text:p>
          </table:table-cell>
          <table:table-cell table:formula="of:=AVERAGE([.HB3:.HB32])" office:value-type="float" office:value="0">
            <text:p>0</text:p>
          </table:table-cell>
          <table:table-cell table:formula="of:=AVERAGE([.HC3:.HC32])" office:value-type="float" office:value="320.877381833333">
            <text:p>320.8773818333</text:p>
          </table:table-cell>
          <table:table-cell table:formula="of:=AVERAGE([.HD3:.HD32])" office:value-type="float" office:value="0.466666666666667">
            <text:p>0.4666666667</text:p>
          </table:table-cell>
          <table:table-cell table:formula="of:=AVERAGE([.HE3:.HE32])" office:value-type="float" office:value="162406.166666667">
            <text:p>162406.166666667</text:p>
          </table:table-cell>
          <table:table-cell table:formula="of:=AVERAGE([.HF3:.HF32])" office:value-type="float" office:value="517064.266666667">
            <text:p>517064.266666667</text:p>
          </table:table-cell>
          <table:table-cell table:formula="of:=AVERAGE([.HG3:.HG32])" office:value-type="float" office:value="88922.4166666667">
            <text:p>88922.4166666667</text:p>
          </table:table-cell>
          <table:table-cell table:formula="of:=AVERAGE([.HH3:.HH32])" office:value-type="float" office:value="600">
            <text:p>600</text:p>
          </table:table-cell>
          <table:table-cell table:formula="of:=AVERAGE([.HI3:.HI32])" office:value-type="float" office:value="1">
            <text:p>1</text:p>
          </table:table-cell>
          <table:table-cell table:formula="of:=AVERAGE([.HJ3:.HJ32])" office:value-type="float" office:value="468214.866666667">
            <text:p>468214.866666667</text:p>
          </table:table-cell>
          <table:table-cell table:formula="of:=AVERAGE([.HK3:.HK32])" office:value-type="float" office:value="9757134.9">
            <text:p>9757134.9</text:p>
          </table:table-cell>
          <table:table-cell table:formula="of:=AVERAGE([.HL3:.HL32])" office:value-type="float" office:value="9721294.8">
            <text:p>9721294.8</text:p>
          </table:table-cell>
          <table:table-cell table:number-columns-repeated="804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 office:value="289.511578436944">
            <text:p>289.5115784369</text:p>
          </table:table-cell>
          <table:table-cell table:style-name="cellWorst" table:formula="of:=STDEV([.C3:.C32])" office:value-type="float" office:value="0.507416263404925">
            <text:p>0.5074162634</text:p>
          </table:table-cell>
          <table:table-cell table:formula="of:=STDEV([.D3:.D32])" office:value-type="float" office:value="200362.897378662">
            <text:p>200362.897378662</text:p>
          </table:table-cell>
          <table:table-cell table:formula="of:=STDEV([.E3:.E32])" office:value-type="float" office:value="917939.978067988">
            <text:p>917939.978067988</text:p>
          </table:table-cell>
          <table:table-cell table:formula="of:=STDEV([.F3:.F32])" office:value-type="float" office:value="289.070839260905">
            <text:p>289.0708392609</text:p>
          </table:table-cell>
          <table:table-cell table:style-name="cellWorst" table:formula="of:=STDEV([.G3:.G32])" office:value-type="float" office:value="0.507416263404925">
            <text:p>0.5074162634</text:p>
          </table:table-cell>
          <table:table-cell table:formula="of:=STDEV([.H3:.H32])" office:value-type="float" office:value="194180.388342011">
            <text:p>194180.388342011</text:p>
          </table:table-cell>
          <table:table-cell table:formula="of:=STDEV([.I3:.I32])" office:value-type="float" office:value="947408.580113446">
            <text:p>947408.580113446</text:p>
          </table:table-cell>
          <table:table-cell table:formula="of:=STDEV([.J3:.J32])" office:value-type="float" office:value="0">
            <text:p>0</text:p>
          </table:table-cell>
          <table:table-cell table:formula="of:=STDEV([.K3:.K32])" office:value-type="float" office:value="289.152305965546">
            <text:p>289.1523059655</text:p>
          </table:table-cell>
          <table:table-cell table:style-name="cellWorst" table:formula="of:=STDEV([.L3:.L32])" office:value-type="float" office:value="0.507416263404925">
            <text:p>0.5074162634</text:p>
          </table:table-cell>
          <table:table-cell table:formula="of:=STDEV([.M3:.M32])" office:value-type="float" office:value="194199.6546237">
            <text:p>194199.6546237</text:p>
          </table:table-cell>
          <table:table-cell table:formula="of:=STDEV([.N3:.N32])" office:value-type="float" office:value="956240.583808752">
            <text:p>956240.583808752</text:p>
          </table:table-cell>
          <table:table-cell table:formula="of:=STDEV([.O3:.O32])" office:value-type="float" office:value="0">
            <text:p>0</text:p>
          </table:table-cell>
          <table:table-cell table:formula="of:=STDEV([.P3:.P32])" office:value-type="float" office:value="289.548658175758">
            <text:p>289.5486581758</text:p>
          </table:table-cell>
          <table:table-cell table:style-name="cellWorst" table:formula="of:=STDEV([.Q3:.Q32])" office:value-type="float" office:value="0.507416263404925">
            <text:p>0.5074162634</text:p>
          </table:table-cell>
          <table:table-cell table:formula="of:=STDEV([.R3:.R32])" office:value-type="float" office:value="190991.916562462">
            <text:p>190991.916562462</text:p>
          </table:table-cell>
          <table:table-cell table:formula="of:=STDEV([.S3:.S32])" office:value-type="float" office:value="932023.701212955">
            <text:p>932023.701212955</text:p>
          </table:table-cell>
          <table:table-cell table:formula="of:=STDEV([.T3:.T32])" office:value-type="float" office:value="100686.127454323">
            <text:p>100686.127454323</text:p>
          </table:table-cell>
          <table:table-cell table:formula="of:=STDEV([.U3:.U32])" office:value-type="float" office:value="276.461803105901">
            <text:p>276.4618031059</text:p>
          </table:table-cell>
          <table:table-cell table:formula="of:=STDEV([.V3:.V32])" office:value-type="float" office:value="0.479463301485384">
            <text:p>0.4794633015</text:p>
          </table:table-cell>
          <table:table-cell table:formula="of:=STDEV([.W3:.W32])" office:value-type="float" office:value="179646.595767548">
            <text:p>179646.595767548</text:p>
          </table:table-cell>
          <table:table-cell table:formula="of:=STDEV([.X3:.X32])" office:value-type="float" office:value="1017337.87869288">
            <text:p>1017337.87869288</text:p>
          </table:table-cell>
          <table:table-cell table:formula="of:=STDEV([.Y3:.Y32])" office:value-type="float" office:value="90384.5860649554">
            <text:p>90384.5860649554</text:p>
          </table:table-cell>
          <table:table-cell table:formula="of:=STDEV([.Z3:.Z32])" office:value-type="float" office:value="278.069533212496">
            <text:p>278.0695332125</text:p>
          </table:table-cell>
          <table:table-cell table:formula="of:=STDEV([.AA3:.AA32])" office:value-type="float" office:value="0.490132517853561">
            <text:p>0.4901325179</text:p>
          </table:table-cell>
          <table:table-cell table:formula="of:=STDEV([.AB3:.AB32])" office:value-type="float" office:value="197649.164247417">
            <text:p>197649.164247417</text:p>
          </table:table-cell>
          <table:table-cell table:formula="of:=STDEV([.AC3:.AC32])" office:value-type="float" office:value="504029.888328104">
            <text:p>504029.888328104</text:p>
          </table:table-cell>
          <table:table-cell table:formula="of:=STDEV([.AD3:.AD32])" office:value-type="float" office:value="54831.1427518273">
            <text:p>54831.1427518273</text:p>
          </table:table-cell>
          <table:table-cell table:formula="of:=STDEV([.AE3:.AE32])" office:value-type="float" office:value="267.934994730002">
            <text:p>267.93499473</text:p>
          </table:table-cell>
          <table:table-cell table:formula="of:=STDEV([.AF3:.AF32])" office:value-type="float" office:value="0.479463301485384">
            <text:p>0.4794633015</text:p>
          </table:table-cell>
          <table:table-cell table:formula="of:=STDEV([.AG3:.AG32])" office:value-type="float" office:value="103858.943791894">
            <text:p>103858.943791894</text:p>
          </table:table-cell>
          <table:table-cell table:formula="of:=STDEV([.AH3:.AH32])" office:value-type="float" office:value="339468.364914028">
            <text:p>339468.364914028</text:p>
          </table:table-cell>
          <table:table-cell table:formula="of:=STDEV([.AI3:.AI32])" office:value-type="float" office:value="119849.414341886">
            <text:p>119849.414341886</text:p>
          </table:table-cell>
          <table:table-cell table:formula="of:=STDEV([.AJ3:.AJ32])" office:value-type="float" office:value="256.991683759892">
            <text:p>256.9916837599</text:p>
          </table:table-cell>
          <table:table-cell table:formula="of:=STDEV([.AK3:.AK32])" office:value-type="float" office:value="0.449776445108804">
            <text:p>0.4497764451</text:p>
          </table:table-cell>
          <table:table-cell table:formula="of:=STDEV([.AL3:.AL32])" office:value-type="float" office:value="91590.5477712077">
            <text:p>91590.5477712077</text:p>
          </table:table-cell>
          <table:table-cell table:formula="of:=STDEV([.AM3:.AM32])" office:value-type="float" office:value="249662.508955638">
            <text:p>249662.508955638</text:p>
          </table:table-cell>
          <table:table-cell table:formula="of:=STDEV([.AN3:.AN32])" office:value-type="float" office:value="104225.372725812">
            <text:p>104225.372725812</text:p>
          </table:table-cell>
          <table:table-cell table:formula="of:=STDEV([.AO3:.AO32])" office:value-type="float" office:value="275.710911593002">
            <text:p>275.710911593</text:p>
          </table:table-cell>
          <table:table-cell table:formula="of:=STDEV([.AP3:.AP32])" office:value-type="float" office:value="0.479463301485384">
            <text:p>0.4794633015</text:p>
          </table:table-cell>
          <table:table-cell table:formula="of:=STDEV([.AQ3:.AQ32])" office:value-type="float" office:value="109789.833154684">
            <text:p>109789.833154684</text:p>
          </table:table-cell>
          <table:table-cell table:formula="of:=STDEV([.AR3:.AR32])" office:value-type="float" office:value="285820.515241186">
            <text:p>285820.515241186</text:p>
          </table:table-cell>
          <table:table-cell table:formula="of:=STDEV([.AS3:.AS32])" office:value-type="float" office:value="116480.670197011">
            <text:p>116480.670197011</text:p>
          </table:table-cell>
          <table:table-cell table:formula="of:=STDEV([.AT3:.AT32])" office:value-type="float" office:value="283.819052046932">
            <text:p>283.8190520469</text:p>
          </table:table-cell>
          <table:table-cell table:formula="of:=STDEV([.AU3:.AU32])" office:value-type="float" office:value="0.479463301485384">
            <text:p>0.4794633015</text:p>
          </table:table-cell>
          <table:table-cell table:formula="of:=STDEV([.AV3:.AV32])" office:value-type="float" office:value="84321.23811347">
            <text:p>84321.23811347</text:p>
          </table:table-cell>
          <table:table-cell table:formula="of:=STDEV([.AW3:.AW32])" office:value-type="float" office:value="203710.170645378">
            <text:p>203710.170645378</text:p>
          </table:table-cell>
          <table:table-cell table:formula="of:=STDEV([.AX3:.AX32])" office:value-type="float" office:value="97816.5541928935">
            <text:p>97816.5541928935</text:p>
          </table:table-cell>
          <table:table-cell table:formula="of:=STDEV([.AY3:.AY32])" office:value-type="float" office:value="282.811007509818">
            <text:p>282.8110075098</text:p>
          </table:table-cell>
          <table:table-cell table:formula="of:=STDEV([.AZ3:.AZ32])" office:value-type="float" office:value="0.49827287912244">
            <text:p>0.4982728791</text:p>
          </table:table-cell>
          <table:table-cell table:formula="of:=STDEV([.BA3:.BA32])" office:value-type="float" office:value="176419.688734227">
            <text:p>176419.688734227</text:p>
          </table:table-cell>
          <table:table-cell table:formula="of:=STDEV([.BB3:.BB32])" office:value-type="float" office:value="805306.660069058">
            <text:p>805306.660069058</text:p>
          </table:table-cell>
          <table:table-cell table:formula="of:=STDEV([.BC3:.BC32])" office:value-type="float" office:value="97606.0170953768">
            <text:p>97606.0170953768</text:p>
          </table:table-cell>
          <table:table-cell table:formula="of:=STDEV([.BD3:.BD32])" office:value-type="float" office:value="279.996128402257">
            <text:p>279.9961284023</text:p>
          </table:table-cell>
          <table:table-cell table:formula="of:=STDEV([.BE3:.BE32])" office:value-type="float" office:value="0.490132517853561">
            <text:p>0.4901325179</text:p>
          </table:table-cell>
          <table:table-cell table:formula="of:=STDEV([.BF3:.BF32])" office:value-type="float" office:value="156746.662177284">
            <text:p>156746.662177284</text:p>
          </table:table-cell>
          <table:table-cell table:formula="of:=STDEV([.BG3:.BG32])" office:value-type="float" office:value="835856.88407863">
            <text:p>835856.88407863</text:p>
          </table:table-cell>
          <table:table-cell table:formula="of:=STDEV([.BH3:.BH32])" office:value-type="float" office:value="79104.3936630068">
            <text:p>79104.3936630068</text:p>
          </table:table-cell>
          <table:table-cell table:formula="of:=STDEV([.BI3:.BI32])" office:value-type="float" office:value="277.863293415586">
            <text:p>277.8632934156</text:p>
          </table:table-cell>
          <table:table-cell table:formula="of:=STDEV([.BJ3:.BJ32])" office:value-type="float" office:value="0.49827287912244">
            <text:p>0.4982728791</text:p>
          </table:table-cell>
          <table:table-cell table:formula="of:=STDEV([.BK3:.BK32])" office:value-type="float" office:value="171225.973815948">
            <text:p>171225.973815948</text:p>
          </table:table-cell>
          <table:table-cell table:formula="of:=STDEV([.BL3:.BL32])" office:value-type="float" office:value="1036548.15267258">
            <text:p>1036548.15267258</text:p>
          </table:table-cell>
          <table:table-cell table:formula="of:=STDEV([.BM3:.BM32])" office:value-type="float" office:value="94822.7250572981">
            <text:p>94822.7250572981</text:p>
          </table:table-cell>
          <table:table-cell table:formula="of:=STDEV([.BN3:.BN32])" office:value-type="float" office:value="276.630380828259">
            <text:p>276.6303808283</text:p>
          </table:table-cell>
          <table:table-cell table:formula="of:=STDEV([.BO3:.BO32])" office:value-type="float" office:value="0.490132517853561">
            <text:p>0.4901325179</text:p>
          </table:table-cell>
          <table:table-cell table:formula="of:=STDEV([.BP3:.BP32])" office:value-type="float" office:value="174434.997527354">
            <text:p>174434.997527354</text:p>
          </table:table-cell>
          <table:table-cell table:formula="of:=STDEV([.BQ3:.BQ32])" office:value-type="float" office:value="776089.772829704">
            <text:p>776089.772829704</text:p>
          </table:table-cell>
          <table:table-cell table:formula="of:=STDEV([.BR3:.BR32])" office:value-type="float" office:value="84492.1749446548">
            <text:p>84492.1749446548</text:p>
          </table:table-cell>
          <table:table-cell table:formula="of:=STDEV([.BS3:.BS32])" office:value-type="float" office:value="291.40304288675">
            <text:p>291.4030428868</text:p>
          </table:table-cell>
          <table:table-cell table:formula="of:=STDEV([.BT3:.BT32])" office:value-type="float" office:value="0.49827287912244">
            <text:p>0.4982728791</text:p>
          </table:table-cell>
          <table:table-cell table:style-name="cellBest" table:formula="of:=STDEV([.BU3:.BU32])" office:value-type="float" office:value="23576.7791407992">
            <text:p>23576.7791407992</text:p>
          </table:table-cell>
          <table:table-cell table:style-name="cellBest" table:formula="of:=STDEV([.BV3:.BV32])" office:value-type="float" office:value="38840.1874321625">
            <text:p>38840.1874321625</text:p>
          </table:table-cell>
          <table:table-cell table:formula="of:=STDEV([.BW3:.BW32])" office:value-type="float" office:value="38840.1874321625">
            <text:p>38840.1874321625</text:p>
          </table:table-cell>
          <table:table-cell table:formula="of:=STDEV([.BX3:.BX32])" office:value-type="float" office:value="281.86905534708">
            <text:p>281.8690553471</text:p>
          </table:table-cell>
          <table:table-cell table:formula="of:=STDEV([.BY3:.BY32])" office:value-type="float" office:value="0.504006932993731">
            <text:p>0.504006933</text:p>
          </table:table-cell>
          <table:table-cell table:style-name="cellWorst" table:formula="of:=STDEV([.BZ3:.BZ32])" office:value-type="float" office:value="228984.516676949">
            <text:p>228984.516676949</text:p>
          </table:table-cell>
          <table:table-cell table:formula="of:=STDEV([.CA3:.CA32])" office:value-type="float" office:value="1205475.43536557">
            <text:p>1205475.43536557</text:p>
          </table:table-cell>
          <table:table-cell table:formula="of:=STDEV([.CB3:.CB32])" office:value-type="float" office:value="0">
            <text:p>0</text:p>
          </table:table-cell>
          <table:table-cell table:formula="of:=STDEV([.CC3:.CC32])" office:value-type="float" office:value="284.255350584514">
            <text:p>284.2553505845</text:p>
          </table:table-cell>
          <table:table-cell table:formula="of:=STDEV([.CD3:.CD32])" office:value-type="float" office:value="0.49827287912244">
            <text:p>0.4982728791</text:p>
          </table:table-cell>
          <table:table-cell table:formula="of:=STDEV([.CE3:.CE32])" office:value-type="float" office:value="100989.990112006">
            <text:p>100989.990112006</text:p>
          </table:table-cell>
          <table:table-cell table:formula="of:=STDEV([.CF3:.CF32])" office:value-type="float" office:value="312475.205258415">
            <text:p>312475.205258415</text:p>
          </table:table-cell>
          <table:table-cell table:formula="of:=STDEV([.CG3:.CG32])" office:value-type="float" office:value="121490.79099624">
            <text:p>121490.79099624</text:p>
          </table:table-cell>
          <table:table-cell table:formula="of:=STDEV([.CH3:.CH32])" office:value-type="float" office:value="276.566426503395">
            <text:p>276.5664265034</text:p>
          </table:table-cell>
          <table:table-cell table:formula="of:=STDEV([.CI3:.CI32])" office:value-type="float" office:value="0.490132517853561">
            <text:p>0.4901325179</text:p>
          </table:table-cell>
          <table:table-cell table:formula="of:=STDEV([.CJ3:.CJ32])" office:value-type="float" office:value="202192.869911078">
            <text:p>202192.869911078</text:p>
          </table:table-cell>
          <table:table-cell table:formula="of:=STDEV([.CK3:.CK32])" office:value-type="float" office:value="1016401.23753254">
            <text:p>1016401.23753254</text:p>
          </table:table-cell>
          <table:table-cell table:formula="of:=STDEV([.CL3:.CL32])" office:value-type="float" office:value="93504.1854595567">
            <text:p>93504.1854595567</text:p>
          </table:table-cell>
          <table:table-cell table:formula="of:=STDEV([.CM3:.CM32])" office:value-type="float" office:value="263.380219585079">
            <text:p>263.3802195851</text:p>
          </table:table-cell>
          <table:table-cell table:formula="of:=STDEV([.CN3:.CN32])" office:value-type="float" office:value="0.490132517853561">
            <text:p>0.4901325179</text:p>
          </table:table-cell>
          <table:table-cell table:formula="of:=STDEV([.CO3:.CO32])" office:value-type="float" office:value="72934.0688617931">
            <text:p>72934.0688617931</text:p>
          </table:table-cell>
          <table:table-cell table:formula="of:=STDEV([.CP3:.CP32])" office:value-type="float" office:value="103437.484752697">
            <text:p>103437.484752697</text:p>
          </table:table-cell>
          <table:table-cell table:formula="of:=STDEV([.CQ3:.CQ32])" office:value-type="float" office:value="103437.484752697">
            <text:p>103437.484752697</text:p>
          </table:table-cell>
          <table:table-cell table:formula="of:=STDEV([.CR3:.CR32])" office:value-type="float" office:value="278.088109081221">
            <text:p>278.0881090812</text:p>
          </table:table-cell>
          <table:table-cell table:formula="of:=STDEV([.CS3:.CS32])" office:value-type="float" office:value="0.490132517853561">
            <text:p>0.4901325179</text:p>
          </table:table-cell>
          <table:table-cell table:formula="of:=STDEV([.CT3:.CT32])" office:value-type="float" office:value="135977.69406251">
            <text:p>135977.69406251</text:p>
          </table:table-cell>
          <table:table-cell table:formula="of:=STDEV([.CU3:.CU32])" office:value-type="float" office:value="554102.317815207">
            <text:p>554102.317815207</text:p>
          </table:table-cell>
          <table:table-cell table:formula="of:=STDEV([.CV3:.CV32])" office:value-type="float" office:value="90186.7302496938">
            <text:p>90186.7302496938</text:p>
          </table:table-cell>
          <table:table-cell table:formula="of:=STDEV([.CW3:.CW32])" office:value-type="float" office:value="282.651883260904">
            <text:p>282.6518832609</text:p>
          </table:table-cell>
          <table:table-cell table:formula="of:=STDEV([.CX3:.CX32])" office:value-type="float" office:value="0.490132517853561">
            <text:p>0.4901325179</text:p>
          </table:table-cell>
          <table:table-cell table:formula="of:=STDEV([.CY3:.CY32])" office:value-type="float" office:value="187512.158665223">
            <text:p>187512.158665223</text:p>
          </table:table-cell>
          <table:table-cell table:formula="of:=STDEV([.CZ3:.CZ32])" office:value-type="float" office:value="1095301.05493641">
            <text:p>1095301.05493641</text:p>
          </table:table-cell>
          <table:table-cell table:formula="of:=STDEV([.DA3:.DA32])" office:value-type="float" office:value="98015.5600921163">
            <text:p>98015.5600921163</text:p>
          </table:table-cell>
          <table:table-cell table:formula="of:=STDEV([.DB3:.DB32])" office:value-type="float" office:value="243.333040794481">
            <text:p>243.3330407945</text:p>
          </table:table-cell>
          <table:table-cell table:formula="of:=STDEV([.DC3:.DC32])" office:value-type="float" office:value="0.449776445108804">
            <text:p>0.4497764451</text:p>
          </table:table-cell>
          <table:table-cell table:formula="of:=STDEV([.DD3:.DD32])" office:value-type="float" office:value="86731.1804121111">
            <text:p>86731.1804121111</text:p>
          </table:table-cell>
          <table:table-cell table:formula="of:=STDEV([.DE3:.DE32])" office:value-type="float" office:value="117271.870278632">
            <text:p>117271.870278632</text:p>
          </table:table-cell>
          <table:table-cell table:formula="of:=STDEV([.DF3:.DF32])" office:value-type="float" office:value="104917.513238219">
            <text:p>104917.513238219</text:p>
          </table:table-cell>
          <table:table-cell table:formula="of:=STDEV([.DG3:.DG32])" office:value-type="float" office:value="289.062604297637">
            <text:p>289.0626042976</text:p>
          </table:table-cell>
          <table:table-cell table:style-name="cellWorst" table:formula="of:=STDEV([.DH3:.DH32])" office:value-type="float" office:value="0.507416263404925">
            <text:p>0.5074162634</text:p>
          </table:table-cell>
          <table:table-cell table:formula="of:=STDEV([.DI3:.DI32])" office:value-type="float" office:value="185082.075540208">
            <text:p>185082.075540208</text:p>
          </table:table-cell>
          <table:table-cell table:formula="of:=STDEV([.DJ3:.DJ32])" office:value-type="float" office:value="916309.253906715">
            <text:p>916309.253906715</text:p>
          </table:table-cell>
          <table:table-cell table:formula="of:=STDEV([.DK3:.DK32])" office:value-type="float" office:value="96675.687650224">
            <text:p>96675.687650224</text:p>
          </table:table-cell>
          <table:table-cell table:formula="of:=STDEV([.DL3:.DL32])" office:value-type="float" office:value="287.703595866476">
            <text:p>287.7035958665</text:p>
          </table:table-cell>
          <table:table-cell table:formula="of:=STDEV([.DM3:.DM32])" office:value-type="float" office:value="0.504006932993731">
            <text:p>0.504006933</text:p>
          </table:table-cell>
          <table:table-cell table:formula="of:=STDEV([.DN3:.DN32])" office:value-type="float" office:value="167560.28429363">
            <text:p>167560.28429363</text:p>
          </table:table-cell>
          <table:table-cell table:formula="of:=STDEV([.DO3:.DO32])" office:value-type="float" office:value="749914.409635802">
            <text:p>749914.409635802</text:p>
          </table:table-cell>
          <table:table-cell table:formula="of:=STDEV([.DP3:.DP32])" office:value-type="float" office:value="46565.2389841454">
            <text:p>46565.2389841454</text:p>
          </table:table-cell>
          <table:table-cell table:style-name="cellWorst" table:formula="of:=STDEV([.DQ3:.DQ32])" office:value-type="float" office:value="298.968526682653">
            <text:p>298.9685266827</text:p>
          </table:table-cell>
          <table:table-cell table:style-name="cellWorst" table:formula="of:=STDEV([.DR3:.DR32])" office:value-type="float" office:value="0.507416263404925">
            <text:p>0.5074162634</text:p>
          </table:table-cell>
          <table:table-cell table:formula="of:=STDEV([.DS3:.DS32])" office:value-type="float" office:value="213704.938559293">
            <text:p>213704.938559293</text:p>
          </table:table-cell>
          <table:table-cell table:formula="of:=STDEV([.DT3:.DT32])" office:value-type="float" office:value="992329.99011195">
            <text:p>992329.99011195</text:p>
          </table:table-cell>
          <table:table-cell table:formula="of:=STDEV([.DU3:.DU32])" office:value-type="float" office:value="129307.11358555">
            <text:p>129307.11358555</text:p>
          </table:table-cell>
          <table:table-cell table:formula="of:=STDEV([.DV3:.DV32])" office:value-type="float" office:value="275.501607928129">
            <text:p>275.5016079281</text:p>
          </table:table-cell>
          <table:table-cell table:formula="of:=STDEV([.DW3:.DW32])" office:value-type="float" office:value="0.49827287912244">
            <text:p>0.4982728791</text:p>
          </table:table-cell>
          <table:table-cell table:formula="of:=STDEV([.DX3:.DX32])" office:value-type="float" office:value="176440.901970066">
            <text:p>176440.901970066</text:p>
          </table:table-cell>
          <table:table-cell table:formula="of:=STDEV([.DY3:.DY32])" office:value-type="float" office:value="352403.966286702">
            <text:p>352403.966286702</text:p>
          </table:table-cell>
          <table:table-cell table:formula="of:=STDEV([.DZ3:.DZ32])" office:value-type="float" office:value="225291.53393976">
            <text:p>225291.53393976</text:p>
          </table:table-cell>
          <table:table-cell table:formula="of:=STDEV([.EA3:.EA32])" office:value-type="float" office:value="274.628026734537">
            <text:p>274.6280267345</text:p>
          </table:table-cell>
          <table:table-cell table:formula="of:=STDEV([.EB3:.EB32])" office:value-type="float" office:value="0.49827287912244">
            <text:p>0.4982728791</text:p>
          </table:table-cell>
          <table:table-cell table:formula="of:=STDEV([.EC3:.EC32])" office:value-type="float" office:value="183946.198584847">
            <text:p>183946.198584847</text:p>
          </table:table-cell>
          <table:table-cell table:formula="of:=STDEV([.ED3:.ED32])" office:value-type="float" office:value="336057.361639527">
            <text:p>336057.361639527</text:p>
          </table:table-cell>
          <table:table-cell table:formula="of:=STDEV([.EE3:.EE32])" office:value-type="float" office:value="297207.219141998">
            <text:p>297207.219141998</text:p>
          </table:table-cell>
          <table:table-cell table:formula="of:=STDEV([.EF3:.EF32])" office:value-type="float" office:value="278.911843360946">
            <text:p>278.9118433609</text:p>
          </table:table-cell>
          <table:table-cell table:formula="of:=STDEV([.EG3:.EG32])" office:value-type="float" office:value="0.504006932993731">
            <text:p>0.504006933</text:p>
          </table:table-cell>
          <table:table-cell table:formula="of:=STDEV([.EH3:.EH32])" office:value-type="float" office:value="153304.201585212">
            <text:p>153304.201585212</text:p>
          </table:table-cell>
          <table:table-cell table:formula="of:=STDEV([.EI3:.EI32])" office:value-type="float" office:value="326418.030014136">
            <text:p>326418.030014136</text:p>
          </table:table-cell>
          <table:table-cell table:formula="of:=STDEV([.EJ3:.EJ32])" office:value-type="float" office:value="285084.695179676">
            <text:p>285084.695179676</text:p>
          </table:table-cell>
          <table:table-cell table:formula="of:=STDEV([.EK3:.EK32])" office:value-type="float" office:value="293.758739837149">
            <text:p>293.7587398371</text:p>
          </table:table-cell>
          <table:table-cell table:formula="of:=STDEV([.EL3:.EL32])" office:value-type="float" office:value="0.504006932993731">
            <text:p>0.504006933</text:p>
          </table:table-cell>
          <table:table-cell table:formula="of:=STDEV([.EM3:.EM32])" office:value-type="float" office:value="188969.398562121">
            <text:p>188969.398562121</text:p>
          </table:table-cell>
          <table:table-cell table:formula="of:=STDEV([.EN3:.EN32])" office:value-type="float" office:value="359221.47540686">
            <text:p>359221.47540686</text:p>
          </table:table-cell>
          <table:table-cell table:formula="of:=STDEV([.EO3:.EO32])" office:value-type="float" office:value="335198.372914096">
            <text:p>335198.372914096</text:p>
          </table:table-cell>
          <table:table-cell table:formula="of:=STDEV([.EP3:.EP32])" office:value-type="float" office:value="284.816161537903">
            <text:p>284.8161615379</text:p>
          </table:table-cell>
          <table:table-cell table:style-name="cellWorst" table:formula="of:=STDEV([.EQ3:.EQ32])" office:value-type="float" office:value="0.507416263404925">
            <text:p>0.5074162634</text:p>
          </table:table-cell>
          <table:table-cell table:formula="of:=STDEV([.ER3:.ER32])" office:value-type="float" office:value="195795.251870493">
            <text:p>195795.251870493</text:p>
          </table:table-cell>
          <table:table-cell table:formula="of:=STDEV([.ES3:.ES32])" office:value-type="float" office:value="1138533.25372568">
            <text:p>1138533.25372568</text:p>
          </table:table-cell>
          <table:table-cell table:formula="of:=STDEV([.ET3:.ET32])" office:value-type="float" office:value="50157.3738387029">
            <text:p>50157.3738387029</text:p>
          </table:table-cell>
          <table:table-cell table:formula="of:=STDEV([.EU3:.EU32])" office:value-type="float" office:value="272.489777003223">
            <text:p>272.4897770032</text:p>
          </table:table-cell>
          <table:table-cell table:formula="of:=STDEV([.EV3:.EV32])" office:value-type="float" office:value="0.479463301485384">
            <text:p>0.4794633015</text:p>
          </table:table-cell>
          <table:table-cell table:formula="of:=STDEV([.EW3:.EW32])" office:value-type="float" office:value="180906.748233549">
            <text:p>180906.748233549</text:p>
          </table:table-cell>
          <table:table-cell table:formula="of:=STDEV([.EX3:.EX32])" office:value-type="float" office:value="867768.490594787">
            <text:p>867768.490594787</text:p>
          </table:table-cell>
          <table:table-cell table:formula="of:=STDEV([.EY3:.EY32])" office:value-type="float" office:value="45476.3096404721">
            <text:p>45476.3096404721</text:p>
          </table:table-cell>
          <table:table-cell table:formula="of:=STDEV([.EZ3:.EZ32])" office:value-type="float" office:value="258.574256344324">
            <text:p>258.5742563443</text:p>
          </table:table-cell>
          <table:table-cell table:formula="of:=STDEV([.FA3:.FA32])" office:value-type="float" office:value="0.466091599699399">
            <text:p>0.4660915997</text:p>
          </table:table-cell>
          <table:table-cell table:formula="of:=STDEV([.FB3:.FB32])" office:value-type="float" office:value="169787.663060961">
            <text:p>169787.663060961</text:p>
          </table:table-cell>
          <table:table-cell table:formula="of:=STDEV([.FC3:.FC32])" office:value-type="float" office:value="723976.66473118">
            <text:p>723976.66473118</text:p>
          </table:table-cell>
          <table:table-cell table:formula="of:=STDEV([.FD3:.FD32])" office:value-type="float" office:value="42130.5631334472">
            <text:p>42130.5631334472</text:p>
          </table:table-cell>
          <table:table-cell table:formula="of:=STDEV([.FE3:.FE32])" office:value-type="float" office:value="261.603592187292">
            <text:p>261.6035921873</text:p>
          </table:table-cell>
          <table:table-cell table:formula="of:=STDEV([.FF3:.FF32])" office:value-type="float" office:value="0.466091599699399">
            <text:p>0.4660915997</text:p>
          </table:table-cell>
          <table:table-cell table:formula="of:=STDEV([.FG3:.FG32])" office:value-type="float" office:value="168126.236880588">
            <text:p>168126.236880588</text:p>
          </table:table-cell>
          <table:table-cell table:formula="of:=STDEV([.FH3:.FH32])" office:value-type="float" office:value="715616.475787701">
            <text:p>715616.475787701</text:p>
          </table:table-cell>
          <table:table-cell table:formula="of:=STDEV([.FI3:.FI32])" office:value-type="float" office:value="41373.8024416195">
            <text:p>41373.8024416195</text:p>
          </table:table-cell>
          <table:table-cell table:formula="of:=STDEV([.FJ3:.FJ32])" office:value-type="float" office:value="281.191801139536">
            <text:p>281.1918011395</text:p>
          </table:table-cell>
          <table:table-cell table:style-name="cellWorst" table:formula="of:=STDEV([.FK3:.FK32])" office:value-type="float" office:value="0.507416263404925">
            <text:p>0.5074162634</text:p>
          </table:table-cell>
          <table:table-cell table:formula="of:=STDEV([.FL3:.FL32])" office:value-type="float" office:value="169135.689730665">
            <text:p>169135.689730665</text:p>
          </table:table-cell>
          <table:table-cell table:formula="of:=STDEV([.FM3:.FM32])" office:value-type="float" office:value="311079.625054609">
            <text:p>311079.625054609</text:p>
          </table:table-cell>
          <table:table-cell table:formula="of:=STDEV([.FN3:.FN32])" office:value-type="float" office:value="311079.625054609">
            <text:p>311079.625054609</text:p>
          </table:table-cell>
          <table:table-cell table:formula="of:=STDEV([.FO3:.FO32])" office:value-type="float" office:value="282.878968320271">
            <text:p>282.8789683203</text:p>
          </table:table-cell>
          <table:table-cell table:formula="of:=STDEV([.FP3:.FP32])" office:value-type="float" office:value="0.490132517853561">
            <text:p>0.4901325179</text:p>
          </table:table-cell>
          <table:table-cell table:formula="of:=STDEV([.FQ3:.FQ32])" office:value-type="float" office:value="150059.383669113">
            <text:p>150059.383669113</text:p>
          </table:table-cell>
          <table:table-cell table:formula="of:=STDEV([.FR3:.FR32])" office:value-type="float" office:value="1019172.75790842">
            <text:p>1019172.75790842</text:p>
          </table:table-cell>
          <table:table-cell table:formula="of:=STDEV([.FS3:.FS32])" office:value-type="float" office:value="0">
            <text:p>0</text:p>
          </table:table-cell>
          <table:table-cell table:formula="of:=STDEV([.FT3:.FT32])" office:value-type="float" office:value="277.462323503749">
            <text:p>277.4623235037</text:p>
          </table:table-cell>
          <table:table-cell table:formula="of:=STDEV([.FU3:.FU32])" office:value-type="float" office:value="0.490132517853561">
            <text:p>0.4901325179</text:p>
          </table:table-cell>
          <table:table-cell table:formula="of:=STDEV([.FV3:.FV32])" office:value-type="float" office:value="218510.045346795">
            <text:p>218510.045346795</text:p>
          </table:table-cell>
          <table:table-cell table:formula="of:=STDEV([.FW3:.FW32])" office:value-type="float" office:value="387012.954974372">
            <text:p>387012.954974372</text:p>
          </table:table-cell>
          <table:table-cell table:formula="of:=STDEV([.FX3:.FX32])" office:value-type="float" office:value="360507.718875453">
            <text:p>360507.718875453</text:p>
          </table:table-cell>
          <table:table-cell table:formula="of:=STDEV([.FY3:.FY32])" office:value-type="float" office:value="284.826046476617">
            <text:p>284.8260464766</text:p>
          </table:table-cell>
          <table:table-cell table:formula="of:=STDEV([.FZ3:.FZ32])" office:value-type="float" office:value="0.504006932993731">
            <text:p>0.504006933</text:p>
          </table:table-cell>
          <table:table-cell table:formula="of:=STDEV([.GA3:.GA32])" office:value-type="float" office:value="171144.08056326">
            <text:p>171144.08056326</text:p>
          </table:table-cell>
          <table:table-cell table:formula="of:=STDEV([.GB3:.GB32])" office:value-type="float" office:value="783809.449222973">
            <text:p>783809.449222973</text:p>
          </table:table-cell>
          <table:table-cell table:formula="of:=STDEV([.GC3:.GC32])" office:value-type="float" office:value="55519.418920698">
            <text:p>55519.418920698</text:p>
          </table:table-cell>
          <table:table-cell table:style-name="cellBest" table:formula="of:=STDEV([.GD3:.GD32])" office:value-type="float" office:value="0">
            <text:p>0</text:p>
          </table:table-cell>
          <table:table-cell table:style-name="cellBest" table:formula="of:=STDEV([.GE3:.GE32])" office:value-type="float" office:value="0">
            <text:p>0</text:p>
          </table:table-cell>
          <table:table-cell table:formula="of:=STDEV([.GF3:.GF32])" office:value-type="float" office:value="148595.058209582">
            <text:p>148595.058209582</text:p>
          </table:table-cell>
          <table:table-cell table:formula="of:=STDEV([.GG3:.GG32])" office:value-type="float" office:value="8394076.79467709">
            <text:p>8394076.79467709</text:p>
          </table:table-cell>
          <table:table-cell table:formula="of:=STDEV([.GH3:.GH32])" office:value-type="float" office:value="8394076.79467709">
            <text:p>8394076.79467709</text:p>
          </table:table-cell>
          <table:table-cell table:formula="of:=STDEV([.GI3:.GI32])" office:value-type="float" office:value="260.215707361416">
            <text:p>260.2157073614</text:p>
          </table:table-cell>
          <table:table-cell table:formula="of:=STDEV([.GJ3:.GJ32])" office:value-type="float" office:value="0.490132517853561">
            <text:p>0.4901325179</text:p>
          </table:table-cell>
          <table:table-cell table:formula="of:=STDEV([.GK3:.GK32])" office:value-type="float" office:value="177231.092188935">
            <text:p>177231.092188935</text:p>
          </table:table-cell>
          <table:table-cell table:formula="of:=STDEV([.GL3:.GL32])" office:value-type="float" office:value="487755.813107273">
            <text:p>487755.813107273</text:p>
          </table:table-cell>
          <table:table-cell table:formula="of:=STDEV([.GM3:.GM32])" office:value-type="float" office:value="187893.005658069">
            <text:p>187893.005658069</text:p>
          </table:table-cell>
          <table:table-cell table:formula="of:=STDEV([.GN3:.GN32])" office:value-type="float" office:value="289.66920042144">
            <text:p>289.6692004214</text:p>
          </table:table-cell>
          <table:table-cell table:style-name="cellWorst" table:formula="of:=STDEV([.GO3:.GO32])" office:value-type="float" office:value="0.507416263404925">
            <text:p>0.5074162634</text:p>
          </table:table-cell>
          <table:table-cell table:formula="of:=STDEV([.GP3:.GP32])" office:value-type="float" office:value="180918.050214537">
            <text:p>180918.050214537</text:p>
          </table:table-cell>
          <table:table-cell table:formula="of:=STDEV([.GQ3:.GQ32])" office:value-type="float" office:value="661589.764131245">
            <text:p>661589.764131245</text:p>
          </table:table-cell>
          <table:table-cell table:formula="of:=STDEV([.GR3:.GR32])" office:value-type="float" office:value="47999.9668750963">
            <text:p>47999.9668750963</text:p>
          </table:table-cell>
          <table:table-cell table:formula="of:=STDEV([.GS3:.GS32])" office:value-type="float" office:value="276.732582895789">
            <text:p>276.7325828958</text:p>
          </table:table-cell>
          <table:table-cell table:formula="of:=STDEV([.GT3:.GT32])" office:value-type="float" office:value="0.479463301485384">
            <text:p>0.4794633015</text:p>
          </table:table-cell>
          <table:table-cell table:formula="of:=STDEV([.GU3:.GU32])" office:value-type="float" office:value="138383.113846453">
            <text:p>138383.113846453</text:p>
          </table:table-cell>
          <table:table-cell table:formula="of:=STDEV([.GV3:.GV32])" office:value-type="float" office:value="199018.936716524">
            <text:p>199018.936716524</text:p>
          </table:table-cell>
          <table:table-cell table:formula="of:=STDEV([.GW3:.GW32])" office:value-type="float" office:value="170559.901552855">
            <text:p>170559.901552855</text:p>
          </table:table-cell>
          <table:table-cell table:formula="of:=STDEV([.GX3:.GX32])" office:value-type="float" office:value="108.845183638882">
            <text:p>108.8451836389</text:p>
          </table:table-cell>
          <table:table-cell table:formula="of:=STDEV([.GY3:.GY32])" office:value-type="float" office:value="0.182574185835055">
            <text:p>0.1825741858</text:p>
          </table:table-cell>
          <table:table-cell table:formula="of:=STDEV([.GZ3:.GZ32])" office:value-type="float" office:value="11787.2102602584">
            <text:p>11787.2102602584</text:p>
          </table:table-cell>
          <table:table-cell table:formula="of:=STDEV([.HA3:.HA32])" office:value-type="float" office:value="34078.3481752736">
            <text:p>34078.3481752736</text:p>
          </table:table-cell>
          <table:table-cell table:formula="of:=STDEV([.HB3:.HB32])" office:value-type="float" office:value="0">
            <text:p>0</text:p>
          </table:table-cell>
          <table:table-cell table:formula="of:=STDEV([.HC3:.HC32])" office:value-type="float" office:value="277.378277383921">
            <text:p>277.3782773839</text:p>
          </table:table-cell>
          <table:table-cell table:formula="of:=STDEV([.HD3:.HD32])" office:value-type="float" office:value="0.507416263404925">
            <text:p>0.5074162634</text:p>
          </table:table-cell>
          <table:table-cell table:formula="of:=STDEV([.HE3:.HE32])" office:value-type="float" office:value="140860.089835338">
            <text:p>140860.089835338</text:p>
          </table:table-cell>
          <table:table-cell table:formula="of:=STDEV([.HF3:.HF32])" office:value-type="float" office:value="465781.922871114">
            <text:p>465781.922871114</text:p>
          </table:table-cell>
          <table:table-cell table:formula="of:=STDEV([.HG3:.HG32])" office:value-type="float" office:value="75086.5430439739">
            <text:p>75086.5430439739</text:p>
          </table:table-cell>
          <table:table-cell table:formula="of:=STDEV([.HH3:.HH32])" office:value-type="float" office:value="0">
            <text:p>0</text:p>
          </table:table-cell>
          <table:table-cell table:formula="of:=STDEV([.HI3:.HI32])" office:value-type="float" office:value="0">
            <text:p>0</text:p>
          </table:table-cell>
          <table:table-cell table:formula="of:=STDEV([.HJ3:.HJ32])" office:value-type="float" office:value="166774.705134002">
            <text:p>166774.705134002</text:p>
          </table:table-cell>
          <table:table-cell table:formula="of:=STDEV([.HK3:.HK32])" office:value-type="float" office:value="8369554.69616337">
            <text:p>8369554.69616337</text:p>
          </table:table-cell>
          <table:table-cell table:formula="of:=STDEV([.HL3:.HL32])" office:value-type="float" office:value="8394076.79467709">
            <text:p>8394076.79467709</text:p>
          </table:table-cell>
          <table:table-cell table:number-columns-repeated="804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GX3:.$GX32])^2)^0.5" office:value-type="float" office:value="2153.9254158949">
            <text:p>2153.9254158949</text:p>
          </table:table-cell>
          <table:table-cell table:number-matrix-columns-spanned="1" table:number-matrix-rows-spanned="1" table:formula="of:=SUM(([.C3:.C32]-[.$GY3:.$GY32])^2)^0.5" office:value-type="float" office:value="3.60555127546399">
            <text:p>3.6055512755</text:p>
          </table:table-cell>
          <table:table-cell table:number-matrix-columns-spanned="1" table:number-matrix-rows-spanned="1" table:formula="of:=SUM(([.D3:.D32]-[.$GZ3:.$GZ32])^2)^0.5" office:value-type="float" office:value="1481720.4015441">
            <text:p>1481720.4015441</text:p>
          </table:table-cell>
          <table:table-cell table:number-matrix-columns-spanned="1" table:number-matrix-rows-spanned="1" table:formula="of:=SUM(([.E3:.E32]-[.$HA3:.$HA32])^2)^0.5" office:value-type="float" office:value="6465868.64290313">
            <text:p>6465868.64290313</text:p>
          </table:table-cell>
          <table:table-cell table:number-matrix-columns-spanned="1" table:number-matrix-rows-spanned="1" table:formula="of:=SUM(([.F3:.F32]-[.$GX3:.$GX32])^2)^0.5" office:value-type="float" office:value="2148.68389876693">
            <text:p>2148.6838987669</text:p>
          </table:table-cell>
          <table:table-cell table:number-matrix-columns-spanned="1" table:number-matrix-rows-spanned="1" table:formula="of:=SUM(([.G3:.G32]-[.$GY3:.$GY32])^2)^0.5" office:value-type="float" office:value="3.60555127546399">
            <text:p>3.6055512755</text:p>
          </table:table-cell>
          <table:table-cell table:number-matrix-columns-spanned="1" table:number-matrix-rows-spanned="1" table:formula="of:=SUM(([.H3:.H32]-[.$GZ3:.$GZ32])^2)^0.5" office:value-type="float" office:value="1460237.62041423">
            <text:p>1460237.62041423</text:p>
          </table:table-cell>
          <table:table-cell table:number-matrix-columns-spanned="1" table:number-matrix-rows-spanned="1" table:formula="of:=SUM(([.I3:.I32]-[.$HA3:.$HA32])^2)^0.5" office:value-type="float" office:value="6656032.52833293">
            <text:p>6656032.52833293</text:p>
          </table:table-cell>
          <table:table-cell table:number-matrix-columns-spanned="1" table:number-matrix-rows-spanned="1" table:formula="of:=SUM(([.J3:.J32]-[.$HB3:.$HB32])^2)^0.5" office:value-type="float" office:value="0">
            <text:p>0</text:p>
          </table:table-cell>
          <table:table-cell table:number-matrix-columns-spanned="1" table:number-matrix-rows-spanned="1" table:formula="of:=SUM(([.K3:.K32]-[.$GX3:.$GX32])^2)^0.5" office:value-type="float" office:value="2162.38121468613">
            <text:p>2162.3812146861</text:p>
          </table:table-cell>
          <table:table-cell table:number-matrix-columns-spanned="1" table:number-matrix-rows-spanned="1" table:formula="of:=SUM(([.L3:.L32]-[.$GY3:.$GY32])^2)^0.5" office:value-type="float" office:value="3.60555127546399">
            <text:p>3.6055512755</text:p>
          </table:table-cell>
          <table:table-cell table:number-matrix-columns-spanned="1" table:number-matrix-rows-spanned="1" table:formula="of:=SUM(([.M3:.M32]-[.$GZ3:.$GZ32])^2)^0.5" office:value-type="float" office:value="1457423.94625689">
            <text:p>1457423.94625689</text:p>
          </table:table-cell>
          <table:table-cell table:number-matrix-columns-spanned="1" table:number-matrix-rows-spanned="1" table:formula="of:=SUM(([.N3:.N32]-[.$HA3:.$HA32])^2)^0.5" office:value-type="float" office:value="6698095.06872379">
            <text:p>6698095.06872379</text:p>
          </table:table-cell>
          <table:table-cell table:number-matrix-columns-spanned="1" table:number-matrix-rows-spanned="1" table:formula="of:=SUM(([.O3:.O32]-[.$HB3:.$HB32])^2)^0.5" office:value-type="float" office:value="0">
            <text:p>0</text:p>
          </table:table-cell>
          <table:table-cell table:number-matrix-columns-spanned="1" table:number-matrix-rows-spanned="1" table:formula="of:=SUM(([.P3:.P32]-[.$GX3:.$GX32])^2)^0.5" office:value-type="float" office:value="2156.69162080696">
            <text:p>2156.691620807</text:p>
          </table:table-cell>
          <table:table-cell table:number-matrix-columns-spanned="1" table:number-matrix-rows-spanned="1" table:formula="of:=SUM(([.Q3:.Q32]-[.$GY3:.$GY32])^2)^0.5" office:value-type="float" office:value="3.60555127546399">
            <text:p>3.6055512755</text:p>
          </table:table-cell>
          <table:table-cell table:number-matrix-columns-spanned="1" table:number-matrix-rows-spanned="1" table:formula="of:=SUM(([.R3:.R32]-[.$GZ3:.$GZ32])^2)^0.5" office:value-type="float" office:value="1440156.5013331">
            <text:p>1440156.5013331</text:p>
          </table:table-cell>
          <table:table-cell table:number-matrix-columns-spanned="1" table:number-matrix-rows-spanned="1" table:formula="of:=SUM(([.S3:.S32]-[.$HA3:.$HA32])^2)^0.5" office:value-type="float" office:value="6539261.60748016">
            <text:p>6539261.60748016</text:p>
          </table:table-cell>
          <table:table-cell table:number-matrix-columns-spanned="1" table:number-matrix-rows-spanned="1" table:formula="of:=SUM(([.T3:.T32]-[.$HB3:.$HB32])^2)^0.5" office:value-type="float" office:value="801139.143671685">
            <text:p>801139.143671685</text:p>
          </table:table-cell>
          <table:table-cell table:number-matrix-columns-spanned="1" table:number-matrix-rows-spanned="1" table:formula="of:=SUM(([.U3:.U32]-[.$GX3:.$GX32])^2)^0.5" office:value-type="float" office:value="1948.95081239898">
            <text:p>1948.950812399</text:p>
          </table:table-cell>
          <table:table-cell table:number-matrix-columns-spanned="1" table:number-matrix-rows-spanned="1" table:formula="of:=SUM(([.V3:.V32]-[.$GY3:.$GY32])^2)^0.5" office:value-type="float" office:value="3">
            <text:p>3</text:p>
          </table:table-cell>
          <table:table-cell table:number-matrix-columns-spanned="1" table:number-matrix-rows-spanned="1" table:formula="of:=SUM(([.W3:.W32]-[.$GZ3:.$GZ32])^2)^0.5" office:value-type="float" office:value="1302619.23814521">
            <text:p>1302619.23814521</text:p>
          </table:table-cell>
          <table:table-cell table:number-matrix-columns-spanned="1" table:number-matrix-rows-spanned="1" table:formula="of:=SUM(([.X3:.X32]-[.$HA3:.$HA32])^2)^0.5" office:value-type="float" office:value="7064073.01239851">
            <text:p>7064073.01239851</text:p>
          </table:table-cell>
          <table:table-cell table:number-matrix-columns-spanned="1" table:number-matrix-rows-spanned="1" table:formula="of:=SUM(([.Y3:.Y32]-[.$HB3:.$HB32])^2)^0.5" office:value-type="float" office:value="698454.930488718">
            <text:p>698454.930488718</text:p>
          </table:table-cell>
          <table:table-cell table:number-matrix-columns-spanned="1" table:number-matrix-rows-spanned="1" table:formula="of:=SUM(([.Z3:.Z32]-[.$GX3:.$GX32])^2)^0.5" office:value-type="float" office:value="1956.07810867674">
            <text:p>1956.0781086767</text:p>
          </table:table-cell>
          <table:table-cell table:number-matrix-columns-spanned="1" table:number-matrix-rows-spanned="1" table:formula="of:=SUM(([.AA3:.AA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AB3:.AB32]-[.$GZ3:.$GZ32])^2)^0.5" office:value-type="float" office:value="1415560.08384915">
            <text:p>1415560.08384915</text:p>
          </table:table-cell>
          <table:table-cell table:number-matrix-columns-spanned="1" table:number-matrix-rows-spanned="1" table:formula="of:=SUM(([.AC3:.AC32]-[.$HA3:.$HA32])^2)^0.5" office:value-type="float" office:value="3419475.78443261">
            <text:p>3419475.78443261</text:p>
          </table:table-cell>
          <table:table-cell table:number-matrix-columns-spanned="1" table:number-matrix-rows-spanned="1" table:formula="of:=SUM(([.AD3:.AD32]-[.$HB3:.$HB32])^2)^0.5" office:value-type="float" office:value="414770.77850543">
            <text:p>414770.77850543</text:p>
          </table:table-cell>
          <table:table-cell table:number-matrix-columns-spanned="1" table:number-matrix-rows-spanned="1" table:formula="of:=SUM(([.AE3:.AE32]-[.$GX3:.$GX32])^2)^0.5" office:value-type="float" office:value="1898.65902431913">
            <text:p>1898.6590243191</text:p>
          </table:table-cell>
          <table:table-cell table:number-matrix-columns-spanned="1" table:number-matrix-rows-spanned="1" table:formula="of:=SUM(([.AF3:.AF32]-[.$GY3:.$GY32])^2)^0.5" office:value-type="float" office:value="3">
            <text:p>3</text:p>
          </table:table-cell>
          <table:table-cell table:number-matrix-columns-spanned="1" table:number-matrix-rows-spanned="1" table:formula="of:=SUM(([.AG3:.AG32]-[.$GZ3:.$GZ32])^2)^0.5" office:value-type="float" office:value="783215.190814121">
            <text:p>783215.190814121</text:p>
          </table:table-cell>
          <table:table-cell table:number-matrix-columns-spanned="1" table:number-matrix-rows-spanned="1" table:formula="of:=SUM(([.AH3:.AH32]-[.$HA3:.$HA32])^2)^0.5" office:value-type="float" office:value="2601860.56015306">
            <text:p>2601860.56015306</text:p>
          </table:table-cell>
          <table:table-cell table:number-matrix-columns-spanned="1" table:number-matrix-rows-spanned="1" table:formula="of:=SUM(([.AI3:.AI32]-[.$HB3:.$HB32])^2)^0.5" office:value-type="float" office:value="950331.888365849">
            <text:p>950331.888365849</text:p>
          </table:table-cell>
          <table:table-cell table:style-name="cellBest" table:number-matrix-columns-spanned="1" table:number-matrix-rows-spanned="1" table:formula="of:=SUM(([.AJ3:.AJ32]-[.$GX3:.$GX32])^2)^0.5" office:value-type="float" office:value="1756.46196243768">
            <text:p>1756.4619624377</text:p>
          </table:table-cell>
          <table:table-cell table:style-name="cellBest" table:number-matrix-columns-spanned="1" table:number-matrix-rows-spanned="1" table:formula="of:=SUM(([.AK3:.AK32]-[.$GY3:.$GY32])^2)^0.5" office:value-type="float" office:value="2.64575131106459">
            <text:p>2.6457513111</text:p>
          </table:table-cell>
          <table:table-cell table:number-matrix-columns-spanned="1" table:number-matrix-rows-spanned="1" table:formula="of:=SUM(([.AL3:.AL32]-[.$GZ3:.$GZ32])^2)^0.5" office:value-type="float" office:value="639245.653957851">
            <text:p>639245.653957851</text:p>
          </table:table-cell>
          <table:table-cell table:number-matrix-columns-spanned="1" table:number-matrix-rows-spanned="1" table:formula="of:=SUM(([.AM3:.AM32]-[.$HA3:.$HA32])^2)^0.5" office:value-type="float" office:value="1745148.08737024">
            <text:p>1745148.08737024</text:p>
          </table:table-cell>
          <table:table-cell table:number-matrix-columns-spanned="1" table:number-matrix-rows-spanned="1" table:formula="of:=SUM(([.AN3:.AN32]-[.$HB3:.$HB32])^2)^0.5" office:value-type="float" office:value="815514.661690395">
            <text:p>815514.661690395</text:p>
          </table:table-cell>
          <table:table-cell table:number-matrix-columns-spanned="1" table:number-matrix-rows-spanned="1" table:formula="of:=SUM(([.AO3:.AO32]-[.$GX3:.$GX32])^2)^0.5" office:value-type="float" office:value="1943.14350570181">
            <text:p>1943.1435057018</text:p>
          </table:table-cell>
          <table:table-cell table:number-matrix-columns-spanned="1" table:number-matrix-rows-spanned="1" table:formula="of:=SUM(([.AP3:.AP32]-[.$GY3:.$GY32])^2)^0.5" office:value-type="float" office:value="3">
            <text:p>3</text:p>
          </table:table-cell>
          <table:table-cell table:number-matrix-columns-spanned="1" table:number-matrix-rows-spanned="1" table:formula="of:=SUM(([.AQ3:.AQ32]-[.$GZ3:.$GZ32])^2)^0.5" office:value-type="float" office:value="764107.695896331">
            <text:p>764107.695896331</text:p>
          </table:table-cell>
          <table:table-cell table:number-matrix-columns-spanned="1" table:number-matrix-rows-spanned="1" table:formula="of:=SUM(([.AR3:.AR32]-[.$HA3:.$HA32])^2)^0.5" office:value-type="float" office:value="1998875.14592883">
            <text:p>1998875.14592883</text:p>
          </table:table-cell>
          <table:table-cell table:number-matrix-columns-spanned="1" table:number-matrix-rows-spanned="1" table:formula="of:=SUM(([.AS3:.AS32]-[.$HB3:.$HB32])^2)^0.5" office:value-type="float" office:value="890924.798653624">
            <text:p>890924.798653624</text:p>
          </table:table-cell>
          <table:table-cell table:number-matrix-columns-spanned="1" table:number-matrix-rows-spanned="1" table:formula="of:=SUM(([.AT3:.AT32]-[.$GX3:.$GX32])^2)^0.5" office:value-type="float" office:value="1870.36043037324">
            <text:p>1870.3604303732</text:p>
          </table:table-cell>
          <table:table-cell table:number-matrix-columns-spanned="1" table:number-matrix-rows-spanned="1" table:formula="of:=SUM(([.AU3:.AU32]-[.$GY3:.$GY32])^2)^0.5" office:value-type="float" office:value="3">
            <text:p>3</text:p>
          </table:table-cell>
          <table:table-cell table:number-matrix-columns-spanned="1" table:number-matrix-rows-spanned="1" table:formula="of:=SUM(([.AV3:.AV32]-[.$GZ3:.$GZ32])^2)^0.5" office:value-type="float" office:value="539743.438913342">
            <text:p>539743.438913342</text:p>
          </table:table-cell>
          <table:table-cell table:number-matrix-columns-spanned="1" table:number-matrix-rows-spanned="1" table:formula="of:=SUM(([.AW3:.AW32]-[.$HA3:.$HA32])^2)^0.5" office:value-type="float" office:value="1375618.15228573">
            <text:p>1375618.15228573</text:p>
          </table:table-cell>
          <table:table-cell table:number-matrix-columns-spanned="1" table:number-matrix-rows-spanned="1" table:formula="of:=SUM(([.AX3:.AX32]-[.$HB3:.$HB32])^2)^0.5" office:value-type="float" office:value="690645.404588346">
            <text:p>690645.404588346</text:p>
          </table:table-cell>
          <table:table-cell table:number-matrix-columns-spanned="1" table:number-matrix-rows-spanned="1" table:formula="of:=SUM(([.AY3:.AY32]-[.$GX3:.$GX32])^2)^0.5" office:value-type="float" office:value="2059.35950374308">
            <text:p>2059.3595037431</text:p>
          </table:table-cell>
          <table:table-cell table:number-matrix-columns-spanned="1" table:number-matrix-rows-spanned="1" table:formula="of:=SUM(([.AZ3:.AZ32]-[.$GY3:.$GY32])^2)^0.5" office:value-type="float" office:value="3.3166247903554">
            <text:p>3.3166247904</text:p>
          </table:table-cell>
          <table:table-cell table:number-matrix-columns-spanned="1" table:number-matrix-rows-spanned="1" table:formula="of:=SUM(([.BA3:.BA32]-[.$GZ3:.$GZ32])^2)^0.5" office:value-type="float" office:value="1347684.43607359">
            <text:p>1347684.43607359</text:p>
          </table:table-cell>
          <table:table-cell table:number-matrix-columns-spanned="1" table:number-matrix-rows-spanned="1" table:formula="of:=SUM(([.BB3:.BB32]-[.$HA3:.$HA32])^2)^0.5" office:value-type="float" office:value="5898867.80610847">
            <text:p>5898867.80610847</text:p>
          </table:table-cell>
          <table:table-cell table:number-matrix-columns-spanned="1" table:number-matrix-rows-spanned="1" table:formula="of:=SUM(([.BC3:.BC32]-[.$HB3:.$HB32])^2)^0.5" office:value-type="float" office:value="775916.865428249">
            <text:p>775916.865428249</text:p>
          </table:table-cell>
          <table:table-cell table:number-matrix-columns-spanned="1" table:number-matrix-rows-spanned="1" table:formula="of:=SUM(([.BD3:.BD32]-[.$GX3:.$GX32])^2)^0.5" office:value-type="float" office:value="1990.84675591825">
            <text:p>1990.8467559183</text:p>
          </table:table-cell>
          <table:table-cell table:number-matrix-columns-spanned="1" table:number-matrix-rows-spanned="1" table:formula="of:=SUM(([.BE3:.BE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BF3:.BF32]-[.$GZ3:.$GZ32])^2)^0.5" office:value-type="float" office:value="1159126.86902944">
            <text:p>1159126.86902944</text:p>
          </table:table-cell>
          <table:table-cell table:number-matrix-columns-spanned="1" table:number-matrix-rows-spanned="1" table:formula="of:=SUM(([.BG3:.BG32]-[.$HA3:.$HA32])^2)^0.5" office:value-type="float" office:value="5653614.73054178">
            <text:p>5653614.73054178</text:p>
          </table:table-cell>
          <table:table-cell table:number-matrix-columns-spanned="1" table:number-matrix-rows-spanned="1" table:formula="of:=SUM(([.BH3:.BH32]-[.$HB3:.$HB32])^2)^0.5" office:value-type="float" office:value="621995.022204358">
            <text:p>621995.022204358</text:p>
          </table:table-cell>
          <table:table-cell table:number-matrix-columns-spanned="1" table:number-matrix-rows-spanned="1" table:formula="of:=SUM(([.BI3:.BI32]-[.$GX3:.$GX32])^2)^0.5" office:value-type="float" office:value="1986.20947625624">
            <text:p>1986.2094762562</text:p>
          </table:table-cell>
          <table:table-cell table:number-matrix-columns-spanned="1" table:number-matrix-rows-spanned="1" table:formula="of:=SUM(([.BJ3:.BJ32]-[.$GY3:.$GY32])^2)^0.5" office:value-type="float" office:value="3.3166247903554">
            <text:p>3.3166247904</text:p>
          </table:table-cell>
          <table:table-cell table:number-matrix-columns-spanned="1" table:number-matrix-rows-spanned="1" table:formula="of:=SUM(([.BK3:.BK32]-[.$GZ3:.$GZ32])^2)^0.5" office:value-type="float" office:value="1267107.98770073">
            <text:p>1267107.98770073</text:p>
          </table:table-cell>
          <table:table-cell table:number-matrix-columns-spanned="1" table:number-matrix-rows-spanned="1" table:formula="of:=SUM(([.BL3:.BL32]-[.$HA3:.$HA32])^2)^0.5" office:value-type="float" office:value="7004289.93430705">
            <text:p>7004289.93430705</text:p>
          </table:table-cell>
          <table:table-cell table:number-matrix-columns-spanned="1" table:number-matrix-rows-spanned="1" table:formula="of:=SUM(([.BM3:.BM32]-[.$HB3:.$HB32])^2)^0.5" office:value-type="float" office:value="740553.6292842">
            <text:p>740553.6292842</text:p>
          </table:table-cell>
          <table:table-cell table:number-matrix-columns-spanned="1" table:number-matrix-rows-spanned="1" table:formula="of:=SUM(([.BN3:.BN32]-[.$GX3:.$GX32])^2)^0.5" office:value-type="float" office:value="1917.09903872769">
            <text:p>1917.0990387277</text:p>
          </table:table-cell>
          <table:table-cell table:number-matrix-columns-spanned="1" table:number-matrix-rows-spanned="1" table:formula="of:=SUM(([.BO3:.BO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BP3:.BP32]-[.$GZ3:.$GZ32])^2)^0.5" office:value-type="float" office:value="1254120.11199645">
            <text:p>1254120.11199645</text:p>
          </table:table-cell>
          <table:table-cell table:number-matrix-columns-spanned="1" table:number-matrix-rows-spanned="1" table:formula="of:=SUM(([.BQ3:.BQ32]-[.$HA3:.$HA32])^2)^0.5" office:value-type="float" office:value="5483222.40176158">
            <text:p>5483222.40176158</text:p>
          </table:table-cell>
          <table:table-cell table:number-matrix-columns-spanned="1" table:number-matrix-rows-spanned="1" table:formula="of:=SUM(([.BR3:.BR32]-[.$HB3:.$HB32])^2)^0.5" office:value-type="float" office:value="663567.737561133">
            <text:p>663567.737561133</text:p>
          </table:table-cell>
          <table:table-cell table:number-matrix-columns-spanned="1" table:number-matrix-rows-spanned="1" table:formula="of:=SUM(([.BS3:.BS32]-[.$GX3:.$GX32])^2)^0.5" office:value-type="float" office:value="2044.58663860288">
            <text:p>2044.5866386029</text:p>
          </table:table-cell>
          <table:table-cell table:number-matrix-columns-spanned="1" table:number-matrix-rows-spanned="1" table:formula="of:=SUM(([.BT3:.BT32]-[.$GY3:.$GY32])^2)^0.5" office:value-type="float" office:value="3.3166247903554">
            <text:p>3.3166247904</text:p>
          </table:table-cell>
          <table:table-cell table:style-name="cellBest" table:number-matrix-columns-spanned="1" table:number-matrix-rows-spanned="1" table:formula="of:=SUM(([.BU3:.BU32]-[.$GZ3:.$GZ32])^2)^0.5" office:value-type="float" office:value="148147.711453805">
            <text:p>148147.711453805</text:p>
          </table:table-cell>
          <table:table-cell table:style-name="cellBest" table:number-matrix-columns-spanned="1" table:number-matrix-rows-spanned="1" table:formula="of:=SUM(([.BV3:.BV32]-[.$HA3:.$HA32])^2)^0.5" office:value-type="float" office:value="193312.442519875">
            <text:p>193312.442519875</text:p>
          </table:table-cell>
          <table:table-cell table:number-matrix-columns-spanned="1" table:number-matrix-rows-spanned="1" table:formula="of:=SUM(([.BW3:.BW32]-[.$HB3:.$HB32])^2)^0.5" office:value-type="float" office:value="316385.765795492">
            <text:p>316385.765795492</text:p>
          </table:table-cell>
          <table:table-cell table:number-matrix-columns-spanned="1" table:number-matrix-rows-spanned="1" table:formula="of:=SUM(([.BX3:.BX32]-[.$GX3:.$GX32])^2)^0.5" office:value-type="float" office:value="2121.94121380938">
            <text:p>2121.9412138094</text:p>
          </table:table-cell>
          <table:table-cell table:number-matrix-columns-spanned="1" table:number-matrix-rows-spanned="1" table:formula="of:=SUM(([.BY3:.BY32]-[.$GY3:.$GY32])^2)^0.5" office:value-type="float" office:value="3.46410161513775">
            <text:p>3.4641016151</text:p>
          </table:table-cell>
          <table:table-cell table:style-name="cellWorst" table:number-matrix-columns-spanned="1" table:number-matrix-rows-spanned="1" table:formula="of:=SUM(([.BZ3:.BZ32]-[.$GZ3:.$GZ32])^2)^0.5" office:value-type="float" office:value="1701303.42709906">
            <text:p>1701303.42709906</text:p>
          </table:table-cell>
          <table:table-cell table:number-matrix-columns-spanned="1" table:number-matrix-rows-spanned="1" table:formula="of:=SUM(([.CA3:.CA32]-[.$HA3:.$HA32])^2)^0.5" office:value-type="float" office:value="9775705.24429824">
            <text:p>9775705.24429824</text:p>
          </table:table-cell>
          <table:table-cell table:number-matrix-columns-spanned="1" table:number-matrix-rows-spanned="1" table:formula="of:=SUM(([.CB3:.CB32]-[.$HB3:.$HB32])^2)^0.5" office:value-type="float" office:value="0">
            <text:p>0</text:p>
          </table:table-cell>
          <table:table-cell table:number-matrix-columns-spanned="1" table:number-matrix-rows-spanned="1" table:formula="of:=SUM(([.CC3:.CC32]-[.$GX3:.$GX32])^2)^0.5" office:value-type="float" office:value="2169.51553664769">
            <text:p>2169.5155366477</text:p>
          </table:table-cell>
          <table:table-cell table:number-matrix-columns-spanned="1" table:number-matrix-rows-spanned="1" table:formula="of:=SUM(([.CD3:.CD32]-[.$GY3:.$GY32])^2)^0.5" office:value-type="float" office:value="3.3166247903554">
            <text:p>3.3166247904</text:p>
          </table:table-cell>
          <table:table-cell table:number-matrix-columns-spanned="1" table:number-matrix-rows-spanned="1" table:formula="of:=SUM(([.CE3:.CE32]-[.$GZ3:.$GZ32])^2)^0.5" office:value-type="float" office:value="753382.737582963">
            <text:p>753382.737582963</text:p>
          </table:table-cell>
          <table:table-cell table:number-matrix-columns-spanned="1" table:number-matrix-rows-spanned="1" table:formula="of:=SUM(([.CF3:.CF32]-[.$HA3:.$HA32])^2)^0.5" office:value-type="float" office:value="2356257.13618612">
            <text:p>2356257.13618612</text:p>
          </table:table-cell>
          <table:table-cell table:number-matrix-columns-spanned="1" table:number-matrix-rows-spanned="1" table:formula="of:=SUM(([.CG3:.CG32]-[.$HB3:.$HB32])^2)^0.5" office:value-type="float" office:value="963955.02987017">
            <text:p>963955.02987017</text:p>
          </table:table-cell>
          <table:table-cell table:number-matrix-columns-spanned="1" table:number-matrix-rows-spanned="1" table:formula="of:=SUM(([.CH3:.CH32]-[.$GX3:.$GX32])^2)^0.5" office:value-type="float" office:value="2015.96195086434">
            <text:p>2015.9619508644</text:p>
          </table:table-cell>
          <table:table-cell table:number-matrix-columns-spanned="1" table:number-matrix-rows-spanned="1" table:formula="of:=SUM(([.CI3:.CI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CJ3:.CJ32]-[.$GZ3:.$GZ32])^2)^0.5" office:value-type="float" office:value="1475409.99095302">
            <text:p>1475409.99095302</text:p>
          </table:table-cell>
          <table:table-cell table:number-matrix-columns-spanned="1" table:number-matrix-rows-spanned="1" table:formula="of:=SUM(([.CK3:.CK32]-[.$HA3:.$HA32])^2)^0.5" office:value-type="float" office:value="7184799.97138737">
            <text:p>7184799.97138737</text:p>
          </table:table-cell>
          <table:table-cell table:number-matrix-columns-spanned="1" table:number-matrix-rows-spanned="1" table:formula="of:=SUM(([.CL3:.CL32]-[.$HB3:.$HB32])^2)^0.5" office:value-type="float" office:value="760058.274763192">
            <text:p>760058.274763192</text:p>
          </table:table-cell>
          <table:table-cell table:number-matrix-columns-spanned="1" table:number-matrix-rows-spanned="1" table:formula="of:=SUM(([.CM3:.CM32]-[.$GX3:.$GX32])^2)^0.5" office:value-type="float" office:value="2609.24883555927">
            <text:p>2609.2488355593</text:p>
          </table:table-cell>
          <table:table-cell table:number-matrix-columns-spanned="1" table:number-matrix-rows-spanned="1" table:formula="of:=SUM(([.CN3:.CN32]-[.$GY3:.$GY32])^2)^0.5" office:value-type="float" office:value="4.24264068711929">
            <text:p>4.2426406871</text:p>
          </table:table-cell>
          <table:table-cell table:number-matrix-columns-spanned="1" table:number-matrix-rows-spanned="1" table:formula="of:=SUM(([.CO3:.CO32]-[.$GZ3:.$GZ32])^2)^0.5" office:value-type="float" office:value="675310.068000618">
            <text:p>675310.068000618</text:p>
          </table:table-cell>
          <table:table-cell table:number-matrix-columns-spanned="1" table:number-matrix-rows-spanned="1" table:formula="of:=SUM(([.CP3:.CP32]-[.$HA3:.$HA32])^2)^0.5" office:value-type="float" office:value="924186.764040689">
            <text:p>924186.764040689</text:p>
          </table:table-cell>
          <table:table-cell table:number-matrix-columns-spanned="1" table:number-matrix-rows-spanned="1" table:formula="of:=SUM(([.CQ3:.CQ32]-[.$HB3:.$HB32])^2)^0.5" office:value-type="float" office:value="1059536.23420957">
            <text:p>1059536.23420957</text:p>
          </table:table-cell>
          <table:table-cell table:number-matrix-columns-spanned="1" table:number-matrix-rows-spanned="1" table:formula="of:=SUM(([.CR3:.CR32]-[.$GX3:.$GX32])^2)^0.5" office:value-type="float" office:value="2041.32985507237">
            <text:p>2041.3298550724</text:p>
          </table:table-cell>
          <table:table-cell table:number-matrix-columns-spanned="1" table:number-matrix-rows-spanned="1" table:formula="of:=SUM(([.CS3:.CS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CT3:.CT32]-[.$GZ3:.$GZ32])^2)^0.5" office:value-type="float" office:value="1013069.55695994">
            <text:p>1013069.55695994</text:p>
          </table:table-cell>
          <table:table-cell table:number-matrix-columns-spanned="1" table:number-matrix-rows-spanned="1" table:formula="of:=SUM(([.CU3:.CU32]-[.$HA3:.$HA32])^2)^0.5" office:value-type="float" office:value="4096514.26810844">
            <text:p>4096514.26810844</text:p>
          </table:table-cell>
          <table:table-cell table:number-matrix-columns-spanned="1" table:number-matrix-rows-spanned="1" table:formula="of:=SUM(([.CV3:.CV32]-[.$HB3:.$HB32])^2)^0.5" office:value-type="float" office:value="736522.049979497">
            <text:p>736522.049979497</text:p>
          </table:table-cell>
          <table:table-cell table:number-matrix-columns-spanned="1" table:number-matrix-rows-spanned="1" table:formula="of:=SUM(([.CW3:.CW32]-[.$GX3:.$GX32])^2)^0.5" office:value-type="float" office:value="1931.56169991823">
            <text:p>1931.5616999182</text:p>
          </table:table-cell>
          <table:table-cell table:number-matrix-columns-spanned="1" table:number-matrix-rows-spanned="1" table:formula="of:=SUM(([.CX3:.CX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CY3:.CY32]-[.$GZ3:.$GZ32])^2)^0.5" office:value-type="float" office:value="1317306.29901326">
            <text:p>1317306.29901326</text:p>
          </table:table-cell>
          <table:table-cell table:number-matrix-columns-spanned="1" table:number-matrix-rows-spanned="1" table:formula="of:=SUM(([.CZ3:.CZ32]-[.$HA3:.$HA32])^2)^0.5" office:value-type="float" office:value="7146593.21989835">
            <text:p>7146593.21989835</text:p>
          </table:table-cell>
          <table:table-cell table:number-matrix-columns-spanned="1" table:number-matrix-rows-spanned="1" table:formula="of:=SUM(([.DA3:.DA32]-[.$HB3:.$HB32])^2)^0.5" office:value-type="float" office:value="719600.612418444">
            <text:p>719600.612418444</text:p>
          </table:table-cell>
          <table:table-cell table:number-matrix-columns-spanned="1" table:number-matrix-rows-spanned="1" table:formula="of:=SUM(([.DB3:.DB32]-[.$GX3:.$GX32])^2)^0.5" office:value-type="float" office:value="2721.89049178969">
            <text:p>2721.8904917897</text:p>
          </table:table-cell>
          <table:table-cell table:number-matrix-columns-spanned="1" table:number-matrix-rows-spanned="1" table:formula="of:=SUM(([.DC3:.DC32]-[.$GY3:.$GY32])^2)^0.5" office:value-type="float" office:value="4.58257569495584">
            <text:p>4.582575695</text:p>
          </table:table-cell>
          <table:table-cell table:number-matrix-columns-spanned="1" table:number-matrix-rows-spanned="1" table:formula="of:=SUM(([.DD3:.DD32]-[.$GZ3:.$GZ32])^2)^0.5" office:value-type="float" office:value="895256.707557112">
            <text:p>895256.707557112</text:p>
          </table:table-cell>
          <table:table-cell table:number-matrix-columns-spanned="1" table:number-matrix-rows-spanned="1" table:formula="of:=SUM(([.DE3:.DE32]-[.$HA3:.$HA32])^2)^0.5" office:value-type="float" office:value="1148287.39479845">
            <text:p>1148287.39479845</text:p>
          </table:table-cell>
          <table:table-cell table:number-matrix-columns-spanned="1" table:number-matrix-rows-spanned="1" table:formula="of:=SUM(([.DF3:.DF32]-[.$HB3:.$HB32])^2)^0.5" office:value-type="float" office:value="1146877.7105786">
            <text:p>1146877.7105786</text:p>
          </table:table-cell>
          <table:table-cell table:number-matrix-columns-spanned="1" table:number-matrix-rows-spanned="1" table:formula="of:=SUM(([.DG3:.DG32]-[.$GX3:.$GX32])^2)^0.5" office:value-type="float" office:value="2152.79790407269">
            <text:p>2152.7979040727</text:p>
          </table:table-cell>
          <table:table-cell table:number-matrix-columns-spanned="1" table:number-matrix-rows-spanned="1" table:formula="of:=SUM(([.DH3:.DH32]-[.$GY3:.$GY32])^2)^0.5" office:value-type="float" office:value="3.60555127546399">
            <text:p>3.6055512755</text:p>
          </table:table-cell>
          <table:table-cell table:number-matrix-columns-spanned="1" table:number-matrix-rows-spanned="1" table:formula="of:=SUM(([.DI3:.DI32]-[.$GZ3:.$GZ32])^2)^0.5" office:value-type="float" office:value="1401841.97686044">
            <text:p>1401841.97686044</text:p>
          </table:table-cell>
          <table:table-cell table:number-matrix-columns-spanned="1" table:number-matrix-rows-spanned="1" table:formula="of:=SUM(([.DJ3:.DJ32]-[.$HA3:.$HA32])^2)^0.5" office:value-type="float" office:value="6381962.63181758">
            <text:p>6381962.63181758</text:p>
          </table:table-cell>
          <table:table-cell table:number-matrix-columns-spanned="1" table:number-matrix-rows-spanned="1" table:formula="of:=SUM(([.DK3:.DK32]-[.$HB3:.$HB32])^2)^0.5" office:value-type="float" office:value="774199.686295467">
            <text:p>774199.686295467</text:p>
          </table:table-cell>
          <table:table-cell table:number-matrix-columns-spanned="1" table:number-matrix-rows-spanned="1" table:formula="of:=SUM(([.DL3:.DL32]-[.$GX3:.$GX32])^2)^0.5" office:value-type="float" office:value="2080.88789277258">
            <text:p>2080.8878927726</text:p>
          </table:table-cell>
          <table:table-cell table:number-matrix-columns-spanned="1" table:number-matrix-rows-spanned="1" table:formula="of:=SUM(([.DM3:.DM32]-[.$GY3:.$GY32])^2)^0.5" office:value-type="float" office:value="3.46410161513775">
            <text:p>3.4641016151</text:p>
          </table:table-cell>
          <table:table-cell table:number-matrix-columns-spanned="1" table:number-matrix-rows-spanned="1" table:formula="of:=SUM(([.DN3:.DN32]-[.$GZ3:.$GZ32])^2)^0.5" office:value-type="float" office:value="1243039.86009902">
            <text:p>1243039.86009902</text:p>
          </table:table-cell>
          <table:table-cell table:number-matrix-columns-spanned="1" table:number-matrix-rows-spanned="1" table:formula="of:=SUM(([.DO3:.DO32]-[.$HA3:.$HA32])^2)^0.5" office:value-type="float" office:value="5545452.60555854">
            <text:p>5545452.60555854</text:p>
          </table:table-cell>
          <table:table-cell table:number-matrix-columns-spanned="1" table:number-matrix-rows-spanned="1" table:formula="of:=SUM(([.DP3:.DP32]-[.$HB3:.$HB32])^2)^0.5" office:value-type="float" office:value="368401.850747251">
            <text:p>368401.850747251</text:p>
          </table:table-cell>
          <table:table-cell table:number-matrix-columns-spanned="1" table:number-matrix-rows-spanned="1" table:formula="of:=SUM(([.DQ3:.DQ32]-[.$GX3:.$GX32])^2)^0.5" office:value-type="float" office:value="2277.16880458069">
            <text:p>2277.1688045807</text:p>
          </table:table-cell>
          <table:table-cell table:number-matrix-columns-spanned="1" table:number-matrix-rows-spanned="1" table:formula="of:=SUM(([.DR3:.DR32]-[.$GY3:.$GY32])^2)^0.5" office:value-type="float" office:value="3.87298334620742">
            <text:p>3.8729833462</text:p>
          </table:table-cell>
          <table:table-cell table:number-matrix-columns-spanned="1" table:number-matrix-rows-spanned="1" table:formula="of:=SUM(([.DS3:.DS32]-[.$GZ3:.$GZ32])^2)^0.5" office:value-type="float" office:value="1661978.31463921">
            <text:p>1661978.31463921</text:p>
          </table:table-cell>
          <table:table-cell table:number-matrix-columns-spanned="1" table:number-matrix-rows-spanned="1" table:formula="of:=SUM(([.DT3:.DT32]-[.$HA3:.$HA32])^2)^0.5" office:value-type="float" office:value="7653240.56522405">
            <text:p>7653240.56522405</text:p>
          </table:table-cell>
          <table:table-cell table:number-matrix-columns-spanned="1" table:number-matrix-rows-spanned="1" table:formula="of:=SUM(([.DU3:.DU32]-[.$HB3:.$HB32])^2)^0.5" office:value-type="float" office:value="1012914.24698589">
            <text:p>1012914.24698589</text:p>
          </table:table-cell>
          <table:table-cell table:number-matrix-columns-spanned="1" table:number-matrix-rows-spanned="1" table:formula="of:=SUM(([.DV3:.DV32]-[.$GX3:.$GX32])^2)^0.5" office:value-type="float" office:value="2068.6200994654">
            <text:p>2068.6200994654</text:p>
          </table:table-cell>
          <table:table-cell table:number-matrix-columns-spanned="1" table:number-matrix-rows-spanned="1" table:formula="of:=SUM(([.DW3:.DW32]-[.$GY3:.$GY32])^2)^0.5" office:value-type="float" office:value="3.3166247903554">
            <text:p>3.3166247904</text:p>
          </table:table-cell>
          <table:table-cell table:number-matrix-columns-spanned="1" table:number-matrix-rows-spanned="1" table:formula="of:=SUM(([.DX3:.DX32]-[.$GZ3:.$GZ32])^2)^0.5" office:value-type="float" office:value="1361434.85563688">
            <text:p>1361434.85563688</text:p>
          </table:table-cell>
          <table:table-cell table:number-matrix-columns-spanned="1" table:number-matrix-rows-spanned="1" table:formula="of:=SUM(([.DY3:.DY32]-[.$HA3:.$HA32])^2)^0.5" office:value-type="float" office:value="2751416.83630925">
            <text:p>2751416.83630925</text:p>
          </table:table-cell>
          <table:table-cell table:number-matrix-columns-spanned="1" table:number-matrix-rows-spanned="1" table:formula="of:=SUM(([.DZ3:.DZ32]-[.$HB3:.$HB32])^2)^0.5" office:value-type="float" office:value="1838940.51043284">
            <text:p>1838940.51043284</text:p>
          </table:table-cell>
          <table:table-cell table:number-matrix-columns-spanned="1" table:number-matrix-rows-spanned="1" table:formula="of:=SUM(([.EA3:.EA32]-[.$GX3:.$GX32])^2)^0.5" office:value-type="float" office:value="2047.65922587388">
            <text:p>2047.6592258739</text:p>
          </table:table-cell>
          <table:table-cell table:number-matrix-columns-spanned="1" table:number-matrix-rows-spanned="1" table:formula="of:=SUM(([.EB3:.EB32]-[.$GY3:.$GY32])^2)^0.5" office:value-type="float" office:value="3.3166247903554">
            <text:p>3.3166247904</text:p>
          </table:table-cell>
          <table:table-cell table:number-matrix-columns-spanned="1" table:number-matrix-rows-spanned="1" table:formula="of:=SUM(([.EC3:.EC32]-[.$GZ3:.$GZ32])^2)^0.5" office:value-type="float" office:value="1379060.26680272">
            <text:p>1379060.26680272</text:p>
          </table:table-cell>
          <table:table-cell table:number-matrix-columns-spanned="1" table:number-matrix-rows-spanned="1" table:formula="of:=SUM(([.ED3:.ED32]-[.$HA3:.$HA32])^2)^0.5" office:value-type="float" office:value="2477154.92957324">
            <text:p>2477154.92957324</text:p>
          </table:table-cell>
          <table:table-cell table:number-matrix-columns-spanned="1" table:number-matrix-rows-spanned="1" table:formula="of:=SUM(([.EE3:.EE32]-[.$HB3:.$HB32])^2)^0.5" office:value-type="float" office:value="2349013.17664589">
            <text:p>2349013.17664589</text:p>
          </table:table-cell>
          <table:table-cell table:number-matrix-columns-spanned="1" table:number-matrix-rows-spanned="1" table:formula="of:=SUM(([.EF3:.EF32]-[.$GX3:.$GX32])^2)^0.5" office:value-type="float" office:value="2158.390902296">
            <text:p>2158.390902296</text:p>
          </table:table-cell>
          <table:table-cell table:number-matrix-columns-spanned="1" table:number-matrix-rows-spanned="1" table:formula="of:=SUM(([.EG3:.EG32]-[.$GY3:.$GY32])^2)^0.5" office:value-type="float" office:value="3.46410161513775">
            <text:p>3.4641016151</text:p>
          </table:table-cell>
          <table:table-cell table:number-matrix-columns-spanned="1" table:number-matrix-rows-spanned="1" table:formula="of:=SUM(([.EH3:.EH32]-[.$GZ3:.$GZ32])^2)^0.5" office:value-type="float" office:value="1227720.68716911">
            <text:p>1227720.68716911</text:p>
          </table:table-cell>
          <table:table-cell table:number-matrix-columns-spanned="1" table:number-matrix-rows-spanned="1" table:formula="of:=SUM(([.EI3:.EI32]-[.$HA3:.$HA32])^2)^0.5" office:value-type="float" office:value="2566546.90663311">
            <text:p>2566546.90663311</text:p>
          </table:table-cell>
          <table:table-cell table:number-matrix-columns-spanned="1" table:number-matrix-rows-spanned="1" table:formula="of:=SUM(([.EJ3:.EJ32]-[.$HB3:.$HB32])^2)^0.5" office:value-type="float" office:value="2374626.7688041">
            <text:p>2374626.7688041</text:p>
          </table:table-cell>
          <table:table-cell table:number-matrix-columns-spanned="1" table:number-matrix-rows-spanned="1" table:formula="of:=SUM(([.EK3:.EK32]-[.$GX3:.$GX32])^2)^0.5" office:value-type="float" office:value="2041.09937866073">
            <text:p>2041.0993786607</text:p>
          </table:table-cell>
          <table:table-cell table:number-matrix-columns-spanned="1" table:number-matrix-rows-spanned="1" table:formula="of:=SUM(([.EL3:.EL32]-[.$GY3:.$GY32])^2)^0.5" office:value-type="float" office:value="3.46410161513775">
            <text:p>3.4641016151</text:p>
          </table:table-cell>
          <table:table-cell table:number-matrix-columns-spanned="1" table:number-matrix-rows-spanned="1" table:formula="of:=SUM(([.EM3:.EM32]-[.$GZ3:.$GZ32])^2)^0.5" office:value-type="float" office:value="1348641.27950504">
            <text:p>1348641.27950504</text:p>
          </table:table-cell>
          <table:table-cell table:number-matrix-columns-spanned="1" table:number-matrix-rows-spanned="1" table:formula="of:=SUM(([.EN3:.EN32]-[.$HA3:.$HA32])^2)^0.5" office:value-type="float" office:value="2522454.84576989">
            <text:p>2522454.84576989</text:p>
          </table:table-cell>
          <table:table-cell table:number-matrix-columns-spanned="1" table:number-matrix-rows-spanned="1" table:formula="of:=SUM(([.EO3:.EO32]-[.$HB3:.$HB32])^2)^0.5" office:value-type="float" office:value="2492662.96680839">
            <text:p>2492662.96680839</text:p>
          </table:table-cell>
          <table:table-cell table:number-matrix-columns-spanned="1" table:number-matrix-rows-spanned="1" table:formula="of:=SUM(([.EP3:.EP32]-[.$GX3:.$GX32])^2)^0.5" office:value-type="float" office:value="2171.31542175394">
            <text:p>2171.3154217539</text:p>
          </table:table-cell>
          <table:table-cell table:number-matrix-columns-spanned="1" table:number-matrix-rows-spanned="1" table:formula="of:=SUM(([.EQ3:.EQ32]-[.$GY3:.$GY32])^2)^0.5" office:value-type="float" office:value="3.60555127546399">
            <text:p>3.6055512755</text:p>
          </table:table-cell>
          <table:table-cell table:number-matrix-columns-spanned="1" table:number-matrix-rows-spanned="1" table:formula="of:=SUM(([.ER3:.ER32]-[.$GZ3:.$GZ32])^2)^0.5" office:value-type="float" office:value="1520088.58587255">
            <text:p>1520088.58587255</text:p>
          </table:table-cell>
          <table:table-cell table:number-matrix-columns-spanned="1" table:number-matrix-rows-spanned="1" table:formula="of:=SUM(([.ES3:.ES32]-[.$HA3:.$HA32])^2)^0.5" office:value-type="float" office:value="8068414.21518764">
            <text:p>8068414.21518764</text:p>
          </table:table-cell>
          <table:table-cell table:number-matrix-columns-spanned="1" table:number-matrix-rows-spanned="1" table:formula="of:=SUM(([.ET3:.ET32]-[.$HB3:.$HB32])^2)^0.5" office:value-type="float" office:value="427822.031428958">
            <text:p>427822.031428958</text:p>
          </table:table-cell>
          <table:table-cell table:number-matrix-columns-spanned="1" table:number-matrix-rows-spanned="1" table:formula="of:=SUM(([.EU3:.EU32]-[.$GX3:.$GX32])^2)^0.5" office:value-type="float" office:value="1834.4365089603">
            <text:p>1834.4365089603</text:p>
          </table:table-cell>
          <table:table-cell table:number-matrix-columns-spanned="1" table:number-matrix-rows-spanned="1" table:formula="of:=SUM(([.EV3:.EV32]-[.$GY3:.$GY32])^2)^0.5" office:value-type="float" office:value="3">
            <text:p>3</text:p>
          </table:table-cell>
          <table:table-cell table:number-matrix-columns-spanned="1" table:number-matrix-rows-spanned="1" table:formula="of:=SUM(([.EW3:.EW32]-[.$GZ3:.$GZ32])^2)^0.5" office:value-type="float" office:value="1266917.38911186">
            <text:p>1266917.38911186</text:p>
          </table:table-cell>
          <table:table-cell table:number-matrix-columns-spanned="1" table:number-matrix-rows-spanned="1" table:formula="of:=SUM(([.EX3:.EX32]-[.$HA3:.$HA32])^2)^0.5" office:value-type="float" office:value="5836056.24505376">
            <text:p>5836056.24505376</text:p>
          </table:table-cell>
          <table:table-cell table:number-matrix-columns-spanned="1" table:number-matrix-rows-spanned="1" table:formula="of:=SUM(([.EY3:.EY32]-[.$HB3:.$HB32])^2)^0.5" office:value-type="float" office:value="369213.507343651">
            <text:p>369213.507343651</text:p>
          </table:table-cell>
          <table:table-cell table:number-matrix-columns-spanned="1" table:number-matrix-rows-spanned="1" table:formula="of:=SUM(([.EZ3:.EZ32]-[.$GX3:.$GX32])^2)^0.5" office:value-type="float" office:value="1936.58441929574">
            <text:p>1936.5844192958</text:p>
          </table:table-cell>
          <table:table-cell table:number-matrix-columns-spanned="1" table:number-matrix-rows-spanned="1" table:formula="of:=SUM(([.FA3:.FA32]-[.$GY3:.$GY32])^2)^0.5" office:value-type="float" office:value="2.82842712474619">
            <text:p>2.8284271247</text:p>
          </table:table-cell>
          <table:table-cell table:number-matrix-columns-spanned="1" table:number-matrix-rows-spanned="1" table:formula="of:=SUM(([.FB3:.FB32]-[.$GZ3:.$GZ32])^2)^0.5" office:value-type="float" office:value="1303916.22685547">
            <text:p>1303916.22685547</text:p>
          </table:table-cell>
          <table:table-cell table:number-matrix-columns-spanned="1" table:number-matrix-rows-spanned="1" table:formula="of:=SUM(([.FC3:.FC32]-[.$HA3:.$HA32])^2)^0.5" office:value-type="float" office:value="5247026.42520114">
            <text:p>5247026.42520114</text:p>
          </table:table-cell>
          <table:table-cell table:number-matrix-columns-spanned="1" table:number-matrix-rows-spanned="1" table:formula="of:=SUM(([.FD3:.FD32]-[.$HB3:.$HB32])^2)^0.5" office:value-type="float" office:value="367912.01877487">
            <text:p>367912.01877487</text:p>
          </table:table-cell>
          <table:table-cell table:number-matrix-columns-spanned="1" table:number-matrix-rows-spanned="1" table:formula="of:=SUM(([.FE3:.FE32]-[.$GX3:.$GX32])^2)^0.5" office:value-type="float" office:value="1963.1295742448">
            <text:p>1963.1295742448</text:p>
          </table:table-cell>
          <table:table-cell table:number-matrix-columns-spanned="1" table:number-matrix-rows-spanned="1" table:formula="of:=SUM(([.FF3:.FF32]-[.$GY3:.$GY32])^2)^0.5" office:value-type="float" office:value="2.82842712474619">
            <text:p>2.8284271247</text:p>
          </table:table-cell>
          <table:table-cell table:number-matrix-columns-spanned="1" table:number-matrix-rows-spanned="1" table:formula="of:=SUM(([.FG3:.FG32]-[.$GZ3:.$GZ32])^2)^0.5" office:value-type="float" office:value="1284480.23345321">
            <text:p>1284480.23345321</text:p>
          </table:table-cell>
          <table:table-cell table:number-matrix-columns-spanned="1" table:number-matrix-rows-spanned="1" table:formula="of:=SUM(([.FH3:.FH32]-[.$HA3:.$HA32])^2)^0.5" office:value-type="float" office:value="5193904.77214581">
            <text:p>5193904.77214581</text:p>
          </table:table-cell>
          <table:table-cell table:number-matrix-columns-spanned="1" table:number-matrix-rows-spanned="1" table:formula="of:=SUM(([.FI3:.FI32]-[.$HB3:.$HB32])^2)^0.5" office:value-type="float" office:value="362237.241870573">
            <text:p>362237.241870573</text:p>
          </table:table-cell>
          <table:table-cell table:number-matrix-columns-spanned="1" table:number-matrix-rows-spanned="1" table:formula="of:=SUM(([.FJ3:.FJ32]-[.$GX3:.$GX32])^2)^0.5" office:value-type="float" office:value="2144.32415532758">
            <text:p>2144.3241553276</text:p>
          </table:table-cell>
          <table:table-cell table:number-matrix-columns-spanned="1" table:number-matrix-rows-spanned="1" table:formula="of:=SUM(([.FK3:.FK32]-[.$GY3:.$GY32])^2)^0.5" office:value-type="float" office:value="3.60555127546399">
            <text:p>3.6055512755</text:p>
          </table:table-cell>
          <table:table-cell table:number-matrix-columns-spanned="1" table:number-matrix-rows-spanned="1" table:formula="of:=SUM(([.FL3:.FL32]-[.$GZ3:.$GZ32])^2)^0.5" office:value-type="float" office:value="1334193.07898782">
            <text:p>1334193.07898782</text:p>
          </table:table-cell>
          <table:table-cell table:number-matrix-columns-spanned="1" table:number-matrix-rows-spanned="1" table:formula="of:=SUM(([.FM3:.FM32]-[.$HA3:.$HA32])^2)^0.5" office:value-type="float" office:value="2592603.29833856">
            <text:p>2592603.29833856</text:p>
          </table:table-cell>
          <table:table-cell table:number-matrix-columns-spanned="1" table:number-matrix-rows-spanned="1" table:formula="of:=SUM(([.FN3:.FN32]-[.$HB3:.$HB32])^2)^0.5" office:value-type="float" office:value="2752790.84849994">
            <text:p>2752790.84849994</text:p>
          </table:table-cell>
          <table:table-cell table:number-matrix-columns-spanned="1" table:number-matrix-rows-spanned="1" table:formula="of:=SUM(([.FO3:.FO32]-[.$GX3:.$GX32])^2)^0.5" office:value-type="float" office:value="1875.50401239772">
            <text:p>1875.5040123977</text:p>
          </table:table-cell>
          <table:table-cell table:number-matrix-columns-spanned="1" table:number-matrix-rows-spanned="1" table:formula="of:=SUM(([.FP3:.FP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FQ3:.FQ32]-[.$GZ3:.$GZ32])^2)^0.5" office:value-type="float" office:value="1025173.39868532">
            <text:p>1025173.39868532</text:p>
          </table:table-cell>
          <table:table-cell table:number-matrix-columns-spanned="1" table:number-matrix-rows-spanned="1" table:formula="of:=SUM(([.FR3:.FR32]-[.$HA3:.$HA32])^2)^0.5" office:value-type="float" office:value="6781701.16691859">
            <text:p>6781701.16691859</text:p>
          </table:table-cell>
          <table:table-cell table:number-matrix-columns-spanned="1" table:number-matrix-rows-spanned="1" table:formula="of:=SUM(([.FS3:.FS32]-[.$HB3:.$HB32])^2)^0.5" office:value-type="float" office:value="0">
            <text:p>0</text:p>
          </table:table-cell>
          <table:table-cell table:number-matrix-columns-spanned="1" table:number-matrix-rows-spanned="1" table:formula="of:=SUM(([.FT3:.FT32]-[.$GX3:.$GX32])^2)^0.5" office:value-type="float" office:value="1994.01732816109">
            <text:p>1994.0173281611</text:p>
          </table:table-cell>
          <table:table-cell table:number-matrix-columns-spanned="1" table:number-matrix-rows-spanned="1" table:formula="of:=SUM(([.FU3:.FU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FV3:.FV32]-[.$GZ3:.$GZ32])^2)^0.5" office:value-type="float" office:value="1627457.98569456">
            <text:p>1627457.98569456</text:p>
          </table:table-cell>
          <table:table-cell table:number-matrix-columns-spanned="1" table:number-matrix-rows-spanned="1" table:formula="of:=SUM(([.FW3:.FW32]-[.$HA3:.$HA32])^2)^0.5" office:value-type="float" office:value="2891036.60556227">
            <text:p>2891036.60556227</text:p>
          </table:table-cell>
          <table:table-cell table:number-matrix-columns-spanned="1" table:number-matrix-rows-spanned="1" table:formula="of:=SUM(([.FX3:.FX32]-[.$HB3:.$HB32])^2)^0.5" office:value-type="float" office:value="2806556.83359005">
            <text:p>2806556.83359005</text:p>
          </table:table-cell>
          <table:table-cell table:number-matrix-columns-spanned="1" table:number-matrix-rows-spanned="1" table:formula="of:=SUM(([.FY3:.FY32]-[.$GX3:.$GX32])^2)^0.5" office:value-type="float" office:value="2124.63026042115">
            <text:p>2124.6302604212</text:p>
          </table:table-cell>
          <table:table-cell table:number-matrix-columns-spanned="1" table:number-matrix-rows-spanned="1" table:formula="of:=SUM(([.FZ3:.FZ32]-[.$GY3:.$GY32])^2)^0.5" office:value-type="float" office:value="3.46410161513775">
            <text:p>3.4641016151</text:p>
          </table:table-cell>
          <table:table-cell table:number-matrix-columns-spanned="1" table:number-matrix-rows-spanned="1" table:formula="of:=SUM(([.GA3:.GA32]-[.$GZ3:.$GZ32])^2)^0.5" office:value-type="float" office:value="1290783.66405529">
            <text:p>1290783.66405529</text:p>
          </table:table-cell>
          <table:table-cell table:number-matrix-columns-spanned="1" table:number-matrix-rows-spanned="1" table:formula="of:=SUM(([.GB3:.GB32]-[.$HA3:.$HA32])^2)^0.5" office:value-type="float" office:value="5784270.44846746">
            <text:p>5784270.44846746</text:p>
          </table:table-cell>
          <table:table-cell table:number-matrix-columns-spanned="1" table:number-matrix-rows-spanned="1" table:formula="of:=SUM(([.GC3:.GC32]-[.$HB3:.$HB32])^2)^0.5" office:value-type="float" office:value="601607.651056733">
            <text:p>601607.651056733</text:p>
          </table:table-cell>
          <table:table-cell table:style-name="cellWorst" table:number-matrix-columns-spanned="1" table:number-matrix-rows-spanned="1" table:formula="of:=SUM(([.GD3:.GD32]-[.$GX3:.$GX32])^2)^0.5" office:value-type="float" office:value="3192.80770559126">
            <text:p>3192.8077055913</text:p>
          </table:table-cell>
          <table:table-cell table:number-matrix-columns-spanned="1" table:number-matrix-rows-spanned="1" table:formula="of:=SUM(([.GE3:.GE32]-[.$GY3:.$GY32])^2)^0.5" office:value-type="float" office:value="5.3851648071345">
            <text:p>5.3851648071</text:p>
          </table:table-cell>
          <table:table-cell table:number-matrix-columns-spanned="1" table:number-matrix-rows-spanned="1" table:formula="of:=SUM(([.GF3:.GF32]-[.$GZ3:.$GZ32])^2)^0.5" office:value-type="float" office:value="1675487.98453257">
            <text:p>1675487.98453257</text:p>
          </table:table-cell>
          <table:table-cell table:number-matrix-columns-spanned="1" table:number-matrix-rows-spanned="1" table:formula="of:=SUM(([.GG3:.GG32]-[.$HA3:.$HA32])^2)^0.5" office:value-type="float" office:value="69760582.3608375">
            <text:p>69760582.3608375</text:p>
          </table:table-cell>
          <table:table-cell table:number-matrix-columns-spanned="1" table:number-matrix-rows-spanned="1" table:formula="of:=SUM(([.GH3:.GH32]-[.$HB3:.$HB32])^2)^0.5" office:value-type="float" office:value="69845990.6470541">
            <text:p>69845990.6470541</text:p>
          </table:table-cell>
          <table:table-cell table:number-matrix-columns-spanned="1" table:number-matrix-rows-spanned="1" table:formula="of:=SUM(([.GI3:.GI32]-[.$GX3:.$GX32])^2)^0.5" office:value-type="float" office:value="1977.01378168931">
            <text:p>1977.0137816893</text:p>
          </table:table-cell>
          <table:table-cell table:number-matrix-columns-spanned="1" table:number-matrix-rows-spanned="1" table:formula="of:=SUM(([.GJ3:.GJ32]-[.$GY3:.$GY32])^2)^0.5" office:value-type="float" office:value="3.16227766016838">
            <text:p>3.1622776602</text:p>
          </table:table-cell>
          <table:table-cell table:number-matrix-columns-spanned="1" table:number-matrix-rows-spanned="1" table:formula="of:=SUM(([.GK3:.GK32]-[.$GZ3:.$GZ32])^2)^0.5" office:value-type="float" office:value="1428988.47156022">
            <text:p>1428988.47156022</text:p>
          </table:table-cell>
          <table:table-cell table:number-matrix-columns-spanned="1" table:number-matrix-rows-spanned="1" table:formula="of:=SUM(([.GL3:.GL32]-[.$HA3:.$HA32])^2)^0.5" office:value-type="float" office:value="3839677.73636721">
            <text:p>3839677.73636721</text:p>
          </table:table-cell>
          <table:table-cell table:number-matrix-columns-spanned="1" table:number-matrix-rows-spanned="1" table:formula="of:=SUM(([.GM3:.GM32]-[.$HB3:.$HB32])^2)^0.5" office:value-type="float" office:value="1631826.33513496">
            <text:p>1631826.33513496</text:p>
          </table:table-cell>
          <table:table-cell table:number-matrix-columns-spanned="1" table:number-matrix-rows-spanned="1" table:formula="of:=SUM(([.GN3:.GN32]-[.$GX3:.$GX32])^2)^0.5" office:value-type="float" office:value="2128.03376832557">
            <text:p>2128.0337683256</text:p>
          </table:table-cell>
          <table:table-cell table:number-matrix-columns-spanned="1" table:number-matrix-rows-spanned="1" table:formula="of:=SUM(([.GO3:.GO32]-[.$GY3:.$GY32])^2)^0.5" office:value-type="float" office:value="3.60555127546399">
            <text:p>3.6055512755</text:p>
          </table:table-cell>
          <table:table-cell table:number-matrix-columns-spanned="1" table:number-matrix-rows-spanned="1" table:formula="of:=SUM(([.GP3:.GP32]-[.$GZ3:.$GZ32])^2)^0.5" office:value-type="float" office:value="1350694.07508436">
            <text:p>1350694.07508436</text:p>
          </table:table-cell>
          <table:table-cell table:number-matrix-columns-spanned="1" table:number-matrix-rows-spanned="1" table:formula="of:=SUM(([.GQ3:.GQ32]-[.$HA3:.$HA32])^2)^0.5" office:value-type="float" office:value="4944581.69306333">
            <text:p>4944581.69306333</text:p>
          </table:table-cell>
          <table:table-cell table:number-matrix-columns-spanned="1" table:number-matrix-rows-spanned="1" table:formula="of:=SUM(([.GR3:.GR32]-[.$HB3:.$HB32])^2)^0.5" office:value-type="float" office:value="422349.310200692">
            <text:p>422349.310200692</text:p>
          </table:table-cell>
          <table:table-cell table:number-matrix-columns-spanned="1" table:number-matrix-rows-spanned="1" table:formula="of:=SUM(([.GS3:.GS32]-[.$GX3:.$GX32])^2)^0.5" office:value-type="float" office:value="2572.82523331905">
            <text:p>2572.8252333191</text:p>
          </table:table-cell>
          <table:table-cell table:number-matrix-columns-spanned="1" table:number-matrix-rows-spanned="1" table:formula="of:=SUM(([.GT3:.GT32]-[.$GY3:.$GY32])^2)^0.5" office:value-type="float" office:value="4.35889894354067">
            <text:p>4.3588989435</text:p>
          </table:table-cell>
          <table:table-cell table:number-matrix-columns-spanned="1" table:number-matrix-rows-spanned="1" table:formula="of:=SUM(([.GU3:.GU32]-[.$GZ3:.$GZ32])^2)^0.5" office:value-type="float" office:value="1299474.9701541">
            <text:p>1299474.9701541</text:p>
          </table:table-cell>
          <table:table-cell table:number-matrix-columns-spanned="1" table:number-matrix-rows-spanned="1" table:formula="of:=SUM(([.GV3:.GV32]-[.$HA3:.$HA32])^2)^0.5" office:value-type="float" office:value="1838671.2234361">
            <text:p>1838671.2234361</text:p>
          </table:table-cell>
          <table:table-cell table:number-matrix-columns-spanned="1" table:number-matrix-rows-spanned="1" table:formula="of:=SUM(([.GW3:.GW32]-[.$HB3:.$HB32])^2)^0.5" office:value-type="float" office:value="1725501.86090946">
            <text:p>1725501.86090946</text:p>
          </table:table-cell>
          <table:table-cell table:number-columns-repeated="819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GX3:.$GX32])" office:value-type="float" office:value="1">
            <text:p>1</text:p>
          </table:table-cell>
          <table:table-cell table:number-matrix-columns-spanned="1" table:number-matrix-rows-spanned="1" table:formula="of:=SUM([.C3:.C32]=[.$GY3:.$GY32])" office:value-type="float" office:value="17">
            <text:p>17</text:p>
          </table:table-cell>
          <table:table-cell table:number-matrix-columns-spanned="1" table:number-matrix-rows-spanned="1" table:formula="of:=SUM([.D3:.D32]=[.$GZ3:.$GZ32])" office:value-type="float" office:value="2">
            <text:p>2</text:p>
          </table:table-cell>
          <table:table-cell table:number-matrix-columns-spanned="1" table:number-matrix-rows-spanned="1" table:formula="of:=SUM([.E3:.E32]=[.$HA3:.$HA32])" office:value-type="float" office:value="1">
            <text:p>1</text:p>
          </table:table-cell>
          <table:table-cell table:number-matrix-columns-spanned="1" table:number-matrix-rows-spanned="1" table:formula="of:=SUM([.F3:.F32]=[.$GX3:.$GX32])" office:value-type="float" office:value="3">
            <text:p>3</text:p>
          </table:table-cell>
          <table:table-cell table:number-matrix-columns-spanned="1" table:number-matrix-rows-spanned="1" table:formula="of:=SUM([.G3:.G32]=[.$GY3:.$GY32])" office:value-type="float" office:value="17">
            <text:p>17</text:p>
          </table:table-cell>
          <table:table-cell table:number-matrix-columns-spanned="1" table:number-matrix-rows-spanned="1" table:formula="of:=SUM([.H3:.H32]=[.$GZ3:.$GZ32])" office:value-type="float" office:value="2">
            <text:p>2</text:p>
          </table:table-cell>
          <table:table-cell table:number-matrix-columns-spanned="1" table:number-matrix-rows-spanned="1" table:formula="of:=SUM([.I3:.I32]=[.$HA3:.$HA32])" office:value-type="float" office:value="1">
            <text:p>1</text:p>
          </table:table-cell>
          <table:table-cell table:number-matrix-columns-spanned="1" table:number-matrix-rows-spanned="1" table:formula="of:=SUM([.J3:.J32]=[.$HB3:.$HB32])" office:value-type="float" office:value="30">
            <text:p>30</text:p>
          </table:table-cell>
          <table:table-cell table:number-matrix-columns-spanned="1" table:number-matrix-rows-spanned="1" table:formula="of:=SUM([.K3:.K32]=[.$GX3:.$GX32])" office:value-type="float" office:value="1">
            <text:p>1</text:p>
          </table:table-cell>
          <table:table-cell table:number-matrix-columns-spanned="1" table:number-matrix-rows-spanned="1" table:formula="of:=SUM([.L3:.L32]=[.$GY3:.$GY32])" office:value-type="float" office:value="17">
            <text:p>17</text:p>
          </table:table-cell>
          <table:table-cell table:number-matrix-columns-spanned="1" table:number-matrix-rows-spanned="1" table:formula="of:=SUM([.M3:.M32]=[.$GZ3:.$GZ32])" office:value-type="float" office:value="2">
            <text:p>2</text:p>
          </table:table-cell>
          <table:table-cell table:number-matrix-columns-spanned="1" table:number-matrix-rows-spanned="1" table:formula="of:=SUM([.N3:.N32]=[.$HA3:.$HA32])" office:value-type="float" office:value="1">
            <text:p>1</text:p>
          </table:table-cell>
          <table:table-cell table:number-matrix-columns-spanned="1" table:number-matrix-rows-spanned="1" table:formula="of:=SUM([.O3:.O32]=[.$HB3:.$HB32])" office:value-type="float" office:value="30">
            <text:p>30</text:p>
          </table:table-cell>
          <table:table-cell table:number-matrix-columns-spanned="1" table:number-matrix-rows-spanned="1" table:formula="of:=SUM([.P3:.P32]=[.$GX3:.$GX32])" office:value-type="float" office:value="2">
            <text:p>2</text:p>
          </table:table-cell>
          <table:table-cell table:number-matrix-columns-spanned="1" table:number-matrix-rows-spanned="1" table:formula="of:=SUM([.Q3:.Q32]=[.$GY3:.$GY32])" office:value-type="float" office:value="17">
            <text:p>17</text:p>
          </table:table-cell>
          <table:table-cell table:number-matrix-columns-spanned="1" table:number-matrix-rows-spanned="1" table:formula="of:=SUM([.R3:.R32]=[.$GZ3:.$GZ32])" office:value-type="float" office:value="2">
            <text:p>2</text:p>
          </table:table-cell>
          <table:table-cell table:number-matrix-columns-spanned="1" table:number-matrix-rows-spanned="1" table:formula="of:=SUM([.S3:.S32]=[.$HA3:.$HA32])" office:value-type="float" office:value="1">
            <text:p>1</text:p>
          </table:table-cell>
          <table:table-cell table:number-matrix-columns-spanned="1" table:number-matrix-rows-spanned="1" table:formula="of:=SUM([.T3:.T32]=[.$HB3:.$HB32])" office:value-type="float" office:value="0">
            <text:p>0</text:p>
          </table:table-cell>
          <table:table-cell table:number-matrix-columns-spanned="1" table:number-matrix-rows-spanned="1" table:formula="of:=SUM([.U3:.U32]=[.$GX3:.$GX32])" office:value-type="float" office:value="1">
            <text:p>1</text:p>
          </table:table-cell>
          <table:table-cell table:number-matrix-columns-spanned="1" table:number-matrix-rows-spanned="1" table:formula="of:=SUM([.V3:.V32]=[.$GY3:.$GY32])" office:value-type="float" office:value="21">
            <text:p>21</text:p>
          </table:table-cell>
          <table:table-cell table:number-matrix-columns-spanned="1" table:number-matrix-rows-spanned="1" table:formula="of:=SUM([.W3:.W32]=[.$GZ3:.$GZ32])" office:value-type="float" office:value="0">
            <text:p>0</text:p>
          </table:table-cell>
          <table:table-cell table:number-matrix-columns-spanned="1" table:number-matrix-rows-spanned="1" table:formula="of:=SUM([.X3:.X32]=[.$HA3:.$HA32])" office:value-type="float" office:value="0">
            <text:p>0</text:p>
          </table:table-cell>
          <table:table-cell table:number-matrix-columns-spanned="1" table:number-matrix-rows-spanned="1" table:formula="of:=SUM([.Y3:.Y32]=[.$HB3:.$HB32])" office:value-type="float" office:value="0">
            <text:p>0</text:p>
          </table:table-cell>
          <table:table-cell table:style-name="cellBest" table:number-matrix-columns-spanned="1" table:number-matrix-rows-spanned="1" table:formula="of:=SUM([.Z3:.Z32]=[.$GX3:.$GX32])" office:value-type="float" office:value="4">
            <text:p>4</text:p>
          </table:table-cell>
          <table:table-cell table:number-matrix-columns-spanned="1" table:number-matrix-rows-spanned="1" table:formula="of:=SUM([.AA3:.AA32]=[.$GY3:.$GY32])" office:value-type="float" office:value="20">
            <text:p>20</text:p>
          </table:table-cell>
          <table:table-cell table:number-matrix-columns-spanned="1" table:number-matrix-rows-spanned="1" table:formula="of:=SUM([.AB3:.AB32]=[.$GZ3:.$GZ32])" office:value-type="float" office:value="3">
            <text:p>3</text:p>
          </table:table-cell>
          <table:table-cell table:number-matrix-columns-spanned="1" table:number-matrix-rows-spanned="1" table:formula="of:=SUM([.AC3:.AC32]=[.$HA3:.$HA32])" office:value-type="float" office:value="3">
            <text:p>3</text:p>
          </table:table-cell>
          <table:table-cell table:number-matrix-columns-spanned="1" table:number-matrix-rows-spanned="1" table:formula="of:=SUM([.AD3:.AD32]=[.$HB3:.$HB32])" office:value-type="float" office:value="0">
            <text:p>0</text:p>
          </table:table-cell>
          <table:table-cell table:number-matrix-columns-spanned="1" table:number-matrix-rows-spanned="1" table:formula="of:=SUM([.AE3:.AE32]=[.$GX3:.$GX32])" office:value-type="float" office:value="2">
            <text:p>2</text:p>
          </table:table-cell>
          <table:table-cell table:number-matrix-columns-spanned="1" table:number-matrix-rows-spanned="1" table:formula="of:=SUM([.AF3:.AF32]=[.$GY3:.$GY32])" office:value-type="float" office:value="21">
            <text:p>21</text:p>
          </table:table-cell>
          <table:table-cell table:number-matrix-columns-spanned="1" table:number-matrix-rows-spanned="1" table:formula="of:=SUM([.AG3:.AG32]=[.$GZ3:.$GZ32])" office:value-type="float" office:value="0">
            <text:p>0</text:p>
          </table:table-cell>
          <table:table-cell table:number-matrix-columns-spanned="1" table:number-matrix-rows-spanned="1" table:formula="of:=SUM([.AH3:.AH32]=[.$HA3:.$HA32])" office:value-type="float" office:value="1">
            <text:p>1</text:p>
          </table:table-cell>
          <table:table-cell table:number-matrix-columns-spanned="1" table:number-matrix-rows-spanned="1" table:formula="of:=SUM([.AI3:.AI32]=[.$HB3:.$HB32])" office:value-type="float" office:value="0">
            <text:p>0</text:p>
          </table:table-cell>
          <table:table-cell table:number-matrix-columns-spanned="1" table:number-matrix-rows-spanned="1" table:formula="of:=SUM([.AJ3:.AJ32]=[.$GX3:.$GX32])" office:value-type="float" office:value="2">
            <text:p>2</text:p>
          </table:table-cell>
          <table:table-cell table:style-name="cellBest" table:number-matrix-columns-spanned="1" table:number-matrix-rows-spanned="1" table:formula="of:=SUM([.AK3:.AK32]=[.$GY3:.$GY32])" office:value-type="float" office:value="23">
            <text:p>23</text:p>
          </table:table-cell>
          <table:table-cell table:number-matrix-columns-spanned="1" table:number-matrix-rows-spanned="1" table:formula="of:=SUM([.AL3:.AL32]=[.$GZ3:.$GZ32])" office:value-type="float" office:value="1">
            <text:p>1</text:p>
          </table:table-cell>
          <table:table-cell table:number-matrix-columns-spanned="1" table:number-matrix-rows-spanned="1" table:formula="of:=SUM([.AM3:.AM32]=[.$HA3:.$HA32])" office:value-type="float" office:value="0">
            <text:p>0</text:p>
          </table:table-cell>
          <table:table-cell table:number-matrix-columns-spanned="1" table:number-matrix-rows-spanned="1" table:formula="of:=SUM([.AN3:.AN32]=[.$HB3:.$HB32])" office:value-type="float" office:value="0">
            <text:p>0</text:p>
          </table:table-cell>
          <table:table-cell table:number-matrix-columns-spanned="1" table:number-matrix-rows-spanned="1" table:formula="of:=SUM([.AO3:.AO32]=[.$GX3:.$GX32])" office:value-type="float" office:value="1">
            <text:p>1</text:p>
          </table:table-cell>
          <table:table-cell table:number-matrix-columns-spanned="1" table:number-matrix-rows-spanned="1" table:formula="of:=SUM([.AP3:.AP32]=[.$GY3:.$GY32])" office:value-type="float" office:value="21">
            <text:p>21</text:p>
          </table:table-cell>
          <table:table-cell table:number-matrix-columns-spanned="1" table:number-matrix-rows-spanned="1" table:formula="of:=SUM([.AQ3:.AQ32]=[.$GZ3:.$GZ32])" office:value-type="float" office:value="2">
            <text:p>2</text:p>
          </table:table-cell>
          <table:table-cell table:number-matrix-columns-spanned="1" table:number-matrix-rows-spanned="1" table:formula="of:=SUM([.AR3:.AR32]=[.$HA3:.$HA32])" office:value-type="float" office:value="1">
            <text:p>1</text:p>
          </table:table-cell>
          <table:table-cell table:number-matrix-columns-spanned="1" table:number-matrix-rows-spanned="1" table:formula="of:=SUM([.AS3:.AS32]=[.$HB3:.$HB32])" office:value-type="float" office:value="0">
            <text:p>0</text:p>
          </table:table-cell>
          <table:table-cell table:number-matrix-columns-spanned="1" table:number-matrix-rows-spanned="1" table:formula="of:=SUM([.AT3:.AT32]=[.$GX3:.$GX32])" office:value-type="float" office:value="1">
            <text:p>1</text:p>
          </table:table-cell>
          <table:table-cell table:number-matrix-columns-spanned="1" table:number-matrix-rows-spanned="1" table:formula="of:=SUM([.AU3:.AU32]=[.$GY3:.$GY32])" office:value-type="float" office:value="21">
            <text:p>21</text:p>
          </table:table-cell>
          <table:table-cell table:number-matrix-columns-spanned="1" table:number-matrix-rows-spanned="1" table:formula="of:=SUM([.AV3:.AV32]=[.$GZ3:.$GZ32])" office:value-type="float" office:value="1">
            <text:p>1</text:p>
          </table:table-cell>
          <table:table-cell table:number-matrix-columns-spanned="1" table:number-matrix-rows-spanned="1" table:formula="of:=SUM([.AW3:.AW32]=[.$HA3:.$HA32])" office:value-type="float" office:value="1">
            <text:p>1</text:p>
          </table:table-cell>
          <table:table-cell table:number-matrix-columns-spanned="1" table:number-matrix-rows-spanned="1" table:formula="of:=SUM([.AX3:.AX32]=[.$HB3:.$HB32])" office:value-type="float" office:value="0">
            <text:p>0</text:p>
          </table:table-cell>
          <table:table-cell table:number-matrix-columns-spanned="1" table:number-matrix-rows-spanned="1" table:formula="of:=SUM([.AY3:.AY32]=[.$GX3:.$GX32])" office:value-type="float" office:value="3">
            <text:p>3</text:p>
          </table:table-cell>
          <table:table-cell table:number-matrix-columns-spanned="1" table:number-matrix-rows-spanned="1" table:formula="of:=SUM([.AZ3:.AZ32]=[.$GY3:.$GY32])" office:value-type="float" office:value="19">
            <text:p>19</text:p>
          </table:table-cell>
          <table:table-cell table:number-matrix-columns-spanned="1" table:number-matrix-rows-spanned="1" table:formula="of:=SUM([.BA3:.BA32]=[.$GZ3:.$GZ32])" office:value-type="float" office:value="2">
            <text:p>2</text:p>
          </table:table-cell>
          <table:table-cell table:number-matrix-columns-spanned="1" table:number-matrix-rows-spanned="1" table:formula="of:=SUM([.BB3:.BB32]=[.$HA3:.$HA32])" office:value-type="float" office:value="1">
            <text:p>1</text:p>
          </table:table-cell>
          <table:table-cell table:number-matrix-columns-spanned="1" table:number-matrix-rows-spanned="1" table:formula="of:=SUM([.BC3:.BC32]=[.$HB3:.$HB32])" office:value-type="float" office:value="0">
            <text:p>0</text:p>
          </table:table-cell>
          <table:table-cell table:number-matrix-columns-spanned="1" table:number-matrix-rows-spanned="1" table:formula="of:=SUM([.BD3:.BD32]=[.$GX3:.$GX32])" office:value-type="float" office:value="2">
            <text:p>2</text:p>
          </table:table-cell>
          <table:table-cell table:number-matrix-columns-spanned="1" table:number-matrix-rows-spanned="1" table:formula="of:=SUM([.BE3:.BE32]=[.$GY3:.$GY32])" office:value-type="float" office:value="20">
            <text:p>20</text:p>
          </table:table-cell>
          <table:table-cell table:number-matrix-columns-spanned="1" table:number-matrix-rows-spanned="1" table:formula="of:=SUM([.BF3:.BF32]=[.$GZ3:.$GZ32])" office:value-type="float" office:value="2">
            <text:p>2</text:p>
          </table:table-cell>
          <table:table-cell table:number-matrix-columns-spanned="1" table:number-matrix-rows-spanned="1" table:formula="of:=SUM([.BG3:.BG32]=[.$HA3:.$HA32])" office:value-type="float" office:value="2">
            <text:p>2</text:p>
          </table:table-cell>
          <table:table-cell table:number-matrix-columns-spanned="1" table:number-matrix-rows-spanned="1" table:formula="of:=SUM([.BH3:.BH32]=[.$HB3:.$HB32])" office:value-type="float" office:value="0">
            <text:p>0</text:p>
          </table:table-cell>
          <table:table-cell table:number-matrix-columns-spanned="1" table:number-matrix-rows-spanned="1" table:formula="of:=SUM([.BI3:.BI32]=[.$GX3:.$GX32])" office:value-type="float" office:value="2">
            <text:p>2</text:p>
          </table:table-cell>
          <table:table-cell table:number-matrix-columns-spanned="1" table:number-matrix-rows-spanned="1" table:formula="of:=SUM([.BJ3:.BJ32]=[.$GY3:.$GY32])" office:value-type="float" office:value="19">
            <text:p>19</text:p>
          </table:table-cell>
          <table:table-cell table:number-matrix-columns-spanned="1" table:number-matrix-rows-spanned="1" table:formula="of:=SUM([.BK3:.BK32]=[.$GZ3:.$GZ32])" office:value-type="float" office:value="1">
            <text:p>1</text:p>
          </table:table-cell>
          <table:table-cell table:number-matrix-columns-spanned="1" table:number-matrix-rows-spanned="1" table:formula="of:=SUM([.BL3:.BL32]=[.$HA3:.$HA32])" office:value-type="float" office:value="1">
            <text:p>1</text:p>
          </table:table-cell>
          <table:table-cell table:number-matrix-columns-spanned="1" table:number-matrix-rows-spanned="1" table:formula="of:=SUM([.BM3:.BM32]=[.$HB3:.$HB32])" office:value-type="float" office:value="0">
            <text:p>0</text:p>
          </table:table-cell>
          <table:table-cell table:number-matrix-columns-spanned="1" table:number-matrix-rows-spanned="1" table:formula="of:=SUM([.BN3:.BN32]=[.$GX3:.$GX32])" office:value-type="float" office:value="1">
            <text:p>1</text:p>
          </table:table-cell>
          <table:table-cell table:number-matrix-columns-spanned="1" table:number-matrix-rows-spanned="1" table:formula="of:=SUM([.BO3:.BO32]=[.$GY3:.$GY32])" office:value-type="float" office:value="20">
            <text:p>20</text:p>
          </table:table-cell>
          <table:table-cell table:number-matrix-columns-spanned="1" table:number-matrix-rows-spanned="1" table:formula="of:=SUM([.BP3:.BP32]=[.$GZ3:.$GZ32])" office:value-type="float" office:value="1">
            <text:p>1</text:p>
          </table:table-cell>
          <table:table-cell table:number-matrix-columns-spanned="1" table:number-matrix-rows-spanned="1" table:formula="of:=SUM([.BQ3:.BQ32]=[.$HA3:.$HA32])" office:value-type="float" office:value="0">
            <text:p>0</text:p>
          </table:table-cell>
          <table:table-cell table:number-matrix-columns-spanned="1" table:number-matrix-rows-spanned="1" table:formula="of:=SUM([.BR3:.BR32]=[.$HB3:.$HB32])" office:value-type="float" office:value="0">
            <text:p>0</text:p>
          </table:table-cell>
          <table:table-cell table:number-matrix-columns-spanned="1" table:number-matrix-rows-spanned="1" table:formula="of:=SUM([.BS3:.BS32]=[.$GX3:.$GX32])" office:value-type="float" office:value="3">
            <text:p>3</text:p>
          </table:table-cell>
          <table:table-cell table:number-matrix-columns-spanned="1" table:number-matrix-rows-spanned="1" table:formula="of:=SUM([.BT3:.BT32]=[.$GY3:.$GY32])" office:value-type="float" office:value="19">
            <text:p>19</text:p>
          </table:table-cell>
          <table:table-cell table:number-matrix-columns-spanned="1" table:number-matrix-rows-spanned="1" table:formula="of:=SUM([.BU3:.BU32]=[.$GZ3:.$GZ32])" office:value-type="float" office:value="4">
            <text:p>4</text:p>
          </table:table-cell>
          <table:table-cell table:style-name="cellBest" table:number-matrix-columns-spanned="1" table:number-matrix-rows-spanned="1" table:formula="of:=SUM([.BV3:.BV32]=[.$HA3:.$HA32])" office:value-type="float" office:value="10">
            <text:p>10</text:p>
          </table:table-cell>
          <table:table-cell table:number-matrix-columns-spanned="1" table:number-matrix-rows-spanned="1" table:formula="of:=SUM([.BW3:.BW32]=[.$HB3:.$HB32])" office:value-type="float" office:value="0">
            <text:p>0</text:p>
          </table:table-cell>
          <table:table-cell table:number-matrix-columns-spanned="1" table:number-matrix-rows-spanned="1" table:formula="of:=SUM([.BX3:.BX32]=[.$GX3:.$GX32])" office:value-type="float" office:value="1">
            <text:p>1</text:p>
          </table:table-cell>
          <table:table-cell table:number-matrix-columns-spanned="1" table:number-matrix-rows-spanned="1" table:formula="of:=SUM([.BY3:.BY32]=[.$GY3:.$GY32])" office:value-type="float" office:value="18">
            <text:p>18</text:p>
          </table:table-cell>
          <table:table-cell table:number-matrix-columns-spanned="1" table:number-matrix-rows-spanned="1" table:formula="of:=SUM([.BZ3:.BZ32]=[.$GZ3:.$GZ32])" office:value-type="float" office:value="0">
            <text:p>0</text:p>
          </table:table-cell>
          <table:table-cell table:number-matrix-columns-spanned="1" table:number-matrix-rows-spanned="1" table:formula="of:=SUM([.CA3:.CA32]=[.$HA3:.$HA32])" office:value-type="float" office:value="2">
            <text:p>2</text:p>
          </table:table-cell>
          <table:table-cell table:number-matrix-columns-spanned="1" table:number-matrix-rows-spanned="1" table:formula="of:=SUM([.CB3:.CB32]=[.$HB3:.$HB32])" office:value-type="float" office:value="30">
            <text:p>30</text:p>
          </table:table-cell>
          <table:table-cell table:number-matrix-columns-spanned="1" table:number-matrix-rows-spanned="1" table:formula="of:=SUM([.CC3:.CC32]=[.$GX3:.$GX32])" office:value-type="float" office:value="2">
            <text:p>2</text:p>
          </table:table-cell>
          <table:table-cell table:number-matrix-columns-spanned="1" table:number-matrix-rows-spanned="1" table:formula="of:=SUM([.CD3:.CD32]=[.$GY3:.$GY32])" office:value-type="float" office:value="19">
            <text:p>19</text:p>
          </table:table-cell>
          <table:table-cell table:number-matrix-columns-spanned="1" table:number-matrix-rows-spanned="1" table:formula="of:=SUM([.CE3:.CE32]=[.$GZ3:.$GZ32])" office:value-type="float" office:value="1">
            <text:p>1</text:p>
          </table:table-cell>
          <table:table-cell table:number-matrix-columns-spanned="1" table:number-matrix-rows-spanned="1" table:formula="of:=SUM([.CF3:.CF32]=[.$HA3:.$HA32])" office:value-type="float" office:value="1">
            <text:p>1</text:p>
          </table:table-cell>
          <table:table-cell table:number-matrix-columns-spanned="1" table:number-matrix-rows-spanned="1" table:formula="of:=SUM([.CG3:.CG32]=[.$HB3:.$HB32])" office:value-type="float" office:value="0">
            <text:p>0</text:p>
          </table:table-cell>
          <table:table-cell table:number-matrix-columns-spanned="1" table:number-matrix-rows-spanned="1" table:formula="of:=SUM([.CH3:.CH32]=[.$GX3:.$GX32])" office:value-type="float" office:value="2">
            <text:p>2</text:p>
          </table:table-cell>
          <table:table-cell table:number-matrix-columns-spanned="1" table:number-matrix-rows-spanned="1" table:formula="of:=SUM([.CI3:.CI32]=[.$GY3:.$GY32])" office:value-type="float" office:value="20">
            <text:p>20</text:p>
          </table:table-cell>
          <table:table-cell table:number-matrix-columns-spanned="1" table:number-matrix-rows-spanned="1" table:formula="of:=SUM([.CJ3:.CJ32]=[.$GZ3:.$GZ32])" office:value-type="float" office:value="1">
            <text:p>1</text:p>
          </table:table-cell>
          <table:table-cell table:number-matrix-columns-spanned="1" table:number-matrix-rows-spanned="1" table:formula="of:=SUM([.CK3:.CK32]=[.$HA3:.$HA32])" office:value-type="float" office:value="0">
            <text:p>0</text:p>
          </table:table-cell>
          <table:table-cell table:number-matrix-columns-spanned="1" table:number-matrix-rows-spanned="1" table:formula="of:=SUM([.CL3:.CL32]=[.$HB3:.$HB32])" office:value-type="float" office:value="0">
            <text:p>0</text:p>
          </table:table-cell>
          <table:table-cell table:number-matrix-columns-spanned="1" table:number-matrix-rows-spanned="1" table:formula="of:=SUM([.CM3:.CM32]=[.$GX3:.$GX32])" office:value-type="float" office:value="1">
            <text:p>1</text:p>
          </table:table-cell>
          <table:table-cell table:number-matrix-columns-spanned="1" table:number-matrix-rows-spanned="1" table:formula="of:=SUM([.CN3:.CN32]=[.$GY3:.$GY32])" office:value-type="float" office:value="12">
            <text:p>12</text:p>
          </table:table-cell>
          <table:table-cell table:number-matrix-columns-spanned="1" table:number-matrix-rows-spanned="1" table:formula="of:=SUM([.CO3:.CO32]=[.$GZ3:.$GZ32])" office:value-type="float" office:value="0">
            <text:p>0</text:p>
          </table:table-cell>
          <table:table-cell table:number-matrix-columns-spanned="1" table:number-matrix-rows-spanned="1" table:formula="of:=SUM([.CP3:.CP32]=[.$HA3:.$HA32])" office:value-type="float" office:value="0">
            <text:p>0</text:p>
          </table:table-cell>
          <table:table-cell table:number-matrix-columns-spanned="1" table:number-matrix-rows-spanned="1" table:formula="of:=SUM([.CQ3:.CQ32]=[.$HB3:.$HB32])" office:value-type="float" office:value="0">
            <text:p>0</text:p>
          </table:table-cell>
          <table:table-cell table:number-matrix-columns-spanned="1" table:number-matrix-rows-spanned="1" table:formula="of:=SUM([.CR3:.CR32]=[.$GX3:.$GX32])" office:value-type="float" office:value="1">
            <text:p>1</text:p>
          </table:table-cell>
          <table:table-cell table:number-matrix-columns-spanned="1" table:number-matrix-rows-spanned="1" table:formula="of:=SUM([.CS3:.CS32]=[.$GY3:.$GY32])" office:value-type="float" office:value="20">
            <text:p>20</text:p>
          </table:table-cell>
          <table:table-cell table:number-matrix-columns-spanned="1" table:number-matrix-rows-spanned="1" table:formula="of:=SUM([.CT3:.CT32]=[.$GZ3:.$GZ32])" office:value-type="float" office:value="0">
            <text:p>0</text:p>
          </table:table-cell>
          <table:table-cell table:number-matrix-columns-spanned="1" table:number-matrix-rows-spanned="1" table:formula="of:=SUM([.CU3:.CU32]=[.$HA3:.$HA32])" office:value-type="float" office:value="0">
            <text:p>0</text:p>
          </table:table-cell>
          <table:table-cell table:number-matrix-columns-spanned="1" table:number-matrix-rows-spanned="1" table:formula="of:=SUM([.CV3:.CV32]=[.$HB3:.$HB32])" office:value-type="float" office:value="0">
            <text:p>0</text:p>
          </table:table-cell>
          <table:table-cell table:number-matrix-columns-spanned="1" table:number-matrix-rows-spanned="1" table:formula="of:=SUM([.CW3:.CW32]=[.$GX3:.$GX32])" office:value-type="float" office:value="3">
            <text:p>3</text:p>
          </table:table-cell>
          <table:table-cell table:number-matrix-columns-spanned="1" table:number-matrix-rows-spanned="1" table:formula="of:=SUM([.CX3:.CX32]=[.$GY3:.$GY32])" office:value-type="float" office:value="20">
            <text:p>20</text:p>
          </table:table-cell>
          <table:table-cell table:style-name="cellBest" table:number-matrix-columns-spanned="1" table:number-matrix-rows-spanned="1" table:formula="of:=SUM([.CY3:.CY32]=[.$GZ3:.$GZ32])" office:value-type="float" office:value="5">
            <text:p>5</text:p>
          </table:table-cell>
          <table:table-cell table:number-matrix-columns-spanned="1" table:number-matrix-rows-spanned="1" table:formula="of:=SUM([.CZ3:.CZ32]=[.$HA3:.$HA32])" office:value-type="float" office:value="0">
            <text:p>0</text:p>
          </table:table-cell>
          <table:table-cell table:number-matrix-columns-spanned="1" table:number-matrix-rows-spanned="1" table:formula="of:=SUM([.DA3:.DA32]=[.$HB3:.$HB32])" office:value-type="float" office:value="0">
            <text:p>0</text:p>
          </table:table-cell>
          <table:table-cell table:number-matrix-columns-spanned="1" table:number-matrix-rows-spanned="1" table:formula="of:=SUM([.DB3:.DB32]=[.$GX3:.$GX32])" office:value-type="float" office:value="3">
            <text:p>3</text:p>
          </table:table-cell>
          <table:table-cell table:number-matrix-columns-spanned="1" table:number-matrix-rows-spanned="1" table:formula="of:=SUM([.DC3:.DC32]=[.$GY3:.$GY32])" office:value-type="float" office:value="9">
            <text:p>9</text:p>
          </table:table-cell>
          <table:table-cell table:number-matrix-columns-spanned="1" table:number-matrix-rows-spanned="1" table:formula="of:=SUM([.DD3:.DD32]=[.$GZ3:.$GZ32])" office:value-type="float" office:value="1">
            <text:p>1</text:p>
          </table:table-cell>
          <table:table-cell table:number-matrix-columns-spanned="1" table:number-matrix-rows-spanned="1" table:formula="of:=SUM([.DE3:.DE32]=[.$HA3:.$HA32])" office:value-type="float" office:value="1">
            <text:p>1</text:p>
          </table:table-cell>
          <table:table-cell table:number-matrix-columns-spanned="1" table:number-matrix-rows-spanned="1" table:formula="of:=SUM([.DF3:.DF32]=[.$HB3:.$HB32])" office:value-type="float" office:value="0">
            <text:p>0</text:p>
          </table:table-cell>
          <table:table-cell table:number-matrix-columns-spanned="1" table:number-matrix-rows-spanned="1" table:formula="of:=SUM([.DG3:.DG32]=[.$GX3:.$GX32])" office:value-type="float" office:value="1">
            <text:p>1</text:p>
          </table:table-cell>
          <table:table-cell table:number-matrix-columns-spanned="1" table:number-matrix-rows-spanned="1" table:formula="of:=SUM([.DH3:.DH32]=[.$GY3:.$GY32])" office:value-type="float" office:value="17">
            <text:p>17</text:p>
          </table:table-cell>
          <table:table-cell table:number-matrix-columns-spanned="1" table:number-matrix-rows-spanned="1" table:formula="of:=SUM([.DI3:.DI32]=[.$GZ3:.$GZ32])" office:value-type="float" office:value="2">
            <text:p>2</text:p>
          </table:table-cell>
          <table:table-cell table:number-matrix-columns-spanned="1" table:number-matrix-rows-spanned="1" table:formula="of:=SUM([.DJ3:.DJ32]=[.$HA3:.$HA32])" office:value-type="float" office:value="1">
            <text:p>1</text:p>
          </table:table-cell>
          <table:table-cell table:number-matrix-columns-spanned="1" table:number-matrix-rows-spanned="1" table:formula="of:=SUM([.DK3:.DK32]=[.$HB3:.$HB32])" office:value-type="float" office:value="0">
            <text:p>0</text:p>
          </table:table-cell>
          <table:table-cell table:number-matrix-columns-spanned="1" table:number-matrix-rows-spanned="1" table:formula="of:=SUM([.DL3:.DL32]=[.$GX3:.$GX32])" office:value-type="float" office:value="1">
            <text:p>1</text:p>
          </table:table-cell>
          <table:table-cell table:number-matrix-columns-spanned="1" table:number-matrix-rows-spanned="1" table:formula="of:=SUM([.DM3:.DM32]=[.$GY3:.$GY32])" office:value-type="float" office:value="18">
            <text:p>18</text:p>
          </table:table-cell>
          <table:table-cell table:number-matrix-columns-spanned="1" table:number-matrix-rows-spanned="1" table:formula="of:=SUM([.DN3:.DN32]=[.$GZ3:.$GZ32])" office:value-type="float" office:value="0">
            <text:p>0</text:p>
          </table:table-cell>
          <table:table-cell table:number-matrix-columns-spanned="1" table:number-matrix-rows-spanned="1" table:formula="of:=SUM([.DO3:.DO32]=[.$HA3:.$HA32])" office:value-type="float" office:value="0">
            <text:p>0</text:p>
          </table:table-cell>
          <table:table-cell table:number-matrix-columns-spanned="1" table:number-matrix-rows-spanned="1" table:formula="of:=SUM([.DP3:.DP32]=[.$HB3:.$HB32])" office:value-type="float" office:value="0">
            <text:p>0</text:p>
          </table:table-cell>
          <table:table-cell table:number-matrix-columns-spanned="1" table:number-matrix-rows-spanned="1" table:formula="of:=SUM([.DQ3:.DQ32]=[.$GX3:.$GX32])" office:value-type="float" office:value="2">
            <text:p>2</text:p>
          </table:table-cell>
          <table:table-cell table:number-matrix-columns-spanned="1" table:number-matrix-rows-spanned="1" table:formula="of:=SUM([.DR3:.DR32]=[.$GY3:.$GY32])" office:value-type="float" office:value="15">
            <text:p>15</text:p>
          </table:table-cell>
          <table:table-cell table:number-matrix-columns-spanned="1" table:number-matrix-rows-spanned="1" table:formula="of:=SUM([.DS3:.DS32]=[.$GZ3:.$GZ32])" office:value-type="float" office:value="2">
            <text:p>2</text:p>
          </table:table-cell>
          <table:table-cell table:number-matrix-columns-spanned="1" table:number-matrix-rows-spanned="1" table:formula="of:=SUM([.DT3:.DT32]=[.$HA3:.$HA32])" office:value-type="float" office:value="0">
            <text:p>0</text:p>
          </table:table-cell>
          <table:table-cell table:number-matrix-columns-spanned="1" table:number-matrix-rows-spanned="1" table:formula="of:=SUM([.DU3:.DU32]=[.$HB3:.$HB32])" office:value-type="float" office:value="0">
            <text:p>0</text:p>
          </table:table-cell>
          <table:table-cell table:number-matrix-columns-spanned="1" table:number-matrix-rows-spanned="1" table:formula="of:=SUM([.DV3:.DV32]=[.$GX3:.$GX32])" office:value-type="float" office:value="1">
            <text:p>1</text:p>
          </table:table-cell>
          <table:table-cell table:number-matrix-columns-spanned="1" table:number-matrix-rows-spanned="1" table:formula="of:=SUM([.DW3:.DW32]=[.$GY3:.$GY32])" office:value-type="float" office:value="19">
            <text:p>19</text:p>
          </table:table-cell>
          <table:table-cell table:number-matrix-columns-spanned="1" table:number-matrix-rows-spanned="1" table:formula="of:=SUM([.DX3:.DX32]=[.$GZ3:.$GZ32])" office:value-type="float" office:value="0">
            <text:p>0</text:p>
          </table:table-cell>
          <table:table-cell table:number-matrix-columns-spanned="1" table:number-matrix-rows-spanned="1" table:formula="of:=SUM([.DY3:.DY32]=[.$HA3:.$HA32])" office:value-type="float" office:value="1">
            <text:p>1</text:p>
          </table:table-cell>
          <table:table-cell table:number-matrix-columns-spanned="1" table:number-matrix-rows-spanned="1" table:formula="of:=SUM([.DZ3:.DZ32]=[.$HB3:.$HB32])" office:value-type="float" office:value="0">
            <text:p>0</text:p>
          </table:table-cell>
          <table:table-cell table:number-matrix-columns-spanned="1" table:number-matrix-rows-spanned="1" table:formula="of:=SUM([.EA3:.EA32]=[.$GX3:.$GX32])" office:value-type="float" office:value="2">
            <text:p>2</text:p>
          </table:table-cell>
          <table:table-cell table:number-matrix-columns-spanned="1" table:number-matrix-rows-spanned="1" table:formula="of:=SUM([.EB3:.EB32]=[.$GY3:.$GY32])" office:value-type="float" office:value="19">
            <text:p>19</text:p>
          </table:table-cell>
          <table:table-cell table:number-matrix-columns-spanned="1" table:number-matrix-rows-spanned="1" table:formula="of:=SUM([.EC3:.EC32]=[.$GZ3:.$GZ32])" office:value-type="float" office:value="1">
            <text:p>1</text:p>
          </table:table-cell>
          <table:table-cell table:number-matrix-columns-spanned="1" table:number-matrix-rows-spanned="1" table:formula="of:=SUM([.ED3:.ED32]=[.$HA3:.$HA32])" office:value-type="float" office:value="1">
            <text:p>1</text:p>
          </table:table-cell>
          <table:table-cell table:number-matrix-columns-spanned="1" table:number-matrix-rows-spanned="1" table:formula="of:=SUM([.EE3:.EE32]=[.$HB3:.$HB32])" office:value-type="float" office:value="0">
            <text:p>0</text:p>
          </table:table-cell>
          <table:table-cell table:number-matrix-columns-spanned="1" table:number-matrix-rows-spanned="1" table:formula="of:=SUM([.EF3:.EF32]=[.$GX3:.$GX32])" office:value-type="float" office:value="1">
            <text:p>1</text:p>
          </table:table-cell>
          <table:table-cell table:number-matrix-columns-spanned="1" table:number-matrix-rows-spanned="1" table:formula="of:=SUM([.EG3:.EG32]=[.$GY3:.$GY32])" office:value-type="float" office:value="18">
            <text:p>18</text:p>
          </table:table-cell>
          <table:table-cell table:number-matrix-columns-spanned="1" table:number-matrix-rows-spanned="1" table:formula="of:=SUM([.EH3:.EH32]=[.$GZ3:.$GZ32])" office:value-type="float" office:value="0">
            <text:p>0</text:p>
          </table:table-cell>
          <table:table-cell table:number-matrix-columns-spanned="1" table:number-matrix-rows-spanned="1" table:formula="of:=SUM([.EI3:.EI32]=[.$HA3:.$HA32])" office:value-type="float" office:value="0">
            <text:p>0</text:p>
          </table:table-cell>
          <table:table-cell table:number-matrix-columns-spanned="1" table:number-matrix-rows-spanned="1" table:formula="of:=SUM([.EJ3:.EJ32]=[.$HB3:.$HB32])" office:value-type="float" office:value="0">
            <text:p>0</text:p>
          </table:table-cell>
          <table:table-cell table:number-matrix-columns-spanned="1" table:number-matrix-rows-spanned="1" table:formula="of:=SUM([.EK3:.EK32]=[.$GX3:.$GX32])" office:value-type="float" office:value="3">
            <text:p>3</text:p>
          </table:table-cell>
          <table:table-cell table:number-matrix-columns-spanned="1" table:number-matrix-rows-spanned="1" table:formula="of:=SUM([.EL3:.EL32]=[.$GY3:.$GY32])" office:value-type="float" office:value="18">
            <text:p>18</text:p>
          </table:table-cell>
          <table:table-cell table:number-matrix-columns-spanned="1" table:number-matrix-rows-spanned="1" table:formula="of:=SUM([.EM3:.EM32]=[.$GZ3:.$GZ32])" office:value-type="float" office:value="2">
            <text:p>2</text:p>
          </table:table-cell>
          <table:table-cell table:number-matrix-columns-spanned="1" table:number-matrix-rows-spanned="1" table:formula="of:=SUM([.EN3:.EN32]=[.$HA3:.$HA32])" office:value-type="float" office:value="3">
            <text:p>3</text:p>
          </table:table-cell>
          <table:table-cell table:number-matrix-columns-spanned="1" table:number-matrix-rows-spanned="1" table:formula="of:=SUM([.EO3:.EO32]=[.$HB3:.$HB32])" office:value-type="float" office:value="0">
            <text:p>0</text:p>
          </table:table-cell>
          <table:table-cell table:number-matrix-columns-spanned="1" table:number-matrix-rows-spanned="1" table:formula="of:=SUM([.EP3:.EP32]=[.$GX3:.$GX32])" office:value-type="float" office:value="2">
            <text:p>2</text:p>
          </table:table-cell>
          <table:table-cell table:number-matrix-columns-spanned="1" table:number-matrix-rows-spanned="1" table:formula="of:=SUM([.EQ3:.EQ32]=[.$GY3:.$GY32])" office:value-type="float" office:value="17">
            <text:p>17</text:p>
          </table:table-cell>
          <table:table-cell table:number-matrix-columns-spanned="1" table:number-matrix-rows-spanned="1" table:formula="of:=SUM([.ER3:.ER32]=[.$GZ3:.$GZ32])" office:value-type="float" office:value="1">
            <text:p>1</text:p>
          </table:table-cell>
          <table:table-cell table:number-matrix-columns-spanned="1" table:number-matrix-rows-spanned="1" table:formula="of:=SUM([.ES3:.ES32]=[.$HA3:.$HA32])" office:value-type="float" office:value="0">
            <text:p>0</text:p>
          </table:table-cell>
          <table:table-cell table:number-matrix-columns-spanned="1" table:number-matrix-rows-spanned="1" table:formula="of:=SUM([.ET3:.ET32]=[.$HB3:.$HB32])" office:value-type="float" office:value="0">
            <text:p>0</text:p>
          </table:table-cell>
          <table:table-cell table:number-matrix-columns-spanned="1" table:number-matrix-rows-spanned="1" table:formula="of:=SUM([.EU3:.EU32]=[.$GX3:.$GX32])" office:value-type="float" office:value="2">
            <text:p>2</text:p>
          </table:table-cell>
          <table:table-cell table:number-matrix-columns-spanned="1" table:number-matrix-rows-spanned="1" table:formula="of:=SUM([.EV3:.EV32]=[.$GY3:.$GY32])" office:value-type="float" office:value="21">
            <text:p>21</text:p>
          </table:table-cell>
          <table:table-cell table:number-matrix-columns-spanned="1" table:number-matrix-rows-spanned="1" table:formula="of:=SUM([.EW3:.EW32]=[.$GZ3:.$GZ32])" office:value-type="float" office:value="1">
            <text:p>1</text:p>
          </table:table-cell>
          <table:table-cell table:number-matrix-columns-spanned="1" table:number-matrix-rows-spanned="1" table:formula="of:=SUM([.EX3:.EX32]=[.$HA3:.$HA32])" office:value-type="float" office:value="0">
            <text:p>0</text:p>
          </table:table-cell>
          <table:table-cell table:number-matrix-columns-spanned="1" table:number-matrix-rows-spanned="1" table:formula="of:=SUM([.EY3:.EY32]=[.$HB3:.$HB32])" office:value-type="float" office:value="0">
            <text:p>0</text:p>
          </table:table-cell>
          <table:table-cell table:number-matrix-columns-spanned="1" table:number-matrix-rows-spanned="1" table:formula="of:=SUM([.EZ3:.EZ32]=[.$GX3:.$GX32])" office:value-type="float" office:value="1">
            <text:p>1</text:p>
          </table:table-cell>
          <table:table-cell table:number-matrix-columns-spanned="1" table:number-matrix-rows-spanned="1" table:formula="of:=SUM([.FA3:.FA32]=[.$GY3:.$GY32])" office:value-type="float" office:value="22">
            <text:p>22</text:p>
          </table:table-cell>
          <table:table-cell table:number-matrix-columns-spanned="1" table:number-matrix-rows-spanned="1" table:formula="of:=SUM([.FB3:.FB32]=[.$GZ3:.$GZ32])" office:value-type="float" office:value="0">
            <text:p>0</text:p>
          </table:table-cell>
          <table:table-cell table:number-matrix-columns-spanned="1" table:number-matrix-rows-spanned="1" table:formula="of:=SUM([.FC3:.FC32]=[.$HA3:.$HA32])" office:value-type="float" office:value="0">
            <text:p>0</text:p>
          </table:table-cell>
          <table:table-cell table:number-matrix-columns-spanned="1" table:number-matrix-rows-spanned="1" table:formula="of:=SUM([.FD3:.FD32]=[.$HB3:.$HB32])" office:value-type="float" office:value="0">
            <text:p>0</text:p>
          </table:table-cell>
          <table:table-cell table:number-matrix-columns-spanned="1" table:number-matrix-rows-spanned="1" table:formula="of:=SUM([.FE3:.FE32]=[.$GX3:.$GX32])" office:value-type="float" office:value="1">
            <text:p>1</text:p>
          </table:table-cell>
          <table:table-cell table:number-matrix-columns-spanned="1" table:number-matrix-rows-spanned="1" table:formula="of:=SUM([.FF3:.FF32]=[.$GY3:.$GY32])" office:value-type="float" office:value="22">
            <text:p>22</text:p>
          </table:table-cell>
          <table:table-cell table:number-matrix-columns-spanned="1" table:number-matrix-rows-spanned="1" table:formula="of:=SUM([.FG3:.FG32]=[.$GZ3:.$GZ32])" office:value-type="float" office:value="0">
            <text:p>0</text:p>
          </table:table-cell>
          <table:table-cell table:number-matrix-columns-spanned="1" table:number-matrix-rows-spanned="1" table:formula="of:=SUM([.FH3:.FH32]=[.$HA3:.$HA32])" office:value-type="float" office:value="0">
            <text:p>0</text:p>
          </table:table-cell>
          <table:table-cell table:number-matrix-columns-spanned="1" table:number-matrix-rows-spanned="1" table:formula="of:=SUM([.FI3:.FI32]=[.$HB3:.$HB32])" office:value-type="float" office:value="0">
            <text:p>0</text:p>
          </table:table-cell>
          <table:table-cell table:number-matrix-columns-spanned="1" table:number-matrix-rows-spanned="1" table:formula="of:=SUM([.FJ3:.FJ32]=[.$GX3:.$GX32])" office:value-type="float" office:value="1">
            <text:p>1</text:p>
          </table:table-cell>
          <table:table-cell table:number-matrix-columns-spanned="1" table:number-matrix-rows-spanned="1" table:formula="of:=SUM([.FK3:.FK32]=[.$GY3:.$GY32])" office:value-type="float" office:value="17">
            <text:p>17</text:p>
          </table:table-cell>
          <table:table-cell table:number-matrix-columns-spanned="1" table:number-matrix-rows-spanned="1" table:formula="of:=SUM([.FL3:.FL32]=[.$GZ3:.$GZ32])" office:value-type="float" office:value="0">
            <text:p>0</text:p>
          </table:table-cell>
          <table:table-cell table:number-matrix-columns-spanned="1" table:number-matrix-rows-spanned="1" table:formula="of:=SUM([.FM3:.FM32]=[.$HA3:.$HA32])" office:value-type="float" office:value="0">
            <text:p>0</text:p>
          </table:table-cell>
          <table:table-cell table:number-matrix-columns-spanned="1" table:number-matrix-rows-spanned="1" table:formula="of:=SUM([.FN3:.FN32]=[.$HB3:.$HB32])" office:value-type="float" office:value="0">
            <text:p>0</text:p>
          </table:table-cell>
          <table:table-cell table:number-matrix-columns-spanned="1" table:number-matrix-rows-spanned="1" table:formula="of:=SUM([.FO3:.FO32]=[.$GX3:.$GX32])" office:value-type="float" office:value="2">
            <text:p>2</text:p>
          </table:table-cell>
          <table:table-cell table:number-matrix-columns-spanned="1" table:number-matrix-rows-spanned="1" table:formula="of:=SUM([.FP3:.FP32]=[.$GY3:.$GY32])" office:value-type="float" office:value="20">
            <text:p>20</text:p>
          </table:table-cell>
          <table:table-cell table:number-matrix-columns-spanned="1" table:number-matrix-rows-spanned="1" table:formula="of:=SUM([.FQ3:.FQ32]=[.$GZ3:.$GZ32])" office:value-type="float" office:value="1">
            <text:p>1</text:p>
          </table:table-cell>
          <table:table-cell table:number-matrix-columns-spanned="1" table:number-matrix-rows-spanned="1" table:formula="of:=SUM([.FR3:.FR32]=[.$HA3:.$HA32])" office:value-type="float" office:value="0">
            <text:p>0</text:p>
          </table:table-cell>
          <table:table-cell table:number-matrix-columns-spanned="1" table:number-matrix-rows-spanned="1" table:formula="of:=SUM([.FS3:.FS32]=[.$HB3:.$HB32])" office:value-type="float" office:value="30">
            <text:p>30</text:p>
          </table:table-cell>
          <table:table-cell table:number-matrix-columns-spanned="1" table:number-matrix-rows-spanned="1" table:formula="of:=SUM([.FT3:.FT32]=[.$GX3:.$GX32])" office:value-type="float" office:value="1">
            <text:p>1</text:p>
          </table:table-cell>
          <table:table-cell table:number-matrix-columns-spanned="1" table:number-matrix-rows-spanned="1" table:formula="of:=SUM([.FU3:.FU32]=[.$GY3:.$GY32])" office:value-type="float" office:value="20">
            <text:p>20</text:p>
          </table:table-cell>
          <table:table-cell table:number-matrix-columns-spanned="1" table:number-matrix-rows-spanned="1" table:formula="of:=SUM([.FV3:.FV32]=[.$GZ3:.$GZ32])" office:value-type="float" office:value="0">
            <text:p>0</text:p>
          </table:table-cell>
          <table:table-cell table:number-matrix-columns-spanned="1" table:number-matrix-rows-spanned="1" table:formula="of:=SUM([.FW3:.FW32]=[.$HA3:.$HA32])" office:value-type="float" office:value="0">
            <text:p>0</text:p>
          </table:table-cell>
          <table:table-cell table:number-matrix-columns-spanned="1" table:number-matrix-rows-spanned="1" table:formula="of:=SUM([.FX3:.FX32]=[.$HB3:.$HB32])" office:value-type="float" office:value="0">
            <text:p>0</text:p>
          </table:table-cell>
          <table:table-cell table:number-matrix-columns-spanned="1" table:number-matrix-rows-spanned="1" table:formula="of:=SUM([.FY3:.FY32]=[.$GX3:.$GX32])" office:value-type="float" office:value="2">
            <text:p>2</text:p>
          </table:table-cell>
          <table:table-cell table:number-matrix-columns-spanned="1" table:number-matrix-rows-spanned="1" table:formula="of:=SUM([.FZ3:.FZ32]=[.$GY3:.$GY32])" office:value-type="float" office:value="18">
            <text:p>18</text:p>
          </table:table-cell>
          <table:table-cell table:number-matrix-columns-spanned="1" table:number-matrix-rows-spanned="1" table:formula="of:=SUM([.GA3:.GA32]=[.$GZ3:.$GZ32])" office:value-type="float" office:value="1">
            <text:p>1</text:p>
          </table:table-cell>
          <table:table-cell table:number-matrix-columns-spanned="1" table:number-matrix-rows-spanned="1" table:formula="of:=SUM([.GB3:.GB32]=[.$HA3:.$HA32])" office:value-type="float" office:value="0">
            <text:p>0</text:p>
          </table:table-cell>
          <table:table-cell table:number-matrix-columns-spanned="1" table:number-matrix-rows-spanned="1" table:formula="of:=SUM([.GC3:.GC32]=[.$HB3:.$HB32])" office:value-type="float" office:value="0">
            <text:p>0</text:p>
          </table:table-cell>
          <table:table-cell table:number-matrix-columns-spanned="1" table:number-matrix-rows-spanned="1" table:formula="of:=SUM([.GD3:.GD32]=[.$GX3:.$GX32])" office:value-type="float" office:value="1">
            <text:p>1</text:p>
          </table:table-cell>
          <table:table-cell table:number-matrix-columns-spanned="1" table:number-matrix-rows-spanned="1" table:formula="of:=SUM([.GE3:.GE32]=[.$GY3:.$GY32])" office:value-type="float" office:value="1">
            <text:p>1</text:p>
          </table:table-cell>
          <table:table-cell table:number-matrix-columns-spanned="1" table:number-matrix-rows-spanned="1" table:formula="of:=SUM([.GF3:.GF32]=[.$GZ3:.$GZ32])" office:value-type="float" office:value="0">
            <text:p>0</text:p>
          </table:table-cell>
          <table:table-cell table:style-name="Default" table:number-matrix-columns-spanned="1" table:number-matrix-rows-spanned="1" table:formula="of:=SUM([.GG3:.GG32]=[.$HA3:.$HA32])" office:value-type="float" office:value="0">
            <text:p>0</text:p>
          </table:table-cell>
          <table:table-cell table:style-name="Default" table:number-matrix-columns-spanned="1" table:number-matrix-rows-spanned="1" table:formula="of:=SUM([.GH3:.GH32]=[.$HB3:.$HB32])" office:value-type="float" office:value="0">
            <text:p>0</text:p>
          </table:table-cell>
          <table:table-cell table:number-matrix-columns-spanned="1" table:number-matrix-rows-spanned="1" table:formula="of:=SUM([.GI3:.GI32]=[.$GX3:.$GX32])" office:value-type="float" office:value="1">
            <text:p>1</text:p>
          </table:table-cell>
          <table:table-cell table:number-matrix-columns-spanned="1" table:number-matrix-rows-spanned="1" table:formula="of:=SUM([.GJ3:.GJ32]=[.$GY3:.$GY32])" office:value-type="float" office:value="20">
            <text:p>20</text:p>
          </table:table-cell>
          <table:table-cell table:number-matrix-columns-spanned="1" table:number-matrix-rows-spanned="1" table:formula="of:=SUM([.GK3:.GK32]=[.$GZ3:.$GZ32])" office:value-type="float" office:value="0">
            <text:p>0</text:p>
          </table:table-cell>
          <table:table-cell table:number-matrix-columns-spanned="1" table:number-matrix-rows-spanned="1" table:formula="of:=SUM([.GL3:.GL32]=[.$HA3:.$HA32])" office:value-type="float" office:value="0">
            <text:p>0</text:p>
          </table:table-cell>
          <table:table-cell table:number-matrix-columns-spanned="1" table:number-matrix-rows-spanned="1" table:formula="of:=SUM([.GM3:.GM32]=[.$HB3:.$HB32])" office:value-type="float" office:value="0">
            <text:p>0</text:p>
          </table:table-cell>
          <table:table-cell table:number-matrix-columns-spanned="1" table:number-matrix-rows-spanned="1" table:formula="of:=SUM([.GN3:.GN32]=[.$GX3:.$GX32])" office:value-type="float" office:value="1">
            <text:p>1</text:p>
          </table:table-cell>
          <table:table-cell table:number-matrix-columns-spanned="1" table:number-matrix-rows-spanned="1" table:formula="of:=SUM([.GO3:.GO32]=[.$GY3:.$GY32])" office:value-type="float" office:value="17">
            <text:p>17</text:p>
          </table:table-cell>
          <table:table-cell table:number-matrix-columns-spanned="1" table:number-matrix-rows-spanned="1" table:formula="of:=SUM([.GP3:.GP32]=[.$GZ3:.$GZ32])" office:value-type="float" office:value="0">
            <text:p>0</text:p>
          </table:table-cell>
          <table:table-cell table:number-matrix-columns-spanned="1" table:number-matrix-rows-spanned="1" table:formula="of:=SUM([.GQ3:.GQ32]=[.$HA3:.$HA32])" office:value-type="float" office:value="0">
            <text:p>0</text:p>
          </table:table-cell>
          <table:table-cell table:number-matrix-columns-spanned="1" table:number-matrix-rows-spanned="1" table:formula="of:=SUM([.GR3:.GR32]=[.$HB3:.$HB32])" office:value-type="float" office:value="0">
            <text:p>0</text:p>
          </table:table-cell>
          <table:table-cell table:number-matrix-columns-spanned="1" table:number-matrix-rows-spanned="1" table:formula="of:=SUM([.GS3:.GS32]=[.$GX3:.$GX32])" office:value-type="float" office:value="2">
            <text:p>2</text:p>
          </table:table-cell>
          <table:table-cell table:number-matrix-columns-spanned="1" table:number-matrix-rows-spanned="1" table:formula="of:=SUM([.GT3:.GT32]=[.$GY3:.$GY32])" office:value-type="float" office:value="11">
            <text:p>11</text:p>
          </table:table-cell>
          <table:table-cell table:number-matrix-columns-spanned="1" table:number-matrix-rows-spanned="1" table:formula="of:=SUM([.GU3:.GU32]=[.$GZ3:.$GZ32])" office:value-type="float" office:value="1">
            <text:p>1</text:p>
          </table:table-cell>
          <table:table-cell table:number-matrix-columns-spanned="1" table:number-matrix-rows-spanned="1" table:formula="of:=SUM([.GV3:.GV32]=[.$HA3:.$HA32])" office:value-type="float" office:value="1">
            <text:p>1</text:p>
          </table:table-cell>
          <table:table-cell table:number-matrix-columns-spanned="1" table:number-matrix-rows-spanned="1" table:formula="of:=SUM([.GW3:.GW32]=[.$HB3:.$HB32])" office:value-type="float" office:value="0">
            <text:p>0</text:p>
          </table:table-cell>
          <table:table-cell table:number-columns-repeated="819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HC3:.$HC32])" office:value-type="float" office:value="11">
            <text:p>11</text:p>
          </table:table-cell>
          <table:table-cell table:number-matrix-columns-spanned="1" table:number-matrix-rows-spanned="1" table:formula="of:=SUM([.C3:.C32]&lt;[.$HD3:.$HD32])" office:value-type="float" office:value="1">
            <text:p>1</text:p>
          </table:table-cell>
          <table:table-cell table:number-matrix-columns-spanned="1" table:number-matrix-rows-spanned="1" table:formula="of:=SUM([.D3:.D32]&lt;[.$HE3:.$HE32])" office:value-type="float" office:value="14">
            <text:p>14</text:p>
          </table:table-cell>
          <table:table-cell table:number-matrix-columns-spanned="1" table:number-matrix-rows-spanned="1" table:formula="of:=SUM([.E3:.E32]&lt;[.$HF3:.$HF32])" office:value-type="float" office:value="11">
            <text:p>11</text:p>
          </table:table-cell>
          <table:table-cell table:number-matrix-columns-spanned="1" table:number-matrix-rows-spanned="1" table:formula="of:=SUM([.F3:.F32]&lt;[.$HC3:.$HC32])" office:value-type="float" office:value="10">
            <text:p>10</text:p>
          </table:table-cell>
          <table:table-cell table:number-matrix-columns-spanned="1" table:number-matrix-rows-spanned="1" table:formula="of:=SUM([.G3:.G32]&lt;[.$HD3:.$HD32])" office:value-type="float" office:value="1">
            <text:p>1</text:p>
          </table:table-cell>
          <table:table-cell table:number-matrix-columns-spanned="1" table:number-matrix-rows-spanned="1" table:formula="of:=SUM([.H3:.H32]&lt;[.$HE3:.$HE32])" office:value-type="float" office:value="12">
            <text:p>12</text:p>
          </table:table-cell>
          <table:table-cell table:number-matrix-columns-spanned="1" table:number-matrix-rows-spanned="1" table:formula="of:=SUM([.I3:.I32]&lt;[.$HF3:.$HF32])" office:value-type="float" office:value="11">
            <text:p>11</text:p>
          </table:table-cell>
          <table:table-cell table:number-matrix-columns-spanned="1" table:number-matrix-rows-spanned="1" table:formula="of:=SUM([.J3:.J32]&lt;[.$HG3:.$HG32])" office:value-type="float" office:value="30">
            <text:p>30</text:p>
          </table:table-cell>
          <table:table-cell table:number-matrix-columns-spanned="1" table:number-matrix-rows-spanned="1" table:formula="of:=SUM([.K3:.K32]&lt;[.$HC3:.$HC32])" office:value-type="float" office:value="11">
            <text:p>11</text:p>
          </table:table-cell>
          <table:table-cell table:number-matrix-columns-spanned="1" table:number-matrix-rows-spanned="1" table:formula="of:=SUM([.L3:.L32]&lt;[.$HD3:.$HD32])" office:value-type="float" office:value="1">
            <text:p>1</text:p>
          </table:table-cell>
          <table:table-cell table:number-matrix-columns-spanned="1" table:number-matrix-rows-spanned="1" table:formula="of:=SUM([.M3:.M32]&lt;[.$HE3:.$HE32])" office:value-type="float" office:value="13">
            <text:p>13</text:p>
          </table:table-cell>
          <table:table-cell table:number-matrix-columns-spanned="1" table:number-matrix-rows-spanned="1" table:formula="of:=SUM([.N3:.N32]&lt;[.$HF3:.$HF32])" office:value-type="float" office:value="11">
            <text:p>11</text:p>
          </table:table-cell>
          <table:table-cell table:number-matrix-columns-spanned="1" table:number-matrix-rows-spanned="1" table:formula="of:=SUM([.O3:.O32]&lt;[.$HG3:.$HG32])" office:value-type="float" office:value="30">
            <text:p>30</text:p>
          </table:table-cell>
          <table:table-cell table:number-matrix-columns-spanned="1" table:number-matrix-rows-spanned="1" table:formula="of:=SUM([.P3:.P32]&lt;[.$HC3:.$HC32])" office:value-type="float" office:value="12">
            <text:p>12</text:p>
          </table:table-cell>
          <table:table-cell table:number-matrix-columns-spanned="1" table:number-matrix-rows-spanned="1" table:formula="of:=SUM([.Q3:.Q32]&lt;[.$HD3:.$HD32])" office:value-type="float" office:value="1">
            <text:p>1</text:p>
          </table:table-cell>
          <table:table-cell table:number-matrix-columns-spanned="1" table:number-matrix-rows-spanned="1" table:formula="of:=SUM([.R3:.R32]&lt;[.$HE3:.$HE32])" office:value-type="float" office:value="12">
            <text:p>12</text:p>
          </table:table-cell>
          <table:table-cell table:number-matrix-columns-spanned="1" table:number-matrix-rows-spanned="1" table:formula="of:=SUM([.S3:.S32]&lt;[.$HF3:.$HF32])" office:value-type="float" office:value="12">
            <text:p>12</text:p>
          </table:table-cell>
          <table:table-cell table:number-matrix-columns-spanned="1" table:number-matrix-rows-spanned="1" table:formula="of:=SUM([.T3:.T32]&lt;[.$HG3:.$HG32])" office:value-type="float" office:value="14">
            <text:p>14</text:p>
          </table:table-cell>
          <table:table-cell table:number-matrix-columns-spanned="1" table:number-matrix-rows-spanned="1" table:formula="of:=SUM([.U3:.U32]&lt;[.$HC3:.$HC32])" office:value-type="float" office:value="14">
            <text:p>14</text:p>
          </table:table-cell>
          <table:table-cell table:style-name="cellBest" table:number-matrix-columns-spanned="1" table:number-matrix-rows-spanned="1" table:formula="of:=SUM([.V3:.V32]&lt;[.$HD3:.$HD32])" office:value-type="float" office:value="6">
            <text:p>6</text:p>
          </table:table-cell>
          <table:table-cell table:number-matrix-columns-spanned="1" table:number-matrix-rows-spanned="1" table:formula="of:=SUM([.W3:.W32]&lt;[.$HE3:.$HE32])" office:value-type="float" office:value="15">
            <text:p>15</text:p>
          </table:table-cell>
          <table:table-cell table:number-matrix-columns-spanned="1" table:number-matrix-rows-spanned="1" table:formula="of:=SUM([.X3:.X32]&lt;[.$HF3:.$HF32])" office:value-type="float" office:value="12">
            <text:p>12</text:p>
          </table:table-cell>
          <table:table-cell table:number-matrix-columns-spanned="1" table:number-matrix-rows-spanned="1" table:formula="of:=SUM([.Y3:.Y32]&lt;[.$HG3:.$HG32])" office:value-type="float" office:value="15">
            <text:p>15</text:p>
          </table:table-cell>
          <table:table-cell table:number-matrix-columns-spanned="1" table:number-matrix-rows-spanned="1" table:formula="of:=SUM([.Z3:.Z32]&lt;[.$HC3:.$HC32])" office:value-type="float" office:value="12">
            <text:p>12</text:p>
          </table:table-cell>
          <table:table-cell table:number-matrix-columns-spanned="1" table:number-matrix-rows-spanned="1" table:formula="of:=SUM([.AA3:.AA32]&lt;[.$HD3:.$HD32])" office:value-type="float" office:value="4">
            <text:p>4</text:p>
          </table:table-cell>
          <table:table-cell table:number-matrix-columns-spanned="1" table:number-matrix-rows-spanned="1" table:formula="of:=SUM([.AB3:.AB32]&lt;[.$HE3:.$HE32])" office:value-type="float" office:value="15">
            <text:p>15</text:p>
          </table:table-cell>
          <table:table-cell table:number-matrix-columns-spanned="1" table:number-matrix-rows-spanned="1" table:formula="of:=SUM([.AC3:.AC32]&lt;[.$HF3:.$HF32])" office:value-type="float" office:value="18">
            <text:p>18</text:p>
          </table:table-cell>
          <table:table-cell table:number-matrix-columns-spanned="1" table:number-matrix-rows-spanned="1" table:formula="of:=SUM([.AD3:.AD32]&lt;[.$HG3:.$HG32])" office:value-type="float" office:value="25">
            <text:p>25</text:p>
          </table:table-cell>
          <table:table-cell table:number-matrix-columns-spanned="1" table:number-matrix-rows-spanned="1" table:formula="of:=SUM([.AE3:.AE32]&lt;[.$HC3:.$HC32])" office:value-type="float" office:value="11">
            <text:p>11</text:p>
          </table:table-cell>
          <table:table-cell table:style-name="cellBest" table:number-matrix-columns-spanned="1" table:number-matrix-rows-spanned="1" table:formula="of:=SUM([.AF3:.AF32]&lt;[.$HD3:.$HD32])" office:value-type="float" office:value="6">
            <text:p>6</text:p>
          </table:table-cell>
          <table:table-cell table:number-matrix-columns-spanned="1" table:number-matrix-rows-spanned="1" table:formula="of:=SUM([.AG3:.AG32]&lt;[.$HE3:.$HE32])" office:value-type="float" office:value="18">
            <text:p>18</text:p>
          </table:table-cell>
          <table:table-cell table:number-matrix-columns-spanned="1" table:number-matrix-rows-spanned="1" table:formula="of:=SUM([.AH3:.AH32]&lt;[.$HF3:.$HF32])" office:value-type="float" office:value="15">
            <text:p>15</text:p>
          </table:table-cell>
          <table:table-cell table:number-matrix-columns-spanned="1" table:number-matrix-rows-spanned="1" table:formula="of:=SUM([.AI3:.AI32]&lt;[.$HG3:.$HG32])" office:value-type="float" office:value="7">
            <text:p>7</text:p>
          </table:table-cell>
          <table:table-cell table:number-matrix-columns-spanned="1" table:number-matrix-rows-spanned="1" table:formula="of:=SUM([.AJ3:.AJ32]&lt;[.$HC3:.$HC32])" office:value-type="float" office:value="15">
            <text:p>15</text:p>
          </table:table-cell>
          <table:table-cell table:style-name="cellBest" table:number-matrix-columns-spanned="1" table:number-matrix-rows-spanned="1" table:formula="of:=SUM([.AK3:.AK32]&lt;[.$HD3:.$HD32])" office:value-type="float" office:value="6">
            <text:p>6</text:p>
          </table:table-cell>
          <table:table-cell table:number-matrix-columns-spanned="1" table:number-matrix-rows-spanned="1" table:formula="of:=SUM([.AL3:.AL32]&lt;[.$HE3:.$HE32])" office:value-type="float" office:value="23">
            <text:p>23</text:p>
          </table:table-cell>
          <table:table-cell table:number-matrix-columns-spanned="1" table:number-matrix-rows-spanned="1" table:formula="of:=SUM([.AM3:.AM32]&lt;[.$HF3:.$HF32])" office:value-type="float" office:value="24">
            <text:p>24</text:p>
          </table:table-cell>
          <table:table-cell table:number-matrix-columns-spanned="1" table:number-matrix-rows-spanned="1" table:formula="of:=SUM([.AN3:.AN32]&lt;[.$HG3:.$HG32])" office:value-type="float" office:value="13">
            <text:p>13</text:p>
          </table:table-cell>
          <table:table-cell table:number-matrix-columns-spanned="1" table:number-matrix-rows-spanned="1" table:formula="of:=SUM([.AO3:.AO32]&lt;[.$HC3:.$HC32])" office:value-type="float" office:value="15">
            <text:p>15</text:p>
          </table:table-cell>
          <table:table-cell table:number-matrix-columns-spanned="1" table:number-matrix-rows-spanned="1" table:formula="of:=SUM([.AP3:.AP32]&lt;[.$HD3:.$HD32])" office:value-type="float" office:value="5">
            <text:p>5</text:p>
          </table:table-cell>
          <table:table-cell table:number-matrix-columns-spanned="1" table:number-matrix-rows-spanned="1" table:formula="of:=SUM([.AQ3:.AQ32]&lt;[.$HE3:.$HE32])" office:value-type="float" office:value="23">
            <text:p>23</text:p>
          </table:table-cell>
          <table:table-cell table:number-matrix-columns-spanned="1" table:number-matrix-rows-spanned="1" table:formula="of:=SUM([.AR3:.AR32]&lt;[.$HF3:.$HF32])" office:value-type="float" office:value="23">
            <text:p>23</text:p>
          </table:table-cell>
          <table:table-cell table:number-matrix-columns-spanned="1" table:number-matrix-rows-spanned="1" table:formula="of:=SUM([.AS3:.AS32]&lt;[.$HG3:.$HG32])" office:value-type="float" office:value="13">
            <text:p>13</text:p>
          </table:table-cell>
          <table:table-cell table:number-matrix-columns-spanned="1" table:number-matrix-rows-spanned="1" table:formula="of:=SUM([.AT3:.AT32]&lt;[.$HC3:.$HC32])" office:value-type="float" office:value="14">
            <text:p>14</text:p>
          </table:table-cell>
          <table:table-cell table:number-matrix-columns-spanned="1" table:number-matrix-rows-spanned="1" table:formula="of:=SUM([.AU3:.AU32]&lt;[.$HD3:.$HD32])" office:value-type="float" office:value="5">
            <text:p>5</text:p>
          </table:table-cell>
          <table:table-cell table:number-matrix-columns-spanned="1" table:number-matrix-rows-spanned="1" table:formula="of:=SUM([.AV3:.AV32]&lt;[.$HE3:.$HE32])" office:value-type="float" office:value="24">
            <text:p>24</text:p>
          </table:table-cell>
          <table:table-cell table:number-matrix-columns-spanned="1" table:number-matrix-rows-spanned="1" table:formula="of:=SUM([.AW3:.AW32]&lt;[.$HF3:.$HF32])" office:value-type="float" office:value="23">
            <text:p>23</text:p>
          </table:table-cell>
          <table:table-cell table:number-matrix-columns-spanned="1" table:number-matrix-rows-spanned="1" table:formula="of:=SUM([.AX3:.AX32]&lt;[.$HG3:.$HG32])" office:value-type="float" office:value="19">
            <text:p>19</text:p>
          </table:table-cell>
          <table:table-cell table:number-matrix-columns-spanned="1" table:number-matrix-rows-spanned="1" table:formula="of:=SUM([.AY3:.AY32]&lt;[.$HC3:.$HC32])" office:value-type="float" office:value="11">
            <text:p>11</text:p>
          </table:table-cell>
          <table:table-cell table:number-matrix-columns-spanned="1" table:number-matrix-rows-spanned="1" table:formula="of:=SUM([.AZ3:.AZ32]&lt;[.$HD3:.$HD32])" office:value-type="float" office:value="3">
            <text:p>3</text:p>
          </table:table-cell>
          <table:table-cell table:number-matrix-columns-spanned="1" table:number-matrix-rows-spanned="1" table:formula="of:=SUM([.BA3:.BA32]&lt;[.$HE3:.$HE32])" office:value-type="float" office:value="10">
            <text:p>10</text:p>
          </table:table-cell>
          <table:table-cell table:number-matrix-columns-spanned="1" table:number-matrix-rows-spanned="1" table:formula="of:=SUM([.BB3:.BB32]&lt;[.$HF3:.$HF32])" office:value-type="float" office:value="10">
            <text:p>10</text:p>
          </table:table-cell>
          <table:table-cell table:number-matrix-columns-spanned="1" table:number-matrix-rows-spanned="1" table:formula="of:=SUM([.BC3:.BC32]&lt;[.$HG3:.$HG32])" office:value-type="float" office:value="10">
            <text:p>10</text:p>
          </table:table-cell>
          <table:table-cell table:number-matrix-columns-spanned="1" table:number-matrix-rows-spanned="1" table:formula="of:=SUM([.BD3:.BD32]&lt;[.$HC3:.$HC32])" office:value-type="float" office:value="13">
            <text:p>13</text:p>
          </table:table-cell>
          <table:table-cell table:number-matrix-columns-spanned="1" table:number-matrix-rows-spanned="1" table:formula="of:=SUM([.BE3:.BE32]&lt;[.$HD3:.$HD32])" office:value-type="float" office:value="4">
            <text:p>4</text:p>
          </table:table-cell>
          <table:table-cell table:number-matrix-columns-spanned="1" table:number-matrix-rows-spanned="1" table:formula="of:=SUM([.BF3:.BF32]&lt;[.$HE3:.$HE32])" office:value-type="float" office:value="17">
            <text:p>17</text:p>
          </table:table-cell>
          <table:table-cell table:number-matrix-columns-spanned="1" table:number-matrix-rows-spanned="1" table:formula="of:=SUM([.BG3:.BG32]&lt;[.$HF3:.$HF32])" office:value-type="float" office:value="15">
            <text:p>15</text:p>
          </table:table-cell>
          <table:table-cell table:number-matrix-columns-spanned="1" table:number-matrix-rows-spanned="1" table:formula="of:=SUM([.BH3:.BH32]&lt;[.$HG3:.$HG32])" office:value-type="float" office:value="18">
            <text:p>18</text:p>
          </table:table-cell>
          <table:table-cell table:number-matrix-columns-spanned="1" table:number-matrix-rows-spanned="1" table:formula="of:=SUM([.BI3:.BI32]&lt;[.$HC3:.$HC32])" office:value-type="float" office:value="10">
            <text:p>10</text:p>
          </table:table-cell>
          <table:table-cell table:number-matrix-columns-spanned="1" table:number-matrix-rows-spanned="1" table:formula="of:=SUM([.BJ3:.BJ32]&lt;[.$HD3:.$HD32])" office:value-type="float" office:value="3">
            <text:p>3</text:p>
          </table:table-cell>
          <table:table-cell table:number-matrix-columns-spanned="1" table:number-matrix-rows-spanned="1" table:formula="of:=SUM([.BK3:.BK32]&lt;[.$HE3:.$HE32])" office:value-type="float" office:value="14">
            <text:p>14</text:p>
          </table:table-cell>
          <table:table-cell table:number-matrix-columns-spanned="1" table:number-matrix-rows-spanned="1" table:formula="of:=SUM([.BL3:.BL32]&lt;[.$HF3:.$HF32])" office:value-type="float" office:value="8">
            <text:p>8</text:p>
          </table:table-cell>
          <table:table-cell table:number-matrix-columns-spanned="1" table:number-matrix-rows-spanned="1" table:formula="of:=SUM([.BM3:.BM32]&lt;[.$HG3:.$HG32])" office:value-type="float" office:value="13">
            <text:p>13</text:p>
          </table:table-cell>
          <table:table-cell table:number-matrix-columns-spanned="1" table:number-matrix-rows-spanned="1" table:formula="of:=SUM([.BN3:.BN32]&lt;[.$HC3:.$HC32])" office:value-type="float" office:value="13">
            <text:p>13</text:p>
          </table:table-cell>
          <table:table-cell table:number-matrix-columns-spanned="1" table:number-matrix-rows-spanned="1" table:formula="of:=SUM([.BO3:.BO32]&lt;[.$HD3:.$HD32])" office:value-type="float" office:value="4">
            <text:p>4</text:p>
          </table:table-cell>
          <table:table-cell table:number-matrix-columns-spanned="1" table:number-matrix-rows-spanned="1" table:formula="of:=SUM([.BP3:.BP32]&lt;[.$HE3:.$HE32])" office:value-type="float" office:value="14">
            <text:p>14</text:p>
          </table:table-cell>
          <table:table-cell table:number-matrix-columns-spanned="1" table:number-matrix-rows-spanned="1" table:formula="of:=SUM([.BQ3:.BQ32]&lt;[.$HF3:.$HF32])" office:value-type="float" office:value="13">
            <text:p>13</text:p>
          </table:table-cell>
          <table:table-cell table:number-matrix-columns-spanned="1" table:number-matrix-rows-spanned="1" table:formula="of:=SUM([.BR3:.BR32]&lt;[.$HG3:.$HG32])" office:value-type="float" office:value="17">
            <text:p>17</text:p>
          </table:table-cell>
          <table:table-cell table:number-matrix-columns-spanned="1" table:number-matrix-rows-spanned="1" table:formula="of:=SUM([.BS3:.BS32]&lt;[.$HC3:.$HC32])" office:value-type="float" office:value="14">
            <text:p>14</text:p>
          </table:table-cell>
          <table:table-cell table:number-matrix-columns-spanned="1" table:number-matrix-rows-spanned="1" table:formula="of:=SUM([.BT3:.BT32]&lt;[.$HD3:.$HD32])" office:value-type="float" office:value="5">
            <text:p>5</text:p>
          </table:table-cell>
          <table:table-cell table:style-name="cellBest" table:number-matrix-columns-spanned="1" table:number-matrix-rows-spanned="1" table:formula="of:=SUM([.BU3:.BU32]&lt;[.$HE3:.$HE32])" office:value-type="float" office:value="29">
            <text:p>29</text:p>
          </table:table-cell>
          <table:table-cell table:style-name="cellBest" table:number-matrix-columns-spanned="1" table:number-matrix-rows-spanned="1" table:formula="of:=SUM([.BV3:.BV32]&lt;[.$HF3:.$HF32])" office:value-type="float" office:value="30">
            <text:p>30</text:p>
          </table:table-cell>
          <table:table-cell table:number-matrix-columns-spanned="1" table:number-matrix-rows-spanned="1" table:formula="of:=SUM([.BW3:.BW32]&lt;[.$HG3:.$HG32])" office:value-type="float" office:value="23">
            <text:p>23</text:p>
          </table:table-cell>
          <table:table-cell table:number-matrix-columns-spanned="1" table:number-matrix-rows-spanned="1" table:formula="of:=SUM([.BX3:.BX32]&lt;[.$HC3:.$HC32])" office:value-type="float" office:value="12">
            <text:p>12</text:p>
          </table:table-cell>
          <table:table-cell table:number-matrix-columns-spanned="1" table:number-matrix-rows-spanned="1" table:formula="of:=SUM([.BY3:.BY32]&lt;[.$HD3:.$HD32])" office:value-type="float" office:value="2">
            <text:p>2</text:p>
          </table:table-cell>
          <table:table-cell table:number-matrix-columns-spanned="1" table:number-matrix-rows-spanned="1" table:formula="of:=SUM([.BZ3:.BZ32]&lt;[.$HE3:.$HE32])" office:value-type="float" office:value="11">
            <text:p>11</text:p>
          </table:table-cell>
          <table:table-cell table:number-matrix-columns-spanned="1" table:number-matrix-rows-spanned="1" table:formula="of:=SUM([.CA3:.CA32]&lt;[.$HF3:.$HF32])" office:value-type="float" office:value="5">
            <text:p>5</text:p>
          </table:table-cell>
          <table:table-cell table:number-matrix-columns-spanned="1" table:number-matrix-rows-spanned="1" table:formula="of:=SUM([.CB3:.CB32]&lt;[.$HG3:.$HG32])" office:value-type="float" office:value="30">
            <text:p>30</text:p>
          </table:table-cell>
          <table:table-cell table:number-matrix-columns-spanned="1" table:number-matrix-rows-spanned="1" table:formula="of:=SUM([.CC3:.CC32]&lt;[.$HC3:.$HC32])" office:value-type="float" office:value="13">
            <text:p>13</text:p>
          </table:table-cell>
          <table:table-cell table:number-matrix-columns-spanned="1" table:number-matrix-rows-spanned="1" table:formula="of:=SUM([.CD3:.CD32]&lt;[.$HD3:.$HD32])" office:value-type="float" office:value="4">
            <text:p>4</text:p>
          </table:table-cell>
          <table:table-cell table:number-matrix-columns-spanned="1" table:number-matrix-rows-spanned="1" table:formula="of:=SUM([.CE3:.CE32]&lt;[.$HE3:.$HE32])" office:value-type="float" office:value="21">
            <text:p>21</text:p>
          </table:table-cell>
          <table:table-cell table:number-matrix-columns-spanned="1" table:number-matrix-rows-spanned="1" table:formula="of:=SUM([.CF3:.CF32]&lt;[.$HF3:.$HF32])" office:value-type="float" office:value="18">
            <text:p>18</text:p>
          </table:table-cell>
          <table:table-cell table:number-matrix-columns-spanned="1" table:number-matrix-rows-spanned="1" table:formula="of:=SUM([.CG3:.CG32]&lt;[.$HG3:.$HG32])" office:value-type="float" office:value="14">
            <text:p>14</text:p>
          </table:table-cell>
          <table:table-cell table:number-matrix-columns-spanned="1" table:number-matrix-rows-spanned="1" table:formula="of:=SUM([.CH3:.CH32]&lt;[.$HC3:.$HC32])" office:value-type="float" office:value="13">
            <text:p>13</text:p>
          </table:table-cell>
          <table:table-cell table:number-matrix-columns-spanned="1" table:number-matrix-rows-spanned="1" table:formula="of:=SUM([.CI3:.CI32]&lt;[.$HD3:.$HD32])" office:value-type="float" office:value="5">
            <text:p>5</text:p>
          </table:table-cell>
          <table:table-cell table:number-matrix-columns-spanned="1" table:number-matrix-rows-spanned="1" table:formula="of:=SUM([.CJ3:.CJ32]&lt;[.$HE3:.$HE32])" office:value-type="float" office:value="12">
            <text:p>12</text:p>
          </table:table-cell>
          <table:table-cell table:number-matrix-columns-spanned="1" table:number-matrix-rows-spanned="1" table:formula="of:=SUM([.CK3:.CK32]&lt;[.$HF3:.$HF32])" office:value-type="float" office:value="11">
            <text:p>11</text:p>
          </table:table-cell>
          <table:table-cell table:number-matrix-columns-spanned="1" table:number-matrix-rows-spanned="1" table:formula="of:=SUM([.CL3:.CL32]&lt;[.$HG3:.$HG32])" office:value-type="float" office:value="12">
            <text:p>12</text:p>
          </table:table-cell>
          <table:table-cell table:number-matrix-columns-spanned="1" table:number-matrix-rows-spanned="1" table:formula="of:=SUM([.CM3:.CM32]&lt;[.$HC3:.$HC32])" office:value-type="float" office:value="3">
            <text:p>3</text:p>
          </table:table-cell>
          <table:table-cell table:style-name="cellWorst" table:number-matrix-columns-spanned="1" table:number-matrix-rows-spanned="1" table:formula="of:=SUM([.CN3:.CN32]&lt;[.$HD3:.$HD32])" office:value-type="float" office:value="0">
            <text:p>0</text:p>
          </table:table-cell>
          <table:table-cell table:number-matrix-columns-spanned="1" table:number-matrix-rows-spanned="1" table:formula="of:=SUM([.CO3:.CO32]&lt;[.$HE3:.$HE32])" office:value-type="float" office:value="18">
            <text:p>18</text:p>
          </table:table-cell>
          <table:table-cell table:number-matrix-columns-spanned="1" table:number-matrix-rows-spanned="1" table:formula="of:=SUM([.CP3:.CP32]&lt;[.$HF3:.$HF32])" office:value-type="float" office:value="24">
            <text:p>24</text:p>
          </table:table-cell>
          <table:table-cell table:number-matrix-columns-spanned="1" table:number-matrix-rows-spanned="1" table:formula="of:=SUM([.CQ3:.CQ32]&lt;[.$HG3:.$HG32])" office:value-type="float" office:value="4">
            <text:p>4</text:p>
          </table:table-cell>
          <table:table-cell table:number-matrix-columns-spanned="1" table:number-matrix-rows-spanned="1" table:formula="of:=SUM([.CR3:.CR32]&lt;[.$HC3:.$HC32])" office:value-type="float" office:value="12">
            <text:p>12</text:p>
          </table:table-cell>
          <table:table-cell table:number-matrix-columns-spanned="1" table:number-matrix-rows-spanned="1" table:formula="of:=SUM([.CS3:.CS32]&lt;[.$HD3:.$HD32])" office:value-type="float" office:value="4">
            <text:p>4</text:p>
          </table:table-cell>
          <table:table-cell table:number-matrix-columns-spanned="1" table:number-matrix-rows-spanned="1" table:formula="of:=SUM([.CT3:.CT32]&lt;[.$HE3:.$HE32])" office:value-type="float" office:value="20">
            <text:p>20</text:p>
          </table:table-cell>
          <table:table-cell table:number-matrix-columns-spanned="1" table:number-matrix-rows-spanned="1" table:formula="of:=SUM([.CU3:.CU32]&lt;[.$HF3:.$HF32])" office:value-type="float" office:value="15">
            <text:p>15</text:p>
          </table:table-cell>
          <table:table-cell table:number-matrix-columns-spanned="1" table:number-matrix-rows-spanned="1" table:formula="of:=SUM([.CV3:.CV32]&lt;[.$HG3:.$HG32])" office:value-type="float" office:value="12">
            <text:p>12</text:p>
          </table:table-cell>
          <table:table-cell table:style-name="cellBest" table:number-matrix-columns-spanned="1" table:number-matrix-rows-spanned="1" table:formula="of:=SUM([.CW3:.CW32]&lt;[.$HC3:.$HC32])" office:value-type="float" office:value="17">
            <text:p>17</text:p>
          </table:table-cell>
          <table:table-cell table:style-name="cellBest" table:number-matrix-columns-spanned="1" table:number-matrix-rows-spanned="1" table:formula="of:=SUM([.CX3:.CX32]&lt;[.$HD3:.$HD32])" office:value-type="float" office:value="6">
            <text:p>6</text:p>
          </table:table-cell>
          <table:table-cell table:number-matrix-columns-spanned="1" table:number-matrix-rows-spanned="1" table:formula="of:=SUM([.CY3:.CY32]&lt;[.$HE3:.$HE32])" office:value-type="float" office:value="16">
            <text:p>16</text:p>
          </table:table-cell>
          <table:table-cell table:number-matrix-columns-spanned="1" table:number-matrix-rows-spanned="1" table:formula="of:=SUM([.CZ3:.CZ32]&lt;[.$HF3:.$HF32])" office:value-type="float" office:value="14">
            <text:p>14</text:p>
          </table:table-cell>
          <table:table-cell table:number-matrix-columns-spanned="1" table:number-matrix-rows-spanned="1" table:formula="of:=SUM([.DA3:.DA32]&lt;[.$HG3:.$HG32])" office:value-type="float" office:value="18">
            <text:p>18</text:p>
          </table:table-cell>
          <table:table-cell table:number-matrix-columns-spanned="1" table:number-matrix-rows-spanned="1" table:formula="of:=SUM([.DB3:.DB32]&lt;[.$HC3:.$HC32])" office:value-type="float" office:value="4">
            <text:p>4</text:p>
          </table:table-cell>
          <table:table-cell table:style-name="cellWorst" table:number-matrix-columns-spanned="1" table:number-matrix-rows-spanned="1" table:formula="of:=SUM([.DC3:.DC32]&lt;[.$HD3:.$HD32])" office:value-type="float" office:value="0">
            <text:p>0</text:p>
          </table:table-cell>
          <table:table-cell table:number-matrix-columns-spanned="1" table:number-matrix-rows-spanned="1" table:formula="of:=SUM([.DD3:.DD32]&lt;[.$HE3:.$HE32])" office:value-type="float" office:value="18">
            <text:p>18</text:p>
          </table:table-cell>
          <table:table-cell table:number-matrix-columns-spanned="1" table:number-matrix-rows-spanned="1" table:formula="of:=SUM([.DE3:.DE32]&lt;[.$HF3:.$HF32])" office:value-type="float" office:value="22">
            <text:p>22</text:p>
          </table:table-cell>
          <table:table-cell table:number-matrix-columns-spanned="1" table:number-matrix-rows-spanned="1" table:formula="of:=SUM([.DF3:.DF32]&lt;[.$HG3:.$HG32])" office:value-type="float" office:value="5">
            <text:p>5</text:p>
          </table:table-cell>
          <table:table-cell table:number-matrix-columns-spanned="1" table:number-matrix-rows-spanned="1" table:formula="of:=SUM([.DG3:.DG32]&lt;[.$HC3:.$HC32])" office:value-type="float" office:value="11">
            <text:p>11</text:p>
          </table:table-cell>
          <table:table-cell table:number-matrix-columns-spanned="1" table:number-matrix-rows-spanned="1" table:formula="of:=SUM([.DH3:.DH32]&lt;[.$HD3:.$HD32])" office:value-type="float" office:value="1">
            <text:p>1</text:p>
          </table:table-cell>
          <table:table-cell table:number-matrix-columns-spanned="1" table:number-matrix-rows-spanned="1" table:formula="of:=SUM([.DI3:.DI32]&lt;[.$HE3:.$HE32])" office:value-type="float" office:value="13">
            <text:p>13</text:p>
          </table:table-cell>
          <table:table-cell table:number-matrix-columns-spanned="1" table:number-matrix-rows-spanned="1" table:formula="of:=SUM([.DJ3:.DJ32]&lt;[.$HF3:.$HF32])" office:value-type="float" office:value="11">
            <text:p>11</text:p>
          </table:table-cell>
          <table:table-cell table:number-matrix-columns-spanned="1" table:number-matrix-rows-spanned="1" table:formula="of:=SUM([.DK3:.DK32]&lt;[.$HG3:.$HG32])" office:value-type="float" office:value="14">
            <text:p>14</text:p>
          </table:table-cell>
          <table:table-cell table:number-matrix-columns-spanned="1" table:number-matrix-rows-spanned="1" table:formula="of:=SUM([.DL3:.DL32]&lt;[.$HC3:.$HC32])" office:value-type="float" office:value="14">
            <text:p>14</text:p>
          </table:table-cell>
          <table:table-cell table:number-matrix-columns-spanned="1" table:number-matrix-rows-spanned="1" table:formula="of:=SUM([.DM3:.DM32]&lt;[.$HD3:.$HD32])" office:value-type="float" office:value="2">
            <text:p>2</text:p>
          </table:table-cell>
          <table:table-cell table:number-matrix-columns-spanned="1" table:number-matrix-rows-spanned="1" table:formula="of:=SUM([.DN3:.DN32]&lt;[.$HE3:.$HE32])" office:value-type="float" office:value="15">
            <text:p>15</text:p>
          </table:table-cell>
          <table:table-cell table:number-matrix-columns-spanned="1" table:number-matrix-rows-spanned="1" table:formula="of:=SUM([.DO3:.DO32]&lt;[.$HF3:.$HF32])" office:value-type="float" office:value="13">
            <text:p>13</text:p>
          </table:table-cell>
          <table:table-cell table:number-matrix-columns-spanned="1" table:number-matrix-rows-spanned="1" table:formula="of:=SUM([.DP3:.DP32]&lt;[.$HG3:.$HG32])" office:value-type="float" office:value="28">
            <text:p>28</text:p>
          </table:table-cell>
          <table:table-cell table:number-matrix-columns-spanned="1" table:number-matrix-rows-spanned="1" table:formula="of:=SUM([.DQ3:.DQ32]&lt;[.$HC3:.$HC32])" office:value-type="float" office:value="10">
            <text:p>10</text:p>
          </table:table-cell>
          <table:table-cell table:number-matrix-columns-spanned="1" table:number-matrix-rows-spanned="1" table:formula="of:=SUM([.DR3:.DR32]&lt;[.$HD3:.$HD32])" office:value-type="float" office:value="2">
            <text:p>2</text:p>
          </table:table-cell>
          <table:table-cell table:number-matrix-columns-spanned="1" table:number-matrix-rows-spanned="1" table:formula="of:=SUM([.DS3:.DS32]&lt;[.$HE3:.$HE32])" office:value-type="float" office:value="10">
            <text:p>10</text:p>
          </table:table-cell>
          <table:table-cell table:number-matrix-columns-spanned="1" table:number-matrix-rows-spanned="1" table:formula="of:=SUM([.DT3:.DT32]&lt;[.$HF3:.$HF32])" office:value-type="float" office:value="8">
            <text:p>8</text:p>
          </table:table-cell>
          <table:table-cell table:number-matrix-columns-spanned="1" table:number-matrix-rows-spanned="1" table:formula="of:=SUM([.DU3:.DU32]&lt;[.$HG3:.$HG32])" office:value-type="float" office:value="14">
            <text:p>14</text:p>
          </table:table-cell>
          <table:table-cell table:number-matrix-columns-spanned="1" table:number-matrix-rows-spanned="1" table:formula="of:=SUM([.DV3:.DV32]&lt;[.$HC3:.$HC32])" office:value-type="float" office:value="11">
            <text:p>11</text:p>
          </table:table-cell>
          <table:table-cell table:number-matrix-columns-spanned="1" table:number-matrix-rows-spanned="1" table:formula="of:=SUM([.DW3:.DW32]&lt;[.$HD3:.$HD32])" office:value-type="float" office:value="3">
            <text:p>3</text:p>
          </table:table-cell>
          <table:table-cell table:number-matrix-columns-spanned="1" table:number-matrix-rows-spanned="1" table:formula="of:=SUM([.DX3:.DX32]&lt;[.$HE3:.$HE32])" office:value-type="float" office:value="12">
            <text:p>12</text:p>
          </table:table-cell>
          <table:table-cell table:number-matrix-columns-spanned="1" table:number-matrix-rows-spanned="1" table:formula="of:=SUM([.DY3:.DY32]&lt;[.$HF3:.$HF32])" office:value-type="float" office:value="18">
            <text:p>18</text:p>
          </table:table-cell>
          <table:table-cell table:number-matrix-columns-spanned="1" table:number-matrix-rows-spanned="1" table:formula="of:=SUM([.DZ3:.DZ32]&lt;[.$HG3:.$HG32])" office:value-type="float" office:value="6">
            <text:p>6</text:p>
          </table:table-cell>
          <table:table-cell table:number-matrix-columns-spanned="1" table:number-matrix-rows-spanned="1" table:formula="of:=SUM([.EA3:.EA32]&lt;[.$HC3:.$HC32])" office:value-type="float" office:value="10">
            <text:p>10</text:p>
          </table:table-cell>
          <table:table-cell table:number-matrix-columns-spanned="1" table:number-matrix-rows-spanned="1" table:formula="of:=SUM([.EB3:.EB32]&lt;[.$HD3:.$HD32])" office:value-type="float" office:value="2">
            <text:p>2</text:p>
          </table:table-cell>
          <table:table-cell table:number-matrix-columns-spanned="1" table:number-matrix-rows-spanned="1" table:formula="of:=SUM([.EC3:.EC32]&lt;[.$HE3:.$HE32])" office:value-type="float" office:value="11">
            <text:p>11</text:p>
          </table:table-cell>
          <table:table-cell table:number-matrix-columns-spanned="1" table:number-matrix-rows-spanned="1" table:formula="of:=SUM([.ED3:.ED32]&lt;[.$HF3:.$HF32])" office:value-type="float" office:value="21">
            <text:p>21</text:p>
          </table:table-cell>
          <table:table-cell table:number-matrix-columns-spanned="1" table:number-matrix-rows-spanned="1" table:formula="of:=SUM([.EE3:.EE32]&lt;[.$HG3:.$HG32])" office:value-type="float" office:value="9">
            <text:p>9</text:p>
          </table:table-cell>
          <table:table-cell table:number-matrix-columns-spanned="1" table:number-matrix-rows-spanned="1" table:formula="of:=SUM([.EF3:.EF32]&lt;[.$HC3:.$HC32])" office:value-type="float" office:value="7">
            <text:p>7</text:p>
          </table:table-cell>
          <table:table-cell table:number-matrix-columns-spanned="1" table:number-matrix-rows-spanned="1" table:formula="of:=SUM([.EG3:.EG32]&lt;[.$HD3:.$HD32])" office:value-type="float" office:value="3">
            <text:p>3</text:p>
          </table:table-cell>
          <table:table-cell table:number-matrix-columns-spanned="1" table:number-matrix-rows-spanned="1" table:formula="of:=SUM([.EH3:.EH32]&lt;[.$HE3:.$HE32])" office:value-type="float" office:value="11">
            <text:p>11</text:p>
          </table:table-cell>
          <table:table-cell table:number-matrix-columns-spanned="1" table:number-matrix-rows-spanned="1" table:formula="of:=SUM([.EI3:.EI32]&lt;[.$HF3:.$HF32])" office:value-type="float" office:value="18">
            <text:p>18</text:p>
          </table:table-cell>
          <table:table-cell table:number-matrix-columns-spanned="1" table:number-matrix-rows-spanned="1" table:formula="of:=SUM([.EJ3:.EJ32]&lt;[.$HG3:.$HG32])" office:value-type="float" office:value="8">
            <text:p>8</text:p>
          </table:table-cell>
          <table:table-cell table:number-matrix-columns-spanned="1" table:number-matrix-rows-spanned="1" table:formula="of:=SUM([.EK3:.EK32]&lt;[.$HC3:.$HC32])" office:value-type="float" office:value="13">
            <text:p>13</text:p>
          </table:table-cell>
          <table:table-cell table:number-matrix-columns-spanned="1" table:number-matrix-rows-spanned="1" table:formula="of:=SUM([.EL3:.EL32]&lt;[.$HD3:.$HD32])" office:value-type="float" office:value="4">
            <text:p>4</text:p>
          </table:table-cell>
          <table:table-cell table:number-matrix-columns-spanned="1" table:number-matrix-rows-spanned="1" table:formula="of:=SUM([.EM3:.EM32]&lt;[.$HE3:.$HE32])" office:value-type="float" office:value="12">
            <text:p>12</text:p>
          </table:table-cell>
          <table:table-cell table:number-matrix-columns-spanned="1" table:number-matrix-rows-spanned="1" table:formula="of:=SUM([.EN3:.EN32]&lt;[.$HF3:.$HF32])" office:value-type="float" office:value="23">
            <text:p>23</text:p>
          </table:table-cell>
          <table:table-cell table:number-matrix-columns-spanned="1" table:number-matrix-rows-spanned="1" table:formula="of:=SUM([.EO3:.EO32]&lt;[.$HG3:.$HG32])" office:value-type="float" office:value="12">
            <text:p>12</text:p>
          </table:table-cell>
          <table:table-cell table:number-matrix-columns-spanned="1" table:number-matrix-rows-spanned="1" table:formula="of:=SUM([.EP3:.EP32]&lt;[.$HC3:.$HC32])" office:value-type="float" office:value="8">
            <text:p>8</text:p>
          </table:table-cell>
          <table:table-cell table:number-matrix-columns-spanned="1" table:number-matrix-rows-spanned="1" table:formula="of:=SUM([.EQ3:.EQ32]&lt;[.$HD3:.$HD32])" office:value-type="float" office:value="2">
            <text:p>2</text:p>
          </table:table-cell>
          <table:table-cell table:style-name="cellWorst" table:number-matrix-columns-spanned="1" table:number-matrix-rows-spanned="1" table:formula="of:=SUM([.ER3:.ER32]&lt;[.$HE3:.$HE32])" office:value-type="float" office:value="8">
            <text:p>8</text:p>
          </table:table-cell>
          <table:table-cell table:number-matrix-columns-spanned="1" table:number-matrix-rows-spanned="1" table:formula="of:=SUM([.ES3:.ES32]&lt;[.$HF3:.$HF32])" office:value-type="float" office:value="7">
            <text:p>7</text:p>
          </table:table-cell>
          <table:table-cell table:number-matrix-columns-spanned="1" table:number-matrix-rows-spanned="1" table:formula="of:=SUM([.ET3:.ET32]&lt;[.$HG3:.$HG32])" office:value-type="float" office:value="17">
            <text:p>17</text:p>
          </table:table-cell>
          <table:table-cell table:number-matrix-columns-spanned="1" table:number-matrix-rows-spanned="1" table:formula="of:=SUM([.EU3:.EU32]&lt;[.$HC3:.$HC32])" office:value-type="float" office:value="13">
            <text:p>13</text:p>
          </table:table-cell>
          <table:table-cell table:number-matrix-columns-spanned="1" table:number-matrix-rows-spanned="1" table:formula="of:=SUM([.EV3:.EV32]&lt;[.$HD3:.$HD32])" office:value-type="float" office:value="5">
            <text:p>5</text:p>
          </table:table-cell>
          <table:table-cell table:number-matrix-columns-spanned="1" table:number-matrix-rows-spanned="1" table:formula="of:=SUM([.EW3:.EW32]&lt;[.$HE3:.$HE32])" office:value-type="float" office:value="12">
            <text:p>12</text:p>
          </table:table-cell>
          <table:table-cell table:number-matrix-columns-spanned="1" table:number-matrix-rows-spanned="1" table:formula="of:=SUM([.EX3:.EX32]&lt;[.$HF3:.$HF32])" office:value-type="float" office:value="11">
            <text:p>11</text:p>
          </table:table-cell>
          <table:table-cell table:number-matrix-columns-spanned="1" table:number-matrix-rows-spanned="1" table:formula="of:=SUM([.EY3:.EY32]&lt;[.$HG3:.$HG32])" office:value-type="float" office:value="22">
            <text:p>22</text:p>
          </table:table-cell>
          <table:table-cell table:number-matrix-columns-spanned="1" table:number-matrix-rows-spanned="1" table:formula="of:=SUM([.EZ3:.EZ32]&lt;[.$HC3:.$HC32])" office:value-type="float" office:value="13">
            <text:p>13</text:p>
          </table:table-cell>
          <table:table-cell table:style-name="cellBest" table:number-matrix-columns-spanned="1" table:number-matrix-rows-spanned="1" table:formula="of:=SUM([.FA3:.FA32]&lt;[.$HD3:.$HD32])" office:value-type="float" office:value="6">
            <text:p>6</text:p>
          </table:table-cell>
          <table:table-cell table:number-matrix-columns-spanned="1" table:number-matrix-rows-spanned="1" table:formula="of:=SUM([.FB3:.FB32]&lt;[.$HE3:.$HE32])" office:value-type="float" office:value="10">
            <text:p>10</text:p>
          </table:table-cell>
          <table:table-cell table:number-matrix-columns-spanned="1" table:number-matrix-rows-spanned="1" table:formula="of:=SUM([.FC3:.FC32]&lt;[.$HF3:.$HF32])" office:value-type="float" office:value="11">
            <text:p>11</text:p>
          </table:table-cell>
          <table:table-cell table:number-matrix-columns-spanned="1" table:number-matrix-rows-spanned="1" table:formula="of:=SUM([.FD3:.FD32]&lt;[.$HG3:.$HG32])" office:value-type="float" office:value="20">
            <text:p>20</text:p>
          </table:table-cell>
          <table:table-cell table:number-matrix-columns-spanned="1" table:number-matrix-rows-spanned="1" table:formula="of:=SUM([.FE3:.FE32]&lt;[.$HC3:.$HC32])" office:value-type="float" office:value="13">
            <text:p>13</text:p>
          </table:table-cell>
          <table:table-cell table:style-name="cellBest" table:number-matrix-columns-spanned="1" table:number-matrix-rows-spanned="1" table:formula="of:=SUM([.FF3:.FF32]&lt;[.$HD3:.$HD32])" office:value-type="float" office:value="6">
            <text:p>6</text:p>
          </table:table-cell>
          <table:table-cell table:number-matrix-columns-spanned="1" table:number-matrix-rows-spanned="1" table:formula="of:=SUM([.FG3:.FG32]&lt;[.$HE3:.$HE32])" office:value-type="float" office:value="12">
            <text:p>12</text:p>
          </table:table-cell>
          <table:table-cell table:number-matrix-columns-spanned="1" table:number-matrix-rows-spanned="1" table:formula="of:=SUM([.FH3:.FH32]&lt;[.$HF3:.$HF32])" office:value-type="float" office:value="12">
            <text:p>12</text:p>
          </table:table-cell>
          <table:table-cell table:number-matrix-columns-spanned="1" table:number-matrix-rows-spanned="1" table:formula="of:=SUM([.FI3:.FI32]&lt;[.$HG3:.$HG32])" office:value-type="float" office:value="21">
            <text:p>21</text:p>
          </table:table-cell>
          <table:table-cell table:number-matrix-columns-spanned="1" table:number-matrix-rows-spanned="1" table:formula="of:=SUM([.FJ3:.FJ32]&lt;[.$HC3:.$HC32])" office:value-type="float" office:value="10">
            <text:p>10</text:p>
          </table:table-cell>
          <table:table-cell table:number-matrix-columns-spanned="1" table:number-matrix-rows-spanned="1" table:formula="of:=SUM([.FK3:.FK32]&lt;[.$HD3:.$HD32])" office:value-type="float" office:value="3">
            <text:p>3</text:p>
          </table:table-cell>
          <table:table-cell table:number-matrix-columns-spanned="1" table:number-matrix-rows-spanned="1" table:formula="of:=SUM([.FL3:.FL32]&lt;[.$HE3:.$HE32])" office:value-type="float" office:value="11">
            <text:p>11</text:p>
          </table:table-cell>
          <table:table-cell table:number-matrix-columns-spanned="1" table:number-matrix-rows-spanned="1" table:formula="of:=SUM([.FM3:.FM32]&lt;[.$HF3:.$HF32])" office:value-type="float" office:value="18">
            <text:p>18</text:p>
          </table:table-cell>
          <table:table-cell table:number-matrix-columns-spanned="1" table:number-matrix-rows-spanned="1" table:formula="of:=SUM([.FN3:.FN32]&lt;[.$HG3:.$HG32])" office:value-type="float" office:value="2">
            <text:p>2</text:p>
          </table:table-cell>
          <table:table-cell table:number-matrix-columns-spanned="1" table:number-matrix-rows-spanned="1" table:formula="of:=SUM([.FO3:.FO32]&lt;[.$HC3:.$HC32])" office:value-type="float" office:value="13">
            <text:p>13</text:p>
          </table:table-cell>
          <table:table-cell table:number-matrix-columns-spanned="1" table:number-matrix-rows-spanned="1" table:formula="of:=SUM([.FP3:.FP32]&lt;[.$HD3:.$HD32])" office:value-type="float" office:value="4">
            <text:p>4</text:p>
          </table:table-cell>
          <table:table-cell table:number-matrix-columns-spanned="1" table:number-matrix-rows-spanned="1" table:formula="of:=SUM([.FQ3:.FQ32]&lt;[.$HE3:.$HE32])" office:value-type="float" office:value="20">
            <text:p>20</text:p>
          </table:table-cell>
          <table:table-cell table:number-matrix-columns-spanned="1" table:number-matrix-rows-spanned="1" table:formula="of:=SUM([.FR3:.FR32]&lt;[.$HF3:.$HF32])" office:value-type="float" office:value="10">
            <text:p>10</text:p>
          </table:table-cell>
          <table:table-cell table:number-matrix-columns-spanned="1" table:number-matrix-rows-spanned="1" table:formula="of:=SUM([.FS3:.FS32]&lt;[.$HG3:.$HG32])" office:value-type="float" office:value="30">
            <text:p>30</text:p>
          </table:table-cell>
          <table:table-cell table:number-matrix-columns-spanned="1" table:number-matrix-rows-spanned="1" table:formula="of:=SUM([.FT3:.FT32]&lt;[.$HC3:.$HC32])" office:value-type="float" office:value="9">
            <text:p>9</text:p>
          </table:table-cell>
          <table:table-cell table:number-matrix-columns-spanned="1" table:number-matrix-rows-spanned="1" table:formula="of:=SUM([.FU3:.FU32]&lt;[.$HD3:.$HD32])" office:value-type="float" office:value="4">
            <text:p>4</text:p>
          </table:table-cell>
          <table:table-cell table:number-matrix-columns-spanned="1" table:number-matrix-rows-spanned="1" table:formula="of:=SUM([.FV3:.FV32]&lt;[.$HE3:.$HE32])" office:value-type="float" office:value="11">
            <text:p>11</text:p>
          </table:table-cell>
          <table:table-cell table:number-matrix-columns-spanned="1" table:number-matrix-rows-spanned="1" table:formula="of:=SUM([.FW3:.FW32]&lt;[.$HF3:.$HF32])" office:value-type="float" office:value="16">
            <text:p>16</text:p>
          </table:table-cell>
          <table:table-cell table:number-matrix-columns-spanned="1" table:number-matrix-rows-spanned="1" table:formula="of:=SUM([.FX3:.FX32]&lt;[.$HG3:.$HG32])" office:value-type="float" office:value="10">
            <text:p>10</text:p>
          </table:table-cell>
          <table:table-cell table:number-matrix-columns-spanned="1" table:number-matrix-rows-spanned="1" table:formula="of:=SUM([.FY3:.FY32]&lt;[.$HC3:.$HC32])" office:value-type="float" office:value="15">
            <text:p>15</text:p>
          </table:table-cell>
          <table:table-cell table:number-matrix-columns-spanned="1" table:number-matrix-rows-spanned="1" table:formula="of:=SUM([.FZ3:.FZ32]&lt;[.$HD3:.$HD32])" office:value-type="float" office:value="4">
            <text:p>4</text:p>
          </table:table-cell>
          <table:table-cell table:number-matrix-columns-spanned="1" table:number-matrix-rows-spanned="1" table:formula="of:=SUM([.GA3:.GA32]&lt;[.$HE3:.$HE32])" office:value-type="float" office:value="17">
            <text:p>17</text:p>
          </table:table-cell>
          <table:table-cell table:number-matrix-columns-spanned="1" table:number-matrix-rows-spanned="1" table:formula="of:=SUM([.GB3:.GB32]&lt;[.$HF3:.$HF32])" office:value-type="float" office:value="9">
            <text:p>9</text:p>
          </table:table-cell>
          <table:table-cell table:number-matrix-columns-spanned="1" table:number-matrix-rows-spanned="1" table:formula="of:=SUM([.GC3:.GC32]&lt;[.$HG3:.$HG32])" office:value-type="float" office:value="14">
            <text:p>14</text:p>
          </table:table-cell>
          <table:table-cell table:style-name="cellWorst" table:number-matrix-columns-spanned="1" table:number-matrix-rows-spanned="1" table:formula="of:=SUM([.GD3:.GD32]&lt;[.$HC3:.$HC32])" office:value-type="float" office:value="0">
            <text:p>0</text:p>
          </table:table-cell>
          <table:table-cell table:number-matrix-columns-spanned="1" table:number-matrix-rows-spanned="1" table:formula="of:=SUM([.GE3:.GE32]&lt;[.$HD3:.$HD32])" office:value-type="float" office:value="0">
            <text:p>0</text:p>
          </table:table-cell>
          <table:table-cell table:number-matrix-columns-spanned="1" table:number-matrix-rows-spanned="1" table:formula="of:=SUM([.GF3:.GF32]&lt;[.$HE3:.$HE32])" office:value-type="float" office:value="11">
            <text:p>11</text:p>
          </table:table-cell>
          <table:table-cell table:number-matrix-columns-spanned="1" table:number-matrix-rows-spanned="1" table:formula="of:=SUM([.GG3:.GG32]&lt;[.$HF3:.$HF32])" office:value-type="float" office:value="0">
            <text:p>0</text:p>
          </table:table-cell>
          <table:table-cell table:number-matrix-columns-spanned="1" table:number-matrix-rows-spanned="1" table:formula="of:=SUM([.GH3:.GH32]&lt;[.$HG3:.$HG32])" office:value-type="float" office:value="0">
            <text:p>0</text:p>
          </table:table-cell>
          <table:table-cell table:number-matrix-columns-spanned="1" table:number-matrix-rows-spanned="1" table:formula="of:=SUM([.GI3:.GI32]&lt;[.$HC3:.$HC32])" office:value-type="float" office:value="10">
            <text:p>10</text:p>
          </table:table-cell>
          <table:table-cell table:number-matrix-columns-spanned="1" table:number-matrix-rows-spanned="1" table:formula="of:=SUM([.GJ3:.GJ32]&lt;[.$HD3:.$HD32])" office:value-type="float" office:value="4">
            <text:p>4</text:p>
          </table:table-cell>
          <table:table-cell table:style-name="cellWorst" table:number-matrix-columns-spanned="1" table:number-matrix-rows-spanned="1" table:formula="of:=SUM([.GK3:.GK32]&lt;[.$HE3:.$HE32])" office:value-type="float" office:value="8">
            <text:p>8</text:p>
          </table:table-cell>
          <table:table-cell table:number-matrix-columns-spanned="1" table:number-matrix-rows-spanned="1" table:formula="of:=SUM([.GL3:.GL32]&lt;[.$HF3:.$HF32])" office:value-type="float" office:value="13">
            <text:p>13</text:p>
          </table:table-cell>
          <table:table-cell table:number-matrix-columns-spanned="1" table:number-matrix-rows-spanned="1" table:formula="of:=SUM([.GM3:.GM32]&lt;[.$HG3:.$HG32])" office:value-type="float" office:value="7">
            <text:p>7</text:p>
          </table:table-cell>
          <table:table-cell table:number-matrix-columns-spanned="1" table:number-matrix-rows-spanned="1" table:formula="of:=SUM([.GN3:.GN32]&lt;[.$HC3:.$HC32])" office:value-type="float" office:value="10">
            <text:p>10</text:p>
          </table:table-cell>
          <table:table-cell table:number-matrix-columns-spanned="1" table:number-matrix-rows-spanned="1" table:formula="of:=SUM([.GO3:.GO32]&lt;[.$HD3:.$HD32])" office:value-type="float" office:value="2">
            <text:p>2</text:p>
          </table:table-cell>
          <table:table-cell table:number-matrix-columns-spanned="1" table:number-matrix-rows-spanned="1" table:formula="of:=SUM([.GP3:.GP32]&lt;[.$HE3:.$HE32])" office:value-type="float" office:value="13">
            <text:p>13</text:p>
          </table:table-cell>
          <table:table-cell table:number-matrix-columns-spanned="1" table:number-matrix-rows-spanned="1" table:formula="of:=SUM([.GQ3:.GQ32]&lt;[.$HF3:.$HF32])" office:value-type="float" office:value="12">
            <text:p>12</text:p>
          </table:table-cell>
          <table:table-cell table:number-matrix-columns-spanned="1" table:number-matrix-rows-spanned="1" table:formula="of:=SUM([.GR3:.GR32]&lt;[.$HG3:.$HG32])" office:value-type="float" office:value="22">
            <text:p>22</text:p>
          </table:table-cell>
          <table:table-cell table:number-matrix-columns-spanned="1" table:number-matrix-rows-spanned="1" table:formula="of:=SUM([.GS3:.GS32]&lt;[.$HC3:.$HC32])" office:value-type="float" office:value="4">
            <text:p>4</text:p>
          </table:table-cell>
          <table:table-cell table:number-matrix-columns-spanned="1" table:number-matrix-rows-spanned="1" table:formula="of:=SUM([.GT3:.GT32]&lt;[.$HD3:.$HD32])" office:value-type="float" office:value="1">
            <text:p>1</text:p>
          </table:table-cell>
          <table:table-cell table:number-matrix-columns-spanned="1" table:number-matrix-rows-spanned="1" table:formula="of:=SUM([.GU3:.GU32]&lt;[.$HE3:.$HE32])" office:value-type="float" office:value="10">
            <text:p>10</text:p>
          </table:table-cell>
          <table:table-cell table:number-matrix-columns-spanned="1" table:number-matrix-rows-spanned="1" table:formula="of:=SUM([.GV3:.GV32]&lt;[.$HF3:.$HF32])" office:value-type="float" office:value="19">
            <text:p>19</text:p>
          </table:table-cell>
          <table:table-cell table:number-matrix-columns-spanned="1" table:number-matrix-rows-spanned="1" table:formula="of:=SUM([.GW3:.GW32]&lt;[.$HG3:.$HG32])" office:value-type="float" office:value="2">
            <text:p>2</text:p>
          </table:table-cell>
          <table:table-cell table:number-columns-repeated="819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HC3:.$HC32])" office:value-type="float" office:value="5">
            <text:p>5</text:p>
          </table:table-cell>
          <table:table-cell table:number-matrix-columns-spanned="1" table:number-matrix-rows-spanned="1" table:formula="of:=SUM([.C3:.C32]&gt;[.$HD3:.$HD32])" office:value-type="float" office:value="1">
            <text:p>1</text:p>
          </table:table-cell>
          <table:table-cell table:number-matrix-columns-spanned="1" table:number-matrix-rows-spanned="1" table:formula="of:=SUM([.D3:.D32]&gt;[.$HE3:.$HE32])" office:value-type="float" office:value="14">
            <text:p>14</text:p>
          </table:table-cell>
          <table:table-cell table:number-matrix-columns-spanned="1" table:number-matrix-rows-spanned="1" table:formula="of:=SUM([.E3:.E32]&gt;[.$HF3:.$HF32])" office:value-type="float" office:value="17">
            <text:p>17</text:p>
          </table:table-cell>
          <table:table-cell table:number-matrix-columns-spanned="1" table:number-matrix-rows-spanned="1" table:formula="of:=SUM([.F3:.F32]&gt;[.$HC3:.$HC32])" office:value-type="float" office:value="5">
            <text:p>5</text:p>
          </table:table-cell>
          <table:table-cell table:number-matrix-columns-spanned="1" table:number-matrix-rows-spanned="1" table:formula="of:=SUM([.G3:.G32]&gt;[.$HD3:.$HD32])" office:value-type="float" office:value="1">
            <text:p>1</text:p>
          </table:table-cell>
          <table:table-cell table:number-matrix-columns-spanned="1" table:number-matrix-rows-spanned="1" table:formula="of:=SUM([.H3:.H32]&gt;[.$HE3:.$HE32])" office:value-type="float" office:value="16">
            <text:p>16</text:p>
          </table:table-cell>
          <table:table-cell table:number-matrix-columns-spanned="1" table:number-matrix-rows-spanned="1" table:formula="of:=SUM([.I3:.I32]&gt;[.$HF3:.$HF32])" office:value-type="float" office:value="18">
            <text:p>18</text:p>
          </table:table-cell>
          <table:table-cell table:number-matrix-columns-spanned="1" table:number-matrix-rows-spanned="1" table:formula="of:=SUM([.J3:.J32]&gt;[.$HG3:.$HG32])" office:value-type="float" office:value="0">
            <text:p>0</text:p>
          </table:table-cell>
          <table:table-cell table:number-matrix-columns-spanned="1" table:number-matrix-rows-spanned="1" table:formula="of:=SUM([.K3:.K32]&gt;[.$HC3:.$HC32])" office:value-type="float" office:value="6">
            <text:p>6</text:p>
          </table:table-cell>
          <table:table-cell table:number-matrix-columns-spanned="1" table:number-matrix-rows-spanned="1" table:formula="of:=SUM([.L3:.L32]&gt;[.$HD3:.$HD32])" office:value-type="float" office:value="1">
            <text:p>1</text:p>
          </table:table-cell>
          <table:table-cell table:number-matrix-columns-spanned="1" table:number-matrix-rows-spanned="1" table:formula="of:=SUM([.M3:.M32]&gt;[.$HE3:.$HE32])" office:value-type="float" office:value="15">
            <text:p>15</text:p>
          </table:table-cell>
          <table:table-cell table:number-matrix-columns-spanned="1" table:number-matrix-rows-spanned="1" table:formula="of:=SUM([.N3:.N32]&gt;[.$HF3:.$HF32])" office:value-type="float" office:value="18">
            <text:p>18</text:p>
          </table:table-cell>
          <table:table-cell table:number-matrix-columns-spanned="1" table:number-matrix-rows-spanned="1" table:formula="of:=SUM([.O3:.O32]&gt;[.$HG3:.$HG32])" office:value-type="float" office:value="0">
            <text:p>0</text:p>
          </table:table-cell>
          <table:table-cell table:number-matrix-columns-spanned="1" table:number-matrix-rows-spanned="1" table:formula="of:=SUM([.P3:.P32]&gt;[.$HC3:.$HC32])" office:value-type="float" office:value="5">
            <text:p>5</text:p>
          </table:table-cell>
          <table:table-cell table:number-matrix-columns-spanned="1" table:number-matrix-rows-spanned="1" table:formula="of:=SUM([.Q3:.Q32]&gt;[.$HD3:.$HD32])" office:value-type="float" office:value="1">
            <text:p>1</text:p>
          </table:table-cell>
          <table:table-cell table:number-matrix-columns-spanned="1" table:number-matrix-rows-spanned="1" table:formula="of:=SUM([.R3:.R32]&gt;[.$HE3:.$HE32])" office:value-type="float" office:value="17">
            <text:p>17</text:p>
          </table:table-cell>
          <table:table-cell table:number-matrix-columns-spanned="1" table:number-matrix-rows-spanned="1" table:formula="of:=SUM([.S3:.S32]&gt;[.$HF3:.$HF32])" office:value-type="float" office:value="17">
            <text:p>17</text:p>
          </table:table-cell>
          <table:table-cell table:number-matrix-columns-spanned="1" table:number-matrix-rows-spanned="1" table:formula="of:=SUM([.T3:.T32]&gt;[.$HG3:.$HG32])" office:value-type="float" office:value="16">
            <text:p>16</text:p>
          </table:table-cell>
          <table:table-cell table:number-matrix-columns-spanned="1" table:number-matrix-rows-spanned="1" table:formula="of:=SUM([.U3:.U32]&gt;[.$HC3:.$HC32])" office:value-type="float" office:value="8">
            <text:p>8</text:p>
          </table:table-cell>
          <table:table-cell table:number-matrix-columns-spanned="1" table:number-matrix-rows-spanned="1" table:formula="of:=SUM([.V3:.V32]&gt;[.$HD3:.$HD32])" office:value-type="float" office:value="2">
            <text:p>2</text:p>
          </table:table-cell>
          <table:table-cell table:number-matrix-columns-spanned="1" table:number-matrix-rows-spanned="1" table:formula="of:=SUM([.W3:.W32]&gt;[.$HE3:.$HE32])" office:value-type="float" office:value="15">
            <text:p>15</text:p>
          </table:table-cell>
          <table:table-cell table:number-matrix-columns-spanned="1" table:number-matrix-rows-spanned="1" table:formula="of:=SUM([.X3:.X32]&gt;[.$HF3:.$HF32])" office:value-type="float" office:value="17">
            <text:p>17</text:p>
          </table:table-cell>
          <table:table-cell table:number-matrix-columns-spanned="1" table:number-matrix-rows-spanned="1" table:formula="of:=SUM([.Y3:.Y32]&gt;[.$HG3:.$HG32])" office:value-type="float" office:value="15">
            <text:p>15</text:p>
          </table:table-cell>
          <table:table-cell table:number-matrix-columns-spanned="1" table:number-matrix-rows-spanned="1" table:formula="of:=SUM([.Z3:.Z32]&gt;[.$HC3:.$HC32])" office:value-type="float" office:value="8">
            <text:p>8</text:p>
          </table:table-cell>
          <table:table-cell table:number-matrix-columns-spanned="1" table:number-matrix-rows-spanned="1" table:formula="of:=SUM([.AA3:.AA32]&gt;[.$HD3:.$HD32])" office:value-type="float" office:value="1">
            <text:p>1</text:p>
          </table:table-cell>
          <table:table-cell table:number-matrix-columns-spanned="1" table:number-matrix-rows-spanned="1" table:formula="of:=SUM([.AB3:.AB32]&gt;[.$HE3:.$HE32])" office:value-type="float" office:value="14">
            <text:p>14</text:p>
          </table:table-cell>
          <table:table-cell table:number-matrix-columns-spanned="1" table:number-matrix-rows-spanned="1" table:formula="of:=SUM([.AC3:.AC32]&gt;[.$HF3:.$HF32])" office:value-type="float" office:value="11">
            <text:p>11</text:p>
          </table:table-cell>
          <table:table-cell table:number-matrix-columns-spanned="1" table:number-matrix-rows-spanned="1" table:formula="of:=SUM([.AD3:.AD32]&gt;[.$HG3:.$HG32])" office:value-type="float" office:value="5">
            <text:p>5</text:p>
          </table:table-cell>
          <table:table-cell table:number-matrix-columns-spanned="1" table:number-matrix-rows-spanned="1" table:formula="of:=SUM([.AE3:.AE32]&gt;[.$HC3:.$HC32])" office:value-type="float" office:value="11">
            <text:p>11</text:p>
          </table:table-cell>
          <table:table-cell table:number-matrix-columns-spanned="1" table:number-matrix-rows-spanned="1" table:formula="of:=SUM([.AF3:.AF32]&gt;[.$HD3:.$HD32])" office:value-type="float" office:value="2">
            <text:p>2</text:p>
          </table:table-cell>
          <table:table-cell table:number-matrix-columns-spanned="1" table:number-matrix-rows-spanned="1" table:formula="of:=SUM([.AG3:.AG32]&gt;[.$HE3:.$HE32])" office:value-type="float" office:value="11">
            <text:p>11</text:p>
          </table:table-cell>
          <table:table-cell table:number-matrix-columns-spanned="1" table:number-matrix-rows-spanned="1" table:formula="of:=SUM([.AH3:.AH32]&gt;[.$HF3:.$HF32])" office:value-type="float" office:value="14">
            <text:p>14</text:p>
          </table:table-cell>
          <table:table-cell table:number-matrix-columns-spanned="1" table:number-matrix-rows-spanned="1" table:formula="of:=SUM([.AI3:.AI32]&gt;[.$HG3:.$HG32])" office:value-type="float" office:value="23">
            <text:p>23</text:p>
          </table:table-cell>
          <table:table-cell table:number-matrix-columns-spanned="1" table:number-matrix-rows-spanned="1" table:formula="of:=SUM([.AJ3:.AJ32]&gt;[.$HC3:.$HC32])" office:value-type="float" office:value="7">
            <text:p>7</text:p>
          </table:table-cell>
          <table:table-cell table:style-name="cellBest" table:number-matrix-columns-spanned="1" table:number-matrix-rows-spanned="1" table:formula="of:=SUM([.AK3:.AK32]&gt;[.$HD3:.$HD32])" office:value-type="float" office:value="0">
            <text:p>0</text:p>
          </table:table-cell>
          <table:table-cell table:number-matrix-columns-spanned="1" table:number-matrix-rows-spanned="1" table:formula="of:=SUM([.AL3:.AL32]&gt;[.$HE3:.$HE32])" office:value-type="float" office:value="6">
            <text:p>6</text:p>
          </table:table-cell>
          <table:table-cell table:number-matrix-columns-spanned="1" table:number-matrix-rows-spanned="1" table:formula="of:=SUM([.AM3:.AM32]&gt;[.$HF3:.$HF32])" office:value-type="float" office:value="6">
            <text:p>6</text:p>
          </table:table-cell>
          <table:table-cell table:number-matrix-columns-spanned="1" table:number-matrix-rows-spanned="1" table:formula="of:=SUM([.AN3:.AN32]&gt;[.$HG3:.$HG32])" office:value-type="float" office:value="17">
            <text:p>17</text:p>
          </table:table-cell>
          <table:table-cell table:number-matrix-columns-spanned="1" table:number-matrix-rows-spanned="1" table:formula="of:=SUM([.AO3:.AO32]&gt;[.$HC3:.$HC32])" office:value-type="float" office:value="6">
            <text:p>6</text:p>
          </table:table-cell>
          <table:table-cell table:number-matrix-columns-spanned="1" table:number-matrix-rows-spanned="1" table:formula="of:=SUM([.AP3:.AP32]&gt;[.$HD3:.$HD32])" office:value-type="float" office:value="1">
            <text:p>1</text:p>
          </table:table-cell>
          <table:table-cell table:number-matrix-columns-spanned="1" table:number-matrix-rows-spanned="1" table:formula="of:=SUM([.AQ3:.AQ32]&gt;[.$HE3:.$HE32])" office:value-type="float" office:value="6">
            <text:p>6</text:p>
          </table:table-cell>
          <table:table-cell table:number-matrix-columns-spanned="1" table:number-matrix-rows-spanned="1" table:formula="of:=SUM([.AR3:.AR32]&gt;[.$HF3:.$HF32])" office:value-type="float" office:value="7">
            <text:p>7</text:p>
          </table:table-cell>
          <table:table-cell table:number-matrix-columns-spanned="1" table:number-matrix-rows-spanned="1" table:formula="of:=SUM([.AS3:.AS32]&gt;[.$HG3:.$HG32])" office:value-type="float" office:value="17">
            <text:p>17</text:p>
          </table:table-cell>
          <table:table-cell table:number-matrix-columns-spanned="1" table:number-matrix-rows-spanned="1" table:formula="of:=SUM([.AT3:.AT32]&gt;[.$HC3:.$HC32])" office:value-type="float" office:value="7">
            <text:p>7</text:p>
          </table:table-cell>
          <table:table-cell table:number-matrix-columns-spanned="1" table:number-matrix-rows-spanned="1" table:formula="of:=SUM([.AU3:.AU32]&gt;[.$HD3:.$HD32])" office:value-type="float" office:value="1">
            <text:p>1</text:p>
          </table:table-cell>
          <table:table-cell table:number-matrix-columns-spanned="1" table:number-matrix-rows-spanned="1" table:formula="of:=SUM([.AV3:.AV32]&gt;[.$HE3:.$HE32])" office:value-type="float" office:value="5">
            <text:p>5</text:p>
          </table:table-cell>
          <table:table-cell table:number-matrix-columns-spanned="1" table:number-matrix-rows-spanned="1" table:formula="of:=SUM([.AW3:.AW32]&gt;[.$HF3:.$HF32])" office:value-type="float" office:value="6">
            <text:p>6</text:p>
          </table:table-cell>
          <table:table-cell table:number-matrix-columns-spanned="1" table:number-matrix-rows-spanned="1" table:formula="of:=SUM([.AX3:.AX32]&gt;[.$HG3:.$HG32])" office:value-type="float" office:value="11">
            <text:p>11</text:p>
          </table:table-cell>
          <table:table-cell table:number-matrix-columns-spanned="1" table:number-matrix-rows-spanned="1" table:formula="of:=SUM([.AY3:.AY32]&gt;[.$HC3:.$HC32])" office:value-type="float" office:value="8">
            <text:p>8</text:p>
          </table:table-cell>
          <table:table-cell table:number-matrix-columns-spanned="1" table:number-matrix-rows-spanned="1" table:formula="of:=SUM([.AZ3:.AZ32]&gt;[.$HD3:.$HD32])" office:value-type="float" office:value="1">
            <text:p>1</text:p>
          </table:table-cell>
          <table:table-cell table:number-matrix-columns-spanned="1" table:number-matrix-rows-spanned="1" table:formula="of:=SUM([.BA3:.BA32]&gt;[.$HE3:.$HE32])" office:value-type="float" office:value="20">
            <text:p>20</text:p>
          </table:table-cell>
          <table:table-cell table:number-matrix-columns-spanned="1" table:number-matrix-rows-spanned="1" table:formula="of:=SUM([.BB3:.BB32]&gt;[.$HF3:.$HF32])" office:value-type="float" office:value="20">
            <text:p>20</text:p>
          </table:table-cell>
          <table:table-cell table:number-matrix-columns-spanned="1" table:number-matrix-rows-spanned="1" table:formula="of:=SUM([.BC3:.BC32]&gt;[.$HG3:.$HG32])" office:value-type="float" office:value="20">
            <text:p>20</text:p>
          </table:table-cell>
          <table:table-cell table:number-matrix-columns-spanned="1" table:number-matrix-rows-spanned="1" table:formula="of:=SUM([.BD3:.BD32]&gt;[.$HC3:.$HC32])" office:value-type="float" office:value="7">
            <text:p>7</text:p>
          </table:table-cell>
          <table:table-cell table:number-matrix-columns-spanned="1" table:number-matrix-rows-spanned="1" table:formula="of:=SUM([.BE3:.BE32]&gt;[.$HD3:.$HD32])" office:value-type="float" office:value="1">
            <text:p>1</text:p>
          </table:table-cell>
          <table:table-cell table:number-matrix-columns-spanned="1" table:number-matrix-rows-spanned="1" table:formula="of:=SUM([.BF3:.BF32]&gt;[.$HE3:.$HE32])" office:value-type="float" office:value="12">
            <text:p>12</text:p>
          </table:table-cell>
          <table:table-cell table:number-matrix-columns-spanned="1" table:number-matrix-rows-spanned="1" table:formula="of:=SUM([.BG3:.BG32]&gt;[.$HF3:.$HF32])" office:value-type="float" office:value="14">
            <text:p>14</text:p>
          </table:table-cell>
          <table:table-cell table:number-matrix-columns-spanned="1" table:number-matrix-rows-spanned="1" table:formula="of:=SUM([.BH3:.BH32]&gt;[.$HG3:.$HG32])" office:value-type="float" office:value="12">
            <text:p>12</text:p>
          </table:table-cell>
          <table:table-cell table:number-matrix-columns-spanned="1" table:number-matrix-rows-spanned="1" table:formula="of:=SUM([.BI3:.BI32]&gt;[.$HC3:.$HC32])" office:value-type="float" office:value="8">
            <text:p>8</text:p>
          </table:table-cell>
          <table:table-cell table:number-matrix-columns-spanned="1" table:number-matrix-rows-spanned="1" table:formula="of:=SUM([.BJ3:.BJ32]&gt;[.$HD3:.$HD32])" office:value-type="float" office:value="1">
            <text:p>1</text:p>
          </table:table-cell>
          <table:table-cell table:number-matrix-columns-spanned="1" table:number-matrix-rows-spanned="1" table:formula="of:=SUM([.BK3:.BK32]&gt;[.$HE3:.$HE32])" office:value-type="float" office:value="15">
            <text:p>15</text:p>
          </table:table-cell>
          <table:table-cell table:number-matrix-columns-spanned="1" table:number-matrix-rows-spanned="1" table:formula="of:=SUM([.BL3:.BL32]&gt;[.$HF3:.$HF32])" office:value-type="float" office:value="22">
            <text:p>22</text:p>
          </table:table-cell>
          <table:table-cell table:number-matrix-columns-spanned="1" table:number-matrix-rows-spanned="1" table:formula="of:=SUM([.BM3:.BM32]&gt;[.$HG3:.$HG32])" office:value-type="float" office:value="17">
            <text:p>17</text:p>
          </table:table-cell>
          <table:table-cell table:number-matrix-columns-spanned="1" table:number-matrix-rows-spanned="1" table:formula="of:=SUM([.BN3:.BN32]&gt;[.$HC3:.$HC32])" office:value-type="float" office:value="7">
            <text:p>7</text:p>
          </table:table-cell>
          <table:table-cell table:number-matrix-columns-spanned="1" table:number-matrix-rows-spanned="1" table:formula="of:=SUM([.BO3:.BO32]&gt;[.$HD3:.$HD32])" office:value-type="float" office:value="1">
            <text:p>1</text:p>
          </table:table-cell>
          <table:table-cell table:number-matrix-columns-spanned="1" table:number-matrix-rows-spanned="1" table:formula="of:=SUM([.BP3:.BP32]&gt;[.$HE3:.$HE32])" office:value-type="float" office:value="14">
            <text:p>14</text:p>
          </table:table-cell>
          <table:table-cell table:number-matrix-columns-spanned="1" table:number-matrix-rows-spanned="1" table:formula="of:=SUM([.BQ3:.BQ32]&gt;[.$HF3:.$HF32])" office:value-type="float" office:value="17">
            <text:p>17</text:p>
          </table:table-cell>
          <table:table-cell table:number-matrix-columns-spanned="1" table:number-matrix-rows-spanned="1" table:formula="of:=SUM([.BR3:.BR32]&gt;[.$HG3:.$HG32])" office:value-type="float" office:value="13">
            <text:p>13</text:p>
          </table:table-cell>
          <table:table-cell table:number-matrix-columns-spanned="1" table:number-matrix-rows-spanned="1" table:formula="of:=SUM([.BS3:.BS32]&gt;[.$HC3:.$HC32])" office:value-type="float" office:value="7">
            <text:p>7</text:p>
          </table:table-cell>
          <table:table-cell table:number-matrix-columns-spanned="1" table:number-matrix-rows-spanned="1" table:formula="of:=SUM([.BT3:.BT32]&gt;[.$HD3:.$HD32])" office:value-type="float" office:value="3">
            <text:p>3</text:p>
          </table:table-cell>
          <table:table-cell table:style-name="cellBest" table:number-matrix-columns-spanned="1" table:number-matrix-rows-spanned="1" table:formula="of:=SUM([.BU3:.BU32]&gt;[.$HE3:.$HE32])" office:value-type="float" office:value="1">
            <text:p>1</text:p>
          </table:table-cell>
          <table:table-cell table:style-name="cellBest" table:number-matrix-columns-spanned="1" table:number-matrix-rows-spanned="1" table:formula="of:=SUM([.BV3:.BV32]&gt;[.$HF3:.$HF32])" office:value-type="float" office:value="0">
            <text:p>0</text:p>
          </table:table-cell>
          <table:table-cell table:number-matrix-columns-spanned="1" table:number-matrix-rows-spanned="1" table:formula="of:=SUM([.BW3:.BW32]&gt;[.$HG3:.$HG32])" office:value-type="float" office:value="7">
            <text:p>7</text:p>
          </table:table-cell>
          <table:table-cell table:number-matrix-columns-spanned="1" table:number-matrix-rows-spanned="1" table:formula="of:=SUM([.BX3:.BX32]&gt;[.$HC3:.$HC32])" office:value-type="float" office:value="6">
            <text:p>6</text:p>
          </table:table-cell>
          <table:table-cell table:number-matrix-columns-spanned="1" table:number-matrix-rows-spanned="1" table:formula="of:=SUM([.BY3:.BY32]&gt;[.$HD3:.$HD32])" office:value-type="float" office:value="1">
            <text:p>1</text:p>
          </table:table-cell>
          <table:table-cell table:number-matrix-columns-spanned="1" table:number-matrix-rows-spanned="1" table:formula="of:=SUM([.BZ3:.BZ32]&gt;[.$HE3:.$HE32])" office:value-type="float" office:value="19">
            <text:p>19</text:p>
          </table:table-cell>
          <table:table-cell table:number-matrix-columns-spanned="1" table:number-matrix-rows-spanned="1" table:formula="of:=SUM([.CA3:.CA32]&gt;[.$HF3:.$HF32])" office:value-type="float" office:value="25">
            <text:p>25</text:p>
          </table:table-cell>
          <table:table-cell table:number-matrix-columns-spanned="1" table:number-matrix-rows-spanned="1" table:formula="of:=SUM([.CB3:.CB32]&gt;[.$HG3:.$HG32])" office:value-type="float" office:value="0">
            <text:p>0</text:p>
          </table:table-cell>
          <table:table-cell table:number-matrix-columns-spanned="1" table:number-matrix-rows-spanned="1" table:formula="of:=SUM([.CC3:.CC32]&gt;[.$HC3:.$HC32])" office:value-type="float" office:value="7">
            <text:p>7</text:p>
          </table:table-cell>
          <table:table-cell table:number-matrix-columns-spanned="1" table:number-matrix-rows-spanned="1" table:formula="of:=SUM([.CD3:.CD32]&gt;[.$HD3:.$HD32])" office:value-type="float" office:value="2">
            <text:p>2</text:p>
          </table:table-cell>
          <table:table-cell table:number-matrix-columns-spanned="1" table:number-matrix-rows-spanned="1" table:formula="of:=SUM([.CE3:.CE32]&gt;[.$HE3:.$HE32])" office:value-type="float" office:value="9">
            <text:p>9</text:p>
          </table:table-cell>
          <table:table-cell table:number-matrix-columns-spanned="1" table:number-matrix-rows-spanned="1" table:formula="of:=SUM([.CF3:.CF32]&gt;[.$HF3:.$HF32])" office:value-type="float" office:value="11">
            <text:p>11</text:p>
          </table:table-cell>
          <table:table-cell table:number-matrix-columns-spanned="1" table:number-matrix-rows-spanned="1" table:formula="of:=SUM([.CG3:.CG32]&gt;[.$HG3:.$HG32])" office:value-type="float" office:value="16">
            <text:p>16</text:p>
          </table:table-cell>
          <table:table-cell table:number-matrix-columns-spanned="1" table:number-matrix-rows-spanned="1" table:formula="of:=SUM([.CH3:.CH32]&gt;[.$HC3:.$HC32])" office:value-type="float" office:value="8">
            <text:p>8</text:p>
          </table:table-cell>
          <table:table-cell table:number-matrix-columns-spanned="1" table:number-matrix-rows-spanned="1" table:formula="of:=SUM([.CI3:.CI32]&gt;[.$HD3:.$HD32])" office:value-type="float" office:value="2">
            <text:p>2</text:p>
          </table:table-cell>
          <table:table-cell table:number-matrix-columns-spanned="1" table:number-matrix-rows-spanned="1" table:formula="of:=SUM([.CJ3:.CJ32]&gt;[.$HE3:.$HE32])" office:value-type="float" office:value="18">
            <text:p>18</text:p>
          </table:table-cell>
          <table:table-cell table:number-matrix-columns-spanned="1" table:number-matrix-rows-spanned="1" table:formula="of:=SUM([.CK3:.CK32]&gt;[.$HF3:.$HF32])" office:value-type="float" office:value="18">
            <text:p>18</text:p>
          </table:table-cell>
          <table:table-cell table:number-matrix-columns-spanned="1" table:number-matrix-rows-spanned="1" table:formula="of:=SUM([.CL3:.CL32]&gt;[.$HG3:.$HG32])" office:value-type="float" office:value="18">
            <text:p>18</text:p>
          </table:table-cell>
          <table:table-cell table:number-matrix-columns-spanned="1" table:number-matrix-rows-spanned="1" table:formula="of:=SUM([.CM3:.CM32]&gt;[.$HC3:.$HC32])" office:value-type="float" office:value="13">
            <text:p>13</text:p>
          </table:table-cell>
          <table:table-cell table:number-matrix-columns-spanned="1" table:number-matrix-rows-spanned="1" table:formula="of:=SUM([.CN3:.CN32]&gt;[.$HD3:.$HD32])" office:value-type="float" office:value="5">
            <text:p>5</text:p>
          </table:table-cell>
          <table:table-cell table:number-matrix-columns-spanned="1" table:number-matrix-rows-spanned="1" table:formula="of:=SUM([.CO3:.CO32]&gt;[.$HE3:.$HE32])" office:value-type="float" office:value="12">
            <text:p>12</text:p>
          </table:table-cell>
          <table:table-cell table:number-matrix-columns-spanned="1" table:number-matrix-rows-spanned="1" table:formula="of:=SUM([.CP3:.CP32]&gt;[.$HF3:.$HF32])" office:value-type="float" office:value="5">
            <text:p>5</text:p>
          </table:table-cell>
          <table:table-cell table:number-matrix-columns-spanned="1" table:number-matrix-rows-spanned="1" table:formula="of:=SUM([.CQ3:.CQ32]&gt;[.$HG3:.$HG32])" office:value-type="float" office:value="26">
            <text:p>26</text:p>
          </table:table-cell>
          <table:table-cell table:number-matrix-columns-spanned="1" table:number-matrix-rows-spanned="1" table:formula="of:=SUM([.CR3:.CR32]&gt;[.$HC3:.$HC32])" office:value-type="float" office:value="8">
            <text:p>8</text:p>
          </table:table-cell>
          <table:table-cell table:number-matrix-columns-spanned="1" table:number-matrix-rows-spanned="1" table:formula="of:=SUM([.CS3:.CS32]&gt;[.$HD3:.$HD32])" office:value-type="float" office:value="1">
            <text:p>1</text:p>
          </table:table-cell>
          <table:table-cell table:number-matrix-columns-spanned="1" table:number-matrix-rows-spanned="1" table:formula="of:=SUM([.CT3:.CT32]&gt;[.$HE3:.$HE32])" office:value-type="float" office:value="10">
            <text:p>10</text:p>
          </table:table-cell>
          <table:table-cell table:number-matrix-columns-spanned="1" table:number-matrix-rows-spanned="1" table:formula="of:=SUM([.CU3:.CU32]&gt;[.$HF3:.$HF32])" office:value-type="float" office:value="11">
            <text:p>11</text:p>
          </table:table-cell>
          <table:table-cell table:number-matrix-columns-spanned="1" table:number-matrix-rows-spanned="1" table:formula="of:=SUM([.CV3:.CV32]&gt;[.$HG3:.$HG32])" office:value-type="float" office:value="18">
            <text:p>18</text:p>
          </table:table-cell>
          <table:table-cell table:number-matrix-columns-spanned="1" table:number-matrix-rows-spanned="1" table:formula="of:=SUM([.CW3:.CW32]&gt;[.$HC3:.$HC32])" office:value-type="float" office:value="5">
            <text:p>5</text:p>
          </table:table-cell>
          <table:table-cell table:number-matrix-columns-spanned="1" table:number-matrix-rows-spanned="1" table:formula="of:=SUM([.CX3:.CX32]&gt;[.$HD3:.$HD32])" office:value-type="float" office:value="3">
            <text:p>3</text:p>
          </table:table-cell>
          <table:table-cell table:number-matrix-columns-spanned="1" table:number-matrix-rows-spanned="1" table:formula="of:=SUM([.CY3:.CY32]&gt;[.$HE3:.$HE32])" office:value-type="float" office:value="12">
            <text:p>12</text:p>
          </table:table-cell>
          <table:table-cell table:number-matrix-columns-spanned="1" table:number-matrix-rows-spanned="1" table:formula="of:=SUM([.CZ3:.CZ32]&gt;[.$HF3:.$HF32])" office:value-type="float" office:value="16">
            <text:p>16</text:p>
          </table:table-cell>
          <table:table-cell table:number-matrix-columns-spanned="1" table:number-matrix-rows-spanned="1" table:formula="of:=SUM([.DA3:.DA32]&gt;[.$HG3:.$HG32])" office:value-type="float" office:value="12">
            <text:p>12</text:p>
          </table:table-cell>
          <table:table-cell table:number-matrix-columns-spanned="1" table:number-matrix-rows-spanned="1" table:formula="of:=SUM([.DB3:.DB32]&gt;[.$HC3:.$HC32])" office:value-type="float" office:value="12">
            <text:p>12</text:p>
          </table:table-cell>
          <table:table-cell table:number-matrix-columns-spanned="1" table:number-matrix-rows-spanned="1" table:formula="of:=SUM([.DC3:.DC32]&gt;[.$HD3:.$HD32])" office:value-type="float" office:value="8">
            <text:p>8</text:p>
          </table:table-cell>
          <table:table-cell table:number-matrix-columns-spanned="1" table:number-matrix-rows-spanned="1" table:formula="of:=SUM([.DD3:.DD32]&gt;[.$HE3:.$HE32])" office:value-type="float" office:value="12">
            <text:p>12</text:p>
          </table:table-cell>
          <table:table-cell table:number-matrix-columns-spanned="1" table:number-matrix-rows-spanned="1" table:formula="of:=SUM([.DE3:.DE32]&gt;[.$HF3:.$HF32])" office:value-type="float" office:value="8">
            <text:p>8</text:p>
          </table:table-cell>
          <table:table-cell table:number-matrix-columns-spanned="1" table:number-matrix-rows-spanned="1" table:formula="of:=SUM([.DF3:.DF32]&gt;[.$HG3:.$HG32])" office:value-type="float" office:value="25">
            <text:p>25</text:p>
          </table:table-cell>
          <table:table-cell table:number-matrix-columns-spanned="1" table:number-matrix-rows-spanned="1" table:formula="of:=SUM([.DG3:.DG32]&gt;[.$HC3:.$HC32])" office:value-type="float" office:value="6">
            <text:p>6</text:p>
          </table:table-cell>
          <table:table-cell table:number-matrix-columns-spanned="1" table:number-matrix-rows-spanned="1" table:formula="of:=SUM([.DH3:.DH32]&gt;[.$HD3:.$HD32])" office:value-type="float" office:value="1">
            <text:p>1</text:p>
          </table:table-cell>
          <table:table-cell table:number-matrix-columns-spanned="1" table:number-matrix-rows-spanned="1" table:formula="of:=SUM([.DI3:.DI32]&gt;[.$HE3:.$HE32])" office:value-type="float" office:value="15">
            <text:p>15</text:p>
          </table:table-cell>
          <table:table-cell table:number-matrix-columns-spanned="1" table:number-matrix-rows-spanned="1" table:formula="of:=SUM([.DJ3:.DJ32]&gt;[.$HF3:.$HF32])" office:value-type="float" office:value="17">
            <text:p>17</text:p>
          </table:table-cell>
          <table:table-cell table:number-matrix-columns-spanned="1" table:number-matrix-rows-spanned="1" table:formula="of:=SUM([.DK3:.DK32]&gt;[.$HG3:.$HG32])" office:value-type="float" office:value="16">
            <text:p>16</text:p>
          </table:table-cell>
          <table:table-cell table:style-name="cellBest" table:number-matrix-columns-spanned="1" table:number-matrix-rows-spanned="1" table:formula="of:=SUM([.DL3:.DL32]&gt;[.$HC3:.$HC32])" office:value-type="float" office:value="4">
            <text:p>4</text:p>
          </table:table-cell>
          <table:table-cell table:number-matrix-columns-spanned="1" table:number-matrix-rows-spanned="1" table:formula="of:=SUM([.DM3:.DM32]&gt;[.$HD3:.$HD32])" office:value-type="float" office:value="1">
            <text:p>1</text:p>
          </table:table-cell>
          <table:table-cell table:number-matrix-columns-spanned="1" table:number-matrix-rows-spanned="1" table:formula="of:=SUM([.DN3:.DN32]&gt;[.$HE3:.$HE32])" office:value-type="float" office:value="14">
            <text:p>14</text:p>
          </table:table-cell>
          <table:table-cell table:number-matrix-columns-spanned="1" table:number-matrix-rows-spanned="1" table:formula="of:=SUM([.DO3:.DO32]&gt;[.$HF3:.$HF32])" office:value-type="float" office:value="16">
            <text:p>16</text:p>
          </table:table-cell>
          <table:table-cell table:number-matrix-columns-spanned="1" table:number-matrix-rows-spanned="1" table:formula="of:=SUM([.DP3:.DP32]&gt;[.$HG3:.$HG32])" office:value-type="float" office:value="2">
            <text:p>2</text:p>
          </table:table-cell>
          <table:table-cell table:number-matrix-columns-spanned="1" table:number-matrix-rows-spanned="1" table:formula="of:=SUM([.DQ3:.DQ32]&gt;[.$HC3:.$HC32])" office:value-type="float" office:value="7">
            <text:p>7</text:p>
          </table:table-cell>
          <table:table-cell table:number-matrix-columns-spanned="1" table:number-matrix-rows-spanned="1" table:formula="of:=SUM([.DR3:.DR32]&gt;[.$HD3:.$HD32])" office:value-type="float" office:value="4">
            <text:p>4</text:p>
          </table:table-cell>
          <table:table-cell table:number-matrix-columns-spanned="1" table:number-matrix-rows-spanned="1" table:formula="of:=SUM([.DS3:.DS32]&gt;[.$HE3:.$HE32])" office:value-type="float" office:value="20">
            <text:p>20</text:p>
          </table:table-cell>
          <table:table-cell table:number-matrix-columns-spanned="1" table:number-matrix-rows-spanned="1" table:formula="of:=SUM([.DT3:.DT32]&gt;[.$HF3:.$HF32])" office:value-type="float" office:value="22">
            <text:p>22</text:p>
          </table:table-cell>
          <table:table-cell table:number-matrix-columns-spanned="1" table:number-matrix-rows-spanned="1" table:formula="of:=SUM([.DU3:.DU32]&gt;[.$HG3:.$HG32])" office:value-type="float" office:value="16">
            <text:p>16</text:p>
          </table:table-cell>
          <table:table-cell table:number-matrix-columns-spanned="1" table:number-matrix-rows-spanned="1" table:formula="of:=SUM([.DV3:.DV32]&gt;[.$HC3:.$HC32])" office:value-type="float" office:value="8">
            <text:p>8</text:p>
          </table:table-cell>
          <table:table-cell table:number-matrix-columns-spanned="1" table:number-matrix-rows-spanned="1" table:formula="of:=SUM([.DW3:.DW32]&gt;[.$HD3:.$HD32])" office:value-type="float" office:value="1">
            <text:p>1</text:p>
          </table:table-cell>
          <table:table-cell table:number-matrix-columns-spanned="1" table:number-matrix-rows-spanned="1" table:formula="of:=SUM([.DX3:.DX32]&gt;[.$HE3:.$HE32])" office:value-type="float" office:value="17">
            <text:p>17</text:p>
          </table:table-cell>
          <table:table-cell table:number-matrix-columns-spanned="1" table:number-matrix-rows-spanned="1" table:formula="of:=SUM([.DY3:.DY32]&gt;[.$HF3:.$HF32])" office:value-type="float" office:value="11">
            <text:p>11</text:p>
          </table:table-cell>
          <table:table-cell table:number-matrix-columns-spanned="1" table:number-matrix-rows-spanned="1" table:formula="of:=SUM([.DZ3:.DZ32]&gt;[.$HG3:.$HG32])" office:value-type="float" office:value="24">
            <text:p>24</text:p>
          </table:table-cell>
          <table:table-cell table:number-matrix-columns-spanned="1" table:number-matrix-rows-spanned="1" table:formula="of:=SUM([.EA3:.EA32]&gt;[.$HC3:.$HC32])" office:value-type="float" office:value="7">
            <text:p>7</text:p>
          </table:table-cell>
          <table:table-cell table:style-name="cellBest" table:number-matrix-columns-spanned="1" table:number-matrix-rows-spanned="1" table:formula="of:=SUM([.EB3:.EB32]&gt;[.$HD3:.$HD32])" office:value-type="float" office:value="0">
            <text:p>0</text:p>
          </table:table-cell>
          <table:table-cell table:number-matrix-columns-spanned="1" table:number-matrix-rows-spanned="1" table:formula="of:=SUM([.EC3:.EC32]&gt;[.$HE3:.$HE32])" office:value-type="float" office:value="18">
            <text:p>18</text:p>
          </table:table-cell>
          <table:table-cell table:number-matrix-columns-spanned="1" table:number-matrix-rows-spanned="1" table:formula="of:=SUM([.ED3:.ED32]&gt;[.$HF3:.$HF32])" office:value-type="float" office:value="8">
            <text:p>8</text:p>
          </table:table-cell>
          <table:table-cell table:number-matrix-columns-spanned="1" table:number-matrix-rows-spanned="1" table:formula="of:=SUM([.EE3:.EE32]&gt;[.$HG3:.$HG32])" office:value-type="float" office:value="21">
            <text:p>21</text:p>
          </table:table-cell>
          <table:table-cell table:number-matrix-columns-spanned="1" table:number-matrix-rows-spanned="1" table:formula="of:=SUM([.EF3:.EF32]&gt;[.$HC3:.$HC32])" office:value-type="float" office:value="11">
            <text:p>11</text:p>
          </table:table-cell>
          <table:table-cell table:number-matrix-columns-spanned="1" table:number-matrix-rows-spanned="1" table:formula="of:=SUM([.EG3:.EG32]&gt;[.$HD3:.$HD32])" office:value-type="float" office:value="2">
            <text:p>2</text:p>
          </table:table-cell>
          <table:table-cell table:number-matrix-columns-spanned="1" table:number-matrix-rows-spanned="1" table:formula="of:=SUM([.EH3:.EH32]&gt;[.$HE3:.$HE32])" office:value-type="float" office:value="18">
            <text:p>18</text:p>
          </table:table-cell>
          <table:table-cell table:number-matrix-columns-spanned="1" table:number-matrix-rows-spanned="1" table:formula="of:=SUM([.EI3:.EI32]&gt;[.$HF3:.$HF32])" office:value-type="float" office:value="11">
            <text:p>11</text:p>
          </table:table-cell>
          <table:table-cell table:number-matrix-columns-spanned="1" table:number-matrix-rows-spanned="1" table:formula="of:=SUM([.EJ3:.EJ32]&gt;[.$HG3:.$HG32])" office:value-type="float" office:value="22">
            <text:p>22</text:p>
          </table:table-cell>
          <table:table-cell table:number-matrix-columns-spanned="1" table:number-matrix-rows-spanned="1" table:formula="of:=SUM([.EK3:.EK32]&gt;[.$HC3:.$HC32])" office:value-type="float" office:value="7">
            <text:p>7</text:p>
          </table:table-cell>
          <table:table-cell table:number-matrix-columns-spanned="1" table:number-matrix-rows-spanned="1" table:formula="of:=SUM([.EL3:.EL32]&gt;[.$HD3:.$HD32])" office:value-type="float" office:value="3">
            <text:p>3</text:p>
          </table:table-cell>
          <table:table-cell table:number-matrix-columns-spanned="1" table:number-matrix-rows-spanned="1" table:formula="of:=SUM([.EM3:.EM32]&gt;[.$HE3:.$HE32])" office:value-type="float" office:value="16">
            <text:p>16</text:p>
          </table:table-cell>
          <table:table-cell table:number-matrix-columns-spanned="1" table:number-matrix-rows-spanned="1" table:formula="of:=SUM([.EN3:.EN32]&gt;[.$HF3:.$HF32])" office:value-type="float" office:value="7">
            <text:p>7</text:p>
          </table:table-cell>
          <table:table-cell table:number-matrix-columns-spanned="1" table:number-matrix-rows-spanned="1" table:formula="of:=SUM([.EO3:.EO32]&gt;[.$HG3:.$HG32])" office:value-type="float" office:value="18">
            <text:p>18</text:p>
          </table:table-cell>
          <table:table-cell table:number-matrix-columns-spanned="1" table:number-matrix-rows-spanned="1" table:formula="of:=SUM([.EP3:.EP32]&gt;[.$HC3:.$HC32])" office:value-type="float" office:value="9">
            <text:p>9</text:p>
          </table:table-cell>
          <table:table-cell table:number-matrix-columns-spanned="1" table:number-matrix-rows-spanned="1" table:formula="of:=SUM([.EQ3:.EQ32]&gt;[.$HD3:.$HD32])" office:value-type="float" office:value="2">
            <text:p>2</text:p>
          </table:table-cell>
          <table:table-cell table:style-name="cellWorst" table:number-matrix-columns-spanned="1" table:number-matrix-rows-spanned="1" table:formula="of:=SUM([.ER3:.ER32]&gt;[.$HE3:.$HE32])" office:value-type="float" office:value="21">
            <text:p>21</text:p>
          </table:table-cell>
          <table:table-cell table:number-matrix-columns-spanned="1" table:number-matrix-rows-spanned="1" table:formula="of:=SUM([.ES3:.ES32]&gt;[.$HF3:.$HF32])" office:value-type="float" office:value="22">
            <text:p>22</text:p>
          </table:table-cell>
          <table:table-cell table:number-matrix-columns-spanned="1" table:number-matrix-rows-spanned="1" table:formula="of:=SUM([.ET3:.ET32]&gt;[.$HG3:.$HG32])" office:value-type="float" office:value="13">
            <text:p>13</text:p>
          </table:table-cell>
          <table:table-cell table:number-matrix-columns-spanned="1" table:number-matrix-rows-spanned="1" table:formula="of:=SUM([.EU3:.EU32]&gt;[.$HC3:.$HC32])" office:value-type="float" office:value="6">
            <text:p>6</text:p>
          </table:table-cell>
          <table:table-cell table:number-matrix-columns-spanned="1" table:number-matrix-rows-spanned="1" table:formula="of:=SUM([.EV3:.EV32]&gt;[.$HD3:.$HD32])" office:value-type="float" office:value="1">
            <text:p>1</text:p>
          </table:table-cell>
          <table:table-cell table:number-matrix-columns-spanned="1" table:number-matrix-rows-spanned="1" table:formula="of:=SUM([.EW3:.EW32]&gt;[.$HE3:.$HE32])" office:value-type="float" office:value="18">
            <text:p>18</text:p>
          </table:table-cell>
          <table:table-cell table:number-matrix-columns-spanned="1" table:number-matrix-rows-spanned="1" table:formula="of:=SUM([.EX3:.EX32]&gt;[.$HF3:.$HF32])" office:value-type="float" office:value="19">
            <text:p>19</text:p>
          </table:table-cell>
          <table:table-cell table:number-matrix-columns-spanned="1" table:number-matrix-rows-spanned="1" table:formula="of:=SUM([.EY3:.EY32]&gt;[.$HG3:.$HG32])" office:value-type="float" office:value="8">
            <text:p>8</text:p>
          </table:table-cell>
          <table:table-cell table:number-matrix-columns-spanned="1" table:number-matrix-rows-spanned="1" table:formula="of:=SUM([.EZ3:.EZ32]&gt;[.$HC3:.$HC32])" office:value-type="float" office:value="9">
            <text:p>9</text:p>
          </table:table-cell>
          <table:table-cell table:number-matrix-columns-spanned="1" table:number-matrix-rows-spanned="1" table:formula="of:=SUM([.FA3:.FA32]&gt;[.$HD3:.$HD32])" office:value-type="float" office:value="1">
            <text:p>1</text:p>
          </table:table-cell>
          <table:table-cell table:number-matrix-columns-spanned="1" table:number-matrix-rows-spanned="1" table:formula="of:=SUM([.FB3:.FB32]&gt;[.$HE3:.$HE32])" office:value-type="float" office:value="17">
            <text:p>17</text:p>
          </table:table-cell>
          <table:table-cell table:number-matrix-columns-spanned="1" table:number-matrix-rows-spanned="1" table:formula="of:=SUM([.FC3:.FC32]&gt;[.$HF3:.$HF32])" office:value-type="float" office:value="16">
            <text:p>16</text:p>
          </table:table-cell>
          <table:table-cell table:number-matrix-columns-spanned="1" table:number-matrix-rows-spanned="1" table:formula="of:=SUM([.FD3:.FD32]&gt;[.$HG3:.$HG32])" office:value-type="float" office:value="10">
            <text:p>10</text:p>
          </table:table-cell>
          <table:table-cell table:number-matrix-columns-spanned="1" table:number-matrix-rows-spanned="1" table:formula="of:=SUM([.FE3:.FE32]&gt;[.$HC3:.$HC32])" office:value-type="float" office:value="8">
            <text:p>8</text:p>
          </table:table-cell>
          <table:table-cell table:number-matrix-columns-spanned="1" table:number-matrix-rows-spanned="1" table:formula="of:=SUM([.FF3:.FF32]&gt;[.$HD3:.$HD32])" office:value-type="float" office:value="1">
            <text:p>1</text:p>
          </table:table-cell>
          <table:table-cell table:number-matrix-columns-spanned="1" table:number-matrix-rows-spanned="1" table:formula="of:=SUM([.FG3:.FG32]&gt;[.$HE3:.$HE32])" office:value-type="float" office:value="15">
            <text:p>15</text:p>
          </table:table-cell>
          <table:table-cell table:number-matrix-columns-spanned="1" table:number-matrix-rows-spanned="1" table:formula="of:=SUM([.FH3:.FH32]&gt;[.$HF3:.$HF32])" office:value-type="float" office:value="16">
            <text:p>16</text:p>
          </table:table-cell>
          <table:table-cell table:number-matrix-columns-spanned="1" table:number-matrix-rows-spanned="1" table:formula="of:=SUM([.FI3:.FI32]&gt;[.$HG3:.$HG32])" office:value-type="float" office:value="9">
            <text:p>9</text:p>
          </table:table-cell>
          <table:table-cell table:number-matrix-columns-spanned="1" table:number-matrix-rows-spanned="1" table:formula="of:=SUM([.FJ3:.FJ32]&gt;[.$HC3:.$HC32])" office:value-type="float" office:value="9">
            <text:p>9</text:p>
          </table:table-cell>
          <table:table-cell table:number-matrix-columns-spanned="1" table:number-matrix-rows-spanned="1" table:formula="of:=SUM([.FK3:.FK32]&gt;[.$HD3:.$HD32])" office:value-type="float" office:value="3">
            <text:p>3</text:p>
          </table:table-cell>
          <table:table-cell table:number-matrix-columns-spanned="1" table:number-matrix-rows-spanned="1" table:formula="of:=SUM([.FL3:.FL32]&gt;[.$HE3:.$HE32])" office:value-type="float" office:value="18">
            <text:p>18</text:p>
          </table:table-cell>
          <table:table-cell table:number-matrix-columns-spanned="1" table:number-matrix-rows-spanned="1" table:formula="of:=SUM([.FM3:.FM32]&gt;[.$HF3:.$HF32])" office:value-type="float" office:value="12">
            <text:p>12</text:p>
          </table:table-cell>
          <table:table-cell table:number-matrix-columns-spanned="1" table:number-matrix-rows-spanned="1" table:formula="of:=SUM([.FN3:.FN32]&gt;[.$HG3:.$HG32])" office:value-type="float" office:value="28">
            <text:p>28</text:p>
          </table:table-cell>
          <table:table-cell table:number-matrix-columns-spanned="1" table:number-matrix-rows-spanned="1" table:formula="of:=SUM([.FO3:.FO32]&gt;[.$HC3:.$HC32])" office:value-type="float" office:value="6">
            <text:p>6</text:p>
          </table:table-cell>
          <table:table-cell table:number-matrix-columns-spanned="1" table:number-matrix-rows-spanned="1" table:formula="of:=SUM([.FP3:.FP32]&gt;[.$HD3:.$HD32])" office:value-type="float" office:value="1">
            <text:p>1</text:p>
          </table:table-cell>
          <table:table-cell table:number-matrix-columns-spanned="1" table:number-matrix-rows-spanned="1" table:formula="of:=SUM([.FQ3:.FQ32]&gt;[.$HE3:.$HE32])" office:value-type="float" office:value="9">
            <text:p>9</text:p>
          </table:table-cell>
          <table:table-cell table:number-matrix-columns-spanned="1" table:number-matrix-rows-spanned="1" table:formula="of:=SUM([.FR3:.FR32]&gt;[.$HF3:.$HF32])" office:value-type="float" office:value="20">
            <text:p>20</text:p>
          </table:table-cell>
          <table:table-cell table:number-matrix-columns-spanned="1" table:number-matrix-rows-spanned="1" table:formula="of:=SUM([.FS3:.FS32]&gt;[.$HG3:.$HG32])" office:value-type="float" office:value="0">
            <text:p>0</text:p>
          </table:table-cell>
          <table:table-cell table:number-matrix-columns-spanned="1" table:number-matrix-rows-spanned="1" table:formula="of:=SUM([.FT3:.FT32]&gt;[.$HC3:.$HC32])" office:value-type="float" office:value="10">
            <text:p>10</text:p>
          </table:table-cell>
          <table:table-cell table:number-matrix-columns-spanned="1" table:number-matrix-rows-spanned="1" table:formula="of:=SUM([.FU3:.FU32]&gt;[.$HD3:.$HD32])" office:value-type="float" office:value="1">
            <text:p>1</text:p>
          </table:table-cell>
          <table:table-cell table:number-matrix-columns-spanned="1" table:number-matrix-rows-spanned="1" table:formula="of:=SUM([.FV3:.FV32]&gt;[.$HE3:.$HE32])" office:value-type="float" office:value="19">
            <text:p>19</text:p>
          </table:table-cell>
          <table:table-cell table:number-matrix-columns-spanned="1" table:number-matrix-rows-spanned="1" table:formula="of:=SUM([.FW3:.FW32]&gt;[.$HF3:.$HF32])" office:value-type="float" office:value="13">
            <text:p>13</text:p>
          </table:table-cell>
          <table:table-cell table:number-matrix-columns-spanned="1" table:number-matrix-rows-spanned="1" table:formula="of:=SUM([.FX3:.FX32]&gt;[.$HG3:.$HG32])" office:value-type="float" office:value="20">
            <text:p>20</text:p>
          </table:table-cell>
          <table:table-cell table:style-name="cellBest" table:number-matrix-columns-spanned="1" table:number-matrix-rows-spanned="1" table:formula="of:=SUM([.FY3:.FY32]&gt;[.$HC3:.$HC32])" office:value-type="float" office:value="4">
            <text:p>4</text:p>
          </table:table-cell>
          <table:table-cell table:number-matrix-columns-spanned="1" table:number-matrix-rows-spanned="1" table:formula="of:=SUM([.FZ3:.FZ32]&gt;[.$HD3:.$HD32])" office:value-type="float" office:value="3">
            <text:p>3</text:p>
          </table:table-cell>
          <table:table-cell table:number-matrix-columns-spanned="1" table:number-matrix-rows-spanned="1" table:formula="of:=SUM([.GA3:.GA32]&gt;[.$HE3:.$HE32])" office:value-type="float" office:value="13">
            <text:p>13</text:p>
          </table:table-cell>
          <table:table-cell table:number-matrix-columns-spanned="1" table:number-matrix-rows-spanned="1" table:formula="of:=SUM([.GB3:.GB32]&gt;[.$HF3:.$HF32])" office:value-type="float" office:value="19">
            <text:p>19</text:p>
          </table:table-cell>
          <table:table-cell table:number-matrix-columns-spanned="1" table:number-matrix-rows-spanned="1" table:formula="of:=SUM([.GC3:.GC32]&gt;[.$HG3:.$HG32])" office:value-type="float" office:value="16">
            <text:p>16</text:p>
          </table:table-cell>
          <table:table-cell table:style-name="cellWorst" table:number-matrix-columns-spanned="1" table:number-matrix-rows-spanned="1" table:formula="of:=SUM([.GD3:.GD32]&gt;[.$HC3:.$HC32])" office:value-type="float" office:value="16">
            <text:p>16</text:p>
          </table:table-cell>
          <table:table-cell table:number-matrix-columns-spanned="1" table:number-matrix-rows-spanned="1" table:formula="of:=SUM([.GE3:.GE32]&gt;[.$HD3:.$HD32])" office:value-type="float" office:value="16">
            <text:p>16</text:p>
          </table:table-cell>
          <table:table-cell table:number-matrix-columns-spanned="1" table:number-matrix-rows-spanned="1" table:formula="of:=SUM([.GF3:.GF32]&gt;[.$HE3:.$HE32])" office:value-type="float" office:value="19">
            <text:p>19</text:p>
          </table:table-cell>
          <table:table-cell table:number-matrix-columns-spanned="1" table:number-matrix-rows-spanned="1" table:formula="of:=SUM([.GG3:.GG32]&gt;[.$HF3:.$HF32])" office:value-type="float" office:value="30">
            <text:p>30</text:p>
          </table:table-cell>
          <table:table-cell table:number-matrix-columns-spanned="1" table:number-matrix-rows-spanned="1" table:formula="of:=SUM([.GH3:.GH32]&gt;[.$HG3:.$HG32])" office:value-type="float" office:value="30">
            <text:p>30</text:p>
          </table:table-cell>
          <table:table-cell table:number-matrix-columns-spanned="1" table:number-matrix-rows-spanned="1" table:formula="of:=SUM([.GI3:.GI32]&gt;[.$HC3:.$HC32])" office:value-type="float" office:value="9">
            <text:p>9</text:p>
          </table:table-cell>
          <table:table-cell table:number-matrix-columns-spanned="1" table:number-matrix-rows-spanned="1" table:formula="of:=SUM([.GJ3:.GJ32]&gt;[.$HD3:.$HD32])" office:value-type="float" office:value="1">
            <text:p>1</text:p>
          </table:table-cell>
          <table:table-cell table:number-matrix-columns-spanned="1" table:number-matrix-rows-spanned="1" table:formula="of:=SUM([.GK3:.GK32]&gt;[.$HE3:.$HE32])" office:value-type="float" office:value="20">
            <text:p>20</text:p>
          </table:table-cell>
          <table:table-cell table:number-matrix-columns-spanned="1" table:number-matrix-rows-spanned="1" table:formula="of:=SUM([.GL3:.GL32]&gt;[.$HF3:.$HF32])" office:value-type="float" office:value="15">
            <text:p>15</text:p>
          </table:table-cell>
          <table:table-cell table:number-matrix-columns-spanned="1" table:number-matrix-rows-spanned="1" table:formula="of:=SUM([.GM3:.GM32]&gt;[.$HG3:.$HG32])" office:value-type="float" office:value="23">
            <text:p>23</text:p>
          </table:table-cell>
          <table:table-cell table:number-matrix-columns-spanned="1" table:number-matrix-rows-spanned="1" table:formula="of:=SUM([.GN3:.GN32]&gt;[.$HC3:.$HC32])" office:value-type="float" office:value="8">
            <text:p>8</text:p>
          </table:table-cell>
          <table:table-cell table:number-matrix-columns-spanned="1" table:number-matrix-rows-spanned="1" table:formula="of:=SUM([.GO3:.GO32]&gt;[.$HD3:.$HD32])" office:value-type="float" office:value="2">
            <text:p>2</text:p>
          </table:table-cell>
          <table:table-cell table:number-matrix-columns-spanned="1" table:number-matrix-rows-spanned="1" table:formula="of:=SUM([.GP3:.GP32]&gt;[.$HE3:.$HE32])" office:value-type="float" office:value="16">
            <text:p>16</text:p>
          </table:table-cell>
          <table:table-cell table:number-matrix-columns-spanned="1" table:number-matrix-rows-spanned="1" table:formula="of:=SUM([.GQ3:.GQ32]&gt;[.$HF3:.$HF32])" office:value-type="float" office:value="16">
            <text:p>16</text:p>
          </table:table-cell>
          <table:table-cell table:number-matrix-columns-spanned="1" table:number-matrix-rows-spanned="1" table:formula="of:=SUM([.GR3:.GR32]&gt;[.$HG3:.$HG32])" office:value-type="float" office:value="8">
            <text:p>8</text:p>
          </table:table-cell>
          <table:table-cell table:number-matrix-columns-spanned="1" table:number-matrix-rows-spanned="1" table:formula="of:=SUM([.GS3:.GS32]&gt;[.$HC3:.$HC32])" office:value-type="float" office:value="12">
            <text:p>12</text:p>
          </table:table-cell>
          <table:table-cell table:number-matrix-columns-spanned="1" table:number-matrix-rows-spanned="1" table:formula="of:=SUM([.GT3:.GT32]&gt;[.$HD3:.$HD32])" office:value-type="float" office:value="7">
            <text:p>7</text:p>
          </table:table-cell>
          <table:table-cell table:number-matrix-columns-spanned="1" table:number-matrix-rows-spanned="1" table:formula="of:=SUM([.GU3:.GU32]&gt;[.$HE3:.$HE32])" office:value-type="float" office:value="18">
            <text:p>18</text:p>
          </table:table-cell>
          <table:table-cell table:number-matrix-columns-spanned="1" table:number-matrix-rows-spanned="1" table:formula="of:=SUM([.GV3:.GV32]&gt;[.$HF3:.$HF32])" office:value-type="float" office:value="9">
            <text:p>9</text:p>
          </table:table-cell>
          <table:table-cell table:number-matrix-columns-spanned="1" table:number-matrix-rows-spanned="1" table:formula="of:=SUM([.GW3:.GW32]&gt;[.$HG3:.$HG32])" office:value-type="float" office:value="28">
            <text:p>28</text:p>
          </table:table-cell>
          <table:table-cell table:number-columns-repeated="819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HH3:.$HH32])" office:value-type="float" office:value="14">
            <text:p>14</text:p>
          </table:table-cell>
          <table:table-cell table:number-matrix-columns-spanned="1" table:number-matrix-rows-spanned="1" table:formula="of:=SUM([.C3:.C32]=[.$HI3:.$HI32])" office:value-type="float" office:value="14">
            <text:p>14</text:p>
          </table:table-cell>
          <table:table-cell table:number-matrix-columns-spanned="1" table:number-matrix-rows-spanned="1" table:formula="of:=SUM([.D3:.D32]=[.$HJ3:.$HJ32])" office:value-type="float" office:value="0">
            <text:p>0</text:p>
          </table:table-cell>
          <table:table-cell table:number-matrix-columns-spanned="1" table:number-matrix-rows-spanned="1" table:formula="of:=SUM([.E3:.E32]=[.$HK3:.$HK32])" office:value-type="float" office:value="0">
            <text:p>0</text:p>
          </table:table-cell>
          <table:table-cell table:number-matrix-columns-spanned="1" table:number-matrix-rows-spanned="1" table:formula="of:=SUM([.F3:.F32]=[.$HH3:.$HH32])" office:value-type="float" office:value="14">
            <text:p>14</text:p>
          </table:table-cell>
          <table:table-cell table:number-matrix-columns-spanned="1" table:number-matrix-rows-spanned="1" table:formula="of:=SUM([.G3:.G32]=[.$HI3:.$HI32])" office:value-type="float" office:value="14">
            <text:p>14</text:p>
          </table:table-cell>
          <table:table-cell table:number-matrix-columns-spanned="1" table:number-matrix-rows-spanned="1" table:formula="of:=SUM([.H3:.H32]=[.$HJ3:.$HJ32])" office:value-type="float" office:value="0">
            <text:p>0</text:p>
          </table:table-cell>
          <table:table-cell table:number-matrix-columns-spanned="1" table:number-matrix-rows-spanned="1" table:formula="of:=SUM([.I3:.I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J3:.J32]=[.$HL3:.$HL32])" office:value-type="float" office:value="0">
            <text:p>0</text:p>
          </table:table-cell>
          <table:table-cell table:number-matrix-columns-spanned="1" table:number-matrix-rows-spanned="1" table:formula="of:=SUM([.K3:.K32]=[.$HH3:.$HH32])" office:value-type="float" office:value="14">
            <text:p>14</text:p>
          </table:table-cell>
          <table:table-cell table:number-matrix-columns-spanned="1" table:number-matrix-rows-spanned="1" table:formula="of:=SUM([.L3:.L32]=[.$HI3:.$HI32])" office:value-type="float" office:value="14">
            <text:p>14</text:p>
          </table:table-cell>
          <table:table-cell table:number-matrix-columns-spanned="1" table:number-matrix-rows-spanned="1" table:formula="of:=SUM([.M3:.M32]=[.$HJ3:.$HJ32])" office:value-type="float" office:value="1">
            <text:p>1</text:p>
          </table:table-cell>
          <table:table-cell table:number-matrix-columns-spanned="1" table:number-matrix-rows-spanned="1" table:formula="of:=SUM([.N3:.N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O3:.O32]=[.$HL3:.$HL32])" office:value-type="float" office:value="0">
            <text:p>0</text:p>
          </table:table-cell>
          <table:table-cell table:number-matrix-columns-spanned="1" table:number-matrix-rows-spanned="1" table:formula="of:=SUM([.P3:.P32]=[.$HH3:.$HH32])" office:value-type="float" office:value="14">
            <text:p>14</text:p>
          </table:table-cell>
          <table:table-cell table:number-matrix-columns-spanned="1" table:number-matrix-rows-spanned="1" table:formula="of:=SUM([.Q3:.Q32]=[.$HI3:.$HI32])" office:value-type="float" office:value="14">
            <text:p>14</text:p>
          </table:table-cell>
          <table:table-cell table:number-matrix-columns-spanned="1" table:number-matrix-rows-spanned="1" table:formula="of:=SUM([.R3:.R32]=[.$HJ3:.$HJ32])" office:value-type="float" office:value="1">
            <text:p>1</text:p>
          </table:table-cell>
          <table:table-cell table:number-matrix-columns-spanned="1" table:number-matrix-rows-spanned="1" table:formula="of:=SUM([.S3:.S32]=[.$HK3:.$HK32])" office:value-type="float" office:value="0">
            <text:p>0</text:p>
          </table:table-cell>
          <table:table-cell table:number-matrix-columns-spanned="1" table:number-matrix-rows-spanned="1" table:formula="of:=SUM([.T3:.T32]=[.$HL3:.$HL32])" office:value-type="float" office:value="0">
            <text:p>0</text:p>
          </table:table-cell>
          <table:table-cell table:number-matrix-columns-spanned="1" table:number-matrix-rows-spanned="1" table:formula="of:=SUM([.U3:.U32]=[.$HH3:.$HH32])" office:value-type="float" office:value="10">
            <text:p>10</text:p>
          </table:table-cell>
          <table:table-cell table:number-matrix-columns-spanned="1" table:number-matrix-rows-spanned="1" table:formula="of:=SUM([.V3:.V32]=[.$HI3:.$HI32])" office:value-type="float" office:value="10">
            <text:p>10</text:p>
          </table:table-cell>
          <table:table-cell table:number-matrix-columns-spanned="1" table:number-matrix-rows-spanned="1" table:formula="of:=SUM([.W3:.W32]=[.$HJ3:.$HJ32])" office:value-type="float" office:value="1">
            <text:p>1</text:p>
          </table:table-cell>
          <table:table-cell table:number-matrix-columns-spanned="1" table:number-matrix-rows-spanned="1" table:formula="of:=SUM([.X3:.X32]=[.$HK3:.$HK32])" office:value-type="float" office:value="0">
            <text:p>0</text:p>
          </table:table-cell>
          <table:table-cell table:number-matrix-columns-spanned="1" table:number-matrix-rows-spanned="1" table:formula="of:=SUM([.Y3:.Y32]=[.$HL3:.$HL32])" office:value-type="float" office:value="0">
            <text:p>0</text:p>
          </table:table-cell>
          <table:table-cell table:number-matrix-columns-spanned="1" table:number-matrix-rows-spanned="1" table:formula="of:=SUM([.Z3:.Z32]=[.$HH3:.$HH32])" office:value-type="float" office:value="11">
            <text:p>11</text:p>
          </table:table-cell>
          <table:table-cell table:number-matrix-columns-spanned="1" table:number-matrix-rows-spanned="1" table:formula="of:=SUM([.AA3:.AA32]=[.$HI3:.$HI32])" office:value-type="float" office:value="11">
            <text:p>11</text:p>
          </table:table-cell>
          <table:table-cell table:number-matrix-columns-spanned="1" table:number-matrix-rows-spanned="1" table:formula="of:=SUM([.AB3:.AB32]=[.$HJ3:.$HJ32])" office:value-type="float" office:value="0">
            <text:p>0</text:p>
          </table:table-cell>
          <table:table-cell table:number-matrix-columns-spanned="1" table:number-matrix-rows-spanned="1" table:formula="of:=SUM([.AC3:.AC32]=[.$HK3:.$HK32])" office:value-type="float" office:value="0">
            <text:p>0</text:p>
          </table:table-cell>
          <table:table-cell table:number-matrix-columns-spanned="1" table:number-matrix-rows-spanned="1" table:formula="of:=SUM([.AD3:.AD32]=[.$HL3:.$HL32])" office:value-type="float" office:value="0">
            <text:p>0</text:p>
          </table:table-cell>
          <table:table-cell table:number-matrix-columns-spanned="1" table:number-matrix-rows-spanned="1" table:formula="of:=SUM([.AE3:.AE32]=[.$HH3:.$HH32])" office:value-type="float" office:value="10">
            <text:p>10</text:p>
          </table:table-cell>
          <table:table-cell table:number-matrix-columns-spanned="1" table:number-matrix-rows-spanned="1" table:formula="of:=SUM([.AF3:.AF32]=[.$HI3:.$HI32])" office:value-type="float" office:value="10">
            <text:p>10</text:p>
          </table:table-cell>
          <table:table-cell table:number-matrix-columns-spanned="1" table:number-matrix-rows-spanned="1" table:formula="of:=SUM([.AG3:.AG32]=[.$HJ3:.$HJ32])" office:value-type="float" office:value="0">
            <text:p>0</text:p>
          </table:table-cell>
          <table:table-cell table:number-matrix-columns-spanned="1" table:number-matrix-rows-spanned="1" table:formula="of:=SUM([.AH3:.AH32]=[.$HK3:.$HK32])" office:value-type="float" office:value="0">
            <text:p>0</text:p>
          </table:table-cell>
          <table:table-cell table:number-matrix-columns-spanned="1" table:number-matrix-rows-spanned="1" table:formula="of:=SUM([.AI3:.AI32]=[.$HL3:.$HL32])" office:value-type="float" office:value="0">
            <text:p>0</text:p>
          </table:table-cell>
          <table:table-cell table:style-name="cellBest" table:number-matrix-columns-spanned="1" table:number-matrix-rows-spanned="1" table:formula="of:=SUM([.AJ3:.AJ32]=[.$HH3:.$HH32])" office:value-type="float" office:value="8">
            <text:p>8</text:p>
          </table:table-cell>
          <table:table-cell table:style-name="cellBest" table:number-matrix-columns-spanned="1" table:number-matrix-rows-spanned="1" table:formula="of:=SUM([.AK3:.AK32]=[.$HI3:.$HI32])" office:value-type="float" office:value="8">
            <text:p>8</text:p>
          </table:table-cell>
          <table:table-cell table:number-matrix-columns-spanned="1" table:number-matrix-rows-spanned="1" table:formula="of:=SUM([.AL3:.AL32]=[.$HJ3:.$HJ32])" office:value-type="float" office:value="0">
            <text:p>0</text:p>
          </table:table-cell>
          <table:table-cell table:number-matrix-columns-spanned="1" table:number-matrix-rows-spanned="1" table:formula="of:=SUM([.AM3:.AM32]=[.$HK3:.$HK32])" office:value-type="float" office:value="0">
            <text:p>0</text:p>
          </table:table-cell>
          <table:table-cell table:number-matrix-columns-spanned="1" table:number-matrix-rows-spanned="1" table:formula="of:=SUM([.AN3:.AN32]=[.$HL3:.$HL32])" office:value-type="float" office:value="0">
            <text:p>0</text:p>
          </table:table-cell>
          <table:table-cell table:number-matrix-columns-spanned="1" table:number-matrix-rows-spanned="1" table:formula="of:=SUM([.AO3:.AO32]=[.$HH3:.$HH32])" office:value-type="float" office:value="10">
            <text:p>10</text:p>
          </table:table-cell>
          <table:table-cell table:number-matrix-columns-spanned="1" table:number-matrix-rows-spanned="1" table:formula="of:=SUM([.AP3:.AP32]=[.$HI3:.$HI32])" office:value-type="float" office:value="10">
            <text:p>10</text:p>
          </table:table-cell>
          <table:table-cell table:number-matrix-columns-spanned="1" table:number-matrix-rows-spanned="1" table:formula="of:=SUM([.AQ3:.AQ32]=[.$HJ3:.$HJ32])" office:value-type="float" office:value="0">
            <text:p>0</text:p>
          </table:table-cell>
          <table:table-cell table:number-matrix-columns-spanned="1" table:number-matrix-rows-spanned="1" table:formula="of:=SUM([.AR3:.AR32]=[.$HK3:.$HK32])" office:value-type="float" office:value="0">
            <text:p>0</text:p>
          </table:table-cell>
          <table:table-cell table:number-matrix-columns-spanned="1" table:number-matrix-rows-spanned="1" table:formula="of:=SUM([.AS3:.AS32]=[.$HL3:.$HL32])" office:value-type="float" office:value="0">
            <text:p>0</text:p>
          </table:table-cell>
          <table:table-cell table:number-matrix-columns-spanned="1" table:number-matrix-rows-spanned="1" table:formula="of:=SUM([.AT3:.AT32]=[.$HH3:.$HH32])" office:value-type="float" office:value="10">
            <text:p>10</text:p>
          </table:table-cell>
          <table:table-cell table:number-matrix-columns-spanned="1" table:number-matrix-rows-spanned="1" table:formula="of:=SUM([.AU3:.AU32]=[.$HI3:.$HI32])" office:value-type="float" office:value="10">
            <text:p>10</text:p>
          </table:table-cell>
          <table:table-cell table:number-matrix-columns-spanned="1" table:number-matrix-rows-spanned="1" table:formula="of:=SUM([.AV3:.AV32]=[.$HJ3:.$HJ32])" office:value-type="float" office:value="0">
            <text:p>0</text:p>
          </table:table-cell>
          <table:table-cell table:number-matrix-columns-spanned="1" table:number-matrix-rows-spanned="1" table:formula="of:=SUM([.AW3:.AW32]=[.$HK3:.$HK32])" office:value-type="float" office:value="0">
            <text:p>0</text:p>
          </table:table-cell>
          <table:table-cell table:number-matrix-columns-spanned="1" table:number-matrix-rows-spanned="1" table:formula="of:=SUM([.AX3:.AX32]=[.$HL3:.$HL32])" office:value-type="float" office:value="0">
            <text:p>0</text:p>
          </table:table-cell>
          <table:table-cell table:number-matrix-columns-spanned="1" table:number-matrix-rows-spanned="1" table:formula="of:=SUM([.AY3:.AY32]=[.$HH3:.$HH32])" office:value-type="float" office:value="12">
            <text:p>12</text:p>
          </table:table-cell>
          <table:table-cell table:number-matrix-columns-spanned="1" table:number-matrix-rows-spanned="1" table:formula="of:=SUM([.AZ3:.AZ32]=[.$HI3:.$HI32])" office:value-type="float" office:value="12">
            <text:p>12</text:p>
          </table:table-cell>
          <table:table-cell table:number-matrix-columns-spanned="1" table:number-matrix-rows-spanned="1" table:formula="of:=SUM([.BA3:.BA32]=[.$HJ3:.$HJ32])" office:value-type="float" office:value="0">
            <text:p>0</text:p>
          </table:table-cell>
          <table:table-cell table:number-matrix-columns-spanned="1" table:number-matrix-rows-spanned="1" table:formula="of:=SUM([.BB3:.BB32]=[.$HK3:.$HK32])" office:value-type="float" office:value="0">
            <text:p>0</text:p>
          </table:table-cell>
          <table:table-cell table:number-matrix-columns-spanned="1" table:number-matrix-rows-spanned="1" table:formula="of:=SUM([.BC3:.BC32]=[.$HL3:.$HL32])" office:value-type="float" office:value="0">
            <text:p>0</text:p>
          </table:table-cell>
          <table:table-cell table:number-matrix-columns-spanned="1" table:number-matrix-rows-spanned="1" table:formula="of:=SUM([.BD3:.BD32]=[.$HH3:.$HH32])" office:value-type="float" office:value="11">
            <text:p>11</text:p>
          </table:table-cell>
          <table:table-cell table:number-matrix-columns-spanned="1" table:number-matrix-rows-spanned="1" table:formula="of:=SUM([.BE3:.BE32]=[.$HI3:.$HI32])" office:value-type="float" office:value="11">
            <text:p>11</text:p>
          </table:table-cell>
          <table:table-cell table:number-matrix-columns-spanned="1" table:number-matrix-rows-spanned="1" table:formula="of:=SUM([.BF3:.BF32]=[.$HJ3:.$HJ32])" office:value-type="float" office:value="0">
            <text:p>0</text:p>
          </table:table-cell>
          <table:table-cell table:number-matrix-columns-spanned="1" table:number-matrix-rows-spanned="1" table:formula="of:=SUM([.BG3:.BG32]=[.$HK3:.$HK32])" office:value-type="float" office:value="0">
            <text:p>0</text:p>
          </table:table-cell>
          <table:table-cell table:number-matrix-columns-spanned="1" table:number-matrix-rows-spanned="1" table:formula="of:=SUM([.BH3:.BH32]=[.$HL3:.$HL32])" office:value-type="float" office:value="0">
            <text:p>0</text:p>
          </table:table-cell>
          <table:table-cell table:number-matrix-columns-spanned="1" table:number-matrix-rows-spanned="1" table:formula="of:=SUM([.BI3:.BI32]=[.$HH3:.$HH32])" office:value-type="float" office:value="12">
            <text:p>12</text:p>
          </table:table-cell>
          <table:table-cell table:number-matrix-columns-spanned="1" table:number-matrix-rows-spanned="1" table:formula="of:=SUM([.BJ3:.BJ32]=[.$HI3:.$HI32])" office:value-type="float" office:value="12">
            <text:p>12</text:p>
          </table:table-cell>
          <table:table-cell table:number-matrix-columns-spanned="1" table:number-matrix-rows-spanned="1" table:formula="of:=SUM([.BK3:.BK32]=[.$HJ3:.$HJ32])" office:value-type="float" office:value="0">
            <text:p>0</text:p>
          </table:table-cell>
          <table:table-cell table:number-matrix-columns-spanned="1" table:number-matrix-rows-spanned="1" table:formula="of:=SUM([.BL3:.BL32]=[.$HK3:.$HK32])" office:value-type="float" office:value="0">
            <text:p>0</text:p>
          </table:table-cell>
          <table:table-cell table:number-matrix-columns-spanned="1" table:number-matrix-rows-spanned="1" table:formula="of:=SUM([.BM3:.BM32]=[.$HL3:.$HL32])" office:value-type="float" office:value="0">
            <text:p>0</text:p>
          </table:table-cell>
          <table:table-cell table:number-matrix-columns-spanned="1" table:number-matrix-rows-spanned="1" table:formula="of:=SUM([.BN3:.BN32]=[.$HH3:.$HH32])" office:value-type="float" office:value="11">
            <text:p>11</text:p>
          </table:table-cell>
          <table:table-cell table:number-matrix-columns-spanned="1" table:number-matrix-rows-spanned="1" table:formula="of:=SUM([.BO3:.BO32]=[.$HI3:.$HI32])" office:value-type="float" office:value="11">
            <text:p>11</text:p>
          </table:table-cell>
          <table:table-cell table:number-matrix-columns-spanned="1" table:number-matrix-rows-spanned="1" table:formula="of:=SUM([.BP3:.BP32]=[.$HJ3:.$HJ32])" office:value-type="float" office:value="0">
            <text:p>0</text:p>
          </table:table-cell>
          <table:table-cell table:number-matrix-columns-spanned="1" table:number-matrix-rows-spanned="1" table:formula="of:=SUM([.BQ3:.BQ32]=[.$HK3:.$HK32])" office:value-type="float" office:value="0">
            <text:p>0</text:p>
          </table:table-cell>
          <table:table-cell table:number-matrix-columns-spanned="1" table:number-matrix-rows-spanned="1" table:formula="of:=SUM([.BR3:.BR32]=[.$HL3:.$HL32])" office:value-type="float" office:value="0">
            <text:p>0</text:p>
          </table:table-cell>
          <table:table-cell table:number-matrix-columns-spanned="1" table:number-matrix-rows-spanned="1" table:formula="of:=SUM([.BS3:.BS32]=[.$HH3:.$HH32])" office:value-type="float" office:value="12">
            <text:p>12</text:p>
          </table:table-cell>
          <table:table-cell table:number-matrix-columns-spanned="1" table:number-matrix-rows-spanned="1" table:formula="of:=SUM([.BT3:.BT32]=[.$HI3:.$HI32])" office:value-type="float" office:value="12">
            <text:p>12</text:p>
          </table:table-cell>
          <table:table-cell table:number-matrix-columns-spanned="1" table:number-matrix-rows-spanned="1" table:formula="of:=SUM([.BU3:.BU32]=[.$HJ3:.$HJ32])" office:value-type="float" office:value="0">
            <text:p>0</text:p>
          </table:table-cell>
          <table:table-cell table:number-matrix-columns-spanned="1" table:number-matrix-rows-spanned="1" table:formula="of:=SUM([.BV3:.BV32]=[.$HK3:.$HK32])" office:value-type="float" office:value="0">
            <text:p>0</text:p>
          </table:table-cell>
          <table:table-cell table:number-matrix-columns-spanned="1" table:number-matrix-rows-spanned="1" table:formula="of:=SUM([.BW3:.BW32]=[.$HL3:.$HL32])" office:value-type="float" office:value="0">
            <text:p>0</text:p>
          </table:table-cell>
          <table:table-cell table:number-matrix-columns-spanned="1" table:number-matrix-rows-spanned="1" table:formula="of:=SUM([.BX3:.BX32]=[.$HH3:.$HH32])" office:value-type="float" office:value="13">
            <text:p>13</text:p>
          </table:table-cell>
          <table:table-cell table:number-matrix-columns-spanned="1" table:number-matrix-rows-spanned="1" table:formula="of:=SUM([.BY3:.BY32]=[.$HI3:.$HI32])" office:value-type="float" office:value="13">
            <text:p>13</text:p>
          </table:table-cell>
          <table:table-cell table:number-matrix-columns-spanned="1" table:number-matrix-rows-spanned="1" table:formula="of:=SUM([.BZ3:.BZ32]=[.$HJ3:.$HJ32])" office:value-type="float" office:value="3">
            <text:p>3</text:p>
          </table:table-cell>
          <table:table-cell table:number-matrix-columns-spanned="1" table:number-matrix-rows-spanned="1" table:formula="of:=SUM([.CA3:.CA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CB3:.CB32]=[.$HL3:.$HL32])" office:value-type="float" office:value="0">
            <text:p>0</text:p>
          </table:table-cell>
          <table:table-cell table:number-matrix-columns-spanned="1" table:number-matrix-rows-spanned="1" table:formula="of:=SUM([.CC3:.CC32]=[.$HH3:.$HH32])" office:value-type="float" office:value="12">
            <text:p>12</text:p>
          </table:table-cell>
          <table:table-cell table:number-matrix-columns-spanned="1" table:number-matrix-rows-spanned="1" table:formula="of:=SUM([.CD3:.CD32]=[.$HI3:.$HI32])" office:value-type="float" office:value="12">
            <text:p>12</text:p>
          </table:table-cell>
          <table:table-cell table:number-matrix-columns-spanned="1" table:number-matrix-rows-spanned="1" table:formula="of:=SUM([.CE3:.CE32]=[.$HJ3:.$HJ32])" office:value-type="float" office:value="0">
            <text:p>0</text:p>
          </table:table-cell>
          <table:table-cell table:number-matrix-columns-spanned="1" table:number-matrix-rows-spanned="1" table:formula="of:=SUM([.CF3:.CF32]=[.$HK3:.$HK32])" office:value-type="float" office:value="0">
            <text:p>0</text:p>
          </table:table-cell>
          <table:table-cell table:number-matrix-columns-spanned="1" table:number-matrix-rows-spanned="1" table:formula="of:=SUM([.CG3:.CG32]=[.$HL3:.$HL32])" office:value-type="float" office:value="0">
            <text:p>0</text:p>
          </table:table-cell>
          <table:table-cell table:number-matrix-columns-spanned="1" table:number-matrix-rows-spanned="1" table:formula="of:=SUM([.CH3:.CH32]=[.$HH3:.$HH32])" office:value-type="float" office:value="11">
            <text:p>11</text:p>
          </table:table-cell>
          <table:table-cell table:number-matrix-columns-spanned="1" table:number-matrix-rows-spanned="1" table:formula="of:=SUM([.CI3:.CI32]=[.$HI3:.$HI32])" office:value-type="float" office:value="11">
            <text:p>11</text:p>
          </table:table-cell>
          <table:table-cell table:number-matrix-columns-spanned="1" table:number-matrix-rows-spanned="1" table:formula="of:=SUM([.CJ3:.CJ32]=[.$HJ3:.$HJ32])" office:value-type="float" office:value="3">
            <text:p>3</text:p>
          </table:table-cell>
          <table:table-cell table:number-matrix-columns-spanned="1" table:number-matrix-rows-spanned="1" table:formula="of:=SUM([.CK3:.CK32]=[.$HK3:.$HK32])" office:value-type="float" office:value="0">
            <text:p>0</text:p>
          </table:table-cell>
          <table:table-cell table:number-matrix-columns-spanned="1" table:number-matrix-rows-spanned="1" table:formula="of:=SUM([.CL3:.CL32]=[.$HL3:.$HL32])" office:value-type="float" office:value="0">
            <text:p>0</text:p>
          </table:table-cell>
          <table:table-cell table:number-matrix-columns-spanned="1" table:number-matrix-rows-spanned="1" table:formula="of:=SUM([.CM3:.CM32]=[.$HH3:.$HH32])" office:value-type="float" office:value="19">
            <text:p>19</text:p>
          </table:table-cell>
          <table:table-cell table:number-matrix-columns-spanned="1" table:number-matrix-rows-spanned="1" table:formula="of:=SUM([.CN3:.CN32]=[.$HI3:.$HI32])" office:value-type="float" office:value="19">
            <text:p>19</text:p>
          </table:table-cell>
          <table:table-cell table:number-matrix-columns-spanned="1" table:number-matrix-rows-spanned="1" table:formula="of:=SUM([.CO3:.CO32]=[.$HJ3:.$HJ32])" office:value-type="float" office:value="0">
            <text:p>0</text:p>
          </table:table-cell>
          <table:table-cell table:number-matrix-columns-spanned="1" table:number-matrix-rows-spanned="1" table:formula="of:=SUM([.CP3:.CP32]=[.$HK3:.$HK32])" office:value-type="float" office:value="0">
            <text:p>0</text:p>
          </table:table-cell>
          <table:table-cell table:number-matrix-columns-spanned="1" table:number-matrix-rows-spanned="1" table:formula="of:=SUM([.CQ3:.CQ32]=[.$HL3:.$HL32])" office:value-type="float" office:value="0">
            <text:p>0</text:p>
          </table:table-cell>
          <table:table-cell table:number-matrix-columns-spanned="1" table:number-matrix-rows-spanned="1" table:formula="of:=SUM([.CR3:.CR32]=[.$HH3:.$HH32])" office:value-type="float" office:value="11">
            <text:p>11</text:p>
          </table:table-cell>
          <table:table-cell table:number-matrix-columns-spanned="1" table:number-matrix-rows-spanned="1" table:formula="of:=SUM([.CS3:.CS32]=[.$HI3:.$HI32])" office:value-type="float" office:value="11">
            <text:p>11</text:p>
          </table:table-cell>
          <table:table-cell table:number-matrix-columns-spanned="1" table:number-matrix-rows-spanned="1" table:formula="of:=SUM([.CT3:.CT32]=[.$HJ3:.$HJ32])" office:value-type="float" office:value="0">
            <text:p>0</text:p>
          </table:table-cell>
          <table:table-cell table:number-matrix-columns-spanned="1" table:number-matrix-rows-spanned="1" table:formula="of:=SUM([.CU3:.CU32]=[.$HK3:.$HK32])" office:value-type="float" office:value="0">
            <text:p>0</text:p>
          </table:table-cell>
          <table:table-cell table:number-matrix-columns-spanned="1" table:number-matrix-rows-spanned="1" table:formula="of:=SUM([.CV3:.CV32]=[.$HL3:.$HL32])" office:value-type="float" office:value="0">
            <text:p>0</text:p>
          </table:table-cell>
          <table:table-cell table:number-matrix-columns-spanned="1" table:number-matrix-rows-spanned="1" table:formula="of:=SUM([.CW3:.CW32]=[.$HH3:.$HH32])" office:value-type="float" office:value="11">
            <text:p>11</text:p>
          </table:table-cell>
          <table:table-cell table:number-matrix-columns-spanned="1" table:number-matrix-rows-spanned="1" table:formula="of:=SUM([.CX3:.CX32]=[.$HI3:.$HI32])" office:value-type="float" office:value="11">
            <text:p>11</text:p>
          </table:table-cell>
          <table:table-cell table:number-matrix-columns-spanned="1" table:number-matrix-rows-spanned="1" table:formula="of:=SUM([.CY3:.CY32]=[.$HJ3:.$HJ32])" office:value-type="float" office:value="1">
            <text:p>1</text:p>
          </table:table-cell>
          <table:table-cell table:number-matrix-columns-spanned="1" table:number-matrix-rows-spanned="1" table:formula="of:=SUM([.CZ3:.CZ32]=[.$HK3:.$HK32])" office:value-type="float" office:value="1">
            <text:p>1</text:p>
          </table:table-cell>
          <table:table-cell table:number-matrix-columns-spanned="1" table:number-matrix-rows-spanned="1" table:formula="of:=SUM([.DA3:.DA32]=[.$HL3:.$HL32])" office:value-type="float" office:value="0">
            <text:p>0</text:p>
          </table:table-cell>
          <table:table-cell table:number-matrix-columns-spanned="1" table:number-matrix-rows-spanned="1" table:formula="of:=SUM([.DB3:.DB32]=[.$HH3:.$HH32])" office:value-type="float" office:value="22">
            <text:p>22</text:p>
          </table:table-cell>
          <table:table-cell table:number-matrix-columns-spanned="1" table:number-matrix-rows-spanned="1" table:formula="of:=SUM([.DC3:.DC32]=[.$HI3:.$HI32])" office:value-type="float" office:value="22">
            <text:p>22</text:p>
          </table:table-cell>
          <table:table-cell table:number-matrix-columns-spanned="1" table:number-matrix-rows-spanned="1" table:formula="of:=SUM([.DD3:.DD32]=[.$HJ3:.$HJ32])" office:value-type="float" office:value="0">
            <text:p>0</text:p>
          </table:table-cell>
          <table:table-cell table:number-matrix-columns-spanned="1" table:number-matrix-rows-spanned="1" table:formula="of:=SUM([.DE3:.DE32]=[.$HK3:.$HK32])" office:value-type="float" office:value="0">
            <text:p>0</text:p>
          </table:table-cell>
          <table:table-cell table:number-matrix-columns-spanned="1" table:number-matrix-rows-spanned="1" table:formula="of:=SUM([.DF3:.DF32]=[.$HL3:.$HL32])" office:value-type="float" office:value="0">
            <text:p>0</text:p>
          </table:table-cell>
          <table:table-cell table:number-matrix-columns-spanned="1" table:number-matrix-rows-spanned="1" table:formula="of:=SUM([.DG3:.DG32]=[.$HH3:.$HH32])" office:value-type="float" office:value="14">
            <text:p>14</text:p>
          </table:table-cell>
          <table:table-cell table:number-matrix-columns-spanned="1" table:number-matrix-rows-spanned="1" table:formula="of:=SUM([.DH3:.DH32]=[.$HI3:.$HI32])" office:value-type="float" office:value="14">
            <text:p>14</text:p>
          </table:table-cell>
          <table:table-cell table:number-matrix-columns-spanned="1" table:number-matrix-rows-spanned="1" table:formula="of:=SUM([.DI3:.DI32]=[.$HJ3:.$HJ32])" office:value-type="float" office:value="1">
            <text:p>1</text:p>
          </table:table-cell>
          <table:table-cell table:number-matrix-columns-spanned="1" table:number-matrix-rows-spanned="1" table:formula="of:=SUM([.DJ3:.DJ32]=[.$HK3:.$HK32])" office:value-type="float" office:value="0">
            <text:p>0</text:p>
          </table:table-cell>
          <table:table-cell table:number-matrix-columns-spanned="1" table:number-matrix-rows-spanned="1" table:formula="of:=SUM([.DK3:.DK32]=[.$HL3:.$HL32])" office:value-type="float" office:value="0">
            <text:p>0</text:p>
          </table:table-cell>
          <table:table-cell table:number-matrix-columns-spanned="1" table:number-matrix-rows-spanned="1" table:formula="of:=SUM([.DL3:.DL32]=[.$HH3:.$HH32])" office:value-type="float" office:value="13">
            <text:p>13</text:p>
          </table:table-cell>
          <table:table-cell table:number-matrix-columns-spanned="1" table:number-matrix-rows-spanned="1" table:formula="of:=SUM([.DM3:.DM32]=[.$HI3:.$HI32])" office:value-type="float" office:value="13">
            <text:p>13</text:p>
          </table:table-cell>
          <table:table-cell table:number-matrix-columns-spanned="1" table:number-matrix-rows-spanned="1" table:formula="of:=SUM([.DN3:.DN32]=[.$HJ3:.$HJ32])" office:value-type="float" office:value="0">
            <text:p>0</text:p>
          </table:table-cell>
          <table:table-cell table:number-matrix-columns-spanned="1" table:number-matrix-rows-spanned="1" table:formula="of:=SUM([.DO3:.DO32]=[.$HK3:.$HK32])" office:value-type="float" office:value="0">
            <text:p>0</text:p>
          </table:table-cell>
          <table:table-cell table:number-matrix-columns-spanned="1" table:number-matrix-rows-spanned="1" table:formula="of:=SUM([.DP3:.DP32]=[.$HL3:.$HL32])" office:value-type="float" office:value="0">
            <text:p>0</text:p>
          </table:table-cell>
          <table:table-cell table:number-matrix-columns-spanned="1" table:number-matrix-rows-spanned="1" table:formula="of:=SUM([.DQ3:.DQ32]=[.$HH3:.$HH32])" office:value-type="float" office:value="16">
            <text:p>16</text:p>
          </table:table-cell>
          <table:table-cell table:number-matrix-columns-spanned="1" table:number-matrix-rows-spanned="1" table:formula="of:=SUM([.DR3:.DR32]=[.$HI3:.$HI32])" office:value-type="float" office:value="16">
            <text:p>16</text:p>
          </table:table-cell>
          <table:table-cell table:number-matrix-columns-spanned="1" table:number-matrix-rows-spanned="1" table:formula="of:=SUM([.DS3:.DS32]=[.$HJ3:.$HJ32])" office:value-type="float" office:value="1">
            <text:p>1</text:p>
          </table:table-cell>
          <table:table-cell table:number-matrix-columns-spanned="1" table:number-matrix-rows-spanned="1" table:formula="of:=SUM([.DT3:.DT32]=[.$HK3:.$HK32])" office:value-type="float" office:value="0">
            <text:p>0</text:p>
          </table:table-cell>
          <table:table-cell table:number-matrix-columns-spanned="1" table:number-matrix-rows-spanned="1" table:formula="of:=SUM([.DU3:.DU32]=[.$HL3:.$HL32])" office:value-type="float" office:value="0">
            <text:p>0</text:p>
          </table:table-cell>
          <table:table-cell table:number-matrix-columns-spanned="1" table:number-matrix-rows-spanned="1" table:formula="of:=SUM([.DV3:.DV32]=[.$HH3:.$HH32])" office:value-type="float" office:value="12">
            <text:p>12</text:p>
          </table:table-cell>
          <table:table-cell table:number-matrix-columns-spanned="1" table:number-matrix-rows-spanned="1" table:formula="of:=SUM([.DW3:.DW32]=[.$HI3:.$HI32])" office:value-type="float" office:value="12">
            <text:p>12</text:p>
          </table:table-cell>
          <table:table-cell table:number-matrix-columns-spanned="1" table:number-matrix-rows-spanned="1" table:formula="of:=SUM([.DX3:.DX32]=[.$HJ3:.$HJ32])" office:value-type="float" office:value="1">
            <text:p>1</text:p>
          </table:table-cell>
          <table:table-cell table:number-matrix-columns-spanned="1" table:number-matrix-rows-spanned="1" table:formula="of:=SUM([.DY3:.DY32]=[.$HK3:.$HK32])" office:value-type="float" office:value="0">
            <text:p>0</text:p>
          </table:table-cell>
          <table:table-cell table:number-matrix-columns-spanned="1" table:number-matrix-rows-spanned="1" table:formula="of:=SUM([.DZ3:.DZ32]=[.$HL3:.$HL32])" office:value-type="float" office:value="0">
            <text:p>0</text:p>
          </table:table-cell>
          <table:table-cell table:number-matrix-columns-spanned="1" table:number-matrix-rows-spanned="1" table:formula="of:=SUM([.EA3:.EA32]=[.$HH3:.$HH32])" office:value-type="float" office:value="12">
            <text:p>12</text:p>
          </table:table-cell>
          <table:table-cell table:number-matrix-columns-spanned="1" table:number-matrix-rows-spanned="1" table:formula="of:=SUM([.EB3:.EB32]=[.$HI3:.$HI32])" office:value-type="float" office:value="12">
            <text:p>12</text:p>
          </table:table-cell>
          <table:table-cell table:number-matrix-columns-spanned="1" table:number-matrix-rows-spanned="1" table:formula="of:=SUM([.EC3:.EC32]=[.$HJ3:.$HJ32])" office:value-type="float" office:value="2">
            <text:p>2</text:p>
          </table:table-cell>
          <table:table-cell table:number-matrix-columns-spanned="1" table:number-matrix-rows-spanned="1" table:formula="of:=SUM([.ED3:.ED32]=[.$HK3:.$HK32])" office:value-type="float" office:value="0">
            <text:p>0</text:p>
          </table:table-cell>
          <table:table-cell table:number-matrix-columns-spanned="1" table:number-matrix-rows-spanned="1" table:formula="of:=SUM([.EE3:.EE32]=[.$HL3:.$HL32])" office:value-type="float" office:value="0">
            <text:p>0</text:p>
          </table:table-cell>
          <table:table-cell table:number-matrix-columns-spanned="1" table:number-matrix-rows-spanned="1" table:formula="of:=SUM([.EF3:.EF32]=[.$HH3:.$HH32])" office:value-type="float" office:value="13">
            <text:p>13</text:p>
          </table:table-cell>
          <table:table-cell table:number-matrix-columns-spanned="1" table:number-matrix-rows-spanned="1" table:formula="of:=SUM([.EG3:.EG32]=[.$HI3:.$HI32])" office:value-type="float" office:value="13">
            <text:p>13</text:p>
          </table:table-cell>
          <table:table-cell table:number-matrix-columns-spanned="1" table:number-matrix-rows-spanned="1" table:formula="of:=SUM([.EH3:.EH32]=[.$HJ3:.$HJ32])" office:value-type="float" office:value="0">
            <text:p>0</text:p>
          </table:table-cell>
          <table:table-cell table:number-matrix-columns-spanned="1" table:number-matrix-rows-spanned="1" table:formula="of:=SUM([.EI3:.EI32]=[.$HK3:.$HK32])" office:value-type="float" office:value="0">
            <text:p>0</text:p>
          </table:table-cell>
          <table:table-cell table:number-matrix-columns-spanned="1" table:number-matrix-rows-spanned="1" table:formula="of:=SUM([.EJ3:.EJ32]=[.$HL3:.$HL32])" office:value-type="float" office:value="0">
            <text:p>0</text:p>
          </table:table-cell>
          <table:table-cell table:number-matrix-columns-spanned="1" table:number-matrix-rows-spanned="1" table:formula="of:=SUM([.EK3:.EK32]=[.$HH3:.$HH32])" office:value-type="float" office:value="13">
            <text:p>13</text:p>
          </table:table-cell>
          <table:table-cell table:number-matrix-columns-spanned="1" table:number-matrix-rows-spanned="1" table:formula="of:=SUM([.EL3:.EL32]=[.$HI3:.$HI32])" office:value-type="float" office:value="13">
            <text:p>13</text:p>
          </table:table-cell>
          <table:table-cell table:number-matrix-columns-spanned="1" table:number-matrix-rows-spanned="1" table:formula="of:=SUM([.EM3:.EM32]=[.$HJ3:.$HJ32])" office:value-type="float" office:value="1">
            <text:p>1</text:p>
          </table:table-cell>
          <table:table-cell table:number-matrix-columns-spanned="1" table:number-matrix-rows-spanned="1" table:formula="of:=SUM([.EN3:.EN32]=[.$HK3:.$HK32])" office:value-type="float" office:value="0">
            <text:p>0</text:p>
          </table:table-cell>
          <table:table-cell table:number-matrix-columns-spanned="1" table:number-matrix-rows-spanned="1" table:formula="of:=SUM([.EO3:.EO32]=[.$HL3:.$HL32])" office:value-type="float" office:value="0">
            <text:p>0</text:p>
          </table:table-cell>
          <table:table-cell table:number-matrix-columns-spanned="1" table:number-matrix-rows-spanned="1" table:formula="of:=SUM([.EP3:.EP32]=[.$HH3:.$HH32])" office:value-type="float" office:value="14">
            <text:p>14</text:p>
          </table:table-cell>
          <table:table-cell table:number-matrix-columns-spanned="1" table:number-matrix-rows-spanned="1" table:formula="of:=SUM([.EQ3:.EQ32]=[.$HI3:.$HI32])" office:value-type="float" office:value="14">
            <text:p>14</text:p>
          </table:table-cell>
          <table:table-cell table:number-matrix-columns-spanned="1" table:number-matrix-rows-spanned="1" table:formula="of:=SUM([.ER3:.ER32]=[.$HJ3:.$HJ32])" office:value-type="float" office:value="1">
            <text:p>1</text:p>
          </table:table-cell>
          <table:table-cell table:number-matrix-columns-spanned="1" table:number-matrix-rows-spanned="1" table:formula="of:=SUM([.ES3:.ES32]=[.$HK3:.$HK32])" office:value-type="float" office:value="0">
            <text:p>0</text:p>
          </table:table-cell>
          <table:table-cell table:number-matrix-columns-spanned="1" table:number-matrix-rows-spanned="1" table:formula="of:=SUM([.ET3:.ET32]=[.$HL3:.$HL32])" office:value-type="float" office:value="0">
            <text:p>0</text:p>
          </table:table-cell>
          <table:table-cell table:number-matrix-columns-spanned="1" table:number-matrix-rows-spanned="1" table:formula="of:=SUM([.EU3:.EU32]=[.$HH3:.$HH32])" office:value-type="float" office:value="10">
            <text:p>10</text:p>
          </table:table-cell>
          <table:table-cell table:number-matrix-columns-spanned="1" table:number-matrix-rows-spanned="1" table:formula="of:=SUM([.EV3:.EV32]=[.$HI3:.$HI32])" office:value-type="float" office:value="10">
            <text:p>10</text:p>
          </table:table-cell>
          <table:table-cell table:number-matrix-columns-spanned="1" table:number-matrix-rows-spanned="1" table:formula="of:=SUM([.EW3:.EW32]=[.$HJ3:.$HJ32])" office:value-type="float" office:value="0">
            <text:p>0</text:p>
          </table:table-cell>
          <table:table-cell table:number-matrix-columns-spanned="1" table:number-matrix-rows-spanned="1" table:formula="of:=SUM([.EX3:.EX32]=[.$HK3:.$HK32])" office:value-type="float" office:value="0">
            <text:p>0</text:p>
          </table:table-cell>
          <table:table-cell table:number-matrix-columns-spanned="1" table:number-matrix-rows-spanned="1" table:formula="of:=SUM([.EY3:.EY32]=[.$HL3:.$HL32])" office:value-type="float" office:value="0">
            <text:p>0</text:p>
          </table:table-cell>
          <table:table-cell table:number-matrix-columns-spanned="1" table:number-matrix-rows-spanned="1" table:formula="of:=SUM([.EZ3:.EZ32]=[.$HH3:.$HH32])" office:value-type="float" office:value="9">
            <text:p>9</text:p>
          </table:table-cell>
          <table:table-cell table:number-matrix-columns-spanned="1" table:number-matrix-rows-spanned="1" table:formula="of:=SUM([.FA3:.FA32]=[.$HI3:.$HI32])" office:value-type="float" office:value="9">
            <text:p>9</text:p>
          </table:table-cell>
          <table:table-cell table:number-matrix-columns-spanned="1" table:number-matrix-rows-spanned="1" table:formula="of:=SUM([.FB3:.FB32]=[.$HJ3:.$HJ32])" office:value-type="float" office:value="0">
            <text:p>0</text:p>
          </table:table-cell>
          <table:table-cell table:number-matrix-columns-spanned="1" table:number-matrix-rows-spanned="1" table:formula="of:=SUM([.FC3:.FC32]=[.$HK3:.$HK32])" office:value-type="float" office:value="0">
            <text:p>0</text:p>
          </table:table-cell>
          <table:table-cell table:number-matrix-columns-spanned="1" table:number-matrix-rows-spanned="1" table:formula="of:=SUM([.FD3:.FD32]=[.$HL3:.$HL32])" office:value-type="float" office:value="0">
            <text:p>0</text:p>
          </table:table-cell>
          <table:table-cell table:number-matrix-columns-spanned="1" table:number-matrix-rows-spanned="1" table:formula="of:=SUM([.FE3:.FE32]=[.$HH3:.$HH32])" office:value-type="float" office:value="9">
            <text:p>9</text:p>
          </table:table-cell>
          <table:table-cell table:number-matrix-columns-spanned="1" table:number-matrix-rows-spanned="1" table:formula="of:=SUM([.FF3:.FF32]=[.$HI3:.$HI32])" office:value-type="float" office:value="9">
            <text:p>9</text:p>
          </table:table-cell>
          <table:table-cell table:number-matrix-columns-spanned="1" table:number-matrix-rows-spanned="1" table:formula="of:=SUM([.FG3:.FG32]=[.$HJ3:.$HJ32])" office:value-type="float" office:value="0">
            <text:p>0</text:p>
          </table:table-cell>
          <table:table-cell table:number-matrix-columns-spanned="1" table:number-matrix-rows-spanned="1" table:formula="of:=SUM([.FH3:.FH32]=[.$HK3:.$HK32])" office:value-type="float" office:value="0">
            <text:p>0</text:p>
          </table:table-cell>
          <table:table-cell table:number-matrix-columns-spanned="1" table:number-matrix-rows-spanned="1" table:formula="of:=SUM([.FI3:.FI32]=[.$HL3:.$HL32])" office:value-type="float" office:value="0">
            <text:p>0</text:p>
          </table:table-cell>
          <table:table-cell table:number-matrix-columns-spanned="1" table:number-matrix-rows-spanned="1" table:formula="of:=SUM([.FJ3:.FJ32]=[.$HH3:.$HH32])" office:value-type="float" office:value="14">
            <text:p>14</text:p>
          </table:table-cell>
          <table:table-cell table:number-matrix-columns-spanned="1" table:number-matrix-rows-spanned="1" table:formula="of:=SUM([.FK3:.FK32]=[.$HI3:.$HI32])" office:value-type="float" office:value="14">
            <text:p>14</text:p>
          </table:table-cell>
          <table:table-cell table:number-matrix-columns-spanned="1" table:number-matrix-rows-spanned="1" table:formula="of:=SUM([.FL3:.FL32]=[.$HJ3:.$HJ32])" office:value-type="float" office:value="0">
            <text:p>0</text:p>
          </table:table-cell>
          <table:table-cell table:number-matrix-columns-spanned="1" table:number-matrix-rows-spanned="1" table:formula="of:=SUM([.FM3:.FM32]=[.$HK3:.$HK32])" office:value-type="float" office:value="0">
            <text:p>0</text:p>
          </table:table-cell>
          <table:table-cell table:number-matrix-columns-spanned="1" table:number-matrix-rows-spanned="1" table:formula="of:=SUM([.FN3:.FN32]=[.$HL3:.$HL32])" office:value-type="float" office:value="0">
            <text:p>0</text:p>
          </table:table-cell>
          <table:table-cell table:number-matrix-columns-spanned="1" table:number-matrix-rows-spanned="1" table:formula="of:=SUM([.FO3:.FO32]=[.$HH3:.$HH32])" office:value-type="float" office:value="11">
            <text:p>11</text:p>
          </table:table-cell>
          <table:table-cell table:number-matrix-columns-spanned="1" table:number-matrix-rows-spanned="1" table:formula="of:=SUM([.FP3:.FP32]=[.$HI3:.$HI32])" office:value-type="float" office:value="11">
            <text:p>11</text:p>
          </table:table-cell>
          <table:table-cell table:number-matrix-columns-spanned="1" table:number-matrix-rows-spanned="1" table:formula="of:=SUM([.FQ3:.FQ32]=[.$HJ3:.$HJ32])" office:value-type="float" office:value="1">
            <text:p>1</text:p>
          </table:table-cell>
          <table:table-cell table:number-matrix-columns-spanned="1" table:number-matrix-rows-spanned="1" table:formula="of:=SUM([.FR3:.FR32]=[.$HK3:.$HK32])" office:value-type="float" office:value="0">
            <text:p>0</text:p>
          </table:table-cell>
          <table:table-cell table:style-name="Default" table:number-matrix-columns-spanned="1" table:number-matrix-rows-spanned="1" table:formula="of:=SUM([.FS3:.FS32]=[.$HL3:.$HL32])" office:value-type="float" office:value="0">
            <text:p>0</text:p>
          </table:table-cell>
          <table:table-cell table:number-matrix-columns-spanned="1" table:number-matrix-rows-spanned="1" table:formula="of:=SUM([.FT3:.FT32]=[.$HH3:.$HH32])" office:value-type="float" office:value="11">
            <text:p>11</text:p>
          </table:table-cell>
          <table:table-cell table:number-matrix-columns-spanned="1" table:number-matrix-rows-spanned="1" table:formula="of:=SUM([.FU3:.FU32]=[.$HI3:.$HI32])" office:value-type="float" office:value="11">
            <text:p>11</text:p>
          </table:table-cell>
          <table:table-cell table:number-matrix-columns-spanned="1" table:number-matrix-rows-spanned="1" table:formula="of:=SUM([.FV3:.FV32]=[.$HJ3:.$HJ32])" office:value-type="float" office:value="2">
            <text:p>2</text:p>
          </table:table-cell>
          <table:table-cell table:number-matrix-columns-spanned="1" table:number-matrix-rows-spanned="1" table:formula="of:=SUM([.FW3:.FW32]=[.$HK3:.$HK32])" office:value-type="float" office:value="0">
            <text:p>0</text:p>
          </table:table-cell>
          <table:table-cell table:number-matrix-columns-spanned="1" table:number-matrix-rows-spanned="1" table:formula="of:=SUM([.FX3:.FX32]=[.$HL3:.$HL32])" office:value-type="float" office:value="0">
            <text:p>0</text:p>
          </table:table-cell>
          <table:table-cell table:number-matrix-columns-spanned="1" table:number-matrix-rows-spanned="1" table:formula="of:=SUM([.FY3:.FY32]=[.$HH3:.$HH32])" office:value-type="float" office:value="13">
            <text:p>13</text:p>
          </table:table-cell>
          <table:table-cell table:number-matrix-columns-spanned="1" table:number-matrix-rows-spanned="1" table:formula="of:=SUM([.FZ3:.FZ32]=[.$HI3:.$HI32])" office:value-type="float" office:value="13">
            <text:p>13</text:p>
          </table:table-cell>
          <table:table-cell table:number-matrix-columns-spanned="1" table:number-matrix-rows-spanned="1" table:formula="of:=SUM([.GA3:.GA32]=[.$HJ3:.$HJ32])" office:value-type="float" office:value="1">
            <text:p>1</text:p>
          </table:table-cell>
          <table:table-cell table:number-matrix-columns-spanned="1" table:number-matrix-rows-spanned="1" table:formula="of:=SUM([.GB3:.GB32]=[.$HK3:.$HK32])" office:value-type="float" office:value="0">
            <text:p>0</text:p>
          </table:table-cell>
          <table:table-cell table:number-matrix-columns-spanned="1" table:number-matrix-rows-spanned="1" table:formula="of:=SUM([.GC3:.GC32]=[.$HL3:.$HL32])" office:value-type="float" office:value="0">
            <text:p>0</text:p>
          </table:table-cell>
          <table:table-cell table:style-name="cellWorst" table:number-matrix-columns-spanned="1" table:number-matrix-rows-spanned="1" table:formula="of:=SUM([.GD3:.GD32]=[.$HH3:.$HH32])" office:value-type="float" office:value="30">
            <text:p>30</text:p>
          </table:table-cell>
          <table:table-cell table:number-matrix-columns-spanned="1" table:number-matrix-rows-spanned="1" table:formula="of:=SUM([.GE3:.GE32]=[.$HI3:.$HI32])" office:value-type="float" office:value="30">
            <text:p>30</text:p>
          </table:table-cell>
          <table:table-cell table:style-name="cellWorst" table:number-matrix-columns-spanned="1" table:number-matrix-rows-spanned="1" table:formula="of:=SUM([.GF3:.GF32]=[.$HJ3:.$HJ32])" office:value-type="float" office:value="8">
            <text:p>8</text:p>
          </table:table-cell>
          <table:table-cell table:number-matrix-columns-spanned="1" table:number-matrix-rows-spanned="1" table:formula="of:=SUM([.GG3:.GG32]=[.$HK3:.$HK32])" office:value-type="float" office:value="29">
            <text:p>29</text:p>
          </table:table-cell>
          <table:table-cell table:number-matrix-columns-spanned="1" table:number-matrix-rows-spanned="1" table:formula="of:=SUM([.GH3:.GH32]=[.$HL3:.$HL32])" office:value-type="float" office:value="30">
            <text:p>30</text:p>
          </table:table-cell>
          <table:table-cell table:number-matrix-columns-spanned="1" table:number-matrix-rows-spanned="1" table:formula="of:=SUM([.GI3:.GI32]=[.$HH3:.$HH32])" office:value-type="float" office:value="11">
            <text:p>11</text:p>
          </table:table-cell>
          <table:table-cell table:number-matrix-columns-spanned="1" table:number-matrix-rows-spanned="1" table:formula="of:=SUM([.GJ3:.GJ32]=[.$HI3:.$HI32])" office:value-type="float" office:value="11">
            <text:p>11</text:p>
          </table:table-cell>
          <table:table-cell table:number-matrix-columns-spanned="1" table:number-matrix-rows-spanned="1" table:formula="of:=SUM([.GK3:.GK32]=[.$HJ3:.$HJ32])" office:value-type="float" office:value="0">
            <text:p>0</text:p>
          </table:table-cell>
          <table:table-cell table:number-matrix-columns-spanned="1" table:number-matrix-rows-spanned="1" table:formula="of:=SUM([.GL3:.GL32]=[.$HK3:.$HK32])" office:value-type="float" office:value="0">
            <text:p>0</text:p>
          </table:table-cell>
          <table:table-cell table:number-matrix-columns-spanned="1" table:number-matrix-rows-spanned="1" table:formula="of:=SUM([.GM3:.GM32]=[.$HL3:.$HL32])" office:value-type="float" office:value="0">
            <text:p>0</text:p>
          </table:table-cell>
          <table:table-cell table:number-matrix-columns-spanned="1" table:number-matrix-rows-spanned="1" table:formula="of:=SUM([.GN3:.GN32]=[.$HH3:.$HH32])" office:value-type="float" office:value="14">
            <text:p>14</text:p>
          </table:table-cell>
          <table:table-cell table:number-matrix-columns-spanned="1" table:number-matrix-rows-spanned="1" table:formula="of:=SUM([.GO3:.GO32]=[.$HI3:.$HI32])" office:value-type="float" office:value="14">
            <text:p>14</text:p>
          </table:table-cell>
          <table:table-cell table:number-matrix-columns-spanned="1" table:number-matrix-rows-spanned="1" table:formula="of:=SUM([.GP3:.GP32]=[.$HJ3:.$HJ32])" office:value-type="float" office:value="0">
            <text:p>0</text:p>
          </table:table-cell>
          <table:table-cell table:number-matrix-columns-spanned="1" table:number-matrix-rows-spanned="1" table:formula="of:=SUM([.GQ3:.GQ32]=[.$HK3:.$HK32])" office:value-type="float" office:value="0">
            <text:p>0</text:p>
          </table:table-cell>
          <table:table-cell table:number-matrix-columns-spanned="1" table:number-matrix-rows-spanned="1" table:formula="of:=SUM([.GR3:.GR32]=[.$HL3:.$HL32])" office:value-type="float" office:value="0">
            <text:p>0</text:p>
          </table:table-cell>
          <table:table-cell table:number-matrix-columns-spanned="1" table:number-matrix-rows-spanned="1" table:formula="of:=SUM([.GS3:.GS32]=[.$HH3:.$HH32])" office:value-type="float" office:value="20">
            <text:p>20</text:p>
          </table:table-cell>
          <table:table-cell table:number-matrix-columns-spanned="1" table:number-matrix-rows-spanned="1" table:formula="of:=SUM([.GT3:.GT32]=[.$HI3:.$HI32])" office:value-type="float" office:value="20">
            <text:p>20</text:p>
          </table:table-cell>
          <table:table-cell table:number-matrix-columns-spanned="1" table:number-matrix-rows-spanned="1" table:formula="of:=SUM([.GU3:.GU32]=[.$HJ3:.$HJ32])" office:value-type="float" office:value="1">
            <text:p>1</text:p>
          </table:table-cell>
          <table:table-cell table:number-matrix-columns-spanned="1" table:number-matrix-rows-spanned="1" table:formula="of:=SUM([.GV3:.GV32]=[.$HK3:.$HK32])" office:value-type="float" office:value="0">
            <text:p>0</text:p>
          </table:table-cell>
          <table:table-cell table:number-matrix-columns-spanned="1" table:number-matrix-rows-spanned="1" table:formula="of:=SUM([.GW3:.GW32]=[.$HL3:.$HL32])" office:value-type="float" office:value="0">
            <text:p>0</text:p>
          </table:table-cell>
          <table:table-cell table:number-columns-repeated="819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64"/>
          <table:table-cell table:style-name="Default"/>
          <table:table-cell table:number-columns-repeated="94"/>
          <table:table-cell table:style-name="Default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834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style-name="ce4" table:formula="of:=[.P34]/[.F34]" office:value-type="float" office:value="1.00479061304166">
            <text:p>1.004790613</text:p>
          </table:table-cell>
          <table:table-cell table:number-columns-repeated="3"/>
          <table:table-cell table:style-name="ce5" table:formula="of:=[.T34]/[.S34]" office:value-type="float" office:value="0.134391456027778">
            <text:p>0.134391456</text:p>
          </table:table-cell>
          <table:table-cell table:number-columns-repeated="5"/>
          <table:table-cell table:style-name="ce6" table:formula="of:=[.Z34]/[.F34]" office:value-type="float" office:value="0.8797239747296">
            <text:p>0.8797239747</text:p>
          </table:table-cell>
          <table:table-cell table:style-name="ce6" table:number-columns-repeated="2"/>
          <table:table-cell table:style-name="ce6" table:formula="of:=[.AC34]/[.I34]" office:value-type="float" office:value="0.5251422990461">
            <text:p>0.525142299</text:p>
          </table:table-cell>
          <table:table-cell table:formula="of:=[.AD34]/[.AC34]" office:value-type="float" office:value="0.123773775078418">
            <text:p>0.1237737751</text:p>
          </table:table-cell>
          <table:table-cell table:number-columns-repeated="20"/>
          <table:table-cell table:style-name="ce6" table:formula="of:=[.AY34]/[.F34]" office:value-type="float" office:value="0.946573608528898">
            <text:p>0.9465736085</text:p>
          </table:table-cell>
          <table:table-cell table:style-name="ce6" table:number-columns-repeated="2"/>
          <table:table-cell table:style-name="ce6" table:formula="of:=[.BB34]/[.I34]" office:value-type="float" office:value="0.938701237982248">
            <text:p>0.938701238</text:p>
          </table:table-cell>
          <table:table-cell table:formula="of:=[.BC34]/[.BB34]" office:value-type="float" office:value="0.135678550732588">
            <text:p>0.1356785507</text:p>
          </table:table-cell>
          <table:table-cell table:number-columns-repeated="15"/>
          <table:table-cell table:style-name="ce11" table:formula="of:=[.BS34]/[.F34]" office:value-type="float" office:value="0.902952913483838">
            <text:p>0.9029529135</text:p>
          </table:table-cell>
          <table:table-cell table:style-name="ce11" table:number-columns-repeated="2"/>
          <table:table-cell table:style-name="ce11" table:formula="of:=[.BV34]/[.I34]" office:value-type="float" office:value="0.0529711415053419">
            <text:p>0.0529711415</text:p>
          </table:table-cell>
          <table:table-cell table:formula="of:=[.BW34]/[.BV34]" office:value-type="float" office:value="1">
            <text:p>1</text:p>
          </table:table-cell>
          <table:table-cell table:number-columns-repeated="4"/>
          <table:table-cell table:style-name="Default"/>
          <table:table-cell table:number-columns-repeated="35"/>
          <table:table-cell table:style-name="ce6" table:formula="of:=[.DL34]/[.F34]" office:value-type="float" office:value="0.943635716109203">
            <text:p>0.9436357161</text:p>
          </table:table-cell>
          <table:table-cell table:style-name="ce6" table:number-columns-repeated="2"/>
          <table:table-cell table:style-name="ce6" table:formula="of:=[.DO34]/[.I34]" office:value-type="float" office:value="0.892072682319042">
            <text:p>0.8920726823</text:p>
          </table:table-cell>
          <table:table-cell table:formula="of:=[.DP34]/[.DO34]" office:value-type="float" office:value="0.0675097260893387">
            <text:p>0.0675097261</text:p>
          </table:table-cell>
          <table:table-cell table:number-columns-repeated="5"/>
          <table:table-cell table:style-name="ce6" table:formula="of:=[.DV34]/[.F34]" office:value-type="float" office:value="0.978294011596617">
            <text:p>0.9782940116</text:p>
          </table:table-cell>
          <table:table-cell table:style-name="ce6" table:number-columns-repeated="2"/>
          <table:table-cell table:style-name="ce6" table:formula="of:=[.DY34]/[.I34]" office:value-type="float" office:value="0.491957582574554">
            <text:p>0.4919575826</text:p>
          </table:table-cell>
          <table:table-cell table:formula="of:=[.DZ34]/[.DY34]" office:value-type="float" office:value="0.626828434307126">
            <text:p>0.6268284343</text:p>
          </table:table-cell>
          <table:table-cell table:number-columns-repeated="44"/>
          <table:table-cell table:style-name="Default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834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20"/>
          <table:table-cell table:style-name="ce7" table:formula="of:=[.AJ34]/[.F34]" office:value-type="float" office:value="0.784963531926139">
            <text:p>0.7849635319</text:p>
          </table:table-cell>
          <table:table-cell table:style-name="ce7" table:number-columns-repeated="2"/>
          <table:table-cell table:style-name="ce7" table:formula="of:=[.AM34]/[.I34]" office:value-type="float" office:value="0.304457686971798">
            <text:p>0.304457687</text:p>
          </table:table-cell>
          <table:table-cell table:formula="of:=[.AN34]/[.AM34]" office:value-type="float" office:value="0.433627895829812">
            <text:p>0.4336278958</text:p>
          </table:table-cell>
          <table:table-cell table:number-columns-repeated="5"/>
          <table:table-cell table:style-name="ce6" table:formula="of:=[.AT34]/[.F34]" office:value-type="float" office:value="0.783466299955556">
            <text:p>0.7834663</text:p>
          </table:table-cell>
          <table:table-cell table:style-name="ce6" table:number-columns-repeated="2"/>
          <table:table-cell table:style-name="ce6" table:formula="of:=[.AW34]/[.I34]" office:value-type="float" office:value="0.233880097860042">
            <text:p>0.2338800979</text:p>
          </table:table-cell>
          <table:table-cell table:formula="of:=[.AX34]/[.AW34]" office:value-type="float" office:value="0.426169400023656">
            <text:p>0.4261694</text:p>
          </table:table-cell>
          <table:table-cell table:number-columns-repeated="29"/>
          <table:table-cell table:style-name="Default"/>
          <table:table-cell table:number-columns-repeated="65"/>
          <table:table-cell table:style-name="ce6" table:formula="of:=[.EP34]/[.F34]" office:value-type="float" office:value="1.03111400479785">
            <text:p>1.0311140048</text:p>
          </table:table-cell>
          <table:table-cell table:style-name="ce6" table:number-columns-repeated="2"/>
          <table:table-cell table:style-name="ce6" table:formula="of:=[.ES34]/[.I34]" office:value-type="float" office:value="1.22823572078934">
            <text:p>1.2282357208</text:p>
          </table:table-cell>
          <table:table-cell table:formula="of:=[.ET34]/[.ES34]" office:value-type="float" office:value="0.0602764408026903">
            <text:p>0.0602764408</text:p>
          </table:table-cell>
          <table:table-cell table:number-columns-repeated="24"/>
          <table:table-cell table:style-name="Default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834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38"/>
          <table:table-cell table:style-name="ce10" table:formula="of:=([.I34]-[.BB34])/[.I34]" office:value-type="float" office:value="0.0612987620177525">
            <text:p>0.061298762</text:p>
          </table:table-cell>
          <table:table-cell table:number-columns-repeated="25"/>
          <table:table-cell table:style-name="Default"/>
          <table:table-cell table:number-columns-repeated="94"/>
          <table:table-cell table:style-name="Default"/>
          <table:table-cell table:number-columns-repeated="11"/>
          <table:table-cell table:style-name="Default"/>
          <table:table-cell/>
          <table:table-cell table:style-name="Default" table:number-columns-repeated="2"/>
          <table:table-cell table:number-columns-repeated="834"/>
        </table:table-row>
      </table:table>
      <table:table table:name="Classes" table:style-name="ta1" table:print="false">
        <table:table-column table:style-name="co3" table:default-cell-style-name="ce13"/>
        <table:table-column table:style-name="co2" table:default-cell-style-name="ce13"/>
        <table:table-column table:style-name="co3" table:number-columns-repeated="3" table:default-cell-style-name="ce13"/>
        <table:table-column table:style-name="co1" table:default-cell-style-name="ce13"/>
        <table:table-column table:style-name="co3" table:visibility="collapse" table:number-columns-repeated="4" table:default-cell-style-name="ce13"/>
        <table:table-column table:style-name="co4" table:visibility="collapse" table:default-cell-style-name="ce13"/>
        <table:table-column table:style-name="co3" table:visibility="collapse" table:number-columns-repeated="3" table:default-cell-style-name="ce13"/>
        <table:table-column table:style-name="co3" table:default-cell-style-name="ce13"/>
        <table:table-column table:style-name="co5" table:default-cell-style-name="ce13"/>
        <table:table-column table:style-name="co3" table:number-columns-repeated="4" table:default-cell-style-name="ce13"/>
        <table:table-column table:style-name="co6" table:default-cell-style-name="ce13"/>
        <table:table-column table:style-name="co3" table:number-columns-repeated="4" table:default-cell-style-name="ce13"/>
        <table:table-column table:style-name="co7" table:default-cell-style-name="ce13"/>
        <table:table-column table:style-name="co3" table:number-columns-repeated="4" table:default-cell-style-name="ce13"/>
        <table:table-column table:style-name="co5" table:default-cell-style-name="ce13"/>
        <table:table-column table:style-name="co3" table:number-columns-repeated="4" table:default-cell-style-name="ce13"/>
        <table:table-column table:style-name="co5" table:default-cell-style-name="ce13"/>
        <table:table-column table:style-name="co3" table:number-columns-repeated="4" table:default-cell-style-name="ce13"/>
        <table:table-column table:style-name="co5" table:default-cell-style-name="ce13"/>
        <table:table-column table:style-name="co3" table:number-columns-repeated="4" table:default-cell-style-name="ce13"/>
        <table:table-column table:style-name="co8" table:default-cell-style-name="ce13"/>
        <table:table-column table:style-name="co3" table:number-columns-repeated="4" table:default-cell-style-name="ce13"/>
        <table:table-column table:style-name="co2" table:default-cell-style-name="ce13"/>
        <table:table-column table:style-name="co3" table:number-columns-repeated="4" table:default-cell-style-name="ce13"/>
        <table:table-column table:style-name="co2" table:default-cell-style-name="ce13"/>
        <table:table-column table:style-name="co3" table:number-columns-repeated="4" table:default-cell-style-name="ce13"/>
        <table:table-column table:style-name="co2" table:default-cell-style-name="ce13"/>
        <table:table-column table:style-name="co3" table:number-columns-repeated="4" table:default-cell-style-name="ce13"/>
        <table:table-column table:style-name="co1" table:default-cell-style-name="ce13"/>
        <table:table-column table:style-name="co3" table:number-columns-repeated="4" table:default-cell-style-name="ce13"/>
        <table:table-column table:style-name="co1" table:default-cell-style-name="ce13"/>
        <table:table-column table:style-name="co3" table:number-columns-repeated="4" table:default-cell-style-name="ce13"/>
        <table:table-column table:style-name="co5" table:default-cell-style-name="ce13"/>
        <table:table-column table:style-name="co3" table:number-columns-repeated="4" table:default-cell-style-name="ce13"/>
        <table:table-column table:style-name="co9" table:default-cell-style-name="ce13"/>
        <table:table-column table:style-name="co3" table:number-columns-repeated="4" table:default-cell-style-name="ce13"/>
        <table:table-column table:style-name="co10" table:default-cell-style-name="ce13"/>
        <table:table-column table:style-name="co3" table:number-columns-repeated="4" table:default-cell-style-name="ce13"/>
        <table:table-column table:style-name="co11" table:default-cell-style-name="ce13"/>
        <table:table-column table:style-name="co3" table:number-columns-repeated="4" table:default-cell-style-name="ce13"/>
        <table:table-column table:style-name="co12" table:default-cell-style-name="ce13"/>
        <table:table-column table:style-name="co3" table:number-columns-repeated="4" table:default-cell-style-name="ce13"/>
        <table:table-column table:style-name="co13" table:default-cell-style-name="ce13"/>
        <table:table-column table:style-name="co3" table:number-columns-repeated="4" table:default-cell-style-name="ce13"/>
        <table:table-column table:style-name="co14" table:default-cell-style-name="ce13"/>
        <table:table-column table:style-name="co3" table:number-columns-repeated="4" table:default-cell-style-name="ce13"/>
        <table:table-column table:style-name="co15" table:default-cell-style-name="ce13"/>
        <table:table-column table:style-name="co3" table:number-columns-repeated="4" table:default-cell-style-name="ce13"/>
        <table:table-column table:style-name="co9" table:default-cell-style-name="ce13"/>
        <table:table-column table:style-name="co3" table:number-columns-repeated="4" table:default-cell-style-name="ce13"/>
        <table:table-column table:style-name="co11" table:default-cell-style-name="ce13"/>
        <table:table-column table:style-name="co3" table:number-columns-repeated="4" table:default-cell-style-name="ce13"/>
        <table:table-column table:style-name="co15" table:default-cell-style-name="ce13"/>
        <table:table-column table:style-name="co3" table:number-columns-repeated="4" table:default-cell-style-name="ce13"/>
        <table:table-column table:style-name="co15" table:default-cell-style-name="ce13"/>
        <table:table-column table:style-name="co3" table:number-columns-repeated="4" table:default-cell-style-name="ce13"/>
        <table:table-column table:style-name="co15" table:default-cell-style-name="ce13"/>
        <table:table-column table:style-name="co3" table:number-columns-repeated="4" table:default-cell-style-name="ce13"/>
        <table:table-column table:style-name="co10" table:default-cell-style-name="ce13"/>
        <table:table-column table:style-name="co3" table:number-columns-repeated="4" table:default-cell-style-name="ce13"/>
        <table:table-column table:style-name="co7" table:default-cell-style-name="ce13"/>
        <table:table-column table:style-name="co3" table:number-columns-repeated="4" table:default-cell-style-name="ce13"/>
        <table:table-column table:style-name="co7" table:default-cell-style-name="ce13"/>
        <table:table-column table:style-name="co3" table:number-columns-repeated="4" table:default-cell-style-name="ce13"/>
        <table:table-column table:style-name="co7" table:default-cell-style-name="ce13"/>
        <table:table-column table:style-name="co3" table:number-columns-repeated="4" table:default-cell-style-name="ce13"/>
        <table:table-column table:style-name="co6" table:default-cell-style-name="ce13"/>
        <table:table-column table:style-name="co3" table:number-columns-repeated="4" table:default-cell-style-name="ce13"/>
        <table:table-column table:style-name="co6" table:default-cell-style-name="ce13"/>
        <table:table-column table:style-name="co3" table:number-columns-repeated="4" table:default-cell-style-name="ce13"/>
        <table:table-column table:style-name="co15" table:default-cell-style-name="ce13"/>
        <table:table-column table:style-name="co3" table:number-columns-repeated="4" table:default-cell-style-name="ce13"/>
        <table:table-column table:style-name="co12" table:default-cell-style-name="ce13"/>
        <table:table-column table:style-name="co3" table:number-columns-repeated="4" table:default-cell-style-name="ce13"/>
        <table:table-column table:style-name="co13" table:default-cell-style-name="ce13"/>
        <table:table-column table:style-name="co3" table:number-columns-repeated="4" table:default-cell-style-name="ce13"/>
        <table:table-column table:style-name="co14" table:default-cell-style-name="ce13"/>
        <table:table-column table:style-name="co3" table:number-columns-repeated="4" table:default-cell-style-name="ce13"/>
        <table:table-column table:style-name="co16" table:default-cell-style-name="ce13"/>
        <table:table-column table:style-name="co3" table:number-columns-repeated="4" table:default-cell-style-name="ce13"/>
        <table:table-column table:style-name="co17" table:default-cell-style-name="ce13"/>
        <table:table-column table:style-name="co3" table:number-columns-repeated="4" table:default-cell-style-name="ce13"/>
        <table:table-column table:style-name="co18" table:default-cell-style-name="ce13"/>
        <table:table-column table:style-name="co3" table:number-columns-repeated="823" table:default-cell-style-name="ce13"/>
        <table:table-row table:style-name="ro1">
          <table:table-cell/>
          <table:table-cell office:value-type="string">
            <text:p>bm-1/lab-vsids-n1</text:p>
          </table:table-cell>
          <table:table-cell table:number-columns-repeated="3"/>
          <table:table-cell office:value-type="string">
            <text:p>bm-1/lab-hvsids-n1</text:p>
          </table:table-cell>
          <table:table-cell table:number-columns-repeated="4"/>
          <table:table-cell office:value-type="string">
            <text:p>bm-1/lab-none-n1</text:p>
          </table:table-cell>
          <table:table-cell table:number-columns-repeated="4"/>
          <table:table-cell office:value-type="string">
            <text:p>bm-1/lab-neutral-n1</text:p>
          </table:table-cell>
          <table:table-cell table:number-columns-repeated="4"/>
          <table:table-cell office:value-type="string">
            <text:p>bm-1/lab-pref_false-n1</text:p>
          </table:table-cell>
          <table:table-cell table:number-columns-repeated="4"/>
          <table:table-cell office:value-type="string">
            <text:p>bm-1/lab-pref_true-n1</text:p>
          </table:table-cell>
          <table:table-cell table:number-columns-repeated="4"/>
          <table:table-cell office:value-type="string">
            <text:p>bm-1/lab-factor2-n1</text:p>
          </table:table-cell>
          <table:table-cell table:number-columns-repeated="4"/>
          <table:table-cell office:value-type="string">
            <text:p>bm-1/lab-factor4-n1</text:p>
          </table:table-cell>
          <table:table-cell table:number-columns-repeated="4"/>
          <table:table-cell office:value-type="string">
            <text:p>bm-1/lab-factor8-n1</text:p>
          </table:table-cell>
          <table:table-cell table:number-columns-repeated="4"/>
          <table:table-cell office:value-type="string">
            <text:p>bm-1/lab-factor16-n1</text:p>
          </table:table-cell>
          <table:table-cell table:number-columns-repeated="4"/>
          <table:table-cell office:value-type="string">
            <text:p>bm-1/lab-init2-n1</text:p>
          </table:table-cell>
          <table:table-cell table:number-columns-repeated="4"/>
          <table:table-cell office:value-type="string">
            <text:p>bm-1/lab-init4-n1</text:p>
          </table:table-cell>
          <table:table-cell table:number-columns-repeated="4"/>
          <table:table-cell office:value-type="string">
            <text:p>bm-1/lab-init8-n1</text:p>
          </table:table-cell>
          <table:table-cell table:number-columns-repeated="4"/>
          <table:table-cell office:value-type="string">
            <text:p>bm-1/lab-init16-n1</text:p>
          </table:table-cell>
          <table:table-cell table:number-columns-repeated="4"/>
          <table:table-cell office:value-type="string">
            <text:p>bm-1/lab-level1-n1</text:p>
          </table:table-cell>
          <table:table-cell table:number-columns-repeated="4"/>
          <table:table-cell office:value-type="string">
            <text:p>bm-1/lab-level-1-n1</text:p>
          </table:table-cell>
          <table:table-cell table:number-columns-repeated="4"/>
          <table:table-cell office:value-type="string">
            <text:p>bm-1/lab-ordered_factor-n1</text:p>
          </table:table-cell>
          <table:table-cell table:number-columns-repeated="4"/>
          <table:table-cell office:value-type="string">
            <text:p>bm-1/lab-ordered_init-n1</text:p>
          </table:table-cell>
          <table:table-cell table:number-columns-repeated="4"/>
          <table:table-cell office:value-type="string">
            <text:p>bm-1/lab-ordered_level-n1</text:p>
          </table:table-cell>
          <table:table-cell table:number-columns-repeated="4"/>
          <table:table-cell office:value-type="string">
            <text:p>bm-1/lab-ordered_inv_factor-n1</text:p>
          </table:table-cell>
          <table:table-cell table:number-columns-repeated="4"/>
          <table:table-cell office:value-type="string">
            <text:p>bm-1/lab-ordered_inv_init-n1</text:p>
          </table:table-cell>
          <table:table-cell table:number-columns-repeated="4"/>
          <table:table-cell office:value-type="string">
            <text:p>bm-1/lab-ordered_inv_level-n1</text:p>
          </table:table-cell>
          <table:table-cell table:number-columns-repeated="4"/>
          <table:table-cell office:value-type="string">
            <text:p>bm-1/lab-flu-neutral-n1</text:p>
          </table:table-cell>
          <table:table-cell table:number-columns-repeated="4"/>
          <table:table-cell office:value-type="string">
            <text:p>bm-1/lab-flu-pref_false-n1</text:p>
          </table:table-cell>
          <table:table-cell table:number-columns-repeated="4"/>
          <table:table-cell office:value-type="string">
            <text:p>bm-1/lab-flu-pref_true-n1</text:p>
          </table:table-cell>
          <table:table-cell table:number-columns-repeated="4"/>
          <table:table-cell office:value-type="string">
            <text:p>bm-1/lab-flu-factor2-n1</text:p>
          </table:table-cell>
          <table:table-cell table:number-columns-repeated="4"/>
          <table:table-cell office:value-type="string">
            <text:p>bm-1/lab-flu-factor4-n1</text:p>
          </table:table-cell>
          <table:table-cell table:number-columns-repeated="4"/>
          <table:table-cell office:value-type="string">
            <text:p>bm-1/lab-flu-factor8-n1</text:p>
          </table:table-cell>
          <table:table-cell table:number-columns-repeated="4"/>
          <table:table-cell office:value-type="string">
            <text:p>bm-1/lab-flu-factor16-n1</text:p>
          </table:table-cell>
          <table:table-cell table:number-columns-repeated="4"/>
          <table:table-cell office:value-type="string">
            <text:p>bm-1/lab-flu-init2-n1</text:p>
          </table:table-cell>
          <table:table-cell table:number-columns-repeated="4"/>
          <table:table-cell office:value-type="string">
            <text:p>bm-1/lab-flu-init4-n1</text:p>
          </table:table-cell>
          <table:table-cell table:number-columns-repeated="4"/>
          <table:table-cell office:value-type="string">
            <text:p>bm-1/lab-flu-init8-n1</text:p>
          </table:table-cell>
          <table:table-cell table:number-columns-repeated="4"/>
          <table:table-cell office:value-type="string">
            <text:p>bm-1/lab-flu-init16-n1</text:p>
          </table:table-cell>
          <table:table-cell table:number-columns-repeated="4"/>
          <table:table-cell office:value-type="string">
            <text:p>bm-1/lab-flu-level1-n1</text:p>
          </table:table-cell>
          <table:table-cell table:number-columns-repeated="4"/>
          <table:table-cell office:value-type="string">
            <text:p>bm-1/lab-flu-level-1-n1</text:p>
          </table:table-cell>
          <table:table-cell table:number-columns-repeated="4"/>
          <table:table-cell office:value-type="string">
            <text:p>bm-1/lab-flu-ordered_factor-n1</text:p>
          </table:table-cell>
          <table:table-cell table:number-columns-repeated="4"/>
          <table:table-cell office:value-type="string">
            <text:p>bm-1/lab-flu-ordered_init-n1</text:p>
          </table:table-cell>
          <table:table-cell table:number-columns-repeated="4"/>
          <table:table-cell office:value-type="string">
            <text:p>bm-1/lab-flu-ordered_level-n1</text:p>
          </table:table-cell>
          <table:table-cell table:number-columns-repeated="4"/>
          <table:table-cell office:value-type="string">
            <text:p>bm-1/lab-flu-ordered_inv_factor-n1</text:p>
          </table:table-cell>
          <table:table-cell table:number-columns-repeated="4"/>
          <table:table-cell office:value-type="string">
            <text:p>bm-1/lab-flu-ordered_inv_init-n1</text:p>
          </table:table-cell>
          <table:table-cell table:number-columns-repeated="4"/>
          <table:table-cell office:value-type="string">
            <text:p>bm-1/lab-flu-ordered_inv_level-n1</text:p>
          </table:table-cell>
          <table:table-cell table:number-columns-repeated="4"/>
          <table:table-cell office:value-type="string">
            <text:p>min</text:p>
          </table:table-cell>
          <table:table-cell table:number-columns-repeated="4"/>
          <table:table-cell office:value-type="string">
            <text:p>median</text:p>
          </table:table-cell>
          <table:table-cell table:number-columns-repeated="4"/>
          <table:table-cell office:value-type="string">
            <text:p>max</text:p>
          </table:table-cell>
          <table:table-cell table:number-columns-repeated="808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table:number-columns-repeated="804"/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 office:value="304.436348466667">
            <text:p>304</text:p>
          </table:table-cell>
          <table:table-cell table:formula="of:=SUM([Instances.C3:Instances.C32])" office:value-type="float" office:value="14">
            <text:p>14</text:p>
          </table:table-cell>
          <table:table-cell table:formula="of:=AVERAGE([Instances.D3:Instances.D32])" office:value-type="float" office:value="195958.6">
            <text:p>195959</text:p>
          </table:table-cell>
          <table:table-cell table:formula="of:=AVERAGE([Instances.E3:Instances.E32])" office:value-type="float" office:value="799282.7">
            <text:p>799283</text:p>
          </table:table-cell>
          <table:table-cell table:formula="of:=AVERAGE([Instances.F3:Instances.F32])" office:value-type="float" office:value="303.603878533333">
            <text:p>304</text:p>
          </table:table-cell>
          <table:table-cell table:formula="of:=SUM([Instances.G3:Instances.G32])" office:value-type="float" office:value="14">
            <text:p>14</text:p>
          </table:table-cell>
          <table:table-cell table:formula="of:=AVERAGE([Instances.H3:Instances.H32])" office:value-type="float" office:value="196948.366666667">
            <text:p>196948</text:p>
          </table:table-cell>
          <table:table-cell table:formula="of:=AVERAGE([Instances.I3:Instances.I32])" office:value-type="float" office:value="818188.9">
            <text:p>818189</text:p>
          </table:table-cell>
          <table:table-cell table:style-name="ce16" table:formula="of:=AVERAGE([Instances.J3:Instances.J32])" office:value-type="float" office:value="0">
            <text:p>0</text:p>
          </table:table-cell>
          <table:table-cell table:formula="of:=AVERAGE([Instances.K3:Instances.K32])" office:value-type="float" office:value="306.7678356">
            <text:p>307</text:p>
          </table:table-cell>
          <table:table-cell table:formula="of:=SUM([Instances.L3:Instances.L32])" office:value-type="float" office:value="14">
            <text:p>14</text:p>
          </table:table-cell>
          <table:table-cell table:formula="of:=AVERAGE([Instances.M3:Instances.M32])" office:value-type="float" office:value="195414.633333333">
            <text:p>195415</text:p>
          </table:table-cell>
          <table:table-cell table:formula="of:=AVERAGE([Instances.N3:Instances.N32])" office:value-type="float" office:value="818913.833333333">
            <text:p>818914</text:p>
          </table:table-cell>
          <table:table-cell table:style-name="ce16" table:formula="of:=AVERAGE([Instances.O3:Instances.O32])" office:value-type="float" office:value="0">
            <text:p>0</text:p>
          </table:table-cell>
          <table:table-cell table:formula="of:=AVERAGE([Instances.P3:Instances.P32])" office:value-type="float" office:value="305.058327233333">
            <text:p>305</text:p>
          </table:table-cell>
          <table:table-cell table:formula="of:=SUM([Instances.Q3:Instances.Q32])" office:value-type="float" office:value="14">
            <text:p>14</text:p>
          </table:table-cell>
          <table:table-cell table:formula="of:=AVERAGE([Instances.R3:Instances.R32])" office:value-type="float" office:value="194302.066666667">
            <text:p>194302</text:p>
          </table:table-cell>
          <table:table-cell table:formula="of:=AVERAGE([Instances.S3:Instances.S32])" office:value-type="float" office:value="801219.833333333">
            <text:p>801220</text:p>
          </table:table-cell>
          <table:table-cell table:formula="of:=AVERAGE([Instances.T3:Instances.T32])" office:value-type="float" office:value="107677.1">
            <text:p>107677</text:p>
          </table:table-cell>
          <table:table-cell table:formula="of:=AVERAGE([Instances.U3:Instances.U32])" office:value-type="float" office:value="266.891268066667">
            <text:p>267</text:p>
          </table:table-cell>
          <table:table-cell table:formula="of:=SUM([Instances.V3:Instances.V32])" office:value-type="float" office:value="10">
            <text:p>10</text:p>
          </table:table-cell>
          <table:table-cell table:formula="of:=AVERAGE([Instances.W3:Instances.W32])" office:value-type="float" office:value="169742.4">
            <text:p>169742</text:p>
          </table:table-cell>
          <table:table-cell table:formula="of:=AVERAGE([Instances.X3:Instances.X32])" office:value-type="float" office:value="859167.333333333">
            <text:p>859167</text:p>
          </table:table-cell>
          <table:table-cell table:formula="of:=AVERAGE([Instances.Y3:Instances.Y32])" office:value-type="float" office:value="91456.2666666667">
            <text:p>91456</text:p>
          </table:table-cell>
          <table:table-cell table:formula="of:=AVERAGE([Instances.Z3:Instances.Z32])" office:value-type="float" office:value="267.087610766667">
            <text:p>267</text:p>
          </table:table-cell>
          <table:table-cell table:formula="of:=SUM([Instances.AA3:Instances.AA32])" office:value-type="float" office:value="11">
            <text:p>11</text:p>
          </table:table-cell>
          <table:table-cell table:formula="of:=AVERAGE([Instances.AB3:Instances.AB32])" office:value-type="float" office:value="181504.566666667">
            <text:p>181505</text:p>
          </table:table-cell>
          <table:table-cell table:formula="of:=AVERAGE([Instances.AC3:Instances.AC32])" office:value-type="float" office:value="429665.6">
            <text:p>429666</text:p>
          </table:table-cell>
          <table:table-cell table:formula="of:=AVERAGE([Instances.AD3:Instances.AD32])" office:value-type="float" office:value="53181.3333333333">
            <text:p>53181</text:p>
          </table:table-cell>
          <table:table-cell table:formula="of:=AVERAGE([Instances.AE3:Instances.AE32])" office:value-type="float" office:value="259.886044333333">
            <text:p>260</text:p>
          </table:table-cell>
          <table:table-cell table:formula="of:=SUM([Instances.AF3:Instances.AF32])" office:value-type="float" office:value="10">
            <text:p>10</text:p>
          </table:table-cell>
          <table:table-cell table:formula="of:=AVERAGE([Instances.AG3:Instances.AG32])" office:value-type="float" office:value="107312.866666667">
            <text:p>107313</text:p>
          </table:table-cell>
          <table:table-cell table:formula="of:=AVERAGE([Instances.AH3:Instances.AH32])" office:value-type="float" office:value="372885.1">
            <text:p>372885</text:p>
          </table:table-cell>
          <table:table-cell table:formula="of:=AVERAGE([Instances.AI3:Instances.AI32])" office:value-type="float" office:value="127354.9">
            <text:p>127355</text:p>
          </table:table-cell>
          <table:table-cell table:formula="of:=AVERAGE([Instances.AJ3:Instances.AJ32])" office:value-type="float" office:value="238.3179728">
            <text:p>238</text:p>
          </table:table-cell>
          <table:table-cell table:style-name="ce16" table:formula="of:=SUM([Instances.AK3:Instances.AK32])" office:value-type="float" office:value="8">
            <text:p>8</text:p>
          </table:table-cell>
          <table:table-cell table:formula="of:=AVERAGE([Instances.AL3:Instances.AL32])" office:value-type="float" office:value="84047.0666666667">
            <text:p>84047</text:p>
          </table:table-cell>
          <table:table-cell table:formula="of:=AVERAGE([Instances.AM3:Instances.AM32])" office:value-type="float" office:value="249103.9">
            <text:p>249104</text:p>
          </table:table-cell>
          <table:table-cell table:formula="of:=AVERAGE([Instances.AN3:Instances.AN32])" office:value-type="float" office:value="108018.4">
            <text:p>108018</text:p>
          </table:table-cell>
          <table:table-cell table:formula="of:=AVERAGE([Instances.AO3:Instances.AO32])" office:value-type="float" office:value="266.835800666667">
            <text:p>267</text:p>
          </table:table-cell>
          <table:table-cell table:formula="of:=SUM([Instances.AP3:Instances.AP32])" office:value-type="float" office:value="10">
            <text:p>10</text:p>
          </table:table-cell>
          <table:table-cell table:formula="of:=AVERAGE([Instances.AQ3:Instances.AQ32])" office:value-type="float" office:value="97246.2666666667">
            <text:p>97246</text:p>
          </table:table-cell>
          <table:table-cell table:formula="of:=AVERAGE([Instances.AR3:Instances.AR32])" office:value-type="float" office:value="273727.433333333">
            <text:p>273727</text:p>
          </table:table-cell>
          <table:table-cell table:formula="of:=AVERAGE([Instances.AS3:Instances.AS32])" office:value-type="float" office:value="115510.8">
            <text:p>115511</text:p>
          </table:table-cell>
          <table:table-cell table:style-name="ce16" table:formula="of:=AVERAGE([Instances.AT3:Instances.AT32])" office:value-type="float" office:value="237.863407366667">
            <text:p>238</text:p>
          </table:table-cell>
          <table:table-cell table:formula="of:=SUM([Instances.AU3:Instances.AU32])" office:value-type="float" office:value="10">
            <text:p>10</text:p>
          </table:table-cell>
          <table:table-cell table:formula="of:=AVERAGE([Instances.AV3:Instances.AV32])" office:value-type="float" office:value="63334.6666666667">
            <text:p>63335</text:p>
          </table:table-cell>
          <table:table-cell table:formula="of:=AVERAGE([Instances.AW3:Instances.AW32])" office:value-type="float" office:value="191358.1">
            <text:p>191358</text:p>
          </table:table-cell>
          <table:table-cell table:formula="of:=AVERAGE([Instances.AX3:Instances.AX32])" office:value-type="float" office:value="81550.9666666667">
            <text:p>81551</text:p>
          </table:table-cell>
          <table:table-cell table:formula="of:=AVERAGE([Instances.AY3:Instances.AY32])" office:value-type="float" office:value="287.383418866667">
            <text:p>287</text:p>
          </table:table-cell>
          <table:table-cell table:formula="of:=SUM([Instances.AZ3:Instances.AZ32])" office:value-type="float" office:value="12">
            <text:p>12</text:p>
          </table:table-cell>
          <table:table-cell table:formula="of:=AVERAGE([Instances.BA3:Instances.BA32])" office:value-type="float" office:value="184786.766666667">
            <text:p>184787</text:p>
          </table:table-cell>
          <table:table-cell table:formula="of:=AVERAGE([Instances.BB3:Instances.BB32])" office:value-type="float" office:value="768034.933333333">
            <text:p>768035</text:p>
          </table:table-cell>
          <table:table-cell table:formula="of:=AVERAGE([Instances.BC3:Instances.BC32])" office:value-type="float" office:value="104205.866666667">
            <text:p>104206</text:p>
          </table:table-cell>
          <table:table-cell table:formula="of:=AVERAGE([Instances.BD3:Instances.BD32])" office:value-type="float" office:value="274.529276933333">
            <text:p>275</text:p>
          </table:table-cell>
          <table:table-cell table:formula="of:=SUM([Instances.BE3:Instances.BE32])" office:value-type="float" office:value="11">
            <text:p>11</text:p>
          </table:table-cell>
          <table:table-cell table:formula="of:=AVERAGE([Instances.BF3:Instances.BF32])" office:value-type="float" office:value="156451.266666667">
            <text:p>156451</text:p>
          </table:table-cell>
          <table:table-cell table:formula="of:=AVERAGE([Instances.BG3:Instances.BG32])" office:value-type="float" office:value="675831.466666667">
            <text:p>675831</text:p>
          </table:table-cell>
          <table:table-cell table:formula="of:=AVERAGE([Instances.BH3:Instances.BH32])" office:value-type="float" office:value="82746.6333333333">
            <text:p>82747</text:p>
          </table:table-cell>
          <table:table-cell table:formula="of:=AVERAGE([Instances.BI3:Instances.BI32])" office:value-type="float" office:value="273.932826966667">
            <text:p>274</text:p>
          </table:table-cell>
          <table:table-cell table:formula="of:=SUM([Instances.BJ3:Instances.BJ32])" office:value-type="float" office:value="12">
            <text:p>12</text:p>
          </table:table-cell>
          <table:table-cell table:formula="of:=AVERAGE([Instances.BK3:Instances.BK32])" office:value-type="float" office:value="168540.566666667">
            <text:p>168541</text:p>
          </table:table-cell>
          <table:table-cell table:formula="of:=AVERAGE([Instances.BL3:Instances.BL32])" office:value-type="float" office:value="821518.6">
            <text:p>821519</text:p>
          </table:table-cell>
          <table:table-cell table:formula="of:=AVERAGE([Instances.BM3:Instances.BM32])" office:value-type="float" office:value="97923.5333333333">
            <text:p>97924</text:p>
          </table:table-cell>
          <table:table-cell table:formula="of:=AVERAGE([Instances.BN3:Instances.BN32])" office:value-type="float" office:value="258.9768962">
            <text:p>259</text:p>
          </table:table-cell>
          <table:table-cell table:formula="of:=SUM([Instances.BO3:Instances.BO32])" office:value-type="float" office:value="11">
            <text:p>11</text:p>
          </table:table-cell>
          <table:table-cell table:formula="of:=AVERAGE([Instances.BP3:Instances.BP32])" office:value-type="float" office:value="165029.333333333">
            <text:p>165029</text:p>
          </table:table-cell>
          <table:table-cell table:formula="of:=AVERAGE([Instances.BQ3:Instances.BQ32])" office:value-type="float" office:value="691803.366666667">
            <text:p>691803</text:p>
          </table:table-cell>
          <table:table-cell table:formula="of:=AVERAGE([Instances.BR3:Instances.BR32])" office:value-type="float" office:value="88184.1333333333">
            <text:p>88184</text:p>
          </table:table-cell>
          <table:table-cell table:formula="of:=AVERAGE([Instances.BS3:Instances.BS32])" office:value-type="float" office:value="274.140006666667">
            <text:p>274</text:p>
          </table:table-cell>
          <table:table-cell table:formula="of:=SUM([Instances.BT3:Instances.BT32])" office:value-type="float" office:value="12">
            <text:p>12</text:p>
          </table:table-cell>
          <table:table-cell table:style-name="ce16" table:formula="of:=AVERAGE([Instances.BU3:Instances.BU32])" office:value-type="float" office:value="23049.6333333333">
            <text:p>23050</text:p>
          </table:table-cell>
          <table:table-cell table:style-name="ce16" table:formula="of:=AVERAGE([Instances.BV3:Instances.BV32])" office:value-type="float" office:value="43340.4">
            <text:p>43340</text:p>
          </table:table-cell>
          <table:table-cell table:formula="of:=AVERAGE([Instances.BW3:Instances.BW32])" office:value-type="float" office:value="43340.4">
            <text:p>43340</text:p>
          </table:table-cell>
          <table:table-cell table:formula="of:=AVERAGE([Instances.BX3:Instances.BX32])" office:value-type="float" office:value="302.504742566667">
            <text:p>303</text:p>
          </table:table-cell>
          <table:table-cell table:formula="of:=SUM([Instances.BY3:Instances.BY32])" office:value-type="float" office:value="13">
            <text:p>13</text:p>
          </table:table-cell>
          <table:table-cell table:formula="of:=AVERAGE([Instances.BZ3:Instances.BZ32])" office:value-type="float" office:value="223231.5">
            <text:p>223232</text:p>
          </table:table-cell>
          <table:table-cell table:formula="of:=AVERAGE([Instances.CA3:Instances.CA32])" office:value-type="float" office:value="1370676.9">
            <text:p>1370677</text:p>
          </table:table-cell>
          <table:table-cell table:style-name="ce16" table:formula="of:=AVERAGE([Instances.CB3:Instances.CB32])" office:value-type="float" office:value="0">
            <text:p>0</text:p>
          </table:table-cell>
          <table:table-cell table:formula="of:=AVERAGE([Instances.CC3:Instances.CC32])" office:value-type="float" office:value="312.614149266667">
            <text:p>313</text:p>
          </table:table-cell>
          <table:table-cell table:formula="of:=SUM([Instances.CD3:Instances.CD32])" office:value-type="float" office:value="12">
            <text:p>12</text:p>
          </table:table-cell>
          <table:table-cell table:formula="of:=AVERAGE([Instances.CE3:Instances.CE32])" office:value-type="float" office:value="102060.733333333">
            <text:p>102061</text:p>
          </table:table-cell>
          <table:table-cell table:formula="of:=AVERAGE([Instances.CF3:Instances.CF32])" office:value-type="float" office:value="340743.233333333">
            <text:p>340743</text:p>
          </table:table-cell>
          <table:table-cell table:formula="of:=AVERAGE([Instances.CG3:Instances.CG32])" office:value-type="float" office:value="129250.266666667">
            <text:p>129250</text:p>
          </table:table-cell>
          <table:table-cell table:formula="of:=AVERAGE([Instances.CH3:Instances.CH32])" office:value-type="float" office:value="282.8131333">
            <text:p>283</text:p>
          </table:table-cell>
          <table:table-cell table:formula="of:=SUM([Instances.CI3:Instances.CI32])" office:value-type="float" office:value="11">
            <text:p>11</text:p>
          </table:table-cell>
          <table:table-cell table:formula="of:=AVERAGE([Instances.CJ3:Instances.CJ32])" office:value-type="float" office:value="192147.533333333">
            <text:p>192148</text:p>
          </table:table-cell>
          <table:table-cell table:formula="of:=AVERAGE([Instances.CK3:Instances.CK32])" office:value-type="float" office:value="899273.1">
            <text:p>899273</text:p>
          </table:table-cell>
          <table:table-cell table:formula="of:=AVERAGE([Instances.CL3:Instances.CL32])" office:value-type="float" office:value="103945.6">
            <text:p>103946</text:p>
          </table:table-cell>
          <table:table-cell table:formula="of:=AVERAGE([Instances.CM3:Instances.CM32])" office:value-type="float" office:value="423.905958333333">
            <text:p>424</text:p>
          </table:table-cell>
          <table:table-cell table:formula="of:=SUM([Instances.CN3:Instances.CN32])" office:value-type="float" office:value="19">
            <text:p>19</text:p>
          </table:table-cell>
          <table:table-cell table:formula="of:=AVERAGE([Instances.CO3:Instances.CO32])" office:value-type="float" office:value="108114.433333333">
            <text:p>108114</text:p>
          </table:table-cell>
          <table:table-cell table:formula="of:=AVERAGE([Instances.CP3:Instances.CP32])" office:value-type="float" office:value="164553.633333333">
            <text:p>164554</text:p>
          </table:table-cell>
          <table:table-cell table:formula="of:=AVERAGE([Instances.CQ3:Instances.CQ32])" office:value-type="float" office:value="164553.633333333">
            <text:p>164554</text:p>
          </table:table-cell>
          <table:table-cell table:formula="of:=AVERAGE([Instances.CR3:Instances.CR32])" office:value-type="float" office:value="288.633582466667">
            <text:p>289</text:p>
          </table:table-cell>
          <table:table-cell table:formula="of:=SUM([Instances.CS3:Instances.CS32])" office:value-type="float" office:value="11">
            <text:p>11</text:p>
          </table:table-cell>
          <table:table-cell table:formula="of:=AVERAGE([Instances.CT3:Instances.CT32])" office:value-type="float" office:value="138408.166666667">
            <text:p>138408</text:p>
          </table:table-cell>
          <table:table-cell table:formula="of:=AVERAGE([Instances.CU3:Instances.CU32])" office:value-type="float" office:value="558762.233333333">
            <text:p>558762</text:p>
          </table:table-cell>
          <table:table-cell table:formula="of:=AVERAGE([Instances.CV3:Instances.CV32])" office:value-type="float" office:value="101092.2">
            <text:p>101092</text:p>
          </table:table-cell>
          <table:table-cell table:formula="of:=AVERAGE([Instances.CW3:Instances.CW32])" office:value-type="float" office:value="249.4330249">
            <text:p>249</text:p>
          </table:table-cell>
          <table:table-cell table:formula="of:=SUM([Instances.CX3:Instances.CX32])" office:value-type="float" office:value="11">
            <text:p>11</text:p>
          </table:table-cell>
          <table:table-cell table:formula="of:=AVERAGE([Instances.CY3:Instances.CY32])" office:value-type="float" office:value="162277.466666667">
            <text:p>162277</text:p>
          </table:table-cell>
          <table:table-cell table:formula="of:=AVERAGE([Instances.CZ3:Instances.CZ32])" office:value-type="float" office:value="765969.733333333">
            <text:p>765970</text:p>
          </table:table-cell>
          <table:table-cell table:formula="of:=AVERAGE([Instances.DA3:Instances.DA32])" office:value-type="float" office:value="89297.3666666667">
            <text:p>89297</text:p>
          </table:table-cell>
          <table:table-cell table:formula="of:=AVERAGE([Instances.DB3:Instances.DB32])" office:value-type="float" office:value="457.8571906">
            <text:p>458</text:p>
          </table:table-cell>
          <table:table-cell table:formula="of:=SUM([Instances.DC3:Instances.DC32])" office:value-type="float" office:value="22">
            <text:p>22</text:p>
          </table:table-cell>
          <table:table-cell table:formula="of:=AVERAGE([Instances.DD3:Instances.DD32])" office:value-type="float" office:value="147003.333333333">
            <text:p>147003</text:p>
          </table:table-cell>
          <table:table-cell table:formula="of:=AVERAGE([Instances.DE3:Instances.DE32])" office:value-type="float" office:value="206629.8">
            <text:p>206630</text:p>
          </table:table-cell>
          <table:table-cell table:formula="of:=AVERAGE([Instances.DF3:Instances.DF32])" office:value-type="float" office:value="182218.333333333">
            <text:p>182218</text:p>
          </table:table-cell>
          <table:table-cell table:formula="of:=AVERAGE([Instances.DG3:Instances.DG32])" office:value-type="float" office:value="304.5844645">
            <text:p>305</text:p>
          </table:table-cell>
          <table:table-cell table:formula="of:=SUM([Instances.DH3:Instances.DH32])" office:value-type="float" office:value="14">
            <text:p>14</text:p>
          </table:table-cell>
          <table:table-cell table:formula="of:=AVERAGE([Instances.DI3:Instances.DI32])" office:value-type="float" office:value="190187.066666667">
            <text:p>190187</text:p>
          </table:table-cell>
          <table:table-cell table:formula="of:=AVERAGE([Instances.DJ3:Instances.DJ32])" office:value-type="float" office:value="775956.233333333">
            <text:p>775956</text:p>
          </table:table-cell>
          <table:table-cell table:formula="of:=AVERAGE([Instances.DK3:Instances.DK32])" office:value-type="float" office:value="104617.666666667">
            <text:p>104618</text:p>
          </table:table-cell>
          <table:table-cell table:formula="of:=AVERAGE([Instances.DL3:Instances.DL32])" office:value-type="float" office:value="286.491463333333">
            <text:p>286</text:p>
          </table:table-cell>
          <table:table-cell table:formula="of:=SUM([Instances.DM3:Instances.DM32])" office:value-type="float" office:value="13">
            <text:p>13</text:p>
          </table:table-cell>
          <table:table-cell table:formula="of:=AVERAGE([Instances.DN3:Instances.DN32])" office:value-type="float" office:value="164947.3">
            <text:p>164947</text:p>
          </table:table-cell>
          <table:table-cell table:formula="of:=AVERAGE([Instances.DO3:Instances.DO32])" office:value-type="float" office:value="729883.966666667">
            <text:p>729884</text:p>
          </table:table-cell>
          <table:table-cell table:formula="of:=AVERAGE([Instances.DP3:Instances.DP32])" office:value-type="float" office:value="49274.2666666667">
            <text:p>49274</text:p>
          </table:table-cell>
          <table:table-cell table:formula="of:=AVERAGE([Instances.DQ3:Instances.DQ32])" office:value-type="float" office:value="325.172644">
            <text:p>325</text:p>
          </table:table-cell>
          <table:table-cell table:formula="of:=SUM([Instances.DR3:Instances.DR32])" office:value-type="float" office:value="16">
            <text:p>16</text:p>
          </table:table-cell>
          <table:table-cell table:formula="of:=AVERAGE([Instances.DS3:Instances.DS32])" office:value-type="float" office:value="227793.7">
            <text:p>227794</text:p>
          </table:table-cell>
          <table:table-cell table:formula="of:=AVERAGE([Instances.DT3:Instances.DT32])" office:value-type="float" office:value="1035253.26666667">
            <text:p>1035253</text:p>
          </table:table-cell>
          <table:table-cell table:formula="of:=AVERAGE([Instances.DU3:Instances.DU32])" office:value-type="float" office:value="134301.366666667">
            <text:p>134301</text:p>
          </table:table-cell>
          <table:table-cell table:formula="of:=AVERAGE([Instances.DV3:Instances.DV32])" office:value-type="float" office:value="297.013856266667">
            <text:p>297</text:p>
          </table:table-cell>
          <table:table-cell table:formula="of:=SUM([Instances.DW3:Instances.DW32])" office:value-type="float" office:value="12">
            <text:p>12</text:p>
          </table:table-cell>
          <table:table-cell table:formula="of:=AVERAGE([Instances.DX3:Instances.DX32])" office:value-type="float" office:value="188077.3">
            <text:p>188077</text:p>
          </table:table-cell>
          <table:table-cell table:formula="of:=AVERAGE([Instances.DY3:Instances.DY32])" office:value-type="float" office:value="402514.233333333">
            <text:p>402514</text:p>
          </table:table-cell>
          <table:table-cell table:formula="of:=AVERAGE([Instances.DZ3:Instances.DZ32])" office:value-type="float" office:value="252307.366666667">
            <text:p>252307</text:p>
          </table:table-cell>
          <table:table-cell table:formula="of:=AVERAGE([Instances.EA3:Instances.EA32])" office:value-type="float" office:value="293.386294166667">
            <text:p>293</text:p>
          </table:table-cell>
          <table:table-cell table:formula="of:=SUM([Instances.EB3:Instances.EB32])" office:value-type="float" office:value="12">
            <text:p>12</text:p>
          </table:table-cell>
          <table:table-cell table:formula="of:=AVERAGE([Instances.EC3:Instances.EC32])" office:value-type="float" office:value="187536.333333333">
            <text:p>187536</text:p>
          </table:table-cell>
          <table:table-cell table:formula="of:=AVERAGE([Instances.ED3:Instances.ED32])" office:value-type="float" office:value="358116.866666667">
            <text:p>358117</text:p>
          </table:table-cell>
          <table:table-cell table:formula="of:=AVERAGE([Instances.EE3:Instances.EE32])" office:value-type="float" office:value="313912.466666667">
            <text:p>313912</text:p>
          </table:table-cell>
          <table:table-cell table:formula="of:=AVERAGE([Instances.EF3:Instances.EF32])" office:value-type="float" office:value="313.2759176">
            <text:p>313</text:p>
          </table:table-cell>
          <table:table-cell table:formula="of:=SUM([Instances.EG3:Instances.EG32])" office:value-type="float" office:value="13">
            <text:p>13</text:p>
          </table:table-cell>
          <table:table-cell table:formula="of:=AVERAGE([Instances.EH3:Instances.EH32])" office:value-type="float" office:value="174141.1">
            <text:p>174141</text:p>
          </table:table-cell>
          <table:table-cell table:formula="of:=AVERAGE([Instances.EI3:Instances.EI32])" office:value-type="float" office:value="374920.966666667">
            <text:p>374921</text:p>
          </table:table-cell>
          <table:table-cell table:formula="of:=AVERAGE([Instances.EJ3:Instances.EJ32])" office:value-type="float" office:value="330753.033333333">
            <text:p>330753</text:p>
          </table:table-cell>
          <table:table-cell table:formula="of:=AVERAGE([Instances.EK3:Instances.EK32])" office:value-type="float" office:value="270.902739066667">
            <text:p>271</text:p>
          </table:table-cell>
          <table:table-cell table:formula="of:=SUM([Instances.EL3:Instances.EL32])" office:value-type="float" office:value="13">
            <text:p>13</text:p>
          </table:table-cell>
          <table:table-cell table:formula="of:=AVERAGE([Instances.EM3:Instances.EM32])" office:value-type="float" office:value="172421.033333333">
            <text:p>172421</text:p>
          </table:table-cell>
          <table:table-cell table:formula="of:=AVERAGE([Instances.EN3:Instances.EN32])" office:value-type="float" office:value="338032.366666667">
            <text:p>338032</text:p>
          </table:table-cell>
          <table:table-cell table:formula="of:=AVERAGE([Instances.EO3:Instances.EO32])" office:value-type="float" office:value="313846.466666667">
            <text:p>313846</text:p>
          </table:table-cell>
          <table:table-cell table:formula="of:=AVERAGE([Instances.EP3:Instances.EP32])" office:value-type="float" office:value="313.050211066667">
            <text:p>313</text:p>
          </table:table-cell>
          <table:table-cell table:formula="of:=SUM([Instances.EQ3:Instances.EQ32])" office:value-type="float" office:value="14">
            <text:p>14</text:p>
          </table:table-cell>
          <table:table-cell table:formula="of:=AVERAGE([Instances.ER3:Instances.ER32])" office:value-type="float" office:value="209113.733333333">
            <text:p>209114</text:p>
          </table:table-cell>
          <table:table-cell table:formula="of:=AVERAGE([Instances.ES3:Instances.ES32])" office:value-type="float" office:value="1004928.83333333">
            <text:p>1004929</text:p>
          </table:table-cell>
          <table:table-cell table:formula="of:=AVERAGE([Instances.ET3:Instances.ET32])" office:value-type="float" office:value="60573.5333333333">
            <text:p>60574</text:p>
          </table:table-cell>
          <table:table-cell table:formula="of:=AVERAGE([Instances.EU3:Instances.EU32])" office:value-type="float" office:value="242.730021">
            <text:p>243</text:p>
          </table:table-cell>
          <table:table-cell table:formula="of:=SUM([Instances.EV3:Instances.EV32])" office:value-type="float" office:value="10">
            <text:p>10</text:p>
          </table:table-cell>
          <table:table-cell table:formula="of:=AVERAGE([Instances.EW3:Instances.EW32])" office:value-type="float" office:value="159675.333333333">
            <text:p>159675</text:p>
          </table:table-cell>
          <table:table-cell table:formula="of:=AVERAGE([Instances.EX3:Instances.EX32])" office:value-type="float" office:value="692977.533333333">
            <text:p>692978</text:p>
          </table:table-cell>
          <table:table-cell table:formula="of:=AVERAGE([Instances.EY3:Instances.EY32])" office:value-type="float" office:value="50445.9666666667">
            <text:p>50446</text:p>
          </table:table-cell>
          <table:table-cell table:formula="of:=AVERAGE([Instances.EZ3:Instances.EZ32])" office:value-type="float" office:value="279.348736">
            <text:p>279</text:p>
          </table:table-cell>
          <table:table-cell table:formula="of:=SUM([Instances.FA3:Instances.FA32])" office:value-type="float" office:value="9">
            <text:p>9</text:p>
          </table:table-cell>
          <table:table-cell table:formula="of:=AVERAGE([Instances.FB3:Instances.FB32])" office:value-type="float" office:value="179251.433333333">
            <text:p>179251</text:p>
          </table:table-cell>
          <table:table-cell table:formula="of:=AVERAGE([Instances.FC3:Instances.FC32])" office:value-type="float" office:value="683543.4">
            <text:p>683543</text:p>
          </table:table-cell>
          <table:table-cell table:formula="of:=AVERAGE([Instances.FD3:Instances.FD32])" office:value-type="float" office:value="52878.7">
            <text:p>52879</text:p>
          </table:table-cell>
          <table:table-cell table:formula="of:=AVERAGE([Instances.FE3:Instances.FE32])" office:value-type="float" office:value="283.780267333333">
            <text:p>284</text:p>
          </table:table-cell>
          <table:table-cell table:formula="of:=SUM([Instances.FF3:Instances.FF32])" office:value-type="float" office:value="9">
            <text:p>9</text:p>
          </table:table-cell>
          <table:table-cell table:formula="of:=AVERAGE([Instances.FG3:Instances.FG32])" office:value-type="float" office:value="175862.6">
            <text:p>175863</text:p>
          </table:table-cell>
          <table:table-cell table:formula="of:=AVERAGE([Instances.FH3:Instances.FH32])" office:value-type="float" office:value="678921.133333333">
            <text:p>678921</text:p>
          </table:table-cell>
          <table:table-cell table:formula="of:=AVERAGE([Instances.FI3:Instances.FI32])" office:value-type="float" office:value="52145.2666666667">
            <text:p>52145</text:p>
          </table:table-cell>
          <table:table-cell table:formula="of:=AVERAGE([Instances.FJ3:Instances.FJ32])" office:value-type="float" office:value="309.207293666667">
            <text:p>309</text:p>
          </table:table-cell>
          <table:table-cell table:formula="of:=SUM([Instances.FK3:Instances.FK32])" office:value-type="float" office:value="14">
            <text:p>14</text:p>
          </table:table-cell>
          <table:table-cell table:formula="of:=AVERAGE([Instances.FL3:Instances.FL32])" office:value-type="float" office:value="187601.433333333">
            <text:p>187601</text:p>
          </table:table-cell>
          <table:table-cell table:formula="of:=AVERAGE([Instances.FM3:Instances.FM32])" office:value-type="float" office:value="398811.233333333">
            <text:p>398811</text:p>
          </table:table-cell>
          <table:table-cell table:formula="of:=AVERAGE([Instances.FN3:Instances.FN32])" office:value-type="float" office:value="398811.233333333">
            <text:p>398811</text:p>
          </table:table-cell>
          <table:table-cell table:formula="of:=AVERAGE([Instances.FO3:Instances.FO32])" office:value-type="float" office:value="240.971172666667">
            <text:p>241</text:p>
          </table:table-cell>
          <table:table-cell table:formula="of:=SUM([Instances.FP3:Instances.FP32])" office:value-type="float" office:value="11">
            <text:p>11</text:p>
          </table:table-cell>
          <table:table-cell table:formula="of:=AVERAGE([Instances.FQ3:Instances.FQ32])" office:value-type="float" office:value="127553.533333333">
            <text:p>127554</text:p>
          </table:table-cell>
          <table:table-cell table:formula="of:=AVERAGE([Instances.FR3:Instances.FR32])" office:value-type="float" office:value="778803.2">
            <text:p>778803</text:p>
          </table:table-cell>
          <table:table-cell table:style-name="ce16" table:formula="of:=AVERAGE([Instances.FS3:Instances.FS32])" office:value-type="float" office:value="0">
            <text:p>0</text:p>
          </table:table-cell>
          <table:table-cell table:formula="of:=AVERAGE([Instances.FT3:Instances.FT32])" office:value-type="float" office:value="275.796773866667">
            <text:p>276</text:p>
          </table:table-cell>
          <table:table-cell table:formula="of:=SUM([Instances.FU3:Instances.FU32])" office:value-type="float" office:value="11">
            <text:p>11</text:p>
          </table:table-cell>
          <table:table-cell table:formula="of:=AVERAGE([Instances.FV3:Instances.FV32])" office:value-type="float" office:value="215611.3">
            <text:p>215611</text:p>
          </table:table-cell>
          <table:table-cell table:formula="of:=AVERAGE([Instances.FW3:Instances.FW32])" office:value-type="float" office:value="403271.733333333">
            <text:p>403272</text:p>
          </table:table-cell>
          <table:table-cell table:formula="of:=AVERAGE([Instances.FX3:Instances.FX32])" office:value-type="float" office:value="370033.9">
            <text:p>370034</text:p>
          </table:table-cell>
          <table:table-cell table:formula="of:=AVERAGE([Instances.FY3:Instances.FY32])" office:value-type="float" office:value="299.882141">
            <text:p>300</text:p>
          </table:table-cell>
          <table:table-cell table:formula="of:=SUM([Instances.FZ3:Instances.FZ32])" office:value-type="float" office:value="13">
            <text:p>13</text:p>
          </table:table-cell>
          <table:table-cell table:formula="of:=AVERAGE([Instances.GA3:Instances.GA32])" office:value-type="float" office:value="175395.866666667">
            <text:p>175396</text:p>
          </table:table-cell>
          <table:table-cell table:formula="of:=AVERAGE([Instances.GB3:Instances.GB32])" office:value-type="float" office:value="764227.766666667">
            <text:p>764228</text:p>
          </table:table-cell>
          <table:table-cell table:formula="of:=AVERAGE([Instances.GC3:Instances.GC32])" office:value-type="float" office:value="95313.8666666667">
            <text:p>95314</text:p>
          </table:table-cell>
          <table:table-cell table:style-name="ce15" table:formula="of:=AVERAGE([Instances.GD3:Instances.GD32])" office:value-type="float" office:value="600">
            <text:p>600</text:p>
          </table:table-cell>
          <table:table-cell table:style-name="ce15" table:formula="of:=SUM([Instances.GE3:Instances.GE32])" office:value-type="float" office:value="30">
            <text:p>30</text:p>
          </table:table-cell>
          <table:table-cell table:style-name="ce15" table:formula="of:=AVERAGE([Instances.GF3:Instances.GF32])" office:value-type="float" office:value="274575.633333333">
            <text:p>274576</text:p>
          </table:table-cell>
          <table:table-cell table:style-name="ce15" table:formula="of:=AVERAGE([Instances.GG3:Instances.GG32])" office:value-type="float" office:value="9721294.8">
            <text:p>9721295</text:p>
          </table:table-cell>
          <table:table-cell table:style-name="ce15" table:formula="of:=AVERAGE([Instances.GH3:Instances.GH32])" office:value-type="float" office:value="9721294.8">
            <text:p>9721295</text:p>
          </table:table-cell>
          <table:table-cell table:formula="of:=AVERAGE([Instances.GI3:Instances.GI32])" office:value-type="float" office:value="289.414114066667">
            <text:p>289</text:p>
          </table:table-cell>
          <table:table-cell table:formula="of:=SUM([Instances.GJ3:Instances.GJ32])" office:value-type="float" office:value="11">
            <text:p>11</text:p>
          </table:table-cell>
          <table:table-cell table:formula="of:=AVERAGE([Instances.GK3:Instances.GK32])" office:value-type="float" office:value="204554">
            <text:p>204554</text:p>
          </table:table-cell>
          <table:table-cell table:formula="of:=AVERAGE([Instances.GL3:Instances.GL32])" office:value-type="float" office:value="553851.166666667">
            <text:p>553851</text:p>
          </table:table-cell>
          <table:table-cell table:formula="of:=AVERAGE([Instances.GM3:Instances.GM32])" office:value-type="float" office:value="233741.133333333">
            <text:p>233741</text:p>
          </table:table-cell>
          <table:table-cell table:formula="of:=AVERAGE([Instances.GN3:Instances.GN32])" office:value-type="float" office:value="296.991232666667">
            <text:p>297</text:p>
          </table:table-cell>
          <table:table-cell table:formula="of:=SUM([Instances.GO3:Instances.GO32])" office:value-type="float" office:value="14">
            <text:p>14</text:p>
          </table:table-cell>
          <table:table-cell table:formula="of:=AVERAGE([Instances.GP3:Instances.GP32])" office:value-type="float" office:value="181025.466666667">
            <text:p>181025</text:p>
          </table:table-cell>
          <table:table-cell table:formula="of:=AVERAGE([Instances.GQ3:Instances.GQ32])" office:value-type="float" office:value="669648.933333333">
            <text:p>669649</text:p>
          </table:table-cell>
          <table:table-cell table:formula="of:=AVERAGE([Instances.GR3:Instances.GR32])" office:value-type="float" office:value="60981.7">
            <text:p>60982</text:p>
          </table:table-cell>
          <table:table-cell table:formula="of:=AVERAGE([Instances.GS3:Instances.GS32])" office:value-type="float" office:value="407.894434">
            <text:p>408</text:p>
          </table:table-cell>
          <table:table-cell table:formula="of:=SUM([Instances.GT3:Instances.GT32])" office:value-type="float" office:value="20">
            <text:p>20</text:p>
          </table:table-cell>
          <table:table-cell table:formula="of:=AVERAGE([Instances.GU3:Instances.GU32])" office:value-type="float" office:value="201992.233333333">
            <text:p>201992</text:p>
          </table:table-cell>
          <table:table-cell table:formula="of:=AVERAGE([Instances.GV3:Instances.GV32])" office:value-type="float" office:value="306028.5">
            <text:p>306029</text:p>
          </table:table-cell>
          <table:table-cell table:formula="of:=AVERAGE([Instances.GW3:Instances.GW32])" office:value-type="float" office:value="266691.266666667">
            <text:p>266691</text:p>
          </table:table-cell>
          <table:table-cell table:formula="of:=MI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237.863407366667">
            <text:p>238</text:p>
          </table:table-cell>
          <table:table-cell table:formula="of:=MI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8">
            <text:p>8</text:p>
          </table:table-cell>
          <table:table-cell table:formula="of:=MI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23049.6333333333">
            <text:p>23050</text:p>
          </table:table-cell>
          <table:table-cell table:formula="of:=MI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43340.4">
            <text:p>43340</text:p>
          </table:table-cell>
          <table:table-cell table:formula="of:=MI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0">
            <text:p>0</text:p>
          </table:table-cell>
          <table:table-cell table:formula="of:=MEDIAN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288.633582466667">
            <text:p>289</text:p>
          </table:table-cell>
          <table:table-cell table:formula="of:=MEDIAN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12">
            <text:p>12</text:p>
          </table:table-cell>
          <table:table-cell table:formula="of:=MEDIAN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175862.6">
            <text:p>175863</text:p>
          </table:table-cell>
          <table:table-cell table:formula="of:=MEDIAN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678921.133333333">
            <text:p>678921</text:p>
          </table:table-cell>
          <table:table-cell table:formula="of:=MEDIAN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102518.9">
            <text:p>102519</text:p>
          </table:table-cell>
          <table:table-cell table:formula="of:=MAX([.$B3];[.$F3];[.$K3];[.$P3];[.$U3];[.$Z3];[.$AE3];[.$AJ3];[.$AO3];[.$AT3];[.$AY3];[.$BD3];[.$BI3];[.$BN3];[.$BS3];[.$BX3];[.$CC3];[.$CH3];[.$CM3];[.$CR3];[.$CW3];[.$DB3];[.$DG3];[.$DL3];[.$DQ3];[.$DV3];[.$EA3];[.$EF3];[.$EK3];[.$EP3];[.$EU3];[.$EZ3];[.$FE3];[.$FJ3];[.$FO3];[.$FT3];[.$FY3];[.$GD3];[.$GI3];[.$GN3];[.$GS3])" office:value-type="float" office:value="600">
            <text:p>600</text:p>
          </table:table-cell>
          <table:table-cell table:formula="of:=MAX([.$C3];[.$G3];[.$L3];[.$Q3];[.$V3];[.$AA3];[.$AF3];[.$AK3];[.$AP3];[.$AU3];[.$AZ3];[.$BE3];[.$BJ3];[.$BO3];[.$BT3];[.$BY3];[.$CD3];[.$CI3];[.$CN3];[.$CS3];[.$CX3];[.$DC3];[.$DH3];[.$DM3];[.$DR3];[.$DW3];[.$EB3];[.$EG3];[.$EL3];[.$EQ3];[.$EV3];[.$FA3];[.$FF3];[.$FK3];[.$FP3];[.$FU3];[.$FZ3];[.$GE3];[.$GJ3];[.$GO3];[.$GT3])" office:value-type="float" office:value="30">
            <text:p>30</text:p>
          </table:table-cell>
          <table:table-cell table:formula="of:=MAX([.$D3];[.$H3];[.$M3];[.$R3];[.$W3];[.$AB3];[.$AG3];[.$AL3];[.$AQ3];[.$AV3];[.$BA3];[.$BF3];[.$BK3];[.$BP3];[.$BU3];[.$BZ3];[.$CE3];[.$CJ3];[.$CO3];[.$CT3];[.$CY3];[.$DD3];[.$DI3];[.$DN3];[.$DS3];[.$DX3];[.$EC3];[.$EH3];[.$EM3];[.$ER3];[.$EW3];[.$FB3];[.$FG3];[.$FL3];[.$FQ3];[.$FV3];[.$GA3];[.$GF3];[.$GK3];[.$GP3];[.$GU3])" office:value-type="float" office:value="274575.633333333">
            <text:p>274576</text:p>
          </table:table-cell>
          <table:table-cell table:formula="of:=MAX([.$E3];[.$I3];[.$N3];[.$S3];[.$X3];[.$AC3];[.$AH3];[.$AM3];[.$AR3];[.$AW3];[.$BB3];[.$BG3];[.$BL3];[.$BQ3];[.$BV3];[.$CA3];[.$CF3];[.$CK3];[.$CP3];[.$CU3];[.$CZ3];[.$DE3];[.$DJ3];[.$DO3];[.$DT3];[.$DY3];[.$ED3];[.$EI3];[.$EN3];[.$ES3];[.$EX3];[.$FC3];[.$FH3];[.$FM3];[.$FR3];[.$FW3];[.$GB3];[.$GG3];[.$GL3];[.$GQ3];[.$GV3])" office:value-type="float" office:value="9721294.8">
            <text:p>9721295</text:p>
          </table:table-cell>
          <table:table-cell table:formula="of:=MAX([.$J3];[.$O3];[.$T3];[.$Y3];[.$AD3];[.$AI3];[.$AN3];[.$AS3];[.$AX3];[.$BC3];[.$BH3];[.$BM3];[.$BR3];[.$BW3];[.$CB3];[.$CG3];[.$CL3];[.$CQ3];[.$CV3];[.$DA3];[.$DF3];[.$DK3];[.$DP3];[.$DU3];[.$DZ3];[.$EE3];[.$EJ3];[.$EO3];[.$ET3];[.$EY3];[.$FD3];[.$FI3];[.$FN3];[.$FS3];[.$FX3];[.$GC3];[.$GH3];[.$GM3];[.$GR3];[.$GW3])" office:value-type="float" office:value="9721294.8">
            <text:p>9721295</text:p>
          </table:table-cell>
          <table:table-cell table:number-columns-repeated="80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</text:p>
          </table:table-cell>
          <table:table-cell table:style-name="ce14" table:formula="of:=SUM([.B3:.B3])" office:value-type="float" office:value="304.436348466667">
            <text:p>304</text:p>
          </table:table-cell>
          <table:table-cell table:style-name="ce14" table:formula="of:=SUM([.C3:.C3])" office:value-type="float" office:value="14">
            <text:p>14</text:p>
          </table:table-cell>
          <table:table-cell table:style-name="ce14" table:formula="of:=SUM([.D3:.D3])" office:value-type="float" office:value="195958.6">
            <text:p>195959</text:p>
          </table:table-cell>
          <table:table-cell table:style-name="ce14" table:formula="of:=SUM([.E3:.E3])" office:value-type="float" office:value="799282.7">
            <text:p>799283</text:p>
          </table:table-cell>
          <table:table-cell table:formula="of:=SUM([.F3:.F3])" office:value-type="float" office:value="303.603878533333">
            <text:p>304</text:p>
          </table:table-cell>
          <table:table-cell table:formula="of:=SUM([.G3:.G3])" office:value-type="float" office:value="14">
            <text:p>14</text:p>
          </table:table-cell>
          <table:table-cell table:formula="of:=SUM([.H3:.H3])" office:value-type="float" office:value="196948.366666667">
            <text:p>196948</text:p>
          </table:table-cell>
          <table:table-cell table:formula="of:=SUM([.I3:.I3])" office:value-type="float" office:value="818188.9">
            <text:p>818189</text:p>
          </table:table-cell>
          <table:table-cell table:style-name="ce16" table:formula="of:=SUM([.J3:.J3])" office:value-type="float" office:value="0">
            <text:p>0</text:p>
          </table:table-cell>
          <table:table-cell table:formula="of:=SUM([.K3:.K3])" office:value-type="float" office:value="306.7678356">
            <text:p>307</text:p>
          </table:table-cell>
          <table:table-cell table:formula="of:=SUM([.L3:.L3])" office:value-type="float" office:value="14">
            <text:p>14</text:p>
          </table:table-cell>
          <table:table-cell table:formula="of:=SUM([.M3:.M3])" office:value-type="float" office:value="195414.633333333">
            <text:p>195415</text:p>
          </table:table-cell>
          <table:table-cell table:formula="of:=SUM([.N3:.N3])" office:value-type="float" office:value="818913.833333333">
            <text:p>818914</text:p>
          </table:table-cell>
          <table:table-cell table:style-name="ce16" table:formula="of:=SUM([.O3:.O3])" office:value-type="float" office:value="0">
            <text:p>0</text:p>
          </table:table-cell>
          <table:table-cell table:formula="of:=SUM([.P3:.P3])" office:value-type="float" office:value="305.058327233333">
            <text:p>305</text:p>
          </table:table-cell>
          <table:table-cell table:formula="of:=SUM([.Q3:.Q3])" office:value-type="float" office:value="14">
            <text:p>14</text:p>
          </table:table-cell>
          <table:table-cell table:formula="of:=SUM([.R3:.R3])" office:value-type="float" office:value="194302.066666667">
            <text:p>194302</text:p>
          </table:table-cell>
          <table:table-cell table:formula="of:=SUM([.S3:.S3])" office:value-type="float" office:value="801219.833333333">
            <text:p>801220</text:p>
          </table:table-cell>
          <table:table-cell table:style-name="ce17" table:formula="of:=SUM([.T3:.T3])" office:value-type="float" office:value="107677.1">
            <text:p>107677</text:p>
          </table:table-cell>
          <table:table-cell table:formula="of:=SUM([.U3:.U3])" office:value-type="float" office:value="266.891268066667">
            <text:p>267</text:p>
          </table:table-cell>
          <table:table-cell table:formula="of:=SUM([.V3:.V3])" office:value-type="float" office:value="10">
            <text:p>10</text:p>
          </table:table-cell>
          <table:table-cell table:formula="of:=SUM([.W3:.W3])" office:value-type="float" office:value="169742.4">
            <text:p>169742</text:p>
          </table:table-cell>
          <table:table-cell table:formula="of:=SUM([.X3:.X3])" office:value-type="float" office:value="859167.333333333">
            <text:p>859167</text:p>
          </table:table-cell>
          <table:table-cell table:formula="of:=SUM([.Y3:.Y3])" office:value-type="float" office:value="91456.2666666667">
            <text:p>91456</text:p>
          </table:table-cell>
          <table:table-cell table:formula="of:=SUM([.Z3:.Z3])" office:value-type="float" office:value="267.087610766667">
            <text:p>267</text:p>
          </table:table-cell>
          <table:table-cell table:formula="of:=SUM([.AA3:.AA3])" office:value-type="float" office:value="11">
            <text:p>11</text:p>
          </table:table-cell>
          <table:table-cell table:formula="of:=SUM([.AB3:.AB3])" office:value-type="float" office:value="181504.566666667">
            <text:p>181505</text:p>
          </table:table-cell>
          <table:table-cell table:formula="of:=SUM([.AC3:.AC3])" office:value-type="float" office:value="429665.6">
            <text:p>429666</text:p>
          </table:table-cell>
          <table:table-cell table:formula="of:=SUM([.AD3:.AD3])" office:value-type="float" office:value="53181.3333333333">
            <text:p>53181</text:p>
          </table:table-cell>
          <table:table-cell table:formula="of:=SUM([.AE3:.AE3])" office:value-type="float" office:value="259.886044333333">
            <text:p>260</text:p>
          </table:table-cell>
          <table:table-cell table:formula="of:=SUM([.AF3:.AF3])" office:value-type="float" office:value="10">
            <text:p>10</text:p>
          </table:table-cell>
          <table:table-cell table:formula="of:=SUM([.AG3:.AG3])" office:value-type="float" office:value="107312.866666667">
            <text:p>107313</text:p>
          </table:table-cell>
          <table:table-cell table:formula="of:=SUM([.AH3:.AH3])" office:value-type="float" office:value="372885.1">
            <text:p>372885</text:p>
          </table:table-cell>
          <table:table-cell table:formula="of:=SUM([.AI3:.AI3])" office:value-type="float" office:value="127354.9">
            <text:p>127355</text:p>
          </table:table-cell>
          <table:table-cell table:formula="of:=SUM([.AJ3:.AJ3])" office:value-type="float" office:value="238.3179728">
            <text:p>238</text:p>
          </table:table-cell>
          <table:table-cell table:style-name="ce16" table:formula="of:=SUM([.AK3:.AK3])" office:value-type="float" office:value="8">
            <text:p>8</text:p>
          </table:table-cell>
          <table:table-cell table:formula="of:=SUM([.AL3:.AL3])" office:value-type="float" office:value="84047.0666666667">
            <text:p>84047</text:p>
          </table:table-cell>
          <table:table-cell table:formula="of:=SUM([.AM3:.AM3])" office:value-type="float" office:value="249103.9">
            <text:p>249104</text:p>
          </table:table-cell>
          <table:table-cell table:formula="of:=SUM([.AN3:.AN3])" office:value-type="float" office:value="108018.4">
            <text:p>108018</text:p>
          </table:table-cell>
          <table:table-cell table:formula="of:=SUM([.AO3:.AO3])" office:value-type="float" office:value="266.835800666667">
            <text:p>267</text:p>
          </table:table-cell>
          <table:table-cell table:formula="of:=SUM([.AP3:.AP3])" office:value-type="float" office:value="10">
            <text:p>10</text:p>
          </table:table-cell>
          <table:table-cell table:formula="of:=SUM([.AQ3:.AQ3])" office:value-type="float" office:value="97246.2666666667">
            <text:p>97246</text:p>
          </table:table-cell>
          <table:table-cell table:formula="of:=SUM([.AR3:.AR3])" office:value-type="float" office:value="273727.433333333">
            <text:p>273727</text:p>
          </table:table-cell>
          <table:table-cell table:formula="of:=SUM([.AS3:.AS3])" office:value-type="float" office:value="115510.8">
            <text:p>115511</text:p>
          </table:table-cell>
          <table:table-cell table:style-name="ce16" table:formula="of:=SUM([.AT3:.AT3])" office:value-type="float" office:value="237.863407366667">
            <text:p>238</text:p>
          </table:table-cell>
          <table:table-cell table:formula="of:=SUM([.AU3:.AU3])" office:value-type="float" office:value="10">
            <text:p>10</text:p>
          </table:table-cell>
          <table:table-cell table:formula="of:=SUM([.AV3:.AV3])" office:value-type="float" office:value="63334.6666666667">
            <text:p>63335</text:p>
          </table:table-cell>
          <table:table-cell table:formula="of:=SUM([.AW3:.AW3])" office:value-type="float" office:value="191358.1">
            <text:p>191358</text:p>
          </table:table-cell>
          <table:table-cell table:formula="of:=SUM([.AX3:.AX3])" office:value-type="float" office:value="81550.9666666667">
            <text:p>81551</text:p>
          </table:table-cell>
          <table:table-cell table:formula="of:=SUM([.AY3:.AY3])" office:value-type="float" office:value="287.383418866667">
            <text:p>287</text:p>
          </table:table-cell>
          <table:table-cell table:formula="of:=SUM([.AZ3:.AZ3])" office:value-type="float" office:value="12">
            <text:p>12</text:p>
          </table:table-cell>
          <table:table-cell table:formula="of:=SUM([.BA3:.BA3])" office:value-type="float" office:value="184786.766666667">
            <text:p>184787</text:p>
          </table:table-cell>
          <table:table-cell table:formula="of:=SUM([.BB3:.BB3])" office:value-type="float" office:value="768034.933333333">
            <text:p>768035</text:p>
          </table:table-cell>
          <table:table-cell table:formula="of:=SUM([.BC3:.BC3])" office:value-type="float" office:value="104205.866666667">
            <text:p>104206</text:p>
          </table:table-cell>
          <table:table-cell table:formula="of:=SUM([.BD3:.BD3])" office:value-type="float" office:value="274.529276933333">
            <text:p>275</text:p>
          </table:table-cell>
          <table:table-cell table:formula="of:=SUM([.BE3:.BE3])" office:value-type="float" office:value="11">
            <text:p>11</text:p>
          </table:table-cell>
          <table:table-cell table:formula="of:=SUM([.BF3:.BF3])" office:value-type="float" office:value="156451.266666667">
            <text:p>156451</text:p>
          </table:table-cell>
          <table:table-cell table:formula="of:=SUM([.BG3:.BG3])" office:value-type="float" office:value="675831.466666667">
            <text:p>675831</text:p>
          </table:table-cell>
          <table:table-cell table:formula="of:=SUM([.BH3:.BH3])" office:value-type="float" office:value="82746.6333333333">
            <text:p>82747</text:p>
          </table:table-cell>
          <table:table-cell table:formula="of:=SUM([.BI3:.BI3])" office:value-type="float" office:value="273.932826966667">
            <text:p>274</text:p>
          </table:table-cell>
          <table:table-cell table:formula="of:=SUM([.BJ3:.BJ3])" office:value-type="float" office:value="12">
            <text:p>12</text:p>
          </table:table-cell>
          <table:table-cell table:formula="of:=SUM([.BK3:.BK3])" office:value-type="float" office:value="168540.566666667">
            <text:p>168541</text:p>
          </table:table-cell>
          <table:table-cell table:formula="of:=SUM([.BL3:.BL3])" office:value-type="float" office:value="821518.6">
            <text:p>821519</text:p>
          </table:table-cell>
          <table:table-cell table:formula="of:=SUM([.BM3:.BM3])" office:value-type="float" office:value="97923.5333333333">
            <text:p>97924</text:p>
          </table:table-cell>
          <table:table-cell table:formula="of:=SUM([.BN3:.BN3])" office:value-type="float" office:value="258.9768962">
            <text:p>259</text:p>
          </table:table-cell>
          <table:table-cell table:formula="of:=SUM([.BO3:.BO3])" office:value-type="float" office:value="11">
            <text:p>11</text:p>
          </table:table-cell>
          <table:table-cell table:formula="of:=SUM([.BP3:.BP3])" office:value-type="float" office:value="165029.333333333">
            <text:p>165029</text:p>
          </table:table-cell>
          <table:table-cell table:formula="of:=SUM([.BQ3:.BQ3])" office:value-type="float" office:value="691803.366666667">
            <text:p>691803</text:p>
          </table:table-cell>
          <table:table-cell table:formula="of:=SUM([.BR3:.BR3])" office:value-type="float" office:value="88184.1333333333">
            <text:p>88184</text:p>
          </table:table-cell>
          <table:table-cell table:formula="of:=SUM([.BS3:.BS3])" office:value-type="float" office:value="274.140006666667">
            <text:p>274</text:p>
          </table:table-cell>
          <table:table-cell table:formula="of:=SUM([.BT3:.BT3])" office:value-type="float" office:value="12">
            <text:p>12</text:p>
          </table:table-cell>
          <table:table-cell table:style-name="ce16" table:formula="of:=SUM([.BU3:.BU3])" office:value-type="float" office:value="23049.6333333333">
            <text:p>23050</text:p>
          </table:table-cell>
          <table:table-cell table:style-name="ce16" table:formula="of:=SUM([.BV3:.BV3])" office:value-type="float" office:value="43340.4">
            <text:p>43340</text:p>
          </table:table-cell>
          <table:table-cell table:formula="of:=SUM([.BW3:.BW3])" office:value-type="float" office:value="43340.4">
            <text:p>43340</text:p>
          </table:table-cell>
          <table:table-cell table:formula="of:=SUM([.BX3:.BX3])" office:value-type="float" office:value="302.504742566667">
            <text:p>303</text:p>
          </table:table-cell>
          <table:table-cell table:formula="of:=SUM([.BY3:.BY3])" office:value-type="float" office:value="13">
            <text:p>13</text:p>
          </table:table-cell>
          <table:table-cell table:formula="of:=SUM([.BZ3:.BZ3])" office:value-type="float" office:value="223231.5">
            <text:p>223232</text:p>
          </table:table-cell>
          <table:table-cell table:formula="of:=SUM([.CA3:.CA3])" office:value-type="float" office:value="1370676.9">
            <text:p>1370677</text:p>
          </table:table-cell>
          <table:table-cell table:style-name="ce16" table:formula="of:=SUM([.CB3:.CB3])" office:value-type="float" office:value="0">
            <text:p>0</text:p>
          </table:table-cell>
          <table:table-cell table:formula="of:=SUM([.CC3:.CC3])" office:value-type="float" office:value="312.614149266667">
            <text:p>313</text:p>
          </table:table-cell>
          <table:table-cell table:formula="of:=SUM([.CD3:.CD3])" office:value-type="float" office:value="12">
            <text:p>12</text:p>
          </table:table-cell>
          <table:table-cell table:formula="of:=SUM([.CE3:.CE3])" office:value-type="float" office:value="102060.733333333">
            <text:p>102061</text:p>
          </table:table-cell>
          <table:table-cell table:formula="of:=SUM([.CF3:.CF3])" office:value-type="float" office:value="340743.233333333">
            <text:p>340743</text:p>
          </table:table-cell>
          <table:table-cell table:formula="of:=SUM([.CG3:.CG3])" office:value-type="float" office:value="129250.266666667">
            <text:p>129250</text:p>
          </table:table-cell>
          <table:table-cell table:formula="of:=SUM([.CH3:.CH3])" office:value-type="float" office:value="282.8131333">
            <text:p>283</text:p>
          </table:table-cell>
          <table:table-cell table:formula="of:=SUM([.CI3:.CI3])" office:value-type="float" office:value="11">
            <text:p>11</text:p>
          </table:table-cell>
          <table:table-cell table:formula="of:=SUM([.CJ3:.CJ3])" office:value-type="float" office:value="192147.533333333">
            <text:p>192148</text:p>
          </table:table-cell>
          <table:table-cell table:formula="of:=SUM([.CK3:.CK3])" office:value-type="float" office:value="899273.1">
            <text:p>899273</text:p>
          </table:table-cell>
          <table:table-cell table:formula="of:=SUM([.CL3:.CL3])" office:value-type="float" office:value="103945.6">
            <text:p>103946</text:p>
          </table:table-cell>
          <table:table-cell table:formula="of:=SUM([.CM3:.CM3])" office:value-type="float" office:value="423.905958333333">
            <text:p>424</text:p>
          </table:table-cell>
          <table:table-cell table:formula="of:=SUM([.CN3:.CN3])" office:value-type="float" office:value="19">
            <text:p>19</text:p>
          </table:table-cell>
          <table:table-cell table:formula="of:=SUM([.CO3:.CO3])" office:value-type="float" office:value="108114.433333333">
            <text:p>108114</text:p>
          </table:table-cell>
          <table:table-cell table:formula="of:=SUM([.CP3:.CP3])" office:value-type="float" office:value="164553.633333333">
            <text:p>164554</text:p>
          </table:table-cell>
          <table:table-cell table:formula="of:=SUM([.CQ3:.CQ3])" office:value-type="float" office:value="164553.633333333">
            <text:p>164554</text:p>
          </table:table-cell>
          <table:table-cell table:formula="of:=SUM([.CR3:.CR3])" office:value-type="float" office:value="288.633582466667">
            <text:p>289</text:p>
          </table:table-cell>
          <table:table-cell table:formula="of:=SUM([.CS3:.CS3])" office:value-type="float" office:value="11">
            <text:p>11</text:p>
          </table:table-cell>
          <table:table-cell table:formula="of:=SUM([.CT3:.CT3])" office:value-type="float" office:value="138408.166666667">
            <text:p>138408</text:p>
          </table:table-cell>
          <table:table-cell table:formula="of:=SUM([.CU3:.CU3])" office:value-type="float" office:value="558762.233333333">
            <text:p>558762</text:p>
          </table:table-cell>
          <table:table-cell table:formula="of:=SUM([.CV3:.CV3])" office:value-type="float" office:value="101092.2">
            <text:p>101092</text:p>
          </table:table-cell>
          <table:table-cell table:formula="of:=SUM([.CW3:.CW3])" office:value-type="float" office:value="249.4330249">
            <text:p>249</text:p>
          </table:table-cell>
          <table:table-cell table:formula="of:=SUM([.CX3:.CX3])" office:value-type="float" office:value="11">
            <text:p>11</text:p>
          </table:table-cell>
          <table:table-cell table:formula="of:=SUM([.CY3:.CY3])" office:value-type="float" office:value="162277.466666667">
            <text:p>162277</text:p>
          </table:table-cell>
          <table:table-cell table:formula="of:=SUM([.CZ3:.CZ3])" office:value-type="float" office:value="765969.733333333">
            <text:p>765970</text:p>
          </table:table-cell>
          <table:table-cell table:formula="of:=SUM([.DA3:.DA3])" office:value-type="float" office:value="89297.3666666667">
            <text:p>89297</text:p>
          </table:table-cell>
          <table:table-cell table:formula="of:=SUM([.DB3:.DB3])" office:value-type="float" office:value="457.8571906">
            <text:p>458</text:p>
          </table:table-cell>
          <table:table-cell table:formula="of:=SUM([.DC3:.DC3])" office:value-type="float" office:value="22">
            <text:p>22</text:p>
          </table:table-cell>
          <table:table-cell table:formula="of:=SUM([.DD3:.DD3])" office:value-type="float" office:value="147003.333333333">
            <text:p>147003</text:p>
          </table:table-cell>
          <table:table-cell table:formula="of:=SUM([.DE3:.DE3])" office:value-type="float" office:value="206629.8">
            <text:p>206630</text:p>
          </table:table-cell>
          <table:table-cell table:formula="of:=SUM([.DF3:.DF3])" office:value-type="float" office:value="182218.333333333">
            <text:p>182218</text:p>
          </table:table-cell>
          <table:table-cell table:formula="of:=SUM([.DG3:.DG3])" office:value-type="float" office:value="304.5844645">
            <text:p>305</text:p>
          </table:table-cell>
          <table:table-cell table:formula="of:=SUM([.DH3:.DH3])" office:value-type="float" office:value="14">
            <text:p>14</text:p>
          </table:table-cell>
          <table:table-cell table:formula="of:=SUM([.DI3:.DI3])" office:value-type="float" office:value="190187.066666667">
            <text:p>190187</text:p>
          </table:table-cell>
          <table:table-cell table:formula="of:=SUM([.DJ3:.DJ3])" office:value-type="float" office:value="775956.233333333">
            <text:p>775956</text:p>
          </table:table-cell>
          <table:table-cell table:formula="of:=SUM([.DK3:.DK3])" office:value-type="float" office:value="104617.666666667">
            <text:p>104618</text:p>
          </table:table-cell>
          <table:table-cell table:formula="of:=SUM([.DL3:.DL3])" office:value-type="float" office:value="286.491463333333">
            <text:p>286</text:p>
          </table:table-cell>
          <table:table-cell table:formula="of:=SUM([.DM3:.DM3])" office:value-type="float" office:value="13">
            <text:p>13</text:p>
          </table:table-cell>
          <table:table-cell table:formula="of:=SUM([.DN3:.DN3])" office:value-type="float" office:value="164947.3">
            <text:p>164947</text:p>
          </table:table-cell>
          <table:table-cell table:formula="of:=SUM([.DO3:.DO3])" office:value-type="float" office:value="729883.966666667">
            <text:p>729884</text:p>
          </table:table-cell>
          <table:table-cell table:formula="of:=SUM([.DP3:.DP3])" office:value-type="float" office:value="49274.2666666667">
            <text:p>49274</text:p>
          </table:table-cell>
          <table:table-cell table:formula="of:=SUM([.DQ3:.DQ3])" office:value-type="float" office:value="325.172644">
            <text:p>325</text:p>
          </table:table-cell>
          <table:table-cell table:formula="of:=SUM([.DR3:.DR3])" office:value-type="float" office:value="16">
            <text:p>16</text:p>
          </table:table-cell>
          <table:table-cell table:formula="of:=SUM([.DS3:.DS3])" office:value-type="float" office:value="227793.7">
            <text:p>227794</text:p>
          </table:table-cell>
          <table:table-cell table:formula="of:=SUM([.DT3:.DT3])" office:value-type="float" office:value="1035253.26666667">
            <text:p>1035253</text:p>
          </table:table-cell>
          <table:table-cell table:formula="of:=SUM([.DU3:.DU3])" office:value-type="float" office:value="134301.366666667">
            <text:p>134301</text:p>
          </table:table-cell>
          <table:table-cell table:formula="of:=SUM([.DV3:.DV3])" office:value-type="float" office:value="297.013856266667">
            <text:p>297</text:p>
          </table:table-cell>
          <table:table-cell table:formula="of:=SUM([.DW3:.DW3])" office:value-type="float" office:value="12">
            <text:p>12</text:p>
          </table:table-cell>
          <table:table-cell table:formula="of:=SUM([.DX3:.DX3])" office:value-type="float" office:value="188077.3">
            <text:p>188077</text:p>
          </table:table-cell>
          <table:table-cell table:formula="of:=SUM([.DY3:.DY3])" office:value-type="float" office:value="402514.233333333">
            <text:p>402514</text:p>
          </table:table-cell>
          <table:table-cell table:formula="of:=SUM([.DZ3:.DZ3])" office:value-type="float" office:value="252307.366666667">
            <text:p>252307</text:p>
          </table:table-cell>
          <table:table-cell table:formula="of:=SUM([.EA3:.EA3])" office:value-type="float" office:value="293.386294166667">
            <text:p>293</text:p>
          </table:table-cell>
          <table:table-cell table:formula="of:=SUM([.EB3:.EB3])" office:value-type="float" office:value="12">
            <text:p>12</text:p>
          </table:table-cell>
          <table:table-cell table:formula="of:=SUM([.EC3:.EC3])" office:value-type="float" office:value="187536.333333333">
            <text:p>187536</text:p>
          </table:table-cell>
          <table:table-cell table:formula="of:=SUM([.ED3:.ED3])" office:value-type="float" office:value="358116.866666667">
            <text:p>358117</text:p>
          </table:table-cell>
          <table:table-cell table:formula="of:=SUM([.EE3:.EE3])" office:value-type="float" office:value="313912.466666667">
            <text:p>313912</text:p>
          </table:table-cell>
          <table:table-cell table:formula="of:=SUM([.EF3:.EF3])" office:value-type="float" office:value="313.2759176">
            <text:p>313</text:p>
          </table:table-cell>
          <table:table-cell table:formula="of:=SUM([.EG3:.EG3])" office:value-type="float" office:value="13">
            <text:p>13</text:p>
          </table:table-cell>
          <table:table-cell table:formula="of:=SUM([.EH3:.EH3])" office:value-type="float" office:value="174141.1">
            <text:p>174141</text:p>
          </table:table-cell>
          <table:table-cell table:formula="of:=SUM([.EI3:.EI3])" office:value-type="float" office:value="374920.966666667">
            <text:p>374921</text:p>
          </table:table-cell>
          <table:table-cell table:formula="of:=SUM([.EJ3:.EJ3])" office:value-type="float" office:value="330753.033333333">
            <text:p>330753</text:p>
          </table:table-cell>
          <table:table-cell table:formula="of:=SUM([.EK3:.EK3])" office:value-type="float" office:value="270.902739066667">
            <text:p>271</text:p>
          </table:table-cell>
          <table:table-cell table:formula="of:=SUM([.EL3:.EL3])" office:value-type="float" office:value="13">
            <text:p>13</text:p>
          </table:table-cell>
          <table:table-cell table:formula="of:=SUM([.EM3:.EM3])" office:value-type="float" office:value="172421.033333333">
            <text:p>172421</text:p>
          </table:table-cell>
          <table:table-cell table:formula="of:=SUM([.EN3:.EN3])" office:value-type="float" office:value="338032.366666667">
            <text:p>338032</text:p>
          </table:table-cell>
          <table:table-cell table:formula="of:=SUM([.EO3:.EO3])" office:value-type="float" office:value="313846.466666667">
            <text:p>313846</text:p>
          </table:table-cell>
          <table:table-cell table:formula="of:=SUM([.EP3:.EP3])" office:value-type="float" office:value="313.050211066667">
            <text:p>313</text:p>
          </table:table-cell>
          <table:table-cell table:formula="of:=SUM([.EQ3:.EQ3])" office:value-type="float" office:value="14">
            <text:p>14</text:p>
          </table:table-cell>
          <table:table-cell table:formula="of:=SUM([.ER3:.ER3])" office:value-type="float" office:value="209113.733333333">
            <text:p>209114</text:p>
          </table:table-cell>
          <table:table-cell table:formula="of:=SUM([.ES3:.ES3])" office:value-type="float" office:value="1004928.83333333">
            <text:p>1004929</text:p>
          </table:table-cell>
          <table:table-cell table:formula="of:=SUM([.ET3:.ET3])" office:value-type="float" office:value="60573.5333333333">
            <text:p>60574</text:p>
          </table:table-cell>
          <table:table-cell table:formula="of:=SUM([.EU3:.EU3])" office:value-type="float" office:value="242.730021">
            <text:p>243</text:p>
          </table:table-cell>
          <table:table-cell table:formula="of:=SUM([.EV3:.EV3])" office:value-type="float" office:value="10">
            <text:p>10</text:p>
          </table:table-cell>
          <table:table-cell table:formula="of:=SUM([.EW3:.EW3])" office:value-type="float" office:value="159675.333333333">
            <text:p>159675</text:p>
          </table:table-cell>
          <table:table-cell table:formula="of:=SUM([.EX3:.EX3])" office:value-type="float" office:value="692977.533333333">
            <text:p>692978</text:p>
          </table:table-cell>
          <table:table-cell table:formula="of:=SUM([.EY3:.EY3])" office:value-type="float" office:value="50445.9666666667">
            <text:p>50446</text:p>
          </table:table-cell>
          <table:table-cell table:formula="of:=SUM([.EZ3:.EZ3])" office:value-type="float" office:value="279.348736">
            <text:p>279</text:p>
          </table:table-cell>
          <table:table-cell table:formula="of:=SUM([.FA3:.FA3])" office:value-type="float" office:value="9">
            <text:p>9</text:p>
          </table:table-cell>
          <table:table-cell table:formula="of:=SUM([.FB3:.FB3])" office:value-type="float" office:value="179251.433333333">
            <text:p>179251</text:p>
          </table:table-cell>
          <table:table-cell table:formula="of:=SUM([.FC3:.FC3])" office:value-type="float" office:value="683543.4">
            <text:p>683543</text:p>
          </table:table-cell>
          <table:table-cell table:formula="of:=SUM([.FD3:.FD3])" office:value-type="float" office:value="52878.7">
            <text:p>52879</text:p>
          </table:table-cell>
          <table:table-cell table:formula="of:=SUM([.FE3:.FE3])" office:value-type="float" office:value="283.780267333333">
            <text:p>284</text:p>
          </table:table-cell>
          <table:table-cell table:formula="of:=SUM([.FF3:.FF3])" office:value-type="float" office:value="9">
            <text:p>9</text:p>
          </table:table-cell>
          <table:table-cell table:formula="of:=SUM([.FG3:.FG3])" office:value-type="float" office:value="175862.6">
            <text:p>175863</text:p>
          </table:table-cell>
          <table:table-cell table:formula="of:=SUM([.FH3:.FH3])" office:value-type="float" office:value="678921.133333333">
            <text:p>678921</text:p>
          </table:table-cell>
          <table:table-cell table:formula="of:=SUM([.FI3:.FI3])" office:value-type="float" office:value="52145.2666666667">
            <text:p>52145</text:p>
          </table:table-cell>
          <table:table-cell table:formula="of:=SUM([.FJ3:.FJ3])" office:value-type="float" office:value="309.207293666667">
            <text:p>309</text:p>
          </table:table-cell>
          <table:table-cell table:formula="of:=SUM([.FK3:.FK3])" office:value-type="float" office:value="14">
            <text:p>14</text:p>
          </table:table-cell>
          <table:table-cell table:formula="of:=SUM([.FL3:.FL3])" office:value-type="float" office:value="187601.433333333">
            <text:p>187601</text:p>
          </table:table-cell>
          <table:table-cell table:formula="of:=SUM([.FM3:.FM3])" office:value-type="float" office:value="398811.233333333">
            <text:p>398811</text:p>
          </table:table-cell>
          <table:table-cell table:formula="of:=SUM([.FN3:.FN3])" office:value-type="float" office:value="398811.233333333">
            <text:p>398811</text:p>
          </table:table-cell>
          <table:table-cell table:formula="of:=SUM([.FO3:.FO3])" office:value-type="float" office:value="240.971172666667">
            <text:p>241</text:p>
          </table:table-cell>
          <table:table-cell table:formula="of:=SUM([.FP3:.FP3])" office:value-type="float" office:value="11">
            <text:p>11</text:p>
          </table:table-cell>
          <table:table-cell table:formula="of:=SUM([.FQ3:.FQ3])" office:value-type="float" office:value="127553.533333333">
            <text:p>127554</text:p>
          </table:table-cell>
          <table:table-cell table:formula="of:=SUM([.FR3:.FR3])" office:value-type="float" office:value="778803.2">
            <text:p>778803</text:p>
          </table:table-cell>
          <table:table-cell table:style-name="ce16" table:formula="of:=SUM([.FS3:.FS3])" office:value-type="float" office:value="0">
            <text:p>0</text:p>
          </table:table-cell>
          <table:table-cell table:formula="of:=SUM([.FT3:.FT3])" office:value-type="float" office:value="275.796773866667">
            <text:p>276</text:p>
          </table:table-cell>
          <table:table-cell table:formula="of:=SUM([.FU3:.FU3])" office:value-type="float" office:value="11">
            <text:p>11</text:p>
          </table:table-cell>
          <table:table-cell table:formula="of:=SUM([.FV3:.FV3])" office:value-type="float" office:value="215611.3">
            <text:p>215611</text:p>
          </table:table-cell>
          <table:table-cell table:formula="of:=SUM([.FW3:.FW3])" office:value-type="float" office:value="403271.733333333">
            <text:p>403272</text:p>
          </table:table-cell>
          <table:table-cell table:formula="of:=SUM([.FX3:.FX3])" office:value-type="float" office:value="370033.9">
            <text:p>370034</text:p>
          </table:table-cell>
          <table:table-cell table:formula="of:=SUM([.FY3:.FY3])" office:value-type="float" office:value="299.882141">
            <text:p>300</text:p>
          </table:table-cell>
          <table:table-cell table:formula="of:=SUM([.FZ3:.FZ3])" office:value-type="float" office:value="13">
            <text:p>13</text:p>
          </table:table-cell>
          <table:table-cell table:formula="of:=SUM([.GA3:.GA3])" office:value-type="float" office:value="175395.866666667">
            <text:p>175396</text:p>
          </table:table-cell>
          <table:table-cell table:formula="of:=SUM([.GB3:.GB3])" office:value-type="float" office:value="764227.766666667">
            <text:p>764228</text:p>
          </table:table-cell>
          <table:table-cell table:formula="of:=SUM([.GC3:.GC3])" office:value-type="float" office:value="95313.8666666667">
            <text:p>95314</text:p>
          </table:table-cell>
          <table:table-cell table:style-name="ce15" table:formula="of:=SUM([.GD3:.GD3])" office:value-type="float" office:value="600">
            <text:p>600</text:p>
          </table:table-cell>
          <table:table-cell table:style-name="ce15" table:formula="of:=SUM([.GE3:.GE3])" office:value-type="float" office:value="30">
            <text:p>30</text:p>
          </table:table-cell>
          <table:table-cell table:style-name="ce15" table:formula="of:=SUM([.GF3:.GF3])" office:value-type="float" office:value="274575.633333333">
            <text:p>274576</text:p>
          </table:table-cell>
          <table:table-cell table:style-name="ce15" table:formula="of:=SUM([.GG3:.GG3])" office:value-type="float" office:value="9721294.8">
            <text:p>9721295</text:p>
          </table:table-cell>
          <table:table-cell table:style-name="ce15" table:formula="of:=SUM([.GH3:.GH3])" office:value-type="float" office:value="9721294.8">
            <text:p>9721295</text:p>
          </table:table-cell>
          <table:table-cell table:formula="of:=SUM([.GI3:.GI3])" office:value-type="float" office:value="289.414114066667">
            <text:p>289</text:p>
          </table:table-cell>
          <table:table-cell table:formula="of:=SUM([.GJ3:.GJ3])" office:value-type="float" office:value="11">
            <text:p>11</text:p>
          </table:table-cell>
          <table:table-cell table:formula="of:=SUM([.GK3:.GK3])" office:value-type="float" office:value="204554">
            <text:p>204554</text:p>
          </table:table-cell>
          <table:table-cell table:formula="of:=SUM([.GL3:.GL3])" office:value-type="float" office:value="553851.166666667">
            <text:p>553851</text:p>
          </table:table-cell>
          <table:table-cell table:formula="of:=SUM([.GM3:.GM3])" office:value-type="float" office:value="233741.133333333">
            <text:p>233741</text:p>
          </table:table-cell>
          <table:table-cell table:formula="of:=SUM([.GN3:.GN3])" office:value-type="float" office:value="296.991232666667">
            <text:p>297</text:p>
          </table:table-cell>
          <table:table-cell table:formula="of:=SUM([.GO3:.GO3])" office:value-type="float" office:value="14">
            <text:p>14</text:p>
          </table:table-cell>
          <table:table-cell table:formula="of:=SUM([.GP3:.GP3])" office:value-type="float" office:value="181025.466666667">
            <text:p>181025</text:p>
          </table:table-cell>
          <table:table-cell table:formula="of:=SUM([.GQ3:.GQ3])" office:value-type="float" office:value="669648.933333333">
            <text:p>669649</text:p>
          </table:table-cell>
          <table:table-cell table:formula="of:=SUM([.GR3:.GR3])" office:value-type="float" office:value="60981.7">
            <text:p>60982</text:p>
          </table:table-cell>
          <table:table-cell table:formula="of:=SUM([.GS3:.GS3])" office:value-type="float" office:value="407.894434">
            <text:p>408</text:p>
          </table:table-cell>
          <table:table-cell table:formula="of:=SUM([.GT3:.GT3])" office:value-type="float" office:value="20">
            <text:p>20</text:p>
          </table:table-cell>
          <table:table-cell table:formula="of:=SUM([.GU3:.GU3])" office:value-type="float" office:value="201992.233333333">
            <text:p>201992</text:p>
          </table:table-cell>
          <table:table-cell table:formula="of:=SUM([.GV3:.GV3])" office:value-type="float" office:value="306028.5">
            <text:p>306029</text:p>
          </table:table-cell>
          <table:table-cell table:formula="of:=SUM([.GW3:.GW3])" office:value-type="float" office:value="266691.266666667">
            <text:p>266691</text:p>
          </table:table-cell>
          <table:table-cell table:formula="of:=SUM([.GX3:.GX3])" office:value-type="float" office:value="237.863407366667">
            <text:p>238</text:p>
          </table:table-cell>
          <table:table-cell table:formula="of:=SUM([.GY3:.GY3])" office:value-type="float" office:value="8">
            <text:p>8</text:p>
          </table:table-cell>
          <table:table-cell table:formula="of:=SUM([.GZ3:.GZ3])" office:value-type="float" office:value="23049.6333333333">
            <text:p>23050</text:p>
          </table:table-cell>
          <table:table-cell table:formula="of:=SUM([.HA3:.HA3])" office:value-type="float" office:value="43340.4">
            <text:p>43340</text:p>
          </table:table-cell>
          <table:table-cell table:formula="of:=SUM([.HB3:.HB3])" office:value-type="float" office:value="0">
            <text:p>0</text:p>
          </table:table-cell>
          <table:table-cell table:formula="of:=SUM([.HC3:.HC3])" office:value-type="float" office:value="288.633582466667">
            <text:p>289</text:p>
          </table:table-cell>
          <table:table-cell table:formula="of:=SUM([.HD3:.HD3])" office:value-type="float" office:value="12">
            <text:p>12</text:p>
          </table:table-cell>
          <table:table-cell table:formula="of:=SUM([.HE3:.HE3])" office:value-type="float" office:value="175862.6">
            <text:p>175863</text:p>
          </table:table-cell>
          <table:table-cell table:formula="of:=SUM([.HF3:.HF3])" office:value-type="float" office:value="678921.133333333">
            <text:p>678921</text:p>
          </table:table-cell>
          <table:table-cell table:formula="of:=SUM([.HG3:.HG3])" office:value-type="float" office:value="102518.9">
            <text:p>102519</text:p>
          </table:table-cell>
          <table:table-cell table:formula="of:=SUM([.HH3:.HH3])" office:value-type="float" office:value="600">
            <text:p>600</text:p>
          </table:table-cell>
          <table:table-cell table:formula="of:=SUM([.HI3:.HI3])" office:value-type="float" office:value="30">
            <text:p>30</text:p>
          </table:table-cell>
          <table:table-cell table:formula="of:=SUM([.HJ3:.HJ3])" office:value-type="float" office:value="274575.633333333">
            <text:p>274576</text:p>
          </table:table-cell>
          <table:table-cell table:formula="of:=SUM([.HK3:.HK3])" office:value-type="float" office:value="9721294.8">
            <text:p>9721295</text:p>
          </table:table-cell>
          <table:table-cell table:formula="of:=SUM([.HL3:.HL3])" office:value-type="float" office:value="9721294.8">
            <text:p>9721295</text:p>
          </table:table-cell>
          <table:table-cell table:number-columns-repeated="804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 office:value="304.436348466667">
            <text:p>304</text:p>
          </table:table-cell>
          <table:table-cell table:formula="of:=AVERAGE([.C3:.C3])" office:value-type="float" office:value="14">
            <text:p>14</text:p>
          </table:table-cell>
          <table:table-cell table:formula="of:=AVERAGE([.D3:.D3])" office:value-type="float" office:value="195958.6">
            <text:p>195959</text:p>
          </table:table-cell>
          <table:table-cell table:formula="of:=AVERAGE([.E3:.E3])" office:value-type="float" office:value="799282.7">
            <text:p>799283</text:p>
          </table:table-cell>
          <table:table-cell table:formula="of:=AVERAGE([.F3:.F3])" office:value-type="float" office:value="303.603878533333">
            <text:p>304</text:p>
          </table:table-cell>
          <table:table-cell table:formula="of:=AVERAGE([.G3:.G3])" office:value-type="float" office:value="14">
            <text:p>14</text:p>
          </table:table-cell>
          <table:table-cell table:formula="of:=AVERAGE([.H3:.H3])" office:value-type="float" office:value="196948.366666667">
            <text:p>196948</text:p>
          </table:table-cell>
          <table:table-cell table:formula="of:=AVERAGE([.I3:.I3])" office:value-type="float" office:value="818188.9">
            <text:p>818189</text:p>
          </table:table-cell>
          <table:table-cell table:style-name="ce16" table:formula="of:=AVERAGE([.J3:.J3])" office:value-type="float" office:value="0">
            <text:p>0</text:p>
          </table:table-cell>
          <table:table-cell table:formula="of:=AVERAGE([.K3:.K3])" office:value-type="float" office:value="306.7678356">
            <text:p>307</text:p>
          </table:table-cell>
          <table:table-cell table:formula="of:=AVERAGE([.L3:.L3])" office:value-type="float" office:value="14">
            <text:p>14</text:p>
          </table:table-cell>
          <table:table-cell table:formula="of:=AVERAGE([.M3:.M3])" office:value-type="float" office:value="195414.633333333">
            <text:p>195415</text:p>
          </table:table-cell>
          <table:table-cell table:formula="of:=AVERAGE([.N3:.N3])" office:value-type="float" office:value="818913.833333333">
            <text:p>818914</text:p>
          </table:table-cell>
          <table:table-cell table:style-name="ce16" table:formula="of:=AVERAGE([.O3:.O3])" office:value-type="float" office:value="0">
            <text:p>0</text:p>
          </table:table-cell>
          <table:table-cell table:formula="of:=AVERAGE([.P3:.P3])" office:value-type="float" office:value="305.058327233333">
            <text:p>305</text:p>
          </table:table-cell>
          <table:table-cell table:formula="of:=AVERAGE([.Q3:.Q3])" office:value-type="float" office:value="14">
            <text:p>14</text:p>
          </table:table-cell>
          <table:table-cell table:formula="of:=AVERAGE([.R3:.R3])" office:value-type="float" office:value="194302.066666667">
            <text:p>194302</text:p>
          </table:table-cell>
          <table:table-cell table:formula="of:=AVERAGE([.S3:.S3])" office:value-type="float" office:value="801219.833333333">
            <text:p>801220</text:p>
          </table:table-cell>
          <table:table-cell table:formula="of:=AVERAGE([.T3:.T3])" office:value-type="float" office:value="107677.1">
            <text:p>107677</text:p>
          </table:table-cell>
          <table:table-cell table:formula="of:=AVERAGE([.U3:.U3])" office:value-type="float" office:value="266.891268066667">
            <text:p>267</text:p>
          </table:table-cell>
          <table:table-cell table:formula="of:=AVERAGE([.V3:.V3])" office:value-type="float" office:value="10">
            <text:p>10</text:p>
          </table:table-cell>
          <table:table-cell table:formula="of:=AVERAGE([.W3:.W3])" office:value-type="float" office:value="169742.4">
            <text:p>169742</text:p>
          </table:table-cell>
          <table:table-cell table:formula="of:=AVERAGE([.X3:.X3])" office:value-type="float" office:value="859167.333333333">
            <text:p>859167</text:p>
          </table:table-cell>
          <table:table-cell table:formula="of:=AVERAGE([.Y3:.Y3])" office:value-type="float" office:value="91456.2666666667">
            <text:p>91456</text:p>
          </table:table-cell>
          <table:table-cell table:formula="of:=AVERAGE([.Z3:.Z3])" office:value-type="float" office:value="267.087610766667">
            <text:p>267</text:p>
          </table:table-cell>
          <table:table-cell table:formula="of:=AVERAGE([.AA3:.AA3])" office:value-type="float" office:value="11">
            <text:p>11</text:p>
          </table:table-cell>
          <table:table-cell table:formula="of:=AVERAGE([.AB3:.AB3])" office:value-type="float" office:value="181504.566666667">
            <text:p>181505</text:p>
          </table:table-cell>
          <table:table-cell table:formula="of:=AVERAGE([.AC3:.AC3])" office:value-type="float" office:value="429665.6">
            <text:p>429666</text:p>
          </table:table-cell>
          <table:table-cell table:formula="of:=AVERAGE([.AD3:.AD3])" office:value-type="float" office:value="53181.3333333333">
            <text:p>53181</text:p>
          </table:table-cell>
          <table:table-cell table:formula="of:=AVERAGE([.AE3:.AE3])" office:value-type="float" office:value="259.886044333333">
            <text:p>260</text:p>
          </table:table-cell>
          <table:table-cell table:formula="of:=AVERAGE([.AF3:.AF3])" office:value-type="float" office:value="10">
            <text:p>10</text:p>
          </table:table-cell>
          <table:table-cell table:formula="of:=AVERAGE([.AG3:.AG3])" office:value-type="float" office:value="107312.866666667">
            <text:p>107313</text:p>
          </table:table-cell>
          <table:table-cell table:formula="of:=AVERAGE([.AH3:.AH3])" office:value-type="float" office:value="372885.1">
            <text:p>372885</text:p>
          </table:table-cell>
          <table:table-cell table:formula="of:=AVERAGE([.AI3:.AI3])" office:value-type="float" office:value="127354.9">
            <text:p>127355</text:p>
          </table:table-cell>
          <table:table-cell table:formula="of:=AVERAGE([.AJ3:.AJ3])" office:value-type="float" office:value="238.3179728">
            <text:p>238</text:p>
          </table:table-cell>
          <table:table-cell table:style-name="ce16" table:formula="of:=AVERAGE([.AK3:.AK3])" office:value-type="float" office:value="8">
            <text:p>8</text:p>
          </table:table-cell>
          <table:table-cell table:formula="of:=AVERAGE([.AL3:.AL3])" office:value-type="float" office:value="84047.0666666667">
            <text:p>84047</text:p>
          </table:table-cell>
          <table:table-cell table:formula="of:=AVERAGE([.AM3:.AM3])" office:value-type="float" office:value="249103.9">
            <text:p>249104</text:p>
          </table:table-cell>
          <table:table-cell table:formula="of:=AVERAGE([.AN3:.AN3])" office:value-type="float" office:value="108018.4">
            <text:p>108018</text:p>
          </table:table-cell>
          <table:table-cell table:formula="of:=AVERAGE([.AO3:.AO3])" office:value-type="float" office:value="266.835800666667">
            <text:p>267</text:p>
          </table:table-cell>
          <table:table-cell table:formula="of:=AVERAGE([.AP3:.AP3])" office:value-type="float" office:value="10">
            <text:p>10</text:p>
          </table:table-cell>
          <table:table-cell table:formula="of:=AVERAGE([.AQ3:.AQ3])" office:value-type="float" office:value="97246.2666666667">
            <text:p>97246</text:p>
          </table:table-cell>
          <table:table-cell table:formula="of:=AVERAGE([.AR3:.AR3])" office:value-type="float" office:value="273727.433333333">
            <text:p>273727</text:p>
          </table:table-cell>
          <table:table-cell table:formula="of:=AVERAGE([.AS3:.AS3])" office:value-type="float" office:value="115510.8">
            <text:p>115511</text:p>
          </table:table-cell>
          <table:table-cell table:style-name="ce16" table:formula="of:=AVERAGE([.AT3:.AT3])" office:value-type="float" office:value="237.863407366667">
            <text:p>238</text:p>
          </table:table-cell>
          <table:table-cell table:formula="of:=AVERAGE([.AU3:.AU3])" office:value-type="float" office:value="10">
            <text:p>10</text:p>
          </table:table-cell>
          <table:table-cell table:formula="of:=AVERAGE([.AV3:.AV3])" office:value-type="float" office:value="63334.6666666667">
            <text:p>63335</text:p>
          </table:table-cell>
          <table:table-cell table:formula="of:=AVERAGE([.AW3:.AW3])" office:value-type="float" office:value="191358.1">
            <text:p>191358</text:p>
          </table:table-cell>
          <table:table-cell table:formula="of:=AVERAGE([.AX3:.AX3])" office:value-type="float" office:value="81550.9666666667">
            <text:p>81551</text:p>
          </table:table-cell>
          <table:table-cell table:formula="of:=AVERAGE([.AY3:.AY3])" office:value-type="float" office:value="287.383418866667">
            <text:p>287</text:p>
          </table:table-cell>
          <table:table-cell table:formula="of:=AVERAGE([.AZ3:.AZ3])" office:value-type="float" office:value="12">
            <text:p>12</text:p>
          </table:table-cell>
          <table:table-cell table:formula="of:=AVERAGE([.BA3:.BA3])" office:value-type="float" office:value="184786.766666667">
            <text:p>184787</text:p>
          </table:table-cell>
          <table:table-cell table:formula="of:=AVERAGE([.BB3:.BB3])" office:value-type="float" office:value="768034.933333333">
            <text:p>768035</text:p>
          </table:table-cell>
          <table:table-cell table:formula="of:=AVERAGE([.BC3:.BC3])" office:value-type="float" office:value="104205.866666667">
            <text:p>104206</text:p>
          </table:table-cell>
          <table:table-cell table:formula="of:=AVERAGE([.BD3:.BD3])" office:value-type="float" office:value="274.529276933333">
            <text:p>275</text:p>
          </table:table-cell>
          <table:table-cell table:formula="of:=AVERAGE([.BE3:.BE3])" office:value-type="float" office:value="11">
            <text:p>11</text:p>
          </table:table-cell>
          <table:table-cell table:formula="of:=AVERAGE([.BF3:.BF3])" office:value-type="float" office:value="156451.266666667">
            <text:p>156451</text:p>
          </table:table-cell>
          <table:table-cell table:formula="of:=AVERAGE([.BG3:.BG3])" office:value-type="float" office:value="675831.466666667">
            <text:p>675831</text:p>
          </table:table-cell>
          <table:table-cell table:formula="of:=AVERAGE([.BH3:.BH3])" office:value-type="float" office:value="82746.6333333333">
            <text:p>82747</text:p>
          </table:table-cell>
          <table:table-cell table:formula="of:=AVERAGE([.BI3:.BI3])" office:value-type="float" office:value="273.932826966667">
            <text:p>274</text:p>
          </table:table-cell>
          <table:table-cell table:formula="of:=AVERAGE([.BJ3:.BJ3])" office:value-type="float" office:value="12">
            <text:p>12</text:p>
          </table:table-cell>
          <table:table-cell table:formula="of:=AVERAGE([.BK3:.BK3])" office:value-type="float" office:value="168540.566666667">
            <text:p>168541</text:p>
          </table:table-cell>
          <table:table-cell table:formula="of:=AVERAGE([.BL3:.BL3])" office:value-type="float" office:value="821518.6">
            <text:p>821519</text:p>
          </table:table-cell>
          <table:table-cell table:formula="of:=AVERAGE([.BM3:.BM3])" office:value-type="float" office:value="97923.5333333333">
            <text:p>97924</text:p>
          </table:table-cell>
          <table:table-cell table:formula="of:=AVERAGE([.BN3:.BN3])" office:value-type="float" office:value="258.9768962">
            <text:p>259</text:p>
          </table:table-cell>
          <table:table-cell table:formula="of:=AVERAGE([.BO3:.BO3])" office:value-type="float" office:value="11">
            <text:p>11</text:p>
          </table:table-cell>
          <table:table-cell table:formula="of:=AVERAGE([.BP3:.BP3])" office:value-type="float" office:value="165029.333333333">
            <text:p>165029</text:p>
          </table:table-cell>
          <table:table-cell table:formula="of:=AVERAGE([.BQ3:.BQ3])" office:value-type="float" office:value="691803.366666667">
            <text:p>691803</text:p>
          </table:table-cell>
          <table:table-cell table:formula="of:=AVERAGE([.BR3:.BR3])" office:value-type="float" office:value="88184.1333333333">
            <text:p>88184</text:p>
          </table:table-cell>
          <table:table-cell table:formula="of:=AVERAGE([.BS3:.BS3])" office:value-type="float" office:value="274.140006666667">
            <text:p>274</text:p>
          </table:table-cell>
          <table:table-cell table:formula="of:=AVERAGE([.BT3:.BT3])" office:value-type="float" office:value="12">
            <text:p>12</text:p>
          </table:table-cell>
          <table:table-cell table:style-name="ce16" table:formula="of:=AVERAGE([.BU3:.BU3])" office:value-type="float" office:value="23049.6333333333">
            <text:p>23050</text:p>
          </table:table-cell>
          <table:table-cell table:style-name="ce16" table:formula="of:=AVERAGE([.BV3:.BV3])" office:value-type="float" office:value="43340.4">
            <text:p>43340</text:p>
          </table:table-cell>
          <table:table-cell table:formula="of:=AVERAGE([.BW3:.BW3])" office:value-type="float" office:value="43340.4">
            <text:p>43340</text:p>
          </table:table-cell>
          <table:table-cell table:formula="of:=AVERAGE([.BX3:.BX3])" office:value-type="float" office:value="302.504742566667">
            <text:p>303</text:p>
          </table:table-cell>
          <table:table-cell table:formula="of:=AVERAGE([.BY3:.BY3])" office:value-type="float" office:value="13">
            <text:p>13</text:p>
          </table:table-cell>
          <table:table-cell table:formula="of:=AVERAGE([.BZ3:.BZ3])" office:value-type="float" office:value="223231.5">
            <text:p>223232</text:p>
          </table:table-cell>
          <table:table-cell table:formula="of:=AVERAGE([.CA3:.CA3])" office:value-type="float" office:value="1370676.9">
            <text:p>1370677</text:p>
          </table:table-cell>
          <table:table-cell table:style-name="ce16" table:formula="of:=AVERAGE([.CB3:.CB3])" office:value-type="float" office:value="0">
            <text:p>0</text:p>
          </table:table-cell>
          <table:table-cell table:formula="of:=AVERAGE([.CC3:.CC3])" office:value-type="float" office:value="312.614149266667">
            <text:p>313</text:p>
          </table:table-cell>
          <table:table-cell table:formula="of:=AVERAGE([.CD3:.CD3])" office:value-type="float" office:value="12">
            <text:p>12</text:p>
          </table:table-cell>
          <table:table-cell table:formula="of:=AVERAGE([.CE3:.CE3])" office:value-type="float" office:value="102060.733333333">
            <text:p>102061</text:p>
          </table:table-cell>
          <table:table-cell table:formula="of:=AVERAGE([.CF3:.CF3])" office:value-type="float" office:value="340743.233333333">
            <text:p>340743</text:p>
          </table:table-cell>
          <table:table-cell table:formula="of:=AVERAGE([.CG3:.CG3])" office:value-type="float" office:value="129250.266666667">
            <text:p>129250</text:p>
          </table:table-cell>
          <table:table-cell table:formula="of:=AVERAGE([.CH3:.CH3])" office:value-type="float" office:value="282.8131333">
            <text:p>283</text:p>
          </table:table-cell>
          <table:table-cell table:formula="of:=AVERAGE([.CI3:.CI3])" office:value-type="float" office:value="11">
            <text:p>11</text:p>
          </table:table-cell>
          <table:table-cell table:formula="of:=AVERAGE([.CJ3:.CJ3])" office:value-type="float" office:value="192147.533333333">
            <text:p>192148</text:p>
          </table:table-cell>
          <table:table-cell table:formula="of:=AVERAGE([.CK3:.CK3])" office:value-type="float" office:value="899273.1">
            <text:p>899273</text:p>
          </table:table-cell>
          <table:table-cell table:formula="of:=AVERAGE([.CL3:.CL3])" office:value-type="float" office:value="103945.6">
            <text:p>103946</text:p>
          </table:table-cell>
          <table:table-cell table:formula="of:=AVERAGE([.CM3:.CM3])" office:value-type="float" office:value="423.905958333333">
            <text:p>424</text:p>
          </table:table-cell>
          <table:table-cell table:formula="of:=AVERAGE([.CN3:.CN3])" office:value-type="float" office:value="19">
            <text:p>19</text:p>
          </table:table-cell>
          <table:table-cell table:formula="of:=AVERAGE([.CO3:.CO3])" office:value-type="float" office:value="108114.433333333">
            <text:p>108114</text:p>
          </table:table-cell>
          <table:table-cell table:formula="of:=AVERAGE([.CP3:.CP3])" office:value-type="float" office:value="164553.633333333">
            <text:p>164554</text:p>
          </table:table-cell>
          <table:table-cell table:formula="of:=AVERAGE([.CQ3:.CQ3])" office:value-type="float" office:value="164553.633333333">
            <text:p>164554</text:p>
          </table:table-cell>
          <table:table-cell table:formula="of:=AVERAGE([.CR3:.CR3])" office:value-type="float" office:value="288.633582466667">
            <text:p>289</text:p>
          </table:table-cell>
          <table:table-cell table:formula="of:=AVERAGE([.CS3:.CS3])" office:value-type="float" office:value="11">
            <text:p>11</text:p>
          </table:table-cell>
          <table:table-cell table:formula="of:=AVERAGE([.CT3:.CT3])" office:value-type="float" office:value="138408.166666667">
            <text:p>138408</text:p>
          </table:table-cell>
          <table:table-cell table:formula="of:=AVERAGE([.CU3:.CU3])" office:value-type="float" office:value="558762.233333333">
            <text:p>558762</text:p>
          </table:table-cell>
          <table:table-cell table:formula="of:=AVERAGE([.CV3:.CV3])" office:value-type="float" office:value="101092.2">
            <text:p>101092</text:p>
          </table:table-cell>
          <table:table-cell table:formula="of:=AVERAGE([.CW3:.CW3])" office:value-type="float" office:value="249.4330249">
            <text:p>249</text:p>
          </table:table-cell>
          <table:table-cell table:formula="of:=AVERAGE([.CX3:.CX3])" office:value-type="float" office:value="11">
            <text:p>11</text:p>
          </table:table-cell>
          <table:table-cell table:formula="of:=AVERAGE([.CY3:.CY3])" office:value-type="float" office:value="162277.466666667">
            <text:p>162277</text:p>
          </table:table-cell>
          <table:table-cell table:formula="of:=AVERAGE([.CZ3:.CZ3])" office:value-type="float" office:value="765969.733333333">
            <text:p>765970</text:p>
          </table:table-cell>
          <table:table-cell table:formula="of:=AVERAGE([.DA3:.DA3])" office:value-type="float" office:value="89297.3666666667">
            <text:p>89297</text:p>
          </table:table-cell>
          <table:table-cell table:formula="of:=AVERAGE([.DB3:.DB3])" office:value-type="float" office:value="457.8571906">
            <text:p>458</text:p>
          </table:table-cell>
          <table:table-cell table:formula="of:=AVERAGE([.DC3:.DC3])" office:value-type="float" office:value="22">
            <text:p>22</text:p>
          </table:table-cell>
          <table:table-cell table:formula="of:=AVERAGE([.DD3:.DD3])" office:value-type="float" office:value="147003.333333333">
            <text:p>147003</text:p>
          </table:table-cell>
          <table:table-cell table:formula="of:=AVERAGE([.DE3:.DE3])" office:value-type="float" office:value="206629.8">
            <text:p>206630</text:p>
          </table:table-cell>
          <table:table-cell table:formula="of:=AVERAGE([.DF3:.DF3])" office:value-type="float" office:value="182218.333333333">
            <text:p>182218</text:p>
          </table:table-cell>
          <table:table-cell table:formula="of:=AVERAGE([.DG3:.DG3])" office:value-type="float" office:value="304.5844645">
            <text:p>305</text:p>
          </table:table-cell>
          <table:table-cell table:formula="of:=AVERAGE([.DH3:.DH3])" office:value-type="float" office:value="14">
            <text:p>14</text:p>
          </table:table-cell>
          <table:table-cell table:formula="of:=AVERAGE([.DI3:.DI3])" office:value-type="float" office:value="190187.066666667">
            <text:p>190187</text:p>
          </table:table-cell>
          <table:table-cell table:formula="of:=AVERAGE([.DJ3:.DJ3])" office:value-type="float" office:value="775956.233333333">
            <text:p>775956</text:p>
          </table:table-cell>
          <table:table-cell table:formula="of:=AVERAGE([.DK3:.DK3])" office:value-type="float" office:value="104617.666666667">
            <text:p>104618</text:p>
          </table:table-cell>
          <table:table-cell table:formula="of:=AVERAGE([.DL3:.DL3])" office:value-type="float" office:value="286.491463333333">
            <text:p>286</text:p>
          </table:table-cell>
          <table:table-cell table:formula="of:=AVERAGE([.DM3:.DM3])" office:value-type="float" office:value="13">
            <text:p>13</text:p>
          </table:table-cell>
          <table:table-cell table:formula="of:=AVERAGE([.DN3:.DN3])" office:value-type="float" office:value="164947.3">
            <text:p>164947</text:p>
          </table:table-cell>
          <table:table-cell table:formula="of:=AVERAGE([.DO3:.DO3])" office:value-type="float" office:value="729883.966666667">
            <text:p>729884</text:p>
          </table:table-cell>
          <table:table-cell table:formula="of:=AVERAGE([.DP3:.DP3])" office:value-type="float" office:value="49274.2666666667">
            <text:p>49274</text:p>
          </table:table-cell>
          <table:table-cell table:formula="of:=AVERAGE([.DQ3:.DQ3])" office:value-type="float" office:value="325.172644">
            <text:p>325</text:p>
          </table:table-cell>
          <table:table-cell table:formula="of:=AVERAGE([.DR3:.DR3])" office:value-type="float" office:value="16">
            <text:p>16</text:p>
          </table:table-cell>
          <table:table-cell table:formula="of:=AVERAGE([.DS3:.DS3])" office:value-type="float" office:value="227793.7">
            <text:p>227794</text:p>
          </table:table-cell>
          <table:table-cell table:formula="of:=AVERAGE([.DT3:.DT3])" office:value-type="float" office:value="1035253.26666667">
            <text:p>1035253</text:p>
          </table:table-cell>
          <table:table-cell table:formula="of:=AVERAGE([.DU3:.DU3])" office:value-type="float" office:value="134301.366666667">
            <text:p>134301</text:p>
          </table:table-cell>
          <table:table-cell table:formula="of:=AVERAGE([.DV3:.DV3])" office:value-type="float" office:value="297.013856266667">
            <text:p>297</text:p>
          </table:table-cell>
          <table:table-cell table:formula="of:=AVERAGE([.DW3:.DW3])" office:value-type="float" office:value="12">
            <text:p>12</text:p>
          </table:table-cell>
          <table:table-cell table:formula="of:=AVERAGE([.DX3:.DX3])" office:value-type="float" office:value="188077.3">
            <text:p>188077</text:p>
          </table:table-cell>
          <table:table-cell table:formula="of:=AVERAGE([.DY3:.DY3])" office:value-type="float" office:value="402514.233333333">
            <text:p>402514</text:p>
          </table:table-cell>
          <table:table-cell table:formula="of:=AVERAGE([.DZ3:.DZ3])" office:value-type="float" office:value="252307.366666667">
            <text:p>252307</text:p>
          </table:table-cell>
          <table:table-cell table:formula="of:=AVERAGE([.EA3:.EA3])" office:value-type="float" office:value="293.386294166667">
            <text:p>293</text:p>
          </table:table-cell>
          <table:table-cell table:formula="of:=AVERAGE([.EB3:.EB3])" office:value-type="float" office:value="12">
            <text:p>12</text:p>
          </table:table-cell>
          <table:table-cell table:formula="of:=AVERAGE([.EC3:.EC3])" office:value-type="float" office:value="187536.333333333">
            <text:p>187536</text:p>
          </table:table-cell>
          <table:table-cell table:formula="of:=AVERAGE([.ED3:.ED3])" office:value-type="float" office:value="358116.866666667">
            <text:p>358117</text:p>
          </table:table-cell>
          <table:table-cell table:formula="of:=AVERAGE([.EE3:.EE3])" office:value-type="float" office:value="313912.466666667">
            <text:p>313912</text:p>
          </table:table-cell>
          <table:table-cell table:formula="of:=AVERAGE([.EF3:.EF3])" office:value-type="float" office:value="313.2759176">
            <text:p>313</text:p>
          </table:table-cell>
          <table:table-cell table:formula="of:=AVERAGE([.EG3:.EG3])" office:value-type="float" office:value="13">
            <text:p>13</text:p>
          </table:table-cell>
          <table:table-cell table:formula="of:=AVERAGE([.EH3:.EH3])" office:value-type="float" office:value="174141.1">
            <text:p>174141</text:p>
          </table:table-cell>
          <table:table-cell table:formula="of:=AVERAGE([.EI3:.EI3])" office:value-type="float" office:value="374920.966666667">
            <text:p>374921</text:p>
          </table:table-cell>
          <table:table-cell table:formula="of:=AVERAGE([.EJ3:.EJ3])" office:value-type="float" office:value="330753.033333333">
            <text:p>330753</text:p>
          </table:table-cell>
          <table:table-cell table:formula="of:=AVERAGE([.EK3:.EK3])" office:value-type="float" office:value="270.902739066667">
            <text:p>271</text:p>
          </table:table-cell>
          <table:table-cell table:formula="of:=AVERAGE([.EL3:.EL3])" office:value-type="float" office:value="13">
            <text:p>13</text:p>
          </table:table-cell>
          <table:table-cell table:formula="of:=AVERAGE([.EM3:.EM3])" office:value-type="float" office:value="172421.033333333">
            <text:p>172421</text:p>
          </table:table-cell>
          <table:table-cell table:formula="of:=AVERAGE([.EN3:.EN3])" office:value-type="float" office:value="338032.366666667">
            <text:p>338032</text:p>
          </table:table-cell>
          <table:table-cell table:formula="of:=AVERAGE([.EO3:.EO3])" office:value-type="float" office:value="313846.466666667">
            <text:p>313846</text:p>
          </table:table-cell>
          <table:table-cell table:formula="of:=AVERAGE([.EP3:.EP3])" office:value-type="float" office:value="313.050211066667">
            <text:p>313</text:p>
          </table:table-cell>
          <table:table-cell table:formula="of:=AVERAGE([.EQ3:.EQ3])" office:value-type="float" office:value="14">
            <text:p>14</text:p>
          </table:table-cell>
          <table:table-cell table:formula="of:=AVERAGE([.ER3:.ER3])" office:value-type="float" office:value="209113.733333333">
            <text:p>209114</text:p>
          </table:table-cell>
          <table:table-cell table:formula="of:=AVERAGE([.ES3:.ES3])" office:value-type="float" office:value="1004928.83333333">
            <text:p>1004929</text:p>
          </table:table-cell>
          <table:table-cell table:formula="of:=AVERAGE([.ET3:.ET3])" office:value-type="float" office:value="60573.5333333333">
            <text:p>60574</text:p>
          </table:table-cell>
          <table:table-cell table:formula="of:=AVERAGE([.EU3:.EU3])" office:value-type="float" office:value="242.730021">
            <text:p>243</text:p>
          </table:table-cell>
          <table:table-cell table:formula="of:=AVERAGE([.EV3:.EV3])" office:value-type="float" office:value="10">
            <text:p>10</text:p>
          </table:table-cell>
          <table:table-cell table:formula="of:=AVERAGE([.EW3:.EW3])" office:value-type="float" office:value="159675.333333333">
            <text:p>159675</text:p>
          </table:table-cell>
          <table:table-cell table:formula="of:=AVERAGE([.EX3:.EX3])" office:value-type="float" office:value="692977.533333333">
            <text:p>692978</text:p>
          </table:table-cell>
          <table:table-cell table:formula="of:=AVERAGE([.EY3:.EY3])" office:value-type="float" office:value="50445.9666666667">
            <text:p>50446</text:p>
          </table:table-cell>
          <table:table-cell table:formula="of:=AVERAGE([.EZ3:.EZ3])" office:value-type="float" office:value="279.348736">
            <text:p>279</text:p>
          </table:table-cell>
          <table:table-cell table:formula="of:=AVERAGE([.FA3:.FA3])" office:value-type="float" office:value="9">
            <text:p>9</text:p>
          </table:table-cell>
          <table:table-cell table:formula="of:=AVERAGE([.FB3:.FB3])" office:value-type="float" office:value="179251.433333333">
            <text:p>179251</text:p>
          </table:table-cell>
          <table:table-cell table:formula="of:=AVERAGE([.FC3:.FC3])" office:value-type="float" office:value="683543.4">
            <text:p>683543</text:p>
          </table:table-cell>
          <table:table-cell table:formula="of:=AVERAGE([.FD3:.FD3])" office:value-type="float" office:value="52878.7">
            <text:p>52879</text:p>
          </table:table-cell>
          <table:table-cell table:formula="of:=AVERAGE([.FE3:.FE3])" office:value-type="float" office:value="283.780267333333">
            <text:p>284</text:p>
          </table:table-cell>
          <table:table-cell table:formula="of:=AVERAGE([.FF3:.FF3])" office:value-type="float" office:value="9">
            <text:p>9</text:p>
          </table:table-cell>
          <table:table-cell table:formula="of:=AVERAGE([.FG3:.FG3])" office:value-type="float" office:value="175862.6">
            <text:p>175863</text:p>
          </table:table-cell>
          <table:table-cell table:formula="of:=AVERAGE([.FH3:.FH3])" office:value-type="float" office:value="678921.133333333">
            <text:p>678921</text:p>
          </table:table-cell>
          <table:table-cell table:formula="of:=AVERAGE([.FI3:.FI3])" office:value-type="float" office:value="52145.2666666667">
            <text:p>52145</text:p>
          </table:table-cell>
          <table:table-cell table:formula="of:=AVERAGE([.FJ3:.FJ3])" office:value-type="float" office:value="309.207293666667">
            <text:p>309</text:p>
          </table:table-cell>
          <table:table-cell table:formula="of:=AVERAGE([.FK3:.FK3])" office:value-type="float" office:value="14">
            <text:p>14</text:p>
          </table:table-cell>
          <table:table-cell table:formula="of:=AVERAGE([.FL3:.FL3])" office:value-type="float" office:value="187601.433333333">
            <text:p>187601</text:p>
          </table:table-cell>
          <table:table-cell table:formula="of:=AVERAGE([.FM3:.FM3])" office:value-type="float" office:value="398811.233333333">
            <text:p>398811</text:p>
          </table:table-cell>
          <table:table-cell table:formula="of:=AVERAGE([.FN3:.FN3])" office:value-type="float" office:value="398811.233333333">
            <text:p>398811</text:p>
          </table:table-cell>
          <table:table-cell table:formula="of:=AVERAGE([.FO3:.FO3])" office:value-type="float" office:value="240.971172666667">
            <text:p>241</text:p>
          </table:table-cell>
          <table:table-cell table:formula="of:=AVERAGE([.FP3:.FP3])" office:value-type="float" office:value="11">
            <text:p>11</text:p>
          </table:table-cell>
          <table:table-cell table:formula="of:=AVERAGE([.FQ3:.FQ3])" office:value-type="float" office:value="127553.533333333">
            <text:p>127554</text:p>
          </table:table-cell>
          <table:table-cell table:formula="of:=AVERAGE([.FR3:.FR3])" office:value-type="float" office:value="778803.2">
            <text:p>778803</text:p>
          </table:table-cell>
          <table:table-cell table:style-name="ce16" table:formula="of:=AVERAGE([.FS3:.FS3])" office:value-type="float" office:value="0">
            <text:p>0</text:p>
          </table:table-cell>
          <table:table-cell table:formula="of:=AVERAGE([.FT3:.FT3])" office:value-type="float" office:value="275.796773866667">
            <text:p>276</text:p>
          </table:table-cell>
          <table:table-cell table:formula="of:=AVERAGE([.FU3:.FU3])" office:value-type="float" office:value="11">
            <text:p>11</text:p>
          </table:table-cell>
          <table:table-cell table:formula="of:=AVERAGE([.FV3:.FV3])" office:value-type="float" office:value="215611.3">
            <text:p>215611</text:p>
          </table:table-cell>
          <table:table-cell table:formula="of:=AVERAGE([.FW3:.FW3])" office:value-type="float" office:value="403271.733333333">
            <text:p>403272</text:p>
          </table:table-cell>
          <table:table-cell table:formula="of:=AVERAGE([.FX3:.FX3])" office:value-type="float" office:value="370033.9">
            <text:p>370034</text:p>
          </table:table-cell>
          <table:table-cell table:formula="of:=AVERAGE([.FY3:.FY3])" office:value-type="float" office:value="299.882141">
            <text:p>300</text:p>
          </table:table-cell>
          <table:table-cell table:formula="of:=AVERAGE([.FZ3:.FZ3])" office:value-type="float" office:value="13">
            <text:p>13</text:p>
          </table:table-cell>
          <table:table-cell table:formula="of:=AVERAGE([.GA3:.GA3])" office:value-type="float" office:value="175395.866666667">
            <text:p>175396</text:p>
          </table:table-cell>
          <table:table-cell table:formula="of:=AVERAGE([.GB3:.GB3])" office:value-type="float" office:value="764227.766666667">
            <text:p>764228</text:p>
          </table:table-cell>
          <table:table-cell table:formula="of:=AVERAGE([.GC3:.GC3])" office:value-type="float" office:value="95313.8666666667">
            <text:p>95314</text:p>
          </table:table-cell>
          <table:table-cell table:style-name="ce15" table:formula="of:=AVERAGE([.GD3:.GD3])" office:value-type="float" office:value="600">
            <text:p>600</text:p>
          </table:table-cell>
          <table:table-cell table:style-name="ce15" table:formula="of:=AVERAGE([.GE3:.GE3])" office:value-type="float" office:value="30">
            <text:p>30</text:p>
          </table:table-cell>
          <table:table-cell table:style-name="ce15" table:formula="of:=AVERAGE([.GF3:.GF3])" office:value-type="float" office:value="274575.633333333">
            <text:p>274576</text:p>
          </table:table-cell>
          <table:table-cell table:style-name="ce15" table:formula="of:=AVERAGE([.GG3:.GG3])" office:value-type="float" office:value="9721294.8">
            <text:p>9721295</text:p>
          </table:table-cell>
          <table:table-cell table:style-name="ce15" table:formula="of:=AVERAGE([.GH3:.GH3])" office:value-type="float" office:value="9721294.8">
            <text:p>9721295</text:p>
          </table:table-cell>
          <table:table-cell table:formula="of:=AVERAGE([.GI3:.GI3])" office:value-type="float" office:value="289.414114066667">
            <text:p>289</text:p>
          </table:table-cell>
          <table:table-cell table:formula="of:=AVERAGE([.GJ3:.GJ3])" office:value-type="float" office:value="11">
            <text:p>11</text:p>
          </table:table-cell>
          <table:table-cell table:formula="of:=AVERAGE([.GK3:.GK3])" office:value-type="float" office:value="204554">
            <text:p>204554</text:p>
          </table:table-cell>
          <table:table-cell table:formula="of:=AVERAGE([.GL3:.GL3])" office:value-type="float" office:value="553851.166666667">
            <text:p>553851</text:p>
          </table:table-cell>
          <table:table-cell table:formula="of:=AVERAGE([.GM3:.GM3])" office:value-type="float" office:value="233741.133333333">
            <text:p>233741</text:p>
          </table:table-cell>
          <table:table-cell table:formula="of:=AVERAGE([.GN3:.GN3])" office:value-type="float" office:value="296.991232666667">
            <text:p>297</text:p>
          </table:table-cell>
          <table:table-cell table:formula="of:=AVERAGE([.GO3:.GO3])" office:value-type="float" office:value="14">
            <text:p>14</text:p>
          </table:table-cell>
          <table:table-cell table:formula="of:=AVERAGE([.GP3:.GP3])" office:value-type="float" office:value="181025.466666667">
            <text:p>181025</text:p>
          </table:table-cell>
          <table:table-cell table:formula="of:=AVERAGE([.GQ3:.GQ3])" office:value-type="float" office:value="669648.933333333">
            <text:p>669649</text:p>
          </table:table-cell>
          <table:table-cell table:formula="of:=AVERAGE([.GR3:.GR3])" office:value-type="float" office:value="60981.7">
            <text:p>60982</text:p>
          </table:table-cell>
          <table:table-cell table:formula="of:=AVERAGE([.GS3:.GS3])" office:value-type="float" office:value="407.894434">
            <text:p>408</text:p>
          </table:table-cell>
          <table:table-cell table:formula="of:=AVERAGE([.GT3:.GT3])" office:value-type="float" office:value="20">
            <text:p>20</text:p>
          </table:table-cell>
          <table:table-cell table:formula="of:=AVERAGE([.GU3:.GU3])" office:value-type="float" office:value="201992.233333333">
            <text:p>201992</text:p>
          </table:table-cell>
          <table:table-cell table:formula="of:=AVERAGE([.GV3:.GV3])" office:value-type="float" office:value="306028.5">
            <text:p>306029</text:p>
          </table:table-cell>
          <table:table-cell table:formula="of:=AVERAGE([.GW3:.GW3])" office:value-type="float" office:value="266691.266666667">
            <text:p>266691</text:p>
          </table:table-cell>
          <table:table-cell table:formula="of:=AVERAGE([.GX3:.GX3])" office:value-type="float" office:value="237.863407366667">
            <text:p>238</text:p>
          </table:table-cell>
          <table:table-cell table:formula="of:=AVERAGE([.GY3:.GY3])" office:value-type="float" office:value="8">
            <text:p>8</text:p>
          </table:table-cell>
          <table:table-cell table:formula="of:=AVERAGE([.GZ3:.GZ3])" office:value-type="float" office:value="23049.6333333333">
            <text:p>23050</text:p>
          </table:table-cell>
          <table:table-cell table:formula="of:=AVERAGE([.HA3:.HA3])" office:value-type="float" office:value="43340.4">
            <text:p>43340</text:p>
          </table:table-cell>
          <table:table-cell table:formula="of:=AVERAGE([.HB3:.HB3])" office:value-type="float" office:value="0">
            <text:p>0</text:p>
          </table:table-cell>
          <table:table-cell table:formula="of:=AVERAGE([.HC3:.HC3])" office:value-type="float" office:value="288.633582466667">
            <text:p>289</text:p>
          </table:table-cell>
          <table:table-cell table:formula="of:=AVERAGE([.HD3:.HD3])" office:value-type="float" office:value="12">
            <text:p>12</text:p>
          </table:table-cell>
          <table:table-cell table:formula="of:=AVERAGE([.HE3:.HE3])" office:value-type="float" office:value="175862.6">
            <text:p>175863</text:p>
          </table:table-cell>
          <table:table-cell table:formula="of:=AVERAGE([.HF3:.HF3])" office:value-type="float" office:value="678921.133333333">
            <text:p>678921</text:p>
          </table:table-cell>
          <table:table-cell table:formula="of:=AVERAGE([.HG3:.HG3])" office:value-type="float" office:value="102518.9">
            <text:p>102519</text:p>
          </table:table-cell>
          <table:table-cell table:formula="of:=AVERAGE([.HH3:.HH3])" office:value-type="float" office:value="600">
            <text:p>600</text:p>
          </table:table-cell>
          <table:table-cell table:formula="of:=AVERAGE([.HI3:.HI3])" office:value-type="float" office:value="30">
            <text:p>30</text:p>
          </table:table-cell>
          <table:table-cell table:formula="of:=AVERAGE([.HJ3:.HJ3])" office:value-type="float" office:value="274575.633333333">
            <text:p>274576</text:p>
          </table:table-cell>
          <table:table-cell table:formula="of:=AVERAGE([.HK3:.HK3])" office:value-type="float" office:value="9721294.8">
            <text:p>9721295</text:p>
          </table:table-cell>
          <table:table-cell table:formula="of:=AVERAGE([.HL3:.HL3])" office:value-type="float" office:value="9721294.8">
            <text:p>9721295</text:p>
          </table:table-cell>
          <table:table-cell table:number-columns-repeated="804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 office:value="0">
            <text:p>#DIV/0!</text:p>
          </table:table-cell>
          <table:table-cell table:formula="of:=STDEV([.C3:.C3])" office:value-type="float" office:value="0">
            <text:p>#DIV/0!</text:p>
          </table:table-cell>
          <table:table-cell table:formula="of:=STDEV([.D3:.D3])" office:value-type="float" office:value="0">
            <text:p>#DIV/0!</text:p>
          </table:table-cell>
          <table:table-cell table:formula="of:=STDEV([.E3:.E3])" office:value-type="float" office:value="0">
            <text:p>#DIV/0!</text:p>
          </table:table-cell>
          <table:table-cell table:formula="of:=STDEV([.F3:.F3])" office:value-type="float" office:value="0">
            <text:p>#DIV/0!</text:p>
          </table:table-cell>
          <table:table-cell table:formula="of:=STDEV([.G3:.G3])" office:value-type="float" office:value="0">
            <text:p>#DIV/0!</text:p>
          </table:table-cell>
          <table:table-cell table:formula="of:=STDEV([.H3:.H3])" office:value-type="float" office:value="0">
            <text:p>#DIV/0!</text:p>
          </table:table-cell>
          <table:table-cell table:formula="of:=STDEV([.I3:.I3])" office:value-type="float" office:value="0">
            <text:p>#DIV/0!</text:p>
          </table:table-cell>
          <table:table-cell table:formula="of:=STDEV([.J3:.J3])" office:value-type="float" office:value="0">
            <text:p>#DIV/0!</text:p>
          </table:table-cell>
          <table:table-cell table:formula="of:=STDEV([.K3:.K3])" office:value-type="float" office:value="0">
            <text:p>#DIV/0!</text:p>
          </table:table-cell>
          <table:table-cell table:formula="of:=STDEV([.L3:.L3])" office:value-type="float" office:value="0">
            <text:p>#DIV/0!</text:p>
          </table:table-cell>
          <table:table-cell table:formula="of:=STDEV([.M3:.M3])" office:value-type="float" office:value="0">
            <text:p>#DIV/0!</text:p>
          </table:table-cell>
          <table:table-cell table:formula="of:=STDEV([.N3:.N3])" office:value-type="float" office:value="0">
            <text:p>#DIV/0!</text:p>
          </table:table-cell>
          <table:table-cell table:formula="of:=STDEV([.O3:.O3])" office:value-type="float" office:value="0">
            <text:p>#DIV/0!</text:p>
          </table:table-cell>
          <table:table-cell table:formula="of:=STDEV([.P3:.P3])" office:value-type="float" office:value="0">
            <text:p>#DIV/0!</text:p>
          </table:table-cell>
          <table:table-cell table:formula="of:=STDEV([.Q3:.Q3])" office:value-type="float" office:value="0">
            <text:p>#DIV/0!</text:p>
          </table:table-cell>
          <table:table-cell table:formula="of:=STDEV([.R3:.R3])" office:value-type="float" office:value="0">
            <text:p>#DIV/0!</text:p>
          </table:table-cell>
          <table:table-cell table:formula="of:=STDEV([.S3:.S3])" office:value-type="float" office:value="0">
            <text:p>#DIV/0!</text:p>
          </table:table-cell>
          <table:table-cell table:formula="of:=STDEV([.T3:.T3])" office:value-type="float" office:value="0">
            <text:p>#DIV/0!</text:p>
          </table:table-cell>
          <table:table-cell table:formula="of:=STDEV([.U3:.U3])" office:value-type="float" office:value="0">
            <text:p>#DIV/0!</text:p>
          </table:table-cell>
          <table:table-cell table:formula="of:=STDEV([.V3:.V3])" office:value-type="float" office:value="0">
            <text:p>#DIV/0!</text:p>
          </table:table-cell>
          <table:table-cell table:formula="of:=STDEV([.W3:.W3])" office:value-type="float" office:value="0">
            <text:p>#DIV/0!</text:p>
          </table:table-cell>
          <table:table-cell table:formula="of:=STDEV([.X3:.X3])" office:value-type="float" office:value="0">
            <text:p>#DIV/0!</text:p>
          </table:table-cell>
          <table:table-cell table:formula="of:=STDEV([.Y3:.Y3])" office:value-type="float" office:value="0">
            <text:p>#DIV/0!</text:p>
          </table:table-cell>
          <table:table-cell table:formula="of:=STDEV([.Z3:.Z3])" office:value-type="float" office:value="0">
            <text:p>#DIV/0!</text:p>
          </table:table-cell>
          <table:table-cell table:formula="of:=STDEV([.AA3:.AA3])" office:value-type="float" office:value="0">
            <text:p>#DIV/0!</text:p>
          </table:table-cell>
          <table:table-cell table:formula="of:=STDEV([.AB3:.AB3])" office:value-type="float" office:value="0">
            <text:p>#DIV/0!</text:p>
          </table:table-cell>
          <table:table-cell table:formula="of:=STDEV([.AC3:.AC3])" office:value-type="float" office:value="0">
            <text:p>#DIV/0!</text:p>
          </table:table-cell>
          <table:table-cell table:formula="of:=STDEV([.AD3:.AD3])" office:value-type="float" office:value="0">
            <text:p>#DIV/0!</text:p>
          </table:table-cell>
          <table:table-cell table:formula="of:=STDEV([.AE3:.AE3])" office:value-type="float" office:value="0">
            <text:p>#DIV/0!</text:p>
          </table:table-cell>
          <table:table-cell table:formula="of:=STDEV([.AF3:.AF3])" office:value-type="float" office:value="0">
            <text:p>#DIV/0!</text:p>
          </table:table-cell>
          <table:table-cell table:formula="of:=STDEV([.AG3:.AG3])" office:value-type="float" office:value="0">
            <text:p>#DIV/0!</text:p>
          </table:table-cell>
          <table:table-cell table:formula="of:=STDEV([.AH3:.AH3])" office:value-type="float" office:value="0">
            <text:p>#DIV/0!</text:p>
          </table:table-cell>
          <table:table-cell table:formula="of:=STDEV([.AI3:.AI3])" office:value-type="float" office:value="0">
            <text:p>#DIV/0!</text:p>
          </table:table-cell>
          <table:table-cell table:formula="of:=STDEV([.AJ3:.AJ3])" office:value-type="float" office:value="0">
            <text:p>#DIV/0!</text:p>
          </table:table-cell>
          <table:table-cell table:formula="of:=STDEV([.AK3:.AK3])" office:value-type="float" office:value="0">
            <text:p>#DIV/0!</text:p>
          </table:table-cell>
          <table:table-cell table:formula="of:=STDEV([.AL3:.AL3])" office:value-type="float" office:value="0">
            <text:p>#DIV/0!</text:p>
          </table:table-cell>
          <table:table-cell table:formula="of:=STDEV([.AM3:.AM3])" office:value-type="float" office:value="0">
            <text:p>#DIV/0!</text:p>
          </table:table-cell>
          <table:table-cell table:formula="of:=STDEV([.AN3:.AN3])" office:value-type="float" office:value="0">
            <text:p>#DIV/0!</text:p>
          </table:table-cell>
          <table:table-cell table:formula="of:=STDEV([.AO3:.AO3])" office:value-type="float" office:value="0">
            <text:p>#DIV/0!</text:p>
          </table:table-cell>
          <table:table-cell table:formula="of:=STDEV([.AP3:.AP3])" office:value-type="float" office:value="0">
            <text:p>#DIV/0!</text:p>
          </table:table-cell>
          <table:table-cell table:formula="of:=STDEV([.AQ3:.AQ3])" office:value-type="float" office:value="0">
            <text:p>#DIV/0!</text:p>
          </table:table-cell>
          <table:table-cell table:formula="of:=STDEV([.AR3:.AR3])" office:value-type="float" office:value="0">
            <text:p>#DIV/0!</text:p>
          </table:table-cell>
          <table:table-cell table:formula="of:=STDEV([.AS3:.AS3])" office:value-type="float" office:value="0">
            <text:p>#DIV/0!</text:p>
          </table:table-cell>
          <table:table-cell table:formula="of:=STDEV([.AT3:.AT3])" office:value-type="float" office:value="0">
            <text:p>#DIV/0!</text:p>
          </table:table-cell>
          <table:table-cell table:formula="of:=STDEV([.AU3:.AU3])" office:value-type="float" office:value="0">
            <text:p>#DIV/0!</text:p>
          </table:table-cell>
          <table:table-cell table:formula="of:=STDEV([.AV3:.AV3])" office:value-type="float" office:value="0">
            <text:p>#DIV/0!</text:p>
          </table:table-cell>
          <table:table-cell table:formula="of:=STDEV([.AW3:.AW3])" office:value-type="float" office:value="0">
            <text:p>#DIV/0!</text:p>
          </table:table-cell>
          <table:table-cell table:formula="of:=STDEV([.AX3:.AX3])" office:value-type="float" office:value="0">
            <text:p>#DIV/0!</text:p>
          </table:table-cell>
          <table:table-cell table:formula="of:=STDEV([.AY3:.AY3])" office:value-type="float" office:value="0">
            <text:p>#DIV/0!</text:p>
          </table:table-cell>
          <table:table-cell table:formula="of:=STDEV([.AZ3:.AZ3])" office:value-type="float" office:value="0">
            <text:p>#DIV/0!</text:p>
          </table:table-cell>
          <table:table-cell table:formula="of:=STDEV([.BA3:.BA3])" office:value-type="float" office:value="0">
            <text:p>#DIV/0!</text:p>
          </table:table-cell>
          <table:table-cell table:formula="of:=STDEV([.BB3:.BB3])" office:value-type="float" office:value="0">
            <text:p>#DIV/0!</text:p>
          </table:table-cell>
          <table:table-cell table:formula="of:=STDEV([.BC3:.BC3])" office:value-type="float" office:value="0">
            <text:p>#DIV/0!</text:p>
          </table:table-cell>
          <table:table-cell table:formula="of:=STDEV([.BD3:.BD3])" office:value-type="float" office:value="0">
            <text:p>#DIV/0!</text:p>
          </table:table-cell>
          <table:table-cell table:formula="of:=STDEV([.BE3:.BE3])" office:value-type="float" office:value="0">
            <text:p>#DIV/0!</text:p>
          </table:table-cell>
          <table:table-cell table:formula="of:=STDEV([.BF3:.BF3])" office:value-type="float" office:value="0">
            <text:p>#DIV/0!</text:p>
          </table:table-cell>
          <table:table-cell table:formula="of:=STDEV([.BG3:.BG3])" office:value-type="float" office:value="0">
            <text:p>#DIV/0!</text:p>
          </table:table-cell>
          <table:table-cell table:formula="of:=STDEV([.BH3:.BH3])" office:value-type="float" office:value="0">
            <text:p>#DIV/0!</text:p>
          </table:table-cell>
          <table:table-cell table:formula="of:=STDEV([.BI3:.BI3])" office:value-type="float" office:value="0">
            <text:p>#DIV/0!</text:p>
          </table:table-cell>
          <table:table-cell table:formula="of:=STDEV([.BJ3:.BJ3])" office:value-type="float" office:value="0">
            <text:p>#DIV/0!</text:p>
          </table:table-cell>
          <table:table-cell table:formula="of:=STDEV([.BK3:.BK3])" office:value-type="float" office:value="0">
            <text:p>#DIV/0!</text:p>
          </table:table-cell>
          <table:table-cell table:formula="of:=STDEV([.BL3:.BL3])" office:value-type="float" office:value="0">
            <text:p>#DIV/0!</text:p>
          </table:table-cell>
          <table:table-cell table:formula="of:=STDEV([.BM3:.BM3])" office:value-type="float" office:value="0">
            <text:p>#DIV/0!</text:p>
          </table:table-cell>
          <table:table-cell table:formula="of:=STDEV([.BN3:.BN3])" office:value-type="float" office:value="0">
            <text:p>#DIV/0!</text:p>
          </table:table-cell>
          <table:table-cell table:formula="of:=STDEV([.BO3:.BO3])" office:value-type="float" office:value="0">
            <text:p>#DIV/0!</text:p>
          </table:table-cell>
          <table:table-cell table:formula="of:=STDEV([.BP3:.BP3])" office:value-type="float" office:value="0">
            <text:p>#DIV/0!</text:p>
          </table:table-cell>
          <table:table-cell table:formula="of:=STDEV([.BQ3:.BQ3])" office:value-type="float" office:value="0">
            <text:p>#DIV/0!</text:p>
          </table:table-cell>
          <table:table-cell table:formula="of:=STDEV([.BR3:.BR3])" office:value-type="float" office:value="0">
            <text:p>#DIV/0!</text:p>
          </table:table-cell>
          <table:table-cell table:formula="of:=STDEV([.BS3:.BS3])" office:value-type="float" office:value="0">
            <text:p>#DIV/0!</text:p>
          </table:table-cell>
          <table:table-cell table:formula="of:=STDEV([.BT3:.BT3])" office:value-type="float" office:value="0">
            <text:p>#DIV/0!</text:p>
          </table:table-cell>
          <table:table-cell table:formula="of:=STDEV([.BU3:.BU3])" office:value-type="float" office:value="0">
            <text:p>#DIV/0!</text:p>
          </table:table-cell>
          <table:table-cell table:formula="of:=STDEV([.BV3:.BV3])" office:value-type="float" office:value="0">
            <text:p>#DIV/0!</text:p>
          </table:table-cell>
          <table:table-cell table:formula="of:=STDEV([.BW3:.BW3])" office:value-type="float" office:value="0">
            <text:p>#DIV/0!</text:p>
          </table:table-cell>
          <table:table-cell table:formula="of:=STDEV([.BX3:.BX3])" office:value-type="float" office:value="0">
            <text:p>#DIV/0!</text:p>
          </table:table-cell>
          <table:table-cell table:formula="of:=STDEV([.BY3:.BY3])" office:value-type="float" office:value="0">
            <text:p>#DIV/0!</text:p>
          </table:table-cell>
          <table:table-cell table:formula="of:=STDEV([.BZ3:.BZ3])" office:value-type="float" office:value="0">
            <text:p>#DIV/0!</text:p>
          </table:table-cell>
          <table:table-cell table:formula="of:=STDEV([.CA3:.CA3])" office:value-type="float" office:value="0">
            <text:p>#DIV/0!</text:p>
          </table:table-cell>
          <table:table-cell table:formula="of:=STDEV([.CB3:.CB3])" office:value-type="float" office:value="0">
            <text:p>#DIV/0!</text:p>
          </table:table-cell>
          <table:table-cell table:formula="of:=STDEV([.CC3:.CC3])" office:value-type="float" office:value="0">
            <text:p>#DIV/0!</text:p>
          </table:table-cell>
          <table:table-cell table:formula="of:=STDEV([.CD3:.CD3])" office:value-type="float" office:value="0">
            <text:p>#DIV/0!</text:p>
          </table:table-cell>
          <table:table-cell table:formula="of:=STDEV([.CE3:.CE3])" office:value-type="float" office:value="0">
            <text:p>#DIV/0!</text:p>
          </table:table-cell>
          <table:table-cell table:formula="of:=STDEV([.CF3:.CF3])" office:value-type="float" office:value="0">
            <text:p>#DIV/0!</text:p>
          </table:table-cell>
          <table:table-cell table:formula="of:=STDEV([.CG3:.CG3])" office:value-type="float" office:value="0">
            <text:p>#DIV/0!</text:p>
          </table:table-cell>
          <table:table-cell table:formula="of:=STDEV([.CH3:.CH3])" office:value-type="float" office:value="0">
            <text:p>#DIV/0!</text:p>
          </table:table-cell>
          <table:table-cell table:formula="of:=STDEV([.CI3:.CI3])" office:value-type="float" office:value="0">
            <text:p>#DIV/0!</text:p>
          </table:table-cell>
          <table:table-cell table:formula="of:=STDEV([.CJ3:.CJ3])" office:value-type="float" office:value="0">
            <text:p>#DIV/0!</text:p>
          </table:table-cell>
          <table:table-cell table:formula="of:=STDEV([.CK3:.CK3])" office:value-type="float" office:value="0">
            <text:p>#DIV/0!</text:p>
          </table:table-cell>
          <table:table-cell table:formula="of:=STDEV([.CL3:.CL3])" office:value-type="float" office:value="0">
            <text:p>#DIV/0!</text:p>
          </table:table-cell>
          <table:table-cell table:formula="of:=STDEV([.CM3:.CM3])" office:value-type="float" office:value="0">
            <text:p>#DIV/0!</text:p>
          </table:table-cell>
          <table:table-cell table:formula="of:=STDEV([.CN3:.CN3])" office:value-type="float" office:value="0">
            <text:p>#DIV/0!</text:p>
          </table:table-cell>
          <table:table-cell table:formula="of:=STDEV([.CO3:.CO3])" office:value-type="float" office:value="0">
            <text:p>#DIV/0!</text:p>
          </table:table-cell>
          <table:table-cell table:formula="of:=STDEV([.CP3:.CP3])" office:value-type="float" office:value="0">
            <text:p>#DIV/0!</text:p>
          </table:table-cell>
          <table:table-cell table:formula="of:=STDEV([.CQ3:.CQ3])" office:value-type="float" office:value="0">
            <text:p>#DIV/0!</text:p>
          </table:table-cell>
          <table:table-cell table:formula="of:=STDEV([.CR3:.CR3])" office:value-type="float" office:value="0">
            <text:p>#DIV/0!</text:p>
          </table:table-cell>
          <table:table-cell table:formula="of:=STDEV([.CS3:.CS3])" office:value-type="float" office:value="0">
            <text:p>#DIV/0!</text:p>
          </table:table-cell>
          <table:table-cell table:formula="of:=STDEV([.CT3:.CT3])" office:value-type="float" office:value="0">
            <text:p>#DIV/0!</text:p>
          </table:table-cell>
          <table:table-cell table:formula="of:=STDEV([.CU3:.CU3])" office:value-type="float" office:value="0">
            <text:p>#DIV/0!</text:p>
          </table:table-cell>
          <table:table-cell table:formula="of:=STDEV([.CV3:.CV3])" office:value-type="float" office:value="0">
            <text:p>#DIV/0!</text:p>
          </table:table-cell>
          <table:table-cell table:formula="of:=STDEV([.CW3:.CW3])" office:value-type="float" office:value="0">
            <text:p>#DIV/0!</text:p>
          </table:table-cell>
          <table:table-cell table:formula="of:=STDEV([.CX3:.CX3])" office:value-type="float" office:value="0">
            <text:p>#DIV/0!</text:p>
          </table:table-cell>
          <table:table-cell table:formula="of:=STDEV([.CY3:.CY3])" office:value-type="float" office:value="0">
            <text:p>#DIV/0!</text:p>
          </table:table-cell>
          <table:table-cell table:formula="of:=STDEV([.CZ3:.CZ3])" office:value-type="float" office:value="0">
            <text:p>#DIV/0!</text:p>
          </table:table-cell>
          <table:table-cell table:formula="of:=STDEV([.DA3:.DA3])" office:value-type="float" office:value="0">
            <text:p>#DIV/0!</text:p>
          </table:table-cell>
          <table:table-cell table:formula="of:=STDEV([.DB3:.DB3])" office:value-type="float" office:value="0">
            <text:p>#DIV/0!</text:p>
          </table:table-cell>
          <table:table-cell table:formula="of:=STDEV([.DC3:.DC3])" office:value-type="float" office:value="0">
            <text:p>#DIV/0!</text:p>
          </table:table-cell>
          <table:table-cell table:formula="of:=STDEV([.DD3:.DD3])" office:value-type="float" office:value="0">
            <text:p>#DIV/0!</text:p>
          </table:table-cell>
          <table:table-cell table:formula="of:=STDEV([.DE3:.DE3])" office:value-type="float" office:value="0">
            <text:p>#DIV/0!</text:p>
          </table:table-cell>
          <table:table-cell table:formula="of:=STDEV([.DF3:.DF3])" office:value-type="float" office:value="0">
            <text:p>#DIV/0!</text:p>
          </table:table-cell>
          <table:table-cell table:formula="of:=STDEV([.DG3:.DG3])" office:value-type="float" office:value="0">
            <text:p>#DIV/0!</text:p>
          </table:table-cell>
          <table:table-cell table:formula="of:=STDEV([.DH3:.DH3])" office:value-type="float" office:value="0">
            <text:p>#DIV/0!</text:p>
          </table:table-cell>
          <table:table-cell table:formula="of:=STDEV([.DI3:.DI3])" office:value-type="float" office:value="0">
            <text:p>#DIV/0!</text:p>
          </table:table-cell>
          <table:table-cell table:formula="of:=STDEV([.DJ3:.DJ3])" office:value-type="float" office:value="0">
            <text:p>#DIV/0!</text:p>
          </table:table-cell>
          <table:table-cell table:formula="of:=STDEV([.DK3:.DK3])" office:value-type="float" office:value="0">
            <text:p>#DIV/0!</text:p>
          </table:table-cell>
          <table:table-cell table:formula="of:=STDEV([.DL3:.DL3])" office:value-type="float" office:value="0">
            <text:p>#DIV/0!</text:p>
          </table:table-cell>
          <table:table-cell table:formula="of:=STDEV([.DM3:.DM3])" office:value-type="float" office:value="0">
            <text:p>#DIV/0!</text:p>
          </table:table-cell>
          <table:table-cell table:formula="of:=STDEV([.DN3:.DN3])" office:value-type="float" office:value="0">
            <text:p>#DIV/0!</text:p>
          </table:table-cell>
          <table:table-cell table:formula="of:=STDEV([.DO3:.DO3])" office:value-type="float" office:value="0">
            <text:p>#DIV/0!</text:p>
          </table:table-cell>
          <table:table-cell table:formula="of:=STDEV([.DP3:.DP3])" office:value-type="float" office:value="0">
            <text:p>#DIV/0!</text:p>
          </table:table-cell>
          <table:table-cell table:formula="of:=STDEV([.DQ3:.DQ3])" office:value-type="float" office:value="0">
            <text:p>#DIV/0!</text:p>
          </table:table-cell>
          <table:table-cell table:formula="of:=STDEV([.DR3:.DR3])" office:value-type="float" office:value="0">
            <text:p>#DIV/0!</text:p>
          </table:table-cell>
          <table:table-cell table:formula="of:=STDEV([.DS3:.DS3])" office:value-type="float" office:value="0">
            <text:p>#DIV/0!</text:p>
          </table:table-cell>
          <table:table-cell table:formula="of:=STDEV([.DT3:.DT3])" office:value-type="float" office:value="0">
            <text:p>#DIV/0!</text:p>
          </table:table-cell>
          <table:table-cell table:formula="of:=STDEV([.DU3:.DU3])" office:value-type="float" office:value="0">
            <text:p>#DIV/0!</text:p>
          </table:table-cell>
          <table:table-cell table:formula="of:=STDEV([.DV3:.DV3])" office:value-type="float" office:value="0">
            <text:p>#DIV/0!</text:p>
          </table:table-cell>
          <table:table-cell table:formula="of:=STDEV([.DW3:.DW3])" office:value-type="float" office:value="0">
            <text:p>#DIV/0!</text:p>
          </table:table-cell>
          <table:table-cell table:formula="of:=STDEV([.DX3:.DX3])" office:value-type="float" office:value="0">
            <text:p>#DIV/0!</text:p>
          </table:table-cell>
          <table:table-cell table:formula="of:=STDEV([.DY3:.DY3])" office:value-type="float" office:value="0">
            <text:p>#DIV/0!</text:p>
          </table:table-cell>
          <table:table-cell table:formula="of:=STDEV([.DZ3:.DZ3])" office:value-type="float" office:value="0">
            <text:p>#DIV/0!</text:p>
          </table:table-cell>
          <table:table-cell table:formula="of:=STDEV([.EA3:.EA3])" office:value-type="float" office:value="0">
            <text:p>#DIV/0!</text:p>
          </table:table-cell>
          <table:table-cell table:formula="of:=STDEV([.EB3:.EB3])" office:value-type="float" office:value="0">
            <text:p>#DIV/0!</text:p>
          </table:table-cell>
          <table:table-cell table:formula="of:=STDEV([.EC3:.EC3])" office:value-type="float" office:value="0">
            <text:p>#DIV/0!</text:p>
          </table:table-cell>
          <table:table-cell table:formula="of:=STDEV([.ED3:.ED3])" office:value-type="float" office:value="0">
            <text:p>#DIV/0!</text:p>
          </table:table-cell>
          <table:table-cell table:formula="of:=STDEV([.EE3:.EE3])" office:value-type="float" office:value="0">
            <text:p>#DIV/0!</text:p>
          </table:table-cell>
          <table:table-cell table:formula="of:=STDEV([.EF3:.EF3])" office:value-type="float" office:value="0">
            <text:p>#DIV/0!</text:p>
          </table:table-cell>
          <table:table-cell table:formula="of:=STDEV([.EG3:.EG3])" office:value-type="float" office:value="0">
            <text:p>#DIV/0!</text:p>
          </table:table-cell>
          <table:table-cell table:formula="of:=STDEV([.EH3:.EH3])" office:value-type="float" office:value="0">
            <text:p>#DIV/0!</text:p>
          </table:table-cell>
          <table:table-cell table:formula="of:=STDEV([.EI3:.EI3])" office:value-type="float" office:value="0">
            <text:p>#DIV/0!</text:p>
          </table:table-cell>
          <table:table-cell table:formula="of:=STDEV([.EJ3:.EJ3])" office:value-type="float" office:value="0">
            <text:p>#DIV/0!</text:p>
          </table:table-cell>
          <table:table-cell table:formula="of:=STDEV([.EK3:.EK3])" office:value-type="float" office:value="0">
            <text:p>#DIV/0!</text:p>
          </table:table-cell>
          <table:table-cell table:formula="of:=STDEV([.EL3:.EL3])" office:value-type="float" office:value="0">
            <text:p>#DIV/0!</text:p>
          </table:table-cell>
          <table:table-cell table:formula="of:=STDEV([.EM3:.EM3])" office:value-type="float" office:value="0">
            <text:p>#DIV/0!</text:p>
          </table:table-cell>
          <table:table-cell table:formula="of:=STDEV([.EN3:.EN3])" office:value-type="float" office:value="0">
            <text:p>#DIV/0!</text:p>
          </table:table-cell>
          <table:table-cell table:formula="of:=STDEV([.EO3:.EO3])" office:value-type="float" office:value="0">
            <text:p>#DIV/0!</text:p>
          </table:table-cell>
          <table:table-cell table:formula="of:=STDEV([.EP3:.EP3])" office:value-type="float" office:value="0">
            <text:p>#DIV/0!</text:p>
          </table:table-cell>
          <table:table-cell table:formula="of:=STDEV([.EQ3:.EQ3])" office:value-type="float" office:value="0">
            <text:p>#DIV/0!</text:p>
          </table:table-cell>
          <table:table-cell table:formula="of:=STDEV([.ER3:.ER3])" office:value-type="float" office:value="0">
            <text:p>#DIV/0!</text:p>
          </table:table-cell>
          <table:table-cell table:formula="of:=STDEV([.ES3:.ES3])" office:value-type="float" office:value="0">
            <text:p>#DIV/0!</text:p>
          </table:table-cell>
          <table:table-cell table:formula="of:=STDEV([.ET3:.ET3])" office:value-type="float" office:value="0">
            <text:p>#DIV/0!</text:p>
          </table:table-cell>
          <table:table-cell table:formula="of:=STDEV([.EU3:.EU3])" office:value-type="float" office:value="0">
            <text:p>#DIV/0!</text:p>
          </table:table-cell>
          <table:table-cell table:formula="of:=STDEV([.EV3:.EV3])" office:value-type="float" office:value="0">
            <text:p>#DIV/0!</text:p>
          </table:table-cell>
          <table:table-cell table:formula="of:=STDEV([.EW3:.EW3])" office:value-type="float" office:value="0">
            <text:p>#DIV/0!</text:p>
          </table:table-cell>
          <table:table-cell table:formula="of:=STDEV([.EX3:.EX3])" office:value-type="float" office:value="0">
            <text:p>#DIV/0!</text:p>
          </table:table-cell>
          <table:table-cell table:formula="of:=STDEV([.EY3:.EY3])" office:value-type="float" office:value="0">
            <text:p>#DIV/0!</text:p>
          </table:table-cell>
          <table:table-cell table:formula="of:=STDEV([.EZ3:.EZ3])" office:value-type="float" office:value="0">
            <text:p>#DIV/0!</text:p>
          </table:table-cell>
          <table:table-cell table:formula="of:=STDEV([.FA3:.FA3])" office:value-type="float" office:value="0">
            <text:p>#DIV/0!</text:p>
          </table:table-cell>
          <table:table-cell table:formula="of:=STDEV([.FB3:.FB3])" office:value-type="float" office:value="0">
            <text:p>#DIV/0!</text:p>
          </table:table-cell>
          <table:table-cell table:formula="of:=STDEV([.FC3:.FC3])" office:value-type="float" office:value="0">
            <text:p>#DIV/0!</text:p>
          </table:table-cell>
          <table:table-cell table:formula="of:=STDEV([.FD3:.FD3])" office:value-type="float" office:value="0">
            <text:p>#DIV/0!</text:p>
          </table:table-cell>
          <table:table-cell table:formula="of:=STDEV([.FE3:.FE3])" office:value-type="float" office:value="0">
            <text:p>#DIV/0!</text:p>
          </table:table-cell>
          <table:table-cell table:formula="of:=STDEV([.FF3:.FF3])" office:value-type="float" office:value="0">
            <text:p>#DIV/0!</text:p>
          </table:table-cell>
          <table:table-cell table:formula="of:=STDEV([.FG3:.FG3])" office:value-type="float" office:value="0">
            <text:p>#DIV/0!</text:p>
          </table:table-cell>
          <table:table-cell table:formula="of:=STDEV([.FH3:.FH3])" office:value-type="float" office:value="0">
            <text:p>#DIV/0!</text:p>
          </table:table-cell>
          <table:table-cell table:formula="of:=STDEV([.FI3:.FI3])" office:value-type="float" office:value="0">
            <text:p>#DIV/0!</text:p>
          </table:table-cell>
          <table:table-cell table:formula="of:=STDEV([.FJ3:.FJ3])" office:value-type="float" office:value="0">
            <text:p>#DIV/0!</text:p>
          </table:table-cell>
          <table:table-cell table:formula="of:=STDEV([.FK3:.FK3])" office:value-type="float" office:value="0">
            <text:p>#DIV/0!</text:p>
          </table:table-cell>
          <table:table-cell table:formula="of:=STDEV([.FL3:.FL3])" office:value-type="float" office:value="0">
            <text:p>#DIV/0!</text:p>
          </table:table-cell>
          <table:table-cell table:formula="of:=STDEV([.FM3:.FM3])" office:value-type="float" office:value="0">
            <text:p>#DIV/0!</text:p>
          </table:table-cell>
          <table:table-cell table:formula="of:=STDEV([.FN3:.FN3])" office:value-type="float" office:value="0">
            <text:p>#DIV/0!</text:p>
          </table:table-cell>
          <table:table-cell table:formula="of:=STDEV([.FO3:.FO3])" office:value-type="float" office:value="0">
            <text:p>#DIV/0!</text:p>
          </table:table-cell>
          <table:table-cell table:formula="of:=STDEV([.FP3:.FP3])" office:value-type="float" office:value="0">
            <text:p>#DIV/0!</text:p>
          </table:table-cell>
          <table:table-cell table:formula="of:=STDEV([.FQ3:.FQ3])" office:value-type="float" office:value="0">
            <text:p>#DIV/0!</text:p>
          </table:table-cell>
          <table:table-cell table:formula="of:=STDEV([.FR3:.FR3])" office:value-type="float" office:value="0">
            <text:p>#DIV/0!</text:p>
          </table:table-cell>
          <table:table-cell table:formula="of:=STDEV([.FS3:.FS3])" office:value-type="float" office:value="0">
            <text:p>#DIV/0!</text:p>
          </table:table-cell>
          <table:table-cell table:formula="of:=STDEV([.FT3:.FT3])" office:value-type="float" office:value="0">
            <text:p>#DIV/0!</text:p>
          </table:table-cell>
          <table:table-cell table:formula="of:=STDEV([.FU3:.FU3])" office:value-type="float" office:value="0">
            <text:p>#DIV/0!</text:p>
          </table:table-cell>
          <table:table-cell table:formula="of:=STDEV([.FV3:.FV3])" office:value-type="float" office:value="0">
            <text:p>#DIV/0!</text:p>
          </table:table-cell>
          <table:table-cell table:formula="of:=STDEV([.FW3:.FW3])" office:value-type="float" office:value="0">
            <text:p>#DIV/0!</text:p>
          </table:table-cell>
          <table:table-cell table:formula="of:=STDEV([.FX3:.FX3])" office:value-type="float" office:value="0">
            <text:p>#DIV/0!</text:p>
          </table:table-cell>
          <table:table-cell table:formula="of:=STDEV([.FY3:.FY3])" office:value-type="float" office:value="0">
            <text:p>#DIV/0!</text:p>
          </table:table-cell>
          <table:table-cell table:formula="of:=STDEV([.FZ3:.FZ3])" office:value-type="float" office:value="0">
            <text:p>#DIV/0!</text:p>
          </table:table-cell>
          <table:table-cell table:formula="of:=STDEV([.GA3:.GA3])" office:value-type="float" office:value="0">
            <text:p>#DIV/0!</text:p>
          </table:table-cell>
          <table:table-cell table:formula="of:=STDEV([.GB3:.GB3])" office:value-type="float" office:value="0">
            <text:p>#DIV/0!</text:p>
          </table:table-cell>
          <table:table-cell table:formula="of:=STDEV([.GC3:.GC3])" office:value-type="float" office:value="0">
            <text:p>#DIV/0!</text:p>
          </table:table-cell>
          <table:table-cell table:formula="of:=STDEV([.GD3:.GD3])" office:value-type="float" office:value="0">
            <text:p>#DIV/0!</text:p>
          </table:table-cell>
          <table:table-cell table:formula="of:=STDEV([.GE3:.GE3])" office:value-type="float" office:value="0">
            <text:p>#DIV/0!</text:p>
          </table:table-cell>
          <table:table-cell table:formula="of:=STDEV([.GF3:.GF3])" office:value-type="float" office:value="0">
            <text:p>#DIV/0!</text:p>
          </table:table-cell>
          <table:table-cell table:formula="of:=STDEV([.GG3:.GG3])" office:value-type="float" office:value="0">
            <text:p>#DIV/0!</text:p>
          </table:table-cell>
          <table:table-cell table:formula="of:=STDEV([.GH3:.GH3])" office:value-type="float" office:value="0">
            <text:p>#DIV/0!</text:p>
          </table:table-cell>
          <table:table-cell table:formula="of:=STDEV([.GI3:.GI3])" office:value-type="float" office:value="0">
            <text:p>#DIV/0!</text:p>
          </table:table-cell>
          <table:table-cell table:formula="of:=STDEV([.GJ3:.GJ3])" office:value-type="float" office:value="0">
            <text:p>#DIV/0!</text:p>
          </table:table-cell>
          <table:table-cell table:formula="of:=STDEV([.GK3:.GK3])" office:value-type="float" office:value="0">
            <text:p>#DIV/0!</text:p>
          </table:table-cell>
          <table:table-cell table:formula="of:=STDEV([.GL3:.GL3])" office:value-type="float" office:value="0">
            <text:p>#DIV/0!</text:p>
          </table:table-cell>
          <table:table-cell table:formula="of:=STDEV([.GM3:.GM3])" office:value-type="float" office:value="0">
            <text:p>#DIV/0!</text:p>
          </table:table-cell>
          <table:table-cell table:formula="of:=STDEV([.GN3:.GN3])" office:value-type="float" office:value="0">
            <text:p>#DIV/0!</text:p>
          </table:table-cell>
          <table:table-cell table:formula="of:=STDEV([.GO3:.GO3])" office:value-type="float" office:value="0">
            <text:p>#DIV/0!</text:p>
          </table:table-cell>
          <table:table-cell table:formula="of:=STDEV([.GP3:.GP3])" office:value-type="float" office:value="0">
            <text:p>#DIV/0!</text:p>
          </table:table-cell>
          <table:table-cell table:formula="of:=STDEV([.GQ3:.GQ3])" office:value-type="float" office:value="0">
            <text:p>#DIV/0!</text:p>
          </table:table-cell>
          <table:table-cell table:formula="of:=STDEV([.GR3:.GR3])" office:value-type="float" office:value="0">
            <text:p>#DIV/0!</text:p>
          </table:table-cell>
          <table:table-cell table:formula="of:=STDEV([.GS3:.GS3])" office:value-type="float" office:value="0">
            <text:p>#DIV/0!</text:p>
          </table:table-cell>
          <table:table-cell table:formula="of:=STDEV([.GT3:.GT3])" office:value-type="float" office:value="0">
            <text:p>#DIV/0!</text:p>
          </table:table-cell>
          <table:table-cell table:formula="of:=STDEV([.GU3:.GU3])" office:value-type="float" office:value="0">
            <text:p>#DIV/0!</text:p>
          </table:table-cell>
          <table:table-cell table:formula="of:=STDEV([.GV3:.GV3])" office:value-type="float" office:value="0">
            <text:p>#DIV/0!</text:p>
          </table:table-cell>
          <table:table-cell table:formula="of:=STDEV([.GW3:.GW3])" office:value-type="float" office:value="0">
            <text:p>#DIV/0!</text:p>
          </table:table-cell>
          <table:table-cell table:formula="of:=STDEV([.GX3:.GX3])" office:value-type="float" office:value="0">
            <text:p>#DIV/0!</text:p>
          </table:table-cell>
          <table:table-cell table:formula="of:=STDEV([.GY3:.GY3])" office:value-type="float" office:value="0">
            <text:p>#DIV/0!</text:p>
          </table:table-cell>
          <table:table-cell table:formula="of:=STDEV([.GZ3:.GZ3])" office:value-type="float" office:value="0">
            <text:p>#DIV/0!</text:p>
          </table:table-cell>
          <table:table-cell table:formula="of:=STDEV([.HA3:.HA3])" office:value-type="float" office:value="0">
            <text:p>#DIV/0!</text:p>
          </table:table-cell>
          <table:table-cell table:formula="of:=STDEV([.HB3:.HB3])" office:value-type="float" office:value="0">
            <text:p>#DIV/0!</text:p>
          </table:table-cell>
          <table:table-cell table:formula="of:=STDEV([.HC3:.HC3])" office:value-type="float" office:value="0">
            <text:p>#DIV/0!</text:p>
          </table:table-cell>
          <table:table-cell table:formula="of:=STDEV([.HD3:.HD3])" office:value-type="float" office:value="0">
            <text:p>#DIV/0!</text:p>
          </table:table-cell>
          <table:table-cell table:formula="of:=STDEV([.HE3:.HE3])" office:value-type="float" office:value="0">
            <text:p>#DIV/0!</text:p>
          </table:table-cell>
          <table:table-cell table:formula="of:=STDEV([.HF3:.HF3])" office:value-type="float" office:value="0">
            <text:p>#DIV/0!</text:p>
          </table:table-cell>
          <table:table-cell table:formula="of:=STDEV([.HG3:.HG3])" office:value-type="float" office:value="0">
            <text:p>#DIV/0!</text:p>
          </table:table-cell>
          <table:table-cell table:formula="of:=STDEV([.HH3:.HH3])" office:value-type="float" office:value="0">
            <text:p>#DIV/0!</text:p>
          </table:table-cell>
          <table:table-cell table:formula="of:=STDEV([.HI3:.HI3])" office:value-type="float" office:value="0">
            <text:p>#DIV/0!</text:p>
          </table:table-cell>
          <table:table-cell table:formula="of:=STDEV([.HJ3:.HJ3])" office:value-type="float" office:value="0">
            <text:p>#DIV/0!</text:p>
          </table:table-cell>
          <table:table-cell table:formula="of:=STDEV([.HK3:.HK3])" office:value-type="float" office:value="0">
            <text:p>#DIV/0!</text:p>
          </table:table-cell>
          <table:table-cell table:formula="of:=STDEV([.HL3:.HL3])" office:value-type="float" office:value="0">
            <text:p>#DIV/0!</text:p>
          </table:table-cell>
          <table:table-cell table:number-columns-repeated="804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GX3:.$GX3])^2)^0.5" office:value-type="float" office:value="66.5729411">
            <text:p>67</text:p>
          </table:table-cell>
          <table:table-cell table:number-matrix-columns-spanned="1" table:number-matrix-rows-spanned="1" table:formula="of:=SUM(([.C3:.C3]-[.$GY3:.$GY3])^2)^0.5" office:value-type="float" office:value="6">
            <text:p>6</text:p>
          </table:table-cell>
          <table:table-cell table:number-matrix-columns-spanned="1" table:number-matrix-rows-spanned="1" table:formula="of:=SUM(([.D3:.D3]-[.$GZ3:.$GZ3])^2)^0.5" office:value-type="float" office:value="172908.966666667">
            <text:p>172909</text:p>
          </table:table-cell>
          <table:table-cell table:number-matrix-columns-spanned="1" table:number-matrix-rows-spanned="1" table:formula="of:=SUM(([.E3:.E3]-[.$HA3:.$HA3])^2)^0.5" office:value-type="float" office:value="755942.3">
            <text:p>755942</text:p>
          </table:table-cell>
          <table:table-cell table:number-matrix-columns-spanned="1" table:number-matrix-rows-spanned="1" table:formula="of:=SUM(([.F3:.F3]-[.$GX3:.$GX3])^2)^0.5" office:value-type="float" office:value="65.7404711666667">
            <text:p>66</text:p>
          </table:table-cell>
          <table:table-cell table:number-matrix-columns-spanned="1" table:number-matrix-rows-spanned="1" table:formula="of:=SUM(([.G3:.G3]-[.$GY3:.$GY3])^2)^0.5" office:value-type="float" office:value="6">
            <text:p>6</text:p>
          </table:table-cell>
          <table:table-cell table:number-matrix-columns-spanned="1" table:number-matrix-rows-spanned="1" table:formula="of:=SUM(([.H3:.H3]-[.$GZ3:.$GZ3])^2)^0.5" office:value-type="float" office:value="173898.733333333">
            <text:p>173899</text:p>
          </table:table-cell>
          <table:table-cell table:number-matrix-columns-spanned="1" table:number-matrix-rows-spanned="1" table:formula="of:=SUM(([.I3:.I3]-[.$HA3:.$HA3])^2)^0.5" office:value-type="float" office:value="774848.5">
            <text:p>774849</text:p>
          </table:table-cell>
          <table:table-cell table:style-name="ce16" table:number-matrix-columns-spanned="1" table:number-matrix-rows-spanned="1" table:formula="of:=SUM(([.J3:.J3]-[.$HB3:.$HB3])^2)^0.5" office:value-type="float" office:value="0">
            <text:p>0</text:p>
          </table:table-cell>
          <table:table-cell table:number-matrix-columns-spanned="1" table:number-matrix-rows-spanned="1" table:formula="of:=SUM(([.K3:.K3]-[.$GX3:.$GX3])^2)^0.5" office:value-type="float" office:value="68.9044282333333">
            <text:p>69</text:p>
          </table:table-cell>
          <table:table-cell table:number-matrix-columns-spanned="1" table:number-matrix-rows-spanned="1" table:formula="of:=SUM(([.L3:.L3]-[.$GY3:.$GY3])^2)^0.5" office:value-type="float" office:value="6">
            <text:p>6</text:p>
          </table:table-cell>
          <table:table-cell table:number-matrix-columns-spanned="1" table:number-matrix-rows-spanned="1" table:formula="of:=SUM(([.M3:.M3]-[.$GZ3:.$GZ3])^2)^0.5" office:value-type="float" office:value="172365">
            <text:p>172365</text:p>
          </table:table-cell>
          <table:table-cell table:number-matrix-columns-spanned="1" table:number-matrix-rows-spanned="1" table:formula="of:=SUM(([.N3:.N3]-[.$HA3:.$HA3])^2)^0.5" office:value-type="float" office:value="775573.433333333">
            <text:p>775573</text:p>
          </table:table-cell>
          <table:table-cell table:style-name="ce16" table:number-matrix-columns-spanned="1" table:number-matrix-rows-spanned="1" table:formula="of:=SUM(([.O3:.O3]-[.$HB3:.$HB3])^2)^0.5" office:value-type="float" office:value="0">
            <text:p>0</text:p>
          </table:table-cell>
          <table:table-cell table:number-matrix-columns-spanned="1" table:number-matrix-rows-spanned="1" table:formula="of:=SUM(([.P3:.P3]-[.$GX3:.$GX3])^2)^0.5" office:value-type="float" office:value="67.1949198666667">
            <text:p>67</text:p>
          </table:table-cell>
          <table:table-cell table:number-matrix-columns-spanned="1" table:number-matrix-rows-spanned="1" table:formula="of:=SUM(([.Q3:.Q3]-[.$GY3:.$GY3])^2)^0.5" office:value-type="float" office:value="6">
            <text:p>6</text:p>
          </table:table-cell>
          <table:table-cell table:number-matrix-columns-spanned="1" table:number-matrix-rows-spanned="1" table:formula="of:=SUM(([.R3:.R3]-[.$GZ3:.$GZ3])^2)^0.5" office:value-type="float" office:value="171252.433333333">
            <text:p>171252</text:p>
          </table:table-cell>
          <table:table-cell table:number-matrix-columns-spanned="1" table:number-matrix-rows-spanned="1" table:formula="of:=SUM(([.S3:.S3]-[.$HA3:.$HA3])^2)^0.5" office:value-type="float" office:value="757879.433333333">
            <text:p>757879</text:p>
          </table:table-cell>
          <table:table-cell table:number-matrix-columns-spanned="1" table:number-matrix-rows-spanned="1" table:formula="of:=SUM(([.T3:.T3]-[.$HB3:.$HB3])^2)^0.5" office:value-type="float" office:value="107677.1">
            <text:p>107677</text:p>
          </table:table-cell>
          <table:table-cell table:number-matrix-columns-spanned="1" table:number-matrix-rows-spanned="1" table:formula="of:=SUM(([.U3:.U3]-[.$GX3:.$GX3])^2)^0.5" office:value-type="float" office:value="29.0278606999999">
            <text:p>29</text:p>
          </table:table-cell>
          <table:table-cell table:number-matrix-columns-spanned="1" table:number-matrix-rows-spanned="1" table:formula="of:=SUM(([.V3:.V3]-[.$GY3:.$GY3])^2)^0.5" office:value-type="float" office:value="2">
            <text:p>2</text:p>
          </table:table-cell>
          <table:table-cell table:number-matrix-columns-spanned="1" table:number-matrix-rows-spanned="1" table:formula="of:=SUM(([.W3:.W3]-[.$GZ3:.$GZ3])^2)^0.5" office:value-type="float" office:value="146692.766666667">
            <text:p>146693</text:p>
          </table:table-cell>
          <table:table-cell table:number-matrix-columns-spanned="1" table:number-matrix-rows-spanned="1" table:formula="of:=SUM(([.X3:.X3]-[.$HA3:.$HA3])^2)^0.5" office:value-type="float" office:value="815826.933333333">
            <text:p>815827</text:p>
          </table:table-cell>
          <table:table-cell table:number-matrix-columns-spanned="1" table:number-matrix-rows-spanned="1" table:formula="of:=SUM(([.Y3:.Y3]-[.$HB3:.$HB3])^2)^0.5" office:value-type="float" office:value="91456.2666666667">
            <text:p>91456</text:p>
          </table:table-cell>
          <table:table-cell table:number-matrix-columns-spanned="1" table:number-matrix-rows-spanned="1" table:formula="of:=SUM(([.Z3:.Z3]-[.$GX3:.$GX3])^2)^0.5" office:value-type="float" office:value="29.2242034">
            <text:p>29</text:p>
          </table:table-cell>
          <table:table-cell table:number-matrix-columns-spanned="1" table:number-matrix-rows-spanned="1" table:formula="of:=SUM(([.AA3:.AA3]-[.$GY3:.$GY3])^2)^0.5" office:value-type="float" office:value="3">
            <text:p>3</text:p>
          </table:table-cell>
          <table:table-cell table:number-matrix-columns-spanned="1" table:number-matrix-rows-spanned="1" table:formula="of:=SUM(([.AB3:.AB3]-[.$GZ3:.$GZ3])^2)^0.5" office:value-type="float" office:value="158454.933333333">
            <text:p>158455</text:p>
          </table:table-cell>
          <table:table-cell table:number-matrix-columns-spanned="1" table:number-matrix-rows-spanned="1" table:formula="of:=SUM(([.AC3:.AC3]-[.$HA3:.$HA3])^2)^0.5" office:value-type="float" office:value="386325.2">
            <text:p>386325</text:p>
          </table:table-cell>
          <table:table-cell table:number-matrix-columns-spanned="1" table:number-matrix-rows-spanned="1" table:formula="of:=SUM(([.AD3:.AD3]-[.$HB3:.$HB3])^2)^0.5" office:value-type="float" office:value="53181.3333333333">
            <text:p>53181</text:p>
          </table:table-cell>
          <table:table-cell table:number-matrix-columns-spanned="1" table:number-matrix-rows-spanned="1" table:formula="of:=SUM(([.AE3:.AE3]-[.$GX3:.$GX3])^2)^0.5" office:value-type="float" office:value="22.0226369666667">
            <text:p>22</text:p>
          </table:table-cell>
          <table:table-cell table:number-matrix-columns-spanned="1" table:number-matrix-rows-spanned="1" table:formula="of:=SUM(([.AF3:.AF3]-[.$GY3:.$GY3])^2)^0.5" office:value-type="float" office:value="2">
            <text:p>2</text:p>
          </table:table-cell>
          <table:table-cell table:number-matrix-columns-spanned="1" table:number-matrix-rows-spanned="1" table:formula="of:=SUM(([.AG3:.AG3]-[.$GZ3:.$GZ3])^2)^0.5" office:value-type="float" office:value="84263.2333333333">
            <text:p>84263</text:p>
          </table:table-cell>
          <table:table-cell table:number-matrix-columns-spanned="1" table:number-matrix-rows-spanned="1" table:formula="of:=SUM(([.AH3:.AH3]-[.$HA3:.$HA3])^2)^0.5" office:value-type="float" office:value="329544.7">
            <text:p>329545</text:p>
          </table:table-cell>
          <table:table-cell table:number-matrix-columns-spanned="1" table:number-matrix-rows-spanned="1" table:formula="of:=SUM(([.AI3:.AI3]-[.$HB3:.$HB3])^2)^0.5" office:value-type="float" office:value="127354.9">
            <text:p>127355</text:p>
          </table:table-cell>
          <table:table-cell table:number-matrix-columns-spanned="1" table:number-matrix-rows-spanned="1" table:formula="of:=SUM(([.AJ3:.AJ3]-[.$GX3:.$GX3])^2)^0.5" office:value-type="float" office:value="0.4545654333333">
            <text:p>0</text:p>
          </table:table-cell>
          <table:table-cell table:style-name="ce16" table:number-matrix-columns-spanned="1" table:number-matrix-rows-spanned="1" table:formula="of:=SUM(([.AK3:.AK3]-[.$GY3:.$GY3])^2)^0.5" office:value-type="float" office:value="0">
            <text:p>0</text:p>
          </table:table-cell>
          <table:table-cell table:number-matrix-columns-spanned="1" table:number-matrix-rows-spanned="1" table:formula="of:=SUM(([.AL3:.AL3]-[.$GZ3:.$GZ3])^2)^0.5" office:value-type="float" office:value="60997.4333333333">
            <text:p>60997</text:p>
          </table:table-cell>
          <table:table-cell table:number-matrix-columns-spanned="1" table:number-matrix-rows-spanned="1" table:formula="of:=SUM(([.AM3:.AM3]-[.$HA3:.$HA3])^2)^0.5" office:value-type="float" office:value="205763.5">
            <text:p>205764</text:p>
          </table:table-cell>
          <table:table-cell table:number-matrix-columns-spanned="1" table:number-matrix-rows-spanned="1" table:formula="of:=SUM(([.AN3:.AN3]-[.$HB3:.$HB3])^2)^0.5" office:value-type="float" office:value="108018.4">
            <text:p>108018</text:p>
          </table:table-cell>
          <table:table-cell table:number-matrix-columns-spanned="1" table:number-matrix-rows-spanned="1" table:formula="of:=SUM(([.AO3:.AO3]-[.$GX3:.$GX3])^2)^0.5" office:value-type="float" office:value="28.9723933">
            <text:p>29</text:p>
          </table:table-cell>
          <table:table-cell table:number-matrix-columns-spanned="1" table:number-matrix-rows-spanned="1" table:formula="of:=SUM(([.AP3:.AP3]-[.$GY3:.$GY3])^2)^0.5" office:value-type="float" office:value="2">
            <text:p>2</text:p>
          </table:table-cell>
          <table:table-cell table:number-matrix-columns-spanned="1" table:number-matrix-rows-spanned="1" table:formula="of:=SUM(([.AQ3:.AQ3]-[.$GZ3:.$GZ3])^2)^0.5" office:value-type="float" office:value="74196.6333333333">
            <text:p>74197</text:p>
          </table:table-cell>
          <table:table-cell table:number-matrix-columns-spanned="1" table:number-matrix-rows-spanned="1" table:formula="of:=SUM(([.AR3:.AR3]-[.$HA3:.$HA3])^2)^0.5" office:value-type="float" office:value="230387.033333333">
            <text:p>230387</text:p>
          </table:table-cell>
          <table:table-cell table:number-matrix-columns-spanned="1" table:number-matrix-rows-spanned="1" table:formula="of:=SUM(([.AS3:.AS3]-[.$HB3:.$HB3])^2)^0.5" office:value-type="float" office:value="115510.8">
            <text:p>115511</text:p>
          </table:table-cell>
          <table:table-cell table:style-name="ce16" table:number-matrix-columns-spanned="1" table:number-matrix-rows-spanned="1" table:formula="of:=SUM(([.AT3:.AT3]-[.$GX3:.$GX3])^2)^0.5" office:value-type="float" office:value="0">
            <text:p>0</text:p>
          </table:table-cell>
          <table:table-cell table:number-matrix-columns-spanned="1" table:number-matrix-rows-spanned="1" table:formula="of:=SUM(([.AU3:.AU3]-[.$GY3:.$GY3])^2)^0.5" office:value-type="float" office:value="2">
            <text:p>2</text:p>
          </table:table-cell>
          <table:table-cell table:number-matrix-columns-spanned="1" table:number-matrix-rows-spanned="1" table:formula="of:=SUM(([.AV3:.AV3]-[.$GZ3:.$GZ3])^2)^0.5" office:value-type="float" office:value="40285.0333333333">
            <text:p>40285</text:p>
          </table:table-cell>
          <table:table-cell table:number-matrix-columns-spanned="1" table:number-matrix-rows-spanned="1" table:formula="of:=SUM(([.AW3:.AW3]-[.$HA3:.$HA3])^2)^0.5" office:value-type="float" office:value="148017.7">
            <text:p>148018</text:p>
          </table:table-cell>
          <table:table-cell table:number-matrix-columns-spanned="1" table:number-matrix-rows-spanned="1" table:formula="of:=SUM(([.AX3:.AX3]-[.$HB3:.$HB3])^2)^0.5" office:value-type="float" office:value="81550.9666666667">
            <text:p>81551</text:p>
          </table:table-cell>
          <table:table-cell table:number-matrix-columns-spanned="1" table:number-matrix-rows-spanned="1" table:formula="of:=SUM(([.AY3:.AY3]-[.$GX3:.$GX3])^2)^0.5" office:value-type="float" office:value="49.5200115">
            <text:p>50</text:p>
          </table:table-cell>
          <table:table-cell table:number-matrix-columns-spanned="1" table:number-matrix-rows-spanned="1" table:formula="of:=SUM(([.AZ3:.AZ3]-[.$GY3:.$GY3])^2)^0.5" office:value-type="float" office:value="4">
            <text:p>4</text:p>
          </table:table-cell>
          <table:table-cell table:number-matrix-columns-spanned="1" table:number-matrix-rows-spanned="1" table:formula="of:=SUM(([.BA3:.BA3]-[.$GZ3:.$GZ3])^2)^0.5" office:value-type="float" office:value="161737.133333333">
            <text:p>161737</text:p>
          </table:table-cell>
          <table:table-cell table:number-matrix-columns-spanned="1" table:number-matrix-rows-spanned="1" table:formula="of:=SUM(([.BB3:.BB3]-[.$HA3:.$HA3])^2)^0.5" office:value-type="float" office:value="724694.533333333">
            <text:p>724695</text:p>
          </table:table-cell>
          <table:table-cell table:number-matrix-columns-spanned="1" table:number-matrix-rows-spanned="1" table:formula="of:=SUM(([.BC3:.BC3]-[.$HB3:.$HB3])^2)^0.5" office:value-type="float" office:value="104205.866666667">
            <text:p>104206</text:p>
          </table:table-cell>
          <table:table-cell table:number-matrix-columns-spanned="1" table:number-matrix-rows-spanned="1" table:formula="of:=SUM(([.BD3:.BD3]-[.$GX3:.$GX3])^2)^0.5" office:value-type="float" office:value="36.6658695666667">
            <text:p>37</text:p>
          </table:table-cell>
          <table:table-cell table:number-matrix-columns-spanned="1" table:number-matrix-rows-spanned="1" table:formula="of:=SUM(([.BE3:.BE3]-[.$GY3:.$GY3])^2)^0.5" office:value-type="float" office:value="3">
            <text:p>3</text:p>
          </table:table-cell>
          <table:table-cell table:number-matrix-columns-spanned="1" table:number-matrix-rows-spanned="1" table:formula="of:=SUM(([.BF3:.BF3]-[.$GZ3:.$GZ3])^2)^0.5" office:value-type="float" office:value="133401.633333333">
            <text:p>133402</text:p>
          </table:table-cell>
          <table:table-cell table:number-matrix-columns-spanned="1" table:number-matrix-rows-spanned="1" table:formula="of:=SUM(([.BG3:.BG3]-[.$HA3:.$HA3])^2)^0.5" office:value-type="float" office:value="632491.066666667">
            <text:p>632491</text:p>
          </table:table-cell>
          <table:table-cell table:number-matrix-columns-spanned="1" table:number-matrix-rows-spanned="1" table:formula="of:=SUM(([.BH3:.BH3]-[.$HB3:.$HB3])^2)^0.5" office:value-type="float" office:value="82746.6333333333">
            <text:p>82747</text:p>
          </table:table-cell>
          <table:table-cell table:number-matrix-columns-spanned="1" table:number-matrix-rows-spanned="1" table:formula="of:=SUM(([.BI3:.BI3]-[.$GX3:.$GX3])^2)^0.5" office:value-type="float" office:value="36.0694196">
            <text:p>36</text:p>
          </table:table-cell>
          <table:table-cell table:number-matrix-columns-spanned="1" table:number-matrix-rows-spanned="1" table:formula="of:=SUM(([.BJ3:.BJ3]-[.$GY3:.$GY3])^2)^0.5" office:value-type="float" office:value="4">
            <text:p>4</text:p>
          </table:table-cell>
          <table:table-cell table:number-matrix-columns-spanned="1" table:number-matrix-rows-spanned="1" table:formula="of:=SUM(([.BK3:.BK3]-[.$GZ3:.$GZ3])^2)^0.5" office:value-type="float" office:value="145490.933333333">
            <text:p>145491</text:p>
          </table:table-cell>
          <table:table-cell table:number-matrix-columns-spanned="1" table:number-matrix-rows-spanned="1" table:formula="of:=SUM(([.BL3:.BL3]-[.$HA3:.$HA3])^2)^0.5" office:value-type="float" office:value="778178.2">
            <text:p>778178</text:p>
          </table:table-cell>
          <table:table-cell table:number-matrix-columns-spanned="1" table:number-matrix-rows-spanned="1" table:formula="of:=SUM(([.BM3:.BM3]-[.$HB3:.$HB3])^2)^0.5" office:value-type="float" office:value="97923.5333333333">
            <text:p>97924</text:p>
          </table:table-cell>
          <table:table-cell table:number-matrix-columns-spanned="1" table:number-matrix-rows-spanned="1" table:formula="of:=SUM(([.BN3:.BN3]-[.$GX3:.$GX3])^2)^0.5" office:value-type="float" office:value="21.1134888333333">
            <text:p>21</text:p>
          </table:table-cell>
          <table:table-cell table:number-matrix-columns-spanned="1" table:number-matrix-rows-spanned="1" table:formula="of:=SUM(([.BO3:.BO3]-[.$GY3:.$GY3])^2)^0.5" office:value-type="float" office:value="3">
            <text:p>3</text:p>
          </table:table-cell>
          <table:table-cell table:number-matrix-columns-spanned="1" table:number-matrix-rows-spanned="1" table:formula="of:=SUM(([.BP3:.BP3]-[.$GZ3:.$GZ3])^2)^0.5" office:value-type="float" office:value="141979.7">
            <text:p>141980</text:p>
          </table:table-cell>
          <table:table-cell table:number-matrix-columns-spanned="1" table:number-matrix-rows-spanned="1" table:formula="of:=SUM(([.BQ3:.BQ3]-[.$HA3:.$HA3])^2)^0.5" office:value-type="float" office:value="648462.966666667">
            <text:p>648463</text:p>
          </table:table-cell>
          <table:table-cell table:number-matrix-columns-spanned="1" table:number-matrix-rows-spanned="1" table:formula="of:=SUM(([.BR3:.BR3]-[.$HB3:.$HB3])^2)^0.5" office:value-type="float" office:value="88184.1333333333">
            <text:p>88184</text:p>
          </table:table-cell>
          <table:table-cell table:number-matrix-columns-spanned="1" table:number-matrix-rows-spanned="1" table:formula="of:=SUM(([.BS3:.BS3]-[.$GX3:.$GX3])^2)^0.5" office:value-type="float" office:value="36.2765993">
            <text:p>36</text:p>
          </table:table-cell>
          <table:table-cell table:number-matrix-columns-spanned="1" table:number-matrix-rows-spanned="1" table:formula="of:=SUM(([.BT3:.BT3]-[.$GY3:.$GY3])^2)^0.5" office:value-type="float" office:value="4">
            <text:p>4</text:p>
          </table:table-cell>
          <table:table-cell table:style-name="ce16" table:number-matrix-columns-spanned="1" table:number-matrix-rows-spanned="1" table:formula="of:=SUM(([.BU3:.BU3]-[.$GZ3:.$GZ3])^2)^0.5" office:value-type="float" office:value="0">
            <text:p>0</text:p>
          </table:table-cell>
          <table:table-cell table:style-name="ce16" table:number-matrix-columns-spanned="1" table:number-matrix-rows-spanned="1" table:formula="of:=SUM(([.BV3:.BV3]-[.$HA3:.$HA3])^2)^0.5" office:value-type="float" office:value="0">
            <text:p>0</text:p>
          </table:table-cell>
          <table:table-cell table:number-matrix-columns-spanned="1" table:number-matrix-rows-spanned="1" table:formula="of:=SUM(([.BW3:.BW3]-[.$HB3:.$HB3])^2)^0.5" office:value-type="float" office:value="43340.4">
            <text:p>43340</text:p>
          </table:table-cell>
          <table:table-cell table:number-matrix-columns-spanned="1" table:number-matrix-rows-spanned="1" table:formula="of:=SUM(([.BX3:.BX3]-[.$GX3:.$GX3])^2)^0.5" office:value-type="float" office:value="64.6413352">
            <text:p>65</text:p>
          </table:table-cell>
          <table:table-cell table:number-matrix-columns-spanned="1" table:number-matrix-rows-spanned="1" table:formula="of:=SUM(([.BY3:.BY3]-[.$GY3:.$GY3])^2)^0.5" office:value-type="float" office:value="5">
            <text:p>5</text:p>
          </table:table-cell>
          <table:table-cell table:number-matrix-columns-spanned="1" table:number-matrix-rows-spanned="1" table:formula="of:=SUM(([.BZ3:.BZ3]-[.$GZ3:.$GZ3])^2)^0.5" office:value-type="float" office:value="200181.866666667">
            <text:p>200182</text:p>
          </table:table-cell>
          <table:table-cell table:number-matrix-columns-spanned="1" table:number-matrix-rows-spanned="1" table:formula="of:=SUM(([.CA3:.CA3]-[.$HA3:.$HA3])^2)^0.5" office:value-type="float" office:value="1327336.5">
            <text:p>1327337</text:p>
          </table:table-cell>
          <table:table-cell table:style-name="ce16" table:number-matrix-columns-spanned="1" table:number-matrix-rows-spanned="1" table:formula="of:=SUM(([.CB3:.CB3]-[.$HB3:.$HB3])^2)^0.5" office:value-type="float" office:value="0">
            <text:p>0</text:p>
          </table:table-cell>
          <table:table-cell table:number-matrix-columns-spanned="1" table:number-matrix-rows-spanned="1" table:formula="of:=SUM(([.CC3:.CC3]-[.$GX3:.$GX3])^2)^0.5" office:value-type="float" office:value="74.7507419">
            <text:p>75</text:p>
          </table:table-cell>
          <table:table-cell table:number-matrix-columns-spanned="1" table:number-matrix-rows-spanned="1" table:formula="of:=SUM(([.CD3:.CD3]-[.$GY3:.$GY3])^2)^0.5" office:value-type="float" office:value="4">
            <text:p>4</text:p>
          </table:table-cell>
          <table:table-cell table:number-matrix-columns-spanned="1" table:number-matrix-rows-spanned="1" table:formula="of:=SUM(([.CE3:.CE3]-[.$GZ3:.$GZ3])^2)^0.5" office:value-type="float" office:value="79011.1">
            <text:p>79011</text:p>
          </table:table-cell>
          <table:table-cell table:number-matrix-columns-spanned="1" table:number-matrix-rows-spanned="1" table:formula="of:=SUM(([.CF3:.CF3]-[.$HA3:.$HA3])^2)^0.5" office:value-type="float" office:value="297402.833333333">
            <text:p>297403</text:p>
          </table:table-cell>
          <table:table-cell table:number-matrix-columns-spanned="1" table:number-matrix-rows-spanned="1" table:formula="of:=SUM(([.CG3:.CG3]-[.$HB3:.$HB3])^2)^0.5" office:value-type="float" office:value="129250.266666667">
            <text:p>129250</text:p>
          </table:table-cell>
          <table:table-cell table:number-matrix-columns-spanned="1" table:number-matrix-rows-spanned="1" table:formula="of:=SUM(([.CH3:.CH3]-[.$GX3:.$GX3])^2)^0.5" office:value-type="float" office:value="44.9497259333333">
            <text:p>45</text:p>
          </table:table-cell>
          <table:table-cell table:number-matrix-columns-spanned="1" table:number-matrix-rows-spanned="1" table:formula="of:=SUM(([.CI3:.CI3]-[.$GY3:.$GY3])^2)^0.5" office:value-type="float" office:value="3">
            <text:p>3</text:p>
          </table:table-cell>
          <table:table-cell table:number-matrix-columns-spanned="1" table:number-matrix-rows-spanned="1" table:formula="of:=SUM(([.CJ3:.CJ3]-[.$GZ3:.$GZ3])^2)^0.5" office:value-type="float" office:value="169097.9">
            <text:p>169098</text:p>
          </table:table-cell>
          <table:table-cell table:number-matrix-columns-spanned="1" table:number-matrix-rows-spanned="1" table:formula="of:=SUM(([.CK3:.CK3]-[.$HA3:.$HA3])^2)^0.5" office:value-type="float" office:value="855932.7">
            <text:p>855933</text:p>
          </table:table-cell>
          <table:table-cell table:number-matrix-columns-spanned="1" table:number-matrix-rows-spanned="1" table:formula="of:=SUM(([.CL3:.CL3]-[.$HB3:.$HB3])^2)^0.5" office:value-type="float" office:value="103945.6">
            <text:p>103946</text:p>
          </table:table-cell>
          <table:table-cell table:number-matrix-columns-spanned="1" table:number-matrix-rows-spanned="1" table:formula="of:=SUM(([.CM3:.CM3]-[.$GX3:.$GX3])^2)^0.5" office:value-type="float" office:value="186.042550966667">
            <text:p>186</text:p>
          </table:table-cell>
          <table:table-cell table:number-matrix-columns-spanned="1" table:number-matrix-rows-spanned="1" table:formula="of:=SUM(([.CN3:.CN3]-[.$GY3:.$GY3])^2)^0.5" office:value-type="float" office:value="11">
            <text:p>11</text:p>
          </table:table-cell>
          <table:table-cell table:number-matrix-columns-spanned="1" table:number-matrix-rows-spanned="1" table:formula="of:=SUM(([.CO3:.CO3]-[.$GZ3:.$GZ3])^2)^0.5" office:value-type="float" office:value="85064.8">
            <text:p>85065</text:p>
          </table:table-cell>
          <table:table-cell table:number-matrix-columns-spanned="1" table:number-matrix-rows-spanned="1" table:formula="of:=SUM(([.CP3:.CP3]-[.$HA3:.$HA3])^2)^0.5" office:value-type="float" office:value="121213.233333333">
            <text:p>121213</text:p>
          </table:table-cell>
          <table:table-cell table:number-matrix-columns-spanned="1" table:number-matrix-rows-spanned="1" table:formula="of:=SUM(([.CQ3:.CQ3]-[.$HB3:.$HB3])^2)^0.5" office:value-type="float" office:value="164553.633333333">
            <text:p>164554</text:p>
          </table:table-cell>
          <table:table-cell table:number-matrix-columns-spanned="1" table:number-matrix-rows-spanned="1" table:formula="of:=SUM(([.CR3:.CR3]-[.$GX3:.$GX3])^2)^0.5" office:value-type="float" office:value="50.7701751">
            <text:p>51</text:p>
          </table:table-cell>
          <table:table-cell table:number-matrix-columns-spanned="1" table:number-matrix-rows-spanned="1" table:formula="of:=SUM(([.CS3:.CS3]-[.$GY3:.$GY3])^2)^0.5" office:value-type="float" office:value="3">
            <text:p>3</text:p>
          </table:table-cell>
          <table:table-cell table:number-matrix-columns-spanned="1" table:number-matrix-rows-spanned="1" table:formula="of:=SUM(([.CT3:.CT3]-[.$GZ3:.$GZ3])^2)^0.5" office:value-type="float" office:value="115358.533333333">
            <text:p>115359</text:p>
          </table:table-cell>
          <table:table-cell table:number-matrix-columns-spanned="1" table:number-matrix-rows-spanned="1" table:formula="of:=SUM(([.CU3:.CU3]-[.$HA3:.$HA3])^2)^0.5" office:value-type="float" office:value="515421.833333333">
            <text:p>515422</text:p>
          </table:table-cell>
          <table:table-cell table:number-matrix-columns-spanned="1" table:number-matrix-rows-spanned="1" table:formula="of:=SUM(([.CV3:.CV3]-[.$HB3:.$HB3])^2)^0.5" office:value-type="float" office:value="101092.2">
            <text:p>101092</text:p>
          </table:table-cell>
          <table:table-cell table:number-matrix-columns-spanned="1" table:number-matrix-rows-spanned="1" table:formula="of:=SUM(([.CW3:.CW3]-[.$GX3:.$GX3])^2)^0.5" office:value-type="float" office:value="11.5696175333333">
            <text:p>12</text:p>
          </table:table-cell>
          <table:table-cell table:number-matrix-columns-spanned="1" table:number-matrix-rows-spanned="1" table:formula="of:=SUM(([.CX3:.CX3]-[.$GY3:.$GY3])^2)^0.5" office:value-type="float" office:value="3">
            <text:p>3</text:p>
          </table:table-cell>
          <table:table-cell table:number-matrix-columns-spanned="1" table:number-matrix-rows-spanned="1" table:formula="of:=SUM(([.CY3:.CY3]-[.$GZ3:.$GZ3])^2)^0.5" office:value-type="float" office:value="139227.833333333">
            <text:p>139228</text:p>
          </table:table-cell>
          <table:table-cell table:number-matrix-columns-spanned="1" table:number-matrix-rows-spanned="1" table:formula="of:=SUM(([.CZ3:.CZ3]-[.$HA3:.$HA3])^2)^0.5" office:value-type="float" office:value="722629.333333333">
            <text:p>722629</text:p>
          </table:table-cell>
          <table:table-cell table:number-matrix-columns-spanned="1" table:number-matrix-rows-spanned="1" table:formula="of:=SUM(([.DA3:.DA3]-[.$HB3:.$HB3])^2)^0.5" office:value-type="float" office:value="89297.3666666667">
            <text:p>89297</text:p>
          </table:table-cell>
          <table:table-cell table:number-matrix-columns-spanned="1" table:number-matrix-rows-spanned="1" table:formula="of:=SUM(([.DB3:.DB3]-[.$GX3:.$GX3])^2)^0.5" office:value-type="float" office:value="219.993783233333">
            <text:p>220</text:p>
          </table:table-cell>
          <table:table-cell table:number-matrix-columns-spanned="1" table:number-matrix-rows-spanned="1" table:formula="of:=SUM(([.DC3:.DC3]-[.$GY3:.$GY3])^2)^0.5" office:value-type="float" office:value="14">
            <text:p>14</text:p>
          </table:table-cell>
          <table:table-cell table:number-matrix-columns-spanned="1" table:number-matrix-rows-spanned="1" table:formula="of:=SUM(([.DD3:.DD3]-[.$GZ3:.$GZ3])^2)^0.5" office:value-type="float" office:value="123953.7">
            <text:p>123954</text:p>
          </table:table-cell>
          <table:table-cell table:number-matrix-columns-spanned="1" table:number-matrix-rows-spanned="1" table:formula="of:=SUM(([.DE3:.DE3]-[.$HA3:.$HA3])^2)^0.5" office:value-type="float" office:value="163289.4">
            <text:p>163289</text:p>
          </table:table-cell>
          <table:table-cell table:number-matrix-columns-spanned="1" table:number-matrix-rows-spanned="1" table:formula="of:=SUM(([.DF3:.DF3]-[.$HB3:.$HB3])^2)^0.5" office:value-type="float" office:value="182218.333333333">
            <text:p>182218</text:p>
          </table:table-cell>
          <table:table-cell table:number-matrix-columns-spanned="1" table:number-matrix-rows-spanned="1" table:formula="of:=SUM(([.DG3:.DG3]-[.$GX3:.$GX3])^2)^0.5" office:value-type="float" office:value="66.7210571333333">
            <text:p>67</text:p>
          </table:table-cell>
          <table:table-cell table:number-matrix-columns-spanned="1" table:number-matrix-rows-spanned="1" table:formula="of:=SUM(([.DH3:.DH3]-[.$GY3:.$GY3])^2)^0.5" office:value-type="float" office:value="6">
            <text:p>6</text:p>
          </table:table-cell>
          <table:table-cell table:number-matrix-columns-spanned="1" table:number-matrix-rows-spanned="1" table:formula="of:=SUM(([.DI3:.DI3]-[.$GZ3:.$GZ3])^2)^0.5" office:value-type="float" office:value="167137.433333333">
            <text:p>167137</text:p>
          </table:table-cell>
          <table:table-cell table:number-matrix-columns-spanned="1" table:number-matrix-rows-spanned="1" table:formula="of:=SUM(([.DJ3:.DJ3]-[.$HA3:.$HA3])^2)^0.5" office:value-type="float" office:value="732615.833333333">
            <text:p>732616</text:p>
          </table:table-cell>
          <table:table-cell table:number-matrix-columns-spanned="1" table:number-matrix-rows-spanned="1" table:formula="of:=SUM(([.DK3:.DK3]-[.$HB3:.$HB3])^2)^0.5" office:value-type="float" office:value="104617.666666667">
            <text:p>104618</text:p>
          </table:table-cell>
          <table:table-cell table:number-matrix-columns-spanned="1" table:number-matrix-rows-spanned="1" table:formula="of:=SUM(([.DL3:.DL3]-[.$GX3:.$GX3])^2)^0.5" office:value-type="float" office:value="48.6280559666667">
            <text:p>49</text:p>
          </table:table-cell>
          <table:table-cell table:number-matrix-columns-spanned="1" table:number-matrix-rows-spanned="1" table:formula="of:=SUM(([.DM3:.DM3]-[.$GY3:.$GY3])^2)^0.5" office:value-type="float" office:value="5">
            <text:p>5</text:p>
          </table:table-cell>
          <table:table-cell table:number-matrix-columns-spanned="1" table:number-matrix-rows-spanned="1" table:formula="of:=SUM(([.DN3:.DN3]-[.$GZ3:.$GZ3])^2)^0.5" office:value-type="float" office:value="141897.666666667">
            <text:p>141898</text:p>
          </table:table-cell>
          <table:table-cell table:number-matrix-columns-spanned="1" table:number-matrix-rows-spanned="1" table:formula="of:=SUM(([.DO3:.DO3]-[.$HA3:.$HA3])^2)^0.5" office:value-type="float" office:value="686543.566666667">
            <text:p>686544</text:p>
          </table:table-cell>
          <table:table-cell table:number-matrix-columns-spanned="1" table:number-matrix-rows-spanned="1" table:formula="of:=SUM(([.DP3:.DP3]-[.$HB3:.$HB3])^2)^0.5" office:value-type="float" office:value="49274.2666666667">
            <text:p>49274</text:p>
          </table:table-cell>
          <table:table-cell table:number-matrix-columns-spanned="1" table:number-matrix-rows-spanned="1" table:formula="of:=SUM(([.DQ3:.DQ3]-[.$GX3:.$GX3])^2)^0.5" office:value-type="float" office:value="87.3092366333334">
            <text:p>87</text:p>
          </table:table-cell>
          <table:table-cell table:number-matrix-columns-spanned="1" table:number-matrix-rows-spanned="1" table:formula="of:=SUM(([.DR3:.DR3]-[.$GY3:.$GY3])^2)^0.5" office:value-type="float" office:value="8">
            <text:p>8</text:p>
          </table:table-cell>
          <table:table-cell table:number-matrix-columns-spanned="1" table:number-matrix-rows-spanned="1" table:formula="of:=SUM(([.DS3:.DS3]-[.$GZ3:.$GZ3])^2)^0.5" office:value-type="float" office:value="204744.066666667">
            <text:p>204744</text:p>
          </table:table-cell>
          <table:table-cell table:number-matrix-columns-spanned="1" table:number-matrix-rows-spanned="1" table:formula="of:=SUM(([.DT3:.DT3]-[.$HA3:.$HA3])^2)^0.5" office:value-type="float" office:value="991912.866666667">
            <text:p>991913</text:p>
          </table:table-cell>
          <table:table-cell table:number-matrix-columns-spanned="1" table:number-matrix-rows-spanned="1" table:formula="of:=SUM(([.DU3:.DU3]-[.$HB3:.$HB3])^2)^0.5" office:value-type="float" office:value="134301.366666667">
            <text:p>134301</text:p>
          </table:table-cell>
          <table:table-cell table:number-matrix-columns-spanned="1" table:number-matrix-rows-spanned="1" table:formula="of:=SUM(([.DV3:.DV3]-[.$GX3:.$GX3])^2)^0.5" office:value-type="float" office:value="59.1504489">
            <text:p>59</text:p>
          </table:table-cell>
          <table:table-cell table:number-matrix-columns-spanned="1" table:number-matrix-rows-spanned="1" table:formula="of:=SUM(([.DW3:.DW3]-[.$GY3:.$GY3])^2)^0.5" office:value-type="float" office:value="4">
            <text:p>4</text:p>
          </table:table-cell>
          <table:table-cell table:number-matrix-columns-spanned="1" table:number-matrix-rows-spanned="1" table:formula="of:=SUM(([.DX3:.DX3]-[.$GZ3:.$GZ3])^2)^0.5" office:value-type="float" office:value="165027.666666667">
            <text:p>165028</text:p>
          </table:table-cell>
          <table:table-cell table:number-matrix-columns-spanned="1" table:number-matrix-rows-spanned="1" table:formula="of:=SUM(([.DY3:.DY3]-[.$HA3:.$HA3])^2)^0.5" office:value-type="float" office:value="359173.833333333">
            <text:p>359174</text:p>
          </table:table-cell>
          <table:table-cell table:number-matrix-columns-spanned="1" table:number-matrix-rows-spanned="1" table:formula="of:=SUM(([.DZ3:.DZ3]-[.$HB3:.$HB3])^2)^0.5" office:value-type="float" office:value="252307.366666667">
            <text:p>252307</text:p>
          </table:table-cell>
          <table:table-cell table:number-matrix-columns-spanned="1" table:number-matrix-rows-spanned="1" table:formula="of:=SUM(([.EA3:.EA3]-[.$GX3:.$GX3])^2)^0.5" office:value-type="float" office:value="55.5228868">
            <text:p>56</text:p>
          </table:table-cell>
          <table:table-cell table:number-matrix-columns-spanned="1" table:number-matrix-rows-spanned="1" table:formula="of:=SUM(([.EB3:.EB3]-[.$GY3:.$GY3])^2)^0.5" office:value-type="float" office:value="4">
            <text:p>4</text:p>
          </table:table-cell>
          <table:table-cell table:number-matrix-columns-spanned="1" table:number-matrix-rows-spanned="1" table:formula="of:=SUM(([.EC3:.EC3]-[.$GZ3:.$GZ3])^2)^0.5" office:value-type="float" office:value="164486.7">
            <text:p>164487</text:p>
          </table:table-cell>
          <table:table-cell table:number-matrix-columns-spanned="1" table:number-matrix-rows-spanned="1" table:formula="of:=SUM(([.ED3:.ED3]-[.$HA3:.$HA3])^2)^0.5" office:value-type="float" office:value="314776.466666667">
            <text:p>314776</text:p>
          </table:table-cell>
          <table:table-cell table:number-matrix-columns-spanned="1" table:number-matrix-rows-spanned="1" table:formula="of:=SUM(([.EE3:.EE3]-[.$HB3:.$HB3])^2)^0.5" office:value-type="float" office:value="313912.466666667">
            <text:p>313912</text:p>
          </table:table-cell>
          <table:table-cell table:number-matrix-columns-spanned="1" table:number-matrix-rows-spanned="1" table:formula="of:=SUM(([.EF3:.EF3]-[.$GX3:.$GX3])^2)^0.5" office:value-type="float" office:value="75.4125102333333">
            <text:p>75</text:p>
          </table:table-cell>
          <table:table-cell table:number-matrix-columns-spanned="1" table:number-matrix-rows-spanned="1" table:formula="of:=SUM(([.EG3:.EG3]-[.$GY3:.$GY3])^2)^0.5" office:value-type="float" office:value="5">
            <text:p>5</text:p>
          </table:table-cell>
          <table:table-cell table:number-matrix-columns-spanned="1" table:number-matrix-rows-spanned="1" table:formula="of:=SUM(([.EH3:.EH3]-[.$GZ3:.$GZ3])^2)^0.5" office:value-type="float" office:value="151091.466666667">
            <text:p>151091</text:p>
          </table:table-cell>
          <table:table-cell table:number-matrix-columns-spanned="1" table:number-matrix-rows-spanned="1" table:formula="of:=SUM(([.EI3:.EI3]-[.$HA3:.$HA3])^2)^0.5" office:value-type="float" office:value="331580.566666667">
            <text:p>331581</text:p>
          </table:table-cell>
          <table:table-cell table:number-matrix-columns-spanned="1" table:number-matrix-rows-spanned="1" table:formula="of:=SUM(([.EJ3:.EJ3]-[.$HB3:.$HB3])^2)^0.5" office:value-type="float" office:value="330753.033333333">
            <text:p>330753</text:p>
          </table:table-cell>
          <table:table-cell table:number-matrix-columns-spanned="1" table:number-matrix-rows-spanned="1" table:formula="of:=SUM(([.EK3:.EK3]-[.$GX3:.$GX3])^2)^0.5" office:value-type="float" office:value="33.0393317">
            <text:p>33</text:p>
          </table:table-cell>
          <table:table-cell table:number-matrix-columns-spanned="1" table:number-matrix-rows-spanned="1" table:formula="of:=SUM(([.EL3:.EL3]-[.$GY3:.$GY3])^2)^0.5" office:value-type="float" office:value="5">
            <text:p>5</text:p>
          </table:table-cell>
          <table:table-cell table:number-matrix-columns-spanned="1" table:number-matrix-rows-spanned="1" table:formula="of:=SUM(([.EM3:.EM3]-[.$GZ3:.$GZ3])^2)^0.5" office:value-type="float" office:value="149371.4">
            <text:p>149371</text:p>
          </table:table-cell>
          <table:table-cell table:number-matrix-columns-spanned="1" table:number-matrix-rows-spanned="1" table:formula="of:=SUM(([.EN3:.EN3]-[.$HA3:.$HA3])^2)^0.5" office:value-type="float" office:value="294691.966666667">
            <text:p>294692</text:p>
          </table:table-cell>
          <table:table-cell table:number-matrix-columns-spanned="1" table:number-matrix-rows-spanned="1" table:formula="of:=SUM(([.EO3:.EO3]-[.$HB3:.$HB3])^2)^0.5" office:value-type="float" office:value="313846.466666667">
            <text:p>313846</text:p>
          </table:table-cell>
          <table:table-cell table:number-matrix-columns-spanned="1" table:number-matrix-rows-spanned="1" table:formula="of:=SUM(([.EP3:.EP3]-[.$GX3:.$GX3])^2)^0.5" office:value-type="float" office:value="75.1868037">
            <text:p>75</text:p>
          </table:table-cell>
          <table:table-cell table:number-matrix-columns-spanned="1" table:number-matrix-rows-spanned="1" table:formula="of:=SUM(([.EQ3:.EQ3]-[.$GY3:.$GY3])^2)^0.5" office:value-type="float" office:value="6">
            <text:p>6</text:p>
          </table:table-cell>
          <table:table-cell table:number-matrix-columns-spanned="1" table:number-matrix-rows-spanned="1" table:formula="of:=SUM(([.ER3:.ER3]-[.$GZ3:.$GZ3])^2)^0.5" office:value-type="float" office:value="186064.1">
            <text:p>186064</text:p>
          </table:table-cell>
          <table:table-cell table:number-matrix-columns-spanned="1" table:number-matrix-rows-spanned="1" table:formula="of:=SUM(([.ES3:.ES3]-[.$HA3:.$HA3])^2)^0.5" office:value-type="float" office:value="961588.433333333">
            <text:p>961588</text:p>
          </table:table-cell>
          <table:table-cell table:number-matrix-columns-spanned="1" table:number-matrix-rows-spanned="1" table:formula="of:=SUM(([.ET3:.ET3]-[.$HB3:.$HB3])^2)^0.5" office:value-type="float" office:value="60573.5333333333">
            <text:p>60574</text:p>
          </table:table-cell>
          <table:table-cell table:number-matrix-columns-spanned="1" table:number-matrix-rows-spanned="1" table:formula="of:=SUM(([.EU3:.EU3]-[.$GX3:.$GX3])^2)^0.5" office:value-type="float" office:value="4.86661363333332">
            <text:p>5</text:p>
          </table:table-cell>
          <table:table-cell table:number-matrix-columns-spanned="1" table:number-matrix-rows-spanned="1" table:formula="of:=SUM(([.EV3:.EV3]-[.$GY3:.$GY3])^2)^0.5" office:value-type="float" office:value="2">
            <text:p>2</text:p>
          </table:table-cell>
          <table:table-cell table:number-matrix-columns-spanned="1" table:number-matrix-rows-spanned="1" table:formula="of:=SUM(([.EW3:.EW3]-[.$GZ3:.$GZ3])^2)^0.5" office:value-type="float" office:value="136625.7">
            <text:p>136626</text:p>
          </table:table-cell>
          <table:table-cell table:number-matrix-columns-spanned="1" table:number-matrix-rows-spanned="1" table:formula="of:=SUM(([.EX3:.EX3]-[.$HA3:.$HA3])^2)^0.5" office:value-type="float" office:value="649637.133333333">
            <text:p>649637</text:p>
          </table:table-cell>
          <table:table-cell table:number-matrix-columns-spanned="1" table:number-matrix-rows-spanned="1" table:formula="of:=SUM(([.EY3:.EY3]-[.$HB3:.$HB3])^2)^0.5" office:value-type="float" office:value="50445.9666666667">
            <text:p>50446</text:p>
          </table:table-cell>
          <table:table-cell table:number-matrix-columns-spanned="1" table:number-matrix-rows-spanned="1" table:formula="of:=SUM(([.EZ3:.EZ3]-[.$GX3:.$GX3])^2)^0.5" office:value-type="float" office:value="41.4853286333334">
            <text:p>41</text:p>
          </table:table-cell>
          <table:table-cell table:number-matrix-columns-spanned="1" table:number-matrix-rows-spanned="1" table:formula="of:=SUM(([.FA3:.FA3]-[.$GY3:.$GY3])^2)^0.5" office:value-type="float" office:value="1">
            <text:p>1</text:p>
          </table:table-cell>
          <table:table-cell table:number-matrix-columns-spanned="1" table:number-matrix-rows-spanned="1" table:formula="of:=SUM(([.FB3:.FB3]-[.$GZ3:.$GZ3])^2)^0.5" office:value-type="float" office:value="156201.8">
            <text:p>156202</text:p>
          </table:table-cell>
          <table:table-cell table:number-matrix-columns-spanned="1" table:number-matrix-rows-spanned="1" table:formula="of:=SUM(([.FC3:.FC3]-[.$HA3:.$HA3])^2)^0.5" office:value-type="float" office:value="640203">
            <text:p>640203</text:p>
          </table:table-cell>
          <table:table-cell table:number-matrix-columns-spanned="1" table:number-matrix-rows-spanned="1" table:formula="of:=SUM(([.FD3:.FD3]-[.$HB3:.$HB3])^2)^0.5" office:value-type="float" office:value="52878.7">
            <text:p>52879</text:p>
          </table:table-cell>
          <table:table-cell table:number-matrix-columns-spanned="1" table:number-matrix-rows-spanned="1" table:formula="of:=SUM(([.FE3:.FE3]-[.$GX3:.$GX3])^2)^0.5" office:value-type="float" office:value="45.9168599666666">
            <text:p>46</text:p>
          </table:table-cell>
          <table:table-cell table:number-matrix-columns-spanned="1" table:number-matrix-rows-spanned="1" table:formula="of:=SUM(([.FF3:.FF3]-[.$GY3:.$GY3])^2)^0.5" office:value-type="float" office:value="1">
            <text:p>1</text:p>
          </table:table-cell>
          <table:table-cell table:number-matrix-columns-spanned="1" table:number-matrix-rows-spanned="1" table:formula="of:=SUM(([.FG3:.FG3]-[.$GZ3:.$GZ3])^2)^0.5" office:value-type="float" office:value="152812.966666667">
            <text:p>152813</text:p>
          </table:table-cell>
          <table:table-cell table:number-matrix-columns-spanned="1" table:number-matrix-rows-spanned="1" table:formula="of:=SUM(([.FH3:.FH3]-[.$HA3:.$HA3])^2)^0.5" office:value-type="float" office:value="635580.733333333">
            <text:p>635581</text:p>
          </table:table-cell>
          <table:table-cell table:number-matrix-columns-spanned="1" table:number-matrix-rows-spanned="1" table:formula="of:=SUM(([.FI3:.FI3]-[.$HB3:.$HB3])^2)^0.5" office:value-type="float" office:value="52145.2666666667">
            <text:p>52145</text:p>
          </table:table-cell>
          <table:table-cell table:number-matrix-columns-spanned="1" table:number-matrix-rows-spanned="1" table:formula="of:=SUM(([.FJ3:.FJ3]-[.$GX3:.$GX3])^2)^0.5" office:value-type="float" office:value="71.3438863">
            <text:p>71</text:p>
          </table:table-cell>
          <table:table-cell table:number-matrix-columns-spanned="1" table:number-matrix-rows-spanned="1" table:formula="of:=SUM(([.FK3:.FK3]-[.$GY3:.$GY3])^2)^0.5" office:value-type="float" office:value="6">
            <text:p>6</text:p>
          </table:table-cell>
          <table:table-cell table:number-matrix-columns-spanned="1" table:number-matrix-rows-spanned="1" table:formula="of:=SUM(([.FL3:.FL3]-[.$GZ3:.$GZ3])^2)^0.5" office:value-type="float" office:value="164551.8">
            <text:p>164552</text:p>
          </table:table-cell>
          <table:table-cell table:number-matrix-columns-spanned="1" table:number-matrix-rows-spanned="1" table:formula="of:=SUM(([.FM3:.FM3]-[.$HA3:.$HA3])^2)^0.5" office:value-type="float" office:value="355470.833333333">
            <text:p>355471</text:p>
          </table:table-cell>
          <table:table-cell table:number-matrix-columns-spanned="1" table:number-matrix-rows-spanned="1" table:formula="of:=SUM(([.FN3:.FN3]-[.$HB3:.$HB3])^2)^0.5" office:value-type="float" office:value="398811.233333333">
            <text:p>398811</text:p>
          </table:table-cell>
          <table:table-cell table:number-matrix-columns-spanned="1" table:number-matrix-rows-spanned="1" table:formula="of:=SUM(([.FO3:.FO3]-[.$GX3:.$GX3])^2)^0.5" office:value-type="float" office:value="3.10776530000004">
            <text:p>3</text:p>
          </table:table-cell>
          <table:table-cell table:number-matrix-columns-spanned="1" table:number-matrix-rows-spanned="1" table:formula="of:=SUM(([.FP3:.FP3]-[.$GY3:.$GY3])^2)^0.5" office:value-type="float" office:value="3">
            <text:p>3</text:p>
          </table:table-cell>
          <table:table-cell table:number-matrix-columns-spanned="1" table:number-matrix-rows-spanned="1" table:formula="of:=SUM(([.FQ3:.FQ3]-[.$GZ3:.$GZ3])^2)^0.5" office:value-type="float" office:value="104503.9">
            <text:p>104504</text:p>
          </table:table-cell>
          <table:table-cell table:number-matrix-columns-spanned="1" table:number-matrix-rows-spanned="1" table:formula="of:=SUM(([.FR3:.FR3]-[.$HA3:.$HA3])^2)^0.5" office:value-type="float" office:value="735462.8">
            <text:p>735463</text:p>
          </table:table-cell>
          <table:table-cell table:style-name="ce16" table:number-matrix-columns-spanned="1" table:number-matrix-rows-spanned="1" table:formula="of:=SUM(([.FS3:.FS3]-[.$HB3:.$HB3])^2)^0.5" office:value-type="float" office:value="0">
            <text:p>0</text:p>
          </table:table-cell>
          <table:table-cell table:number-matrix-columns-spanned="1" table:number-matrix-rows-spanned="1" table:formula="of:=SUM(([.FT3:.FT3]-[.$GX3:.$GX3])^2)^0.5" office:value-type="float" office:value="37.9333665">
            <text:p>38</text:p>
          </table:table-cell>
          <table:table-cell table:number-matrix-columns-spanned="1" table:number-matrix-rows-spanned="1" table:formula="of:=SUM(([.FU3:.FU3]-[.$GY3:.$GY3])^2)^0.5" office:value-type="float" office:value="3">
            <text:p>3</text:p>
          </table:table-cell>
          <table:table-cell table:number-matrix-columns-spanned="1" table:number-matrix-rows-spanned="1" table:formula="of:=SUM(([.FV3:.FV3]-[.$GZ3:.$GZ3])^2)^0.5" office:value-type="float" office:value="192561.666666667">
            <text:p>192562</text:p>
          </table:table-cell>
          <table:table-cell table:number-matrix-columns-spanned="1" table:number-matrix-rows-spanned="1" table:formula="of:=SUM(([.FW3:.FW3]-[.$HA3:.$HA3])^2)^0.5" office:value-type="float" office:value="359931.333333333">
            <text:p>359931</text:p>
          </table:table-cell>
          <table:table-cell table:number-matrix-columns-spanned="1" table:number-matrix-rows-spanned="1" table:formula="of:=SUM(([.FX3:.FX3]-[.$HB3:.$HB3])^2)^0.5" office:value-type="float" office:value="370033.9">
            <text:p>370034</text:p>
          </table:table-cell>
          <table:table-cell table:number-matrix-columns-spanned="1" table:number-matrix-rows-spanned="1" table:formula="of:=SUM(([.FY3:.FY3]-[.$GX3:.$GX3])^2)^0.5" office:value-type="float" office:value="62.0187336333333">
            <text:p>62</text:p>
          </table:table-cell>
          <table:table-cell table:number-matrix-columns-spanned="1" table:number-matrix-rows-spanned="1" table:formula="of:=SUM(([.FZ3:.FZ3]-[.$GY3:.$GY3])^2)^0.5" office:value-type="float" office:value="5">
            <text:p>5</text:p>
          </table:table-cell>
          <table:table-cell table:number-matrix-columns-spanned="1" table:number-matrix-rows-spanned="1" table:formula="of:=SUM(([.GA3:.GA3]-[.$GZ3:.$GZ3])^2)^0.5" office:value-type="float" office:value="152346.233333333">
            <text:p>152346</text:p>
          </table:table-cell>
          <table:table-cell table:number-matrix-columns-spanned="1" table:number-matrix-rows-spanned="1" table:formula="of:=SUM(([.GB3:.GB3]-[.$HA3:.$HA3])^2)^0.5" office:value-type="float" office:value="720887.366666667">
            <text:p>720887</text:p>
          </table:table-cell>
          <table:table-cell table:number-matrix-columns-spanned="1" table:number-matrix-rows-spanned="1" table:formula="of:=SUM(([.GC3:.GC3]-[.$HB3:.$HB3])^2)^0.5" office:value-type="float" office:value="95313.8666666667">
            <text:p>95314</text:p>
          </table:table-cell>
          <table:table-cell table:style-name="ce15" table:number-matrix-columns-spanned="1" table:number-matrix-rows-spanned="1" table:formula="of:=SUM(([.GD3:.GD3]-[.$GX3:.$GX3])^2)^0.5" office:value-type="float" office:value="362.136592633333">
            <text:p>362</text:p>
          </table:table-cell>
          <table:table-cell table:style-name="ce15" table:number-matrix-columns-spanned="1" table:number-matrix-rows-spanned="1" table:formula="of:=SUM(([.GE3:.GE3]-[.$GY3:.$GY3])^2)^0.5" office:value-type="float" office:value="22">
            <text:p>22</text:p>
          </table:table-cell>
          <table:table-cell table:style-name="ce15" table:number-matrix-columns-spanned="1" table:number-matrix-rows-spanned="1" table:formula="of:=SUM(([.GF3:.GF3]-[.$GZ3:.$GZ3])^2)^0.5" office:value-type="float" office:value="251526">
            <text:p>251526</text:p>
          </table:table-cell>
          <table:table-cell table:style-name="ce15" table:number-matrix-columns-spanned="1" table:number-matrix-rows-spanned="1" table:formula="of:=SUM(([.GG3:.GG3]-[.$HA3:.$HA3])^2)^0.5" office:value-type="float" office:value="9677954.4">
            <text:p>9677954</text:p>
          </table:table-cell>
          <table:table-cell table:style-name="ce15" table:number-matrix-columns-spanned="1" table:number-matrix-rows-spanned="1" table:formula="of:=SUM(([.GH3:.GH3]-[.$HB3:.$HB3])^2)^0.5" office:value-type="float" office:value="9721294.8">
            <text:p>9721295</text:p>
          </table:table-cell>
          <table:table-cell table:number-matrix-columns-spanned="1" table:number-matrix-rows-spanned="1" table:formula="of:=SUM(([.GI3:.GI3]-[.$GX3:.$GX3])^2)^0.5" office:value-type="float" office:value="51.5507067">
            <text:p>52</text:p>
          </table:table-cell>
          <table:table-cell table:number-matrix-columns-spanned="1" table:number-matrix-rows-spanned="1" table:formula="of:=SUM(([.GJ3:.GJ3]-[.$GY3:.$GY3])^2)^0.5" office:value-type="float" office:value="3">
            <text:p>3</text:p>
          </table:table-cell>
          <table:table-cell table:number-matrix-columns-spanned="1" table:number-matrix-rows-spanned="1" table:formula="of:=SUM(([.GK3:.GK3]-[.$GZ3:.$GZ3])^2)^0.5" office:value-type="float" office:value="181504.366666667">
            <text:p>181504</text:p>
          </table:table-cell>
          <table:table-cell table:number-matrix-columns-spanned="1" table:number-matrix-rows-spanned="1" table:formula="of:=SUM(([.GL3:.GL3]-[.$HA3:.$HA3])^2)^0.5" office:value-type="float" office:value="510510.766666667">
            <text:p>510511</text:p>
          </table:table-cell>
          <table:table-cell table:number-matrix-columns-spanned="1" table:number-matrix-rows-spanned="1" table:formula="of:=SUM(([.GM3:.GM3]-[.$HB3:.$HB3])^2)^0.5" office:value-type="float" office:value="233741.133333333">
            <text:p>233741</text:p>
          </table:table-cell>
          <table:table-cell table:number-matrix-columns-spanned="1" table:number-matrix-rows-spanned="1" table:formula="of:=SUM(([.GN3:.GN3]-[.$GX3:.$GX3])^2)^0.5" office:value-type="float" office:value="59.1278253">
            <text:p>59</text:p>
          </table:table-cell>
          <table:table-cell table:number-matrix-columns-spanned="1" table:number-matrix-rows-spanned="1" table:formula="of:=SUM(([.GO3:.GO3]-[.$GY3:.$GY3])^2)^0.5" office:value-type="float" office:value="6">
            <text:p>6</text:p>
          </table:table-cell>
          <table:table-cell table:number-matrix-columns-spanned="1" table:number-matrix-rows-spanned="1" table:formula="of:=SUM(([.GP3:.GP3]-[.$GZ3:.$GZ3])^2)^0.5" office:value-type="float" office:value="157975.833333333">
            <text:p>157976</text:p>
          </table:table-cell>
          <table:table-cell table:number-matrix-columns-spanned="1" table:number-matrix-rows-spanned="1" table:formula="of:=SUM(([.GQ3:.GQ3]-[.$HA3:.$HA3])^2)^0.5" office:value-type="float" office:value="626308.533333333">
            <text:p>626309</text:p>
          </table:table-cell>
          <table:table-cell table:number-matrix-columns-spanned="1" table:number-matrix-rows-spanned="1" table:formula="of:=SUM(([.GR3:.GR3]-[.$HB3:.$HB3])^2)^0.5" office:value-type="float" office:value="60981.7">
            <text:p>60982</text:p>
          </table:table-cell>
          <table:table-cell table:number-matrix-columns-spanned="1" table:number-matrix-rows-spanned="1" table:formula="of:=SUM(([.GS3:.GS3]-[.$GX3:.$GX3])^2)^0.5" office:value-type="float" office:value="170.031026633333">
            <text:p>170</text:p>
          </table:table-cell>
          <table:table-cell table:number-matrix-columns-spanned="1" table:number-matrix-rows-spanned="1" table:formula="of:=SUM(([.GT3:.GT3]-[.$GY3:.$GY3])^2)^0.5" office:value-type="float" office:value="12">
            <text:p>12</text:p>
          </table:table-cell>
          <table:table-cell table:number-matrix-columns-spanned="1" table:number-matrix-rows-spanned="1" table:formula="of:=SUM(([.GU3:.GU3]-[.$GZ3:.$GZ3])^2)^0.5" office:value-type="float" office:value="178942.6">
            <text:p>178943</text:p>
          </table:table-cell>
          <table:table-cell table:number-matrix-columns-spanned="1" table:number-matrix-rows-spanned="1" table:formula="of:=SUM(([.GV3:.GV3]-[.$HA3:.$HA3])^2)^0.5" office:value-type="float" office:value="262688.1">
            <text:p>262688</text:p>
          </table:table-cell>
          <table:table-cell table:number-matrix-columns-spanned="1" table:number-matrix-rows-spanned="1" table:formula="of:=SUM(([.GW3:.GW3]-[.$HB3:.$HB3])^2)^0.5" office:value-type="float" office:value="266691.266666667">
            <text:p>266691</text:p>
          </table:table-cell>
          <table:table-cell table:number-columns-repeated="819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GX3:.$GX3])" office:value-type="float" office:value="0">
            <text:p>0</text:p>
          </table:table-cell>
          <table:table-cell table:number-matrix-columns-spanned="1" table:number-matrix-rows-spanned="1" table:formula="of:=SUM([.C3:.C3]=[.$GY3:.$GY3])" office:value-type="float" office:value="0">
            <text:p>0</text:p>
          </table:table-cell>
          <table:table-cell table:number-matrix-columns-spanned="1" table:number-matrix-rows-spanned="1" table:formula="of:=SUM([.D3:.D3]=[.$GZ3:.$GZ3])" office:value-type="float" office:value="0">
            <text:p>0</text:p>
          </table:table-cell>
          <table:table-cell table:number-matrix-columns-spanned="1" table:number-matrix-rows-spanned="1" table:formula="of:=SUM([.E3:.E3]=[.$HA3:.$HA3])" office:value-type="float" office:value="0">
            <text:p>0</text:p>
          </table:table-cell>
          <table:table-cell table:number-matrix-columns-spanned="1" table:number-matrix-rows-spanned="1" table:formula="of:=SUM([.F3:.F3]=[.$GX3:.$GX3])" office:value-type="float" office:value="0">
            <text:p>0</text:p>
          </table:table-cell>
          <table:table-cell table:number-matrix-columns-spanned="1" table:number-matrix-rows-spanned="1" table:formula="of:=SUM([.G3:.G3]=[.$GY3:.$GY3])" office:value-type="float" office:value="0">
            <text:p>0</text:p>
          </table:table-cell>
          <table:table-cell table:number-matrix-columns-spanned="1" table:number-matrix-rows-spanned="1" table:formula="of:=SUM([.H3:.H3]=[.$GZ3:.$GZ3])" office:value-type="float" office:value="0">
            <text:p>0</text:p>
          </table:table-cell>
          <table:table-cell table:number-matrix-columns-spanned="1" table:number-matrix-rows-spanned="1" table:formula="of:=SUM([.I3:.I3]=[.$HA3:.$HA3])" office:value-type="float" office:value="0">
            <text:p>0</text:p>
          </table:table-cell>
          <table:table-cell table:number-matrix-columns-spanned="1" table:number-matrix-rows-spanned="1" table:formula="of:=SUM([.J3:.J3]=[.$HB3:.$HB3])" office:value-type="float" office:value="1">
            <text:p>1</text:p>
          </table:table-cell>
          <table:table-cell table:number-matrix-columns-spanned="1" table:number-matrix-rows-spanned="1" table:formula="of:=SUM([.K3:.K3]=[.$GX3:.$GX3])" office:value-type="float" office:value="0">
            <text:p>0</text:p>
          </table:table-cell>
          <table:table-cell table:number-matrix-columns-spanned="1" table:number-matrix-rows-spanned="1" table:formula="of:=SUM([.L3:.L3]=[.$GY3:.$GY3])" office:value-type="float" office:value="0">
            <text:p>0</text:p>
          </table:table-cell>
          <table:table-cell table:number-matrix-columns-spanned="1" table:number-matrix-rows-spanned="1" table:formula="of:=SUM([.M3:.M3]=[.$GZ3:.$GZ3])" office:value-type="float" office:value="0">
            <text:p>0</text:p>
          </table:table-cell>
          <table:table-cell table:number-matrix-columns-spanned="1" table:number-matrix-rows-spanned="1" table:formula="of:=SUM([.N3:.N3]=[.$HA3:.$HA3])" office:value-type="float" office:value="0">
            <text:p>0</text:p>
          </table:table-cell>
          <table:table-cell table:number-matrix-columns-spanned="1" table:number-matrix-rows-spanned="1" table:formula="of:=SUM([.O3:.O3]=[.$HB3:.$HB3])" office:value-type="float" office:value="1">
            <text:p>1</text:p>
          </table:table-cell>
          <table:table-cell table:number-matrix-columns-spanned="1" table:number-matrix-rows-spanned="1" table:formula="of:=SUM([.P3:.P3]=[.$GX3:.$GX3])" office:value-type="float" office:value="0">
            <text:p>0</text:p>
          </table:table-cell>
          <table:table-cell table:number-matrix-columns-spanned="1" table:number-matrix-rows-spanned="1" table:formula="of:=SUM([.Q3:.Q3]=[.$GY3:.$GY3])" office:value-type="float" office:value="0">
            <text:p>0</text:p>
          </table:table-cell>
          <table:table-cell table:number-matrix-columns-spanned="1" table:number-matrix-rows-spanned="1" table:formula="of:=SUM([.R3:.R3]=[.$GZ3:.$GZ3])" office:value-type="float" office:value="0">
            <text:p>0</text:p>
          </table:table-cell>
          <table:table-cell table:number-matrix-columns-spanned="1" table:number-matrix-rows-spanned="1" table:formula="of:=SUM([.S3:.S3]=[.$HA3:.$HA3])" office:value-type="float" office:value="0">
            <text:p>0</text:p>
          </table:table-cell>
          <table:table-cell table:number-matrix-columns-spanned="1" table:number-matrix-rows-spanned="1" table:formula="of:=SUM([.T3:.T3]=[.$HB3:.$HB3])" office:value-type="float" office:value="0">
            <text:p>0</text:p>
          </table:table-cell>
          <table:table-cell table:number-matrix-columns-spanned="1" table:number-matrix-rows-spanned="1" table:formula="of:=SUM([.U3:.U3]=[.$GX3:.$GX3])" office:value-type="float" office:value="0">
            <text:p>0</text:p>
          </table:table-cell>
          <table:table-cell table:number-matrix-columns-spanned="1" table:number-matrix-rows-spanned="1" table:formula="of:=SUM([.V3:.V3]=[.$GY3:.$GY3])" office:value-type="float" office:value="0">
            <text:p>0</text:p>
          </table:table-cell>
          <table:table-cell table:number-matrix-columns-spanned="1" table:number-matrix-rows-spanned="1" table:formula="of:=SUM([.W3:.W3]=[.$GZ3:.$GZ3])" office:value-type="float" office:value="0">
            <text:p>0</text:p>
          </table:table-cell>
          <table:table-cell table:number-matrix-columns-spanned="1" table:number-matrix-rows-spanned="1" table:formula="of:=SUM([.X3:.X3]=[.$HA3:.$HA3])" office:value-type="float" office:value="0">
            <text:p>0</text:p>
          </table:table-cell>
          <table:table-cell table:number-matrix-columns-spanned="1" table:number-matrix-rows-spanned="1" table:formula="of:=SUM([.Y3:.Y3]=[.$HB3:.$HB3])" office:value-type="float" office:value="0">
            <text:p>0</text:p>
          </table:table-cell>
          <table:table-cell table:number-matrix-columns-spanned="1" table:number-matrix-rows-spanned="1" table:formula="of:=SUM([.Z3:.Z3]=[.$GX3:.$GX3])" office:value-type="float" office:value="0">
            <text:p>0</text:p>
          </table:table-cell>
          <table:table-cell table:number-matrix-columns-spanned="1" table:number-matrix-rows-spanned="1" table:formula="of:=SUM([.AA3:.AA3]=[.$GY3:.$GY3])" office:value-type="float" office:value="0">
            <text:p>0</text:p>
          </table:table-cell>
          <table:table-cell table:number-matrix-columns-spanned="1" table:number-matrix-rows-spanned="1" table:formula="of:=SUM([.AB3:.AB3]=[.$GZ3:.$GZ3])" office:value-type="float" office:value="0">
            <text:p>0</text:p>
          </table:table-cell>
          <table:table-cell table:number-matrix-columns-spanned="1" table:number-matrix-rows-spanned="1" table:formula="of:=SUM([.AC3:.AC3]=[.$HA3:.$HA3])" office:value-type="float" office:value="0">
            <text:p>0</text:p>
          </table:table-cell>
          <table:table-cell table:number-matrix-columns-spanned="1" table:number-matrix-rows-spanned="1" table:formula="of:=SUM([.AD3:.AD3]=[.$HB3:.$HB3])" office:value-type="float" office:value="0">
            <text:p>0</text:p>
          </table:table-cell>
          <table:table-cell table:number-matrix-columns-spanned="1" table:number-matrix-rows-spanned="1" table:formula="of:=SUM([.AE3:.AE3]=[.$GX3:.$GX3])" office:value-type="float" office:value="0">
            <text:p>0</text:p>
          </table:table-cell>
          <table:table-cell table:number-matrix-columns-spanned="1" table:number-matrix-rows-spanned="1" table:formula="of:=SUM([.AF3:.AF3]=[.$GY3:.$GY3])" office:value-type="float" office:value="0">
            <text:p>0</text:p>
          </table:table-cell>
          <table:table-cell table:number-matrix-columns-spanned="1" table:number-matrix-rows-spanned="1" table:formula="of:=SUM([.AG3:.AG3]=[.$GZ3:.$GZ3])" office:value-type="float" office:value="0">
            <text:p>0</text:p>
          </table:table-cell>
          <table:table-cell table:number-matrix-columns-spanned="1" table:number-matrix-rows-spanned="1" table:formula="of:=SUM([.AH3:.AH3]=[.$HA3:.$HA3])" office:value-type="float" office:value="0">
            <text:p>0</text:p>
          </table:table-cell>
          <table:table-cell table:number-matrix-columns-spanned="1" table:number-matrix-rows-spanned="1" table:formula="of:=SUM([.AI3:.AI3]=[.$HB3:.$HB3])" office:value-type="float" office:value="0">
            <text:p>0</text:p>
          </table:table-cell>
          <table:table-cell table:number-matrix-columns-spanned="1" table:number-matrix-rows-spanned="1" table:formula="of:=SUM([.AJ3:.AJ3]=[.$GX3:.$GX3])" office:value-type="float" office:value="0">
            <text:p>0</text:p>
          </table:table-cell>
          <table:table-cell table:style-name="ce16" table:number-matrix-columns-spanned="1" table:number-matrix-rows-spanned="1" table:formula="of:=SUM([.AK3:.AK3]=[.$GY3:.$GY3])" office:value-type="float" office:value="1">
            <text:p>1</text:p>
          </table:table-cell>
          <table:table-cell table:number-matrix-columns-spanned="1" table:number-matrix-rows-spanned="1" table:formula="of:=SUM([.AL3:.AL3]=[.$GZ3:.$GZ3])" office:value-type="float" office:value="0">
            <text:p>0</text:p>
          </table:table-cell>
          <table:table-cell table:number-matrix-columns-spanned="1" table:number-matrix-rows-spanned="1" table:formula="of:=SUM([.AM3:.AM3]=[.$HA3:.$HA3])" office:value-type="float" office:value="0">
            <text:p>0</text:p>
          </table:table-cell>
          <table:table-cell table:number-matrix-columns-spanned="1" table:number-matrix-rows-spanned="1" table:formula="of:=SUM([.AN3:.AN3]=[.$HB3:.$HB3])" office:value-type="float" office:value="0">
            <text:p>0</text:p>
          </table:table-cell>
          <table:table-cell table:number-matrix-columns-spanned="1" table:number-matrix-rows-spanned="1" table:formula="of:=SUM([.AO3:.AO3]=[.$GX3:.$GX3])" office:value-type="float" office:value="0">
            <text:p>0</text:p>
          </table:table-cell>
          <table:table-cell table:number-matrix-columns-spanned="1" table:number-matrix-rows-spanned="1" table:formula="of:=SUM([.AP3:.AP3]=[.$GY3:.$GY3])" office:value-type="float" office:value="0">
            <text:p>0</text:p>
          </table:table-cell>
          <table:table-cell table:number-matrix-columns-spanned="1" table:number-matrix-rows-spanned="1" table:formula="of:=SUM([.AQ3:.AQ3]=[.$GZ3:.$GZ3])" office:value-type="float" office:value="0">
            <text:p>0</text:p>
          </table:table-cell>
          <table:table-cell table:number-matrix-columns-spanned="1" table:number-matrix-rows-spanned="1" table:formula="of:=SUM([.AR3:.AR3]=[.$HA3:.$HA3])" office:value-type="float" office:value="0">
            <text:p>0</text:p>
          </table:table-cell>
          <table:table-cell table:number-matrix-columns-spanned="1" table:number-matrix-rows-spanned="1" table:formula="of:=SUM([.AS3:.AS3]=[.$HB3:.$HB3])" office:value-type="float" office:value="0">
            <text:p>0</text:p>
          </table:table-cell>
          <table:table-cell table:number-matrix-columns-spanned="1" table:number-matrix-rows-spanned="1" table:formula="of:=SUM([.AT3:.AT3]=[.$GX3:.$GX3])" office:value-type="float" office:value="1">
            <text:p>1</text:p>
          </table:table-cell>
          <table:table-cell table:number-matrix-columns-spanned="1" table:number-matrix-rows-spanned="1" table:formula="of:=SUM([.AU3:.AU3]=[.$GY3:.$GY3])" office:value-type="float" office:value="0">
            <text:p>0</text:p>
          </table:table-cell>
          <table:table-cell table:number-matrix-columns-spanned="1" table:number-matrix-rows-spanned="1" table:formula="of:=SUM([.AV3:.AV3]=[.$GZ3:.$GZ3])" office:value-type="float" office:value="0">
            <text:p>0</text:p>
          </table:table-cell>
          <table:table-cell table:number-matrix-columns-spanned="1" table:number-matrix-rows-spanned="1" table:formula="of:=SUM([.AW3:.AW3]=[.$HA3:.$HA3])" office:value-type="float" office:value="0">
            <text:p>0</text:p>
          </table:table-cell>
          <table:table-cell table:number-matrix-columns-spanned="1" table:number-matrix-rows-spanned="1" table:formula="of:=SUM([.AX3:.AX3]=[.$HB3:.$HB3])" office:value-type="float" office:value="0">
            <text:p>0</text:p>
          </table:table-cell>
          <table:table-cell table:number-matrix-columns-spanned="1" table:number-matrix-rows-spanned="1" table:formula="of:=SUM([.AY3:.AY3]=[.$GX3:.$GX3])" office:value-type="float" office:value="0">
            <text:p>0</text:p>
          </table:table-cell>
          <table:table-cell table:number-matrix-columns-spanned="1" table:number-matrix-rows-spanned="1" table:formula="of:=SUM([.AZ3:.AZ3]=[.$GY3:.$GY3])" office:value-type="float" office:value="0">
            <text:p>0</text:p>
          </table:table-cell>
          <table:table-cell table:number-matrix-columns-spanned="1" table:number-matrix-rows-spanned="1" table:formula="of:=SUM([.BA3:.BA3]=[.$GZ3:.$GZ3])" office:value-type="float" office:value="0">
            <text:p>0</text:p>
          </table:table-cell>
          <table:table-cell table:number-matrix-columns-spanned="1" table:number-matrix-rows-spanned="1" table:formula="of:=SUM([.BB3:.BB3]=[.$HA3:.$HA3])" office:value-type="float" office:value="0">
            <text:p>0</text:p>
          </table:table-cell>
          <table:table-cell table:number-matrix-columns-spanned="1" table:number-matrix-rows-spanned="1" table:formula="of:=SUM([.BC3:.BC3]=[.$HB3:.$HB3])" office:value-type="float" office:value="0">
            <text:p>0</text:p>
          </table:table-cell>
          <table:table-cell table:number-matrix-columns-spanned="1" table:number-matrix-rows-spanned="1" table:formula="of:=SUM([.BD3:.BD3]=[.$GX3:.$GX3])" office:value-type="float" office:value="0">
            <text:p>0</text:p>
          </table:table-cell>
          <table:table-cell table:number-matrix-columns-spanned="1" table:number-matrix-rows-spanned="1" table:formula="of:=SUM([.BE3:.BE3]=[.$GY3:.$GY3])" office:value-type="float" office:value="0">
            <text:p>0</text:p>
          </table:table-cell>
          <table:table-cell table:number-matrix-columns-spanned="1" table:number-matrix-rows-spanned="1" table:formula="of:=SUM([.BF3:.BF3]=[.$GZ3:.$GZ3])" office:value-type="float" office:value="0">
            <text:p>0</text:p>
          </table:table-cell>
          <table:table-cell table:number-matrix-columns-spanned="1" table:number-matrix-rows-spanned="1" table:formula="of:=SUM([.BG3:.BG3]=[.$HA3:.$HA3])" office:value-type="float" office:value="0">
            <text:p>0</text:p>
          </table:table-cell>
          <table:table-cell table:number-matrix-columns-spanned="1" table:number-matrix-rows-spanned="1" table:formula="of:=SUM([.BH3:.BH3]=[.$HB3:.$HB3])" office:value-type="float" office:value="0">
            <text:p>0</text:p>
          </table:table-cell>
          <table:table-cell table:number-matrix-columns-spanned="1" table:number-matrix-rows-spanned="1" table:formula="of:=SUM([.BI3:.BI3]=[.$GX3:.$GX3])" office:value-type="float" office:value="0">
            <text:p>0</text:p>
          </table:table-cell>
          <table:table-cell table:number-matrix-columns-spanned="1" table:number-matrix-rows-spanned="1" table:formula="of:=SUM([.BJ3:.BJ3]=[.$GY3:.$GY3])" office:value-type="float" office:value="0">
            <text:p>0</text:p>
          </table:table-cell>
          <table:table-cell table:number-matrix-columns-spanned="1" table:number-matrix-rows-spanned="1" table:formula="of:=SUM([.BK3:.BK3]=[.$GZ3:.$GZ3])" office:value-type="float" office:value="0">
            <text:p>0</text:p>
          </table:table-cell>
          <table:table-cell table:number-matrix-columns-spanned="1" table:number-matrix-rows-spanned="1" table:formula="of:=SUM([.BL3:.BL3]=[.$HA3:.$HA3])" office:value-type="float" office:value="0">
            <text:p>0</text:p>
          </table:table-cell>
          <table:table-cell table:number-matrix-columns-spanned="1" table:number-matrix-rows-spanned="1" table:formula="of:=SUM([.BM3:.BM3]=[.$HB3:.$HB3])" office:value-type="float" office:value="0">
            <text:p>0</text:p>
          </table:table-cell>
          <table:table-cell table:number-matrix-columns-spanned="1" table:number-matrix-rows-spanned="1" table:formula="of:=SUM([.BN3:.BN3]=[.$GX3:.$GX3])" office:value-type="float" office:value="0">
            <text:p>0</text:p>
          </table:table-cell>
          <table:table-cell table:number-matrix-columns-spanned="1" table:number-matrix-rows-spanned="1" table:formula="of:=SUM([.BO3:.BO3]=[.$GY3:.$GY3])" office:value-type="float" office:value="0">
            <text:p>0</text:p>
          </table:table-cell>
          <table:table-cell table:number-matrix-columns-spanned="1" table:number-matrix-rows-spanned="1" table:formula="of:=SUM([.BP3:.BP3]=[.$GZ3:.$GZ3])" office:value-type="float" office:value="0">
            <text:p>0</text:p>
          </table:table-cell>
          <table:table-cell table:number-matrix-columns-spanned="1" table:number-matrix-rows-spanned="1" table:formula="of:=SUM([.BQ3:.BQ3]=[.$HA3:.$HA3])" office:value-type="float" office:value="0">
            <text:p>0</text:p>
          </table:table-cell>
          <table:table-cell table:number-matrix-columns-spanned="1" table:number-matrix-rows-spanned="1" table:formula="of:=SUM([.BR3:.BR3]=[.$HB3:.$HB3])" office:value-type="float" office:value="0">
            <text:p>0</text:p>
          </table:table-cell>
          <table:table-cell table:number-matrix-columns-spanned="1" table:number-matrix-rows-spanned="1" table:formula="of:=SUM([.BS3:.BS3]=[.$GX3:.$GX3])" office:value-type="float" office:value="0">
            <text:p>0</text:p>
          </table:table-cell>
          <table:table-cell table:number-matrix-columns-spanned="1" table:number-matrix-rows-spanned="1" table:formula="of:=SUM([.BT3:.BT3]=[.$GY3:.$GY3])" office:value-type="float" office:value="0">
            <text:p>0</text:p>
          </table:table-cell>
          <table:table-cell table:number-matrix-columns-spanned="1" table:number-matrix-rows-spanned="1" table:formula="of:=SUM([.BU3:.BU3]=[.$GZ3:.$GZ3])" office:value-type="float" office:value="1">
            <text:p>1</text:p>
          </table:table-cell>
          <table:table-cell table:number-matrix-columns-spanned="1" table:number-matrix-rows-spanned="1" table:formula="of:=SUM([.BV3:.BV3]=[.$HA3:.$HA3])" office:value-type="float" office:value="1">
            <text:p>1</text:p>
          </table:table-cell>
          <table:table-cell table:number-matrix-columns-spanned="1" table:number-matrix-rows-spanned="1" table:formula="of:=SUM([.BW3:.BW3]=[.$HB3:.$HB3])" office:value-type="float" office:value="0">
            <text:p>0</text:p>
          </table:table-cell>
          <table:table-cell table:number-matrix-columns-spanned="1" table:number-matrix-rows-spanned="1" table:formula="of:=SUM([.BX3:.BX3]=[.$GX3:.$GX3])" office:value-type="float" office:value="0">
            <text:p>0</text:p>
          </table:table-cell>
          <table:table-cell table:number-matrix-columns-spanned="1" table:number-matrix-rows-spanned="1" table:formula="of:=SUM([.BY3:.BY3]=[.$GY3:.$GY3])" office:value-type="float" office:value="0">
            <text:p>0</text:p>
          </table:table-cell>
          <table:table-cell table:number-matrix-columns-spanned="1" table:number-matrix-rows-spanned="1" table:formula="of:=SUM([.BZ3:.BZ3]=[.$GZ3:.$GZ3])" office:value-type="float" office:value="0">
            <text:p>0</text:p>
          </table:table-cell>
          <table:table-cell table:number-matrix-columns-spanned="1" table:number-matrix-rows-spanned="1" table:formula="of:=SUM([.CA3:.CA3]=[.$HA3:.$HA3])" office:value-type="float" office:value="0">
            <text:p>0</text:p>
          </table:table-cell>
          <table:table-cell table:number-matrix-columns-spanned="1" table:number-matrix-rows-spanned="1" table:formula="of:=SUM([.CB3:.CB3]=[.$HB3:.$HB3])" office:value-type="float" office:value="1">
            <text:p>1</text:p>
          </table:table-cell>
          <table:table-cell table:number-matrix-columns-spanned="1" table:number-matrix-rows-spanned="1" table:formula="of:=SUM([.CC3:.CC3]=[.$GX3:.$GX3])" office:value-type="float" office:value="0">
            <text:p>0</text:p>
          </table:table-cell>
          <table:table-cell table:number-matrix-columns-spanned="1" table:number-matrix-rows-spanned="1" table:formula="of:=SUM([.CD3:.CD3]=[.$GY3:.$GY3])" office:value-type="float" office:value="0">
            <text:p>0</text:p>
          </table:table-cell>
          <table:table-cell table:number-matrix-columns-spanned="1" table:number-matrix-rows-spanned="1" table:formula="of:=SUM([.CE3:.CE3]=[.$GZ3:.$GZ3])" office:value-type="float" office:value="0">
            <text:p>0</text:p>
          </table:table-cell>
          <table:table-cell table:number-matrix-columns-spanned="1" table:number-matrix-rows-spanned="1" table:formula="of:=SUM([.CF3:.CF3]=[.$HA3:.$HA3])" office:value-type="float" office:value="0">
            <text:p>0</text:p>
          </table:table-cell>
          <table:table-cell table:number-matrix-columns-spanned="1" table:number-matrix-rows-spanned="1" table:formula="of:=SUM([.CG3:.CG3]=[.$HB3:.$HB3])" office:value-type="float" office:value="0">
            <text:p>0</text:p>
          </table:table-cell>
          <table:table-cell table:number-matrix-columns-spanned="1" table:number-matrix-rows-spanned="1" table:formula="of:=SUM([.CH3:.CH3]=[.$GX3:.$GX3])" office:value-type="float" office:value="0">
            <text:p>0</text:p>
          </table:table-cell>
          <table:table-cell table:number-matrix-columns-spanned="1" table:number-matrix-rows-spanned="1" table:formula="of:=SUM([.CI3:.CI3]=[.$GY3:.$GY3])" office:value-type="float" office:value="0">
            <text:p>0</text:p>
          </table:table-cell>
          <table:table-cell table:number-matrix-columns-spanned="1" table:number-matrix-rows-spanned="1" table:formula="of:=SUM([.CJ3:.CJ3]=[.$GZ3:.$GZ3])" office:value-type="float" office:value="0">
            <text:p>0</text:p>
          </table:table-cell>
          <table:table-cell table:number-matrix-columns-spanned="1" table:number-matrix-rows-spanned="1" table:formula="of:=SUM([.CK3:.CK3]=[.$HA3:.$HA3])" office:value-type="float" office:value="0">
            <text:p>0</text:p>
          </table:table-cell>
          <table:table-cell table:number-matrix-columns-spanned="1" table:number-matrix-rows-spanned="1" table:formula="of:=SUM([.CL3:.CL3]=[.$HB3:.$HB3])" office:value-type="float" office:value="0">
            <text:p>0</text:p>
          </table:table-cell>
          <table:table-cell table:number-matrix-columns-spanned="1" table:number-matrix-rows-spanned="1" table:formula="of:=SUM([.CM3:.CM3]=[.$GX3:.$GX3])" office:value-type="float" office:value="0">
            <text:p>0</text:p>
          </table:table-cell>
          <table:table-cell table:number-matrix-columns-spanned="1" table:number-matrix-rows-spanned="1" table:formula="of:=SUM([.CN3:.CN3]=[.$GY3:.$GY3])" office:value-type="float" office:value="0">
            <text:p>0</text:p>
          </table:table-cell>
          <table:table-cell table:number-matrix-columns-spanned="1" table:number-matrix-rows-spanned="1" table:formula="of:=SUM([.CO3:.CO3]=[.$GZ3:.$GZ3])" office:value-type="float" office:value="0">
            <text:p>0</text:p>
          </table:table-cell>
          <table:table-cell table:number-matrix-columns-spanned="1" table:number-matrix-rows-spanned="1" table:formula="of:=SUM([.CP3:.CP3]=[.$HA3:.$HA3])" office:value-type="float" office:value="0">
            <text:p>0</text:p>
          </table:table-cell>
          <table:table-cell table:number-matrix-columns-spanned="1" table:number-matrix-rows-spanned="1" table:formula="of:=SUM([.CQ3:.CQ3]=[.$HB3:.$HB3])" office:value-type="float" office:value="0">
            <text:p>0</text:p>
          </table:table-cell>
          <table:table-cell table:number-matrix-columns-spanned="1" table:number-matrix-rows-spanned="1" table:formula="of:=SUM([.CR3:.CR3]=[.$GX3:.$GX3])" office:value-type="float" office:value="0">
            <text:p>0</text:p>
          </table:table-cell>
          <table:table-cell table:number-matrix-columns-spanned="1" table:number-matrix-rows-spanned="1" table:formula="of:=SUM([.CS3:.CS3]=[.$GY3:.$GY3])" office:value-type="float" office:value="0">
            <text:p>0</text:p>
          </table:table-cell>
          <table:table-cell table:number-matrix-columns-spanned="1" table:number-matrix-rows-spanned="1" table:formula="of:=SUM([.CT3:.CT3]=[.$GZ3:.$GZ3])" office:value-type="float" office:value="0">
            <text:p>0</text:p>
          </table:table-cell>
          <table:table-cell table:number-matrix-columns-spanned="1" table:number-matrix-rows-spanned="1" table:formula="of:=SUM([.CU3:.CU3]=[.$HA3:.$HA3])" office:value-type="float" office:value="0">
            <text:p>0</text:p>
          </table:table-cell>
          <table:table-cell table:number-matrix-columns-spanned="1" table:number-matrix-rows-spanned="1" table:formula="of:=SUM([.CV3:.CV3]=[.$HB3:.$HB3])" office:value-type="float" office:value="0">
            <text:p>0</text:p>
          </table:table-cell>
          <table:table-cell table:number-matrix-columns-spanned="1" table:number-matrix-rows-spanned="1" table:formula="of:=SUM([.CW3:.CW3]=[.$GX3:.$GX3])" office:value-type="float" office:value="0">
            <text:p>0</text:p>
          </table:table-cell>
          <table:table-cell table:number-matrix-columns-spanned="1" table:number-matrix-rows-spanned="1" table:formula="of:=SUM([.CX3:.CX3]=[.$GY3:.$GY3])" office:value-type="float" office:value="0">
            <text:p>0</text:p>
          </table:table-cell>
          <table:table-cell table:number-matrix-columns-spanned="1" table:number-matrix-rows-spanned="1" table:formula="of:=SUM([.CY3:.CY3]=[.$GZ3:.$GZ3])" office:value-type="float" office:value="0">
            <text:p>0</text:p>
          </table:table-cell>
          <table:table-cell table:number-matrix-columns-spanned="1" table:number-matrix-rows-spanned="1" table:formula="of:=SUM([.CZ3:.CZ3]=[.$HA3:.$HA3])" office:value-type="float" office:value="0">
            <text:p>0</text:p>
          </table:table-cell>
          <table:table-cell table:number-matrix-columns-spanned="1" table:number-matrix-rows-spanned="1" table:formula="of:=SUM([.DA3:.DA3]=[.$HB3:.$HB3])" office:value-type="float" office:value="0">
            <text:p>0</text:p>
          </table:table-cell>
          <table:table-cell table:number-matrix-columns-spanned="1" table:number-matrix-rows-spanned="1" table:formula="of:=SUM([.DB3:.DB3]=[.$GX3:.$GX3])" office:value-type="float" office:value="0">
            <text:p>0</text:p>
          </table:table-cell>
          <table:table-cell table:number-matrix-columns-spanned="1" table:number-matrix-rows-spanned="1" table:formula="of:=SUM([.DC3:.DC3]=[.$GY3:.$GY3])" office:value-type="float" office:value="0">
            <text:p>0</text:p>
          </table:table-cell>
          <table:table-cell table:number-matrix-columns-spanned="1" table:number-matrix-rows-spanned="1" table:formula="of:=SUM([.DD3:.DD3]=[.$GZ3:.$GZ3])" office:value-type="float" office:value="0">
            <text:p>0</text:p>
          </table:table-cell>
          <table:table-cell table:number-matrix-columns-spanned="1" table:number-matrix-rows-spanned="1" table:formula="of:=SUM([.DE3:.DE3]=[.$HA3:.$HA3])" office:value-type="float" office:value="0">
            <text:p>0</text:p>
          </table:table-cell>
          <table:table-cell table:number-matrix-columns-spanned="1" table:number-matrix-rows-spanned="1" table:formula="of:=SUM([.DF3:.DF3]=[.$HB3:.$HB3])" office:value-type="float" office:value="0">
            <text:p>0</text:p>
          </table:table-cell>
          <table:table-cell table:number-matrix-columns-spanned="1" table:number-matrix-rows-spanned="1" table:formula="of:=SUM([.DG3:.DG3]=[.$GX3:.$GX3])" office:value-type="float" office:value="0">
            <text:p>0</text:p>
          </table:table-cell>
          <table:table-cell table:number-matrix-columns-spanned="1" table:number-matrix-rows-spanned="1" table:formula="of:=SUM([.DH3:.DH3]=[.$GY3:.$GY3])" office:value-type="float" office:value="0">
            <text:p>0</text:p>
          </table:table-cell>
          <table:table-cell table:number-matrix-columns-spanned="1" table:number-matrix-rows-spanned="1" table:formula="of:=SUM([.DI3:.DI3]=[.$GZ3:.$GZ3])" office:value-type="float" office:value="0">
            <text:p>0</text:p>
          </table:table-cell>
          <table:table-cell table:number-matrix-columns-spanned="1" table:number-matrix-rows-spanned="1" table:formula="of:=SUM([.DJ3:.DJ3]=[.$HA3:.$HA3])" office:value-type="float" office:value="0">
            <text:p>0</text:p>
          </table:table-cell>
          <table:table-cell table:number-matrix-columns-spanned="1" table:number-matrix-rows-spanned="1" table:formula="of:=SUM([.DK3:.DK3]=[.$HB3:.$HB3])" office:value-type="float" office:value="0">
            <text:p>0</text:p>
          </table:table-cell>
          <table:table-cell table:number-matrix-columns-spanned="1" table:number-matrix-rows-spanned="1" table:formula="of:=SUM([.DL3:.DL3]=[.$GX3:.$GX3])" office:value-type="float" office:value="0">
            <text:p>0</text:p>
          </table:table-cell>
          <table:table-cell table:number-matrix-columns-spanned="1" table:number-matrix-rows-spanned="1" table:formula="of:=SUM([.DM3:.DM3]=[.$GY3:.$GY3])" office:value-type="float" office:value="0">
            <text:p>0</text:p>
          </table:table-cell>
          <table:table-cell table:number-matrix-columns-spanned="1" table:number-matrix-rows-spanned="1" table:formula="of:=SUM([.DN3:.DN3]=[.$GZ3:.$GZ3])" office:value-type="float" office:value="0">
            <text:p>0</text:p>
          </table:table-cell>
          <table:table-cell table:number-matrix-columns-spanned="1" table:number-matrix-rows-spanned="1" table:formula="of:=SUM([.DO3:.DO3]=[.$HA3:.$HA3])" office:value-type="float" office:value="0">
            <text:p>0</text:p>
          </table:table-cell>
          <table:table-cell table:number-matrix-columns-spanned="1" table:number-matrix-rows-spanned="1" table:formula="of:=SUM([.DP3:.DP3]=[.$HB3:.$HB3])" office:value-type="float" office:value="0">
            <text:p>0</text:p>
          </table:table-cell>
          <table:table-cell table:number-matrix-columns-spanned="1" table:number-matrix-rows-spanned="1" table:formula="of:=SUM([.DQ3:.DQ3]=[.$GX3:.$GX3])" office:value-type="float" office:value="0">
            <text:p>0</text:p>
          </table:table-cell>
          <table:table-cell table:number-matrix-columns-spanned="1" table:number-matrix-rows-spanned="1" table:formula="of:=SUM([.DR3:.DR3]=[.$GY3:.$GY3])" office:value-type="float" office:value="0">
            <text:p>0</text:p>
          </table:table-cell>
          <table:table-cell table:number-matrix-columns-spanned="1" table:number-matrix-rows-spanned="1" table:formula="of:=SUM([.DS3:.DS3]=[.$GZ3:.$GZ3])" office:value-type="float" office:value="0">
            <text:p>0</text:p>
          </table:table-cell>
          <table:table-cell table:number-matrix-columns-spanned="1" table:number-matrix-rows-spanned="1" table:formula="of:=SUM([.DT3:.DT3]=[.$HA3:.$HA3])" office:value-type="float" office:value="0">
            <text:p>0</text:p>
          </table:table-cell>
          <table:table-cell table:number-matrix-columns-spanned="1" table:number-matrix-rows-spanned="1" table:formula="of:=SUM([.DU3:.DU3]=[.$HB3:.$HB3])" office:value-type="float" office:value="0">
            <text:p>0</text:p>
          </table:table-cell>
          <table:table-cell table:number-matrix-columns-spanned="1" table:number-matrix-rows-spanned="1" table:formula="of:=SUM([.DV3:.DV3]=[.$GX3:.$GX3])" office:value-type="float" office:value="0">
            <text:p>0</text:p>
          </table:table-cell>
          <table:table-cell table:number-matrix-columns-spanned="1" table:number-matrix-rows-spanned="1" table:formula="of:=SUM([.DW3:.DW3]=[.$GY3:.$GY3])" office:value-type="float" office:value="0">
            <text:p>0</text:p>
          </table:table-cell>
          <table:table-cell table:number-matrix-columns-spanned="1" table:number-matrix-rows-spanned="1" table:formula="of:=SUM([.DX3:.DX3]=[.$GZ3:.$GZ3])" office:value-type="float" office:value="0">
            <text:p>0</text:p>
          </table:table-cell>
          <table:table-cell table:number-matrix-columns-spanned="1" table:number-matrix-rows-spanned="1" table:formula="of:=SUM([.DY3:.DY3]=[.$HA3:.$HA3])" office:value-type="float" office:value="0">
            <text:p>0</text:p>
          </table:table-cell>
          <table:table-cell table:number-matrix-columns-spanned="1" table:number-matrix-rows-spanned="1" table:formula="of:=SUM([.DZ3:.DZ3]=[.$HB3:.$HB3])" office:value-type="float" office:value="0">
            <text:p>0</text:p>
          </table:table-cell>
          <table:table-cell table:number-matrix-columns-spanned="1" table:number-matrix-rows-spanned="1" table:formula="of:=SUM([.EA3:.EA3]=[.$GX3:.$GX3])" office:value-type="float" office:value="0">
            <text:p>0</text:p>
          </table:table-cell>
          <table:table-cell table:number-matrix-columns-spanned="1" table:number-matrix-rows-spanned="1" table:formula="of:=SUM([.EB3:.EB3]=[.$GY3:.$GY3])" office:value-type="float" office:value="0">
            <text:p>0</text:p>
          </table:table-cell>
          <table:table-cell table:number-matrix-columns-spanned="1" table:number-matrix-rows-spanned="1" table:formula="of:=SUM([.EC3:.EC3]=[.$GZ3:.$GZ3])" office:value-type="float" office:value="0">
            <text:p>0</text:p>
          </table:table-cell>
          <table:table-cell table:number-matrix-columns-spanned="1" table:number-matrix-rows-spanned="1" table:formula="of:=SUM([.ED3:.ED3]=[.$HA3:.$HA3])" office:value-type="float" office:value="0">
            <text:p>0</text:p>
          </table:table-cell>
          <table:table-cell table:number-matrix-columns-spanned="1" table:number-matrix-rows-spanned="1" table:formula="of:=SUM([.EE3:.EE3]=[.$HB3:.$HB3])" office:value-type="float" office:value="0">
            <text:p>0</text:p>
          </table:table-cell>
          <table:table-cell table:number-matrix-columns-spanned="1" table:number-matrix-rows-spanned="1" table:formula="of:=SUM([.EF3:.EF3]=[.$GX3:.$GX3])" office:value-type="float" office:value="0">
            <text:p>0</text:p>
          </table:table-cell>
          <table:table-cell table:number-matrix-columns-spanned="1" table:number-matrix-rows-spanned="1" table:formula="of:=SUM([.EG3:.EG3]=[.$GY3:.$GY3])" office:value-type="float" office:value="0">
            <text:p>0</text:p>
          </table:table-cell>
          <table:table-cell table:number-matrix-columns-spanned="1" table:number-matrix-rows-spanned="1" table:formula="of:=SUM([.EH3:.EH3]=[.$GZ3:.$GZ3])" office:value-type="float" office:value="0">
            <text:p>0</text:p>
          </table:table-cell>
          <table:table-cell table:number-matrix-columns-spanned="1" table:number-matrix-rows-spanned="1" table:formula="of:=SUM([.EI3:.EI3]=[.$HA3:.$HA3])" office:value-type="float" office:value="0">
            <text:p>0</text:p>
          </table:table-cell>
          <table:table-cell table:number-matrix-columns-spanned="1" table:number-matrix-rows-spanned="1" table:formula="of:=SUM([.EJ3:.EJ3]=[.$HB3:.$HB3])" office:value-type="float" office:value="0">
            <text:p>0</text:p>
          </table:table-cell>
          <table:table-cell table:number-matrix-columns-spanned="1" table:number-matrix-rows-spanned="1" table:formula="of:=SUM([.EK3:.EK3]=[.$GX3:.$GX3])" office:value-type="float" office:value="0">
            <text:p>0</text:p>
          </table:table-cell>
          <table:table-cell table:number-matrix-columns-spanned="1" table:number-matrix-rows-spanned="1" table:formula="of:=SUM([.EL3:.EL3]=[.$GY3:.$GY3])" office:value-type="float" office:value="0">
            <text:p>0</text:p>
          </table:table-cell>
          <table:table-cell table:number-matrix-columns-spanned="1" table:number-matrix-rows-spanned="1" table:formula="of:=SUM([.EM3:.EM3]=[.$GZ3:.$GZ3])" office:value-type="float" office:value="0">
            <text:p>0</text:p>
          </table:table-cell>
          <table:table-cell table:number-matrix-columns-spanned="1" table:number-matrix-rows-spanned="1" table:formula="of:=SUM([.EN3:.EN3]=[.$HA3:.$HA3])" office:value-type="float" office:value="0">
            <text:p>0</text:p>
          </table:table-cell>
          <table:table-cell table:number-matrix-columns-spanned="1" table:number-matrix-rows-spanned="1" table:formula="of:=SUM([.EO3:.EO3]=[.$HB3:.$HB3])" office:value-type="float" office:value="0">
            <text:p>0</text:p>
          </table:table-cell>
          <table:table-cell table:number-matrix-columns-spanned="1" table:number-matrix-rows-spanned="1" table:formula="of:=SUM([.EP3:.EP3]=[.$GX3:.$GX3])" office:value-type="float" office:value="0">
            <text:p>0</text:p>
          </table:table-cell>
          <table:table-cell table:number-matrix-columns-spanned="1" table:number-matrix-rows-spanned="1" table:formula="of:=SUM([.EQ3:.EQ3]=[.$GY3:.$GY3])" office:value-type="float" office:value="0">
            <text:p>0</text:p>
          </table:table-cell>
          <table:table-cell table:number-matrix-columns-spanned="1" table:number-matrix-rows-spanned="1" table:formula="of:=SUM([.ER3:.ER3]=[.$GZ3:.$GZ3])" office:value-type="float" office:value="0">
            <text:p>0</text:p>
          </table:table-cell>
          <table:table-cell table:number-matrix-columns-spanned="1" table:number-matrix-rows-spanned="1" table:formula="of:=SUM([.ES3:.ES3]=[.$HA3:.$HA3])" office:value-type="float" office:value="0">
            <text:p>0</text:p>
          </table:table-cell>
          <table:table-cell table:number-matrix-columns-spanned="1" table:number-matrix-rows-spanned="1" table:formula="of:=SUM([.ET3:.ET3]=[.$HB3:.$HB3])" office:value-type="float" office:value="0">
            <text:p>0</text:p>
          </table:table-cell>
          <table:table-cell table:number-matrix-columns-spanned="1" table:number-matrix-rows-spanned="1" table:formula="of:=SUM([.EU3:.EU3]=[.$GX3:.$GX3])" office:value-type="float" office:value="0">
            <text:p>0</text:p>
          </table:table-cell>
          <table:table-cell table:number-matrix-columns-spanned="1" table:number-matrix-rows-spanned="1" table:formula="of:=SUM([.EV3:.EV3]=[.$GY3:.$GY3])" office:value-type="float" office:value="0">
            <text:p>0</text:p>
          </table:table-cell>
          <table:table-cell table:number-matrix-columns-spanned="1" table:number-matrix-rows-spanned="1" table:formula="of:=SUM([.EW3:.EW3]=[.$GZ3:.$GZ3])" office:value-type="float" office:value="0">
            <text:p>0</text:p>
          </table:table-cell>
          <table:table-cell table:number-matrix-columns-spanned="1" table:number-matrix-rows-spanned="1" table:formula="of:=SUM([.EX3:.EX3]=[.$HA3:.$HA3])" office:value-type="float" office:value="0">
            <text:p>0</text:p>
          </table:table-cell>
          <table:table-cell table:number-matrix-columns-spanned="1" table:number-matrix-rows-spanned="1" table:formula="of:=SUM([.EY3:.EY3]=[.$HB3:.$HB3])" office:value-type="float" office:value="0">
            <text:p>0</text:p>
          </table:table-cell>
          <table:table-cell table:number-matrix-columns-spanned="1" table:number-matrix-rows-spanned="1" table:formula="of:=SUM([.EZ3:.EZ3]=[.$GX3:.$GX3])" office:value-type="float" office:value="0">
            <text:p>0</text:p>
          </table:table-cell>
          <table:table-cell table:number-matrix-columns-spanned="1" table:number-matrix-rows-spanned="1" table:formula="of:=SUM([.FA3:.FA3]=[.$GY3:.$GY3])" office:value-type="float" office:value="0">
            <text:p>0</text:p>
          </table:table-cell>
          <table:table-cell table:number-matrix-columns-spanned="1" table:number-matrix-rows-spanned="1" table:formula="of:=SUM([.FB3:.FB3]=[.$GZ3:.$GZ3])" office:value-type="float" office:value="0">
            <text:p>0</text:p>
          </table:table-cell>
          <table:table-cell table:number-matrix-columns-spanned="1" table:number-matrix-rows-spanned="1" table:formula="of:=SUM([.FC3:.FC3]=[.$HA3:.$HA3])" office:value-type="float" office:value="0">
            <text:p>0</text:p>
          </table:table-cell>
          <table:table-cell table:number-matrix-columns-spanned="1" table:number-matrix-rows-spanned="1" table:formula="of:=SUM([.FD3:.FD3]=[.$HB3:.$HB3])" office:value-type="float" office:value="0">
            <text:p>0</text:p>
          </table:table-cell>
          <table:table-cell table:number-matrix-columns-spanned="1" table:number-matrix-rows-spanned="1" table:formula="of:=SUM([.FE3:.FE3]=[.$GX3:.$GX3])" office:value-type="float" office:value="0">
            <text:p>0</text:p>
          </table:table-cell>
          <table:table-cell table:number-matrix-columns-spanned="1" table:number-matrix-rows-spanned="1" table:formula="of:=SUM([.FF3:.FF3]=[.$GY3:.$GY3])" office:value-type="float" office:value="0">
            <text:p>0</text:p>
          </table:table-cell>
          <table:table-cell table:number-matrix-columns-spanned="1" table:number-matrix-rows-spanned="1" table:formula="of:=SUM([.FG3:.FG3]=[.$GZ3:.$GZ3])" office:value-type="float" office:value="0">
            <text:p>0</text:p>
          </table:table-cell>
          <table:table-cell table:number-matrix-columns-spanned="1" table:number-matrix-rows-spanned="1" table:formula="of:=SUM([.FH3:.FH3]=[.$HA3:.$HA3])" office:value-type="float" office:value="0">
            <text:p>0</text:p>
          </table:table-cell>
          <table:table-cell table:number-matrix-columns-spanned="1" table:number-matrix-rows-spanned="1" table:formula="of:=SUM([.FI3:.FI3]=[.$HB3:.$HB3])" office:value-type="float" office:value="0">
            <text:p>0</text:p>
          </table:table-cell>
          <table:table-cell table:number-matrix-columns-spanned="1" table:number-matrix-rows-spanned="1" table:formula="of:=SUM([.FJ3:.FJ3]=[.$GX3:.$GX3])" office:value-type="float" office:value="0">
            <text:p>0</text:p>
          </table:table-cell>
          <table:table-cell table:number-matrix-columns-spanned="1" table:number-matrix-rows-spanned="1" table:formula="of:=SUM([.FK3:.FK3]=[.$GY3:.$GY3])" office:value-type="float" office:value="0">
            <text:p>0</text:p>
          </table:table-cell>
          <table:table-cell table:number-matrix-columns-spanned="1" table:number-matrix-rows-spanned="1" table:formula="of:=SUM([.FL3:.FL3]=[.$GZ3:.$GZ3])" office:value-type="float" office:value="0">
            <text:p>0</text:p>
          </table:table-cell>
          <table:table-cell table:number-matrix-columns-spanned="1" table:number-matrix-rows-spanned="1" table:formula="of:=SUM([.FM3:.FM3]=[.$HA3:.$HA3])" office:value-type="float" office:value="0">
            <text:p>0</text:p>
          </table:table-cell>
          <table:table-cell table:number-matrix-columns-spanned="1" table:number-matrix-rows-spanned="1" table:formula="of:=SUM([.FN3:.FN3]=[.$HB3:.$HB3])" office:value-type="float" office:value="0">
            <text:p>0</text:p>
          </table:table-cell>
          <table:table-cell table:number-matrix-columns-spanned="1" table:number-matrix-rows-spanned="1" table:formula="of:=SUM([.FO3:.FO3]=[.$GX3:.$GX3])" office:value-type="float" office:value="0">
            <text:p>0</text:p>
          </table:table-cell>
          <table:table-cell table:number-matrix-columns-spanned="1" table:number-matrix-rows-spanned="1" table:formula="of:=SUM([.FP3:.FP3]=[.$GY3:.$GY3])" office:value-type="float" office:value="0">
            <text:p>0</text:p>
          </table:table-cell>
          <table:table-cell table:number-matrix-columns-spanned="1" table:number-matrix-rows-spanned="1" table:formula="of:=SUM([.FQ3:.FQ3]=[.$GZ3:.$GZ3])" office:value-type="float" office:value="0">
            <text:p>0</text:p>
          </table:table-cell>
          <table:table-cell table:number-matrix-columns-spanned="1" table:number-matrix-rows-spanned="1" table:formula="of:=SUM([.FR3:.FR3]=[.$HA3:.$HA3])" office:value-type="float" office:value="0">
            <text:p>0</text:p>
          </table:table-cell>
          <table:table-cell table:number-matrix-columns-spanned="1" table:number-matrix-rows-spanned="1" table:formula="of:=SUM([.FS3:.FS3]=[.$HB3:.$HB3])" office:value-type="float" office:value="1">
            <text:p>1</text:p>
          </table:table-cell>
          <table:table-cell table:number-matrix-columns-spanned="1" table:number-matrix-rows-spanned="1" table:formula="of:=SUM([.FT3:.FT3]=[.$GX3:.$GX3])" office:value-type="float" office:value="0">
            <text:p>0</text:p>
          </table:table-cell>
          <table:table-cell table:number-matrix-columns-spanned="1" table:number-matrix-rows-spanned="1" table:formula="of:=SUM([.FU3:.FU3]=[.$GY3:.$GY3])" office:value-type="float" office:value="0">
            <text:p>0</text:p>
          </table:table-cell>
          <table:table-cell table:number-matrix-columns-spanned="1" table:number-matrix-rows-spanned="1" table:formula="of:=SUM([.FV3:.FV3]=[.$GZ3:.$GZ3])" office:value-type="float" office:value="0">
            <text:p>0</text:p>
          </table:table-cell>
          <table:table-cell table:number-matrix-columns-spanned="1" table:number-matrix-rows-spanned="1" table:formula="of:=SUM([.FW3:.FW3]=[.$HA3:.$HA3])" office:value-type="float" office:value="0">
            <text:p>0</text:p>
          </table:table-cell>
          <table:table-cell table:number-matrix-columns-spanned="1" table:number-matrix-rows-spanned="1" table:formula="of:=SUM([.FX3:.FX3]=[.$HB3:.$HB3])" office:value-type="float" office:value="0">
            <text:p>0</text:p>
          </table:table-cell>
          <table:table-cell table:number-matrix-columns-spanned="1" table:number-matrix-rows-spanned="1" table:formula="of:=SUM([.FY3:.FY3]=[.$GX3:.$GX3])" office:value-type="float" office:value="0">
            <text:p>0</text:p>
          </table:table-cell>
          <table:table-cell table:number-matrix-columns-spanned="1" table:number-matrix-rows-spanned="1" table:formula="of:=SUM([.FZ3:.FZ3]=[.$GY3:.$GY3])" office:value-type="float" office:value="0">
            <text:p>0</text:p>
          </table:table-cell>
          <table:table-cell table:number-matrix-columns-spanned="1" table:number-matrix-rows-spanned="1" table:formula="of:=SUM([.GA3:.GA3]=[.$GZ3:.$GZ3])" office:value-type="float" office:value="0">
            <text:p>0</text:p>
          </table:table-cell>
          <table:table-cell table:number-matrix-columns-spanned="1" table:number-matrix-rows-spanned="1" table:formula="of:=SUM([.GB3:.GB3]=[.$HA3:.$HA3])" office:value-type="float" office:value="0">
            <text:p>0</text:p>
          </table:table-cell>
          <table:table-cell table:number-matrix-columns-spanned="1" table:number-matrix-rows-spanned="1" table:formula="of:=SUM([.GC3:.GC3]=[.$HB3:.$HB3])" office:value-type="float" office:value="0">
            <text:p>0</text:p>
          </table:table-cell>
          <table:table-cell table:number-matrix-columns-spanned="1" table:number-matrix-rows-spanned="1" table:formula="of:=SUM([.GD3:.GD3]=[.$GX3:.$GX3])" office:value-type="float" office:value="0">
            <text:p>0</text:p>
          </table:table-cell>
          <table:table-cell table:number-matrix-columns-spanned="1" table:number-matrix-rows-spanned="1" table:formula="of:=SUM([.GE3:.GE3]=[.$GY3:.$GY3])" office:value-type="float" office:value="0">
            <text:p>0</text:p>
          </table:table-cell>
          <table:table-cell table:number-matrix-columns-spanned="1" table:number-matrix-rows-spanned="1" table:formula="of:=SUM([.GF3:.GF3]=[.$GZ3:.$GZ3])" office:value-type="float" office:value="0">
            <text:p>0</text:p>
          </table:table-cell>
          <table:table-cell table:number-matrix-columns-spanned="1" table:number-matrix-rows-spanned="1" table:formula="of:=SUM([.GG3:.GG3]=[.$HA3:.$HA3])" office:value-type="float" office:value="0">
            <text:p>0</text:p>
          </table:table-cell>
          <table:table-cell table:number-matrix-columns-spanned="1" table:number-matrix-rows-spanned="1" table:formula="of:=SUM([.GH3:.GH3]=[.$HB3:.$HB3])" office:value-type="float" office:value="0">
            <text:p>0</text:p>
          </table:table-cell>
          <table:table-cell table:number-matrix-columns-spanned="1" table:number-matrix-rows-spanned="1" table:formula="of:=SUM([.GI3:.GI3]=[.$GX3:.$GX3])" office:value-type="float" office:value="0">
            <text:p>0</text:p>
          </table:table-cell>
          <table:table-cell table:number-matrix-columns-spanned="1" table:number-matrix-rows-spanned="1" table:formula="of:=SUM([.GJ3:.GJ3]=[.$GY3:.$GY3])" office:value-type="float" office:value="0">
            <text:p>0</text:p>
          </table:table-cell>
          <table:table-cell table:number-matrix-columns-spanned="1" table:number-matrix-rows-spanned="1" table:formula="of:=SUM([.GK3:.GK3]=[.$GZ3:.$GZ3])" office:value-type="float" office:value="0">
            <text:p>0</text:p>
          </table:table-cell>
          <table:table-cell table:number-matrix-columns-spanned="1" table:number-matrix-rows-spanned="1" table:formula="of:=SUM([.GL3:.GL3]=[.$HA3:.$HA3])" office:value-type="float" office:value="0">
            <text:p>0</text:p>
          </table:table-cell>
          <table:table-cell table:number-matrix-columns-spanned="1" table:number-matrix-rows-spanned="1" table:formula="of:=SUM([.GM3:.GM3]=[.$HB3:.$HB3])" office:value-type="float" office:value="0">
            <text:p>0</text:p>
          </table:table-cell>
          <table:table-cell table:number-matrix-columns-spanned="1" table:number-matrix-rows-spanned="1" table:formula="of:=SUM([.GN3:.GN3]=[.$GX3:.$GX3])" office:value-type="float" office:value="0">
            <text:p>0</text:p>
          </table:table-cell>
          <table:table-cell table:number-matrix-columns-spanned="1" table:number-matrix-rows-spanned="1" table:formula="of:=SUM([.GO3:.GO3]=[.$GY3:.$GY3])" office:value-type="float" office:value="0">
            <text:p>0</text:p>
          </table:table-cell>
          <table:table-cell table:number-matrix-columns-spanned="1" table:number-matrix-rows-spanned="1" table:formula="of:=SUM([.GP3:.GP3]=[.$GZ3:.$GZ3])" office:value-type="float" office:value="0">
            <text:p>0</text:p>
          </table:table-cell>
          <table:table-cell table:number-matrix-columns-spanned="1" table:number-matrix-rows-spanned="1" table:formula="of:=SUM([.GQ3:.GQ3]=[.$HA3:.$HA3])" office:value-type="float" office:value="0">
            <text:p>0</text:p>
          </table:table-cell>
          <table:table-cell table:number-matrix-columns-spanned="1" table:number-matrix-rows-spanned="1" table:formula="of:=SUM([.GR3:.GR3]=[.$HB3:.$HB3])" office:value-type="float" office:value="0">
            <text:p>0</text:p>
          </table:table-cell>
          <table:table-cell table:number-matrix-columns-spanned="1" table:number-matrix-rows-spanned="1" table:formula="of:=SUM([.GS3:.GS3]=[.$GX3:.$GX3])" office:value-type="float" office:value="0">
            <text:p>0</text:p>
          </table:table-cell>
          <table:table-cell table:number-matrix-columns-spanned="1" table:number-matrix-rows-spanned="1" table:formula="of:=SUM([.GT3:.GT3]=[.$GY3:.$GY3])" office:value-type="float" office:value="0">
            <text:p>0</text:p>
          </table:table-cell>
          <table:table-cell table:number-matrix-columns-spanned="1" table:number-matrix-rows-spanned="1" table:formula="of:=SUM([.GU3:.GU3]=[.$GZ3:.$GZ3])" office:value-type="float" office:value="0">
            <text:p>0</text:p>
          </table:table-cell>
          <table:table-cell table:number-matrix-columns-spanned="1" table:number-matrix-rows-spanned="1" table:formula="of:=SUM([.GV3:.GV3]=[.$HA3:.$HA3])" office:value-type="float" office:value="0">
            <text:p>0</text:p>
          </table:table-cell>
          <table:table-cell table:number-matrix-columns-spanned="1" table:number-matrix-rows-spanned="1" table:formula="of:=SUM([.GW3:.GW3]=[.$HB3:.$HB3])" office:value-type="float" office:value="0">
            <text:p>0</text:p>
          </table:table-cell>
          <table:table-cell table:number-columns-repeated="819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HC3:.$HC3])" office:value-type="float" office:value="0">
            <text:p>0</text:p>
          </table:table-cell>
          <table:table-cell table:number-matrix-columns-spanned="1" table:number-matrix-rows-spanned="1" table:formula="of:=SUM([.C3:.C3]&lt;[.$HD3:.$HD3])" office:value-type="float" office:value="0">
            <text:p>0</text:p>
          </table:table-cell>
          <table:table-cell table:number-matrix-columns-spanned="1" table:number-matrix-rows-spanned="1" table:formula="of:=SUM([.D3:.D3]&lt;[.$HE3:.$HE3])" office:value-type="float" office:value="0">
            <text:p>0</text:p>
          </table:table-cell>
          <table:table-cell table:number-matrix-columns-spanned="1" table:number-matrix-rows-spanned="1" table:formula="of:=SUM([.E3:.E3]&lt;[.$HF3:.$HF3])" office:value-type="float" office:value="0">
            <text:p>0</text:p>
          </table:table-cell>
          <table:table-cell table:number-matrix-columns-spanned="1" table:number-matrix-rows-spanned="1" table:formula="of:=SUM([.F3:.F3]&lt;[.$HC3:.$HC3])" office:value-type="float" office:value="0">
            <text:p>0</text:p>
          </table:table-cell>
          <table:table-cell table:number-matrix-columns-spanned="1" table:number-matrix-rows-spanned="1" table:formula="of:=SUM([.G3:.G3]&lt;[.$HD3:.$HD3])" office:value-type="float" office:value="0">
            <text:p>0</text:p>
          </table:table-cell>
          <table:table-cell table:number-matrix-columns-spanned="1" table:number-matrix-rows-spanned="1" table:formula="of:=SUM([.H3:.H3]&lt;[.$HE3:.$HE3])" office:value-type="float" office:value="0">
            <text:p>0</text:p>
          </table:table-cell>
          <table:table-cell table:number-matrix-columns-spanned="1" table:number-matrix-rows-spanned="1" table:formula="of:=SUM([.I3:.I3]&lt;[.$HF3:.$HF3])" office:value-type="float" office:value="0">
            <text:p>0</text:p>
          </table:table-cell>
          <table:table-cell table:number-matrix-columns-spanned="1" table:number-matrix-rows-spanned="1" table:formula="of:=SUM([.J3:.J3]&lt;[.$HG3:.$HG3])" office:value-type="float" office:value="1">
            <text:p>1</text:p>
          </table:table-cell>
          <table:table-cell table:number-matrix-columns-spanned="1" table:number-matrix-rows-spanned="1" table:formula="of:=SUM([.K3:.K3]&lt;[.$HC3:.$HC3])" office:value-type="float" office:value="0">
            <text:p>0</text:p>
          </table:table-cell>
          <table:table-cell table:number-matrix-columns-spanned="1" table:number-matrix-rows-spanned="1" table:formula="of:=SUM([.L3:.L3]&lt;[.$HD3:.$HD3])" office:value-type="float" office:value="0">
            <text:p>0</text:p>
          </table:table-cell>
          <table:table-cell table:number-matrix-columns-spanned="1" table:number-matrix-rows-spanned="1" table:formula="of:=SUM([.M3:.M3]&lt;[.$HE3:.$HE3])" office:value-type="float" office:value="0">
            <text:p>0</text:p>
          </table:table-cell>
          <table:table-cell table:number-matrix-columns-spanned="1" table:number-matrix-rows-spanned="1" table:formula="of:=SUM([.N3:.N3]&lt;[.$HF3:.$HF3])" office:value-type="float" office:value="0">
            <text:p>0</text:p>
          </table:table-cell>
          <table:table-cell table:number-matrix-columns-spanned="1" table:number-matrix-rows-spanned="1" table:formula="of:=SUM([.O3:.O3]&lt;[.$HG3:.$HG3])" office:value-type="float" office:value="1">
            <text:p>1</text:p>
          </table:table-cell>
          <table:table-cell table:number-matrix-columns-spanned="1" table:number-matrix-rows-spanned="1" table:formula="of:=SUM([.P3:.P3]&lt;[.$HC3:.$HC3])" office:value-type="float" office:value="0">
            <text:p>0</text:p>
          </table:table-cell>
          <table:table-cell table:number-matrix-columns-spanned="1" table:number-matrix-rows-spanned="1" table:formula="of:=SUM([.Q3:.Q3]&lt;[.$HD3:.$HD3])" office:value-type="float" office:value="0">
            <text:p>0</text:p>
          </table:table-cell>
          <table:table-cell table:number-matrix-columns-spanned="1" table:number-matrix-rows-spanned="1" table:formula="of:=SUM([.R3:.R3]&lt;[.$HE3:.$HE3])" office:value-type="float" office:value="0">
            <text:p>0</text:p>
          </table:table-cell>
          <table:table-cell table:number-matrix-columns-spanned="1" table:number-matrix-rows-spanned="1" table:formula="of:=SUM([.S3:.S3]&lt;[.$HF3:.$HF3])" office:value-type="float" office:value="0">
            <text:p>0</text:p>
          </table:table-cell>
          <table:table-cell table:number-matrix-columns-spanned="1" table:number-matrix-rows-spanned="1" table:formula="of:=SUM([.T3:.T3]&lt;[.$HG3:.$HG3])" office:value-type="float" office:value="0">
            <text:p>0</text:p>
          </table:table-cell>
          <table:table-cell table:number-matrix-columns-spanned="1" table:number-matrix-rows-spanned="1" table:formula="of:=SUM([.U3:.U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V3:.V3]&lt;[.$HD3:.$HD3])" office:value-type="float" office:value="1">
            <text:p>1</text:p>
          </table:table-cell>
          <table:table-cell table:number-matrix-columns-spanned="1" table:number-matrix-rows-spanned="1" table:formula="of:=SUM([.W3:.W3]&lt;[.$HE3:.$HE3])" office:value-type="float" office:value="1">
            <text:p>1</text:p>
          </table:table-cell>
          <table:table-cell table:number-matrix-columns-spanned="1" table:number-matrix-rows-spanned="1" table:formula="of:=SUM([.X3:.X3]&lt;[.$HF3:.$HF3])" office:value-type="float" office:value="0">
            <text:p>0</text:p>
          </table:table-cell>
          <table:table-cell table:number-matrix-columns-spanned="1" table:number-matrix-rows-spanned="1" table:formula="of:=SUM([.Y3:.Y3]&lt;[.$HG3:.$HG3])" office:value-type="float" office:value="1">
            <text:p>1</text:p>
          </table:table-cell>
          <table:table-cell table:number-matrix-columns-spanned="1" table:number-matrix-rows-spanned="1" table:formula="of:=SUM([.Z3:.Z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AA3:.AA3]&lt;[.$HD3:.$HD3])" office:value-type="float" office:value="1">
            <text:p>1</text:p>
          </table:table-cell>
          <table:table-cell table:number-matrix-columns-spanned="1" table:number-matrix-rows-spanned="1" table:formula="of:=SUM([.AB3:.AB3]&lt;[.$HE3:.$HE3])" office:value-type="float" office:value="0">
            <text:p>0</text:p>
          </table:table-cell>
          <table:table-cell table:number-matrix-columns-spanned="1" table:number-matrix-rows-spanned="1" table:formula="of:=SUM([.AC3:.AC3]&lt;[.$HF3:.$HF3])" office:value-type="float" office:value="1">
            <text:p>1</text:p>
          </table:table-cell>
          <table:table-cell table:number-matrix-columns-spanned="1" table:number-matrix-rows-spanned="1" table:formula="of:=SUM([.AD3:.AD3]&lt;[.$HG3:.$HG3])" office:value-type="float" office:value="1">
            <text:p>1</text:p>
          </table:table-cell>
          <table:table-cell table:number-matrix-columns-spanned="1" table:number-matrix-rows-spanned="1" table:formula="of:=SUM([.AE3:.AE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AF3:.AF3]&lt;[.$HD3:.$HD3])" office:value-type="float" office:value="1">
            <text:p>1</text:p>
          </table:table-cell>
          <table:table-cell table:number-matrix-columns-spanned="1" table:number-matrix-rows-spanned="1" table:formula="of:=SUM([.AG3:.AG3]&lt;[.$HE3:.$HE3])" office:value-type="float" office:value="1">
            <text:p>1</text:p>
          </table:table-cell>
          <table:table-cell table:number-matrix-columns-spanned="1" table:number-matrix-rows-spanned="1" table:formula="of:=SUM([.AH3:.AH3]&lt;[.$HF3:.$HF3])" office:value-type="float" office:value="1">
            <text:p>1</text:p>
          </table:table-cell>
          <table:table-cell table:number-matrix-columns-spanned="1" table:number-matrix-rows-spanned="1" table:formula="of:=SUM([.AI3:.AI3]&lt;[.$HG3:.$HG3])" office:value-type="float" office:value="0">
            <text:p>0</text:p>
          </table:table-cell>
          <table:table-cell table:number-matrix-columns-spanned="1" table:number-matrix-rows-spanned="1" table:formula="of:=SUM([.AJ3:.AJ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AK3:.AK3]&lt;[.$HD3:.$HD3])" office:value-type="float" office:value="1">
            <text:p>1</text:p>
          </table:table-cell>
          <table:table-cell table:number-matrix-columns-spanned="1" table:number-matrix-rows-spanned="1" table:formula="of:=SUM([.AL3:.AL3]&lt;[.$HE3:.$HE3])" office:value-type="float" office:value="1">
            <text:p>1</text:p>
          </table:table-cell>
          <table:table-cell table:number-matrix-columns-spanned="1" table:number-matrix-rows-spanned="1" table:formula="of:=SUM([.AM3:.AM3]&lt;[.$HF3:.$HF3])" office:value-type="float" office:value="1">
            <text:p>1</text:p>
          </table:table-cell>
          <table:table-cell table:number-matrix-columns-spanned="1" table:number-matrix-rows-spanned="1" table:formula="of:=SUM([.AN3:.AN3]&lt;[.$HG3:.$HG3])" office:value-type="float" office:value="0">
            <text:p>0</text:p>
          </table:table-cell>
          <table:table-cell table:number-matrix-columns-spanned="1" table:number-matrix-rows-spanned="1" table:formula="of:=SUM([.AO3:.AO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AP3:.AP3]&lt;[.$HD3:.$HD3])" office:value-type="float" office:value="1">
            <text:p>1</text:p>
          </table:table-cell>
          <table:table-cell table:number-matrix-columns-spanned="1" table:number-matrix-rows-spanned="1" table:formula="of:=SUM([.AQ3:.AQ3]&lt;[.$HE3:.$HE3])" office:value-type="float" office:value="1">
            <text:p>1</text:p>
          </table:table-cell>
          <table:table-cell table:number-matrix-columns-spanned="1" table:number-matrix-rows-spanned="1" table:formula="of:=SUM([.AR3:.AR3]&lt;[.$HF3:.$HF3])" office:value-type="float" office:value="1">
            <text:p>1</text:p>
          </table:table-cell>
          <table:table-cell table:number-matrix-columns-spanned="1" table:number-matrix-rows-spanned="1" table:formula="of:=SUM([.AS3:.AS3]&lt;[.$HG3:.$HG3])" office:value-type="float" office:value="0">
            <text:p>0</text:p>
          </table:table-cell>
          <table:table-cell table:number-matrix-columns-spanned="1" table:number-matrix-rows-spanned="1" table:formula="of:=SUM([.AT3:.AT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AU3:.AU3]&lt;[.$HD3:.$HD3])" office:value-type="float" office:value="1">
            <text:p>1</text:p>
          </table:table-cell>
          <table:table-cell table:number-matrix-columns-spanned="1" table:number-matrix-rows-spanned="1" table:formula="of:=SUM([.AV3:.AV3]&lt;[.$HE3:.$HE3])" office:value-type="float" office:value="1">
            <text:p>1</text:p>
          </table:table-cell>
          <table:table-cell table:number-matrix-columns-spanned="1" table:number-matrix-rows-spanned="1" table:formula="of:=SUM([.AW3:.AW3]&lt;[.$HF3:.$HF3])" office:value-type="float" office:value="1">
            <text:p>1</text:p>
          </table:table-cell>
          <table:table-cell table:number-matrix-columns-spanned="1" table:number-matrix-rows-spanned="1" table:formula="of:=SUM([.AX3:.AX3]&lt;[.$HG3:.$HG3])" office:value-type="float" office:value="1">
            <text:p>1</text:p>
          </table:table-cell>
          <table:table-cell table:number-matrix-columns-spanned="1" table:number-matrix-rows-spanned="1" table:formula="of:=SUM([.AY3:.AY3]&lt;[.$HC3:.$HC3])" office:value-type="float" office:value="1">
            <text:p>1</text:p>
          </table:table-cell>
          <table:table-cell table:number-matrix-columns-spanned="1" table:number-matrix-rows-spanned="1" table:formula="of:=SUM([.AZ3:.AZ3]&lt;[.$HD3:.$HD3])" office:value-type="float" office:value="0">
            <text:p>0</text:p>
          </table:table-cell>
          <table:table-cell table:number-matrix-columns-spanned="1" table:number-matrix-rows-spanned="1" table:formula="of:=SUM([.BA3:.BA3]&lt;[.$HE3:.$HE3])" office:value-type="float" office:value="0">
            <text:p>0</text:p>
          </table:table-cell>
          <table:table-cell table:number-matrix-columns-spanned="1" table:number-matrix-rows-spanned="1" table:formula="of:=SUM([.BB3:.BB3]&lt;[.$HF3:.$HF3])" office:value-type="float" office:value="0">
            <text:p>0</text:p>
          </table:table-cell>
          <table:table-cell table:number-matrix-columns-spanned="1" table:number-matrix-rows-spanned="1" table:formula="of:=SUM([.BC3:.BC3]&lt;[.$HG3:.$HG3])" office:value-type="float" office:value="0">
            <text:p>0</text:p>
          </table:table-cell>
          <table:table-cell table:number-matrix-columns-spanned="1" table:number-matrix-rows-spanned="1" table:formula="of:=SUM([.BD3:.BD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BE3:.BE3]&lt;[.$HD3:.$HD3])" office:value-type="float" office:value="1">
            <text:p>1</text:p>
          </table:table-cell>
          <table:table-cell table:number-matrix-columns-spanned="1" table:number-matrix-rows-spanned="1" table:formula="of:=SUM([.BF3:.BF3]&lt;[.$HE3:.$HE3])" office:value-type="float" office:value="1">
            <text:p>1</text:p>
          </table:table-cell>
          <table:table-cell table:number-matrix-columns-spanned="1" table:number-matrix-rows-spanned="1" table:formula="of:=SUM([.BG3:.BG3]&lt;[.$HF3:.$HF3])" office:value-type="float" office:value="1">
            <text:p>1</text:p>
          </table:table-cell>
          <table:table-cell table:number-matrix-columns-spanned="1" table:number-matrix-rows-spanned="1" table:formula="of:=SUM([.BH3:.BH3]&lt;[.$HG3:.$HG3])" office:value-type="float" office:value="1">
            <text:p>1</text:p>
          </table:table-cell>
          <table:table-cell table:number-matrix-columns-spanned="1" table:number-matrix-rows-spanned="1" table:formula="of:=SUM([.BI3:.BI3]&lt;[.$HC3:.$HC3])" office:value-type="float" office:value="1">
            <text:p>1</text:p>
          </table:table-cell>
          <table:table-cell table:number-matrix-columns-spanned="1" table:number-matrix-rows-spanned="1" table:formula="of:=SUM([.BJ3:.BJ3]&lt;[.$HD3:.$HD3])" office:value-type="float" office:value="0">
            <text:p>0</text:p>
          </table:table-cell>
          <table:table-cell table:number-matrix-columns-spanned="1" table:number-matrix-rows-spanned="1" table:formula="of:=SUM([.BK3:.BK3]&lt;[.$HE3:.$HE3])" office:value-type="float" office:value="1">
            <text:p>1</text:p>
          </table:table-cell>
          <table:table-cell table:number-matrix-columns-spanned="1" table:number-matrix-rows-spanned="1" table:formula="of:=SUM([.BL3:.BL3]&lt;[.$HF3:.$HF3])" office:value-type="float" office:value="0">
            <text:p>0</text:p>
          </table:table-cell>
          <table:table-cell table:number-matrix-columns-spanned="1" table:number-matrix-rows-spanned="1" table:formula="of:=SUM([.BM3:.BM3]&lt;[.$HG3:.$HG3])" office:value-type="float" office:value="1">
            <text:p>1</text:p>
          </table:table-cell>
          <table:table-cell table:number-matrix-columns-spanned="1" table:number-matrix-rows-spanned="1" table:formula="of:=SUM([.BN3:.BN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BO3:.BO3]&lt;[.$HD3:.$HD3])" office:value-type="float" office:value="1">
            <text:p>1</text:p>
          </table:table-cell>
          <table:table-cell table:number-matrix-columns-spanned="1" table:number-matrix-rows-spanned="1" table:formula="of:=SUM([.BP3:.BP3]&lt;[.$HE3:.$HE3])" office:value-type="float" office:value="1">
            <text:p>1</text:p>
          </table:table-cell>
          <table:table-cell table:number-matrix-columns-spanned="1" table:number-matrix-rows-spanned="1" table:formula="of:=SUM([.BQ3:.BQ3]&lt;[.$HF3:.$HF3])" office:value-type="float" office:value="0">
            <text:p>0</text:p>
          </table:table-cell>
          <table:table-cell table:number-matrix-columns-spanned="1" table:number-matrix-rows-spanned="1" table:formula="of:=SUM([.BR3:.BR3]&lt;[.$HG3:.$HG3])" office:value-type="float" office:value="1">
            <text:p>1</text:p>
          </table:table-cell>
          <table:table-cell table:number-matrix-columns-spanned="1" table:number-matrix-rows-spanned="1" table:formula="of:=SUM([.BS3:.BS3]&lt;[.$HC3:.$HC3])" office:value-type="float" office:value="1">
            <text:p>1</text:p>
          </table:table-cell>
          <table:table-cell table:number-matrix-columns-spanned="1" table:number-matrix-rows-spanned="1" table:formula="of:=SUM([.BT3:.BT3]&lt;[.$HD3:.$HD3])" office:value-type="float" office:value="0">
            <text:p>0</text:p>
          </table:table-cell>
          <table:table-cell table:number-matrix-columns-spanned="1" table:number-matrix-rows-spanned="1" table:formula="of:=SUM([.BU3:.BU3]&lt;[.$HE3:.$HE3])" office:value-type="float" office:value="1">
            <text:p>1</text:p>
          </table:table-cell>
          <table:table-cell table:number-matrix-columns-spanned="1" table:number-matrix-rows-spanned="1" table:formula="of:=SUM([.BV3:.BV3]&lt;[.$HF3:.$HF3])" office:value-type="float" office:value="1">
            <text:p>1</text:p>
          </table:table-cell>
          <table:table-cell table:number-matrix-columns-spanned="1" table:number-matrix-rows-spanned="1" table:formula="of:=SUM([.BW3:.BW3]&lt;[.$HG3:.$HG3])" office:value-type="float" office:value="1">
            <text:p>1</text:p>
          </table:table-cell>
          <table:table-cell table:number-matrix-columns-spanned="1" table:number-matrix-rows-spanned="1" table:formula="of:=SUM([.BX3:.BX3]&lt;[.$HC3:.$HC3])" office:value-type="float" office:value="0">
            <text:p>0</text:p>
          </table:table-cell>
          <table:table-cell table:number-matrix-columns-spanned="1" table:number-matrix-rows-spanned="1" table:formula="of:=SUM([.BY3:.BY3]&lt;[.$HD3:.$HD3])" office:value-type="float" office:value="0">
            <text:p>0</text:p>
          </table:table-cell>
          <table:table-cell table:number-matrix-columns-spanned="1" table:number-matrix-rows-spanned="1" table:formula="of:=SUM([.BZ3:.BZ3]&lt;[.$HE3:.$HE3])" office:value-type="float" office:value="0">
            <text:p>0</text:p>
          </table:table-cell>
          <table:table-cell table:number-matrix-columns-spanned="1" table:number-matrix-rows-spanned="1" table:formula="of:=SUM([.CA3:.CA3]&lt;[.$HF3:.$HF3])" office:value-type="float" office:value="0">
            <text:p>0</text:p>
          </table:table-cell>
          <table:table-cell table:number-matrix-columns-spanned="1" table:number-matrix-rows-spanned="1" table:formula="of:=SUM([.CB3:.CB3]&lt;[.$HG3:.$HG3])" office:value-type="float" office:value="1">
            <text:p>1</text:p>
          </table:table-cell>
          <table:table-cell table:number-matrix-columns-spanned="1" table:number-matrix-rows-spanned="1" table:formula="of:=SUM([.CC3:.CC3]&lt;[.$HC3:.$HC3])" office:value-type="float" office:value="0">
            <text:p>0</text:p>
          </table:table-cell>
          <table:table-cell table:number-matrix-columns-spanned="1" table:number-matrix-rows-spanned="1" table:formula="of:=SUM([.CD3:.CD3]&lt;[.$HD3:.$HD3])" office:value-type="float" office:value="0">
            <text:p>0</text:p>
          </table:table-cell>
          <table:table-cell table:number-matrix-columns-spanned="1" table:number-matrix-rows-spanned="1" table:formula="of:=SUM([.CE3:.CE3]&lt;[.$HE3:.$HE3])" office:value-type="float" office:value="1">
            <text:p>1</text:p>
          </table:table-cell>
          <table:table-cell table:number-matrix-columns-spanned="1" table:number-matrix-rows-spanned="1" table:formula="of:=SUM([.CF3:.CF3]&lt;[.$HF3:.$HF3])" office:value-type="float" office:value="1">
            <text:p>1</text:p>
          </table:table-cell>
          <table:table-cell table:number-matrix-columns-spanned="1" table:number-matrix-rows-spanned="1" table:formula="of:=SUM([.CG3:.CG3]&lt;[.$HG3:.$HG3])" office:value-type="float" office:value="0">
            <text:p>0</text:p>
          </table:table-cell>
          <table:table-cell table:number-matrix-columns-spanned="1" table:number-matrix-rows-spanned="1" table:formula="of:=SUM([.CH3:.CH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CI3:.CI3]&lt;[.$HD3:.$HD3])" office:value-type="float" office:value="1">
            <text:p>1</text:p>
          </table:table-cell>
          <table:table-cell table:number-matrix-columns-spanned="1" table:number-matrix-rows-spanned="1" table:formula="of:=SUM([.CJ3:.CJ3]&lt;[.$HE3:.$HE3])" office:value-type="float" office:value="0">
            <text:p>0</text:p>
          </table:table-cell>
          <table:table-cell table:number-matrix-columns-spanned="1" table:number-matrix-rows-spanned="1" table:formula="of:=SUM([.CK3:.CK3]&lt;[.$HF3:.$HF3])" office:value-type="float" office:value="0">
            <text:p>0</text:p>
          </table:table-cell>
          <table:table-cell table:number-matrix-columns-spanned="1" table:number-matrix-rows-spanned="1" table:formula="of:=SUM([.CL3:.CL3]&lt;[.$HG3:.$HG3])" office:value-type="float" office:value="0">
            <text:p>0</text:p>
          </table:table-cell>
          <table:table-cell table:number-matrix-columns-spanned="1" table:number-matrix-rows-spanned="1" table:formula="of:=SUM([.CM3:.CM3]&lt;[.$HC3:.$HC3])" office:value-type="float" office:value="0">
            <text:p>0</text:p>
          </table:table-cell>
          <table:table-cell table:number-matrix-columns-spanned="1" table:number-matrix-rows-spanned="1" table:formula="of:=SUM([.CN3:.CN3]&lt;[.$HD3:.$HD3])" office:value-type="float" office:value="0">
            <text:p>0</text:p>
          </table:table-cell>
          <table:table-cell table:number-matrix-columns-spanned="1" table:number-matrix-rows-spanned="1" table:formula="of:=SUM([.CO3:.CO3]&lt;[.$HE3:.$HE3])" office:value-type="float" office:value="1">
            <text:p>1</text:p>
          </table:table-cell>
          <table:table-cell table:number-matrix-columns-spanned="1" table:number-matrix-rows-spanned="1" table:formula="of:=SUM([.CP3:.CP3]&lt;[.$HF3:.$HF3])" office:value-type="float" office:value="1">
            <text:p>1</text:p>
          </table:table-cell>
          <table:table-cell table:number-matrix-columns-spanned="1" table:number-matrix-rows-spanned="1" table:formula="of:=SUM([.CQ3:.CQ3]&lt;[.$HG3:.$HG3])" office:value-type="float" office:value="0">
            <text:p>0</text:p>
          </table:table-cell>
          <table:table-cell table:number-matrix-columns-spanned="1" table:number-matrix-rows-spanned="1" table:formula="of:=SUM([.CR3:.CR3]&lt;[.$HC3:.$HC3])" office:value-type="float" office:value="0">
            <text:p>0</text:p>
          </table:table-cell>
          <table:table-cell table:style-name="ce16" table:number-matrix-columns-spanned="1" table:number-matrix-rows-spanned="1" table:formula="of:=SUM([.CS3:.CS3]&lt;[.$HD3:.$HD3])" office:value-type="float" office:value="1">
            <text:p>1</text:p>
          </table:table-cell>
          <table:table-cell table:number-matrix-columns-spanned="1" table:number-matrix-rows-spanned="1" table:formula="of:=SUM([.CT3:.CT3]&lt;[.$HE3:.$HE3])" office:value-type="float" office:value="1">
            <text:p>1</text:p>
          </table:table-cell>
          <table:table-cell table:number-matrix-columns-spanned="1" table:number-matrix-rows-spanned="1" table:formula="of:=SUM([.CU3:.CU3]&lt;[.$HF3:.$HF3])" office:value-type="float" office:value="1">
            <text:p>1</text:p>
          </table:table-cell>
          <table:table-cell table:number-matrix-columns-spanned="1" table:number-matrix-rows-spanned="1" table:formula="of:=SUM([.CV3:.CV3]&lt;[.$HG3:.$HG3])" office:value-type="float" office:value="1">
            <text:p>1</text:p>
          </table:table-cell>
          <table:table-cell table:number-matrix-columns-spanned="1" table:number-matrix-rows-spanned="1" table:formula="of:=SUM([.CW3:.CW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CX3:.CX3]&lt;[.$HD3:.$HD3])" office:value-type="float" office:value="1">
            <text:p>1</text:p>
          </table:table-cell>
          <table:table-cell table:number-matrix-columns-spanned="1" table:number-matrix-rows-spanned="1" table:formula="of:=SUM([.CY3:.CY3]&lt;[.$HE3:.$HE3])" office:value-type="float" office:value="1">
            <text:p>1</text:p>
          </table:table-cell>
          <table:table-cell table:number-matrix-columns-spanned="1" table:number-matrix-rows-spanned="1" table:formula="of:=SUM([.CZ3:.CZ3]&lt;[.$HF3:.$HF3])" office:value-type="float" office:value="0">
            <text:p>0</text:p>
          </table:table-cell>
          <table:table-cell table:number-matrix-columns-spanned="1" table:number-matrix-rows-spanned="1" table:formula="of:=SUM([.DA3:.DA3]&lt;[.$HG3:.$HG3])" office:value-type="float" office:value="1">
            <text:p>1</text:p>
          </table:table-cell>
          <table:table-cell table:number-matrix-columns-spanned="1" table:number-matrix-rows-spanned="1" table:formula="of:=SUM([.DB3:.DB3]&lt;[.$HC3:.$HC3])" office:value-type="float" office:value="0">
            <text:p>0</text:p>
          </table:table-cell>
          <table:table-cell table:number-matrix-columns-spanned="1" table:number-matrix-rows-spanned="1" table:formula="of:=SUM([.DC3:.DC3]&lt;[.$HD3:.$HD3])" office:value-type="float" office:value="0">
            <text:p>0</text:p>
          </table:table-cell>
          <table:table-cell table:number-matrix-columns-spanned="1" table:number-matrix-rows-spanned="1" table:formula="of:=SUM([.DD3:.DD3]&lt;[.$HE3:.$HE3])" office:value-type="float" office:value="1">
            <text:p>1</text:p>
          </table:table-cell>
          <table:table-cell table:number-matrix-columns-spanned="1" table:number-matrix-rows-spanned="1" table:formula="of:=SUM([.DE3:.DE3]&lt;[.$HF3:.$HF3])" office:value-type="float" office:value="1">
            <text:p>1</text:p>
          </table:table-cell>
          <table:table-cell table:number-matrix-columns-spanned="1" table:number-matrix-rows-spanned="1" table:formula="of:=SUM([.DF3:.DF3]&lt;[.$HG3:.$HG3])" office:value-type="float" office:value="0">
            <text:p>0</text:p>
          </table:table-cell>
          <table:table-cell table:number-matrix-columns-spanned="1" table:number-matrix-rows-spanned="1" table:formula="of:=SUM([.DG3:.DG3]&lt;[.$HC3:.$HC3])" office:value-type="float" office:value="0">
            <text:p>0</text:p>
          </table:table-cell>
          <table:table-cell table:number-matrix-columns-spanned="1" table:number-matrix-rows-spanned="1" table:formula="of:=SUM([.DH3:.DH3]&lt;[.$HD3:.$HD3])" office:value-type="float" office:value="0">
            <text:p>0</text:p>
          </table:table-cell>
          <table:table-cell table:number-matrix-columns-spanned="1" table:number-matrix-rows-spanned="1" table:formula="of:=SUM([.DI3:.DI3]&lt;[.$HE3:.$HE3])" office:value-type="float" office:value="0">
            <text:p>0</text:p>
          </table:table-cell>
          <table:table-cell table:number-matrix-columns-spanned="1" table:number-matrix-rows-spanned="1" table:formula="of:=SUM([.DJ3:.DJ3]&lt;[.$HF3:.$HF3])" office:value-type="float" office:value="0">
            <text:p>0</text:p>
          </table:table-cell>
          <table:table-cell table:number-matrix-columns-spanned="1" table:number-matrix-rows-spanned="1" table:formula="of:=SUM([.DK3:.DK3]&lt;[.$HG3:.$HG3])" office:value-type="float" office:value="0">
            <text:p>0</text:p>
          </table:table-cell>
          <table:table-cell table:number-matrix-columns-spanned="1" table:number-matrix-rows-spanned="1" table:formula="of:=SUM([.DL3:.DL3]&lt;[.$HC3:.$HC3])" office:value-type="float" office:value="1">
            <text:p>1</text:p>
          </table:table-cell>
          <table:table-cell table:number-matrix-columns-spanned="1" table:number-matrix-rows-spanned="1" table:formula="of:=SUM([.DM3:.DM3]&lt;[.$HD3:.$HD3])" office:value-type="float" office:value="0">
            <text:p>0</text:p>
          </table:table-cell>
          <table:table-cell table:number-matrix-columns-spanned="1" table:number-matrix-rows-spanned="1" table:formula="of:=SUM([.DN3:.DN3]&lt;[.$HE3:.$HE3])" office:value-type="float" office:value="1">
            <text:p>1</text:p>
          </table:table-cell>
          <table:table-cell table:number-matrix-columns-spanned="1" table:number-matrix-rows-spanned="1" table:formula="of:=SUM([.DO3:.DO3]&lt;[.$HF3:.$HF3])" office:value-type="float" office:value="0">
            <text:p>0</text:p>
          </table:table-cell>
          <table:table-cell table:number-matrix-columns-spanned="1" table:number-matrix-rows-spanned="1" table:formula="of:=SUM([.DP3:.DP3]&lt;[.$HG3:.$HG3])" office:value-type="float" office:value="1">
            <text:p>1</text:p>
          </table:table-cell>
          <table:table-cell table:number-matrix-columns-spanned="1" table:number-matrix-rows-spanned="1" table:formula="of:=SUM([.DQ3:.DQ3]&lt;[.$HC3:.$HC3])" office:value-type="float" office:value="0">
            <text:p>0</text:p>
          </table:table-cell>
          <table:table-cell table:number-matrix-columns-spanned="1" table:number-matrix-rows-spanned="1" table:formula="of:=SUM([.DR3:.DR3]&lt;[.$HD3:.$HD3])" office:value-type="float" office:value="0">
            <text:p>0</text:p>
          </table:table-cell>
          <table:table-cell table:number-matrix-columns-spanned="1" table:number-matrix-rows-spanned="1" table:formula="of:=SUM([.DS3:.DS3]&lt;[.$HE3:.$HE3])" office:value-type="float" office:value="0">
            <text:p>0</text:p>
          </table:table-cell>
          <table:table-cell table:number-matrix-columns-spanned="1" table:number-matrix-rows-spanned="1" table:formula="of:=SUM([.DT3:.DT3]&lt;[.$HF3:.$HF3])" office:value-type="float" office:value="0">
            <text:p>0</text:p>
          </table:table-cell>
          <table:table-cell table:number-matrix-columns-spanned="1" table:number-matrix-rows-spanned="1" table:formula="of:=SUM([.DU3:.DU3]&lt;[.$HG3:.$HG3])" office:value-type="float" office:value="0">
            <text:p>0</text:p>
          </table:table-cell>
          <table:table-cell table:number-matrix-columns-spanned="1" table:number-matrix-rows-spanned="1" table:formula="of:=SUM([.DV3:.DV3]&lt;[.$HC3:.$HC3])" office:value-type="float" office:value="0">
            <text:p>0</text:p>
          </table:table-cell>
          <table:table-cell table:number-matrix-columns-spanned="1" table:number-matrix-rows-spanned="1" table:formula="of:=SUM([.DW3:.DW3]&lt;[.$HD3:.$HD3])" office:value-type="float" office:value="0">
            <text:p>0</text:p>
          </table:table-cell>
          <table:table-cell table:number-matrix-columns-spanned="1" table:number-matrix-rows-spanned="1" table:formula="of:=SUM([.DX3:.DX3]&lt;[.$HE3:.$HE3])" office:value-type="float" office:value="0">
            <text:p>0</text:p>
          </table:table-cell>
          <table:table-cell table:number-matrix-columns-spanned="1" table:number-matrix-rows-spanned="1" table:formula="of:=SUM([.DY3:.DY3]&lt;[.$HF3:.$HF3])" office:value-type="float" office:value="1">
            <text:p>1</text:p>
          </table:table-cell>
          <table:table-cell table:number-matrix-columns-spanned="1" table:number-matrix-rows-spanned="1" table:formula="of:=SUM([.DZ3:.DZ3]&lt;[.$HG3:.$HG3])" office:value-type="float" office:value="0">
            <text:p>0</text:p>
          </table:table-cell>
          <table:table-cell table:number-matrix-columns-spanned="1" table:number-matrix-rows-spanned="1" table:formula="of:=SUM([.EA3:.EA3]&lt;[.$HC3:.$HC3])" office:value-type="float" office:value="0">
            <text:p>0</text:p>
          </table:table-cell>
          <table:table-cell table:number-matrix-columns-spanned="1" table:number-matrix-rows-spanned="1" table:formula="of:=SUM([.EB3:.EB3]&lt;[.$HD3:.$HD3])" office:value-type="float" office:value="0">
            <text:p>0</text:p>
          </table:table-cell>
          <table:table-cell table:number-matrix-columns-spanned="1" table:number-matrix-rows-spanned="1" table:formula="of:=SUM([.EC3:.EC3]&lt;[.$HE3:.$HE3])" office:value-type="float" office:value="0">
            <text:p>0</text:p>
          </table:table-cell>
          <table:table-cell table:number-matrix-columns-spanned="1" table:number-matrix-rows-spanned="1" table:formula="of:=SUM([.ED3:.ED3]&lt;[.$HF3:.$HF3])" office:value-type="float" office:value="1">
            <text:p>1</text:p>
          </table:table-cell>
          <table:table-cell table:number-matrix-columns-spanned="1" table:number-matrix-rows-spanned="1" table:formula="of:=SUM([.EE3:.EE3]&lt;[.$HG3:.$HG3])" office:value-type="float" office:value="0">
            <text:p>0</text:p>
          </table:table-cell>
          <table:table-cell table:number-matrix-columns-spanned="1" table:number-matrix-rows-spanned="1" table:formula="of:=SUM([.EF3:.EF3]&lt;[.$HC3:.$HC3])" office:value-type="float" office:value="0">
            <text:p>0</text:p>
          </table:table-cell>
          <table:table-cell table:number-matrix-columns-spanned="1" table:number-matrix-rows-spanned="1" table:formula="of:=SUM([.EG3:.EG3]&lt;[.$HD3:.$HD3])" office:value-type="float" office:value="0">
            <text:p>0</text:p>
          </table:table-cell>
          <table:table-cell table:number-matrix-columns-spanned="1" table:number-matrix-rows-spanned="1" table:formula="of:=SUM([.EH3:.EH3]&lt;[.$HE3:.$HE3])" office:value-type="float" office:value="1">
            <text:p>1</text:p>
          </table:table-cell>
          <table:table-cell table:number-matrix-columns-spanned="1" table:number-matrix-rows-spanned="1" table:formula="of:=SUM([.EI3:.EI3]&lt;[.$HF3:.$HF3])" office:value-type="float" office:value="1">
            <text:p>1</text:p>
          </table:table-cell>
          <table:table-cell table:number-matrix-columns-spanned="1" table:number-matrix-rows-spanned="1" table:formula="of:=SUM([.EJ3:.EJ3]&lt;[.$HG3:.$HG3])" office:value-type="float" office:value="0">
            <text:p>0</text:p>
          </table:table-cell>
          <table:table-cell table:number-matrix-columns-spanned="1" table:number-matrix-rows-spanned="1" table:formula="of:=SUM([.EK3:.EK3]&lt;[.$HC3:.$HC3])" office:value-type="float" office:value="1">
            <text:p>1</text:p>
          </table:table-cell>
          <table:table-cell table:number-matrix-columns-spanned="1" table:number-matrix-rows-spanned="1" table:formula="of:=SUM([.EL3:.EL3]&lt;[.$HD3:.$HD3])" office:value-type="float" office:value="0">
            <text:p>0</text:p>
          </table:table-cell>
          <table:table-cell table:number-matrix-columns-spanned="1" table:number-matrix-rows-spanned="1" table:formula="of:=SUM([.EM3:.EM3]&lt;[.$HE3:.$HE3])" office:value-type="float" office:value="1">
            <text:p>1</text:p>
          </table:table-cell>
          <table:table-cell table:number-matrix-columns-spanned="1" table:number-matrix-rows-spanned="1" table:formula="of:=SUM([.EN3:.EN3]&lt;[.$HF3:.$HF3])" office:value-type="float" office:value="1">
            <text:p>1</text:p>
          </table:table-cell>
          <table:table-cell table:number-matrix-columns-spanned="1" table:number-matrix-rows-spanned="1" table:formula="of:=SUM([.EO3:.EO3]&lt;[.$HG3:.$HG3])" office:value-type="float" office:value="0">
            <text:p>0</text:p>
          </table:table-cell>
          <table:table-cell table:number-matrix-columns-spanned="1" table:number-matrix-rows-spanned="1" table:formula="of:=SUM([.EP3:.EP3]&lt;[.$HC3:.$HC3])" office:value-type="float" office:value="0">
            <text:p>0</text:p>
          </table:table-cell>
          <table:table-cell table:number-matrix-columns-spanned="1" table:number-matrix-rows-spanned="1" table:formula="of:=SUM([.EQ3:.EQ3]&lt;[.$HD3:.$HD3])" office:value-type="float" office:value="0">
            <text:p>0</text:p>
          </table:table-cell>
          <table:table-cell table:number-matrix-columns-spanned="1" table:number-matrix-rows-spanned="1" table:formula="of:=SUM([.ER3:.ER3]&lt;[.$HE3:.$HE3])" office:value-type="float" office:value="0">
            <text:p>0</text:p>
          </table:table-cell>
          <table:table-cell table:number-matrix-columns-spanned="1" table:number-matrix-rows-spanned="1" table:formula="of:=SUM([.ES3:.ES3]&lt;[.$HF3:.$HF3])" office:value-type="float" office:value="0">
            <text:p>0</text:p>
          </table:table-cell>
          <table:table-cell table:number-matrix-columns-spanned="1" table:number-matrix-rows-spanned="1" table:formula="of:=SUM([.ET3:.ET3]&lt;[.$HG3:.$HG3])" office:value-type="float" office:value="1">
            <text:p>1</text:p>
          </table:table-cell>
          <table:table-cell table:number-matrix-columns-spanned="1" table:number-matrix-rows-spanned="1" table:formula="of:=SUM([.EU3:.EU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EV3:.EV3]&lt;[.$HD3:.$HD3])" office:value-type="float" office:value="1">
            <text:p>1</text:p>
          </table:table-cell>
          <table:table-cell table:number-matrix-columns-spanned="1" table:number-matrix-rows-spanned="1" table:formula="of:=SUM([.EW3:.EW3]&lt;[.$HE3:.$HE3])" office:value-type="float" office:value="1">
            <text:p>1</text:p>
          </table:table-cell>
          <table:table-cell table:number-matrix-columns-spanned="1" table:number-matrix-rows-spanned="1" table:formula="of:=SUM([.EX3:.EX3]&lt;[.$HF3:.$HF3])" office:value-type="float" office:value="0">
            <text:p>0</text:p>
          </table:table-cell>
          <table:table-cell table:number-matrix-columns-spanned="1" table:number-matrix-rows-spanned="1" table:formula="of:=SUM([.EY3:.EY3]&lt;[.$HG3:.$HG3])" office:value-type="float" office:value="1">
            <text:p>1</text:p>
          </table:table-cell>
          <table:table-cell table:number-matrix-columns-spanned="1" table:number-matrix-rows-spanned="1" table:formula="of:=SUM([.EZ3:.EZ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FA3:.FA3]&lt;[.$HD3:.$HD3])" office:value-type="float" office:value="1">
            <text:p>1</text:p>
          </table:table-cell>
          <table:table-cell table:number-matrix-columns-spanned="1" table:number-matrix-rows-spanned="1" table:formula="of:=SUM([.FB3:.FB3]&lt;[.$HE3:.$HE3])" office:value-type="float" office:value="0">
            <text:p>0</text:p>
          </table:table-cell>
          <table:table-cell table:number-matrix-columns-spanned="1" table:number-matrix-rows-spanned="1" table:formula="of:=SUM([.FC3:.FC3]&lt;[.$HF3:.$HF3])" office:value-type="float" office:value="0">
            <text:p>0</text:p>
          </table:table-cell>
          <table:table-cell table:number-matrix-columns-spanned="1" table:number-matrix-rows-spanned="1" table:formula="of:=SUM([.FD3:.FD3]&lt;[.$HG3:.$HG3])" office:value-type="float" office:value="1">
            <text:p>1</text:p>
          </table:table-cell>
          <table:table-cell table:number-matrix-columns-spanned="1" table:number-matrix-rows-spanned="1" table:formula="of:=SUM([.FE3:.FE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FF3:.FF3]&lt;[.$HD3:.$HD3])" office:value-type="float" office:value="1">
            <text:p>1</text:p>
          </table:table-cell>
          <table:table-cell table:number-matrix-columns-spanned="1" table:number-matrix-rows-spanned="1" table:formula="of:=SUM([.FG3:.FG3]&lt;[.$HE3:.$HE3])" office:value-type="float" office:value="0">
            <text:p>0</text:p>
          </table:table-cell>
          <table:table-cell table:number-matrix-columns-spanned="1" table:number-matrix-rows-spanned="1" table:formula="of:=SUM([.FH3:.FH3]&lt;[.$HF3:.$HF3])" office:value-type="float" office:value="0">
            <text:p>0</text:p>
          </table:table-cell>
          <table:table-cell table:number-matrix-columns-spanned="1" table:number-matrix-rows-spanned="1" table:formula="of:=SUM([.FI3:.FI3]&lt;[.$HG3:.$HG3])" office:value-type="float" office:value="1">
            <text:p>1</text:p>
          </table:table-cell>
          <table:table-cell table:number-matrix-columns-spanned="1" table:number-matrix-rows-spanned="1" table:formula="of:=SUM([.FJ3:.FJ3]&lt;[.$HC3:.$HC3])" office:value-type="float" office:value="0">
            <text:p>0</text:p>
          </table:table-cell>
          <table:table-cell table:number-matrix-columns-spanned="1" table:number-matrix-rows-spanned="1" table:formula="of:=SUM([.FK3:.FK3]&lt;[.$HD3:.$HD3])" office:value-type="float" office:value="0">
            <text:p>0</text:p>
          </table:table-cell>
          <table:table-cell table:number-matrix-columns-spanned="1" table:number-matrix-rows-spanned="1" table:formula="of:=SUM([.FL3:.FL3]&lt;[.$HE3:.$HE3])" office:value-type="float" office:value="0">
            <text:p>0</text:p>
          </table:table-cell>
          <table:table-cell table:number-matrix-columns-spanned="1" table:number-matrix-rows-spanned="1" table:formula="of:=SUM([.FM3:.FM3]&lt;[.$HF3:.$HF3])" office:value-type="float" office:value="1">
            <text:p>1</text:p>
          </table:table-cell>
          <table:table-cell table:number-matrix-columns-spanned="1" table:number-matrix-rows-spanned="1" table:formula="of:=SUM([.FN3:.FN3]&lt;[.$HG3:.$HG3])" office:value-type="float" office:value="0">
            <text:p>0</text:p>
          </table:table-cell>
          <table:table-cell table:number-matrix-columns-spanned="1" table:number-matrix-rows-spanned="1" table:formula="of:=SUM([.FO3:.FO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FP3:.FP3]&lt;[.$HD3:.$HD3])" office:value-type="float" office:value="1">
            <text:p>1</text:p>
          </table:table-cell>
          <table:table-cell table:number-matrix-columns-spanned="1" table:number-matrix-rows-spanned="1" table:formula="of:=SUM([.FQ3:.FQ3]&lt;[.$HE3:.$HE3])" office:value-type="float" office:value="1">
            <text:p>1</text:p>
          </table:table-cell>
          <table:table-cell table:number-matrix-columns-spanned="1" table:number-matrix-rows-spanned="1" table:formula="of:=SUM([.FR3:.FR3]&lt;[.$HF3:.$HF3])" office:value-type="float" office:value="0">
            <text:p>0</text:p>
          </table:table-cell>
          <table:table-cell table:number-matrix-columns-spanned="1" table:number-matrix-rows-spanned="1" table:formula="of:=SUM([.FS3:.FS3]&lt;[.$HG3:.$HG3])" office:value-type="float" office:value="1">
            <text:p>1</text:p>
          </table:table-cell>
          <table:table-cell table:number-matrix-columns-spanned="1" table:number-matrix-rows-spanned="1" table:formula="of:=SUM([.FT3:.FT3]&lt;[.$HC3:.$HC3])" office:value-type="float" office:value="1">
            <text:p>1</text:p>
          </table:table-cell>
          <table:table-cell table:style-name="ce16" table:number-matrix-columns-spanned="1" table:number-matrix-rows-spanned="1" table:formula="of:=SUM([.FU3:.FU3]&lt;[.$HD3:.$HD3])" office:value-type="float" office:value="1">
            <text:p>1</text:p>
          </table:table-cell>
          <table:table-cell table:number-matrix-columns-spanned="1" table:number-matrix-rows-spanned="1" table:formula="of:=SUM([.FV3:.FV3]&lt;[.$HE3:.$HE3])" office:value-type="float" office:value="0">
            <text:p>0</text:p>
          </table:table-cell>
          <table:table-cell table:number-matrix-columns-spanned="1" table:number-matrix-rows-spanned="1" table:formula="of:=SUM([.FW3:.FW3]&lt;[.$HF3:.$HF3])" office:value-type="float" office:value="1">
            <text:p>1</text:p>
          </table:table-cell>
          <table:table-cell table:number-matrix-columns-spanned="1" table:number-matrix-rows-spanned="1" table:formula="of:=SUM([.FX3:.FX3]&lt;[.$HG3:.$HG3])" office:value-type="float" office:value="0">
            <text:p>0</text:p>
          </table:table-cell>
          <table:table-cell table:number-matrix-columns-spanned="1" table:number-matrix-rows-spanned="1" table:formula="of:=SUM([.FY3:.FY3]&lt;[.$HC3:.$HC3])" office:value-type="float" office:value="0">
            <text:p>0</text:p>
          </table:table-cell>
          <table:table-cell table:number-matrix-columns-spanned="1" table:number-matrix-rows-spanned="1" table:formula="of:=SUM([.FZ3:.FZ3]&lt;[.$HD3:.$HD3])" office:value-type="float" office:value="0">
            <text:p>0</text:p>
          </table:table-cell>
          <table:table-cell table:number-matrix-columns-spanned="1" table:number-matrix-rows-spanned="1" table:formula="of:=SUM([.GA3:.GA3]&lt;[.$HE3:.$HE3])" office:value-type="float" office:value="1">
            <text:p>1</text:p>
          </table:table-cell>
          <table:table-cell table:number-matrix-columns-spanned="1" table:number-matrix-rows-spanned="1" table:formula="of:=SUM([.GB3:.GB3]&lt;[.$HF3:.$HF3])" office:value-type="float" office:value="0">
            <text:p>0</text:p>
          </table:table-cell>
          <table:table-cell table:number-matrix-columns-spanned="1" table:number-matrix-rows-spanned="1" table:formula="of:=SUM([.GC3:.GC3]&lt;[.$HG3:.$HG3])" office:value-type="float" office:value="1">
            <text:p>1</text:p>
          </table:table-cell>
          <table:table-cell table:number-matrix-columns-spanned="1" table:number-matrix-rows-spanned="1" table:formula="of:=SUM([.GD3:.GD3]&lt;[.$HC3:.$HC3])" office:value-type="float" office:value="0">
            <text:p>0</text:p>
          </table:table-cell>
          <table:table-cell table:number-matrix-columns-spanned="1" table:number-matrix-rows-spanned="1" table:formula="of:=SUM([.GE3:.GE3]&lt;[.$HD3:.$HD3])" office:value-type="float" office:value="0">
            <text:p>0</text:p>
          </table:table-cell>
          <table:table-cell table:number-matrix-columns-spanned="1" table:number-matrix-rows-spanned="1" table:formula="of:=SUM([.GF3:.GF3]&lt;[.$HE3:.$HE3])" office:value-type="float" office:value="0">
            <text:p>0</text:p>
          </table:table-cell>
          <table:table-cell table:number-matrix-columns-spanned="1" table:number-matrix-rows-spanned="1" table:formula="of:=SUM([.GG3:.GG3]&lt;[.$HF3:.$HF3])" office:value-type="float" office:value="0">
            <text:p>0</text:p>
          </table:table-cell>
          <table:table-cell table:number-matrix-columns-spanned="1" table:number-matrix-rows-spanned="1" table:formula="of:=SUM([.GH3:.GH3]&lt;[.$HG3:.$HG3])" office:value-type="float" office:value="0">
            <text:p>0</text:p>
          </table:table-cell>
          <table:table-cell table:number-matrix-columns-spanned="1" table:number-matrix-rows-spanned="1" table:formula="of:=SUM([.GI3:.GI3]&lt;[.$HC3:.$HC3])" office:value-type="float" office:value="0">
            <text:p>0</text:p>
          </table:table-cell>
          <table:table-cell table:style-name="ce16" table:number-matrix-columns-spanned="1" table:number-matrix-rows-spanned="1" table:formula="of:=SUM([.GJ3:.GJ3]&lt;[.$HD3:.$HD3])" office:value-type="float" office:value="1">
            <text:p>1</text:p>
          </table:table-cell>
          <table:table-cell table:number-matrix-columns-spanned="1" table:number-matrix-rows-spanned="1" table:formula="of:=SUM([.GK3:.GK3]&lt;[.$HE3:.$HE3])" office:value-type="float" office:value="0">
            <text:p>0</text:p>
          </table:table-cell>
          <table:table-cell table:number-matrix-columns-spanned="1" table:number-matrix-rows-spanned="1" table:formula="of:=SUM([.GL3:.GL3]&lt;[.$HF3:.$HF3])" office:value-type="float" office:value="1">
            <text:p>1</text:p>
          </table:table-cell>
          <table:table-cell table:number-matrix-columns-spanned="1" table:number-matrix-rows-spanned="1" table:formula="of:=SUM([.GM3:.GM3]&lt;[.$HG3:.$HG3])" office:value-type="float" office:value="0">
            <text:p>0</text:p>
          </table:table-cell>
          <table:table-cell table:number-matrix-columns-spanned="1" table:number-matrix-rows-spanned="1" table:formula="of:=SUM([.GN3:.GN3]&lt;[.$HC3:.$HC3])" office:value-type="float" office:value="0">
            <text:p>0</text:p>
          </table:table-cell>
          <table:table-cell table:number-matrix-columns-spanned="1" table:number-matrix-rows-spanned="1" table:formula="of:=SUM([.GO3:.GO3]&lt;[.$HD3:.$HD3])" office:value-type="float" office:value="0">
            <text:p>0</text:p>
          </table:table-cell>
          <table:table-cell table:number-matrix-columns-spanned="1" table:number-matrix-rows-spanned="1" table:formula="of:=SUM([.GP3:.GP3]&lt;[.$HE3:.$HE3])" office:value-type="float" office:value="0">
            <text:p>0</text:p>
          </table:table-cell>
          <table:table-cell table:number-matrix-columns-spanned="1" table:number-matrix-rows-spanned="1" table:formula="of:=SUM([.GQ3:.GQ3]&lt;[.$HF3:.$HF3])" office:value-type="float" office:value="1">
            <text:p>1</text:p>
          </table:table-cell>
          <table:table-cell table:number-matrix-columns-spanned="1" table:number-matrix-rows-spanned="1" table:formula="of:=SUM([.GR3:.GR3]&lt;[.$HG3:.$HG3])" office:value-type="float" office:value="1">
            <text:p>1</text:p>
          </table:table-cell>
          <table:table-cell table:number-matrix-columns-spanned="1" table:number-matrix-rows-spanned="1" table:formula="of:=SUM([.GS3:.GS3]&lt;[.$HC3:.$HC3])" office:value-type="float" office:value="0">
            <text:p>0</text:p>
          </table:table-cell>
          <table:table-cell table:number-matrix-columns-spanned="1" table:number-matrix-rows-spanned="1" table:formula="of:=SUM([.GT3:.GT3]&lt;[.$HD3:.$HD3])" office:value-type="float" office:value="0">
            <text:p>0</text:p>
          </table:table-cell>
          <table:table-cell table:number-matrix-columns-spanned="1" table:number-matrix-rows-spanned="1" table:formula="of:=SUM([.GU3:.GU3]&lt;[.$HE3:.$HE3])" office:value-type="float" office:value="0">
            <text:p>0</text:p>
          </table:table-cell>
          <table:table-cell table:number-matrix-columns-spanned="1" table:number-matrix-rows-spanned="1" table:formula="of:=SUM([.GV3:.GV3]&lt;[.$HF3:.$HF3])" office:value-type="float" office:value="1">
            <text:p>1</text:p>
          </table:table-cell>
          <table:table-cell table:number-matrix-columns-spanned="1" table:number-matrix-rows-spanned="1" table:formula="of:=SUM([.GW3:.GW3]&lt;[.$HG3:.$HG3])" office:value-type="float" office:value="0">
            <text:p>0</text:p>
          </table:table-cell>
          <table:table-cell table:number-columns-repeated="819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C3:.C3]&gt;[.$HD3:.$HD3])" office:value-type="float" office:value="1">
            <text:p>1</text:p>
          </table:table-cell>
          <table:table-cell table:number-matrix-columns-spanned="1" table:number-matrix-rows-spanned="1" table:formula="of:=SUM([.D3:.D3]&gt;[.$HE3:.$HE3])" office:value-type="float" office:value="1">
            <text:p>1</text:p>
          </table:table-cell>
          <table:table-cell table:number-matrix-columns-spanned="1" table:number-matrix-rows-spanned="1" table:formula="of:=SUM([.E3:.E3]&gt;[.$HF3:.$HF3])" office:value-type="float" office:value="1">
            <text:p>1</text:p>
          </table:table-cell>
          <table:table-cell table:number-matrix-columns-spanned="1" table:number-matrix-rows-spanned="1" table:formula="of:=SUM([.F3:.F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G3:.G3]&gt;[.$HD3:.$HD3])" office:value-type="float" office:value="1">
            <text:p>1</text:p>
          </table:table-cell>
          <table:table-cell table:number-matrix-columns-spanned="1" table:number-matrix-rows-spanned="1" table:formula="of:=SUM([.H3:.H3]&gt;[.$HE3:.$HE3])" office:value-type="float" office:value="1">
            <text:p>1</text:p>
          </table:table-cell>
          <table:table-cell table:number-matrix-columns-spanned="1" table:number-matrix-rows-spanned="1" table:formula="of:=SUM([.I3:.I3]&gt;[.$HF3:.$HF3])" office:value-type="float" office:value="1">
            <text:p>1</text:p>
          </table:table-cell>
          <table:table-cell table:number-matrix-columns-spanned="1" table:number-matrix-rows-spanned="1" table:formula="of:=SUM([.J3:.J3]&gt;[.$HG3:.$HG3])" office:value-type="float" office:value="0">
            <text:p>0</text:p>
          </table:table-cell>
          <table:table-cell table:number-matrix-columns-spanned="1" table:number-matrix-rows-spanned="1" table:formula="of:=SUM([.K3:.K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L3:.L3]&gt;[.$HD3:.$HD3])" office:value-type="float" office:value="1">
            <text:p>1</text:p>
          </table:table-cell>
          <table:table-cell table:number-matrix-columns-spanned="1" table:number-matrix-rows-spanned="1" table:formula="of:=SUM([.M3:.M3]&gt;[.$HE3:.$HE3])" office:value-type="float" office:value="1">
            <text:p>1</text:p>
          </table:table-cell>
          <table:table-cell table:number-matrix-columns-spanned="1" table:number-matrix-rows-spanned="1" table:formula="of:=SUM([.N3:.N3]&gt;[.$HF3:.$HF3])" office:value-type="float" office:value="1">
            <text:p>1</text:p>
          </table:table-cell>
          <table:table-cell table:number-matrix-columns-spanned="1" table:number-matrix-rows-spanned="1" table:formula="of:=SUM([.O3:.O3]&gt;[.$HG3:.$HG3])" office:value-type="float" office:value="0">
            <text:p>0</text:p>
          </table:table-cell>
          <table:table-cell table:number-matrix-columns-spanned="1" table:number-matrix-rows-spanned="1" table:formula="of:=SUM([.P3:.P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Q3:.Q3]&gt;[.$HD3:.$HD3])" office:value-type="float" office:value="1">
            <text:p>1</text:p>
          </table:table-cell>
          <table:table-cell table:number-matrix-columns-spanned="1" table:number-matrix-rows-spanned="1" table:formula="of:=SUM([.R3:.R3]&gt;[.$HE3:.$HE3])" office:value-type="float" office:value="1">
            <text:p>1</text:p>
          </table:table-cell>
          <table:table-cell table:number-matrix-columns-spanned="1" table:number-matrix-rows-spanned="1" table:formula="of:=SUM([.S3:.S3]&gt;[.$HF3:.$HF3])" office:value-type="float" office:value="1">
            <text:p>1</text:p>
          </table:table-cell>
          <table:table-cell table:number-matrix-columns-spanned="1" table:number-matrix-rows-spanned="1" table:formula="of:=SUM([.T3:.T3]&gt;[.$HG3:.$HG3])" office:value-type="float" office:value="1">
            <text:p>1</text:p>
          </table:table-cell>
          <table:table-cell table:number-matrix-columns-spanned="1" table:number-matrix-rows-spanned="1" table:formula="of:=SUM([.U3:.U3]&gt;[.$HC3:.$HC3])" office:value-type="float" office:value="0">
            <text:p>0</text:p>
          </table:table-cell>
          <table:table-cell table:number-matrix-columns-spanned="1" table:number-matrix-rows-spanned="1" table:formula="of:=SUM([.V3:.V3]&gt;[.$HD3:.$HD3])" office:value-type="float" office:value="0">
            <text:p>0</text:p>
          </table:table-cell>
          <table:table-cell table:number-matrix-columns-spanned="1" table:number-matrix-rows-spanned="1" table:formula="of:=SUM([.W3:.W3]&gt;[.$HE3:.$HE3])" office:value-type="float" office:value="0">
            <text:p>0</text:p>
          </table:table-cell>
          <table:table-cell table:number-matrix-columns-spanned="1" table:number-matrix-rows-spanned="1" table:formula="of:=SUM([.X3:.X3]&gt;[.$HF3:.$HF3])" office:value-type="float" office:value="1">
            <text:p>1</text:p>
          </table:table-cell>
          <table:table-cell table:number-matrix-columns-spanned="1" table:number-matrix-rows-spanned="1" table:formula="of:=SUM([.Y3:.Y3]&gt;[.$HG3:.$HG3])" office:value-type="float" office:value="0">
            <text:p>0</text:p>
          </table:table-cell>
          <table:table-cell table:number-matrix-columns-spanned="1" table:number-matrix-rows-spanned="1" table:formula="of:=SUM([.Z3:.Z3]&gt;[.$HC3:.$HC3])" office:value-type="float" office:value="0">
            <text:p>0</text:p>
          </table:table-cell>
          <table:table-cell table:number-matrix-columns-spanned="1" table:number-matrix-rows-spanned="1" table:formula="of:=SUM([.AA3:.AA3]&gt;[.$HD3:.$HD3])" office:value-type="float" office:value="0">
            <text:p>0</text:p>
          </table:table-cell>
          <table:table-cell table:number-matrix-columns-spanned="1" table:number-matrix-rows-spanned="1" table:formula="of:=SUM([.AB3:.AB3]&gt;[.$HE3:.$HE3])" office:value-type="float" office:value="1">
            <text:p>1</text:p>
          </table:table-cell>
          <table:table-cell table:number-matrix-columns-spanned="1" table:number-matrix-rows-spanned="1" table:formula="of:=SUM([.AC3:.AC3]&gt;[.$HF3:.$HF3])" office:value-type="float" office:value="0">
            <text:p>0</text:p>
          </table:table-cell>
          <table:table-cell table:number-matrix-columns-spanned="1" table:number-matrix-rows-spanned="1" table:formula="of:=SUM([.AD3:.AD3]&gt;[.$HG3:.$HG3])" office:value-type="float" office:value="0">
            <text:p>0</text:p>
          </table:table-cell>
          <table:table-cell table:number-matrix-columns-spanned="1" table:number-matrix-rows-spanned="1" table:formula="of:=SUM([.AE3:.AE3]&gt;[.$HC3:.$HC3])" office:value-type="float" office:value="0">
            <text:p>0</text:p>
          </table:table-cell>
          <table:table-cell table:number-matrix-columns-spanned="1" table:number-matrix-rows-spanned="1" table:formula="of:=SUM([.AF3:.AF3]&gt;[.$HD3:.$HD3])" office:value-type="float" office:value="0">
            <text:p>0</text:p>
          </table:table-cell>
          <table:table-cell table:number-matrix-columns-spanned="1" table:number-matrix-rows-spanned="1" table:formula="of:=SUM([.AG3:.AG3]&gt;[.$HE3:.$HE3])" office:value-type="float" office:value="0">
            <text:p>0</text:p>
          </table:table-cell>
          <table:table-cell table:number-matrix-columns-spanned="1" table:number-matrix-rows-spanned="1" table:formula="of:=SUM([.AH3:.AH3]&gt;[.$HF3:.$HF3])" office:value-type="float" office:value="0">
            <text:p>0</text:p>
          </table:table-cell>
          <table:table-cell table:number-matrix-columns-spanned="1" table:number-matrix-rows-spanned="1" table:formula="of:=SUM([.AI3:.AI3]&gt;[.$HG3:.$HG3])" office:value-type="float" office:value="1">
            <text:p>1</text:p>
          </table:table-cell>
          <table:table-cell table:number-matrix-columns-spanned="1" table:number-matrix-rows-spanned="1" table:formula="of:=SUM([.AJ3:.AJ3]&gt;[.$HC3:.$HC3])" office:value-type="float" office:value="0">
            <text:p>0</text:p>
          </table:table-cell>
          <table:table-cell table:number-matrix-columns-spanned="1" table:number-matrix-rows-spanned="1" table:formula="of:=SUM([.AK3:.AK3]&gt;[.$HD3:.$HD3])" office:value-type="float" office:value="0">
            <text:p>0</text:p>
          </table:table-cell>
          <table:table-cell table:number-matrix-columns-spanned="1" table:number-matrix-rows-spanned="1" table:formula="of:=SUM([.AL3:.AL3]&gt;[.$HE3:.$HE3])" office:value-type="float" office:value="0">
            <text:p>0</text:p>
          </table:table-cell>
          <table:table-cell table:number-matrix-columns-spanned="1" table:number-matrix-rows-spanned="1" table:formula="of:=SUM([.AM3:.AM3]&gt;[.$HF3:.$HF3])" office:value-type="float" office:value="0">
            <text:p>0</text:p>
          </table:table-cell>
          <table:table-cell table:number-matrix-columns-spanned="1" table:number-matrix-rows-spanned="1" table:formula="of:=SUM([.AN3:.AN3]&gt;[.$HG3:.$HG3])" office:value-type="float" office:value="1">
            <text:p>1</text:p>
          </table:table-cell>
          <table:table-cell table:number-matrix-columns-spanned="1" table:number-matrix-rows-spanned="1" table:formula="of:=SUM([.AO3:.AO3]&gt;[.$HC3:.$HC3])" office:value-type="float" office:value="0">
            <text:p>0</text:p>
          </table:table-cell>
          <table:table-cell table:number-matrix-columns-spanned="1" table:number-matrix-rows-spanned="1" table:formula="of:=SUM([.AP3:.AP3]&gt;[.$HD3:.$HD3])" office:value-type="float" office:value="0">
            <text:p>0</text:p>
          </table:table-cell>
          <table:table-cell table:number-matrix-columns-spanned="1" table:number-matrix-rows-spanned="1" table:formula="of:=SUM([.AQ3:.AQ3]&gt;[.$HE3:.$HE3])" office:value-type="float" office:value="0">
            <text:p>0</text:p>
          </table:table-cell>
          <table:table-cell table:number-matrix-columns-spanned="1" table:number-matrix-rows-spanned="1" table:formula="of:=SUM([.AR3:.AR3]&gt;[.$HF3:.$HF3])" office:value-type="float" office:value="0">
            <text:p>0</text:p>
          </table:table-cell>
          <table:table-cell table:number-matrix-columns-spanned="1" table:number-matrix-rows-spanned="1" table:formula="of:=SUM([.AS3:.AS3]&gt;[.$HG3:.$HG3])" office:value-type="float" office:value="1">
            <text:p>1</text:p>
          </table:table-cell>
          <table:table-cell table:number-matrix-columns-spanned="1" table:number-matrix-rows-spanned="1" table:formula="of:=SUM([.AT3:.AT3]&gt;[.$HC3:.$HC3])" office:value-type="float" office:value="0">
            <text:p>0</text:p>
          </table:table-cell>
          <table:table-cell table:number-matrix-columns-spanned="1" table:number-matrix-rows-spanned="1" table:formula="of:=SUM([.AU3:.AU3]&gt;[.$HD3:.$HD3])" office:value-type="float" office:value="0">
            <text:p>0</text:p>
          </table:table-cell>
          <table:table-cell table:number-matrix-columns-spanned="1" table:number-matrix-rows-spanned="1" table:formula="of:=SUM([.AV3:.AV3]&gt;[.$HE3:.$HE3])" office:value-type="float" office:value="0">
            <text:p>0</text:p>
          </table:table-cell>
          <table:table-cell table:number-matrix-columns-spanned="1" table:number-matrix-rows-spanned="1" table:formula="of:=SUM([.AW3:.AW3]&gt;[.$HF3:.$HF3])" office:value-type="float" office:value="0">
            <text:p>0</text:p>
          </table:table-cell>
          <table:table-cell table:number-matrix-columns-spanned="1" table:number-matrix-rows-spanned="1" table:formula="of:=SUM([.AX3:.AX3]&gt;[.$HG3:.$HG3])" office:value-type="float" office:value="0">
            <text:p>0</text:p>
          </table:table-cell>
          <table:table-cell table:number-matrix-columns-spanned="1" table:number-matrix-rows-spanned="1" table:formula="of:=SUM([.AY3:.AY3]&gt;[.$HC3:.$HC3])" office:value-type="float" office:value="0">
            <text:p>0</text:p>
          </table:table-cell>
          <table:table-cell table:number-matrix-columns-spanned="1" table:number-matrix-rows-spanned="1" table:formula="of:=SUM([.AZ3:.AZ3]&gt;[.$HD3:.$HD3])" office:value-type="float" office:value="0">
            <text:p>0</text:p>
          </table:table-cell>
          <table:table-cell table:number-matrix-columns-spanned="1" table:number-matrix-rows-spanned="1" table:formula="of:=SUM([.BA3:.BA3]&gt;[.$HE3:.$HE3])" office:value-type="float" office:value="1">
            <text:p>1</text:p>
          </table:table-cell>
          <table:table-cell table:number-matrix-columns-spanned="1" table:number-matrix-rows-spanned="1" table:formula="of:=SUM([.BB3:.BB3]&gt;[.$HF3:.$HF3])" office:value-type="float" office:value="1">
            <text:p>1</text:p>
          </table:table-cell>
          <table:table-cell table:number-matrix-columns-spanned="1" table:number-matrix-rows-spanned="1" table:formula="of:=SUM([.BC3:.BC3]&gt;[.$HG3:.$HG3])" office:value-type="float" office:value="1">
            <text:p>1</text:p>
          </table:table-cell>
          <table:table-cell table:number-matrix-columns-spanned="1" table:number-matrix-rows-spanned="1" table:formula="of:=SUM([.BD3:.BD3]&gt;[.$HC3:.$HC3])" office:value-type="float" office:value="0">
            <text:p>0</text:p>
          </table:table-cell>
          <table:table-cell table:number-matrix-columns-spanned="1" table:number-matrix-rows-spanned="1" table:formula="of:=SUM([.BE3:.BE3]&gt;[.$HD3:.$HD3])" office:value-type="float" office:value="0">
            <text:p>0</text:p>
          </table:table-cell>
          <table:table-cell table:number-matrix-columns-spanned="1" table:number-matrix-rows-spanned="1" table:formula="of:=SUM([.BF3:.BF3]&gt;[.$HE3:.$HE3])" office:value-type="float" office:value="0">
            <text:p>0</text:p>
          </table:table-cell>
          <table:table-cell table:number-matrix-columns-spanned="1" table:number-matrix-rows-spanned="1" table:formula="of:=SUM([.BG3:.BG3]&gt;[.$HF3:.$HF3])" office:value-type="float" office:value="0">
            <text:p>0</text:p>
          </table:table-cell>
          <table:table-cell table:number-matrix-columns-spanned="1" table:number-matrix-rows-spanned="1" table:formula="of:=SUM([.BH3:.BH3]&gt;[.$HG3:.$HG3])" office:value-type="float" office:value="0">
            <text:p>0</text:p>
          </table:table-cell>
          <table:table-cell table:number-matrix-columns-spanned="1" table:number-matrix-rows-spanned="1" table:formula="of:=SUM([.BI3:.BI3]&gt;[.$HC3:.$HC3])" office:value-type="float" office:value="0">
            <text:p>0</text:p>
          </table:table-cell>
          <table:table-cell table:number-matrix-columns-spanned="1" table:number-matrix-rows-spanned="1" table:formula="of:=SUM([.BJ3:.BJ3]&gt;[.$HD3:.$HD3])" office:value-type="float" office:value="0">
            <text:p>0</text:p>
          </table:table-cell>
          <table:table-cell table:number-matrix-columns-spanned="1" table:number-matrix-rows-spanned="1" table:formula="of:=SUM([.BK3:.BK3]&gt;[.$HE3:.$HE3])" office:value-type="float" office:value="0">
            <text:p>0</text:p>
          </table:table-cell>
          <table:table-cell table:number-matrix-columns-spanned="1" table:number-matrix-rows-spanned="1" table:formula="of:=SUM([.BL3:.BL3]&gt;[.$HF3:.$HF3])" office:value-type="float" office:value="1">
            <text:p>1</text:p>
          </table:table-cell>
          <table:table-cell table:number-matrix-columns-spanned="1" table:number-matrix-rows-spanned="1" table:formula="of:=SUM([.BM3:.BM3]&gt;[.$HG3:.$HG3])" office:value-type="float" office:value="0">
            <text:p>0</text:p>
          </table:table-cell>
          <table:table-cell table:number-matrix-columns-spanned="1" table:number-matrix-rows-spanned="1" table:formula="of:=SUM([.BN3:.BN3]&gt;[.$HC3:.$HC3])" office:value-type="float" office:value="0">
            <text:p>0</text:p>
          </table:table-cell>
          <table:table-cell table:number-matrix-columns-spanned="1" table:number-matrix-rows-spanned="1" table:formula="of:=SUM([.BO3:.BO3]&gt;[.$HD3:.$HD3])" office:value-type="float" office:value="0">
            <text:p>0</text:p>
          </table:table-cell>
          <table:table-cell table:number-matrix-columns-spanned="1" table:number-matrix-rows-spanned="1" table:formula="of:=SUM([.BP3:.BP3]&gt;[.$HE3:.$HE3])" office:value-type="float" office:value="0">
            <text:p>0</text:p>
          </table:table-cell>
          <table:table-cell table:number-matrix-columns-spanned="1" table:number-matrix-rows-spanned="1" table:formula="of:=SUM([.BQ3:.BQ3]&gt;[.$HF3:.$HF3])" office:value-type="float" office:value="1">
            <text:p>1</text:p>
          </table:table-cell>
          <table:table-cell table:number-matrix-columns-spanned="1" table:number-matrix-rows-spanned="1" table:formula="of:=SUM([.BR3:.BR3]&gt;[.$HG3:.$HG3])" office:value-type="float" office:value="0">
            <text:p>0</text:p>
          </table:table-cell>
          <table:table-cell table:number-matrix-columns-spanned="1" table:number-matrix-rows-spanned="1" table:formula="of:=SUM([.BS3:.BS3]&gt;[.$HC3:.$HC3])" office:value-type="float" office:value="0">
            <text:p>0</text:p>
          </table:table-cell>
          <table:table-cell table:number-matrix-columns-spanned="1" table:number-matrix-rows-spanned="1" table:formula="of:=SUM([.BT3:.BT3]&gt;[.$HD3:.$HD3])" office:value-type="float" office:value="0">
            <text:p>0</text:p>
          </table:table-cell>
          <table:table-cell table:number-matrix-columns-spanned="1" table:number-matrix-rows-spanned="1" table:formula="of:=SUM([.BU3:.BU3]&gt;[.$HE3:.$HE3])" office:value-type="float" office:value="0">
            <text:p>0</text:p>
          </table:table-cell>
          <table:table-cell table:number-matrix-columns-spanned="1" table:number-matrix-rows-spanned="1" table:formula="of:=SUM([.BV3:.BV3]&gt;[.$HF3:.$HF3])" office:value-type="float" office:value="0">
            <text:p>0</text:p>
          </table:table-cell>
          <table:table-cell table:number-matrix-columns-spanned="1" table:number-matrix-rows-spanned="1" table:formula="of:=SUM([.BW3:.BW3]&gt;[.$HG3:.$HG3])" office:value-type="float" office:value="0">
            <text:p>0</text:p>
          </table:table-cell>
          <table:table-cell table:number-matrix-columns-spanned="1" table:number-matrix-rows-spanned="1" table:formula="of:=SUM([.BX3:.BX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BY3:.BY3]&gt;[.$HD3:.$HD3])" office:value-type="float" office:value="1">
            <text:p>1</text:p>
          </table:table-cell>
          <table:table-cell table:number-matrix-columns-spanned="1" table:number-matrix-rows-spanned="1" table:formula="of:=SUM([.BZ3:.BZ3]&gt;[.$HE3:.$HE3])" office:value-type="float" office:value="1">
            <text:p>1</text:p>
          </table:table-cell>
          <table:table-cell table:number-matrix-columns-spanned="1" table:number-matrix-rows-spanned="1" table:formula="of:=SUM([.CA3:.CA3]&gt;[.$HF3:.$HF3])" office:value-type="float" office:value="1">
            <text:p>1</text:p>
          </table:table-cell>
          <table:table-cell table:number-matrix-columns-spanned="1" table:number-matrix-rows-spanned="1" table:formula="of:=SUM([.CB3:.CB3]&gt;[.$HG3:.$HG3])" office:value-type="float" office:value="0">
            <text:p>0</text:p>
          </table:table-cell>
          <table:table-cell table:number-matrix-columns-spanned="1" table:number-matrix-rows-spanned="1" table:formula="of:=SUM([.CC3:.CC3]&gt;[.$HC3:.$HC3])" office:value-type="float" office:value="1">
            <text:p>1</text:p>
          </table:table-cell>
          <table:table-cell table:number-matrix-columns-spanned="1" table:number-matrix-rows-spanned="1" table:formula="of:=SUM([.CD3:.CD3]&gt;[.$HD3:.$HD3])" office:value-type="float" office:value="0">
            <text:p>0</text:p>
          </table:table-cell>
          <table:table-cell table:number-matrix-columns-spanned="1" table:number-matrix-rows-spanned="1" table:formula="of:=SUM([.CE3:.CE3]&gt;[.$HE3:.$HE3])" office:value-type="float" office:value="0">
            <text:p>0</text:p>
          </table:table-cell>
          <table:table-cell table:number-matrix-columns-spanned="1" table:number-matrix-rows-spanned="1" table:formula="of:=SUM([.CF3:.CF3]&gt;[.$HF3:.$HF3])" office:value-type="float" office:value="0">
            <text:p>0</text:p>
          </table:table-cell>
          <table:table-cell table:number-matrix-columns-spanned="1" table:number-matrix-rows-spanned="1" table:formula="of:=SUM([.CG3:.CG3]&gt;[.$HG3:.$HG3])" office:value-type="float" office:value="1">
            <text:p>1</text:p>
          </table:table-cell>
          <table:table-cell table:number-matrix-columns-spanned="1" table:number-matrix-rows-spanned="1" table:formula="of:=SUM([.CH3:.CH3]&gt;[.$HC3:.$HC3])" office:value-type="float" office:value="0">
            <text:p>0</text:p>
          </table:table-cell>
          <table:table-cell table:number-matrix-columns-spanned="1" table:number-matrix-rows-spanned="1" table:formula="of:=SUM([.CI3:.CI3]&gt;[.$HD3:.$HD3])" office:value-type="float" office:value="0">
            <text:p>0</text:p>
          </table:table-cell>
          <table:table-cell table:number-matrix-columns-spanned="1" table:number-matrix-rows-spanned="1" table:formula="of:=SUM([.CJ3:.CJ3]&gt;[.$HE3:.$HE3])" office:value-type="float" office:value="1">
            <text:p>1</text:p>
          </table:table-cell>
          <table:table-cell table:number-matrix-columns-spanned="1" table:number-matrix-rows-spanned="1" table:formula="of:=SUM([.CK3:.CK3]&gt;[.$HF3:.$HF3])" office:value-type="float" office:value="1">
            <text:p>1</text:p>
          </table:table-cell>
          <table:table-cell table:number-matrix-columns-spanned="1" table:number-matrix-rows-spanned="1" table:formula="of:=SUM([.CL3:.CL3]&gt;[.$HG3:.$HG3])" office:value-type="float" office:value="1">
            <text:p>1</text:p>
          </table:table-cell>
          <table:table-cell table:number-matrix-columns-spanned="1" table:number-matrix-rows-spanned="1" table:formula="of:=SUM([.CM3:.CM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CN3:.CN3]&gt;[.$HD3:.$HD3])" office:value-type="float" office:value="1">
            <text:p>1</text:p>
          </table:table-cell>
          <table:table-cell table:number-matrix-columns-spanned="1" table:number-matrix-rows-spanned="1" table:formula="of:=SUM([.CO3:.CO3]&gt;[.$HE3:.$HE3])" office:value-type="float" office:value="0">
            <text:p>0</text:p>
          </table:table-cell>
          <table:table-cell table:number-matrix-columns-spanned="1" table:number-matrix-rows-spanned="1" table:formula="of:=SUM([.CP3:.CP3]&gt;[.$HF3:.$HF3])" office:value-type="float" office:value="0">
            <text:p>0</text:p>
          </table:table-cell>
          <table:table-cell table:number-matrix-columns-spanned="1" table:number-matrix-rows-spanned="1" table:formula="of:=SUM([.CQ3:.CQ3]&gt;[.$HG3:.$HG3])" office:value-type="float" office:value="1">
            <text:p>1</text:p>
          </table:table-cell>
          <table:table-cell table:number-matrix-columns-spanned="1" table:number-matrix-rows-spanned="1" table:formula="of:=SUM([.CR3:.CR3]&gt;[.$HC3:.$HC3])" office:value-type="float" office:value="0">
            <text:p>0</text:p>
          </table:table-cell>
          <table:table-cell table:number-matrix-columns-spanned="1" table:number-matrix-rows-spanned="1" table:formula="of:=SUM([.CS3:.CS3]&gt;[.$HD3:.$HD3])" office:value-type="float" office:value="0">
            <text:p>0</text:p>
          </table:table-cell>
          <table:table-cell table:number-matrix-columns-spanned="1" table:number-matrix-rows-spanned="1" table:formula="of:=SUM([.CT3:.CT3]&gt;[.$HE3:.$HE3])" office:value-type="float" office:value="0">
            <text:p>0</text:p>
          </table:table-cell>
          <table:table-cell table:number-matrix-columns-spanned="1" table:number-matrix-rows-spanned="1" table:formula="of:=SUM([.CU3:.CU3]&gt;[.$HF3:.$HF3])" office:value-type="float" office:value="0">
            <text:p>0</text:p>
          </table:table-cell>
          <table:table-cell table:number-matrix-columns-spanned="1" table:number-matrix-rows-spanned="1" table:formula="of:=SUM([.CV3:.CV3]&gt;[.$HG3:.$HG3])" office:value-type="float" office:value="0">
            <text:p>0</text:p>
          </table:table-cell>
          <table:table-cell table:number-matrix-columns-spanned="1" table:number-matrix-rows-spanned="1" table:formula="of:=SUM([.CW3:.CW3]&gt;[.$HC3:.$HC3])" office:value-type="float" office:value="0">
            <text:p>0</text:p>
          </table:table-cell>
          <table:table-cell table:number-matrix-columns-spanned="1" table:number-matrix-rows-spanned="1" table:formula="of:=SUM([.CX3:.CX3]&gt;[.$HD3:.$HD3])" office:value-type="float" office:value="0">
            <text:p>0</text:p>
          </table:table-cell>
          <table:table-cell table:number-matrix-columns-spanned="1" table:number-matrix-rows-spanned="1" table:formula="of:=SUM([.CY3:.CY3]&gt;[.$HE3:.$HE3])" office:value-type="float" office:value="0">
            <text:p>0</text:p>
          </table:table-cell>
          <table:table-cell table:number-matrix-columns-spanned="1" table:number-matrix-rows-spanned="1" table:formula="of:=SUM([.CZ3:.CZ3]&gt;[.$HF3:.$HF3])" office:value-type="float" office:value="1">
            <text:p>1</text:p>
          </table:table-cell>
          <table:table-cell table:number-matrix-columns-spanned="1" table:number-matrix-rows-spanned="1" table:formula="of:=SUM([.DA3:.DA3]&gt;[.$HG3:.$HG3])" office:value-type="float" office:value="0">
            <text:p>0</text:p>
          </table:table-cell>
          <table:table-cell table:number-matrix-columns-spanned="1" table:number-matrix-rows-spanned="1" table:formula="of:=SUM([.DB3:.DB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DC3:.DC3]&gt;[.$HD3:.$HD3])" office:value-type="float" office:value="1">
            <text:p>1</text:p>
          </table:table-cell>
          <table:table-cell table:number-matrix-columns-spanned="1" table:number-matrix-rows-spanned="1" table:formula="of:=SUM([.DD3:.DD3]&gt;[.$HE3:.$HE3])" office:value-type="float" office:value="0">
            <text:p>0</text:p>
          </table:table-cell>
          <table:table-cell table:number-matrix-columns-spanned="1" table:number-matrix-rows-spanned="1" table:formula="of:=SUM([.DE3:.DE3]&gt;[.$HF3:.$HF3])" office:value-type="float" office:value="0">
            <text:p>0</text:p>
          </table:table-cell>
          <table:table-cell table:number-matrix-columns-spanned="1" table:number-matrix-rows-spanned="1" table:formula="of:=SUM([.DF3:.DF3]&gt;[.$HG3:.$HG3])" office:value-type="float" office:value="1">
            <text:p>1</text:p>
          </table:table-cell>
          <table:table-cell table:number-matrix-columns-spanned="1" table:number-matrix-rows-spanned="1" table:formula="of:=SUM([.DG3:.DG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DH3:.DH3]&gt;[.$HD3:.$HD3])" office:value-type="float" office:value="1">
            <text:p>1</text:p>
          </table:table-cell>
          <table:table-cell table:number-matrix-columns-spanned="1" table:number-matrix-rows-spanned="1" table:formula="of:=SUM([.DI3:.DI3]&gt;[.$HE3:.$HE3])" office:value-type="float" office:value="1">
            <text:p>1</text:p>
          </table:table-cell>
          <table:table-cell table:number-matrix-columns-spanned="1" table:number-matrix-rows-spanned="1" table:formula="of:=SUM([.DJ3:.DJ3]&gt;[.$HF3:.$HF3])" office:value-type="float" office:value="1">
            <text:p>1</text:p>
          </table:table-cell>
          <table:table-cell table:number-matrix-columns-spanned="1" table:number-matrix-rows-spanned="1" table:formula="of:=SUM([.DK3:.DK3]&gt;[.$HG3:.$HG3])" office:value-type="float" office:value="1">
            <text:p>1</text:p>
          </table:table-cell>
          <table:table-cell table:number-matrix-columns-spanned="1" table:number-matrix-rows-spanned="1" table:formula="of:=SUM([.DL3:.DL3]&gt;[.$HC3:.$HC3])" office:value-type="float" office:value="0">
            <text:p>0</text:p>
          </table:table-cell>
          <table:table-cell table:style-name="ce15" table:number-matrix-columns-spanned="1" table:number-matrix-rows-spanned="1" table:formula="of:=SUM([.DM3:.DM3]&gt;[.$HD3:.$HD3])" office:value-type="float" office:value="1">
            <text:p>1</text:p>
          </table:table-cell>
          <table:table-cell table:number-matrix-columns-spanned="1" table:number-matrix-rows-spanned="1" table:formula="of:=SUM([.DN3:.DN3]&gt;[.$HE3:.$HE3])" office:value-type="float" office:value="0">
            <text:p>0</text:p>
          </table:table-cell>
          <table:table-cell table:number-matrix-columns-spanned="1" table:number-matrix-rows-spanned="1" table:formula="of:=SUM([.DO3:.DO3]&gt;[.$HF3:.$HF3])" office:value-type="float" office:value="1">
            <text:p>1</text:p>
          </table:table-cell>
          <table:table-cell table:number-matrix-columns-spanned="1" table:number-matrix-rows-spanned="1" table:formula="of:=SUM([.DP3:.DP3]&gt;[.$HG3:.$HG3])" office:value-type="float" office:value="0">
            <text:p>0</text:p>
          </table:table-cell>
          <table:table-cell table:number-matrix-columns-spanned="1" table:number-matrix-rows-spanned="1" table:formula="of:=SUM([.DQ3:.DQ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DR3:.DR3]&gt;[.$HD3:.$HD3])" office:value-type="float" office:value="1">
            <text:p>1</text:p>
          </table:table-cell>
          <table:table-cell table:number-matrix-columns-spanned="1" table:number-matrix-rows-spanned="1" table:formula="of:=SUM([.DS3:.DS3]&gt;[.$HE3:.$HE3])" office:value-type="float" office:value="1">
            <text:p>1</text:p>
          </table:table-cell>
          <table:table-cell table:number-matrix-columns-spanned="1" table:number-matrix-rows-spanned="1" table:formula="of:=SUM([.DT3:.DT3]&gt;[.$HF3:.$HF3])" office:value-type="float" office:value="1">
            <text:p>1</text:p>
          </table:table-cell>
          <table:table-cell table:number-matrix-columns-spanned="1" table:number-matrix-rows-spanned="1" table:formula="of:=SUM([.DU3:.DU3]&gt;[.$HG3:.$HG3])" office:value-type="float" office:value="1">
            <text:p>1</text:p>
          </table:table-cell>
          <table:table-cell table:number-matrix-columns-spanned="1" table:number-matrix-rows-spanned="1" table:formula="of:=SUM([.DV3:.DV3]&gt;[.$HC3:.$HC3])" office:value-type="float" office:value="1">
            <text:p>1</text:p>
          </table:table-cell>
          <table:table-cell table:number-matrix-columns-spanned="1" table:number-matrix-rows-spanned="1" table:formula="of:=SUM([.DW3:.DW3]&gt;[.$HD3:.$HD3])" office:value-type="float" office:value="0">
            <text:p>0</text:p>
          </table:table-cell>
          <table:table-cell table:number-matrix-columns-spanned="1" table:number-matrix-rows-spanned="1" table:formula="of:=SUM([.DX3:.DX3]&gt;[.$HE3:.$HE3])" office:value-type="float" office:value="1">
            <text:p>1</text:p>
          </table:table-cell>
          <table:table-cell table:number-matrix-columns-spanned="1" table:number-matrix-rows-spanned="1" table:formula="of:=SUM([.DY3:.DY3]&gt;[.$HF3:.$HF3])" office:value-type="float" office:value="0">
            <text:p>0</text:p>
          </table:table-cell>
          <table:table-cell table:number-matrix-columns-spanned="1" table:number-matrix-rows-spanned="1" table:formula="of:=SUM([.DZ3:.DZ3]&gt;[.$HG3:.$HG3])" office:value-type="float" office:value="1">
            <text:p>1</text:p>
          </table:table-cell>
          <table:table-cell table:number-matrix-columns-spanned="1" table:number-matrix-rows-spanned="1" table:formula="of:=SUM([.EA3:.EA3]&gt;[.$HC3:.$HC3])" office:value-type="float" office:value="1">
            <text:p>1</text:p>
          </table:table-cell>
          <table:table-cell table:number-matrix-columns-spanned="1" table:number-matrix-rows-spanned="1" table:formula="of:=SUM([.EB3:.EB3]&gt;[.$HD3:.$HD3])" office:value-type="float" office:value="0">
            <text:p>0</text:p>
          </table:table-cell>
          <table:table-cell table:number-matrix-columns-spanned="1" table:number-matrix-rows-spanned="1" table:formula="of:=SUM([.EC3:.EC3]&gt;[.$HE3:.$HE3])" office:value-type="float" office:value="1">
            <text:p>1</text:p>
          </table:table-cell>
          <table:table-cell table:number-matrix-columns-spanned="1" table:number-matrix-rows-spanned="1" table:formula="of:=SUM([.ED3:.ED3]&gt;[.$HF3:.$HF3])" office:value-type="float" office:value="0">
            <text:p>0</text:p>
          </table:table-cell>
          <table:table-cell table:number-matrix-columns-spanned="1" table:number-matrix-rows-spanned="1" table:formula="of:=SUM([.EE3:.EE3]&gt;[.$HG3:.$HG3])" office:value-type="float" office:value="1">
            <text:p>1</text:p>
          </table:table-cell>
          <table:table-cell table:number-matrix-columns-spanned="1" table:number-matrix-rows-spanned="1" table:formula="of:=SUM([.EF3:.EF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EG3:.EG3]&gt;[.$HD3:.$HD3])" office:value-type="float" office:value="1">
            <text:p>1</text:p>
          </table:table-cell>
          <table:table-cell table:number-matrix-columns-spanned="1" table:number-matrix-rows-spanned="1" table:formula="of:=SUM([.EH3:.EH3]&gt;[.$HE3:.$HE3])" office:value-type="float" office:value="0">
            <text:p>0</text:p>
          </table:table-cell>
          <table:table-cell table:number-matrix-columns-spanned="1" table:number-matrix-rows-spanned="1" table:formula="of:=SUM([.EI3:.EI3]&gt;[.$HF3:.$HF3])" office:value-type="float" office:value="0">
            <text:p>0</text:p>
          </table:table-cell>
          <table:table-cell table:number-matrix-columns-spanned="1" table:number-matrix-rows-spanned="1" table:formula="of:=SUM([.EJ3:.EJ3]&gt;[.$HG3:.$HG3])" office:value-type="float" office:value="1">
            <text:p>1</text:p>
          </table:table-cell>
          <table:table-cell table:number-matrix-columns-spanned="1" table:number-matrix-rows-spanned="1" table:formula="of:=SUM([.EK3:.EK3]&gt;[.$HC3:.$HC3])" office:value-type="float" office:value="0">
            <text:p>0</text:p>
          </table:table-cell>
          <table:table-cell table:style-name="ce15" table:number-matrix-columns-spanned="1" table:number-matrix-rows-spanned="1" table:formula="of:=SUM([.EL3:.EL3]&gt;[.$HD3:.$HD3])" office:value-type="float" office:value="1">
            <text:p>1</text:p>
          </table:table-cell>
          <table:table-cell table:number-matrix-columns-spanned="1" table:number-matrix-rows-spanned="1" table:formula="of:=SUM([.EM3:.EM3]&gt;[.$HE3:.$HE3])" office:value-type="float" office:value="0">
            <text:p>0</text:p>
          </table:table-cell>
          <table:table-cell table:number-matrix-columns-spanned="1" table:number-matrix-rows-spanned="1" table:formula="of:=SUM([.EN3:.EN3]&gt;[.$HF3:.$HF3])" office:value-type="float" office:value="0">
            <text:p>0</text:p>
          </table:table-cell>
          <table:table-cell table:number-matrix-columns-spanned="1" table:number-matrix-rows-spanned="1" table:formula="of:=SUM([.EO3:.EO3]&gt;[.$HG3:.$HG3])" office:value-type="float" office:value="1">
            <text:p>1</text:p>
          </table:table-cell>
          <table:table-cell table:number-matrix-columns-spanned="1" table:number-matrix-rows-spanned="1" table:formula="of:=SUM([.EP3:.EP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EQ3:.EQ3]&gt;[.$HD3:.$HD3])" office:value-type="float" office:value="1">
            <text:p>1</text:p>
          </table:table-cell>
          <table:table-cell table:number-matrix-columns-spanned="1" table:number-matrix-rows-spanned="1" table:formula="of:=SUM([.ER3:.ER3]&gt;[.$HE3:.$HE3])" office:value-type="float" office:value="1">
            <text:p>1</text:p>
          </table:table-cell>
          <table:table-cell table:number-matrix-columns-spanned="1" table:number-matrix-rows-spanned="1" table:formula="of:=SUM([.ES3:.ES3]&gt;[.$HF3:.$HF3])" office:value-type="float" office:value="1">
            <text:p>1</text:p>
          </table:table-cell>
          <table:table-cell table:number-matrix-columns-spanned="1" table:number-matrix-rows-spanned="1" table:formula="of:=SUM([.ET3:.ET3]&gt;[.$HG3:.$HG3])" office:value-type="float" office:value="0">
            <text:p>0</text:p>
          </table:table-cell>
          <table:table-cell table:number-matrix-columns-spanned="1" table:number-matrix-rows-spanned="1" table:formula="of:=SUM([.EU3:.EU3]&gt;[.$HC3:.$HC3])" office:value-type="float" office:value="0">
            <text:p>0</text:p>
          </table:table-cell>
          <table:table-cell table:number-matrix-columns-spanned="1" table:number-matrix-rows-spanned="1" table:formula="of:=SUM([.EV3:.EV3]&gt;[.$HD3:.$HD3])" office:value-type="float" office:value="0">
            <text:p>0</text:p>
          </table:table-cell>
          <table:table-cell table:number-matrix-columns-spanned="1" table:number-matrix-rows-spanned="1" table:formula="of:=SUM([.EW3:.EW3]&gt;[.$HE3:.$HE3])" office:value-type="float" office:value="0">
            <text:p>0</text:p>
          </table:table-cell>
          <table:table-cell table:number-matrix-columns-spanned="1" table:number-matrix-rows-spanned="1" table:formula="of:=SUM([.EX3:.EX3]&gt;[.$HF3:.$HF3])" office:value-type="float" office:value="1">
            <text:p>1</text:p>
          </table:table-cell>
          <table:table-cell table:number-matrix-columns-spanned="1" table:number-matrix-rows-spanned="1" table:formula="of:=SUM([.EY3:.EY3]&gt;[.$HG3:.$HG3])" office:value-type="float" office:value="0">
            <text:p>0</text:p>
          </table:table-cell>
          <table:table-cell table:number-matrix-columns-spanned="1" table:number-matrix-rows-spanned="1" table:formula="of:=SUM([.EZ3:.EZ3]&gt;[.$HC3:.$HC3])" office:value-type="float" office:value="0">
            <text:p>0</text:p>
          </table:table-cell>
          <table:table-cell table:number-matrix-columns-spanned="1" table:number-matrix-rows-spanned="1" table:formula="of:=SUM([.FA3:.FA3]&gt;[.$HD3:.$HD3])" office:value-type="float" office:value="0">
            <text:p>0</text:p>
          </table:table-cell>
          <table:table-cell table:number-matrix-columns-spanned="1" table:number-matrix-rows-spanned="1" table:formula="of:=SUM([.FB3:.FB3]&gt;[.$HE3:.$HE3])" office:value-type="float" office:value="1">
            <text:p>1</text:p>
          </table:table-cell>
          <table:table-cell table:number-matrix-columns-spanned="1" table:number-matrix-rows-spanned="1" table:formula="of:=SUM([.FC3:.FC3]&gt;[.$HF3:.$HF3])" office:value-type="float" office:value="1">
            <text:p>1</text:p>
          </table:table-cell>
          <table:table-cell table:number-matrix-columns-spanned="1" table:number-matrix-rows-spanned="1" table:formula="of:=SUM([.FD3:.FD3]&gt;[.$HG3:.$HG3])" office:value-type="float" office:value="0">
            <text:p>0</text:p>
          </table:table-cell>
          <table:table-cell table:number-matrix-columns-spanned="1" table:number-matrix-rows-spanned="1" table:formula="of:=SUM([.FE3:.FE3]&gt;[.$HC3:.$HC3])" office:value-type="float" office:value="0">
            <text:p>0</text:p>
          </table:table-cell>
          <table:table-cell table:number-matrix-columns-spanned="1" table:number-matrix-rows-spanned="1" table:formula="of:=SUM([.FF3:.FF3]&gt;[.$HD3:.$HD3])" office:value-type="float" office:value="0">
            <text:p>0</text:p>
          </table:table-cell>
          <table:table-cell table:number-matrix-columns-spanned="1" table:number-matrix-rows-spanned="1" table:formula="of:=SUM([.FG3:.FG3]&gt;[.$HE3:.$HE3])" office:value-type="float" office:value="0">
            <text:p>0</text:p>
          </table:table-cell>
          <table:table-cell table:number-matrix-columns-spanned="1" table:number-matrix-rows-spanned="1" table:formula="of:=SUM([.FH3:.FH3]&gt;[.$HF3:.$HF3])" office:value-type="float" office:value="0">
            <text:p>0</text:p>
          </table:table-cell>
          <table:table-cell table:number-matrix-columns-spanned="1" table:number-matrix-rows-spanned="1" table:formula="of:=SUM([.FI3:.FI3]&gt;[.$HG3:.$HG3])" office:value-type="float" office:value="0">
            <text:p>0</text:p>
          </table:table-cell>
          <table:table-cell table:number-matrix-columns-spanned="1" table:number-matrix-rows-spanned="1" table:formula="of:=SUM([.FJ3:.FJ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FK3:.FK3]&gt;[.$HD3:.$HD3])" office:value-type="float" office:value="1">
            <text:p>1</text:p>
          </table:table-cell>
          <table:table-cell table:number-matrix-columns-spanned="1" table:number-matrix-rows-spanned="1" table:formula="of:=SUM([.FL3:.FL3]&gt;[.$HE3:.$HE3])" office:value-type="float" office:value="1">
            <text:p>1</text:p>
          </table:table-cell>
          <table:table-cell table:number-matrix-columns-spanned="1" table:number-matrix-rows-spanned="1" table:formula="of:=SUM([.FM3:.FM3]&gt;[.$HF3:.$HF3])" office:value-type="float" office:value="0">
            <text:p>0</text:p>
          </table:table-cell>
          <table:table-cell table:number-matrix-columns-spanned="1" table:number-matrix-rows-spanned="1" table:formula="of:=SUM([.FN3:.FN3]&gt;[.$HG3:.$HG3])" office:value-type="float" office:value="1">
            <text:p>1</text:p>
          </table:table-cell>
          <table:table-cell table:number-matrix-columns-spanned="1" table:number-matrix-rows-spanned="1" table:formula="of:=SUM([.FO3:.FO3]&gt;[.$HC3:.$HC3])" office:value-type="float" office:value="0">
            <text:p>0</text:p>
          </table:table-cell>
          <table:table-cell table:number-matrix-columns-spanned="1" table:number-matrix-rows-spanned="1" table:formula="of:=SUM([.FP3:.FP3]&gt;[.$HD3:.$HD3])" office:value-type="float" office:value="0">
            <text:p>0</text:p>
          </table:table-cell>
          <table:table-cell table:number-matrix-columns-spanned="1" table:number-matrix-rows-spanned="1" table:formula="of:=SUM([.FQ3:.FQ3]&gt;[.$HE3:.$HE3])" office:value-type="float" office:value="0">
            <text:p>0</text:p>
          </table:table-cell>
          <table:table-cell table:number-matrix-columns-spanned="1" table:number-matrix-rows-spanned="1" table:formula="of:=SUM([.FR3:.FR3]&gt;[.$HF3:.$HF3])" office:value-type="float" office:value="1">
            <text:p>1</text:p>
          </table:table-cell>
          <table:table-cell table:number-matrix-columns-spanned="1" table:number-matrix-rows-spanned="1" table:formula="of:=SUM([.FS3:.FS3]&gt;[.$HG3:.$HG3])" office:value-type="float" office:value="0">
            <text:p>0</text:p>
          </table:table-cell>
          <table:table-cell table:number-matrix-columns-spanned="1" table:number-matrix-rows-spanned="1" table:formula="of:=SUM([.FT3:.FT3]&gt;[.$HC3:.$HC3])" office:value-type="float" office:value="0">
            <text:p>0</text:p>
          </table:table-cell>
          <table:table-cell table:number-matrix-columns-spanned="1" table:number-matrix-rows-spanned="1" table:formula="of:=SUM([.FU3:.FU3]&gt;[.$HD3:.$HD3])" office:value-type="float" office:value="0">
            <text:p>0</text:p>
          </table:table-cell>
          <table:table-cell table:number-matrix-columns-spanned="1" table:number-matrix-rows-spanned="1" table:formula="of:=SUM([.FV3:.FV3]&gt;[.$HE3:.$HE3])" office:value-type="float" office:value="1">
            <text:p>1</text:p>
          </table:table-cell>
          <table:table-cell table:number-matrix-columns-spanned="1" table:number-matrix-rows-spanned="1" table:formula="of:=SUM([.FW3:.FW3]&gt;[.$HF3:.$HF3])" office:value-type="float" office:value="0">
            <text:p>0</text:p>
          </table:table-cell>
          <table:table-cell table:number-matrix-columns-spanned="1" table:number-matrix-rows-spanned="1" table:formula="of:=SUM([.FX3:.FX3]&gt;[.$HG3:.$HG3])" office:value-type="float" office:value="1">
            <text:p>1</text:p>
          </table:table-cell>
          <table:table-cell table:number-matrix-columns-spanned="1" table:number-matrix-rows-spanned="1" table:formula="of:=SUM([.FY3:.FY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FZ3:.FZ3]&gt;[.$HD3:.$HD3])" office:value-type="float" office:value="1">
            <text:p>1</text:p>
          </table:table-cell>
          <table:table-cell table:number-matrix-columns-spanned="1" table:number-matrix-rows-spanned="1" table:formula="of:=SUM([.GA3:.GA3]&gt;[.$HE3:.$HE3])" office:value-type="float" office:value="0">
            <text:p>0</text:p>
          </table:table-cell>
          <table:table-cell table:number-matrix-columns-spanned="1" table:number-matrix-rows-spanned="1" table:formula="of:=SUM([.GB3:.GB3]&gt;[.$HF3:.$HF3])" office:value-type="float" office:value="1">
            <text:p>1</text:p>
          </table:table-cell>
          <table:table-cell table:number-matrix-columns-spanned="1" table:number-matrix-rows-spanned="1" table:formula="of:=SUM([.GC3:.GC3]&gt;[.$HG3:.$HG3])" office:value-type="float" office:value="0">
            <text:p>0</text:p>
          </table:table-cell>
          <table:table-cell table:number-matrix-columns-spanned="1" table:number-matrix-rows-spanned="1" table:formula="of:=SUM([.GD3:.GD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GE3:.GE3]&gt;[.$HD3:.$HD3])" office:value-type="float" office:value="1">
            <text:p>1</text:p>
          </table:table-cell>
          <table:table-cell table:number-matrix-columns-spanned="1" table:number-matrix-rows-spanned="1" table:formula="of:=SUM([.GF3:.GF3]&gt;[.$HE3:.$HE3])" office:value-type="float" office:value="1">
            <text:p>1</text:p>
          </table:table-cell>
          <table:table-cell table:number-matrix-columns-spanned="1" table:number-matrix-rows-spanned="1" table:formula="of:=SUM([.GG3:.GG3]&gt;[.$HF3:.$HF3])" office:value-type="float" office:value="1">
            <text:p>1</text:p>
          </table:table-cell>
          <table:table-cell table:number-matrix-columns-spanned="1" table:number-matrix-rows-spanned="1" table:formula="of:=SUM([.GH3:.GH3]&gt;[.$HG3:.$HG3])" office:value-type="float" office:value="1">
            <text:p>1</text:p>
          </table:table-cell>
          <table:table-cell table:number-matrix-columns-spanned="1" table:number-matrix-rows-spanned="1" table:formula="of:=SUM([.GI3:.GI3]&gt;[.$HC3:.$HC3])" office:value-type="float" office:value="1">
            <text:p>1</text:p>
          </table:table-cell>
          <table:table-cell table:number-matrix-columns-spanned="1" table:number-matrix-rows-spanned="1" table:formula="of:=SUM([.GJ3:.GJ3]&gt;[.$HD3:.$HD3])" office:value-type="float" office:value="0">
            <text:p>0</text:p>
          </table:table-cell>
          <table:table-cell table:number-matrix-columns-spanned="1" table:number-matrix-rows-spanned="1" table:formula="of:=SUM([.GK3:.GK3]&gt;[.$HE3:.$HE3])" office:value-type="float" office:value="1">
            <text:p>1</text:p>
          </table:table-cell>
          <table:table-cell table:number-matrix-columns-spanned="1" table:number-matrix-rows-spanned="1" table:formula="of:=SUM([.GL3:.GL3]&gt;[.$HF3:.$HF3])" office:value-type="float" office:value="0">
            <text:p>0</text:p>
          </table:table-cell>
          <table:table-cell table:number-matrix-columns-spanned="1" table:number-matrix-rows-spanned="1" table:formula="of:=SUM([.GM3:.GM3]&gt;[.$HG3:.$HG3])" office:value-type="float" office:value="1">
            <text:p>1</text:p>
          </table:table-cell>
          <table:table-cell table:number-matrix-columns-spanned="1" table:number-matrix-rows-spanned="1" table:formula="of:=SUM([.GN3:.GN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GO3:.GO3]&gt;[.$HD3:.$HD3])" office:value-type="float" office:value="1">
            <text:p>1</text:p>
          </table:table-cell>
          <table:table-cell table:number-matrix-columns-spanned="1" table:number-matrix-rows-spanned="1" table:formula="of:=SUM([.GP3:.GP3]&gt;[.$HE3:.$HE3])" office:value-type="float" office:value="1">
            <text:p>1</text:p>
          </table:table-cell>
          <table:table-cell table:number-matrix-columns-spanned="1" table:number-matrix-rows-spanned="1" table:formula="of:=SUM([.GQ3:.GQ3]&gt;[.$HF3:.$HF3])" office:value-type="float" office:value="0">
            <text:p>0</text:p>
          </table:table-cell>
          <table:table-cell table:number-matrix-columns-spanned="1" table:number-matrix-rows-spanned="1" table:formula="of:=SUM([.GR3:.GR3]&gt;[.$HG3:.$HG3])" office:value-type="float" office:value="0">
            <text:p>0</text:p>
          </table:table-cell>
          <table:table-cell table:number-matrix-columns-spanned="1" table:number-matrix-rows-spanned="1" table:formula="of:=SUM([.GS3:.GS3]&gt;[.$HC3:.$HC3])" office:value-type="float" office:value="1">
            <text:p>1</text:p>
          </table:table-cell>
          <table:table-cell table:style-name="ce15" table:number-matrix-columns-spanned="1" table:number-matrix-rows-spanned="1" table:formula="of:=SUM([.GT3:.GT3]&gt;[.$HD3:.$HD3])" office:value-type="float" office:value="1">
            <text:p>1</text:p>
          </table:table-cell>
          <table:table-cell table:number-matrix-columns-spanned="1" table:number-matrix-rows-spanned="1" table:formula="of:=SUM([.GU3:.GU3]&gt;[.$HE3:.$HE3])" office:value-type="float" office:value="1">
            <text:p>1</text:p>
          </table:table-cell>
          <table:table-cell table:number-matrix-columns-spanned="1" table:number-matrix-rows-spanned="1" table:formula="of:=SUM([.GV3:.GV3]&gt;[.$HF3:.$HF3])" office:value-type="float" office:value="0">
            <text:p>0</text:p>
          </table:table-cell>
          <table:table-cell table:number-matrix-columns-spanned="1" table:number-matrix-rows-spanned="1" table:formula="of:=SUM([.GW3:.GW3]&gt;[.$HG3:.$HG3])" office:value-type="float" office:value="1">
            <text:p>1</text:p>
          </table:table-cell>
          <table:table-cell table:number-columns-repeated="819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H3:.$HH3])" office:value-type="float" office:value="0">
            <text:p>0</text:p>
          </table:table-cell>
          <table:table-cell table:number-matrix-columns-spanned="1" table:number-matrix-rows-spanned="1" table:formula="of:=SUM([.C3:.C3]=[.$HI3:.$HI3])" office:value-type="float" office:value="0">
            <text:p>0</text:p>
          </table:table-cell>
          <table:table-cell table:number-matrix-columns-spanned="1" table:number-matrix-rows-spanned="1" table:formula="of:=SUM([.D3:.D3]=[.$HJ3:.$HJ3])" office:value-type="float" office:value="0">
            <text:p>0</text:p>
          </table:table-cell>
          <table:table-cell table:number-matrix-columns-spanned="1" table:number-matrix-rows-spanned="1" table:formula="of:=SUM([.E3:.E3]=[.$HK3:.$HK3])" office:value-type="float" office:value="0">
            <text:p>0</text:p>
          </table:table-cell>
          <table:table-cell table:number-matrix-columns-spanned="1" table:number-matrix-rows-spanned="1" table:formula="of:=SUM([.F3:.F3]=[.$HH3:.$HH3])" office:value-type="float" office:value="0">
            <text:p>0</text:p>
          </table:table-cell>
          <table:table-cell table:number-matrix-columns-spanned="1" table:number-matrix-rows-spanned="1" table:formula="of:=SUM([.G3:.G3]=[.$HI3:.$HI3])" office:value-type="float" office:value="0">
            <text:p>0</text:p>
          </table:table-cell>
          <table:table-cell table:number-matrix-columns-spanned="1" table:number-matrix-rows-spanned="1" table:formula="of:=SUM([.H3:.H3]=[.$HJ3:.$HJ3])" office:value-type="float" office:value="0">
            <text:p>0</text:p>
          </table:table-cell>
          <table:table-cell table:number-matrix-columns-spanned="1" table:number-matrix-rows-spanned="1" table:formula="of:=SUM([.I3:.I3]=[.$HK3:.$HK3])" office:value-type="float" office:value="0">
            <text:p>0</text:p>
          </table:table-cell>
          <table:table-cell table:number-matrix-columns-spanned="1" table:number-matrix-rows-spanned="1" table:formula="of:=SUM([.J3:.J3]=[.$HL3:.$HL3])" office:value-type="float" office:value="0">
            <text:p>0</text:p>
          </table:table-cell>
          <table:table-cell table:number-matrix-columns-spanned="1" table:number-matrix-rows-spanned="1" table:formula="of:=SUM([.K3:.K3]=[.$HH3:.$HH3])" office:value-type="float" office:value="0">
            <text:p>0</text:p>
          </table:table-cell>
          <table:table-cell table:number-matrix-columns-spanned="1" table:number-matrix-rows-spanned="1" table:formula="of:=SUM([.L3:.L3]=[.$HI3:.$HI3])" office:value-type="float" office:value="0">
            <text:p>0</text:p>
          </table:table-cell>
          <table:table-cell table:number-matrix-columns-spanned="1" table:number-matrix-rows-spanned="1" table:formula="of:=SUM([.M3:.M3]=[.$HJ3:.$HJ3])" office:value-type="float" office:value="0">
            <text:p>0</text:p>
          </table:table-cell>
          <table:table-cell table:number-matrix-columns-spanned="1" table:number-matrix-rows-spanned="1" table:formula="of:=SUM([.N3:.N3]=[.$HK3:.$HK3])" office:value-type="float" office:value="0">
            <text:p>0</text:p>
          </table:table-cell>
          <table:table-cell table:number-matrix-columns-spanned="1" table:number-matrix-rows-spanned="1" table:formula="of:=SUM([.O3:.O3]=[.$HL3:.$HL3])" office:value-type="float" office:value="0">
            <text:p>0</text:p>
          </table:table-cell>
          <table:table-cell table:number-matrix-columns-spanned="1" table:number-matrix-rows-spanned="1" table:formula="of:=SUM([.P3:.P3]=[.$HH3:.$HH3])" office:value-type="float" office:value="0">
            <text:p>0</text:p>
          </table:table-cell>
          <table:table-cell table:number-matrix-columns-spanned="1" table:number-matrix-rows-spanned="1" table:formula="of:=SUM([.Q3:.Q3]=[.$HI3:.$HI3])" office:value-type="float" office:value="0">
            <text:p>0</text:p>
          </table:table-cell>
          <table:table-cell table:number-matrix-columns-spanned="1" table:number-matrix-rows-spanned="1" table:formula="of:=SUM([.R3:.R3]=[.$HJ3:.$HJ3])" office:value-type="float" office:value="0">
            <text:p>0</text:p>
          </table:table-cell>
          <table:table-cell table:number-matrix-columns-spanned="1" table:number-matrix-rows-spanned="1" table:formula="of:=SUM([.S3:.S3]=[.$HK3:.$HK3])" office:value-type="float" office:value="0">
            <text:p>0</text:p>
          </table:table-cell>
          <table:table-cell table:number-matrix-columns-spanned="1" table:number-matrix-rows-spanned="1" table:formula="of:=SUM([.T3:.T3]=[.$HL3:.$HL3])" office:value-type="float" office:value="0">
            <text:p>0</text:p>
          </table:table-cell>
          <table:table-cell table:number-matrix-columns-spanned="1" table:number-matrix-rows-spanned="1" table:formula="of:=SUM([.U3:.U3]=[.$HH3:.$HH3])" office:value-type="float" office:value="0">
            <text:p>0</text:p>
          </table:table-cell>
          <table:table-cell table:number-matrix-columns-spanned="1" table:number-matrix-rows-spanned="1" table:formula="of:=SUM([.V3:.V3]=[.$HI3:.$HI3])" office:value-type="float" office:value="0">
            <text:p>0</text:p>
          </table:table-cell>
          <table:table-cell table:number-matrix-columns-spanned="1" table:number-matrix-rows-spanned="1" table:formula="of:=SUM([.W3:.W3]=[.$HJ3:.$HJ3])" office:value-type="float" office:value="0">
            <text:p>0</text:p>
          </table:table-cell>
          <table:table-cell table:number-matrix-columns-spanned="1" table:number-matrix-rows-spanned="1" table:formula="of:=SUM([.X3:.X3]=[.$HK3:.$HK3])" office:value-type="float" office:value="0">
            <text:p>0</text:p>
          </table:table-cell>
          <table:table-cell table:number-matrix-columns-spanned="1" table:number-matrix-rows-spanned="1" table:formula="of:=SUM([.Y3:.Y3]=[.$HL3:.$HL3])" office:value-type="float" office:value="0">
            <text:p>0</text:p>
          </table:table-cell>
          <table:table-cell table:number-matrix-columns-spanned="1" table:number-matrix-rows-spanned="1" table:formula="of:=SUM([.Z3:.Z3]=[.$HH3:.$HH3])" office:value-type="float" office:value="0">
            <text:p>0</text:p>
          </table:table-cell>
          <table:table-cell table:number-matrix-columns-spanned="1" table:number-matrix-rows-spanned="1" table:formula="of:=SUM([.AA3:.AA3]=[.$HI3:.$HI3])" office:value-type="float" office:value="0">
            <text:p>0</text:p>
          </table:table-cell>
          <table:table-cell table:number-matrix-columns-spanned="1" table:number-matrix-rows-spanned="1" table:formula="of:=SUM([.AB3:.AB3]=[.$HJ3:.$HJ3])" office:value-type="float" office:value="0">
            <text:p>0</text:p>
          </table:table-cell>
          <table:table-cell table:number-matrix-columns-spanned="1" table:number-matrix-rows-spanned="1" table:formula="of:=SUM([.AC3:.AC3]=[.$HK3:.$HK3])" office:value-type="float" office:value="0">
            <text:p>0</text:p>
          </table:table-cell>
          <table:table-cell table:number-matrix-columns-spanned="1" table:number-matrix-rows-spanned="1" table:formula="of:=SUM([.AD3:.AD3]=[.$HL3:.$HL3])" office:value-type="float" office:value="0">
            <text:p>0</text:p>
          </table:table-cell>
          <table:table-cell table:number-matrix-columns-spanned="1" table:number-matrix-rows-spanned="1" table:formula="of:=SUM([.AE3:.AE3]=[.$HH3:.$HH3])" office:value-type="float" office:value="0">
            <text:p>0</text:p>
          </table:table-cell>
          <table:table-cell table:number-matrix-columns-spanned="1" table:number-matrix-rows-spanned="1" table:formula="of:=SUM([.AF3:.AF3]=[.$HI3:.$HI3])" office:value-type="float" office:value="0">
            <text:p>0</text:p>
          </table:table-cell>
          <table:table-cell table:number-matrix-columns-spanned="1" table:number-matrix-rows-spanned="1" table:formula="of:=SUM([.AG3:.AG3]=[.$HJ3:.$HJ3])" office:value-type="float" office:value="0">
            <text:p>0</text:p>
          </table:table-cell>
          <table:table-cell table:number-matrix-columns-spanned="1" table:number-matrix-rows-spanned="1" table:formula="of:=SUM([.AH3:.AH3]=[.$HK3:.$HK3])" office:value-type="float" office:value="0">
            <text:p>0</text:p>
          </table:table-cell>
          <table:table-cell table:number-matrix-columns-spanned="1" table:number-matrix-rows-spanned="1" table:formula="of:=SUM([.AI3:.AI3]=[.$HL3:.$HL3])" office:value-type="float" office:value="0">
            <text:p>0</text:p>
          </table:table-cell>
          <table:table-cell table:number-matrix-columns-spanned="1" table:number-matrix-rows-spanned="1" table:formula="of:=SUM([.AJ3:.AJ3]=[.$HH3:.$HH3])" office:value-type="float" office:value="0">
            <text:p>0</text:p>
          </table:table-cell>
          <table:table-cell table:number-matrix-columns-spanned="1" table:number-matrix-rows-spanned="1" table:formula="of:=SUM([.AK3:.AK3]=[.$HI3:.$HI3])" office:value-type="float" office:value="0">
            <text:p>0</text:p>
          </table:table-cell>
          <table:table-cell table:number-matrix-columns-spanned="1" table:number-matrix-rows-spanned="1" table:formula="of:=SUM([.AL3:.AL3]=[.$HJ3:.$HJ3])" office:value-type="float" office:value="0">
            <text:p>0</text:p>
          </table:table-cell>
          <table:table-cell table:number-matrix-columns-spanned="1" table:number-matrix-rows-spanned="1" table:formula="of:=SUM([.AM3:.AM3]=[.$HK3:.$HK3])" office:value-type="float" office:value="0">
            <text:p>0</text:p>
          </table:table-cell>
          <table:table-cell table:number-matrix-columns-spanned="1" table:number-matrix-rows-spanned="1" table:formula="of:=SUM([.AN3:.AN3]=[.$HL3:.$HL3])" office:value-type="float" office:value="0">
            <text:p>0</text:p>
          </table:table-cell>
          <table:table-cell table:number-matrix-columns-spanned="1" table:number-matrix-rows-spanned="1" table:formula="of:=SUM([.AO3:.AO3]=[.$HH3:.$HH3])" office:value-type="float" office:value="0">
            <text:p>0</text:p>
          </table:table-cell>
          <table:table-cell table:number-matrix-columns-spanned="1" table:number-matrix-rows-spanned="1" table:formula="of:=SUM([.AP3:.AP3]=[.$HI3:.$HI3])" office:value-type="float" office:value="0">
            <text:p>0</text:p>
          </table:table-cell>
          <table:table-cell table:number-matrix-columns-spanned="1" table:number-matrix-rows-spanned="1" table:formula="of:=SUM([.AQ3:.AQ3]=[.$HJ3:.$HJ3])" office:value-type="float" office:value="0">
            <text:p>0</text:p>
          </table:table-cell>
          <table:table-cell table:number-matrix-columns-spanned="1" table:number-matrix-rows-spanned="1" table:formula="of:=SUM([.AR3:.AR3]=[.$HK3:.$HK3])" office:value-type="float" office:value="0">
            <text:p>0</text:p>
          </table:table-cell>
          <table:table-cell table:number-matrix-columns-spanned="1" table:number-matrix-rows-spanned="1" table:formula="of:=SUM([.AS3:.AS3]=[.$HL3:.$HL3])" office:value-type="float" office:value="0">
            <text:p>0</text:p>
          </table:table-cell>
          <table:table-cell table:number-matrix-columns-spanned="1" table:number-matrix-rows-spanned="1" table:formula="of:=SUM([.AT3:.AT3]=[.$HH3:.$HH3])" office:value-type="float" office:value="0">
            <text:p>0</text:p>
          </table:table-cell>
          <table:table-cell table:number-matrix-columns-spanned="1" table:number-matrix-rows-spanned="1" table:formula="of:=SUM([.AU3:.AU3]=[.$HI3:.$HI3])" office:value-type="float" office:value="0">
            <text:p>0</text:p>
          </table:table-cell>
          <table:table-cell table:number-matrix-columns-spanned="1" table:number-matrix-rows-spanned="1" table:formula="of:=SUM([.AV3:.AV3]=[.$HJ3:.$HJ3])" office:value-type="float" office:value="0">
            <text:p>0</text:p>
          </table:table-cell>
          <table:table-cell table:number-matrix-columns-spanned="1" table:number-matrix-rows-spanned="1" table:formula="of:=SUM([.AW3:.AW3]=[.$HK3:.$HK3])" office:value-type="float" office:value="0">
            <text:p>0</text:p>
          </table:table-cell>
          <table:table-cell table:number-matrix-columns-spanned="1" table:number-matrix-rows-spanned="1" table:formula="of:=SUM([.AX3:.AX3]=[.$HL3:.$HL3])" office:value-type="float" office:value="0">
            <text:p>0</text:p>
          </table:table-cell>
          <table:table-cell table:number-matrix-columns-spanned="1" table:number-matrix-rows-spanned="1" table:formula="of:=SUM([.AY3:.AY3]=[.$HH3:.$HH3])" office:value-type="float" office:value="0">
            <text:p>0</text:p>
          </table:table-cell>
          <table:table-cell table:number-matrix-columns-spanned="1" table:number-matrix-rows-spanned="1" table:formula="of:=SUM([.AZ3:.AZ3]=[.$HI3:.$HI3])" office:value-type="float" office:value="0">
            <text:p>0</text:p>
          </table:table-cell>
          <table:table-cell table:number-matrix-columns-spanned="1" table:number-matrix-rows-spanned="1" table:formula="of:=SUM([.BA3:.BA3]=[.$HJ3:.$HJ3])" office:value-type="float" office:value="0">
            <text:p>0</text:p>
          </table:table-cell>
          <table:table-cell table:number-matrix-columns-spanned="1" table:number-matrix-rows-spanned="1" table:formula="of:=SUM([.BB3:.BB3]=[.$HK3:.$HK3])" office:value-type="float" office:value="0">
            <text:p>0</text:p>
          </table:table-cell>
          <table:table-cell table:number-matrix-columns-spanned="1" table:number-matrix-rows-spanned="1" table:formula="of:=SUM([.BC3:.BC3]=[.$HL3:.$HL3])" office:value-type="float" office:value="0">
            <text:p>0</text:p>
          </table:table-cell>
          <table:table-cell table:number-matrix-columns-spanned="1" table:number-matrix-rows-spanned="1" table:formula="of:=SUM([.BD3:.BD3]=[.$HH3:.$HH3])" office:value-type="float" office:value="0">
            <text:p>0</text:p>
          </table:table-cell>
          <table:table-cell table:number-matrix-columns-spanned="1" table:number-matrix-rows-spanned="1" table:formula="of:=SUM([.BE3:.BE3]=[.$HI3:.$HI3])" office:value-type="float" office:value="0">
            <text:p>0</text:p>
          </table:table-cell>
          <table:table-cell table:number-matrix-columns-spanned="1" table:number-matrix-rows-spanned="1" table:formula="of:=SUM([.BF3:.BF3]=[.$HJ3:.$HJ3])" office:value-type="float" office:value="0">
            <text:p>0</text:p>
          </table:table-cell>
          <table:table-cell table:number-matrix-columns-spanned="1" table:number-matrix-rows-spanned="1" table:formula="of:=SUM([.BG3:.BG3]=[.$HK3:.$HK3])" office:value-type="float" office:value="0">
            <text:p>0</text:p>
          </table:table-cell>
          <table:table-cell table:number-matrix-columns-spanned="1" table:number-matrix-rows-spanned="1" table:formula="of:=SUM([.BH3:.BH3]=[.$HL3:.$HL3])" office:value-type="float" office:value="0">
            <text:p>0</text:p>
          </table:table-cell>
          <table:table-cell table:number-matrix-columns-spanned="1" table:number-matrix-rows-spanned="1" table:formula="of:=SUM([.BI3:.BI3]=[.$HH3:.$HH3])" office:value-type="float" office:value="0">
            <text:p>0</text:p>
          </table:table-cell>
          <table:table-cell table:number-matrix-columns-spanned="1" table:number-matrix-rows-spanned="1" table:formula="of:=SUM([.BJ3:.BJ3]=[.$HI3:.$HI3])" office:value-type="float" office:value="0">
            <text:p>0</text:p>
          </table:table-cell>
          <table:table-cell table:number-matrix-columns-spanned="1" table:number-matrix-rows-spanned="1" table:formula="of:=SUM([.BK3:.BK3]=[.$HJ3:.$HJ3])" office:value-type="float" office:value="0">
            <text:p>0</text:p>
          </table:table-cell>
          <table:table-cell table:number-matrix-columns-spanned="1" table:number-matrix-rows-spanned="1" table:formula="of:=SUM([.BL3:.BL3]=[.$HK3:.$HK3])" office:value-type="float" office:value="0">
            <text:p>0</text:p>
          </table:table-cell>
          <table:table-cell table:number-matrix-columns-spanned="1" table:number-matrix-rows-spanned="1" table:formula="of:=SUM([.BM3:.BM3]=[.$HL3:.$HL3])" office:value-type="float" office:value="0">
            <text:p>0</text:p>
          </table:table-cell>
          <table:table-cell table:number-matrix-columns-spanned="1" table:number-matrix-rows-spanned="1" table:formula="of:=SUM([.BN3:.BN3]=[.$HH3:.$HH3])" office:value-type="float" office:value="0">
            <text:p>0</text:p>
          </table:table-cell>
          <table:table-cell table:number-matrix-columns-spanned="1" table:number-matrix-rows-spanned="1" table:formula="of:=SUM([.BO3:.BO3]=[.$HI3:.$HI3])" office:value-type="float" office:value="0">
            <text:p>0</text:p>
          </table:table-cell>
          <table:table-cell table:number-matrix-columns-spanned="1" table:number-matrix-rows-spanned="1" table:formula="of:=SUM([.BP3:.BP3]=[.$HJ3:.$HJ3])" office:value-type="float" office:value="0">
            <text:p>0</text:p>
          </table:table-cell>
          <table:table-cell table:number-matrix-columns-spanned="1" table:number-matrix-rows-spanned="1" table:formula="of:=SUM([.BQ3:.BQ3]=[.$HK3:.$HK3])" office:value-type="float" office:value="0">
            <text:p>0</text:p>
          </table:table-cell>
          <table:table-cell table:number-matrix-columns-spanned="1" table:number-matrix-rows-spanned="1" table:formula="of:=SUM([.BR3:.BR3]=[.$HL3:.$HL3])" office:value-type="float" office:value="0">
            <text:p>0</text:p>
          </table:table-cell>
          <table:table-cell table:number-matrix-columns-spanned="1" table:number-matrix-rows-spanned="1" table:formula="of:=SUM([.BS3:.BS3]=[.$HH3:.$HH3])" office:value-type="float" office:value="0">
            <text:p>0</text:p>
          </table:table-cell>
          <table:table-cell table:number-matrix-columns-spanned="1" table:number-matrix-rows-spanned="1" table:formula="of:=SUM([.BT3:.BT3]=[.$HI3:.$HI3])" office:value-type="float" office:value="0">
            <text:p>0</text:p>
          </table:table-cell>
          <table:table-cell table:number-matrix-columns-spanned="1" table:number-matrix-rows-spanned="1" table:formula="of:=SUM([.BU3:.BU3]=[.$HJ3:.$HJ3])" office:value-type="float" office:value="0">
            <text:p>0</text:p>
          </table:table-cell>
          <table:table-cell table:number-matrix-columns-spanned="1" table:number-matrix-rows-spanned="1" table:formula="of:=SUM([.BV3:.BV3]=[.$HK3:.$HK3])" office:value-type="float" office:value="0">
            <text:p>0</text:p>
          </table:table-cell>
          <table:table-cell table:number-matrix-columns-spanned="1" table:number-matrix-rows-spanned="1" table:formula="of:=SUM([.BW3:.BW3]=[.$HL3:.$HL3])" office:value-type="float" office:value="0">
            <text:p>0</text:p>
          </table:table-cell>
          <table:table-cell table:number-matrix-columns-spanned="1" table:number-matrix-rows-spanned="1" table:formula="of:=SUM([.BX3:.BX3]=[.$HH3:.$HH3])" office:value-type="float" office:value="0">
            <text:p>0</text:p>
          </table:table-cell>
          <table:table-cell table:number-matrix-columns-spanned="1" table:number-matrix-rows-spanned="1" table:formula="of:=SUM([.BY3:.BY3]=[.$HI3:.$HI3])" office:value-type="float" office:value="0">
            <text:p>0</text:p>
          </table:table-cell>
          <table:table-cell table:number-matrix-columns-spanned="1" table:number-matrix-rows-spanned="1" table:formula="of:=SUM([.BZ3:.BZ3]=[.$HJ3:.$HJ3])" office:value-type="float" office:value="0">
            <text:p>0</text:p>
          </table:table-cell>
          <table:table-cell table:number-matrix-columns-spanned="1" table:number-matrix-rows-spanned="1" table:formula="of:=SUM([.CA3:.CA3]=[.$HK3:.$HK3])" office:value-type="float" office:value="0">
            <text:p>0</text:p>
          </table:table-cell>
          <table:table-cell table:number-matrix-columns-spanned="1" table:number-matrix-rows-spanned="1" table:formula="of:=SUM([.CB3:.CB3]=[.$HL3:.$HL3])" office:value-type="float" office:value="0">
            <text:p>0</text:p>
          </table:table-cell>
          <table:table-cell table:number-matrix-columns-spanned="1" table:number-matrix-rows-spanned="1" table:formula="of:=SUM([.CC3:.CC3]=[.$HH3:.$HH3])" office:value-type="float" office:value="0">
            <text:p>0</text:p>
          </table:table-cell>
          <table:table-cell table:number-matrix-columns-spanned="1" table:number-matrix-rows-spanned="1" table:formula="of:=SUM([.CD3:.CD3]=[.$HI3:.$HI3])" office:value-type="float" office:value="0">
            <text:p>0</text:p>
          </table:table-cell>
          <table:table-cell table:number-matrix-columns-spanned="1" table:number-matrix-rows-spanned="1" table:formula="of:=SUM([.CE3:.CE3]=[.$HJ3:.$HJ3])" office:value-type="float" office:value="0">
            <text:p>0</text:p>
          </table:table-cell>
          <table:table-cell table:number-matrix-columns-spanned="1" table:number-matrix-rows-spanned="1" table:formula="of:=SUM([.CF3:.CF3]=[.$HK3:.$HK3])" office:value-type="float" office:value="0">
            <text:p>0</text:p>
          </table:table-cell>
          <table:table-cell table:number-matrix-columns-spanned="1" table:number-matrix-rows-spanned="1" table:formula="of:=SUM([.CG3:.CG3]=[.$HL3:.$HL3])" office:value-type="float" office:value="0">
            <text:p>0</text:p>
          </table:table-cell>
          <table:table-cell table:number-matrix-columns-spanned="1" table:number-matrix-rows-spanned="1" table:formula="of:=SUM([.CH3:.CH3]=[.$HH3:.$HH3])" office:value-type="float" office:value="0">
            <text:p>0</text:p>
          </table:table-cell>
          <table:table-cell table:number-matrix-columns-spanned="1" table:number-matrix-rows-spanned="1" table:formula="of:=SUM([.CI3:.CI3]=[.$HI3:.$HI3])" office:value-type="float" office:value="0">
            <text:p>0</text:p>
          </table:table-cell>
          <table:table-cell table:number-matrix-columns-spanned="1" table:number-matrix-rows-spanned="1" table:formula="of:=SUM([.CJ3:.CJ3]=[.$HJ3:.$HJ3])" office:value-type="float" office:value="0">
            <text:p>0</text:p>
          </table:table-cell>
          <table:table-cell table:number-matrix-columns-spanned="1" table:number-matrix-rows-spanned="1" table:formula="of:=SUM([.CK3:.CK3]=[.$HK3:.$HK3])" office:value-type="float" office:value="0">
            <text:p>0</text:p>
          </table:table-cell>
          <table:table-cell table:number-matrix-columns-spanned="1" table:number-matrix-rows-spanned="1" table:formula="of:=SUM([.CL3:.CL3]=[.$HL3:.$HL3])" office:value-type="float" office:value="0">
            <text:p>0</text:p>
          </table:table-cell>
          <table:table-cell table:number-matrix-columns-spanned="1" table:number-matrix-rows-spanned="1" table:formula="of:=SUM([.CM3:.CM3]=[.$HH3:.$HH3])" office:value-type="float" office:value="0">
            <text:p>0</text:p>
          </table:table-cell>
          <table:table-cell table:number-matrix-columns-spanned="1" table:number-matrix-rows-spanned="1" table:formula="of:=SUM([.CN3:.CN3]=[.$HI3:.$HI3])" office:value-type="float" office:value="0">
            <text:p>0</text:p>
          </table:table-cell>
          <table:table-cell table:number-matrix-columns-spanned="1" table:number-matrix-rows-spanned="1" table:formula="of:=SUM([.CO3:.CO3]=[.$HJ3:.$HJ3])" office:value-type="float" office:value="0">
            <text:p>0</text:p>
          </table:table-cell>
          <table:table-cell table:number-matrix-columns-spanned="1" table:number-matrix-rows-spanned="1" table:formula="of:=SUM([.CP3:.CP3]=[.$HK3:.$HK3])" office:value-type="float" office:value="0">
            <text:p>0</text:p>
          </table:table-cell>
          <table:table-cell table:number-matrix-columns-spanned="1" table:number-matrix-rows-spanned="1" table:formula="of:=SUM([.CQ3:.CQ3]=[.$HL3:.$HL3])" office:value-type="float" office:value="0">
            <text:p>0</text:p>
          </table:table-cell>
          <table:table-cell table:number-matrix-columns-spanned="1" table:number-matrix-rows-spanned="1" table:formula="of:=SUM([.CR3:.CR3]=[.$HH3:.$HH3])" office:value-type="float" office:value="0">
            <text:p>0</text:p>
          </table:table-cell>
          <table:table-cell table:number-matrix-columns-spanned="1" table:number-matrix-rows-spanned="1" table:formula="of:=SUM([.CS3:.CS3]=[.$HI3:.$HI3])" office:value-type="float" office:value="0">
            <text:p>0</text:p>
          </table:table-cell>
          <table:table-cell table:number-matrix-columns-spanned="1" table:number-matrix-rows-spanned="1" table:formula="of:=SUM([.CT3:.CT3]=[.$HJ3:.$HJ3])" office:value-type="float" office:value="0">
            <text:p>0</text:p>
          </table:table-cell>
          <table:table-cell table:number-matrix-columns-spanned="1" table:number-matrix-rows-spanned="1" table:formula="of:=SUM([.CU3:.CU3]=[.$HK3:.$HK3])" office:value-type="float" office:value="0">
            <text:p>0</text:p>
          </table:table-cell>
          <table:table-cell table:number-matrix-columns-spanned="1" table:number-matrix-rows-spanned="1" table:formula="of:=SUM([.CV3:.CV3]=[.$HL3:.$HL3])" office:value-type="float" office:value="0">
            <text:p>0</text:p>
          </table:table-cell>
          <table:table-cell table:number-matrix-columns-spanned="1" table:number-matrix-rows-spanned="1" table:formula="of:=SUM([.CW3:.CW3]=[.$HH3:.$HH3])" office:value-type="float" office:value="0">
            <text:p>0</text:p>
          </table:table-cell>
          <table:table-cell table:number-matrix-columns-spanned="1" table:number-matrix-rows-spanned="1" table:formula="of:=SUM([.CX3:.CX3]=[.$HI3:.$HI3])" office:value-type="float" office:value="0">
            <text:p>0</text:p>
          </table:table-cell>
          <table:table-cell table:number-matrix-columns-spanned="1" table:number-matrix-rows-spanned="1" table:formula="of:=SUM([.CY3:.CY3]=[.$HJ3:.$HJ3])" office:value-type="float" office:value="0">
            <text:p>0</text:p>
          </table:table-cell>
          <table:table-cell table:number-matrix-columns-spanned="1" table:number-matrix-rows-spanned="1" table:formula="of:=SUM([.CZ3:.CZ3]=[.$HK3:.$HK3])" office:value-type="float" office:value="0">
            <text:p>0</text:p>
          </table:table-cell>
          <table:table-cell table:number-matrix-columns-spanned="1" table:number-matrix-rows-spanned="1" table:formula="of:=SUM([.DA3:.DA3]=[.$HL3:.$HL3])" office:value-type="float" office:value="0">
            <text:p>0</text:p>
          </table:table-cell>
          <table:table-cell table:number-matrix-columns-spanned="1" table:number-matrix-rows-spanned="1" table:formula="of:=SUM([.DB3:.DB3]=[.$HH3:.$HH3])" office:value-type="float" office:value="0">
            <text:p>0</text:p>
          </table:table-cell>
          <table:table-cell table:number-matrix-columns-spanned="1" table:number-matrix-rows-spanned="1" table:formula="of:=SUM([.DC3:.DC3]=[.$HI3:.$HI3])" office:value-type="float" office:value="0">
            <text:p>0</text:p>
          </table:table-cell>
          <table:table-cell table:number-matrix-columns-spanned="1" table:number-matrix-rows-spanned="1" table:formula="of:=SUM([.DD3:.DD3]=[.$HJ3:.$HJ3])" office:value-type="float" office:value="0">
            <text:p>0</text:p>
          </table:table-cell>
          <table:table-cell table:number-matrix-columns-spanned="1" table:number-matrix-rows-spanned="1" table:formula="of:=SUM([.DE3:.DE3]=[.$HK3:.$HK3])" office:value-type="float" office:value="0">
            <text:p>0</text:p>
          </table:table-cell>
          <table:table-cell table:number-matrix-columns-spanned="1" table:number-matrix-rows-spanned="1" table:formula="of:=SUM([.DF3:.DF3]=[.$HL3:.$HL3])" office:value-type="float" office:value="0">
            <text:p>0</text:p>
          </table:table-cell>
          <table:table-cell table:number-matrix-columns-spanned="1" table:number-matrix-rows-spanned="1" table:formula="of:=SUM([.DG3:.DG3]=[.$HH3:.$HH3])" office:value-type="float" office:value="0">
            <text:p>0</text:p>
          </table:table-cell>
          <table:table-cell table:number-matrix-columns-spanned="1" table:number-matrix-rows-spanned="1" table:formula="of:=SUM([.DH3:.DH3]=[.$HI3:.$HI3])" office:value-type="float" office:value="0">
            <text:p>0</text:p>
          </table:table-cell>
          <table:table-cell table:number-matrix-columns-spanned="1" table:number-matrix-rows-spanned="1" table:formula="of:=SUM([.DI3:.DI3]=[.$HJ3:.$HJ3])" office:value-type="float" office:value="0">
            <text:p>0</text:p>
          </table:table-cell>
          <table:table-cell table:number-matrix-columns-spanned="1" table:number-matrix-rows-spanned="1" table:formula="of:=SUM([.DJ3:.DJ3]=[.$HK3:.$HK3])" office:value-type="float" office:value="0">
            <text:p>0</text:p>
          </table:table-cell>
          <table:table-cell table:number-matrix-columns-spanned="1" table:number-matrix-rows-spanned="1" table:formula="of:=SUM([.DK3:.DK3]=[.$HL3:.$HL3])" office:value-type="float" office:value="0">
            <text:p>0</text:p>
          </table:table-cell>
          <table:table-cell table:number-matrix-columns-spanned="1" table:number-matrix-rows-spanned="1" table:formula="of:=SUM([.DL3:.DL3]=[.$HH3:.$HH3])" office:value-type="float" office:value="0">
            <text:p>0</text:p>
          </table:table-cell>
          <table:table-cell table:number-matrix-columns-spanned="1" table:number-matrix-rows-spanned="1" table:formula="of:=SUM([.DM3:.DM3]=[.$HI3:.$HI3])" office:value-type="float" office:value="0">
            <text:p>0</text:p>
          </table:table-cell>
          <table:table-cell table:number-matrix-columns-spanned="1" table:number-matrix-rows-spanned="1" table:formula="of:=SUM([.DN3:.DN3]=[.$HJ3:.$HJ3])" office:value-type="float" office:value="0">
            <text:p>0</text:p>
          </table:table-cell>
          <table:table-cell table:number-matrix-columns-spanned="1" table:number-matrix-rows-spanned="1" table:formula="of:=SUM([.DO3:.DO3]=[.$HK3:.$HK3])" office:value-type="float" office:value="0">
            <text:p>0</text:p>
          </table:table-cell>
          <table:table-cell table:number-matrix-columns-spanned="1" table:number-matrix-rows-spanned="1" table:formula="of:=SUM([.DP3:.DP3]=[.$HL3:.$HL3])" office:value-type="float" office:value="0">
            <text:p>0</text:p>
          </table:table-cell>
          <table:table-cell table:number-matrix-columns-spanned="1" table:number-matrix-rows-spanned="1" table:formula="of:=SUM([.DQ3:.DQ3]=[.$HH3:.$HH3])" office:value-type="float" office:value="0">
            <text:p>0</text:p>
          </table:table-cell>
          <table:table-cell table:number-matrix-columns-spanned="1" table:number-matrix-rows-spanned="1" table:formula="of:=SUM([.DR3:.DR3]=[.$HI3:.$HI3])" office:value-type="float" office:value="0">
            <text:p>0</text:p>
          </table:table-cell>
          <table:table-cell table:number-matrix-columns-spanned="1" table:number-matrix-rows-spanned="1" table:formula="of:=SUM([.DS3:.DS3]=[.$HJ3:.$HJ3])" office:value-type="float" office:value="0">
            <text:p>0</text:p>
          </table:table-cell>
          <table:table-cell table:number-matrix-columns-spanned="1" table:number-matrix-rows-spanned="1" table:formula="of:=SUM([.DT3:.DT3]=[.$HK3:.$HK3])" office:value-type="float" office:value="0">
            <text:p>0</text:p>
          </table:table-cell>
          <table:table-cell table:number-matrix-columns-spanned="1" table:number-matrix-rows-spanned="1" table:formula="of:=SUM([.DU3:.DU3]=[.$HL3:.$HL3])" office:value-type="float" office:value="0">
            <text:p>0</text:p>
          </table:table-cell>
          <table:table-cell table:number-matrix-columns-spanned="1" table:number-matrix-rows-spanned="1" table:formula="of:=SUM([.DV3:.DV3]=[.$HH3:.$HH3])" office:value-type="float" office:value="0">
            <text:p>0</text:p>
          </table:table-cell>
          <table:table-cell table:number-matrix-columns-spanned="1" table:number-matrix-rows-spanned="1" table:formula="of:=SUM([.DW3:.DW3]=[.$HI3:.$HI3])" office:value-type="float" office:value="0">
            <text:p>0</text:p>
          </table:table-cell>
          <table:table-cell table:number-matrix-columns-spanned="1" table:number-matrix-rows-spanned="1" table:formula="of:=SUM([.DX3:.DX3]=[.$HJ3:.$HJ3])" office:value-type="float" office:value="0">
            <text:p>0</text:p>
          </table:table-cell>
          <table:table-cell table:number-matrix-columns-spanned="1" table:number-matrix-rows-spanned="1" table:formula="of:=SUM([.DY3:.DY3]=[.$HK3:.$HK3])" office:value-type="float" office:value="0">
            <text:p>0</text:p>
          </table:table-cell>
          <table:table-cell table:number-matrix-columns-spanned="1" table:number-matrix-rows-spanned="1" table:formula="of:=SUM([.DZ3:.DZ3]=[.$HL3:.$HL3])" office:value-type="float" office:value="0">
            <text:p>0</text:p>
          </table:table-cell>
          <table:table-cell table:number-matrix-columns-spanned="1" table:number-matrix-rows-spanned="1" table:formula="of:=SUM([.EA3:.EA3]=[.$HH3:.$HH3])" office:value-type="float" office:value="0">
            <text:p>0</text:p>
          </table:table-cell>
          <table:table-cell table:number-matrix-columns-spanned="1" table:number-matrix-rows-spanned="1" table:formula="of:=SUM([.EB3:.EB3]=[.$HI3:.$HI3])" office:value-type="float" office:value="0">
            <text:p>0</text:p>
          </table:table-cell>
          <table:table-cell table:number-matrix-columns-spanned="1" table:number-matrix-rows-spanned="1" table:formula="of:=SUM([.EC3:.EC3]=[.$HJ3:.$HJ3])" office:value-type="float" office:value="0">
            <text:p>0</text:p>
          </table:table-cell>
          <table:table-cell table:number-matrix-columns-spanned="1" table:number-matrix-rows-spanned="1" table:formula="of:=SUM([.ED3:.ED3]=[.$HK3:.$HK3])" office:value-type="float" office:value="0">
            <text:p>0</text:p>
          </table:table-cell>
          <table:table-cell table:number-matrix-columns-spanned="1" table:number-matrix-rows-spanned="1" table:formula="of:=SUM([.EE3:.EE3]=[.$HL3:.$HL3])" office:value-type="float" office:value="0">
            <text:p>0</text:p>
          </table:table-cell>
          <table:table-cell table:number-matrix-columns-spanned="1" table:number-matrix-rows-spanned="1" table:formula="of:=SUM([.EF3:.EF3]=[.$HH3:.$HH3])" office:value-type="float" office:value="0">
            <text:p>0</text:p>
          </table:table-cell>
          <table:table-cell table:number-matrix-columns-spanned="1" table:number-matrix-rows-spanned="1" table:formula="of:=SUM([.EG3:.EG3]=[.$HI3:.$HI3])" office:value-type="float" office:value="0">
            <text:p>0</text:p>
          </table:table-cell>
          <table:table-cell table:number-matrix-columns-spanned="1" table:number-matrix-rows-spanned="1" table:formula="of:=SUM([.EH3:.EH3]=[.$HJ3:.$HJ3])" office:value-type="float" office:value="0">
            <text:p>0</text:p>
          </table:table-cell>
          <table:table-cell table:number-matrix-columns-spanned="1" table:number-matrix-rows-spanned="1" table:formula="of:=SUM([.EI3:.EI3]=[.$HK3:.$HK3])" office:value-type="float" office:value="0">
            <text:p>0</text:p>
          </table:table-cell>
          <table:table-cell table:number-matrix-columns-spanned="1" table:number-matrix-rows-spanned="1" table:formula="of:=SUM([.EJ3:.EJ3]=[.$HL3:.$HL3])" office:value-type="float" office:value="0">
            <text:p>0</text:p>
          </table:table-cell>
          <table:table-cell table:number-matrix-columns-spanned="1" table:number-matrix-rows-spanned="1" table:formula="of:=SUM([.EK3:.EK3]=[.$HH3:.$HH3])" office:value-type="float" office:value="0">
            <text:p>0</text:p>
          </table:table-cell>
          <table:table-cell table:number-matrix-columns-spanned="1" table:number-matrix-rows-spanned="1" table:formula="of:=SUM([.EL3:.EL3]=[.$HI3:.$HI3])" office:value-type="float" office:value="0">
            <text:p>0</text:p>
          </table:table-cell>
          <table:table-cell table:number-matrix-columns-spanned="1" table:number-matrix-rows-spanned="1" table:formula="of:=SUM([.EM3:.EM3]=[.$HJ3:.$HJ3])" office:value-type="float" office:value="0">
            <text:p>0</text:p>
          </table:table-cell>
          <table:table-cell table:number-matrix-columns-spanned="1" table:number-matrix-rows-spanned="1" table:formula="of:=SUM([.EN3:.EN3]=[.$HK3:.$HK3])" office:value-type="float" office:value="0">
            <text:p>0</text:p>
          </table:table-cell>
          <table:table-cell table:number-matrix-columns-spanned="1" table:number-matrix-rows-spanned="1" table:formula="of:=SUM([.EO3:.EO3]=[.$HL3:.$HL3])" office:value-type="float" office:value="0">
            <text:p>0</text:p>
          </table:table-cell>
          <table:table-cell table:number-matrix-columns-spanned="1" table:number-matrix-rows-spanned="1" table:formula="of:=SUM([.EP3:.EP3]=[.$HH3:.$HH3])" office:value-type="float" office:value="0">
            <text:p>0</text:p>
          </table:table-cell>
          <table:table-cell table:number-matrix-columns-spanned="1" table:number-matrix-rows-spanned="1" table:formula="of:=SUM([.EQ3:.EQ3]=[.$HI3:.$HI3])" office:value-type="float" office:value="0">
            <text:p>0</text:p>
          </table:table-cell>
          <table:table-cell table:number-matrix-columns-spanned="1" table:number-matrix-rows-spanned="1" table:formula="of:=SUM([.ER3:.ER3]=[.$HJ3:.$HJ3])" office:value-type="float" office:value="0">
            <text:p>0</text:p>
          </table:table-cell>
          <table:table-cell table:number-matrix-columns-spanned="1" table:number-matrix-rows-spanned="1" table:formula="of:=SUM([.ES3:.ES3]=[.$HK3:.$HK3])" office:value-type="float" office:value="0">
            <text:p>0</text:p>
          </table:table-cell>
          <table:table-cell table:number-matrix-columns-spanned="1" table:number-matrix-rows-spanned="1" table:formula="of:=SUM([.ET3:.ET3]=[.$HL3:.$HL3])" office:value-type="float" office:value="0">
            <text:p>0</text:p>
          </table:table-cell>
          <table:table-cell table:number-matrix-columns-spanned="1" table:number-matrix-rows-spanned="1" table:formula="of:=SUM([.EU3:.EU3]=[.$HH3:.$HH3])" office:value-type="float" office:value="0">
            <text:p>0</text:p>
          </table:table-cell>
          <table:table-cell table:number-matrix-columns-spanned="1" table:number-matrix-rows-spanned="1" table:formula="of:=SUM([.EV3:.EV3]=[.$HI3:.$HI3])" office:value-type="float" office:value="0">
            <text:p>0</text:p>
          </table:table-cell>
          <table:table-cell table:number-matrix-columns-spanned="1" table:number-matrix-rows-spanned="1" table:formula="of:=SUM([.EW3:.EW3]=[.$HJ3:.$HJ3])" office:value-type="float" office:value="0">
            <text:p>0</text:p>
          </table:table-cell>
          <table:table-cell table:number-matrix-columns-spanned="1" table:number-matrix-rows-spanned="1" table:formula="of:=SUM([.EX3:.EX3]=[.$HK3:.$HK3])" office:value-type="float" office:value="0">
            <text:p>0</text:p>
          </table:table-cell>
          <table:table-cell table:number-matrix-columns-spanned="1" table:number-matrix-rows-spanned="1" table:formula="of:=SUM([.EY3:.EY3]=[.$HL3:.$HL3])" office:value-type="float" office:value="0">
            <text:p>0</text:p>
          </table:table-cell>
          <table:table-cell table:number-matrix-columns-spanned="1" table:number-matrix-rows-spanned="1" table:formula="of:=SUM([.EZ3:.EZ3]=[.$HH3:.$HH3])" office:value-type="float" office:value="0">
            <text:p>0</text:p>
          </table:table-cell>
          <table:table-cell table:number-matrix-columns-spanned="1" table:number-matrix-rows-spanned="1" table:formula="of:=SUM([.FA3:.FA3]=[.$HI3:.$HI3])" office:value-type="float" office:value="0">
            <text:p>0</text:p>
          </table:table-cell>
          <table:table-cell table:number-matrix-columns-spanned="1" table:number-matrix-rows-spanned="1" table:formula="of:=SUM([.FB3:.FB3]=[.$HJ3:.$HJ3])" office:value-type="float" office:value="0">
            <text:p>0</text:p>
          </table:table-cell>
          <table:table-cell table:number-matrix-columns-spanned="1" table:number-matrix-rows-spanned="1" table:formula="of:=SUM([.FC3:.FC3]=[.$HK3:.$HK3])" office:value-type="float" office:value="0">
            <text:p>0</text:p>
          </table:table-cell>
          <table:table-cell table:number-matrix-columns-spanned="1" table:number-matrix-rows-spanned="1" table:formula="of:=SUM([.FD3:.FD3]=[.$HL3:.$HL3])" office:value-type="float" office:value="0">
            <text:p>0</text:p>
          </table:table-cell>
          <table:table-cell table:number-matrix-columns-spanned="1" table:number-matrix-rows-spanned="1" table:formula="of:=SUM([.FE3:.FE3]=[.$HH3:.$HH3])" office:value-type="float" office:value="0">
            <text:p>0</text:p>
          </table:table-cell>
          <table:table-cell table:number-matrix-columns-spanned="1" table:number-matrix-rows-spanned="1" table:formula="of:=SUM([.FF3:.FF3]=[.$HI3:.$HI3])" office:value-type="float" office:value="0">
            <text:p>0</text:p>
          </table:table-cell>
          <table:table-cell table:number-matrix-columns-spanned="1" table:number-matrix-rows-spanned="1" table:formula="of:=SUM([.FG3:.FG3]=[.$HJ3:.$HJ3])" office:value-type="float" office:value="0">
            <text:p>0</text:p>
          </table:table-cell>
          <table:table-cell table:number-matrix-columns-spanned="1" table:number-matrix-rows-spanned="1" table:formula="of:=SUM([.FH3:.FH3]=[.$HK3:.$HK3])" office:value-type="float" office:value="0">
            <text:p>0</text:p>
          </table:table-cell>
          <table:table-cell table:number-matrix-columns-spanned="1" table:number-matrix-rows-spanned="1" table:formula="of:=SUM([.FI3:.FI3]=[.$HL3:.$HL3])" office:value-type="float" office:value="0">
            <text:p>0</text:p>
          </table:table-cell>
          <table:table-cell table:number-matrix-columns-spanned="1" table:number-matrix-rows-spanned="1" table:formula="of:=SUM([.FJ3:.FJ3]=[.$HH3:.$HH3])" office:value-type="float" office:value="0">
            <text:p>0</text:p>
          </table:table-cell>
          <table:table-cell table:number-matrix-columns-spanned="1" table:number-matrix-rows-spanned="1" table:formula="of:=SUM([.FK3:.FK3]=[.$HI3:.$HI3])" office:value-type="float" office:value="0">
            <text:p>0</text:p>
          </table:table-cell>
          <table:table-cell table:number-matrix-columns-spanned="1" table:number-matrix-rows-spanned="1" table:formula="of:=SUM([.FL3:.FL3]=[.$HJ3:.$HJ3])" office:value-type="float" office:value="0">
            <text:p>0</text:p>
          </table:table-cell>
          <table:table-cell table:number-matrix-columns-spanned="1" table:number-matrix-rows-spanned="1" table:formula="of:=SUM([.FM3:.FM3]=[.$HK3:.$HK3])" office:value-type="float" office:value="0">
            <text:p>0</text:p>
          </table:table-cell>
          <table:table-cell table:number-matrix-columns-spanned="1" table:number-matrix-rows-spanned="1" table:formula="of:=SUM([.FN3:.FN3]=[.$HL3:.$HL3])" office:value-type="float" office:value="0">
            <text:p>0</text:p>
          </table:table-cell>
          <table:table-cell table:number-matrix-columns-spanned="1" table:number-matrix-rows-spanned="1" table:formula="of:=SUM([.FO3:.FO3]=[.$HH3:.$HH3])" office:value-type="float" office:value="0">
            <text:p>0</text:p>
          </table:table-cell>
          <table:table-cell table:number-matrix-columns-spanned="1" table:number-matrix-rows-spanned="1" table:formula="of:=SUM([.FP3:.FP3]=[.$HI3:.$HI3])" office:value-type="float" office:value="0">
            <text:p>0</text:p>
          </table:table-cell>
          <table:table-cell table:number-matrix-columns-spanned="1" table:number-matrix-rows-spanned="1" table:formula="of:=SUM([.FQ3:.FQ3]=[.$HJ3:.$HJ3])" office:value-type="float" office:value="0">
            <text:p>0</text:p>
          </table:table-cell>
          <table:table-cell table:number-matrix-columns-spanned="1" table:number-matrix-rows-spanned="1" table:formula="of:=SUM([.FR3:.FR3]=[.$HK3:.$HK3])" office:value-type="float" office:value="0">
            <text:p>0</text:p>
          </table:table-cell>
          <table:table-cell table:number-matrix-columns-spanned="1" table:number-matrix-rows-spanned="1" table:formula="of:=SUM([.FS3:.FS3]=[.$HL3:.$HL3])" office:value-type="float" office:value="0">
            <text:p>0</text:p>
          </table:table-cell>
          <table:table-cell table:number-matrix-columns-spanned="1" table:number-matrix-rows-spanned="1" table:formula="of:=SUM([.FT3:.FT3]=[.$HH3:.$HH3])" office:value-type="float" office:value="0">
            <text:p>0</text:p>
          </table:table-cell>
          <table:table-cell table:number-matrix-columns-spanned="1" table:number-matrix-rows-spanned="1" table:formula="of:=SUM([.FU3:.FU3]=[.$HI3:.$HI3])" office:value-type="float" office:value="0">
            <text:p>0</text:p>
          </table:table-cell>
          <table:table-cell table:number-matrix-columns-spanned="1" table:number-matrix-rows-spanned="1" table:formula="of:=SUM([.FV3:.FV3]=[.$HJ3:.$HJ3])" office:value-type="float" office:value="0">
            <text:p>0</text:p>
          </table:table-cell>
          <table:table-cell table:number-matrix-columns-spanned="1" table:number-matrix-rows-spanned="1" table:formula="of:=SUM([.FW3:.FW3]=[.$HK3:.$HK3])" office:value-type="float" office:value="0">
            <text:p>0</text:p>
          </table:table-cell>
          <table:table-cell table:number-matrix-columns-spanned="1" table:number-matrix-rows-spanned="1" table:formula="of:=SUM([.FX3:.FX3]=[.$HL3:.$HL3])" office:value-type="float" office:value="0">
            <text:p>0</text:p>
          </table:table-cell>
          <table:table-cell table:number-matrix-columns-spanned="1" table:number-matrix-rows-spanned="1" table:formula="of:=SUM([.FY3:.FY3]=[.$HH3:.$HH3])" office:value-type="float" office:value="0">
            <text:p>0</text:p>
          </table:table-cell>
          <table:table-cell table:number-matrix-columns-spanned="1" table:number-matrix-rows-spanned="1" table:formula="of:=SUM([.FZ3:.FZ3]=[.$HI3:.$HI3])" office:value-type="float" office:value="0">
            <text:p>0</text:p>
          </table:table-cell>
          <table:table-cell table:number-matrix-columns-spanned="1" table:number-matrix-rows-spanned="1" table:formula="of:=SUM([.GA3:.GA3]=[.$HJ3:.$HJ3])" office:value-type="float" office:value="0">
            <text:p>0</text:p>
          </table:table-cell>
          <table:table-cell table:number-matrix-columns-spanned="1" table:number-matrix-rows-spanned="1" table:formula="of:=SUM([.GB3:.GB3]=[.$HK3:.$HK3])" office:value-type="float" office:value="0">
            <text:p>0</text:p>
          </table:table-cell>
          <table:table-cell table:number-matrix-columns-spanned="1" table:number-matrix-rows-spanned="1" table:formula="of:=SUM([.GC3:.GC3]=[.$HL3:.$HL3])" office:value-type="float" office:value="0">
            <text:p>0</text:p>
          </table:table-cell>
          <table:table-cell table:number-matrix-columns-spanned="1" table:number-matrix-rows-spanned="1" table:formula="of:=SUM([.GD3:.GD3]=[.$HH3:.$HH3])" office:value-type="float" office:value="1">
            <text:p>1</text:p>
          </table:table-cell>
          <table:table-cell table:style-name="ce15" table:number-matrix-columns-spanned="1" table:number-matrix-rows-spanned="1" table:formula="of:=SUM([.GE3:.GE3]=[.$HI3:.$HI3])" office:value-type="float" office:value="1">
            <text:p>1</text:p>
          </table:table-cell>
          <table:table-cell table:number-matrix-columns-spanned="1" table:number-matrix-rows-spanned="1" table:formula="of:=SUM([.GF3:.GF3]=[.$HJ3:.$HJ3])" office:value-type="float" office:value="1">
            <text:p>1</text:p>
          </table:table-cell>
          <table:table-cell table:number-matrix-columns-spanned="1" table:number-matrix-rows-spanned="1" table:formula="of:=SUM([.GG3:.GG3]=[.$HK3:.$HK3])" office:value-type="float" office:value="1">
            <text:p>1</text:p>
          </table:table-cell>
          <table:table-cell table:number-matrix-columns-spanned="1" table:number-matrix-rows-spanned="1" table:formula="of:=SUM([.GH3:.GH3]=[.$HL3:.$HL3])" office:value-type="float" office:value="1">
            <text:p>1</text:p>
          </table:table-cell>
          <table:table-cell table:number-matrix-columns-spanned="1" table:number-matrix-rows-spanned="1" table:formula="of:=SUM([.GI3:.GI3]=[.$HH3:.$HH3])" office:value-type="float" office:value="0">
            <text:p>0</text:p>
          </table:table-cell>
          <table:table-cell table:number-matrix-columns-spanned="1" table:number-matrix-rows-spanned="1" table:formula="of:=SUM([.GJ3:.GJ3]=[.$HI3:.$HI3])" office:value-type="float" office:value="0">
            <text:p>0</text:p>
          </table:table-cell>
          <table:table-cell table:number-matrix-columns-spanned="1" table:number-matrix-rows-spanned="1" table:formula="of:=SUM([.GK3:.GK3]=[.$HJ3:.$HJ3])" office:value-type="float" office:value="0">
            <text:p>0</text:p>
          </table:table-cell>
          <table:table-cell table:number-matrix-columns-spanned="1" table:number-matrix-rows-spanned="1" table:formula="of:=SUM([.GL3:.GL3]=[.$HK3:.$HK3])" office:value-type="float" office:value="0">
            <text:p>0</text:p>
          </table:table-cell>
          <table:table-cell table:number-matrix-columns-spanned="1" table:number-matrix-rows-spanned="1" table:formula="of:=SUM([.GM3:.GM3]=[.$HL3:.$HL3])" office:value-type="float" office:value="0">
            <text:p>0</text:p>
          </table:table-cell>
          <table:table-cell table:number-matrix-columns-spanned="1" table:number-matrix-rows-spanned="1" table:formula="of:=SUM([.GN3:.GN3]=[.$HH3:.$HH3])" office:value-type="float" office:value="0">
            <text:p>0</text:p>
          </table:table-cell>
          <table:table-cell table:number-matrix-columns-spanned="1" table:number-matrix-rows-spanned="1" table:formula="of:=SUM([.GO3:.GO3]=[.$HI3:.$HI3])" office:value-type="float" office:value="0">
            <text:p>0</text:p>
          </table:table-cell>
          <table:table-cell table:number-matrix-columns-spanned="1" table:number-matrix-rows-spanned="1" table:formula="of:=SUM([.GP3:.GP3]=[.$HJ3:.$HJ3])" office:value-type="float" office:value="0">
            <text:p>0</text:p>
          </table:table-cell>
          <table:table-cell table:number-matrix-columns-spanned="1" table:number-matrix-rows-spanned="1" table:formula="of:=SUM([.GQ3:.GQ3]=[.$HK3:.$HK3])" office:value-type="float" office:value="0">
            <text:p>0</text:p>
          </table:table-cell>
          <table:table-cell table:number-matrix-columns-spanned="1" table:number-matrix-rows-spanned="1" table:formula="of:=SUM([.GR3:.GR3]=[.$HL3:.$HL3])" office:value-type="float" office:value="0">
            <text:p>0</text:p>
          </table:table-cell>
          <table:table-cell table:number-matrix-columns-spanned="1" table:number-matrix-rows-spanned="1" table:formula="of:=SUM([.GS3:.GS3]=[.$HH3:.$HH3])" office:value-type="float" office:value="0">
            <text:p>0</text:p>
          </table:table-cell>
          <table:table-cell table:number-matrix-columns-spanned="1" table:number-matrix-rows-spanned="1" table:formula="of:=SUM([.GT3:.GT3]=[.$HI3:.$HI3])" office:value-type="float" office:value="0">
            <text:p>0</text:p>
          </table:table-cell>
          <table:table-cell table:number-matrix-columns-spanned="1" table:number-matrix-rows-spanned="1" table:formula="of:=SUM([.GU3:.GU3]=[.$HJ3:.$HJ3])" office:value-type="float" office:value="0">
            <text:p>0</text:p>
          </table:table-cell>
          <table:table-cell table:number-matrix-columns-spanned="1" table:number-matrix-rows-spanned="1" table:formula="of:=SUM([.GV3:.GV3]=[.$HK3:.$HK3])" office:value-type="float" office:value="0">
            <text:p>0</text:p>
          </table:table-cell>
          <table:table-cell table:number-matrix-columns-spanned="1" table:number-matrix-rows-spanned="1" table:formula="of:=SUM([.GW3:.GW3]=[.$HL3:.$HL3])" office:value-type="float" office:value="0">
            <text:p>0</text:p>
          </table:table-cell>
          <table:table-cell table:number-columns-repeated="8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2"/>
          <table:table-cell table:formula="of:=[.BU6]/[.D6]" office:value-type="float" office:value="0.117625015351882">
            <text:p>0</text:p>
          </table:table-cell>
          <table:table-cell table:formula="of:=[.BV6]/[.E6]" office:value-type="float" office:value="0.0542241187004298">
            <text:p>0</text:p>
          </table:table-cell>
          <table:table-cell table:number-columns-repeated="95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01/12/2013</text:date>, <text:time>13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3-01-08T15:36:20</meta:print-date>
    <dc:date>2013-01-12T13:00:25</dc:date>
    <meta:editing-duration>PT12H40M28S</meta:editing-duration>
    <meta:editing-cycles>14</meta:editing-cycles>
    <meta:generator>LibreOffice/3.4$Unix LibreOffice_project/340m1$Build-402</meta:generator>
    <meta:document-statistic meta:table-count="2" meta:cell-count="10745" meta:object-count="0"/>
  </office:meta>
</office:document-meta>
</file>